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1.522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1.4902in"/>
    </style:style>
    <style:style style:name="co9" style:family="table-column">
      <style:table-column-properties fo:break-before="auto" style:column-width="1.05in"/>
    </style:style>
    <style:style style:name="co10" style:family="table-column">
      <style:table-column-properties fo:break-before="auto" style:column-width="1.1984in"/>
    </style:style>
    <style:style style:name="co11" style:family="table-column">
      <style:table-column-properties fo:break-before="auto" style:column-width="1.7366in"/>
    </style:style>
    <style:style style:name="co12" style:family="table-column">
      <style:table-column-properties fo:break-before="auto" style:column-width="1.2862in"/>
    </style:style>
    <style:style style:name="co13" style:family="table-column">
      <style:table-column-properties fo:break-before="auto" style:column-width="1.7256in"/>
    </style:style>
    <style:style style:name="co14" style:family="table-column">
      <style:table-column-properties fo:break-before="auto" style:column-width="1.5327in"/>
    </style:style>
    <style:style style:name="co15" style:family="table-column">
      <style:table-column-properties fo:break-before="auto" style:column-width="1.4256in"/>
    </style:style>
    <style:style style:name="co16" style:family="table-column">
      <style:table-column-properties fo:break-before="auto" style:column-width="1.6075in"/>
    </style:style>
    <style:style style:name="co17" style:family="table-column">
      <style:table-column-properties fo:break-before="auto" style:column-width="1.3827in"/>
    </style:style>
    <style:style style:name="co18" style:family="table-column">
      <style:table-column-properties fo:break-before="auto" style:column-width="1.4689in"/>
    </style:style>
    <style:style style:name="co19" style:family="table-column">
      <style:table-column-properties fo:break-before="auto" style:column-width="1.4035in"/>
    </style:style>
    <style:style style:name="co20" style:family="table-column">
      <style:table-column-properties fo:break-before="auto" style:column-width="1.5102in"/>
    </style:style>
    <style:style style:name="co21" style:family="table-column">
      <style:table-column-properties fo:break-before="auto" style:column-width="1.4717in"/>
    </style:style>
    <style:style style:name="co22" style:family="table-column">
      <style:table-column-properties fo:break-before="auto" style:column-width="1.1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4814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e6e6ff" fo:border="0.06pt solid #000000"/>
    </style:style>
    <style:style style:name="ce4" style:family="table-cell" style:parent-style-name="Default">
      <style:table-cell-properties fo:background-color="#dd4814" fo:border="0.06pt solid #000000"/>
    </style:style>
    <style:style style:name="ce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6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style:font-name="Liberation Sans" style:font-name-asian="Droid Sans Fallback" style:font-name-complex="FreeSans"/>
    </style:style>
    <style:style style:name="ce7" style:family="table-cell" style:parent-style-name="Default" style:data-style-name="N0">
      <style:table-cell-properties fo:background-color="#e6e6ff" fo:border="0.06pt solid #000000"/>
    </style:style>
    <style:style style:name="ce8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cfe7f5" fo:border="0.06pt solid #000000"/>
    </style:style>
    <style:style style:name="ce10" style:family="table-cell" style:parent-style-name="Default">
      <style:table-cell-properties fo:background-color="#e6e64c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e6e64c" fo:border="0.06pt solid #000000"/>
    </style:style>
    <style:style style:name="ce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e6e6e6" fo:border="0.06pt solid 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9.3933in" svg:height="5.3232in" svg:x="0.8457in" svg:y="18.3307in">
            <draw:object draw:notify-on-update-of-ranges="Arkusz1.A1:Arkusz1.A1 Arkusz1.E3:Arkusz1.E100 Arkusz1.A3:Arkusz1.A100 Arkusz1.N1:Arkusz1.N1 Arkusz1.R3:Arkusz1.R100 Arkusz1.A3:Arkusz1.A100 Arkusz1.AB1:Arkusz1.AB1 Arkusz1.AF3:Arkusz1.AF100 Arkusz1.A3:Arkusz1.A100 Arkusz1.AP1:Arkusz1.AP1 Arkusz1.AT3:Arkusz1.AT100 Arkusz1.A3:Arkusz1.A1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3933in" svg:height="5.3232in" svg:x="0.8165in" svg:y="23.8224in">
            <draw:object draw:notify-on-update-of-ranges="Arkusz1.A3:Arkusz1.A100 Arkusz1.A1:Arkusz1.A1 Arkusz1.F3:Arkusz1.F100 Arkusz1.A3:Arkusz1.A100 Arkusz1.N1:Arkusz1.N1 Arkusz1.S3:Arkusz1.S100 Arkusz1.A3:Arkusz1.A100 Arkusz1.AB1:Arkusz1.AB1 Arkusz1.AG3:Arkusz1.AG100 Arkusz1.A3:Arkusz1.A100 Arkusz1.AP1:Arkusz1.AP1 Arkusz1.AU3:Arkusz1.AU10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.3933in" svg:height="5.3232in" svg:x="0.8165in" svg:y="29.3339in">
            <draw:object draw:notify-on-update-of-ranges="Arkusz1.A3:Arkusz1.A100 Arkusz1.A1:Arkusz1.A1 Arkusz1.H3:Arkusz1.H100 Arkusz1.A3:Arkusz1.A100 Arkusz1.N1:Arkusz1.N1 Arkusz1.U3:Arkusz1.U100 Arkusz1.A3:Arkusz1.A100 Arkusz1.AB1:Arkusz1.AB1 Arkusz1.AI3:Arkusz1.AI100 Arkusz1.A3:Arkusz1.A100 Arkusz1.AP1:Arkusz1.AP1 Arkusz1.AW3:Arkusz1.AW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.3933in" svg:height="5.3232in" svg:x="0.7902in" svg:y="34.8177in">
            <draw:object draw:notify-on-update-of-ranges="Arkusz1.A3:Arkusz1.A100 Arkusz1.A1:Arkusz1.A1 Arkusz1.B3:Arkusz1.B100 Arkusz1.A3:Arkusz1.A100 Arkusz1.N1:Arkusz1.N1 Arkusz1.O3:Arkusz1.O100 Arkusz1.A3:Arkusz1.A100 Arkusz1.AB1:Arkusz1.AB1 Arkusz1.AC3:Arkusz1.AC100 Arkusz1.A3:Arkusz1.A100 Arkusz1.AP1:Arkusz1.AP1 Arkusz1.AQ3:Arkusz1.AQ10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9.3933in" svg:height="5.3232in" svg:x="10.3134in" svg:y="18.3118in">
            <draw:object draw:notify-on-update-of-ranges="Arkusz1.A3:Arkusz1.A100 Arkusz1.A1:Arkusz1.A1 Arkusz1.G3:Arkusz1.G100 Arkusz1.A3:Arkusz1.A100 Arkusz1.N1:Arkusz1.N1 Arkusz1.T3:Arkusz1.T100 Arkusz1.A3:Arkusz1.A100 Arkusz1.AB1:Arkusz1.AB1 Arkusz1.AH3:Arkusz1.AH100 Arkusz1.A3:Arkusz1.A100 Arkusz1.AP1:Arkusz1.AP1 Arkusz1.AV3:Arkusz1.AV10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9.3933in" svg:height="5.3232in" svg:x="10.2846in" svg:y="34.826in">
            <draw:object draw:notify-on-update-of-ranges="Arkusz1.A3:Arkusz1.A100 Arkusz1.A1:Arkusz1.A1 Arkusz1.C3:Arkusz1.C100 Arkusz1.A3:Arkusz1.A100 Arkusz1.N1:Arkusz1.N1 Arkusz1.P3:Arkusz1.P100 Arkusz1.A3:Arkusz1.A100 Arkusz1.AB1:Arkusz1.AB1 Arkusz1.AD3:Arkusz1.AD100 Arkusz1.A3:Arkusz1.A100 Arkusz1.AP1:Arkusz1.AP1 Arkusz1.AR3:Arkusz1.AR10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style-name="gr1" draw:text-style-name="P1" svg:width="9.3878in" svg:height="5.2783in" svg:x="10.2689in" svg:y="23.8634in">
            <draw:object draw:notify-on-update-of-ranges="Arkusz1.A3:Arkusz1.A100 Arkusz1.A1:Arkusz1.A1 Arkusz1.F3:Arkusz1.F100 Arkusz1.A3:Arkusz1.A100 Arkusz1.N1:Arkusz1.N1 Arkusz1.S3:Arkusz1.S100 Arkusz1.A3:Arkusz1.A100 Arkusz1.AB1:Arkusz1.AB1 Arkusz1.AG3:Arkusz1.AG100 Arkusz1.A3:Arkusz1.A100 Arkusz1.AP1:Arkusz1.AP1 Arkusz1.AU3:Arkusz1.AU10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7" draw:style-name="gr1" draw:text-style-name="P1" svg:width="9.3878in" svg:height="5.2783in" svg:x="10.2693in" svg:y="29.3339in">
            <draw:object draw:notify-on-update-of-ranges="Arkusz1.A3:Arkusz1.A100 Arkusz1.A1:Arkusz1.A1 Arkusz1.I3:Arkusz1.I100 Arkusz1.A3:Arkusz1.A100 Arkusz1.N1:Arkusz1.N1 Arkusz1.V3:Arkusz1.V100 Arkusz1.A3:Arkusz1.A100 Arkusz1.AB1:Arkusz1.AB1 Arkusz1.AJ3:Arkusz1.AJ100 Arkusz1.A3:Arkusz1.A100 Arkusz1.AP1:Arkusz1.AP1 Arkusz1.AX3:Arkusz1.AX10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8" draw:style-name="gr1" draw:text-style-name="P1" svg:width="9.3933in" svg:height="5.3232in" svg:x="19.8902in" svg:y="18.298in">
            <draw:object draw:notify-on-update-of-ranges="Arkusz1.A3:Arkusz1.A100 Arkusz1.A1:Arkusz1.A1 Arkusz1.K3:Arkusz1.K100 Arkusz1.A3:Arkusz1.A100 Arkusz1.N1:Arkusz1.N1 Arkusz1.Y3:Arkusz1.Y100 Arkusz1.A3:Arkusz1.A100 Arkusz1.AB1:Arkusz1.AB1 Arkusz1.AM3:Arkusz1.AM100 Arkusz1.A3:Arkusz1.A100 Arkusz1.AP1:Arkusz1.AP1 Arkusz1.BA3:Arkusz1.BA100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9.3933in" svg:height="5.3232in" svg:x="19.8882in" svg:y="34.826in">
            <draw:object draw:notify-on-update-of-ranges="Arkusz1.A3:Arkusz1.A100 Arkusz1.A1:Arkusz1.A1 Arkusz1.M3:Arkusz1.M100 Arkusz1.A3:Arkusz1.A100 Arkusz1.N1:Arkusz1.N1 Arkusz1.AA3:Arkusz1.AA100 Arkusz1.A3:Arkusz1.A100 Arkusz1.AB1:Arkusz1.AB1 Arkusz1.AO3:Arkusz1.AO100 Arkusz1.A3:Arkusz1.A100 Arkusz1.AP1:Arkusz1.AP1 Arkusz1.BC3:Arkusz1.BC100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9.3878in" svg:height="5.2783in" svg:x="19.8728in" svg:y="29.3339in">
            <draw:object draw:notify-on-update-of-ranges="Arkusz1.A3:Arkusz1.A100 Arkusz1.A1:Arkusz1.A1 Arkusz1.J3:Arkusz1.J100 Arkusz1.A3:Arkusz1.A100 Arkusz1.N1:Arkusz1.N1 Arkusz1.X3:Arkusz1.X100 Arkusz1.A3:Arkusz1.A100 Arkusz1.AB1:Arkusz1.AB1 Arkusz1.AL3:Arkusz1.AL100 Arkusz1.A3:Arkusz1.A100 Arkusz1.AP1:Arkusz1.AP1 Arkusz1.AZ3:Arkusz1.AZ100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1" draw:style-name="gr1" draw:text-style-name="P1" svg:width="9.3933in" svg:height="5.3232in" svg:x="19.8996in" svg:y="23.7953in">
            <draw:object draw:notify-on-update-of-ranges="Arkusz1.A3:Arkusz1.A100 Arkusz1.A1:Arkusz1.A1 Arkusz1.L3:Arkusz1.L100 Arkusz1.A3:Arkusz1.A100 Arkusz1.N1:Arkusz1.N1 Arkusz1.Z3:Arkusz1.Z100 Arkusz1.A3:Arkusz1.A100 Arkusz1.AB1:Arkusz1.AB1 Arkusz1.AN3:Arkusz1.AN100 Arkusz1.A3:Arkusz1.A100 Arkusz1.AP1:Arkusz1.AP1 Arkusz1.BB3:Arkusz1.BB100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9" table:number-columns-repeated="3" table:default-cell-style-name="ce7"/>
        <table:table-column table:style-name="co9" table:number-columns-repeated="7" table:default-cell-style-name="ce3"/>
        <table:table-column table:style-name="co11" table:default-cell-style-name="ce7"/>
        <table:table-column table:style-name="co9" table:number-columns-repeated="2" table:default-cell-style-name="ce7"/>
        <table:table-column table:style-name="co12" table:default-cell-style-name="ce7"/>
        <table:table-column table:style-name="co9" table:number-columns-repeated="3" table:default-cell-style-name="ce7"/>
        <table:table-column table:style-name="co9" table:number-columns-repeated="7" table:default-cell-style-name="ce3"/>
        <table:table-column table:style-name="co13" table:default-cell-style-name="ce7"/>
        <table:table-column table:style-name="co9" table:number-columns-repeated="2" table:default-cell-style-name="ce7"/>
        <table:table-column table:style-name="co10" table:default-cell-style-name="ce7"/>
        <table:table-column table:style-name="co9" table:number-columns-repeated="3" table:default-cell-style-name="ce7"/>
        <table:table-column table:style-name="co9" table:default-cell-style-name="ce3"/>
        <table:table-column table:style-name="co1" table:default-cell-style-name="ce3"/>
        <table:table-column table:style-name="co14" table:default-cell-style-name="ce3"/>
        <table:table-column table:style-name="co15" table:default-cell-style-name="ce3"/>
        <table:table-column table:style-name="co14" table:default-cell-style-name="ce3"/>
        <table:table-column table:style-name="co16" table:default-cell-style-name="ce3"/>
        <table:table-column table:style-name="co17" table:default-cell-style-name="ce3"/>
        <table:table-column table:style-name="co15" table:default-cell-style-name="ce7"/>
        <table:table-column table:style-name="co18" table:default-cell-style-name="ce7"/>
        <table:table-column table:style-name="co1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1" table:number-columns-repeated="969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ork</text:p>
          </table:table-cell>
          <table:covered-table-cell table:number-columns-repeated="8" table:style-name="ce4"/>
          <table:table-cell table:style-name="ce4" table:number-columns-repeated="4"/>
          <table:table-cell table:style-name="ce8" office:value-type="string" calcext:value-type="string" table:number-columns-spanned="9" table:number-rows-spanned="1">
            <text:p>Vfork</text:p>
          </table:table-cell>
          <table:covered-table-cell table:number-columns-repeated="8" table:style-name="ce9"/>
          <table:table-cell table:style-name="ce9" table:number-columns-repeated="5"/>
          <table:table-cell table:style-name="ce10" office:value-type="string" calcext:value-type="string" table:number-columns-spanned="9" table:number-rows-spanned="1">
            <text:p>Clone</text:p>
          </table:table-cell>
          <table:covered-table-cell table:number-columns-repeated="8" table:style-name="ce11"/>
          <table:table-cell table:style-name="ce11" table:number-columns-repeated="5"/>
          <table:table-cell table:style-name="ce12" office:value-type="string" calcext:value-type="string" table:number-columns-spanned="9" table:number-rows-spanned="1">
            <text:p>Vclone</text:p>
          </table:table-cell>
          <table:covered-table-cell table:number-columns-repeated="8" table:style-name="ce13"/>
          <table:table-cell table:style-name="ce13"/>
          <table:table-cell table:style-name="Default" table:number-columns-repeated="4"/>
          <table:table-cell table:number-columns-repeated="969"/>
        </table:table-row>
        <table:table-row table:style-name="ro1">
          <table:table-cell table:style-name="ce2" office:value-type="string" calcext:value-type="string">
            <text:p>Liczba</text:p>
          </table:table-cell>
          <table:table-cell table:style-name="ce5" office:value-type="string" calcext:value-type="string">
            <text:p>Czas R. Mat</text:p>
          </table:table-cell>
          <table:table-cell table:style-name="ce2" office:value-type="string" calcext:value-type="string">
            <text:p>Czas R. Pot</text:p>
          </table:table-cell>
          <table:table-cell table:style-name="ce2" office:value-type="string" calcext:value-type="string">
            <text:p>Czas Uż. Mat.</text:p>
          </table:table-cell>
          <table:table-cell table:style-name="ce6" office:value-type="string" calcext:value-type="string">
            <text:p>Czas Sys. Mat.</text:p>
          </table:table-cell>
          <table:table-cell table:style-name="ce2" office:value-type="string" calcext:value-type="string">
            <text:p>Czas Uż. Pot.</text:p>
          </table:table-cell>
          <table:table-cell table:style-name="ce6" office:value-type="string" calcext:value-type="string">
            <text:p>Czas Sys. Pot.</text:p>
          </table:table-cell>
          <table:table-cell table:style-name="ce2" office:value-type="string" calcext:value-type="string">
            <text:p>Suma Macierzystego</text:p>
          </table:table-cell>
          <table:table-cell table:style-name="ce2" office:value-type="string" calcext:value-type="string">
            <text:p>Suma Potomka</text:p>
          </table:table-cell>
          <table:table-cell table:style-name="ce2" office:value-type="string" calcext:value-type="string">
            <text:p>Suma S+U/M+P</text:p>
          </table:table-cell>
          <table:table-cell table:style-name="ce2" office:value-type="string" calcext:value-type="string">
            <text:p>Suma S/M+P</text:p>
          </table:table-cell>
          <table:table-cell table:style-name="ce2" office:value-type="string" calcext:value-type="string">
            <text:p>Suma U/M+P</text:p>
          </table:table-cell>
          <table:table-cell table:style-name="ce2" office:value-type="string" calcext:value-type="string">
            <text:p>Suma R/M+P </text:p>
          </table:table-cell>
          <table:table-cell table:style-name="ce2" office:value-type="string" calcext:value-type="string">
            <text:p>Liczba</text:p>
          </table:table-cell>
          <table:table-cell table:style-name="ce5" office:value-type="string" calcext:value-type="string">
            <text:p>Czas R. Mat</text:p>
          </table:table-cell>
          <table:table-cell table:style-name="ce2" office:value-type="string" calcext:value-type="string">
            <text:p>Czas R. Pot</text:p>
          </table:table-cell>
          <table:table-cell table:style-name="ce2" office:value-type="string" calcext:value-type="string">
            <text:p>Czas Uż. Mat.</text:p>
          </table:table-cell>
          <table:table-cell table:style-name="ce6" office:value-type="string" calcext:value-type="string">
            <text:p>Czas Sys. Mat.</text:p>
          </table:table-cell>
          <table:table-cell table:style-name="ce2" office:value-type="string" calcext:value-type="string">
            <text:p>Czas Uż. Pot.</text:p>
          </table:table-cell>
          <table:table-cell table:style-name="ce6" office:value-type="string" calcext:value-type="string">
            <text:p>Czas Sys. Pot.</text:p>
          </table:table-cell>
          <table:table-cell table:style-name="ce2" office:value-type="string" calcext:value-type="string">
            <text:p>Suma Macierzystego</text:p>
          </table:table-cell>
          <table:table-cell table:style-name="ce2" office:value-type="string" calcext:value-type="string">
            <text:p>Suma Potomka</text:p>
          </table:table-cell>
          <table:table-cell table:style-name="ce2" office:value-type="string" calcext:value-type="string">
            <text:p>Suma</text:p>
          </table:table-cell>
          <table:table-cell table:style-name="ce2" office:value-type="string" calcext:value-type="string">
            <text:p>Suma S+U/M+P</text:p>
          </table:table-cell>
          <table:table-cell table:style-name="ce2" office:value-type="string" calcext:value-type="string">
            <text:p>Suma S/M+P</text:p>
          </table:table-cell>
          <table:table-cell table:style-name="ce2" office:value-type="string" calcext:value-type="string">
            <text:p>Suma U/M+P</text:p>
          </table:table-cell>
          <table:table-cell table:style-name="ce2" office:value-type="string" calcext:value-type="string">
            <text:p>Suma R/M+P </text:p>
          </table:table-cell>
          <table:table-cell table:style-name="ce2" office:value-type="string" calcext:value-type="string">
            <text:p>Liczba</text:p>
          </table:table-cell>
          <table:table-cell table:style-name="ce5" office:value-type="string" calcext:value-type="string">
            <text:p>Czas R. Mat</text:p>
          </table:table-cell>
          <table:table-cell table:style-name="ce2" office:value-type="string" calcext:value-type="string">
            <text:p>Czas R. Pot</text:p>
          </table:table-cell>
          <table:table-cell table:style-name="ce2" office:value-type="string" calcext:value-type="string">
            <text:p>Czas Uż. Mat.</text:p>
          </table:table-cell>
          <table:table-cell table:style-name="ce6" office:value-type="string" calcext:value-type="string">
            <text:p>Czas Sys. Mat.</text:p>
          </table:table-cell>
          <table:table-cell table:style-name="ce2" office:value-type="string" calcext:value-type="string">
            <text:p>Czas Uż. Pot.</text:p>
          </table:table-cell>
          <table:table-cell table:style-name="ce6" office:value-type="string" calcext:value-type="string">
            <text:p>Czas Sys. Pot.</text:p>
          </table:table-cell>
          <table:table-cell table:style-name="ce2" office:value-type="string" calcext:value-type="string">
            <text:p>Suma Macierzystego</text:p>
          </table:table-cell>
          <table:table-cell table:style-name="ce2" office:value-type="string" calcext:value-type="string">
            <text:p>Suma Potomka</text:p>
          </table:table-cell>
          <table:table-cell table:style-name="ce2" office:value-type="string" calcext:value-type="string">
            <text:p>Suma</text:p>
          </table:table-cell>
          <table:table-cell table:style-name="ce2" office:value-type="string" calcext:value-type="string">
            <text:p>Suma S+U/M+P</text:p>
          </table:table-cell>
          <table:table-cell table:style-name="ce2" office:value-type="string" calcext:value-type="string">
            <text:p>Suma S/M+P</text:p>
          </table:table-cell>
          <table:table-cell table:style-name="ce2" office:value-type="string" calcext:value-type="string">
            <text:p>Suma U/M+P</text:p>
          </table:table-cell>
          <table:table-cell table:style-name="ce2" office:value-type="string" calcext:value-type="string">
            <text:p>Suma R/M+P </text:p>
          </table:table-cell>
          <table:table-cell table:style-name="ce2" office:value-type="string" calcext:value-type="string">
            <text:p>Liczba</text:p>
          </table:table-cell>
          <table:table-cell table:style-name="ce5" office:value-type="string" calcext:value-type="string">
            <text:p>Czas R. Mat</text:p>
          </table:table-cell>
          <table:table-cell table:style-name="ce2" office:value-type="string" calcext:value-type="string">
            <text:p>Czas R. Pot</text:p>
          </table:table-cell>
          <table:table-cell table:style-name="ce2" office:value-type="string" calcext:value-type="string">
            <text:p>Czas Uż. Mat.</text:p>
          </table:table-cell>
          <table:table-cell table:style-name="ce6" office:value-type="string" calcext:value-type="string">
            <text:p>Czas Sys. Mat.</text:p>
          </table:table-cell>
          <table:table-cell table:style-name="ce2" office:value-type="string" calcext:value-type="string">
            <text:p>Czas Uż. Pot.</text:p>
          </table:table-cell>
          <table:table-cell table:style-name="ce6" office:value-type="string" calcext:value-type="string">
            <text:p>Czas Sys. Pot.</text:p>
          </table:table-cell>
          <table:table-cell table:style-name="ce2" office:value-type="string" calcext:value-type="string">
            <text:p>Suma Macierzystego</text:p>
          </table:table-cell>
          <table:table-cell table:style-name="ce2" office:value-type="string" calcext:value-type="string">
            <text:p>Suma Potomka</text:p>
          </table:table-cell>
          <table:table-cell table:style-name="ce2" office:value-type="string" calcext:value-type="string">
            <text:p>Suma</text:p>
          </table:table-cell>
          <table:table-cell table:style-name="ce2" office:value-type="string" calcext:value-type="string">
            <text:p>Suma S+U/M+P</text:p>
          </table:table-cell>
          <table:table-cell table:style-name="ce2" office:value-type="string" calcext:value-type="string">
            <text:p>Suma S/M+P</text:p>
          </table:table-cell>
          <table:table-cell table:style-name="ce2" office:value-type="string" calcext:value-type="string">
            <text:p>Suma U/M+P</text:p>
          </table:table-cell>
          <table:table-cell table:style-name="ce2" office:value-type="string" calcext:value-type="string">
            <text:p>Suma R/M+P </text:p>
          </table:table-cell>
          <table:table-cell table:style-name="ce14" table:number-columns-repeated="96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928" calcext:value-type="float">
            <text:p>0.000928</text:p>
          </table:table-cell>
          <table:table-cell office:value-type="float" office:value="0.000909" calcext:value-type="float">
            <text:p>0.000909</text:p>
          </table:table-cell>
          <table:table-cell office:value-type="float" office:value="0" calcext:value-type="float">
            <text:p>0</text:p>
          </table:table-cell>
          <table:table-cell office:value-type="float" office:value="0.000938" calcext:value-type="float">
            <text:p>0.000938</text:p>
          </table:table-cell>
          <table:table-cell office:value-type="float" office:value="0" calcext:value-type="float">
            <text:p>0</text:p>
          </table:table-cell>
          <table:table-cell office:value-type="float" office:value="0.001005" calcext:value-type="float">
            <text:p>0.001005</text:p>
          </table:table-cell>
          <table:table-cell table:formula="of:=SUM([.D3:.E3])" office:value-type="float" office:value="0.000938" calcext:value-type="float">
            <text:p>0.000938</text:p>
          </table:table-cell>
          <table:table-cell table:formula="of:=SUM([.F3:.G3])" office:value-type="float" office:value="0.001005" calcext:value-type="float">
            <text:p>0.001005</text:p>
          </table:table-cell>
          <table:table-cell table:formula="of:=SUM([.H3:.I3])" office:value-type="float" office:value="0.001943" calcext:value-type="float">
            <text:p>0.001943</text:p>
          </table:table-cell>
          <table:table-cell table:formula="of:=SUM([.E3];[.G3])" office:value-type="float" office:value="0.001943" calcext:value-type="float">
            <text:p>0.001943</text:p>
          </table:table-cell>
          <table:table-cell table:formula="of:=SUM([.D3];[.F3])" office:value-type="float" office:value="0" calcext:value-type="float">
            <text:p>0</text:p>
          </table:table-cell>
          <table:table-cell table:formula="of:=SUM([.B3];[.C3])" office:value-type="float" office:value="0.001837" calcext:value-type="float">
            <text:p>0.001837</text:p>
          </table:table-cell>
          <table:table-cell office:value-type="float" office:value="5" calcext:value-type="float">
            <text:p>5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42" calcext:value-type="float">
            <text:p>0.000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15" calcext:value-type="float">
            <text:p>0.000115</text:p>
          </table:table-cell>
          <table:table-cell table:formula="of:=SUM([.Q3:.R3])" office:value-type="float" office:value="0" calcext:value-type="float">
            <text:p>0</text:p>
          </table:table-cell>
          <table:table-cell table:formula="of:=SUM([.T3:.U3])" office:value-type="float" office:value="0.000115" calcext:value-type="float">
            <text:p>0.000115</text:p>
          </table:table-cell>
          <table:table-cell table:formula="of:=SUM([.U3:.V3])" office:value-type="float" office:value="0.000115" calcext:value-type="float">
            <text:p>0.000115</text:p>
          </table:table-cell>
          <table:table-cell table:formula="of:=SUM([.U3:.V3])" office:value-type="float" office:value="0.000115" calcext:value-type="float">
            <text:p>0.000115</text:p>
          </table:table-cell>
          <table:table-cell table:formula="of:=SUM([.R3];[.T3])" office:value-type="float" office:value="0.000115" calcext:value-type="float">
            <text:p>0.000115</text:p>
          </table:table-cell>
          <table:table-cell table:formula="of:=SUM([.Q3];[.S3])" office:value-type="float" office:value="0" calcext:value-type="float">
            <text:p>0</text:p>
          </table:table-cell>
          <table:table-cell table:formula="of:=SUM([.O3];[.P3])" office:value-type="float" office:value="0.000288" calcext:value-type="float">
            <text:p>0.000288</text:p>
          </table:table-cell>
          <table:table-cell office:value-type="float" office:value="5" calcext:value-type="float">
            <text:p>5</text:p>
          </table:table-cell>
          <table:table-cell office:value-type="float" office:value="0.000516" calcext:value-type="float">
            <text:p>0.000516</text:p>
          </table:table-cell>
          <table:table-cell office:value-type="float" office:value="0.000501" calcext:value-type="float">
            <text:p>0.000501</text:p>
          </table:table-cell>
          <table:table-cell office:value-type="float" office:value="0" calcext:value-type="float">
            <text:p>0</text:p>
          </table:table-cell>
          <table:table-cell office:value-type="float" office:value="0.000534" calcext:value-type="float">
            <text:p>0.000534</text:p>
          </table:table-cell>
          <table:table-cell office:value-type="float" office:value="0" calcext:value-type="float">
            <text:p>0</text:p>
          </table:table-cell>
          <table:table-cell office:value-type="float" office:value="0.000446" calcext:value-type="float">
            <text:p>0.000446</text:p>
          </table:table-cell>
          <table:table-cell table:formula="of:=SUM([.AE3:.AF3])" office:value-type="float" office:value="0.000534" calcext:value-type="float">
            <text:p>0.000534</text:p>
          </table:table-cell>
          <table:table-cell table:formula="of:=SUM([.AH3:.AI3])" office:value-type="float" office:value="0.00098" calcext:value-type="float">
            <text:p>0.00098</text:p>
          </table:table-cell>
          <table:table-cell table:formula="of:=SUM([.AI3:.AJ3])" office:value-type="float" office:value="0.001514" calcext:value-type="float">
            <text:p>0.001514</text:p>
          </table:table-cell>
          <table:table-cell table:formula="of:=SUM([.AI3:.AJ3])" office:value-type="float" office:value="0.001514" calcext:value-type="float">
            <text:p>0.001514</text:p>
          </table:table-cell>
          <table:table-cell table:formula="of:=SUM([.AF3];[.AH3])" office:value-type="float" office:value="0.00098" calcext:value-type="float">
            <text:p>0.00098</text:p>
          </table:table-cell>
          <table:table-cell table:formula="of:=SUM([.AE3];[.AG3])" office:value-type="float" office:value="0" calcext:value-type="float">
            <text:p>0</text:p>
          </table:table-cell>
          <table:table-cell table:formula="of:=SUM([.AC3];[.AD3])" office:value-type="float" office:value="0.001017" calcext:value-type="float">
            <text:p>0.001017</text:p>
          </table:table-cell>
          <table:table-cell office:value-type="float" office:value="5" calcext:value-type="float">
            <text:p>5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0.000115" calcext:value-type="float">
            <text:p>0.000115</text:p>
          </table:table-cell>
          <table:table-cell table:formula="of:=SUM([.AS3:.AT3])" office:value-type="float" office:value="0.000141" calcext:value-type="float">
            <text:p>0.000141</text:p>
          </table:table-cell>
          <table:table-cell table:formula="of:=SUM([.AV3:.AW3])" office:value-type="float" office:value="0.000256" calcext:value-type="float">
            <text:p>0.000256</text:p>
          </table:table-cell>
          <table:table-cell table:formula="of:=SUM([.AW3:.AX3])" office:value-type="float" office:value="0.000397" calcext:value-type="float">
            <text:p>0.000397</text:p>
          </table:table-cell>
          <table:table-cell table:formula="of:=SUM([.AW3:.AX3])" office:value-type="float" office:value="0.000397" calcext:value-type="float">
            <text:p>0.000397</text:p>
          </table:table-cell>
          <table:table-cell table:formula="of:=SUM([.AT3];[.AV3])" office:value-type="float" office:value="0.000252" calcext:value-type="float">
            <text:p>0.000252</text:p>
          </table:table-cell>
          <table:table-cell table:formula="of:=SUM([.AS3];[.AU3])" office:value-type="float" office:value="0.000004" calcext:value-type="float">
            <text:p>0.000004</text:p>
          </table:table-cell>
          <table:table-cell table:formula="of:=SUM([.AQ3];[.AR3])" office:value-type="float" office:value="0.000276" calcext:value-type="float">
            <text:p>0.000276</text:p>
          </table:table-cell>
          <table:table-cell table:number-columns-repeated="96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7047" calcext:value-type="float">
            <text:p>0.007047</text:p>
          </table:table-cell>
          <table:table-cell office:value-type="float" office:value="0.006988" calcext:value-type="float">
            <text:p>0.006988</text:p>
          </table:table-cell>
          <table:table-cell office:value-type="float" office:value="0" calcext:value-type="float">
            <text:p>0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" calcext:value-type="float">
            <text:p>0</text:p>
          </table:table-cell>
          <table:table-cell office:value-type="float" office:value="0.008536" calcext:value-type="float">
            <text:p>0.008536</text:p>
          </table:table-cell>
          <table:table-cell table:formula="of:=SUM([.D4:.E4])" office:value-type="float" office:value="0.00705" calcext:value-type="float">
            <text:p>0.00705</text:p>
          </table:table-cell>
          <table:table-cell table:formula="of:=SUM([.F4:.G4])" office:value-type="float" office:value="0.008536" calcext:value-type="float">
            <text:p>0.008536</text:p>
          </table:table-cell>
          <table:table-cell table:formula="of:=SUM([.H4:.I4])" office:value-type="float" office:value="0.015586" calcext:value-type="float">
            <text:p>0.015586</text:p>
          </table:table-cell>
          <table:table-cell table:formula="of:=SUM([.E4];[.G4])" office:value-type="float" office:value="0.015586" calcext:value-type="float">
            <text:p>0.015586</text:p>
          </table:table-cell>
          <table:table-cell table:formula="of:=SUM([.D4];[.F4])" office:value-type="float" office:value="0" calcext:value-type="float">
            <text:p>0</text:p>
          </table:table-cell>
          <table:table-cell table:formula="of:=SUM([.B4];[.C4])" office:value-type="float" office:value="0.014035" calcext:value-type="float">
            <text:p>0.014035</text:p>
          </table:table-cell>
          <table:table-cell office:value-type="float" office:value="71" calcext:value-type="float">
            <text:p>71</text:p>
          </table:table-cell>
          <table:table-cell office:value-type="float" office:value="0.001962" calcext:value-type="float">
            <text:p>0.001962</text:p>
          </table:table-cell>
          <table:table-cell office:value-type="float" office:value="0.001924" calcext:value-type="float">
            <text:p>0.001924</text:p>
          </table:table-cell>
          <table:table-cell office:value-type="float" office:value="0" calcext:value-type="float">
            <text:p>0</text:p>
          </table:table-cell>
          <table:table-cell office:value-type="float" office:value="0.002214" calcext:value-type="float">
            <text:p>0.002214</text:p>
          </table:table-cell>
          <table:table-cell office:value-type="float" office:value="0" calcext:value-type="float">
            <text:p>0</text:p>
          </table:table-cell>
          <table:table-cell office:value-type="float" office:value="0.001553" calcext:value-type="float">
            <text:p>0.001553</text:p>
          </table:table-cell>
          <table:table-cell table:formula="of:=SUM([.Q4:.R4])" office:value-type="float" office:value="0.002214" calcext:value-type="float">
            <text:p>0.002214</text:p>
          </table:table-cell>
          <table:table-cell table:formula="of:=SUM([.T4:.U4])" office:value-type="float" office:value="0.003767" calcext:value-type="float">
            <text:p>0.003767</text:p>
          </table:table-cell>
          <table:table-cell table:formula="of:=SUM([.U4:.V4])" office:value-type="float" office:value="0.005981" calcext:value-type="float">
            <text:p>0.005981</text:p>
          </table:table-cell>
          <table:table-cell table:formula="of:=SUM([.U4:.V4])" office:value-type="float" office:value="0.005981" calcext:value-type="float">
            <text:p>0.005981</text:p>
          </table:table-cell>
          <table:table-cell table:formula="of:=SUM([.R4];[.T4])" office:value-type="float" office:value="0.003767" calcext:value-type="float">
            <text:p>0.003767</text:p>
          </table:table-cell>
          <table:table-cell table:formula="of:=SUM([.Q4];[.S4])" office:value-type="float" office:value="0" calcext:value-type="float">
            <text:p>0</text:p>
          </table:table-cell>
          <table:table-cell table:formula="of:=SUM([.O4];[.P4])" office:value-type="float" office:value="0.003886" calcext:value-type="float">
            <text:p>0.003886</text:p>
          </table:table-cell>
          <table:table-cell office:value-type="float" office:value="71" calcext:value-type="float">
            <text:p>71</text:p>
          </table:table-cell>
          <table:table-cell office:value-type="float" office:value="0.005045" calcext:value-type="float">
            <text:p>0.005045</text:p>
          </table:table-cell>
          <table:table-cell office:value-type="float" office:value="0.004896" calcext:value-type="float">
            <text:p>0.004896</text:p>
          </table:table-cell>
          <table:table-cell office:value-type="float" office:value="0" calcext:value-type="float">
            <text:p>0</text:p>
          </table:table-cell>
          <table:table-cell office:value-type="float" office:value="0.005072" calcext:value-type="float">
            <text:p>0.005072</text:p>
          </table:table-cell>
          <table:table-cell office:value-type="float" office:value="0" calcext:value-type="float">
            <text:p>0</text:p>
          </table:table-cell>
          <table:table-cell office:value-type="float" office:value="0.004749" calcext:value-type="float">
            <text:p>0.004749</text:p>
          </table:table-cell>
          <table:table-cell table:formula="of:=SUM([.AE4:.AF4])" office:value-type="float" office:value="0.005072" calcext:value-type="float">
            <text:p>0.005072</text:p>
          </table:table-cell>
          <table:table-cell table:formula="of:=SUM([.AH4:.AI4])" office:value-type="float" office:value="0.009821" calcext:value-type="float">
            <text:p>0.009821</text:p>
          </table:table-cell>
          <table:table-cell table:formula="of:=SUM([.AI4:.AJ4])" office:value-type="float" office:value="0.014893" calcext:value-type="float">
            <text:p>0.014893</text:p>
          </table:table-cell>
          <table:table-cell table:formula="of:=SUM([.AI4:.AJ4])" office:value-type="float" office:value="0.014893" calcext:value-type="float">
            <text:p>0.014893</text:p>
          </table:table-cell>
          <table:table-cell table:formula="of:=SUM([.AF4];[.AH4])" office:value-type="float" office:value="0.009821" calcext:value-type="float">
            <text:p>0.009821</text:p>
          </table:table-cell>
          <table:table-cell table:formula="of:=SUM([.AE4];[.AG4])" office:value-type="float" office:value="0" calcext:value-type="float">
            <text:p>0</text:p>
          </table:table-cell>
          <table:table-cell table:formula="of:=SUM([.AC4];[.AD4])" office:value-type="float" office:value="0.009941" calcext:value-type="float">
            <text:p>0.009941</text:p>
          </table:table-cell>
          <table:table-cell office:value-type="float" office:value="71" calcext:value-type="float">
            <text:p>71</text:p>
          </table:table-cell>
          <table:table-cell office:value-type="float" office:value="0.001878" calcext:value-type="float">
            <text:p>0.001878</text:p>
          </table:table-cell>
          <table:table-cell office:value-type="float" office:value="0.001833" calcext:value-type="float">
            <text:p>0.001833</text:p>
          </table:table-cell>
          <table:table-cell office:value-type="float" office:value="0" calcext:value-type="float">
            <text:p>0</text:p>
          </table:table-cell>
          <table:table-cell office:value-type="float" office:value="0.001973" calcext:value-type="float">
            <text:p>0.001973</text:p>
          </table:table-cell>
          <table:table-cell office:value-type="float" office:value="0" calcext:value-type="float">
            <text:p>0</text:p>
          </table:table-cell>
          <table:table-cell office:value-type="float" office:value="0.001559" calcext:value-type="float">
            <text:p>0.001559</text:p>
          </table:table-cell>
          <table:table-cell table:formula="of:=SUM([.AS4:.AT4])" office:value-type="float" office:value="0.001973" calcext:value-type="float">
            <text:p>0.001973</text:p>
          </table:table-cell>
          <table:table-cell table:formula="of:=SUM([.AV4:.AW4])" office:value-type="float" office:value="0.003532" calcext:value-type="float">
            <text:p>0.003532</text:p>
          </table:table-cell>
          <table:table-cell table:formula="of:=SUM([.AW4:.AX4])" office:value-type="float" office:value="0.005505" calcext:value-type="float">
            <text:p>0.005505</text:p>
          </table:table-cell>
          <table:table-cell table:formula="of:=SUM([.AW4:.AX4])" office:value-type="float" office:value="0.005505" calcext:value-type="float">
            <text:p>0.005505</text:p>
          </table:table-cell>
          <table:table-cell table:formula="of:=SUM([.AT4];[.AV4])" office:value-type="float" office:value="0.003532" calcext:value-type="float">
            <text:p>0.003532</text:p>
          </table:table-cell>
          <table:table-cell table:formula="of:=SUM([.AS4];[.AU4])" office:value-type="float" office:value="0" calcext:value-type="float">
            <text:p>0</text:p>
          </table:table-cell>
          <table:table-cell table:formula="of:=SUM([.AQ4];[.AR4])" office:value-type="float" office:value="0.003711" calcext:value-type="float">
            <text:p>0.003711</text:p>
          </table:table-cell>
          <table:table-cell table:number-columns-repeated="96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11288" calcext:value-type="float">
            <text:p>0.011288</text:p>
          </table:table-cell>
          <table:table-cell office:value-type="float" office:value="0.011192" calcext:value-type="float">
            <text:p>0.011192</text:p>
          </table:table-cell>
          <table:table-cell office:value-type="float" office:value="0" calcext:value-type="float">
            <text:p>0</text:p>
          </table:table-cell>
          <table:table-cell office:value-type="float" office:value="0.01129" calcext:value-type="float">
            <text:p>0.01129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13116" calcext:value-type="float">
            <text:p>0.013116</text:p>
          </table:table-cell>
          <table:table-cell table:formula="of:=SUM([.D5:.E5])" office:value-type="float" office:value="0.01129" calcext:value-type="float">
            <text:p>0.01129</text:p>
          </table:table-cell>
          <table:table-cell table:formula="of:=SUM([.F5:.G5])" office:value-type="float" office:value="0.013231" calcext:value-type="float">
            <text:p>0.013231</text:p>
          </table:table-cell>
          <table:table-cell table:formula="of:=SUM([.H5:.I5])" office:value-type="float" office:value="0.024521" calcext:value-type="float">
            <text:p>0.024521</text:p>
          </table:table-cell>
          <table:table-cell table:formula="of:=SUM([.E5];[.G5])" office:value-type="float" office:value="0.024406" calcext:value-type="float">
            <text:p>0.024406</text:p>
          </table:table-cell>
          <table:table-cell table:formula="of:=SUM([.D5];[.F5])" office:value-type="float" office:value="0.000115" calcext:value-type="float">
            <text:p>0.000115</text:p>
          </table:table-cell>
          <table:table-cell table:formula="of:=SUM([.B5];[.C5])" office:value-type="float" office:value="0.02248" calcext:value-type="float">
            <text:p>0.02248</text:p>
          </table:table-cell>
          <table:table-cell office:value-type="float" office:value="137" calcext:value-type="float">
            <text:p>137</text:p>
          </table:table-cell>
          <table:table-cell office:value-type="float" office:value="0.004466" calcext:value-type="float">
            <text:p>0.004466</text:p>
          </table:table-cell>
          <table:table-cell office:value-type="float" office:value="0.004375" calcext:value-type="float">
            <text:p>0.004375</text:p>
          </table:table-cell>
          <table:table-cell office:value-type="float" office:value="0" calcext:value-type="float">
            <text:p>0</text:p>
          </table:table-cell>
          <table:table-cell office:value-type="float" office:value="0.00449" calcext:value-type="float">
            <text:p>0.00449</text:p>
          </table:table-cell>
          <table:table-cell office:value-type="float" office:value="0" calcext:value-type="float">
            <text:p>0</text:p>
          </table:table-cell>
          <table:table-cell office:value-type="float" office:value="0.002974" calcext:value-type="float">
            <text:p>0.002974</text:p>
          </table:table-cell>
          <table:table-cell table:formula="of:=SUM([.Q5:.R5])" office:value-type="float" office:value="0.00449" calcext:value-type="float">
            <text:p>0.00449</text:p>
          </table:table-cell>
          <table:table-cell table:formula="of:=SUM([.T5:.U5])" office:value-type="float" office:value="0.007464" calcext:value-type="float">
            <text:p>0.007464</text:p>
          </table:table-cell>
          <table:table-cell table:formula="of:=SUM([.U5:.V5])" office:value-type="float" office:value="0.011954" calcext:value-type="float">
            <text:p>0.011954</text:p>
          </table:table-cell>
          <table:table-cell table:formula="of:=SUM([.U5:.V5])" office:value-type="float" office:value="0.011954" calcext:value-type="float">
            <text:p>0.011954</text:p>
          </table:table-cell>
          <table:table-cell table:formula="of:=SUM([.R5];[.T5])" office:value-type="float" office:value="0.007464" calcext:value-type="float">
            <text:p>0.007464</text:p>
          </table:table-cell>
          <table:table-cell table:formula="of:=SUM([.Q5];[.S5])" office:value-type="float" office:value="0" calcext:value-type="float">
            <text:p>0</text:p>
          </table:table-cell>
          <table:table-cell table:formula="of:=SUM([.O5];[.P5])" office:value-type="float" office:value="0.008841" calcext:value-type="float">
            <text:p>0.008841</text:p>
          </table:table-cell>
          <table:table-cell office:value-type="float" office:value="137" calcext:value-type="float">
            <text:p>137</text:p>
          </table:table-cell>
          <table:table-cell office:value-type="float" office:value="0.011162" calcext:value-type="float">
            <text:p>0.011162</text:p>
          </table:table-cell>
          <table:table-cell office:value-type="float" office:value="0.010783" calcext:value-type="float">
            <text:p>0.010783</text:p>
          </table:table-cell>
          <table:table-cell office:value-type="float" office:value="0" calcext:value-type="float">
            <text:p>0</text:p>
          </table:table-cell>
          <table:table-cell office:value-type="float" office:value="0.011044" calcext:value-type="float">
            <text:p>0.011044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10961" calcext:value-type="float">
            <text:p>0.010961</text:p>
          </table:table-cell>
          <table:table-cell table:formula="of:=SUM([.AE5:.AF5])" office:value-type="float" office:value="0.011044" calcext:value-type="float">
            <text:p>0.011044</text:p>
          </table:table-cell>
          <table:table-cell table:formula="of:=SUM([.AH5:.AI5])" office:value-type="float" office:value="0.022005" calcext:value-type="float">
            <text:p>0.022005</text:p>
          </table:table-cell>
          <table:table-cell table:formula="of:=SUM([.AI5:.AJ5])" office:value-type="float" office:value="0.033049" calcext:value-type="float">
            <text:p>0.033049</text:p>
          </table:table-cell>
          <table:table-cell table:formula="of:=SUM([.AI5:.AJ5])" office:value-type="float" office:value="0.033049" calcext:value-type="float">
            <text:p>0.033049</text:p>
          </table:table-cell>
          <table:table-cell table:formula="of:=SUM([.AF5];[.AH5])" office:value-type="float" office:value="0.022005" calcext:value-type="float">
            <text:p>0.022005</text:p>
          </table:table-cell>
          <table:table-cell table:formula="of:=SUM([.AE5];[.AG5])" office:value-type="float" office:value="0.000109" calcext:value-type="float">
            <text:p>0.000109</text:p>
          </table:table-cell>
          <table:table-cell table:formula="of:=SUM([.AC5];[.AD5])" office:value-type="float" office:value="0.021945" calcext:value-type="float">
            <text:p>0.021945</text:p>
          </table:table-cell>
          <table:table-cell office:value-type="float" office:value="137" calcext:value-type="float">
            <text:p>137</text:p>
          </table:table-cell>
          <table:table-cell office:value-type="float" office:value="0.004028" calcext:value-type="float">
            <text:p>0.004028</text:p>
          </table:table-cell>
          <table:table-cell office:value-type="float" office:value="0.003948" calcext:value-type="float">
            <text:p>0.003948</text:p>
          </table:table-cell>
          <table:table-cell office:value-type="float" office:value="0" calcext:value-type="float">
            <text:p>0</text:p>
          </table:table-cell>
          <table:table-cell office:value-type="float" office:value="0.00407" calcext:value-type="float">
            <text:p>0.00407</text:p>
          </table:table-cell>
          <table:table-cell office:value-type="float" office:value="0" calcext:value-type="float">
            <text:p>0</text:p>
          </table:table-cell>
          <table:table-cell office:value-type="float" office:value="0.003016" calcext:value-type="float">
            <text:p>0.003016</text:p>
          </table:table-cell>
          <table:table-cell table:formula="of:=SUM([.AS5:.AT5])" office:value-type="float" office:value="0.00407" calcext:value-type="float">
            <text:p>0.00407</text:p>
          </table:table-cell>
          <table:table-cell table:formula="of:=SUM([.AV5:.AW5])" office:value-type="float" office:value="0.007086" calcext:value-type="float">
            <text:p>0.007086</text:p>
          </table:table-cell>
          <table:table-cell table:formula="of:=SUM([.AW5:.AX5])" office:value-type="float" office:value="0.011156" calcext:value-type="float">
            <text:p>0.011156</text:p>
          </table:table-cell>
          <table:table-cell table:formula="of:=SUM([.AW5:.AX5])" office:value-type="float" office:value="0.011156" calcext:value-type="float">
            <text:p>0.011156</text:p>
          </table:table-cell>
          <table:table-cell table:formula="of:=SUM([.AT5];[.AV5])" office:value-type="float" office:value="0.007086" calcext:value-type="float">
            <text:p>0.007086</text:p>
          </table:table-cell>
          <table:table-cell table:formula="of:=SUM([.AS5];[.AU5])" office:value-type="float" office:value="0" calcext:value-type="float">
            <text:p>0</text:p>
          </table:table-cell>
          <table:table-cell table:formula="of:=SUM([.AQ5];[.AR5])" office:value-type="float" office:value="0.007976" calcext:value-type="float">
            <text:p>0.007976</text:p>
          </table:table-cell>
          <table:table-cell table:number-columns-repeated="96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15572" calcext:value-type="float">
            <text:p>0.015572</text:p>
          </table:table-cell>
          <table:table-cell office:value-type="float" office:value="0.015439" calcext:value-type="float">
            <text:p>0.015439</text:p>
          </table:table-cell>
          <table:table-cell office:value-type="float" office:value="0" calcext:value-type="float">
            <text:p>0</text:p>
          </table:table-cell>
          <table:table-cell office:value-type="float" office:value="0.015575" calcext:value-type="float">
            <text:p>0.015575</text:p>
          </table:table-cell>
          <table:table-cell office:value-type="float" office:value="0" calcext:value-type="float">
            <text:p>0</text:p>
          </table:table-cell>
          <table:table-cell office:value-type="float" office:value="0.019106" calcext:value-type="float">
            <text:p>0.019106</text:p>
          </table:table-cell>
          <table:table-cell table:formula="of:=SUM([.D6:.E6])" office:value-type="float" office:value="0.015575" calcext:value-type="float">
            <text:p>0.015575</text:p>
          </table:table-cell>
          <table:table-cell table:formula="of:=SUM([.F6:.G6])" office:value-type="float" office:value="0.019106" calcext:value-type="float">
            <text:p>0.019106</text:p>
          </table:table-cell>
          <table:table-cell table:formula="of:=SUM([.H6:.I6])" office:value-type="float" office:value="0.034681" calcext:value-type="float">
            <text:p>0.034681</text:p>
          </table:table-cell>
          <table:table-cell table:formula="of:=SUM([.E6];[.G6])" office:value-type="float" office:value="0.034681" calcext:value-type="float">
            <text:p>0.034681</text:p>
          </table:table-cell>
          <table:table-cell table:formula="of:=SUM([.D6];[.F6])" office:value-type="float" office:value="0" calcext:value-type="float">
            <text:p>0</text:p>
          </table:table-cell>
          <table:table-cell table:formula="of:=SUM([.B6];[.C6])" office:value-type="float" office:value="0.031011" calcext:value-type="float">
            <text:p>0.031011</text:p>
          </table:table-cell>
          <table:table-cell office:value-type="float" office:value="203" calcext:value-type="float">
            <text:p>203</text:p>
          </table:table-cell>
          <table:table-cell office:value-type="float" office:value="0.005662" calcext:value-type="float">
            <text:p>0.005662</text:p>
          </table:table-cell>
          <table:table-cell office:value-type="float" office:value="0.005545" calcext:value-type="float">
            <text:p>0.005545</text:p>
          </table:table-cell>
          <table:table-cell office:value-type="float" office:value="0" calcext:value-type="float">
            <text:p>0</text:p>
          </table:table-cell>
          <table:table-cell office:value-type="float" office:value="0.005544" calcext:value-type="float">
            <text:p>0.005544</text:p>
          </table:table-cell>
          <table:table-cell office:value-type="float" office:value="0" calcext:value-type="float">
            <text:p>0</text:p>
          </table:table-cell>
          <table:table-cell office:value-type="float" office:value="0.00446" calcext:value-type="float">
            <text:p>0.00446</text:p>
          </table:table-cell>
          <table:table-cell table:formula="of:=SUM([.Q6:.R6])" office:value-type="float" office:value="0.005544" calcext:value-type="float">
            <text:p>0.005544</text:p>
          </table:table-cell>
          <table:table-cell table:formula="of:=SUM([.T6:.U6])" office:value-type="float" office:value="0.010004" calcext:value-type="float">
            <text:p>0.010004</text:p>
          </table:table-cell>
          <table:table-cell table:formula="of:=SUM([.U6:.V6])" office:value-type="float" office:value="0.015548" calcext:value-type="float">
            <text:p>0.015548</text:p>
          </table:table-cell>
          <table:table-cell table:formula="of:=SUM([.U6:.V6])" office:value-type="float" office:value="0.015548" calcext:value-type="float">
            <text:p>0.015548</text:p>
          </table:table-cell>
          <table:table-cell table:formula="of:=SUM([.R6];[.T6])" office:value-type="float" office:value="0.010004" calcext:value-type="float">
            <text:p>0.010004</text:p>
          </table:table-cell>
          <table:table-cell table:formula="of:=SUM([.Q6];[.S6])" office:value-type="float" office:value="0" calcext:value-type="float">
            <text:p>0</text:p>
          </table:table-cell>
          <table:table-cell table:formula="of:=SUM([.O6];[.P6])" office:value-type="float" office:value="0.011207" calcext:value-type="float">
            <text:p>0.011207</text:p>
          </table:table-cell>
          <table:table-cell office:value-type="float" office:value="203" calcext:value-type="float">
            <text:p>203</text:p>
          </table:table-cell>
          <table:table-cell office:value-type="float" office:value="0.015649" calcext:value-type="float">
            <text:p>0.015649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05116" calcext:value-type="float">
            <text:p>0.005116</text:p>
          </table:table-cell>
          <table:table-cell office:value-type="float" office:value="0.010523" calcext:value-type="float">
            <text:p>0.010523</text:p>
          </table:table-cell>
          <table:table-cell office:value-type="float" office:value="0" calcext:value-type="float">
            <text:p>0</text:p>
          </table:table-cell>
          <table:table-cell office:value-type="float" office:value="0.014992" calcext:value-type="float">
            <text:p>0.014992</text:p>
          </table:table-cell>
          <table:table-cell table:formula="of:=SUM([.AE6:.AF6])" office:value-type="float" office:value="0.015639" calcext:value-type="float">
            <text:p>0.015639</text:p>
          </table:table-cell>
          <table:table-cell table:formula="of:=SUM([.AH6:.AI6])" office:value-type="float" office:value="0.030631" calcext:value-type="float">
            <text:p>0.030631</text:p>
          </table:table-cell>
          <table:table-cell table:formula="of:=SUM([.AI6:.AJ6])" office:value-type="float" office:value="0.04627" calcext:value-type="float">
            <text:p>0.04627</text:p>
          </table:table-cell>
          <table:table-cell table:formula="of:=SUM([.AI6:.AJ6])" office:value-type="float" office:value="0.04627" calcext:value-type="float">
            <text:p>0.04627</text:p>
          </table:table-cell>
          <table:table-cell table:formula="of:=SUM([.AF6];[.AH6])" office:value-type="float" office:value="0.025515" calcext:value-type="float">
            <text:p>0.025515</text:p>
          </table:table-cell>
          <table:table-cell table:formula="of:=SUM([.AE6];[.AG6])" office:value-type="float" office:value="0.005116" calcext:value-type="float">
            <text:p>0.005116</text:p>
          </table:table-cell>
          <table:table-cell table:formula="of:=SUM([.AC6];[.AD6])" office:value-type="float" office:value="0.030819" calcext:value-type="float">
            <text:p>0.030819</text:p>
          </table:table-cell>
          <table:table-cell office:value-type="float" office:value="203" calcext:value-type="float">
            <text:p>203</text:p>
          </table:table-cell>
          <table:table-cell office:value-type="float" office:value="0.008482" calcext:value-type="float">
            <text:p>0.008482</text:p>
          </table:table-cell>
          <table:table-cell office:value-type="float" office:value="0.008314" calcext:value-type="float">
            <text:p>0.008314</text:p>
          </table:table-cell>
          <table:table-cell office:value-type="float" office:value="0" calcext:value-type="float">
            <text:p>0</text:p>
          </table:table-cell>
          <table:table-cell office:value-type="float" office:value="0.008545" calcext:value-type="float">
            <text:p>0.008545</text:p>
          </table:table-cell>
          <table:table-cell office:value-type="float" office:value="0" calcext:value-type="float">
            <text:p>0</text:p>
          </table:table-cell>
          <table:table-cell office:value-type="float" office:value="0.005289" calcext:value-type="float">
            <text:p>0.005289</text:p>
          </table:table-cell>
          <table:table-cell table:formula="of:=SUM([.AS6:.AT6])" office:value-type="float" office:value="0.008545" calcext:value-type="float">
            <text:p>0.008545</text:p>
          </table:table-cell>
          <table:table-cell table:formula="of:=SUM([.AV6:.AW6])" office:value-type="float" office:value="0.013834" calcext:value-type="float">
            <text:p>0.013834</text:p>
          </table:table-cell>
          <table:table-cell table:formula="of:=SUM([.AW6:.AX6])" office:value-type="float" office:value="0.022379" calcext:value-type="float">
            <text:p>0.022379</text:p>
          </table:table-cell>
          <table:table-cell table:formula="of:=SUM([.AW6:.AX6])" office:value-type="float" office:value="0.022379" calcext:value-type="float">
            <text:p>0.022379</text:p>
          </table:table-cell>
          <table:table-cell table:formula="of:=SUM([.AT6];[.AV6])" office:value-type="float" office:value="0.013834" calcext:value-type="float">
            <text:p>0.013834</text:p>
          </table:table-cell>
          <table:table-cell table:formula="of:=SUM([.AS6];[.AU6])" office:value-type="float" office:value="0" calcext:value-type="float">
            <text:p>0</text:p>
          </table:table-cell>
          <table:table-cell table:formula="of:=SUM([.AQ6];[.AR6])" office:value-type="float" office:value="0.016796" calcext:value-type="float">
            <text:p>0.016796</text:p>
          </table:table-cell>
          <table:table-cell table:number-columns-repeated="96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20642" calcext:value-type="float">
            <text:p>0.020642</text:p>
          </table:table-cell>
          <table:table-cell office:value-type="float" office:value="0.020466" calcext:value-type="float">
            <text:p>0.020466</text:p>
          </table:table-cell>
          <table:table-cell office:value-type="float" office:value="0" calcext:value-type="float">
            <text:p>0</text:p>
          </table:table-cell>
          <table:table-cell office:value-type="float" office:value="0.020644" calcext:value-type="float">
            <text:p>0.020644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25167" calcext:value-type="float">
            <text:p>0.025167</text:p>
          </table:table-cell>
          <table:table-cell table:formula="of:=SUM([.D7:.E7])" office:value-type="float" office:value="0.020644" calcext:value-type="float">
            <text:p>0.020644</text:p>
          </table:table-cell>
          <table:table-cell table:formula="of:=SUM([.F7:.G7])" office:value-type="float" office:value="0.025281" calcext:value-type="float">
            <text:p>0.025281</text:p>
          </table:table-cell>
          <table:table-cell table:formula="of:=SUM([.H7:.I7])" office:value-type="float" office:value="0.045925" calcext:value-type="float">
            <text:p>0.045925</text:p>
          </table:table-cell>
          <table:table-cell table:formula="of:=SUM([.E7];[.G7])" office:value-type="float" office:value="0.045811" calcext:value-type="float">
            <text:p>0.045811</text:p>
          </table:table-cell>
          <table:table-cell table:formula="of:=SUM([.D7];[.F7])" office:value-type="float" office:value="0.000114" calcext:value-type="float">
            <text:p>0.000114</text:p>
          </table:table-cell>
          <table:table-cell table:formula="of:=SUM([.B7];[.C7])" office:value-type="float" office:value="0.041108" calcext:value-type="float">
            <text:p>0.041108</text:p>
          </table:table-cell>
          <table:table-cell office:value-type="float" office:value="269" calcext:value-type="float">
            <text:p>269</text:p>
          </table:table-cell>
          <table:table-cell office:value-type="float" office:value="0.007793" calcext:value-type="float">
            <text:p>0.007793</text:p>
          </table:table-cell>
          <table:table-cell office:value-type="float" office:value="0.007609" calcext:value-type="float">
            <text:p>0.007609</text:p>
          </table:table-cell>
          <table:table-cell office:value-type="float" office:value="0" calcext:value-type="float">
            <text:p>0</text:p>
          </table:table-cell>
          <table:table-cell office:value-type="float" office:value="0.007746" calcext:value-type="float">
            <text:p>0.007746</text:p>
          </table:table-cell>
          <table:table-cell office:value-type="float" office:value="0" calcext:value-type="float">
            <text:p>0</text:p>
          </table:table-cell>
          <table:table-cell office:value-type="float" office:value="0.005794" calcext:value-type="float">
            <text:p>0.005794</text:p>
          </table:table-cell>
          <table:table-cell table:formula="of:=SUM([.Q7:.R7])" office:value-type="float" office:value="0.007746" calcext:value-type="float">
            <text:p>0.007746</text:p>
          </table:table-cell>
          <table:table-cell table:formula="of:=SUM([.T7:.U7])" office:value-type="float" office:value="0.01354" calcext:value-type="float">
            <text:p>0.01354</text:p>
          </table:table-cell>
          <table:table-cell table:formula="of:=SUM([.U7:.V7])" office:value-type="float" office:value="0.021286" calcext:value-type="float">
            <text:p>0.021286</text:p>
          </table:table-cell>
          <table:table-cell table:formula="of:=SUM([.U7:.V7])" office:value-type="float" office:value="0.021286" calcext:value-type="float">
            <text:p>0.021286</text:p>
          </table:table-cell>
          <table:table-cell table:formula="of:=SUM([.R7];[.T7])" office:value-type="float" office:value="0.01354" calcext:value-type="float">
            <text:p>0.01354</text:p>
          </table:table-cell>
          <table:table-cell table:formula="of:=SUM([.Q7];[.S7])" office:value-type="float" office:value="0" calcext:value-type="float">
            <text:p>0</text:p>
          </table:table-cell>
          <table:table-cell table:formula="of:=SUM([.O7];[.P7])" office:value-type="float" office:value="0.015402" calcext:value-type="float">
            <text:p>0.015402</text:p>
          </table:table-cell>
          <table:table-cell office:value-type="float" office:value="269" calcext:value-type="float">
            <text:p>269</text:p>
          </table:table-cell>
          <table:table-cell office:value-type="float" office:value="0.01952" calcext:value-type="float">
            <text:p>0.01952</text:p>
          </table:table-cell>
          <table:table-cell office:value-type="float" office:value="0.018942" calcext:value-type="float">
            <text:p>0.018942</text:p>
          </table:table-cell>
          <table:table-cell office:value-type="float" office:value="0" calcext:value-type="float">
            <text:p>0</text:p>
          </table:table-cell>
          <table:table-cell office:value-type="float" office:value="0.01957" calcext:value-type="float">
            <text:p>0.01957</text:p>
          </table:table-cell>
          <table:table-cell office:value-type="float" office:value="0" calcext:value-type="float">
            <text:p>0</text:p>
          </table:table-cell>
          <table:table-cell office:value-type="float" office:value="0.018484" calcext:value-type="float">
            <text:p>0.018484</text:p>
          </table:table-cell>
          <table:table-cell table:formula="of:=SUM([.AE7:.AF7])" office:value-type="float" office:value="0.01957" calcext:value-type="float">
            <text:p>0.01957</text:p>
          </table:table-cell>
          <table:table-cell table:formula="of:=SUM([.AH7:.AI7])" office:value-type="float" office:value="0.038054" calcext:value-type="float">
            <text:p>0.038054</text:p>
          </table:table-cell>
          <table:table-cell table:formula="of:=SUM([.AI7:.AJ7])" office:value-type="float" office:value="0.057624" calcext:value-type="float">
            <text:p>0.057624</text:p>
          </table:table-cell>
          <table:table-cell table:formula="of:=SUM([.AI7:.AJ7])" office:value-type="float" office:value="0.057624" calcext:value-type="float">
            <text:p>0.057624</text:p>
          </table:table-cell>
          <table:table-cell table:formula="of:=SUM([.AF7];[.AH7])" office:value-type="float" office:value="0.038054" calcext:value-type="float">
            <text:p>0.038054</text:p>
          </table:table-cell>
          <table:table-cell table:formula="of:=SUM([.AE7];[.AG7])" office:value-type="float" office:value="0" calcext:value-type="float">
            <text:p>0</text:p>
          </table:table-cell>
          <table:table-cell table:formula="of:=SUM([.AC7];[.AD7])" office:value-type="float" office:value="0.038462" calcext:value-type="float">
            <text:p>0.038462</text:p>
          </table:table-cell>
          <table:table-cell office:value-type="float" office:value="269" calcext:value-type="float">
            <text:p>269</text:p>
          </table:table-cell>
          <table:table-cell office:value-type="float" office:value="0.007314" calcext:value-type="float">
            <text:p>0.007314</text:p>
          </table:table-cell>
          <table:table-cell office:value-type="float" office:value="0.007151" calcext:value-type="float">
            <text:p>0.007151</text:p>
          </table:table-cell>
          <table:table-cell office:value-type="float" office:value="0" calcext:value-type="float">
            <text:p>0</text:p>
          </table:table-cell>
          <table:table-cell office:value-type="float" office:value="0.007412" calcext:value-type="float">
            <text:p>0.007412</text:p>
          </table:table-cell>
          <table:table-cell office:value-type="float" office:value="0" calcext:value-type="float">
            <text:p>0</text:p>
          </table:table-cell>
          <table:table-cell office:value-type="float" office:value="0.005588" calcext:value-type="float">
            <text:p>0.005588</text:p>
          </table:table-cell>
          <table:table-cell table:formula="of:=SUM([.AS7:.AT7])" office:value-type="float" office:value="0.007412" calcext:value-type="float">
            <text:p>0.007412</text:p>
          </table:table-cell>
          <table:table-cell table:formula="of:=SUM([.AV7:.AW7])" office:value-type="float" office:value="0.013" calcext:value-type="float">
            <text:p>0.013</text:p>
          </table:table-cell>
          <table:table-cell table:formula="of:=SUM([.AW7:.AX7])" office:value-type="float" office:value="0.020412" calcext:value-type="float">
            <text:p>0.020412</text:p>
          </table:table-cell>
          <table:table-cell table:formula="of:=SUM([.AW7:.AX7])" office:value-type="float" office:value="0.020412" calcext:value-type="float">
            <text:p>0.020412</text:p>
          </table:table-cell>
          <table:table-cell table:formula="of:=SUM([.AT7];[.AV7])" office:value-type="float" office:value="0.013" calcext:value-type="float">
            <text:p>0.013</text:p>
          </table:table-cell>
          <table:table-cell table:formula="of:=SUM([.AS7];[.AU7])" office:value-type="float" office:value="0" calcext:value-type="float">
            <text:p>0</text:p>
          </table:table-cell>
          <table:table-cell table:formula="of:=SUM([.AQ7];[.AR7])" office:value-type="float" office:value="0.014465" calcext:value-type="float">
            <text:p>0.014465</text:p>
          </table:table-cell>
          <table:table-cell table:number-columns-repeated="96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25872" calcext:value-type="float">
            <text:p>0.025872</text:p>
          </table:table-cell>
          <table:table-cell office:value-type="float" office:value="0.025643" calcext:value-type="float">
            <text:p>0.025643</text:p>
          </table:table-cell>
          <table:table-cell office:value-type="float" office:value="0" calcext:value-type="float">
            <text:p>0</text:p>
          </table:table-cell>
          <table:table-cell office:value-type="float" office:value="0.025875" calcext:value-type="float">
            <text:p>0.025875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31089" calcext:value-type="float">
            <text:p>0.031089</text:p>
          </table:table-cell>
          <table:table-cell table:formula="of:=SUM([.D8:.E8])" office:value-type="float" office:value="0.025875" calcext:value-type="float">
            <text:p>0.025875</text:p>
          </table:table-cell>
          <table:table-cell table:formula="of:=SUM([.F8:.G8])" office:value-type="float" office:value="0.031308" calcext:value-type="float">
            <text:p>0.031308</text:p>
          </table:table-cell>
          <table:table-cell table:formula="of:=SUM([.H8:.I8])" office:value-type="float" office:value="0.057183" calcext:value-type="float">
            <text:p>0.057183</text:p>
          </table:table-cell>
          <table:table-cell table:formula="of:=SUM([.E8];[.G8])" office:value-type="float" office:value="0.056964" calcext:value-type="float">
            <text:p>0.056964</text:p>
          </table:table-cell>
          <table:table-cell table:formula="of:=SUM([.D8];[.F8])" office:value-type="float" office:value="0.000219" calcext:value-type="float">
            <text:p>0.000219</text:p>
          </table:table-cell>
          <table:table-cell table:formula="of:=SUM([.B8];[.C8])" office:value-type="float" office:value="0.051515" calcext:value-type="float">
            <text:p>0.051515</text:p>
          </table:table-cell>
          <table:table-cell office:value-type="float" office:value="335" calcext:value-type="float">
            <text:p>335</text:p>
          </table:table-cell>
          <table:table-cell office:value-type="float" office:value="0.009572" calcext:value-type="float">
            <text:p>0.009572</text:p>
          </table:table-cell>
          <table:table-cell office:value-type="float" office:value="0.009379" calcext:value-type="float">
            <text:p>0.009379</text:p>
          </table:table-cell>
          <table:table-cell office:value-type="float" office:value="0.004369" calcext:value-type="float">
            <text:p>0.004369</text:p>
          </table:table-cell>
          <table:table-cell office:value-type="float" office:value="0.00472" calcext:value-type="float">
            <text:p>0.00472</text:p>
          </table:table-cell>
          <table:table-cell office:value-type="float" office:value="0" calcext:value-type="float">
            <text:p>0</text:p>
          </table:table-cell>
          <table:table-cell office:value-type="float" office:value="0.007301" calcext:value-type="float">
            <text:p>0.007301</text:p>
          </table:table-cell>
          <table:table-cell table:formula="of:=SUM([.Q8:.R8])" office:value-type="float" office:value="0.009089" calcext:value-type="float">
            <text:p>0.009089</text:p>
          </table:table-cell>
          <table:table-cell table:formula="of:=SUM([.T8:.U8])" office:value-type="float" office:value="0.01639" calcext:value-type="float">
            <text:p>0.01639</text:p>
          </table:table-cell>
          <table:table-cell table:formula="of:=SUM([.U8:.V8])" office:value-type="float" office:value="0.025479" calcext:value-type="float">
            <text:p>0.025479</text:p>
          </table:table-cell>
          <table:table-cell table:formula="of:=SUM([.U8:.V8])" office:value-type="float" office:value="0.025479" calcext:value-type="float">
            <text:p>0.025479</text:p>
          </table:table-cell>
          <table:table-cell table:formula="of:=SUM([.R8];[.T8])" office:value-type="float" office:value="0.012021" calcext:value-type="float">
            <text:p>0.012021</text:p>
          </table:table-cell>
          <table:table-cell table:formula="of:=SUM([.Q8];[.S8])" office:value-type="float" office:value="0.004369" calcext:value-type="float">
            <text:p>0.004369</text:p>
          </table:table-cell>
          <table:table-cell table:formula="of:=SUM([.O8];[.P8])" office:value-type="float" office:value="0.018951" calcext:value-type="float">
            <text:p>0.018951</text:p>
          </table:table-cell>
          <table:table-cell office:value-type="float" office:value="335" calcext:value-type="float">
            <text:p>335</text:p>
          </table:table-cell>
          <table:table-cell office:value-type="float" office:value="0.018796" calcext:value-type="float">
            <text:p>0.018796</text:p>
          </table:table-cell>
          <table:table-cell office:value-type="float" office:value="0.018275" calcext:value-type="float">
            <text:p>0.018275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018741" calcext:value-type="float">
            <text:p>0.018741</text:p>
          </table:table-cell>
          <table:table-cell office:value-type="float" office:value="0" calcext:value-type="float">
            <text:p>0</text:p>
          </table:table-cell>
          <table:table-cell office:value-type="float" office:value="0.017329" calcext:value-type="float">
            <text:p>0.017329</text:p>
          </table:table-cell>
          <table:table-cell table:formula="of:=SUM([.AE8:.AF8])" office:value-type="float" office:value="0.018778" calcext:value-type="float">
            <text:p>0.018778</text:p>
          </table:table-cell>
          <table:table-cell table:formula="of:=SUM([.AH8:.AI8])" office:value-type="float" office:value="0.036107" calcext:value-type="float">
            <text:p>0.036107</text:p>
          </table:table-cell>
          <table:table-cell table:formula="of:=SUM([.AI8:.AJ8])" office:value-type="float" office:value="0.054885" calcext:value-type="float">
            <text:p>0.054885</text:p>
          </table:table-cell>
          <table:table-cell table:formula="of:=SUM([.AI8:.AJ8])" office:value-type="float" office:value="0.054885" calcext:value-type="float">
            <text:p>0.054885</text:p>
          </table:table-cell>
          <table:table-cell table:formula="of:=SUM([.AF8];[.AH8])" office:value-type="float" office:value="0.03607" calcext:value-type="float">
            <text:p>0.03607</text:p>
          </table:table-cell>
          <table:table-cell table:formula="of:=SUM([.AE8];[.AG8])" office:value-type="float" office:value="0.000037" calcext:value-type="float">
            <text:p>0.000037</text:p>
          </table:table-cell>
          <table:table-cell table:formula="of:=SUM([.AC8];[.AD8])" office:value-type="float" office:value="0.037071" calcext:value-type="float">
            <text:p>0.037071</text:p>
          </table:table-cell>
          <table:table-cell office:value-type="float" office:value="335" calcext:value-type="float">
            <text:p>335</text:p>
          </table:table-cell>
          <table:table-cell office:value-type="float" office:value="0.008902" calcext:value-type="float">
            <text:p>0.008902</text:p>
          </table:table-cell>
          <table:table-cell office:value-type="float" office:value="0.008696" calcext:value-type="float">
            <text:p>0.008696</text:p>
          </table:table-cell>
          <table:table-cell office:value-type="float" office:value="0" calcext:value-type="float">
            <text:p>0</text:p>
          </table:table-cell>
          <table:table-cell office:value-type="float" office:value="0.008954" calcext:value-type="float">
            <text:p>0.008954</text:p>
          </table:table-cell>
          <table:table-cell office:value-type="float" office:value="0" calcext:value-type="float">
            <text:p>0</text:p>
          </table:table-cell>
          <table:table-cell office:value-type="float" office:value="0.007191" calcext:value-type="float">
            <text:p>0.007191</text:p>
          </table:table-cell>
          <table:table-cell table:formula="of:=SUM([.AS8:.AT8])" office:value-type="float" office:value="0.008954" calcext:value-type="float">
            <text:p>0.008954</text:p>
          </table:table-cell>
          <table:table-cell table:formula="of:=SUM([.AV8:.AW8])" office:value-type="float" office:value="0.016145" calcext:value-type="float">
            <text:p>0.016145</text:p>
          </table:table-cell>
          <table:table-cell table:formula="of:=SUM([.AW8:.AX8])" office:value-type="float" office:value="0.025099" calcext:value-type="float">
            <text:p>0.025099</text:p>
          </table:table-cell>
          <table:table-cell table:formula="of:=SUM([.AW8:.AX8])" office:value-type="float" office:value="0.025099" calcext:value-type="float">
            <text:p>0.025099</text:p>
          </table:table-cell>
          <table:table-cell table:formula="of:=SUM([.AT8];[.AV8])" office:value-type="float" office:value="0.016145" calcext:value-type="float">
            <text:p>0.016145</text:p>
          </table:table-cell>
          <table:table-cell table:formula="of:=SUM([.AS8];[.AU8])" office:value-type="float" office:value="0" calcext:value-type="float">
            <text:p>0</text:p>
          </table:table-cell>
          <table:table-cell table:formula="of:=SUM([.AQ8];[.AR8])" office:value-type="float" office:value="0.017598" calcext:value-type="float">
            <text:p>0.017598</text:p>
          </table:table-cell>
          <table:table-cell table:number-columns-repeated="96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32231" calcext:value-type="float">
            <text:p>0.032231</text:p>
          </table:table-cell>
          <table:table-cell office:value-type="float" office:value="0.031915" calcext:value-type="float">
            <text:p>0.031915</text:p>
          </table:table-cell>
          <table:table-cell office:value-type="float" office:value="0" calcext:value-type="float">
            <text:p>0</text:p>
          </table:table-cell>
          <table:table-cell office:value-type="float" office:value="0.032234" calcext:value-type="float">
            <text:p>0.032234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.040442" calcext:value-type="float">
            <text:p>0.040442</text:p>
          </table:table-cell>
          <table:table-cell table:formula="of:=SUM([.D9:.E9])" office:value-type="float" office:value="0.032234" calcext:value-type="float">
            <text:p>0.032234</text:p>
          </table:table-cell>
          <table:table-cell table:formula="of:=SUM([.F9:.G9])" office:value-type="float" office:value="0.04068" calcext:value-type="float">
            <text:p>0.04068</text:p>
          </table:table-cell>
          <table:table-cell table:formula="of:=SUM([.H9:.I9])" office:value-type="float" office:value="0.072914" calcext:value-type="float">
            <text:p>0.072914</text:p>
          </table:table-cell>
          <table:table-cell table:formula="of:=SUM([.E9];[.G9])" office:value-type="float" office:value="0.072676" calcext:value-type="float">
            <text:p>0.072676</text:p>
          </table:table-cell>
          <table:table-cell table:formula="of:=SUM([.D9];[.F9])" office:value-type="float" office:value="0.000238" calcext:value-type="float">
            <text:p>0.000238</text:p>
          </table:table-cell>
          <table:table-cell table:formula="of:=SUM([.B9];[.C9])" office:value-type="float" office:value="0.064146" calcext:value-type="float">
            <text:p>0.064146</text:p>
          </table:table-cell>
          <table:table-cell office:value-type="float" office:value="401" calcext:value-type="float">
            <text:p>401</text:p>
          </table:table-cell>
          <table:table-cell office:value-type="float" office:value="0.013293" calcext:value-type="float">
            <text:p>0.013293</text:p>
          </table:table-cell>
          <table:table-cell office:value-type="float" office:value="0.012978" calcext:value-type="float">
            <text:p>0.012978</text:p>
          </table:table-cell>
          <table:table-cell office:value-type="float" office:value="0.000099" calcext:value-type="float">
            <text:p>0.000099</text:p>
          </table:table-cell>
          <table:table-cell office:value-type="float" office:value="0.013196" calcext:value-type="float">
            <text:p>0.013196</text:p>
          </table:table-cell>
          <table:table-cell office:value-type="float" office:value="0" calcext:value-type="float">
            <text:p>0</text:p>
          </table:table-cell>
          <table:table-cell office:value-type="float" office:value="0.009923" calcext:value-type="float">
            <text:p>0.009923</text:p>
          </table:table-cell>
          <table:table-cell table:formula="of:=SUM([.Q9:.R9])" office:value-type="float" office:value="0.013295" calcext:value-type="float">
            <text:p>0.013295</text:p>
          </table:table-cell>
          <table:table-cell table:formula="of:=SUM([.T9:.U9])" office:value-type="float" office:value="0.023218" calcext:value-type="float">
            <text:p>0.023218</text:p>
          </table:table-cell>
          <table:table-cell table:formula="of:=SUM([.U9:.V9])" office:value-type="float" office:value="0.036513" calcext:value-type="float">
            <text:p>0.036513</text:p>
          </table:table-cell>
          <table:table-cell table:formula="of:=SUM([.U9:.V9])" office:value-type="float" office:value="0.036513" calcext:value-type="float">
            <text:p>0.036513</text:p>
          </table:table-cell>
          <table:table-cell table:formula="of:=SUM([.R9];[.T9])" office:value-type="float" office:value="0.023119" calcext:value-type="float">
            <text:p>0.023119</text:p>
          </table:table-cell>
          <table:table-cell table:formula="of:=SUM([.Q9];[.S9])" office:value-type="float" office:value="0.000099" calcext:value-type="float">
            <text:p>0.000099</text:p>
          </table:table-cell>
          <table:table-cell table:formula="of:=SUM([.O9];[.P9])" office:value-type="float" office:value="0.026271" calcext:value-type="float">
            <text:p>0.026271</text:p>
          </table:table-cell>
          <table:table-cell office:value-type="float" office:value="401" calcext:value-type="float">
            <text:p>401</text:p>
          </table:table-cell>
          <table:table-cell office:value-type="float" office:value="0.033726" calcext:value-type="float">
            <text:p>0.033726</text:p>
          </table:table-cell>
          <table:table-cell office:value-type="float" office:value="0.032674" calcext:value-type="float">
            <text:p>0.032674</text:p>
          </table:table-cell>
          <table:table-cell office:value-type="float" office:value="0" calcext:value-type="float">
            <text:p>0</text:p>
          </table:table-cell>
          <table:table-cell office:value-type="float" office:value="0.033822" calcext:value-type="float">
            <text:p>0.033822</text:p>
          </table:table-cell>
          <table:table-cell office:value-type="float" office:value="0" calcext:value-type="float">
            <text:p>0</text:p>
          </table:table-cell>
          <table:table-cell office:value-type="float" office:value="0.032726" calcext:value-type="float">
            <text:p>0.032726</text:p>
          </table:table-cell>
          <table:table-cell table:formula="of:=SUM([.AE9:.AF9])" office:value-type="float" office:value="0.033822" calcext:value-type="float">
            <text:p>0.033822</text:p>
          </table:table-cell>
          <table:table-cell table:formula="of:=SUM([.AH9:.AI9])" office:value-type="float" office:value="0.066548" calcext:value-type="float">
            <text:p>0.066548</text:p>
          </table:table-cell>
          <table:table-cell table:formula="of:=SUM([.AI9:.AJ9])" office:value-type="float" office:value="0.10037" calcext:value-type="float">
            <text:p>0.10037</text:p>
          </table:table-cell>
          <table:table-cell table:formula="of:=SUM([.AI9:.AJ9])" office:value-type="float" office:value="0.10037" calcext:value-type="float">
            <text:p>0.10037</text:p>
          </table:table-cell>
          <table:table-cell table:formula="of:=SUM([.AF9];[.AH9])" office:value-type="float" office:value="0.066548" calcext:value-type="float">
            <text:p>0.066548</text:p>
          </table:table-cell>
          <table:table-cell table:formula="of:=SUM([.AE9];[.AG9])" office:value-type="float" office:value="0" calcext:value-type="float">
            <text:p>0</text:p>
          </table:table-cell>
          <table:table-cell table:formula="of:=SUM([.AC9];[.AD9])" office:value-type="float" office:value="0.0664" calcext:value-type="float">
            <text:p>0.0664</text:p>
          </table:table-cell>
          <table:table-cell office:value-type="float" office:value="401" calcext:value-type="float">
            <text:p>401</text:p>
          </table:table-cell>
          <table:table-cell office:value-type="float" office:value="0.01193" calcext:value-type="float">
            <text:p>0.01193</text:p>
          </table:table-cell>
          <table:table-cell office:value-type="float" office:value="0.011651" calcext:value-type="float">
            <text:p>0.011651</text:p>
          </table:table-cell>
          <table:table-cell office:value-type="float" office:value="0" calcext:value-type="float">
            <text:p>0</text:p>
          </table:table-cell>
          <table:table-cell office:value-type="float" office:value="0.011749" calcext:value-type="float">
            <text:p>0.011749</text:p>
          </table:table-cell>
          <table:table-cell office:value-type="float" office:value="0" calcext:value-type="float">
            <text:p>0</text:p>
          </table:table-cell>
          <table:table-cell office:value-type="float" office:value="0.009105" calcext:value-type="float">
            <text:p>0.009105</text:p>
          </table:table-cell>
          <table:table-cell table:formula="of:=SUM([.AS9:.AT9])" office:value-type="float" office:value="0.011749" calcext:value-type="float">
            <text:p>0.011749</text:p>
          </table:table-cell>
          <table:table-cell table:formula="of:=SUM([.AV9:.AW9])" office:value-type="float" office:value="0.020854" calcext:value-type="float">
            <text:p>0.020854</text:p>
          </table:table-cell>
          <table:table-cell table:formula="of:=SUM([.AW9:.AX9])" office:value-type="float" office:value="0.032603" calcext:value-type="float">
            <text:p>0.032603</text:p>
          </table:table-cell>
          <table:table-cell table:formula="of:=SUM([.AW9:.AX9])" office:value-type="float" office:value="0.032603" calcext:value-type="float">
            <text:p>0.032603</text:p>
          </table:table-cell>
          <table:table-cell table:formula="of:=SUM([.AT9];[.AV9])" office:value-type="float" office:value="0.020854" calcext:value-type="float">
            <text:p>0.020854</text:p>
          </table:table-cell>
          <table:table-cell table:formula="of:=SUM([.AS9];[.AU9])" office:value-type="float" office:value="0" calcext:value-type="float">
            <text:p>0</text:p>
          </table:table-cell>
          <table:table-cell table:formula="of:=SUM([.AQ9];[.AR9])" office:value-type="float" office:value="0.023581" calcext:value-type="float">
            <text:p>0.023581</text:p>
          </table:table-cell>
          <table:table-cell table:number-columns-repeated="96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37642" calcext:value-type="float">
            <text:p>0.037642</text:p>
          </table:table-cell>
          <table:table-cell office:value-type="float" office:value="0.03732" calcext:value-type="float">
            <text:p>0.03732</text:p>
          </table:table-cell>
          <table:table-cell office:value-type="float" office:value="0" calcext:value-type="float">
            <text:p>0</text:p>
          </table:table-cell>
          <table:table-cell office:value-type="float" office:value="0.037645" calcext:value-type="float">
            <text:p>0.037645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0.047303" calcext:value-type="float">
            <text:p>0.047303</text:p>
          </table:table-cell>
          <table:table-cell table:formula="of:=SUM([.D10:.E10])" office:value-type="float" office:value="0.037645" calcext:value-type="float">
            <text:p>0.037645</text:p>
          </table:table-cell>
          <table:table-cell table:formula="of:=SUM([.F10:.G10])" office:value-type="float" office:value="0.047639" calcext:value-type="float">
            <text:p>0.047639</text:p>
          </table:table-cell>
          <table:table-cell table:formula="of:=SUM([.H10:.I10])" office:value-type="float" office:value="0.085284" calcext:value-type="float">
            <text:p>0.085284</text:p>
          </table:table-cell>
          <table:table-cell table:formula="of:=SUM([.E10];[.G10])" office:value-type="float" office:value="0.084948" calcext:value-type="float">
            <text:p>0.084948</text:p>
          </table:table-cell>
          <table:table-cell table:formula="of:=SUM([.D10];[.F10])" office:value-type="float" office:value="0.000336" calcext:value-type="float">
            <text:p>0.000336</text:p>
          </table:table-cell>
          <table:table-cell table:formula="of:=SUM([.B10];[.C10])" office:value-type="float" office:value="0.074962" calcext:value-type="float">
            <text:p>0.074962</text:p>
          </table:table-cell>
          <table:table-cell office:value-type="float" office:value="467" calcext:value-type="float">
            <text:p>467</text:p>
          </table:table-cell>
          <table:table-cell office:value-type="float" office:value="0.013368" calcext:value-type="float">
            <text:p>0.013368</text:p>
          </table:table-cell>
          <table:table-cell office:value-type="float" office:value="0.013081" calcext:value-type="float">
            <text:p>0.013081</text:p>
          </table:table-cell>
          <table:table-cell office:value-type="float" office:value="0.000099" calcext:value-type="float">
            <text:p>0.000099</text:p>
          </table:table-cell>
          <table:table-cell office:value-type="float" office:value="0.013271" calcext:value-type="float">
            <text:p>0.013271</text:p>
          </table:table-cell>
          <table:table-cell office:value-type="float" office:value="0" calcext:value-type="float">
            <text:p>0</text:p>
          </table:table-cell>
          <table:table-cell office:value-type="float" office:value="0.010088" calcext:value-type="float">
            <text:p>0.010088</text:p>
          </table:table-cell>
          <table:table-cell table:formula="of:=SUM([.Q10:.R10])" office:value-type="float" office:value="0.01337" calcext:value-type="float">
            <text:p>0.01337</text:p>
          </table:table-cell>
          <table:table-cell table:formula="of:=SUM([.T10:.U10])" office:value-type="float" office:value="0.023458" calcext:value-type="float">
            <text:p>0.023458</text:p>
          </table:table-cell>
          <table:table-cell table:formula="of:=SUM([.U10:.V10])" office:value-type="float" office:value="0.036828" calcext:value-type="float">
            <text:p>0.036828</text:p>
          </table:table-cell>
          <table:table-cell table:formula="of:=SUM([.U10:.V10])" office:value-type="float" office:value="0.036828" calcext:value-type="float">
            <text:p>0.036828</text:p>
          </table:table-cell>
          <table:table-cell table:formula="of:=SUM([.R10];[.T10])" office:value-type="float" office:value="0.023359" calcext:value-type="float">
            <text:p>0.023359</text:p>
          </table:table-cell>
          <table:table-cell table:formula="of:=SUM([.Q10];[.S10])" office:value-type="float" office:value="0.000099" calcext:value-type="float">
            <text:p>0.000099</text:p>
          </table:table-cell>
          <table:table-cell table:formula="of:=SUM([.O10];[.P10])" office:value-type="float" office:value="0.026449" calcext:value-type="float">
            <text:p>0.026449</text:p>
          </table:table-cell>
          <table:table-cell office:value-type="float" office:value="467" calcext:value-type="float">
            <text:p>467</text:p>
          </table:table-cell>
          <table:table-cell office:value-type="float" office:value="0.039678" calcext:value-type="float">
            <text:p>0.039678</text:p>
          </table:table-cell>
          <table:table-cell office:value-type="float" office:value="0.038287" calcext:value-type="float">
            <text:p>0.038287</text:p>
          </table:table-cell>
          <table:table-cell office:value-type="float" office:value="0.009993" calcext:value-type="float">
            <text:p>0.009993</text:p>
          </table:table-cell>
          <table:table-cell office:value-type="float" office:value="0.029626" calcext:value-type="float">
            <text:p>0.029626</text:p>
          </table:table-cell>
          <table:table-cell office:value-type="float" office:value="0" calcext:value-type="float">
            <text:p>0</text:p>
          </table:table-cell>
          <table:table-cell office:value-type="float" office:value="0.037531" calcext:value-type="float">
            <text:p>0.037531</text:p>
          </table:table-cell>
          <table:table-cell table:formula="of:=SUM([.AE10:.AF10])" office:value-type="float" office:value="0.039619" calcext:value-type="float">
            <text:p>0.039619</text:p>
          </table:table-cell>
          <table:table-cell table:formula="of:=SUM([.AH10:.AI10])" office:value-type="float" office:value="0.07715" calcext:value-type="float">
            <text:p>0.07715</text:p>
          </table:table-cell>
          <table:table-cell table:formula="of:=SUM([.AI10:.AJ10])" office:value-type="float" office:value="0.116769" calcext:value-type="float">
            <text:p>0.116769</text:p>
          </table:table-cell>
          <table:table-cell table:formula="of:=SUM([.AI10:.AJ10])" office:value-type="float" office:value="0.116769" calcext:value-type="float">
            <text:p>0.116769</text:p>
          </table:table-cell>
          <table:table-cell table:formula="of:=SUM([.AF10];[.AH10])" office:value-type="float" office:value="0.067157" calcext:value-type="float">
            <text:p>0.067157</text:p>
          </table:table-cell>
          <table:table-cell table:formula="of:=SUM([.AE10];[.AG10])" office:value-type="float" office:value="0.009993" calcext:value-type="float">
            <text:p>0.009993</text:p>
          </table:table-cell>
          <table:table-cell table:formula="of:=SUM([.AC10];[.AD10])" office:value-type="float" office:value="0.077965" calcext:value-type="float">
            <text:p>0.077965</text:p>
          </table:table-cell>
          <table:table-cell office:value-type="float" office:value="467" calcext:value-type="float">
            <text:p>467</text:p>
          </table:table-cell>
          <table:table-cell office:value-type="float" office:value="0.013684" calcext:value-type="float">
            <text:p>0.013684</text:p>
          </table:table-cell>
          <table:table-cell office:value-type="float" office:value="0.013347" calcext:value-type="float">
            <text:p>0.013347</text:p>
          </table:table-cell>
          <table:table-cell office:value-type="float" office:value="0" calcext:value-type="float">
            <text:p>0</text:p>
          </table:table-cell>
          <table:table-cell office:value-type="float" office:value="0.013891" calcext:value-type="float">
            <text:p>0.013891</text:p>
          </table:table-cell>
          <table:table-cell office:value-type="float" office:value="0" calcext:value-type="float">
            <text:p>0</text:p>
          </table:table-cell>
          <table:table-cell office:value-type="float" office:value="0.009934" calcext:value-type="float">
            <text:p>0.009934</text:p>
          </table:table-cell>
          <table:table-cell table:formula="of:=SUM([.AS10:.AT10])" office:value-type="float" office:value="0.013891" calcext:value-type="float">
            <text:p>0.013891</text:p>
          </table:table-cell>
          <table:table-cell table:formula="of:=SUM([.AV10:.AW10])" office:value-type="float" office:value="0.023825" calcext:value-type="float">
            <text:p>0.023825</text:p>
          </table:table-cell>
          <table:table-cell table:formula="of:=SUM([.AW10:.AX10])" office:value-type="float" office:value="0.037716" calcext:value-type="float">
            <text:p>0.037716</text:p>
          </table:table-cell>
          <table:table-cell table:formula="of:=SUM([.AW10:.AX10])" office:value-type="float" office:value="0.037716" calcext:value-type="float">
            <text:p>0.037716</text:p>
          </table:table-cell>
          <table:table-cell table:formula="of:=SUM([.AT10];[.AV10])" office:value-type="float" office:value="0.023825" calcext:value-type="float">
            <text:p>0.023825</text:p>
          </table:table-cell>
          <table:table-cell table:formula="of:=SUM([.AS10];[.AU10])" office:value-type="float" office:value="0" calcext:value-type="float">
            <text:p>0</text:p>
          </table:table-cell>
          <table:table-cell table:formula="of:=SUM([.AQ10];[.AR10])" office:value-type="float" office:value="0.027031" calcext:value-type="float">
            <text:p>0.027031</text:p>
          </table:table-cell>
          <table:table-cell table:number-columns-repeated="96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41401" calcext:value-type="float">
            <text:p>0.041401</text:p>
          </table:table-cell>
          <table:table-cell office:value-type="float" office:value="0.041003" calcext:value-type="float">
            <text:p>0.041003</text:p>
          </table:table-cell>
          <table:table-cell office:value-type="float" office:value="0" calcext:value-type="float">
            <text:p>0</text:p>
          </table:table-cell>
          <table:table-cell office:value-type="float" office:value="0.041403" calcext:value-type="float">
            <text:p>0.041403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51272" calcext:value-type="float">
            <text:p>0.051272</text:p>
          </table:table-cell>
          <table:table-cell table:formula="of:=SUM([.D11:.E11])" office:value-type="float" office:value="0.041403" calcext:value-type="float">
            <text:p>0.041403</text:p>
          </table:table-cell>
          <table:table-cell table:formula="of:=SUM([.F11:.G11])" office:value-type="float" office:value="0.051387" calcext:value-type="float">
            <text:p>0.051387</text:p>
          </table:table-cell>
          <table:table-cell table:formula="of:=SUM([.H11:.I11])" office:value-type="float" office:value="0.09279" calcext:value-type="float">
            <text:p>0.09279</text:p>
          </table:table-cell>
          <table:table-cell table:formula="of:=SUM([.E11];[.G11])" office:value-type="float" office:value="0.092675" calcext:value-type="float">
            <text:p>0.092675</text:p>
          </table:table-cell>
          <table:table-cell table:formula="of:=SUM([.D11];[.F11])" office:value-type="float" office:value="0.000115" calcext:value-type="float">
            <text:p>0.000115</text:p>
          </table:table-cell>
          <table:table-cell table:formula="of:=SUM([.B11];[.C11])" office:value-type="float" office:value="0.082404" calcext:value-type="float">
            <text:p>0.082404</text:p>
          </table:table-cell>
          <table:table-cell office:value-type="float" office:value="533" calcext:value-type="float">
            <text:p>533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0.015029" calcext:value-type="float">
            <text:p>0.015029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15218" calcext:value-type="float">
            <text:p>0.015218</text:p>
          </table:table-cell>
          <table:table-cell office:value-type="float" office:value="0" calcext:value-type="float">
            <text:p>0</text:p>
          </table:table-cell>
          <table:table-cell office:value-type="float" office:value="0.011691" calcext:value-type="float">
            <text:p>0.011691</text:p>
          </table:table-cell>
          <table:table-cell table:formula="of:=SUM([.Q11:.R11])" office:value-type="float" office:value="0.015372" calcext:value-type="float">
            <text:p>0.015372</text:p>
          </table:table-cell>
          <table:table-cell table:formula="of:=SUM([.T11:.U11])" office:value-type="float" office:value="0.027063" calcext:value-type="float">
            <text:p>0.027063</text:p>
          </table:table-cell>
          <table:table-cell table:formula="of:=SUM([.U11:.V11])" office:value-type="float" office:value="0.042435" calcext:value-type="float">
            <text:p>0.042435</text:p>
          </table:table-cell>
          <table:table-cell table:formula="of:=SUM([.U11:.V11])" office:value-type="float" office:value="0.042435" calcext:value-type="float">
            <text:p>0.042435</text:p>
          </table:table-cell>
          <table:table-cell table:formula="of:=SUM([.R11];[.T11])" office:value-type="float" office:value="0.026909" calcext:value-type="float">
            <text:p>0.026909</text:p>
          </table:table-cell>
          <table:table-cell table:formula="of:=SUM([.Q11];[.S11])" office:value-type="float" office:value="0.000154" calcext:value-type="float">
            <text:p>0.000154</text:p>
          </table:table-cell>
          <table:table-cell table:formula="of:=SUM([.O11];[.P11])" office:value-type="float" office:value="0.030399" calcext:value-type="float">
            <text:p>0.030399</text:p>
          </table:table-cell>
          <table:table-cell office:value-type="float" office:value="533" calcext:value-type="float">
            <text:p>533</text:p>
          </table:table-cell>
          <table:table-cell office:value-type="float" office:value="0.041813" calcext:value-type="float">
            <text:p>0.041813</text:p>
          </table:table-cell>
          <table:table-cell office:value-type="float" office:value="0.040518" calcext:value-type="float">
            <text:p>0.040518</text:p>
          </table:table-cell>
          <table:table-cell office:value-type="float" office:value="0" calcext:value-type="float">
            <text:p>0</text:p>
          </table:table-cell>
          <table:table-cell office:value-type="float" office:value="0.042174" calcext:value-type="float">
            <text:p>0.042174</text:p>
          </table:table-cell>
          <table:table-cell office:value-type="float" office:value="0.000098" calcext:value-type="float">
            <text:p>0.000098</text:p>
          </table:table-cell>
          <table:table-cell office:value-type="float" office:value="0.040427" calcext:value-type="float">
            <text:p>0.040427</text:p>
          </table:table-cell>
          <table:table-cell table:formula="of:=SUM([.AE11:.AF11])" office:value-type="float" office:value="0.042174" calcext:value-type="float">
            <text:p>0.042174</text:p>
          </table:table-cell>
          <table:table-cell table:formula="of:=SUM([.AH11:.AI11])" office:value-type="float" office:value="0.082601" calcext:value-type="float">
            <text:p>0.082601</text:p>
          </table:table-cell>
          <table:table-cell table:formula="of:=SUM([.AI11:.AJ11])" office:value-type="float" office:value="0.124775" calcext:value-type="float">
            <text:p>0.124775</text:p>
          </table:table-cell>
          <table:table-cell table:formula="of:=SUM([.AI11:.AJ11])" office:value-type="float" office:value="0.124775" calcext:value-type="float">
            <text:p>0.124775</text:p>
          </table:table-cell>
          <table:table-cell table:formula="of:=SUM([.AF11];[.AH11])" office:value-type="float" office:value="0.082601" calcext:value-type="float">
            <text:p>0.082601</text:p>
          </table:table-cell>
          <table:table-cell table:formula="of:=SUM([.AE11];[.AG11])" office:value-type="float" office:value="0.000098" calcext:value-type="float">
            <text:p>0.000098</text:p>
          </table:table-cell>
          <table:table-cell table:formula="of:=SUM([.AC11];[.AD11])" office:value-type="float" office:value="0.082331" calcext:value-type="float">
            <text:p>0.082331</text:p>
          </table:table-cell>
          <table:table-cell office:value-type="float" office:value="533" calcext:value-type="float">
            <text:p>533</text:p>
          </table:table-cell>
          <table:table-cell office:value-type="float" office:value="0.016396" calcext:value-type="float">
            <text:p>0.016396</text:p>
          </table:table-cell>
          <table:table-cell office:value-type="float" office:value="0.015997" calcext:value-type="float">
            <text:p>0.015997</text:p>
          </table:table-cell>
          <table:table-cell office:value-type="float" office:value="0" calcext:value-type="float">
            <text:p>0</text:p>
          </table:table-cell>
          <table:table-cell office:value-type="float" office:value="0.016381" calcext:value-type="float">
            <text:p>0.016381</text:p>
          </table:table-cell>
          <table:table-cell office:value-type="float" office:value="0" calcext:value-type="float">
            <text:p>0</text:p>
          </table:table-cell>
          <table:table-cell office:value-type="float" office:value="0.011838" calcext:value-type="float">
            <text:p>0.011838</text:p>
          </table:table-cell>
          <table:table-cell table:formula="of:=SUM([.AS11:.AT11])" office:value-type="float" office:value="0.016381" calcext:value-type="float">
            <text:p>0.016381</text:p>
          </table:table-cell>
          <table:table-cell table:formula="of:=SUM([.AV11:.AW11])" office:value-type="float" office:value="0.028219" calcext:value-type="float">
            <text:p>0.028219</text:p>
          </table:table-cell>
          <table:table-cell table:formula="of:=SUM([.AW11:.AX11])" office:value-type="float" office:value="0.0446" calcext:value-type="float">
            <text:p>0.0446</text:p>
          </table:table-cell>
          <table:table-cell table:formula="of:=SUM([.AW11:.AX11])" office:value-type="float" office:value="0.0446" calcext:value-type="float">
            <text:p>0.0446</text:p>
          </table:table-cell>
          <table:table-cell table:formula="of:=SUM([.AT11];[.AV11])" office:value-type="float" office:value="0.028219" calcext:value-type="float">
            <text:p>0.028219</text:p>
          </table:table-cell>
          <table:table-cell table:formula="of:=SUM([.AS11];[.AU11])" office:value-type="float" office:value="0" calcext:value-type="float">
            <text:p>0</text:p>
          </table:table-cell>
          <table:table-cell table:formula="of:=SUM([.AQ11];[.AR11])" office:value-type="float" office:value="0.032393" calcext:value-type="float">
            <text:p>0.032393</text:p>
          </table:table-cell>
          <table:table-cell table:number-columns-repeated="96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4352" calcext:value-type="float">
            <text:p>0.04352</text:p>
          </table:table-cell>
          <table:table-cell office:value-type="float" office:value="0.04312" calcext:value-type="float">
            <text:p>0.04312</text:p>
          </table:table-cell>
          <table:table-cell office:value-type="float" office:value="0" calcext:value-type="float">
            <text:p>0</text:p>
          </table:table-cell>
          <table:table-cell office:value-type="float" office:value="0.043523" calcext:value-type="float">
            <text:p>0.043523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53527" calcext:value-type="float">
            <text:p>0.053527</text:p>
          </table:table-cell>
          <table:table-cell table:formula="of:=SUM([.D12:.E12])" office:value-type="float" office:value="0.043523" calcext:value-type="float">
            <text:p>0.043523</text:p>
          </table:table-cell>
          <table:table-cell table:formula="of:=SUM([.F12:.G12])" office:value-type="float" office:value="0.05364" calcext:value-type="float">
            <text:p>0.05364</text:p>
          </table:table-cell>
          <table:table-cell table:formula="of:=SUM([.H12:.I12])" office:value-type="float" office:value="0.097163" calcext:value-type="float">
            <text:p>0.097163</text:p>
          </table:table-cell>
          <table:table-cell table:formula="of:=SUM([.E12];[.G12])" office:value-type="float" office:value="0.09705" calcext:value-type="float">
            <text:p>0.09705</text:p>
          </table:table-cell>
          <table:table-cell table:formula="of:=SUM([.D12];[.F12])" office:value-type="float" office:value="0.000113" calcext:value-type="float">
            <text:p>0.000113</text:p>
          </table:table-cell>
          <table:table-cell table:formula="of:=SUM([.B12];[.C12])" office:value-type="float" office:value="0.08664" calcext:value-type="float">
            <text:p>0.08664</text:p>
          </table:table-cell>
          <table:table-cell office:value-type="float" office:value="599" calcext:value-type="float">
            <text:p>599</text:p>
          </table:table-cell>
          <table:table-cell office:value-type="float" office:value="0.01739" calcext:value-type="float">
            <text:p>0.01739</text:p>
          </table:table-cell>
          <table:table-cell office:value-type="float" office:value="0.017023" calcext:value-type="float">
            <text:p>0.017023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0.017331" calcext:value-type="float">
            <text:p>0.017331</text:p>
          </table:table-cell>
          <table:table-cell office:value-type="float" office:value="0" calcext:value-type="float">
            <text:p>0</text:p>
          </table:table-cell>
          <table:table-cell office:value-type="float" office:value="0.012836" calcext:value-type="float">
            <text:p>0.012836</text:p>
          </table:table-cell>
          <table:table-cell table:formula="of:=SUM([.Q12:.R12])" office:value-type="float" office:value="0.017392" calcext:value-type="float">
            <text:p>0.017392</text:p>
          </table:table-cell>
          <table:table-cell table:formula="of:=SUM([.T12:.U12])" office:value-type="float" office:value="0.030228" calcext:value-type="float">
            <text:p>0.030228</text:p>
          </table:table-cell>
          <table:table-cell table:formula="of:=SUM([.U12:.V12])" office:value-type="float" office:value="0.04762" calcext:value-type="float">
            <text:p>0.04762</text:p>
          </table:table-cell>
          <table:table-cell table:formula="of:=SUM([.U12:.V12])" office:value-type="float" office:value="0.04762" calcext:value-type="float">
            <text:p>0.04762</text:p>
          </table:table-cell>
          <table:table-cell table:formula="of:=SUM([.R12];[.T12])" office:value-type="float" office:value="0.030167" calcext:value-type="float">
            <text:p>0.030167</text:p>
          </table:table-cell>
          <table:table-cell table:formula="of:=SUM([.Q12];[.S12])" office:value-type="float" office:value="0.000061" calcext:value-type="float">
            <text:p>0.000061</text:p>
          </table:table-cell>
          <table:table-cell table:formula="of:=SUM([.O12];[.P12])" office:value-type="float" office:value="0.034413" calcext:value-type="float">
            <text:p>0.034413</text:p>
          </table:table-cell>
          <table:table-cell office:value-type="float" office:value="599" calcext:value-type="float">
            <text:p>599</text:p>
          </table:table-cell>
          <table:table-cell office:value-type="float" office:value="0.051826" calcext:value-type="float">
            <text:p>0.051826</text:p>
          </table:table-cell>
          <table:table-cell office:value-type="float" office:value="0.050202" calcext:value-type="float">
            <text:p>0.050202</text:p>
          </table:table-cell>
          <table:table-cell office:value-type="float" office:value="0" calcext:value-type="float">
            <text:p>0</text:p>
          </table:table-cell>
          <table:table-cell office:value-type="float" office:value="0.052184" calcext:value-type="float">
            <text:p>0.052184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50362" calcext:value-type="float">
            <text:p>0.050362</text:p>
          </table:table-cell>
          <table:table-cell table:formula="of:=SUM([.AE12:.AF12])" office:value-type="float" office:value="0.052184" calcext:value-type="float">
            <text:p>0.052184</text:p>
          </table:table-cell>
          <table:table-cell table:formula="of:=SUM([.AH12:.AI12])" office:value-type="float" office:value="0.102546" calcext:value-type="float">
            <text:p>0.102546</text:p>
          </table:table-cell>
          <table:table-cell table:formula="of:=SUM([.AI12:.AJ12])" office:value-type="float" office:value="0.15473" calcext:value-type="float">
            <text:p>0.15473</text:p>
          </table:table-cell>
          <table:table-cell table:formula="of:=SUM([.AI12:.AJ12])" office:value-type="float" office:value="0.15473" calcext:value-type="float">
            <text:p>0.15473</text:p>
          </table:table-cell>
          <table:table-cell table:formula="of:=SUM([.AF12];[.AH12])" office:value-type="float" office:value="0.102546" calcext:value-type="float">
            <text:p>0.102546</text:p>
          </table:table-cell>
          <table:table-cell table:formula="of:=SUM([.AE12];[.AG12])" office:value-type="float" office:value="0.00017" calcext:value-type="float">
            <text:p>0.00017</text:p>
          </table:table-cell>
          <table:table-cell table:formula="of:=SUM([.AC12];[.AD12])" office:value-type="float" office:value="0.102028" calcext:value-type="float">
            <text:p>0.102028</text:p>
          </table:table-cell>
          <table:table-cell office:value-type="float" office:value="599" calcext:value-type="float">
            <text:p>599</text:p>
          </table:table-cell>
          <table:table-cell office:value-type="float" office:value="0.016373" calcext:value-type="float">
            <text:p>0.016373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" calcext:value-type="float">
            <text:p>0</text:p>
          </table:table-cell>
          <table:table-cell office:value-type="float" office:value="0.016496" calcext:value-type="float">
            <text:p>0.016496</text:p>
          </table:table-cell>
          <table:table-cell office:value-type="float" office:value="0" calcext:value-type="float">
            <text:p>0</text:p>
          </table:table-cell>
          <table:table-cell office:value-type="float" office:value="0.012028" calcext:value-type="float">
            <text:p>0.012028</text:p>
          </table:table-cell>
          <table:table-cell table:formula="of:=SUM([.AS12:.AT12])" office:value-type="float" office:value="0.016496" calcext:value-type="float">
            <text:p>0.016496</text:p>
          </table:table-cell>
          <table:table-cell table:formula="of:=SUM([.AV12:.AW12])" office:value-type="float" office:value="0.028524" calcext:value-type="float">
            <text:p>0.028524</text:p>
          </table:table-cell>
          <table:table-cell table:formula="of:=SUM([.AW12:.AX12])" office:value-type="float" office:value="0.04502" calcext:value-type="float">
            <text:p>0.04502</text:p>
          </table:table-cell>
          <table:table-cell table:formula="of:=SUM([.AW12:.AX12])" office:value-type="float" office:value="0.04502" calcext:value-type="float">
            <text:p>0.04502</text:p>
          </table:table-cell>
          <table:table-cell table:formula="of:=SUM([.AT12];[.AV12])" office:value-type="float" office:value="0.028524" calcext:value-type="float">
            <text:p>0.028524</text:p>
          </table:table-cell>
          <table:table-cell table:formula="of:=SUM([.AS12];[.AU12])" office:value-type="float" office:value="0" calcext:value-type="float">
            <text:p>0</text:p>
          </table:table-cell>
          <table:table-cell table:formula="of:=SUM([.AQ12];[.AR12])" office:value-type="float" office:value="0.032383" calcext:value-type="float">
            <text:p>0.032383</text:p>
          </table:table-cell>
          <table:table-cell table:number-columns-repeated="969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54692" calcext:value-type="float">
            <text:p>0.054692</text:p>
          </table:table-cell>
          <table:table-cell office:value-type="float" office:value="0.054208" calcext:value-type="float">
            <text:p>0.054208</text:p>
          </table:table-cell>
          <table:table-cell office:value-type="float" office:value="0" calcext:value-type="float">
            <text:p>0</text:p>
          </table:table-cell>
          <table:table-cell office:value-type="float" office:value="0.054694" calcext:value-type="float">
            <text:p>0.054694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67142" calcext:value-type="float">
            <text:p>0.067142</text:p>
          </table:table-cell>
          <table:table-cell table:formula="of:=SUM([.D13:.E13])" office:value-type="float" office:value="0.054694" calcext:value-type="float">
            <text:p>0.054694</text:p>
          </table:table-cell>
          <table:table-cell table:formula="of:=SUM([.F13:.G13])" office:value-type="float" office:value="0.067362" calcext:value-type="float">
            <text:p>0.067362</text:p>
          </table:table-cell>
          <table:table-cell table:formula="of:=SUM([.H13:.I13])" office:value-type="float" office:value="0.122056" calcext:value-type="float">
            <text:p>0.122056</text:p>
          </table:table-cell>
          <table:table-cell table:formula="of:=SUM([.E13];[.G13])" office:value-type="float" office:value="0.121836" calcext:value-type="float">
            <text:p>0.121836</text:p>
          </table:table-cell>
          <table:table-cell table:formula="of:=SUM([.D13];[.F13])" office:value-type="float" office:value="0.00022" calcext:value-type="float">
            <text:p>0.00022</text:p>
          </table:table-cell>
          <table:table-cell table:formula="of:=SUM([.B13];[.C13])" office:value-type="float" office:value="0.1089" calcext:value-type="float">
            <text:p>0.1089</text:p>
          </table:table-cell>
          <table:table-cell office:value-type="float" office:value="665" calcext:value-type="float">
            <text:p>665</text:p>
          </table:table-cell>
          <table:table-cell office:value-type="float" office:value="0.020812" calcext:value-type="float">
            <text:p>0.020812</text:p>
          </table:table-cell>
          <table:table-cell office:value-type="float" office:value="0.02036" calcext:value-type="float">
            <text:p>0.0203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20515" calcext:value-type="float">
            <text:p>0.020515</text:p>
          </table:table-cell>
          <table:table-cell office:value-type="float" office:value="0" calcext:value-type="float">
            <text:p>0</text:p>
          </table:table-cell>
          <table:table-cell office:value-type="float" office:value="0.015166" calcext:value-type="float">
            <text:p>0.015166</text:p>
          </table:table-cell>
          <table:table-cell table:formula="of:=SUM([.Q13:.R13])" office:value-type="float" office:value="0.020815" calcext:value-type="float">
            <text:p>0.020815</text:p>
          </table:table-cell>
          <table:table-cell table:formula="of:=SUM([.T13:.U13])" office:value-type="float" office:value="0.035981" calcext:value-type="float">
            <text:p>0.035981</text:p>
          </table:table-cell>
          <table:table-cell table:formula="of:=SUM([.U13:.V13])" office:value-type="float" office:value="0.056796" calcext:value-type="float">
            <text:p>0.056796</text:p>
          </table:table-cell>
          <table:table-cell table:formula="of:=SUM([.U13:.V13])" office:value-type="float" office:value="0.056796" calcext:value-type="float">
            <text:p>0.056796</text:p>
          </table:table-cell>
          <table:table-cell table:formula="of:=SUM([.R13];[.T13])" office:value-type="float" office:value="0.035681" calcext:value-type="float">
            <text:p>0.035681</text:p>
          </table:table-cell>
          <table:table-cell table:formula="of:=SUM([.Q13];[.S13])" office:value-type="float" office:value="0.0003" calcext:value-type="float">
            <text:p>0.0003</text:p>
          </table:table-cell>
          <table:table-cell table:formula="of:=SUM([.O13];[.P13])" office:value-type="float" office:value="0.041172" calcext:value-type="float">
            <text:p>0.041172</text:p>
          </table:table-cell>
          <table:table-cell office:value-type="float" office:value="665" calcext:value-type="float">
            <text:p>665</text:p>
          </table:table-cell>
          <table:table-cell office:value-type="float" office:value="0.050952" calcext:value-type="float">
            <text:p>0.050952</text:p>
          </table:table-cell>
          <table:table-cell office:value-type="float" office:value="0.049361" calcext:value-type="float">
            <text:p>0.049361</text:p>
          </table:table-cell>
          <table:table-cell office:value-type="float" office:value="0" calcext:value-type="float">
            <text:p>0</text:p>
          </table:table-cell>
          <table:table-cell office:value-type="float" office:value="0.050671" calcext:value-type="float">
            <text:p>0.050671</text:p>
          </table:table-cell>
          <table:table-cell office:value-type="float" office:value="0" calcext:value-type="float">
            <text:p>0</text:p>
          </table:table-cell>
          <table:table-cell office:value-type="float" office:value="0.04906" calcext:value-type="float">
            <text:p>0.04906</text:p>
          </table:table-cell>
          <table:table-cell table:formula="of:=SUM([.AE13:.AF13])" office:value-type="float" office:value="0.050671" calcext:value-type="float">
            <text:p>0.050671</text:p>
          </table:table-cell>
          <table:table-cell table:formula="of:=SUM([.AH13:.AI13])" office:value-type="float" office:value="0.099731" calcext:value-type="float">
            <text:p>0.099731</text:p>
          </table:table-cell>
          <table:table-cell table:formula="of:=SUM([.AI13:.AJ13])" office:value-type="float" office:value="0.150402" calcext:value-type="float">
            <text:p>0.150402</text:p>
          </table:table-cell>
          <table:table-cell table:formula="of:=SUM([.AI13:.AJ13])" office:value-type="float" office:value="0.150402" calcext:value-type="float">
            <text:p>0.150402</text:p>
          </table:table-cell>
          <table:table-cell table:formula="of:=SUM([.AF13];[.AH13])" office:value-type="float" office:value="0.099731" calcext:value-type="float">
            <text:p>0.099731</text:p>
          </table:table-cell>
          <table:table-cell table:formula="of:=SUM([.AE13];[.AG13])" office:value-type="float" office:value="0" calcext:value-type="float">
            <text:p>0</text:p>
          </table:table-cell>
          <table:table-cell table:formula="of:=SUM([.AC13];[.AD13])" office:value-type="float" office:value="0.100313" calcext:value-type="float">
            <text:p>0.100313</text:p>
          </table:table-cell>
          <table:table-cell office:value-type="float" office:value="665" calcext:value-type="float">
            <text:p>665</text:p>
          </table:table-cell>
          <table:table-cell office:value-type="float" office:value="0.018151" calcext:value-type="float">
            <text:p>0.018151</text:p>
          </table:table-cell>
          <table:table-cell office:value-type="float" office:value="0.017729" calcext:value-type="float">
            <text:p>0.017729</text:p>
          </table:table-cell>
          <table:table-cell office:value-type="float" office:value="0" calcext:value-type="float">
            <text:p>0</text:p>
          </table:table-cell>
          <table:table-cell office:value-type="float" office:value="0.018219" calcext:value-type="float">
            <text:p>0.018219</text:p>
          </table:table-cell>
          <table:table-cell office:value-type="float" office:value="0" calcext:value-type="float">
            <text:p>0</text:p>
          </table:table-cell>
          <table:table-cell office:value-type="float" office:value="0.01337" calcext:value-type="float">
            <text:p>0.01337</text:p>
          </table:table-cell>
          <table:table-cell table:formula="of:=SUM([.AS13:.AT13])" office:value-type="float" office:value="0.018219" calcext:value-type="float">
            <text:p>0.018219</text:p>
          </table:table-cell>
          <table:table-cell table:formula="of:=SUM([.AV13:.AW13])" office:value-type="float" office:value="0.031589" calcext:value-type="float">
            <text:p>0.031589</text:p>
          </table:table-cell>
          <table:table-cell table:formula="of:=SUM([.AW13:.AX13])" office:value-type="float" office:value="0.049808" calcext:value-type="float">
            <text:p>0.049808</text:p>
          </table:table-cell>
          <table:table-cell table:formula="of:=SUM([.AW13:.AX13])" office:value-type="float" office:value="0.049808" calcext:value-type="float">
            <text:p>0.049808</text:p>
          </table:table-cell>
          <table:table-cell table:formula="of:=SUM([.AT13];[.AV13])" office:value-type="float" office:value="0.031589" calcext:value-type="float">
            <text:p>0.031589</text:p>
          </table:table-cell>
          <table:table-cell table:formula="of:=SUM([.AS13];[.AU13])" office:value-type="float" office:value="0" calcext:value-type="float">
            <text:p>0</text:p>
          </table:table-cell>
          <table:table-cell table:formula="of:=SUM([.AQ13];[.AR13])" office:value-type="float" office:value="0.03588" calcext:value-type="float">
            <text:p>0.03588</text:p>
          </table:table-cell>
          <table:table-cell table:number-columns-repeated="969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5535" calcext:value-type="float">
            <text:p>0.05535</text:p>
          </table:table-cell>
          <table:table-cell office:value-type="float" office:value="0.05485" calcext:value-type="float">
            <text:p>0.05485</text:p>
          </table:table-cell>
          <table:table-cell office:value-type="float" office:value="0.005058" calcext:value-type="float">
            <text:p>0.005058</text:p>
          </table:table-cell>
          <table:table-cell office:value-type="float" office:value="0.050295" calcext:value-type="float">
            <text:p>0.050295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0.068102" calcext:value-type="float">
            <text:p>0.068102</text:p>
          </table:table-cell>
          <table:table-cell table:formula="of:=SUM([.D14:.E14])" office:value-type="float" office:value="0.055353" calcext:value-type="float">
            <text:p>0.055353</text:p>
          </table:table-cell>
          <table:table-cell table:formula="of:=SUM([.F14:.G14])" office:value-type="float" office:value="0.068345" calcext:value-type="float">
            <text:p>0.068345</text:p>
          </table:table-cell>
          <table:table-cell table:formula="of:=SUM([.H14:.I14])" office:value-type="float" office:value="0.123698" calcext:value-type="float">
            <text:p>0.123698</text:p>
          </table:table-cell>
          <table:table-cell table:formula="of:=SUM([.E14];[.G14])" office:value-type="float" office:value="0.118397" calcext:value-type="float">
            <text:p>0.118397</text:p>
          </table:table-cell>
          <table:table-cell table:formula="of:=SUM([.D14];[.F14])" office:value-type="float" office:value="0.005301" calcext:value-type="float">
            <text:p>0.005301</text:p>
          </table:table-cell>
          <table:table-cell table:formula="of:=SUM([.B14];[.C14])" office:value-type="float" office:value="0.1102" calcext:value-type="float">
            <text:p>0.1102</text:p>
          </table:table-cell>
          <table:table-cell office:value-type="float" office:value="731" calcext:value-type="float">
            <text:p>731</text:p>
          </table:table-cell>
          <table:table-cell office:value-type="float" office:value="0.020731" calcext:value-type="float">
            <text:p>0.020731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20588" calcext:value-type="float">
            <text:p>0.020588</text:p>
          </table:table-cell>
          <table:table-cell office:value-type="float" office:value="0" calcext:value-type="float">
            <text:p>0</text:p>
          </table:table-cell>
          <table:table-cell office:value-type="float" office:value="0.015707" calcext:value-type="float">
            <text:p>0.015707</text:p>
          </table:table-cell>
          <table:table-cell table:formula="of:=SUM([.Q14:.R14])" office:value-type="float" office:value="0.020732" calcext:value-type="float">
            <text:p>0.020732</text:p>
          </table:table-cell>
          <table:table-cell table:formula="of:=SUM([.T14:.U14])" office:value-type="float" office:value="0.036439" calcext:value-type="float">
            <text:p>0.036439</text:p>
          </table:table-cell>
          <table:table-cell table:formula="of:=SUM([.U14:.V14])" office:value-type="float" office:value="0.057171" calcext:value-type="float">
            <text:p>0.057171</text:p>
          </table:table-cell>
          <table:table-cell table:formula="of:=SUM([.U14:.V14])" office:value-type="float" office:value="0.057171" calcext:value-type="float">
            <text:p>0.057171</text:p>
          </table:table-cell>
          <table:table-cell table:formula="of:=SUM([.R14];[.T14])" office:value-type="float" office:value="0.036295" calcext:value-type="float">
            <text:p>0.036295</text:p>
          </table:table-cell>
          <table:table-cell table:formula="of:=SUM([.Q14];[.S14])" office:value-type="float" office:value="0.000144" calcext:value-type="float">
            <text:p>0.000144</text:p>
          </table:table-cell>
          <table:table-cell table:formula="of:=SUM([.O14];[.P14])" office:value-type="float" office:value="0.041031" calcext:value-type="float">
            <text:p>0.041031</text:p>
          </table:table-cell>
          <table:table-cell office:value-type="float" office:value="731" calcext:value-type="float">
            <text:p>731</text:p>
          </table:table-cell>
          <table:table-cell office:value-type="float" office:value="0.059906" calcext:value-type="float">
            <text:p>0.059906</text:p>
          </table:table-cell>
          <table:table-cell office:value-type="float" office:value="0.058043" calcext:value-type="float">
            <text:p>0.058043</text:p>
          </table:table-cell>
          <table:table-cell office:value-type="float" office:value="0" calcext:value-type="float">
            <text:p>0</text:p>
          </table:table-cell>
          <table:table-cell office:value-type="float" office:value="0.05969" calcext:value-type="float">
            <text:p>0.05969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0.058412" calcext:value-type="float">
            <text:p>0.058412</text:p>
          </table:table-cell>
          <table:table-cell table:formula="of:=SUM([.AE14:.AF14])" office:value-type="float" office:value="0.05969" calcext:value-type="float">
            <text:p>0.05969</text:p>
          </table:table-cell>
          <table:table-cell table:formula="of:=SUM([.AH14:.AI14])" office:value-type="float" office:value="0.118102" calcext:value-type="float">
            <text:p>0.118102</text:p>
          </table:table-cell>
          <table:table-cell table:formula="of:=SUM([.AI14:.AJ14])" office:value-type="float" office:value="0.177792" calcext:value-type="float">
            <text:p>0.177792</text:p>
          </table:table-cell>
          <table:table-cell table:formula="of:=SUM([.AI14:.AJ14])" office:value-type="float" office:value="0.177792" calcext:value-type="float">
            <text:p>0.177792</text:p>
          </table:table-cell>
          <table:table-cell table:formula="of:=SUM([.AF14];[.AH14])" office:value-type="float" office:value="0.118102" calcext:value-type="float">
            <text:p>0.118102</text:p>
          </table:table-cell>
          <table:table-cell table:formula="of:=SUM([.AE14];[.AG14])" office:value-type="float" office:value="0.000089" calcext:value-type="float">
            <text:p>0.000089</text:p>
          </table:table-cell>
          <table:table-cell table:formula="of:=SUM([.AC14];[.AD14])" office:value-type="float" office:value="0.117949" calcext:value-type="float">
            <text:p>0.117949</text:p>
          </table:table-cell>
          <table:table-cell office:value-type="float" office:value="731" calcext:value-type="float">
            <text:p>731</text:p>
          </table:table-cell>
          <table:table-cell office:value-type="float" office:value="0.02082" calcext:value-type="float">
            <text:p>0.02082</text:p>
          </table:table-cell>
          <table:table-cell office:value-type="float" office:value="0.020317" calcext:value-type="float">
            <text:p>0.020317</text:p>
          </table:table-cell>
          <table:table-cell office:value-type="float" office:value="0" calcext:value-type="float">
            <text:p>0</text:p>
          </table:table-cell>
          <table:table-cell office:value-type="float" office:value="0.020543" calcext:value-type="float">
            <text:p>0.020543</text:p>
          </table:table-cell>
          <table:table-cell office:value-type="float" office:value="0" calcext:value-type="float">
            <text:p>0</text:p>
          </table:table-cell>
          <table:table-cell office:value-type="float" office:value="0.015698" calcext:value-type="float">
            <text:p>0.015698</text:p>
          </table:table-cell>
          <table:table-cell table:formula="of:=SUM([.AS14:.AT14])" office:value-type="float" office:value="0.020543" calcext:value-type="float">
            <text:p>0.020543</text:p>
          </table:table-cell>
          <table:table-cell table:formula="of:=SUM([.AV14:.AW14])" office:value-type="float" office:value="0.036241" calcext:value-type="float">
            <text:p>0.036241</text:p>
          </table:table-cell>
          <table:table-cell table:formula="of:=SUM([.AW14:.AX14])" office:value-type="float" office:value="0.056784" calcext:value-type="float">
            <text:p>0.056784</text:p>
          </table:table-cell>
          <table:table-cell table:formula="of:=SUM([.AW14:.AX14])" office:value-type="float" office:value="0.056784" calcext:value-type="float">
            <text:p>0.056784</text:p>
          </table:table-cell>
          <table:table-cell table:formula="of:=SUM([.AT14];[.AV14])" office:value-type="float" office:value="0.036241" calcext:value-type="float">
            <text:p>0.036241</text:p>
          </table:table-cell>
          <table:table-cell table:formula="of:=SUM([.AS14];[.AU14])" office:value-type="float" office:value="0" calcext:value-type="float">
            <text:p>0</text:p>
          </table:table-cell>
          <table:table-cell table:formula="of:=SUM([.AQ14];[.AR14])" office:value-type="float" office:value="0.041137" calcext:value-type="float">
            <text:p>0.041137</text:p>
          </table:table-cell>
          <table:table-cell table:number-columns-repeated="969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60929" calcext:value-type="float">
            <text:p>0.060929</text:p>
          </table:table-cell>
          <table:table-cell office:value-type="float" office:value="0.060383" calcext:value-type="float">
            <text:p>0.060383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60801" calcext:value-type="float">
            <text:p>0.060801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.075514" calcext:value-type="float">
            <text:p>0.075514</text:p>
          </table:table-cell>
          <table:table-cell table:formula="of:=SUM([.D15:.E15])" office:value-type="float" office:value="0.060932" calcext:value-type="float">
            <text:p>0.060932</text:p>
          </table:table-cell>
          <table:table-cell table:formula="of:=SUM([.F15:.G15])" office:value-type="float" office:value="0.075761" calcext:value-type="float">
            <text:p>0.075761</text:p>
          </table:table-cell>
          <table:table-cell table:formula="of:=SUM([.H15:.I15])" office:value-type="float" office:value="0.136693" calcext:value-type="float">
            <text:p>0.136693</text:p>
          </table:table-cell>
          <table:table-cell table:formula="of:=SUM([.E15];[.G15])" office:value-type="float" office:value="0.136315" calcext:value-type="float">
            <text:p>0.136315</text:p>
          </table:table-cell>
          <table:table-cell table:formula="of:=SUM([.D15];[.F15])" office:value-type="float" office:value="0.000378" calcext:value-type="float">
            <text:p>0.000378</text:p>
          </table:table-cell>
          <table:table-cell table:formula="of:=SUM([.B15];[.C15])" office:value-type="float" office:value="0.121312" calcext:value-type="float">
            <text:p>0.121312</text:p>
          </table:table-cell>
          <table:table-cell office:value-type="float" office:value="797" calcext:value-type="float">
            <text:p>797</text:p>
          </table:table-cell>
          <table:table-cell office:value-type="float" office:value="0.022359" calcext:value-type="float">
            <text:p>0.022359</text:p>
          </table:table-cell>
          <table:table-cell office:value-type="float" office:value="0.021869" calcext:value-type="float">
            <text:p>0.021869</text:p>
          </table:table-cell>
          <table:table-cell office:value-type="float" office:value="0.000473" calcext:value-type="float">
            <text:p>0.000473</text:p>
          </table:table-cell>
          <table:table-cell office:value-type="float" office:value="0.021889" calcext:value-type="float">
            <text:p>0.021889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0.01725" calcext:value-type="float">
            <text:p>0.01725</text:p>
          </table:table-cell>
          <table:table-cell table:formula="of:=SUM([.Q15:.R15])" office:value-type="float" office:value="0.022362" calcext:value-type="float">
            <text:p>0.022362</text:p>
          </table:table-cell>
          <table:table-cell table:formula="of:=SUM([.T15:.U15])" office:value-type="float" office:value="0.039612" calcext:value-type="float">
            <text:p>0.039612</text:p>
          </table:table-cell>
          <table:table-cell table:formula="of:=SUM([.U15:.V15])" office:value-type="float" office:value="0.061974" calcext:value-type="float">
            <text:p>0.061974</text:p>
          </table:table-cell>
          <table:table-cell table:formula="of:=SUM([.U15:.V15])" office:value-type="float" office:value="0.061974" calcext:value-type="float">
            <text:p>0.061974</text:p>
          </table:table-cell>
          <table:table-cell table:formula="of:=SUM([.R15];[.T15])" office:value-type="float" office:value="0.039139" calcext:value-type="float">
            <text:p>0.039139</text:p>
          </table:table-cell>
          <table:table-cell table:formula="of:=SUM([.Q15];[.S15])" office:value-type="float" office:value="0.00055" calcext:value-type="float">
            <text:p>0.00055</text:p>
          </table:table-cell>
          <table:table-cell table:formula="of:=SUM([.O15];[.P15])" office:value-type="float" office:value="0.044228" calcext:value-type="float">
            <text:p>0.044228</text:p>
          </table:table-cell>
          <table:table-cell office:value-type="float" office:value="797" calcext:value-type="float">
            <text:p>797</text:p>
          </table:table-cell>
          <table:table-cell office:value-type="float" office:value="0.053445" calcext:value-type="float">
            <text:p>0.053445</text:p>
          </table:table-cell>
          <table:table-cell office:value-type="float" office:value="0.051896" calcext:value-type="float">
            <text:p>0.051896</text:p>
          </table:table-cell>
          <table:table-cell office:value-type="float" office:value="0.005128" calcext:value-type="float">
            <text:p>0.005128</text:p>
          </table:table-cell>
          <table:table-cell office:value-type="float" office:value="0.048233" calcext:value-type="float">
            <text:p>0.048233</text:p>
          </table:table-cell>
          <table:table-cell office:value-type="float" office:value="0" calcext:value-type="float">
            <text:p>0</text:p>
          </table:table-cell>
          <table:table-cell office:value-type="float" office:value="0.050395" calcext:value-type="float">
            <text:p>0.050395</text:p>
          </table:table-cell>
          <table:table-cell table:formula="of:=SUM([.AE15:.AF15])" office:value-type="float" office:value="0.053361" calcext:value-type="float">
            <text:p>0.053361</text:p>
          </table:table-cell>
          <table:table-cell table:formula="of:=SUM([.AH15:.AI15])" office:value-type="float" office:value="0.103756" calcext:value-type="float">
            <text:p>0.103756</text:p>
          </table:table-cell>
          <table:table-cell table:formula="of:=SUM([.AI15:.AJ15])" office:value-type="float" office:value="0.157117" calcext:value-type="float">
            <text:p>0.157117</text:p>
          </table:table-cell>
          <table:table-cell table:formula="of:=SUM([.AI15:.AJ15])" office:value-type="float" office:value="0.157117" calcext:value-type="float">
            <text:p>0.157117</text:p>
          </table:table-cell>
          <table:table-cell table:formula="of:=SUM([.AF15];[.AH15])" office:value-type="float" office:value="0.098628" calcext:value-type="float">
            <text:p>0.098628</text:p>
          </table:table-cell>
          <table:table-cell table:formula="of:=SUM([.AE15];[.AG15])" office:value-type="float" office:value="0.005128" calcext:value-type="float">
            <text:p>0.005128</text:p>
          </table:table-cell>
          <table:table-cell table:formula="of:=SUM([.AC15];[.AD15])" office:value-type="float" office:value="0.105341" calcext:value-type="float">
            <text:p>0.105341</text:p>
          </table:table-cell>
          <table:table-cell office:value-type="float" office:value="797" calcext:value-type="float">
            <text:p>797</text:p>
          </table:table-cell>
          <table:table-cell office:value-type="float" office:value="0.022514" calcext:value-type="float">
            <text:p>0.022514</text:p>
          </table:table-cell>
          <table:table-cell office:value-type="float" office:value="0.02202" calcext:value-type="float">
            <text:p>0.02202</text:p>
          </table:table-cell>
          <table:table-cell office:value-type="float" office:value="0" calcext:value-type="float">
            <text:p>0</text:p>
          </table:table-cell>
          <table:table-cell office:value-type="float" office:value="0.022604" calcext:value-type="float">
            <text:p>0.022604</text:p>
          </table:table-cell>
          <table:table-cell office:value-type="float" office:value="0" calcext:value-type="float">
            <text:p>0</text:p>
          </table:table-cell>
          <table:table-cell office:value-type="float" office:value="0.016931" calcext:value-type="float">
            <text:p>0.016931</text:p>
          </table:table-cell>
          <table:table-cell table:formula="of:=SUM([.AS15:.AT15])" office:value-type="float" office:value="0.022604" calcext:value-type="float">
            <text:p>0.022604</text:p>
          </table:table-cell>
          <table:table-cell table:formula="of:=SUM([.AV15:.AW15])" office:value-type="float" office:value="0.039535" calcext:value-type="float">
            <text:p>0.039535</text:p>
          </table:table-cell>
          <table:table-cell table:formula="of:=SUM([.AW15:.AX15])" office:value-type="float" office:value="0.062139" calcext:value-type="float">
            <text:p>0.062139</text:p>
          </table:table-cell>
          <table:table-cell table:formula="of:=SUM([.AW15:.AX15])" office:value-type="float" office:value="0.062139" calcext:value-type="float">
            <text:p>0.062139</text:p>
          </table:table-cell>
          <table:table-cell table:formula="of:=SUM([.AT15];[.AV15])" office:value-type="float" office:value="0.039535" calcext:value-type="float">
            <text:p>0.039535</text:p>
          </table:table-cell>
          <table:table-cell table:formula="of:=SUM([.AS15];[.AU15])" office:value-type="float" office:value="0" calcext:value-type="float">
            <text:p>0</text:p>
          </table:table-cell>
          <table:table-cell table:formula="of:=SUM([.AQ15];[.AR15])" office:value-type="float" office:value="0.044534" calcext:value-type="float">
            <text:p>0.044534</text:p>
          </table:table-cell>
          <table:table-cell table:number-columns-repeated="969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065523" calcext:value-type="float">
            <text:p>0.065523</text:p>
          </table:table-cell>
          <table:table-cell office:value-type="float" office:value="0.064969" calcext:value-type="float">
            <text:p>0.064969</text:p>
          </table:table-cell>
          <table:table-cell office:value-type="float" office:value="0" calcext:value-type="float">
            <text:p>0</text:p>
          </table:table-cell>
          <table:table-cell office:value-type="float" office:value="0.065657" calcext:value-type="float">
            <text:p>0.065657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81184" calcext:value-type="float">
            <text:p>0.081184</text:p>
          </table:table-cell>
          <table:table-cell table:formula="of:=SUM([.D16:.E16])" office:value-type="float" office:value="0.065657" calcext:value-type="float">
            <text:p>0.065657</text:p>
          </table:table-cell>
          <table:table-cell table:formula="of:=SUM([.F16:.G16])" office:value-type="float" office:value="0.081296" calcext:value-type="float">
            <text:p>0.081296</text:p>
          </table:table-cell>
          <table:table-cell table:formula="of:=SUM([.H16:.I16])" office:value-type="float" office:value="0.146953" calcext:value-type="float">
            <text:p>0.146953</text:p>
          </table:table-cell>
          <table:table-cell table:formula="of:=SUM([.E16];[.G16])" office:value-type="float" office:value="0.146841" calcext:value-type="float">
            <text:p>0.146841</text:p>
          </table:table-cell>
          <table:table-cell table:formula="of:=SUM([.D16];[.F16])" office:value-type="float" office:value="0.000112" calcext:value-type="float">
            <text:p>0.000112</text:p>
          </table:table-cell>
          <table:table-cell table:formula="of:=SUM([.B16];[.C16])" office:value-type="float" office:value="0.130492" calcext:value-type="float">
            <text:p>0.130492</text:p>
          </table:table-cell>
          <table:table-cell office:value-type="float" office:value="863" calcext:value-type="float">
            <text:p>863</text:p>
          </table:table-cell>
          <table:table-cell office:value-type="float" office:value="0.025857" calcext:value-type="float">
            <text:p>0.025857</text:p>
          </table:table-cell>
          <table:table-cell office:value-type="float" office:value="0.02532" calcext:value-type="float">
            <text:p>0.02532</text:p>
          </table:table-cell>
          <table:table-cell office:value-type="float" office:value="0" calcext:value-type="float">
            <text:p>0</text:p>
          </table:table-cell>
          <table:table-cell office:value-type="float" office:value="0.025881" calcext:value-type="float">
            <text:p>0.025881</text:p>
          </table:table-cell>
          <table:table-cell office:value-type="float" office:value="0" calcext:value-type="float">
            <text:p>0</text:p>
          </table:table-cell>
          <table:table-cell office:value-type="float" office:value="0.019354" calcext:value-type="float">
            <text:p>0.019354</text:p>
          </table:table-cell>
          <table:table-cell table:formula="of:=SUM([.Q16:.R16])" office:value-type="float" office:value="0.025881" calcext:value-type="float">
            <text:p>0.025881</text:p>
          </table:table-cell>
          <table:table-cell table:formula="of:=SUM([.T16:.U16])" office:value-type="float" office:value="0.045235" calcext:value-type="float">
            <text:p>0.045235</text:p>
          </table:table-cell>
          <table:table-cell table:formula="of:=SUM([.U16:.V16])" office:value-type="float" office:value="0.071116" calcext:value-type="float">
            <text:p>0.071116</text:p>
          </table:table-cell>
          <table:table-cell table:formula="of:=SUM([.U16:.V16])" office:value-type="float" office:value="0.071116" calcext:value-type="float">
            <text:p>0.071116</text:p>
          </table:table-cell>
          <table:table-cell table:formula="of:=SUM([.R16];[.T16])" office:value-type="float" office:value="0.045235" calcext:value-type="float">
            <text:p>0.045235</text:p>
          </table:table-cell>
          <table:table-cell table:formula="of:=SUM([.Q16];[.S16])" office:value-type="float" office:value="0" calcext:value-type="float">
            <text:p>0</text:p>
          </table:table-cell>
          <table:table-cell table:formula="of:=SUM([.O16];[.P16])" office:value-type="float" office:value="0.051177" calcext:value-type="float">
            <text:p>0.051177</text:p>
          </table:table-cell>
          <table:table-cell office:value-type="float" office:value="863" calcext:value-type="float">
            <text:p>863</text:p>
          </table:table-cell>
          <table:table-cell office:value-type="float" office:value="0.074538" calcext:value-type="float">
            <text:p>0.074538</text:p>
          </table:table-cell>
          <table:table-cell office:value-type="float" office:value="0.072165" calcext:value-type="float">
            <text:p>0.072165</text:p>
          </table:table-cell>
          <table:table-cell office:value-type="float" office:value="0" calcext:value-type="float">
            <text:p>0</text:p>
          </table:table-cell>
          <table:table-cell office:value-type="float" office:value="0.074972" calcext:value-type="float">
            <text:p>0.074972</text:p>
          </table:table-cell>
          <table:table-cell office:value-type="float" office:value="0" calcext:value-type="float">
            <text:p>0</text:p>
          </table:table-cell>
          <table:table-cell office:value-type="float" office:value="0.072144" calcext:value-type="float">
            <text:p>0.072144</text:p>
          </table:table-cell>
          <table:table-cell table:formula="of:=SUM([.AE16:.AF16])" office:value-type="float" office:value="0.074972" calcext:value-type="float">
            <text:p>0.074972</text:p>
          </table:table-cell>
          <table:table-cell table:formula="of:=SUM([.AH16:.AI16])" office:value-type="float" office:value="0.147116" calcext:value-type="float">
            <text:p>0.147116</text:p>
          </table:table-cell>
          <table:table-cell table:formula="of:=SUM([.AI16:.AJ16])" office:value-type="float" office:value="0.222088" calcext:value-type="float">
            <text:p>0.222088</text:p>
          </table:table-cell>
          <table:table-cell table:formula="of:=SUM([.AI16:.AJ16])" office:value-type="float" office:value="0.222088" calcext:value-type="float">
            <text:p>0.222088</text:p>
          </table:table-cell>
          <table:table-cell table:formula="of:=SUM([.AF16];[.AH16])" office:value-type="float" office:value="0.147116" calcext:value-type="float">
            <text:p>0.147116</text:p>
          </table:table-cell>
          <table:table-cell table:formula="of:=SUM([.AE16];[.AG16])" office:value-type="float" office:value="0" calcext:value-type="float">
            <text:p>0</text:p>
          </table:table-cell>
          <table:table-cell table:formula="of:=SUM([.AC16];[.AD16])" office:value-type="float" office:value="0.146703" calcext:value-type="float">
            <text:p>0.146703</text:p>
          </table:table-cell>
          <table:table-cell office:value-type="float" office:value="863" calcext:value-type="float">
            <text:p>863</text:p>
          </table:table-cell>
          <table:table-cell office:value-type="float" office:value="0.022746" calcext:value-type="float">
            <text:p>0.022746</text:p>
          </table:table-cell>
          <table:table-cell office:value-type="float" office:value="0.022263" calcext:value-type="float">
            <text:p>0.022263</text:p>
          </table:table-cell>
          <table:table-cell office:value-type="float" office:value="0" calcext:value-type="float">
            <text:p>0</text:p>
          </table:table-cell>
          <table:table-cell office:value-type="float" office:value="0.022692" calcext:value-type="float">
            <text:p>0.022692</text:p>
          </table:table-cell>
          <table:table-cell office:value-type="float" office:value="0" calcext:value-type="float">
            <text:p>0</text:p>
          </table:table-cell>
          <table:table-cell office:value-type="float" office:value="0.01794" calcext:value-type="float">
            <text:p>0.01794</text:p>
          </table:table-cell>
          <table:table-cell table:formula="of:=SUM([.AS16:.AT16])" office:value-type="float" office:value="0.022692" calcext:value-type="float">
            <text:p>0.022692</text:p>
          </table:table-cell>
          <table:table-cell table:formula="of:=SUM([.AV16:.AW16])" office:value-type="float" office:value="0.040632" calcext:value-type="float">
            <text:p>0.040632</text:p>
          </table:table-cell>
          <table:table-cell table:formula="of:=SUM([.AW16:.AX16])" office:value-type="float" office:value="0.063324" calcext:value-type="float">
            <text:p>0.063324</text:p>
          </table:table-cell>
          <table:table-cell table:formula="of:=SUM([.AW16:.AX16])" office:value-type="float" office:value="0.063324" calcext:value-type="float">
            <text:p>0.063324</text:p>
          </table:table-cell>
          <table:table-cell table:formula="of:=SUM([.AT16];[.AV16])" office:value-type="float" office:value="0.040632" calcext:value-type="float">
            <text:p>0.040632</text:p>
          </table:table-cell>
          <table:table-cell table:formula="of:=SUM([.AS16];[.AU16])" office:value-type="float" office:value="0" calcext:value-type="float">
            <text:p>0</text:p>
          </table:table-cell>
          <table:table-cell table:formula="of:=SUM([.AQ16];[.AR16])" office:value-type="float" office:value="0.045009" calcext:value-type="float">
            <text:p>0.045009</text:p>
          </table:table-cell>
          <table:table-cell table:number-columns-repeated="969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071964" calcext:value-type="float">
            <text:p>0.071964</text:p>
          </table:table-cell>
          <table:table-cell office:value-type="float" office:value="0.071265" calcext:value-type="float">
            <text:p>0.071265</text:p>
          </table:table-cell>
          <table:table-cell office:value-type="float" office:value="0.010453" calcext:value-type="float">
            <text:p>0.010453</text:p>
          </table:table-cell>
          <table:table-cell office:value-type="float" office:value="0.061401" calcext:value-type="float">
            <text:p>0.061401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87485" calcext:value-type="float">
            <text:p>0.087485</text:p>
          </table:table-cell>
          <table:table-cell table:formula="of:=SUM([.D17:.E17])" office:value-type="float" office:value="0.071854" calcext:value-type="float">
            <text:p>0.071854</text:p>
          </table:table-cell>
          <table:table-cell table:formula="of:=SUM([.F17:.G17])" office:value-type="float" office:value="0.087905" calcext:value-type="float">
            <text:p>0.087905</text:p>
          </table:table-cell>
          <table:table-cell table:formula="of:=SUM([.H17:.I17])" office:value-type="float" office:value="0.159759" calcext:value-type="float">
            <text:p>0.159759</text:p>
          </table:table-cell>
          <table:table-cell table:formula="of:=SUM([.E17];[.G17])" office:value-type="float" office:value="0.148886" calcext:value-type="float">
            <text:p>0.148886</text:p>
          </table:table-cell>
          <table:table-cell table:formula="of:=SUM([.D17];[.F17])" office:value-type="float" office:value="0.010873" calcext:value-type="float">
            <text:p>0.010873</text:p>
          </table:table-cell>
          <table:table-cell table:formula="of:=SUM([.B17];[.C17])" office:value-type="float" office:value="0.143229" calcext:value-type="float">
            <text:p>0.143229</text:p>
          </table:table-cell>
          <table:table-cell office:value-type="float" office:value="929" calcext:value-type="float">
            <text:p>929</text:p>
          </table:table-cell>
          <table:table-cell office:value-type="float" office:value="0.027808" calcext:value-type="float">
            <text:p>0.027808</text:p>
          </table:table-cell>
          <table:table-cell office:value-type="float" office:value="0.027187" calcext:value-type="float">
            <text:p>0.027187</text:p>
          </table:table-cell>
          <table:table-cell office:value-type="float" office:value="0" calcext:value-type="float">
            <text:p>0</text:p>
          </table:table-cell>
          <table:table-cell office:value-type="float" office:value="0.027918" calcext:value-type="float">
            <text:p>0.027918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021087" calcext:value-type="float">
            <text:p>0.021087</text:p>
          </table:table-cell>
          <table:table-cell table:formula="of:=SUM([.Q17:.R17])" office:value-type="float" office:value="0.027918" calcext:value-type="float">
            <text:p>0.027918</text:p>
          </table:table-cell>
          <table:table-cell table:formula="of:=SUM([.T17:.U17])" office:value-type="float" office:value="0.049005" calcext:value-type="float">
            <text:p>0.049005</text:p>
          </table:table-cell>
          <table:table-cell table:formula="of:=SUM([.U17:.V17])" office:value-type="float" office:value="0.076923" calcext:value-type="float">
            <text:p>0.076923</text:p>
          </table:table-cell>
          <table:table-cell table:formula="of:=SUM([.U17:.V17])" office:value-type="float" office:value="0.076923" calcext:value-type="float">
            <text:p>0.076923</text:p>
          </table:table-cell>
          <table:table-cell table:formula="of:=SUM([.R17];[.T17])" office:value-type="float" office:value="0.049005" calcext:value-type="float">
            <text:p>0.049005</text:p>
          </table:table-cell>
          <table:table-cell table:formula="of:=SUM([.Q17];[.S17])" office:value-type="float" office:value="0.000044" calcext:value-type="float">
            <text:p>0.000044</text:p>
          </table:table-cell>
          <table:table-cell table:formula="of:=SUM([.O17];[.P17])" office:value-type="float" office:value="0.054995" calcext:value-type="float">
            <text:p>0.054995</text:p>
          </table:table-cell>
          <table:table-cell office:value-type="float" office:value="929" calcext:value-type="float">
            <text:p>929</text:p>
          </table:table-cell>
          <table:table-cell office:value-type="float" office:value="0.076529" calcext:value-type="float">
            <text:p>0.076529</text:p>
          </table:table-cell>
          <table:table-cell office:value-type="float" office:value="0.074143" calcext:value-type="float">
            <text:p>0.074143</text:p>
          </table:table-cell>
          <table:table-cell office:value-type="float" office:value="0" calcext:value-type="float">
            <text:p>0</text:p>
          </table:table-cell>
          <table:table-cell office:value-type="float" office:value="0.07761" calcext:value-type="float">
            <text:p>0.07761</text:p>
          </table:table-cell>
          <table:table-cell office:value-type="float" office:value="0" calcext:value-type="float">
            <text:p>0</text:p>
          </table:table-cell>
          <table:table-cell office:value-type="float" office:value="0.073133" calcext:value-type="float">
            <text:p>0.073133</text:p>
          </table:table-cell>
          <table:table-cell table:formula="of:=SUM([.AE17:.AF17])" office:value-type="float" office:value="0.07761" calcext:value-type="float">
            <text:p>0.07761</text:p>
          </table:table-cell>
          <table:table-cell table:formula="of:=SUM([.AH17:.AI17])" office:value-type="float" office:value="0.150743" calcext:value-type="float">
            <text:p>0.150743</text:p>
          </table:table-cell>
          <table:table-cell table:formula="of:=SUM([.AI17:.AJ17])" office:value-type="float" office:value="0.228353" calcext:value-type="float">
            <text:p>0.228353</text:p>
          </table:table-cell>
          <table:table-cell table:formula="of:=SUM([.AI17:.AJ17])" office:value-type="float" office:value="0.228353" calcext:value-type="float">
            <text:p>0.228353</text:p>
          </table:table-cell>
          <table:table-cell table:formula="of:=SUM([.AF17];[.AH17])" office:value-type="float" office:value="0.150743" calcext:value-type="float">
            <text:p>0.150743</text:p>
          </table:table-cell>
          <table:table-cell table:formula="of:=SUM([.AE17];[.AG17])" office:value-type="float" office:value="0" calcext:value-type="float">
            <text:p>0</text:p>
          </table:table-cell>
          <table:table-cell table:formula="of:=SUM([.AC17];[.AD17])" office:value-type="float" office:value="0.150672" calcext:value-type="float">
            <text:p>0.150672</text:p>
          </table:table-cell>
          <table:table-cell office:value-type="float" office:value="929" calcext:value-type="float">
            <text:p>929</text:p>
          </table:table-cell>
          <table:table-cell office:value-type="float" office:value="0.028673" calcext:value-type="float">
            <text:p>0.028673</text:p>
          </table:table-cell>
          <table:table-cell office:value-type="float" office:value="0.027966" calcext:value-type="float">
            <text:p>0.027966</text:p>
          </table:table-cell>
          <table:table-cell office:value-type="float" office:value="0.005068" calcext:value-type="float">
            <text:p>0.005068</text:p>
          </table:table-cell>
          <table:table-cell office:value-type="float" office:value="0.023584" calcext:value-type="float">
            <text:p>0.023584</text:p>
          </table:table-cell>
          <table:table-cell office:value-type="float" office:value="0" calcext:value-type="float">
            <text:p>0</text:p>
          </table:table-cell>
          <table:table-cell office:value-type="float" office:value="0.020812" calcext:value-type="float">
            <text:p>0.020812</text:p>
          </table:table-cell>
          <table:table-cell table:formula="of:=SUM([.AS17:.AT17])" office:value-type="float" office:value="0.028652" calcext:value-type="float">
            <text:p>0.028652</text:p>
          </table:table-cell>
          <table:table-cell table:formula="of:=SUM([.AV17:.AW17])" office:value-type="float" office:value="0.049464" calcext:value-type="float">
            <text:p>0.049464</text:p>
          </table:table-cell>
          <table:table-cell table:formula="of:=SUM([.AW17:.AX17])" office:value-type="float" office:value="0.078116" calcext:value-type="float">
            <text:p>0.078116</text:p>
          </table:table-cell>
          <table:table-cell table:formula="of:=SUM([.AW17:.AX17])" office:value-type="float" office:value="0.078116" calcext:value-type="float">
            <text:p>0.078116</text:p>
          </table:table-cell>
          <table:table-cell table:formula="of:=SUM([.AT17];[.AV17])" office:value-type="float" office:value="0.044396" calcext:value-type="float">
            <text:p>0.044396</text:p>
          </table:table-cell>
          <table:table-cell table:formula="of:=SUM([.AS17];[.AU17])" office:value-type="float" office:value="0.005068" calcext:value-type="float">
            <text:p>0.005068</text:p>
          </table:table-cell>
          <table:table-cell table:formula="of:=SUM([.AQ17];[.AR17])" office:value-type="float" office:value="0.056639" calcext:value-type="float">
            <text:p>0.056639</text:p>
          </table:table-cell>
          <table:table-cell table:number-columns-repeated="969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073175" calcext:value-type="float">
            <text:p>0.073175</text:p>
          </table:table-cell>
          <table:table-cell office:value-type="float" office:value="0.07254" calcext:value-type="float">
            <text:p>0.07254</text:p>
          </table:table-cell>
          <table:table-cell office:value-type="float" office:value="0" calcext:value-type="float">
            <text:p>0</text:p>
          </table:table-cell>
          <table:table-cell office:value-type="float" office:value="0.073803" calcext:value-type="float">
            <text:p>0.073803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0.085388" calcext:value-type="float">
            <text:p>0.085388</text:p>
          </table:table-cell>
          <table:table-cell table:formula="of:=SUM([.D18:.E18])" office:value-type="float" office:value="0.073803" calcext:value-type="float">
            <text:p>0.073803</text:p>
          </table:table-cell>
          <table:table-cell table:formula="of:=SUM([.F18:.G18])" office:value-type="float" office:value="0.085474" calcext:value-type="float">
            <text:p>0.085474</text:p>
          </table:table-cell>
          <table:table-cell table:formula="of:=SUM([.H18:.I18])" office:value-type="float" office:value="0.159277" calcext:value-type="float">
            <text:p>0.159277</text:p>
          </table:table-cell>
          <table:table-cell table:formula="of:=SUM([.E18];[.G18])" office:value-type="float" office:value="0.159191" calcext:value-type="float">
            <text:p>0.159191</text:p>
          </table:table-cell>
          <table:table-cell table:formula="of:=SUM([.D18];[.F18])" office:value-type="float" office:value="0.000086" calcext:value-type="float">
            <text:p>0.000086</text:p>
          </table:table-cell>
          <table:table-cell table:formula="of:=SUM([.B18];[.C18])" office:value-type="float" office:value="0.145715" calcext:value-type="float">
            <text:p>0.145715</text:p>
          </table:table-cell>
          <table:table-cell office:value-type="float" office:value="995" calcext:value-type="float">
            <text:p>995</text:p>
          </table:table-cell>
          <table:table-cell office:value-type="float" office:value="0.029108" calcext:value-type="float">
            <text:p>0.029108</text:p>
          </table:table-cell>
          <table:table-cell office:value-type="float" office:value="0.028468" calcext:value-type="float">
            <text:p>0.028468</text:p>
          </table:table-cell>
          <table:table-cell office:value-type="float" office:value="0" calcext:value-type="float">
            <text:p>0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022332" calcext:value-type="float">
            <text:p>0.022332</text:p>
          </table:table-cell>
          <table:table-cell table:formula="of:=SUM([.Q18:.R18])" office:value-type="float" office:value="0.0292" calcext:value-type="float">
            <text:p>0.0292</text:p>
          </table:table-cell>
          <table:table-cell table:formula="of:=SUM([.T18:.U18])" office:value-type="float" office:value="0.051532" calcext:value-type="float">
            <text:p>0.051532</text:p>
          </table:table-cell>
          <table:table-cell table:formula="of:=SUM([.U18:.V18])" office:value-type="float" office:value="0.080732" calcext:value-type="float">
            <text:p>0.080732</text:p>
          </table:table-cell>
          <table:table-cell table:formula="of:=SUM([.U18:.V18])" office:value-type="float" office:value="0.080732" calcext:value-type="float">
            <text:p>0.080732</text:p>
          </table:table-cell>
          <table:table-cell table:formula="of:=SUM([.R18];[.T18])" office:value-type="float" office:value="0.051532" calcext:value-type="float">
            <text:p>0.051532</text:p>
          </table:table-cell>
          <table:table-cell table:formula="of:=SUM([.Q18];[.S18])" office:value-type="float" office:value="0.000035" calcext:value-type="float">
            <text:p>0.000035</text:p>
          </table:table-cell>
          <table:table-cell table:formula="of:=SUM([.O18];[.P18])" office:value-type="float" office:value="0.057576" calcext:value-type="float">
            <text:p>0.057576</text:p>
          </table:table-cell>
          <table:table-cell office:value-type="float" office:value="995" calcext:value-type="float">
            <text:p>995</text:p>
          </table:table-cell>
          <table:table-cell office:value-type="float" office:value="0.084676" calcext:value-type="float">
            <text:p>0.084676</text:p>
          </table:table-cell>
          <table:table-cell office:value-type="float" office:value="0.081979" calcext:value-type="float">
            <text:p>0.081979</text:p>
          </table:table-cell>
          <table:table-cell office:value-type="float" office:value="0.003224" calcext:value-type="float">
            <text:p>0.003224</text:p>
          </table:table-cell>
          <table:table-cell office:value-type="float" office:value="0.080013" calcext:value-type="float">
            <text:p>0.080013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83272" calcext:value-type="float">
            <text:p>0.083272</text:p>
          </table:table-cell>
          <table:table-cell table:formula="of:=SUM([.AE18:.AF18])" office:value-type="float" office:value="0.083237" calcext:value-type="float">
            <text:p>0.083237</text:p>
          </table:table-cell>
          <table:table-cell table:formula="of:=SUM([.AH18:.AI18])" office:value-type="float" office:value="0.166509" calcext:value-type="float">
            <text:p>0.166509</text:p>
          </table:table-cell>
          <table:table-cell table:formula="of:=SUM([.AI18:.AJ18])" office:value-type="float" office:value="0.249746" calcext:value-type="float">
            <text:p>0.249746</text:p>
          </table:table-cell>
          <table:table-cell table:formula="of:=SUM([.AI18:.AJ18])" office:value-type="float" office:value="0.249746" calcext:value-type="float">
            <text:p>0.249746</text:p>
          </table:table-cell>
          <table:table-cell table:formula="of:=SUM([.AF18];[.AH18])" office:value-type="float" office:value="0.163285" calcext:value-type="float">
            <text:p>0.163285</text:p>
          </table:table-cell>
          <table:table-cell table:formula="of:=SUM([.AE18];[.AG18])" office:value-type="float" office:value="0.003329" calcext:value-type="float">
            <text:p>0.003329</text:p>
          </table:table-cell>
          <table:table-cell table:formula="of:=SUM([.AC18];[.AD18])" office:value-type="float" office:value="0.166655" calcext:value-type="float">
            <text:p>0.166655</text:p>
          </table:table-cell>
          <table:table-cell office:value-type="float" office:value="995" calcext:value-type="float">
            <text:p>995</text:p>
          </table:table-cell>
          <table:table-cell office:value-type="float" office:value="0.026417" calcext:value-type="float">
            <text:p>0.026417</text:p>
          </table:table-cell>
          <table:table-cell office:value-type="float" office:value="0.025796" calcext:value-type="float">
            <text:p>0.025796</text:p>
          </table:table-cell>
          <table:table-cell office:value-type="float" office:value="0" calcext:value-type="float">
            <text:p>0</text:p>
          </table:table-cell>
          <table:table-cell office:value-type="float" office:value="0.026523" calcext:value-type="float">
            <text:p>0.026523</text:p>
          </table:table-cell>
          <table:table-cell office:value-type="float" office:value="0" calcext:value-type="float">
            <text:p>0</text:p>
          </table:table-cell>
          <table:table-cell office:value-type="float" office:value="0.020193" calcext:value-type="float">
            <text:p>0.020193</text:p>
          </table:table-cell>
          <table:table-cell table:formula="of:=SUM([.AS18:.AT18])" office:value-type="float" office:value="0.026523" calcext:value-type="float">
            <text:p>0.026523</text:p>
          </table:table-cell>
          <table:table-cell table:formula="of:=SUM([.AV18:.AW18])" office:value-type="float" office:value="0.046716" calcext:value-type="float">
            <text:p>0.046716</text:p>
          </table:table-cell>
          <table:table-cell table:formula="of:=SUM([.AW18:.AX18])" office:value-type="float" office:value="0.073239" calcext:value-type="float">
            <text:p>0.073239</text:p>
          </table:table-cell>
          <table:table-cell table:formula="of:=SUM([.AW18:.AX18])" office:value-type="float" office:value="0.073239" calcext:value-type="float">
            <text:p>0.073239</text:p>
          </table:table-cell>
          <table:table-cell table:formula="of:=SUM([.AT18];[.AV18])" office:value-type="float" office:value="0.046716" calcext:value-type="float">
            <text:p>0.046716</text:p>
          </table:table-cell>
          <table:table-cell table:formula="of:=SUM([.AS18];[.AU18])" office:value-type="float" office:value="0" calcext:value-type="float">
            <text:p>0</text:p>
          </table:table-cell>
          <table:table-cell table:formula="of:=SUM([.AQ18];[.AR18])" office:value-type="float" office:value="0.052213" calcext:value-type="float">
            <text:p>0.052213</text:p>
          </table:table-cell>
          <table:table-cell table:number-columns-repeated="96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75054" calcext:value-type="float">
            <text:p>0.075054</text:p>
          </table:table-cell>
          <table:table-cell office:value-type="float" office:value="0.074425" calcext:value-type="float">
            <text:p>0.074425</text:p>
          </table:table-cell>
          <table:table-cell office:value-type="float" office:value="0" calcext:value-type="float">
            <text:p>0</text:p>
          </table:table-cell>
          <table:table-cell office:value-type="float" office:value="0.075061" calcext:value-type="float">
            <text:p>0.075061</text:p>
          </table:table-cell>
          <table:table-cell office:value-type="float" office:value="0.000356" calcext:value-type="float">
            <text:p>0.000356</text:p>
          </table:table-cell>
          <table:table-cell office:value-type="float" office:value="0.089764" calcext:value-type="float">
            <text:p>0.089764</text:p>
          </table:table-cell>
          <table:table-cell table:formula="of:=SUM([.D19:.E19])" office:value-type="float" office:value="0.075061" calcext:value-type="float">
            <text:p>0.075061</text:p>
          </table:table-cell>
          <table:table-cell table:formula="of:=SUM([.F19:.G19])" office:value-type="float" office:value="0.09012" calcext:value-type="float">
            <text:p>0.09012</text:p>
          </table:table-cell>
          <table:table-cell table:formula="of:=SUM([.H19:.I19])" office:value-type="float" office:value="0.165181" calcext:value-type="float">
            <text:p>0.165181</text:p>
          </table:table-cell>
          <table:table-cell table:formula="of:=SUM([.E19];[.G19])" office:value-type="float" office:value="0.164825" calcext:value-type="float">
            <text:p>0.164825</text:p>
          </table:table-cell>
          <table:table-cell table:formula="of:=SUM([.D19];[.F19])" office:value-type="float" office:value="0.000356" calcext:value-type="float">
            <text:p>0.000356</text:p>
          </table:table-cell>
          <table:table-cell table:formula="of:=SUM([.B19];[.C19])" office:value-type="float" office:value="0.149479" calcext:value-type="float">
            <text:p>0.149479</text:p>
          </table:table-cell>
          <table:table-cell office:value-type="float" office:value="1000" calcext:value-type="float">
            <text:p>1000</text:p>
          </table:table-cell>
          <table:table-cell office:value-type="float" office:value="0.029747" calcext:value-type="float">
            <text:p>0.029747</text:p>
          </table:table-cell>
          <table:table-cell office:value-type="float" office:value="0.029081" calcext:value-type="float">
            <text:p>0.029081</text:p>
          </table:table-cell>
          <table:table-cell office:value-type="float" office:value="0" calcext:value-type="float">
            <text:p>0</text:p>
          </table:table-cell>
          <table:table-cell office:value-type="float" office:value="0.02976" calcext:value-type="float">
            <text:p>0.02976</text:p>
          </table:table-cell>
          <table:table-cell office:value-type="float" office:value="0" calcext:value-type="float">
            <text:p>0</text:p>
          </table:table-cell>
          <table:table-cell office:value-type="float" office:value="0.022788" calcext:value-type="float">
            <text:p>0.022788</text:p>
          </table:table-cell>
          <table:table-cell table:formula="of:=SUM([.Q19:.R19])" office:value-type="float" office:value="0.02976" calcext:value-type="float">
            <text:p>0.02976</text:p>
          </table:table-cell>
          <table:table-cell table:formula="of:=SUM([.T19:.U19])" office:value-type="float" office:value="0.052548" calcext:value-type="float">
            <text:p>0.052548</text:p>
          </table:table-cell>
          <table:table-cell table:formula="of:=SUM([.U19:.V19])" office:value-type="float" office:value="0.082308" calcext:value-type="float">
            <text:p>0.082308</text:p>
          </table:table-cell>
          <table:table-cell table:formula="of:=SUM([.U19:.V19])" office:value-type="float" office:value="0.082308" calcext:value-type="float">
            <text:p>0.082308</text:p>
          </table:table-cell>
          <table:table-cell table:formula="of:=SUM([.R19];[.T19])" office:value-type="float" office:value="0.052548" calcext:value-type="float">
            <text:p>0.052548</text:p>
          </table:table-cell>
          <table:table-cell table:formula="of:=SUM([.Q19];[.S19])" office:value-type="float" office:value="0" calcext:value-type="float">
            <text:p>0</text:p>
          </table:table-cell>
          <table:table-cell table:formula="of:=SUM([.O19];[.P19])" office:value-type="float" office:value="0.058828" calcext:value-type="float">
            <text:p>0.058828</text:p>
          </table:table-cell>
          <table:table-cell office:value-type="float" office:value="1000" calcext:value-type="float">
            <text:p>1000</text:p>
          </table:table-cell>
          <table:table-cell office:value-type="float" office:value="0.042987" calcext:value-type="float">
            <text:p>0.042987</text:p>
          </table:table-cell>
          <table:table-cell office:value-type="float" office:value="0.041393" calcext:value-type="float">
            <text:p>0.041393</text:p>
          </table:table-cell>
          <table:table-cell office:value-type="float" office:value="0" calcext:value-type="float">
            <text:p>0</text:p>
          </table:table-cell>
          <table:table-cell office:value-type="float" office:value="0.043231" calcext:value-type="float">
            <text:p>0.043231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0.038285" calcext:value-type="float">
            <text:p>0.038285</text:p>
          </table:table-cell>
          <table:table-cell table:formula="of:=SUM([.AE19:.AF19])" office:value-type="float" office:value="0.043231" calcext:value-type="float">
            <text:p>0.043231</text:p>
          </table:table-cell>
          <table:table-cell table:formula="of:=SUM([.AH19:.AI19])" office:value-type="float" office:value="0.081516" calcext:value-type="float">
            <text:p>0.081516</text:p>
          </table:table-cell>
          <table:table-cell table:formula="of:=SUM([.AI19:.AJ19])" office:value-type="float" office:value="0.124747" calcext:value-type="float">
            <text:p>0.124747</text:p>
          </table:table-cell>
          <table:table-cell table:formula="of:=SUM([.AI19:.AJ19])" office:value-type="float" office:value="0.124747" calcext:value-type="float">
            <text:p>0.124747</text:p>
          </table:table-cell>
          <table:table-cell table:formula="of:=SUM([.AF19];[.AH19])" office:value-type="float" office:value="0.081516" calcext:value-type="float">
            <text:p>0.081516</text:p>
          </table:table-cell>
          <table:table-cell table:formula="of:=SUM([.AE19];[.AG19])" office:value-type="float" office:value="0.000049" calcext:value-type="float">
            <text:p>0.000049</text:p>
          </table:table-cell>
          <table:table-cell table:formula="of:=SUM([.AC19];[.AD19])" office:value-type="float" office:value="0.08438" calcext:value-type="float">
            <text:p>0.08438</text:p>
          </table:table-cell>
          <table:table-cell office:value-type="float" office:value="1000" calcext:value-type="float">
            <text:p>1000</text:p>
          </table:table-cell>
          <table:table-cell office:value-type="float" office:value="0.017253" calcext:value-type="float">
            <text:p>0.017253</text:p>
          </table:table-cell>
          <table:table-cell office:value-type="float" office:value="0.016781" calcext:value-type="float">
            <text:p>0.016781</text:p>
          </table:table-cell>
          <table:table-cell office:value-type="float" office:value="0" calcext:value-type="float">
            <text:p>0</text:p>
          </table:table-cell>
          <table:table-cell office:value-type="float" office:value="0.017531" calcext:value-type="float">
            <text:p>0.017531</text:p>
          </table:table-cell>
          <table:table-cell office:value-type="float" office:value="0" calcext:value-type="float">
            <text:p>0</text:p>
          </table:table-cell>
          <table:table-cell office:value-type="float" office:value="0.008447" calcext:value-type="float">
            <text:p>0.008447</text:p>
          </table:table-cell>
          <table:table-cell table:formula="of:=SUM([.AS19:.AT19])" office:value-type="float" office:value="0.017531" calcext:value-type="float">
            <text:p>0.017531</text:p>
          </table:table-cell>
          <table:table-cell table:formula="of:=SUM([.AV19:.AW19])" office:value-type="float" office:value="0.025978" calcext:value-type="float">
            <text:p>0.025978</text:p>
          </table:table-cell>
          <table:table-cell table:formula="of:=SUM([.AW19:.AX19])" office:value-type="float" office:value="0.043509" calcext:value-type="float">
            <text:p>0.043509</text:p>
          </table:table-cell>
          <table:table-cell table:formula="of:=SUM([.AW19:.AX19])" office:value-type="float" office:value="0.043509" calcext:value-type="float">
            <text:p>0.043509</text:p>
          </table:table-cell>
          <table:table-cell table:formula="of:=SUM([.AT19];[.AV19])" office:value-type="float" office:value="0.025978" calcext:value-type="float">
            <text:p>0.025978</text:p>
          </table:table-cell>
          <table:table-cell table:formula="of:=SUM([.AS19];[.AU19])" office:value-type="float" office:value="0" calcext:value-type="float">
            <text:p>0</text:p>
          </table:table-cell>
          <table:table-cell table:formula="of:=SUM([.AQ19];[.AR19])" office:value-type="float" office:value="0.034034" calcext:value-type="float">
            <text:p>0.034034</text:p>
          </table:table-cell>
          <table:table-cell table:number-columns-repeated="969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.107241" calcext:value-type="float">
            <text:p>0.107241</text:p>
          </table:table-cell>
          <table:table-cell office:value-type="float" office:value="0.106328" calcext:value-type="float">
            <text:p>0.106328</text:p>
          </table:table-cell>
          <table:table-cell office:value-type="float" office:value="0.004" calcext:value-type="float">
            <text:p>0.004</text:p>
          </table:table-cell>
          <table:table-cell office:value-type="float" office:value="0.103244" calcext:value-type="float">
            <text:p>0.103244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131296" calcext:value-type="float">
            <text:p>0.131296</text:p>
          </table:table-cell>
          <table:table-cell table:formula="of:=SUM([.D20:.E20])" office:value-type="float" office:value="0.107244" calcext:value-type="float">
            <text:p>0.107244</text:p>
          </table:table-cell>
          <table:table-cell table:formula="of:=SUM([.F20:.G20])" office:value-type="float" office:value="0.131638" calcext:value-type="float">
            <text:p>0.131638</text:p>
          </table:table-cell>
          <table:table-cell table:formula="of:=SUM([.H20:.I20])" office:value-type="float" office:value="0.238882" calcext:value-type="float">
            <text:p>0.238882</text:p>
          </table:table-cell>
          <table:table-cell table:formula="of:=SUM([.E20];[.G20])" office:value-type="float" office:value="0.23454" calcext:value-type="float">
            <text:p>0.23454</text:p>
          </table:table-cell>
          <table:table-cell table:formula="of:=SUM([.D20];[.F20])" office:value-type="float" office:value="0.004342" calcext:value-type="float">
            <text:p>0.004342</text:p>
          </table:table-cell>
          <table:table-cell table:formula="of:=SUM([.B20];[.C20])" office:value-type="float" office:value="0.213569" calcext:value-type="float">
            <text:p>0.213569</text:p>
          </table:table-cell>
          <table:table-cell office:value-type="float" office:value="1360" calcext:value-type="float">
            <text:p>1360</text:p>
          </table:table-cell>
          <table:table-cell office:value-type="float" office:value="0.040207" calcext:value-type="float">
            <text:p>0.040207</text:p>
          </table:table-cell>
          <table:table-cell office:value-type="float" office:value="0.03931" calcext:value-type="float">
            <text:p>0.03931</text:p>
          </table:table-cell>
          <table:table-cell office:value-type="float" office:value="0.004655" calcext:value-type="float">
            <text:p>0.004655</text:p>
          </table:table-cell>
          <table:table-cell office:value-type="float" office:value="0.035544" calcext:value-type="float">
            <text:p>0.035544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3074" calcext:value-type="float">
            <text:p>0.03074</text:p>
          </table:table-cell>
          <table:table-cell table:formula="of:=SUM([.Q20:.R20])" office:value-type="float" office:value="0.040199" calcext:value-type="float">
            <text:p>0.040199</text:p>
          </table:table-cell>
          <table:table-cell table:formula="of:=SUM([.T20:.U20])" office:value-type="float" office:value="0.070939" calcext:value-type="float">
            <text:p>0.070939</text:p>
          </table:table-cell>
          <table:table-cell table:formula="of:=SUM([.U20:.V20])" office:value-type="float" office:value="0.111138" calcext:value-type="float">
            <text:p>0.111138</text:p>
          </table:table-cell>
          <table:table-cell table:formula="of:=SUM([.U20:.V20])" office:value-type="float" office:value="0.111138" calcext:value-type="float">
            <text:p>0.111138</text:p>
          </table:table-cell>
          <table:table-cell table:formula="of:=SUM([.R20];[.T20])" office:value-type="float" office:value="0.066284" calcext:value-type="float">
            <text:p>0.066284</text:p>
          </table:table-cell>
          <table:table-cell table:formula="of:=SUM([.Q20];[.S20])" office:value-type="float" office:value="0.004689" calcext:value-type="float">
            <text:p>0.004689</text:p>
          </table:table-cell>
          <table:table-cell table:formula="of:=SUM([.O20];[.P20])" office:value-type="float" office:value="0.079517" calcext:value-type="float">
            <text:p>0.079517</text:p>
          </table:table-cell>
          <table:table-cell office:value-type="float" office:value="1360" calcext:value-type="float">
            <text:p>1360</text:p>
          </table:table-cell>
          <table:table-cell office:value-type="float" office:value="0.058775" calcext:value-type="float">
            <text:p>0.058775</text:p>
          </table:table-cell>
          <table:table-cell office:value-type="float" office:value="0.056603" calcext:value-type="float">
            <text:p>0.056603</text:p>
          </table:table-cell>
          <table:table-cell office:value-type="float" office:value="0" calcext:value-type="float">
            <text:p>0</text:p>
          </table:table-cell>
          <table:table-cell office:value-type="float" office:value="0.059689" calcext:value-type="float">
            <text:p>0.059689</text:p>
          </table:table-cell>
          <table:table-cell office:value-type="float" office:value="0" calcext:value-type="float">
            <text:p>0</text:p>
          </table:table-cell>
          <table:table-cell office:value-type="float" office:value="0.05237" calcext:value-type="float">
            <text:p>0.05237</text:p>
          </table:table-cell>
          <table:table-cell table:formula="of:=SUM([.AE20:.AF20])" office:value-type="float" office:value="0.059689" calcext:value-type="float">
            <text:p>0.059689</text:p>
          </table:table-cell>
          <table:table-cell table:formula="of:=SUM([.AH20:.AI20])" office:value-type="float" office:value="0.112059" calcext:value-type="float">
            <text:p>0.112059</text:p>
          </table:table-cell>
          <table:table-cell table:formula="of:=SUM([.AI20:.AJ20])" office:value-type="float" office:value="0.171748" calcext:value-type="float">
            <text:p>0.171748</text:p>
          </table:table-cell>
          <table:table-cell table:formula="of:=SUM([.AI20:.AJ20])" office:value-type="float" office:value="0.171748" calcext:value-type="float">
            <text:p>0.171748</text:p>
          </table:table-cell>
          <table:table-cell table:formula="of:=SUM([.AF20];[.AH20])" office:value-type="float" office:value="0.112059" calcext:value-type="float">
            <text:p>0.112059</text:p>
          </table:table-cell>
          <table:table-cell table:formula="of:=SUM([.AE20];[.AG20])" office:value-type="float" office:value="0" calcext:value-type="float">
            <text:p>0</text:p>
          </table:table-cell>
          <table:table-cell table:formula="of:=SUM([.AC20];[.AD20])" office:value-type="float" office:value="0.115378" calcext:value-type="float">
            <text:p>0.115378</text:p>
          </table:table-cell>
          <table:table-cell office:value-type="float" office:value="1360" calcext:value-type="float">
            <text:p>1360</text:p>
          </table:table-cell>
          <table:table-cell office:value-type="float" office:value="0.023435" calcext:value-type="float">
            <text:p>0.023435</text:p>
          </table:table-cell>
          <table:table-cell office:value-type="float" office:value="0.022793" calcext:value-type="float">
            <text:p>0.022793</text:p>
          </table:table-cell>
          <table:table-cell office:value-type="float" office:value="0" calcext:value-type="float">
            <text:p>0</text:p>
          </table:table-cell>
          <table:table-cell office:value-type="float" office:value="0.023378" calcext:value-type="float">
            <text:p>0.023378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1172" calcext:value-type="float">
            <text:p>0.01172</text:p>
          </table:table-cell>
          <table:table-cell table:formula="of:=SUM([.AS20:.AT20])" office:value-type="float" office:value="0.023378" calcext:value-type="float">
            <text:p>0.023378</text:p>
          </table:table-cell>
          <table:table-cell table:formula="of:=SUM([.AV20:.AW20])" office:value-type="float" office:value="0.035098" calcext:value-type="float">
            <text:p>0.035098</text:p>
          </table:table-cell>
          <table:table-cell table:formula="of:=SUM([.AW20:.AX20])" office:value-type="float" office:value="0.058476" calcext:value-type="float">
            <text:p>0.058476</text:p>
          </table:table-cell>
          <table:table-cell table:formula="of:=SUM([.AW20:.AX20])" office:value-type="float" office:value="0.058476" calcext:value-type="float">
            <text:p>0.058476</text:p>
          </table:table-cell>
          <table:table-cell table:formula="of:=SUM([.AT20];[.AV20])" office:value-type="float" office:value="0.035098" calcext:value-type="float">
            <text:p>0.035098</text:p>
          </table:table-cell>
          <table:table-cell table:formula="of:=SUM([.AS20];[.AU20])" office:value-type="float" office:value="0.000022" calcext:value-type="float">
            <text:p>0.000022</text:p>
          </table:table-cell>
          <table:table-cell table:formula="of:=SUM([.AQ20];[.AR20])" office:value-type="float" office:value="0.046228" calcext:value-type="float">
            <text:p>0.046228</text:p>
          </table:table-cell>
          <table:table-cell table:number-columns-repeated="969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.137649" calcext:value-type="float">
            <text:p>0.137649</text:p>
          </table:table-cell>
          <table:table-cell office:value-type="float" office:value="0.136472" calcext:value-type="float">
            <text:p>0.136472</text:p>
          </table:table-cell>
          <table:table-cell office:value-type="float" office:value="0.007914" calcext:value-type="float">
            <text:p>0.007914</text:p>
          </table:table-cell>
          <table:table-cell office:value-type="float" office:value="0.129738" calcext:value-type="float">
            <text:p>0.129738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.168999" calcext:value-type="float">
            <text:p>0.168999</text:p>
          </table:table-cell>
          <table:table-cell table:formula="of:=SUM([.D21:.E21])" office:value-type="float" office:value="0.137652" calcext:value-type="float">
            <text:p>0.137652</text:p>
          </table:table-cell>
          <table:table-cell table:formula="of:=SUM([.F21:.G21])" office:value-type="float" office:value="0.169348" calcext:value-type="float">
            <text:p>0.169348</text:p>
          </table:table-cell>
          <table:table-cell table:formula="of:=SUM([.H21:.I21])" office:value-type="float" office:value="0.307" calcext:value-type="float">
            <text:p>0.307</text:p>
          </table:table-cell>
          <table:table-cell table:formula="of:=SUM([.E21];[.G21])" office:value-type="float" office:value="0.298737" calcext:value-type="float">
            <text:p>0.298737</text:p>
          </table:table-cell>
          <table:table-cell table:formula="of:=SUM([.D21];[.F21])" office:value-type="float" office:value="0.008263" calcext:value-type="float">
            <text:p>0.008263</text:p>
          </table:table-cell>
          <table:table-cell table:formula="of:=SUM([.B21];[.C21])" office:value-type="float" office:value="0.274121" calcext:value-type="float">
            <text:p>0.274121</text:p>
          </table:table-cell>
          <table:table-cell office:value-type="float" office:value="1720" calcext:value-type="float">
            <text:p>1720</text:p>
          </table:table-cell>
          <table:table-cell office:value-type="float" office:value="0.04821" calcext:value-type="float">
            <text:p>0.04821</text:p>
          </table:table-cell>
          <table:table-cell office:value-type="float" office:value="0.047184" calcext:value-type="float">
            <text:p>0.047184</text:p>
          </table:table-cell>
          <table:table-cell office:value-type="float" office:value="0.000347" calcext:value-type="float">
            <text:p>0.000347</text:p>
          </table:table-cell>
          <table:table-cell office:value-type="float" office:value="0.047866" calcext:value-type="float">
            <text:p>0.047866</text:p>
          </table:table-cell>
          <table:table-cell office:value-type="float" office:value="0" calcext:value-type="float">
            <text:p>0</text:p>
          </table:table-cell>
          <table:table-cell office:value-type="float" office:value="0.037583" calcext:value-type="float">
            <text:p>0.037583</text:p>
          </table:table-cell>
          <table:table-cell table:formula="of:=SUM([.Q21:.R21])" office:value-type="float" office:value="0.048213" calcext:value-type="float">
            <text:p>0.048213</text:p>
          </table:table-cell>
          <table:table-cell table:formula="of:=SUM([.T21:.U21])" office:value-type="float" office:value="0.085796" calcext:value-type="float">
            <text:p>0.085796</text:p>
          </table:table-cell>
          <table:table-cell table:formula="of:=SUM([.U21:.V21])" office:value-type="float" office:value="0.134009" calcext:value-type="float">
            <text:p>0.134009</text:p>
          </table:table-cell>
          <table:table-cell table:formula="of:=SUM([.U21:.V21])" office:value-type="float" office:value="0.134009" calcext:value-type="float">
            <text:p>0.134009</text:p>
          </table:table-cell>
          <table:table-cell table:formula="of:=SUM([.R21];[.T21])" office:value-type="float" office:value="0.085449" calcext:value-type="float">
            <text:p>0.085449</text:p>
          </table:table-cell>
          <table:table-cell table:formula="of:=SUM([.Q21];[.S21])" office:value-type="float" office:value="0.000347" calcext:value-type="float">
            <text:p>0.000347</text:p>
          </table:table-cell>
          <table:table-cell table:formula="of:=SUM([.O21];[.P21])" office:value-type="float" office:value="0.095394" calcext:value-type="float">
            <text:p>0.095394</text:p>
          </table:table-cell>
          <table:table-cell office:value-type="float" office:value="1720" calcext:value-type="float">
            <text:p>1720</text:p>
          </table:table-cell>
          <table:table-cell office:value-type="float" office:value="0.076632" calcext:value-type="float">
            <text:p>0.076632</text:p>
          </table:table-cell>
          <table:table-cell office:value-type="float" office:value="0.073857" calcext:value-type="float">
            <text:p>0.073857</text:p>
          </table:table-cell>
          <table:table-cell office:value-type="float" office:value="0" calcext:value-type="float">
            <text:p>0</text:p>
          </table:table-cell>
          <table:table-cell office:value-type="float" office:value="0.0765" calcext:value-type="float">
            <text:p>0.0765</text:p>
          </table:table-cell>
          <table:table-cell office:value-type="float" office:value="0" calcext:value-type="float">
            <text:p>0</text:p>
          </table:table-cell>
          <table:table-cell office:value-type="float" office:value="0.068274" calcext:value-type="float">
            <text:p>0.068274</text:p>
          </table:table-cell>
          <table:table-cell table:formula="of:=SUM([.AE21:.AF21])" office:value-type="float" office:value="0.0765" calcext:value-type="float">
            <text:p>0.0765</text:p>
          </table:table-cell>
          <table:table-cell table:formula="of:=SUM([.AH21:.AI21])" office:value-type="float" office:value="0.144774" calcext:value-type="float">
            <text:p>0.144774</text:p>
          </table:table-cell>
          <table:table-cell table:formula="of:=SUM([.AI21:.AJ21])" office:value-type="float" office:value="0.221274" calcext:value-type="float">
            <text:p>0.221274</text:p>
          </table:table-cell>
          <table:table-cell table:formula="of:=SUM([.AI21:.AJ21])" office:value-type="float" office:value="0.221274" calcext:value-type="float">
            <text:p>0.221274</text:p>
          </table:table-cell>
          <table:table-cell table:formula="of:=SUM([.AF21];[.AH21])" office:value-type="float" office:value="0.144774" calcext:value-type="float">
            <text:p>0.144774</text:p>
          </table:table-cell>
          <table:table-cell table:formula="of:=SUM([.AE21];[.AG21])" office:value-type="float" office:value="0" calcext:value-type="float">
            <text:p>0</text:p>
          </table:table-cell>
          <table:table-cell table:formula="of:=SUM([.AC21];[.AD21])" office:value-type="float" office:value="0.150489" calcext:value-type="float">
            <text:p>0.150489</text:p>
          </table:table-cell>
          <table:table-cell office:value-type="float" office:value="1720" calcext:value-type="float">
            <text:p>1720</text:p>
          </table:table-cell>
          <table:table-cell office:value-type="float" office:value="0.029136" calcext:value-type="float">
            <text:p>0.029136</text:p>
          </table:table-cell>
          <table:table-cell office:value-type="float" office:value="0.028332" calcext:value-type="float">
            <text:p>0.028332</text:p>
          </table:table-cell>
          <table:table-cell office:value-type="float" office:value="0" calcext:value-type="float">
            <text:p>0</text:p>
          </table:table-cell>
          <table:table-cell office:value-type="float" office:value="0.029172" calcext:value-type="float">
            <text:p>0.029172</text:p>
          </table:table-cell>
          <table:table-cell office:value-type="float" office:value="0" calcext:value-type="float">
            <text:p>0</text:p>
          </table:table-cell>
          <table:table-cell office:value-type="float" office:value="0.014578" calcext:value-type="float">
            <text:p>0.014578</text:p>
          </table:table-cell>
          <table:table-cell table:formula="of:=SUM([.AS21:.AT21])" office:value-type="float" office:value="0.029172" calcext:value-type="float">
            <text:p>0.029172</text:p>
          </table:table-cell>
          <table:table-cell table:formula="of:=SUM([.AV21:.AW21])" office:value-type="float" office:value="0.04375" calcext:value-type="float">
            <text:p>0.04375</text:p>
          </table:table-cell>
          <table:table-cell table:formula="of:=SUM([.AW21:.AX21])" office:value-type="float" office:value="0.072922" calcext:value-type="float">
            <text:p>0.072922</text:p>
          </table:table-cell>
          <table:table-cell table:formula="of:=SUM([.AW21:.AX21])" office:value-type="float" office:value="0.072922" calcext:value-type="float">
            <text:p>0.072922</text:p>
          </table:table-cell>
          <table:table-cell table:formula="of:=SUM([.AT21];[.AV21])" office:value-type="float" office:value="0.04375" calcext:value-type="float">
            <text:p>0.04375</text:p>
          </table:table-cell>
          <table:table-cell table:formula="of:=SUM([.AS21];[.AU21])" office:value-type="float" office:value="0" calcext:value-type="float">
            <text:p>0</text:p>
          </table:table-cell>
          <table:table-cell table:formula="of:=SUM([.AQ21];[.AR21])" office:value-type="float" office:value="0.057468" calcext:value-type="float">
            <text:p>0.057468</text:p>
          </table:table-cell>
          <table:table-cell table:number-columns-repeated="969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0.164292" calcext:value-type="float">
            <text:p>0.164292</text:p>
          </table:table-cell>
          <table:table-cell office:value-type="float" office:value="0.162872" calcext:value-type="float">
            <text:p>0.162872</text:p>
          </table:table-cell>
          <table:table-cell office:value-type="float" office:value="0.004285" calcext:value-type="float">
            <text:p>0.004285</text:p>
          </table:table-cell>
          <table:table-cell office:value-type="float" office:value="0.16001" calcext:value-type="float">
            <text:p>0.16001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202461" calcext:value-type="float">
            <text:p>0.202461</text:p>
          </table:table-cell>
          <table:table-cell table:formula="of:=SUM([.D22:.E22])" office:value-type="float" office:value="0.164295" calcext:value-type="float">
            <text:p>0.164295</text:p>
          </table:table-cell>
          <table:table-cell table:formula="of:=SUM([.F22:.G22])" office:value-type="float" office:value="0.202684" calcext:value-type="float">
            <text:p>0.202684</text:p>
          </table:table-cell>
          <table:table-cell table:formula="of:=SUM([.H22:.I22])" office:value-type="float" office:value="0.366979" calcext:value-type="float">
            <text:p>0.366979</text:p>
          </table:table-cell>
          <table:table-cell table:formula="of:=SUM([.E22];[.G22])" office:value-type="float" office:value="0.362471" calcext:value-type="float">
            <text:p>0.362471</text:p>
          </table:table-cell>
          <table:table-cell table:formula="of:=SUM([.D22];[.F22])" office:value-type="float" office:value="0.004508" calcext:value-type="float">
            <text:p>0.004508</text:p>
          </table:table-cell>
          <table:table-cell table:formula="of:=SUM([.B22];[.C22])" office:value-type="float" office:value="0.327164" calcext:value-type="float">
            <text:p>0.327164</text:p>
          </table:table-cell>
          <table:table-cell office:value-type="float" office:value="2080" calcext:value-type="float">
            <text:p>2080</text:p>
          </table:table-cell>
          <table:table-cell office:value-type="float" office:value="0.062576" calcext:value-type="float">
            <text:p>0.062576</text:p>
          </table:table-cell>
          <table:table-cell office:value-type="float" office:value="0.061176" calcext:value-type="float">
            <text:p>0.061176</text:p>
          </table:table-cell>
          <table:table-cell office:value-type="float" office:value="0.000554" calcext:value-type="float">
            <text:p>0.000554</text:p>
          </table:table-cell>
          <table:table-cell office:value-type="float" office:value="0.062025" calcext:value-type="float">
            <text:p>0.062025</text:p>
          </table:table-cell>
          <table:table-cell office:value-type="float" office:value="0" calcext:value-type="float">
            <text:p>0</text:p>
          </table:table-cell>
          <table:table-cell office:value-type="float" office:value="0.047584" calcext:value-type="float">
            <text:p>0.047584</text:p>
          </table:table-cell>
          <table:table-cell table:formula="of:=SUM([.Q22:.R22])" office:value-type="float" office:value="0.062579" calcext:value-type="float">
            <text:p>0.062579</text:p>
          </table:table-cell>
          <table:table-cell table:formula="of:=SUM([.T22:.U22])" office:value-type="float" office:value="0.110163" calcext:value-type="float">
            <text:p>0.110163</text:p>
          </table:table-cell>
          <table:table-cell table:formula="of:=SUM([.U22:.V22])" office:value-type="float" office:value="0.172742" calcext:value-type="float">
            <text:p>0.172742</text:p>
          </table:table-cell>
          <table:table-cell table:formula="of:=SUM([.U22:.V22])" office:value-type="float" office:value="0.172742" calcext:value-type="float">
            <text:p>0.172742</text:p>
          </table:table-cell>
          <table:table-cell table:formula="of:=SUM([.R22];[.T22])" office:value-type="float" office:value="0.109609" calcext:value-type="float">
            <text:p>0.109609</text:p>
          </table:table-cell>
          <table:table-cell table:formula="of:=SUM([.Q22];[.S22])" office:value-type="float" office:value="0.000554" calcext:value-type="float">
            <text:p>0.000554</text:p>
          </table:table-cell>
          <table:table-cell table:formula="of:=SUM([.O22];[.P22])" office:value-type="float" office:value="0.123752" calcext:value-type="float">
            <text:p>0.123752</text:p>
          </table:table-cell>
          <table:table-cell office:value-type="float" office:value="2080" calcext:value-type="float">
            <text:p>2080</text:p>
          </table:table-cell>
          <table:table-cell office:value-type="float" office:value="0.091455" calcext:value-type="float">
            <text:p>0.091455</text:p>
          </table:table-cell>
          <table:table-cell office:value-type="float" office:value="0.088146" calcext:value-type="float">
            <text:p>0.088146</text:p>
          </table:table-cell>
          <table:table-cell office:value-type="float" office:value="0.001244" calcext:value-type="float">
            <text:p>0.001244</text:p>
          </table:table-cell>
          <table:table-cell office:value-type="float" office:value="0.087527" calcext:value-type="float">
            <text:p>0.087527</text:p>
          </table:table-cell>
          <table:table-cell office:value-type="float" office:value="0" calcext:value-type="float">
            <text:p>0</text:p>
          </table:table-cell>
          <table:table-cell office:value-type="float" office:value="0.08182" calcext:value-type="float">
            <text:p>0.08182</text:p>
          </table:table-cell>
          <table:table-cell table:formula="of:=SUM([.AE22:.AF22])" office:value-type="float" office:value="0.088771" calcext:value-type="float">
            <text:p>0.088771</text:p>
          </table:table-cell>
          <table:table-cell table:formula="of:=SUM([.AH22:.AI22])" office:value-type="float" office:value="0.170591" calcext:value-type="float">
            <text:p>0.170591</text:p>
          </table:table-cell>
          <table:table-cell table:formula="of:=SUM([.AI22:.AJ22])" office:value-type="float" office:value="0.259362" calcext:value-type="float">
            <text:p>0.259362</text:p>
          </table:table-cell>
          <table:table-cell table:formula="of:=SUM([.AI22:.AJ22])" office:value-type="float" office:value="0.259362" calcext:value-type="float">
            <text:p>0.259362</text:p>
          </table:table-cell>
          <table:table-cell table:formula="of:=SUM([.AF22];[.AH22])" office:value-type="float" office:value="0.169347" calcext:value-type="float">
            <text:p>0.169347</text:p>
          </table:table-cell>
          <table:table-cell table:formula="of:=SUM([.AE22];[.AG22])" office:value-type="float" office:value="0.001244" calcext:value-type="float">
            <text:p>0.001244</text:p>
          </table:table-cell>
          <table:table-cell table:formula="of:=SUM([.AC22];[.AD22])" office:value-type="float" office:value="0.179601" calcext:value-type="float">
            <text:p>0.179601</text:p>
          </table:table-cell>
          <table:table-cell office:value-type="float" office:value="2080" calcext:value-type="float">
            <text:p>2080</text:p>
          </table:table-cell>
          <table:table-cell office:value-type="float" office:value="0.03485" calcext:value-type="float">
            <text:p>0.03485</text:p>
          </table:table-cell>
          <table:table-cell office:value-type="float" office:value="0.033852" calcext:value-type="float">
            <text:p>0.033852</text:p>
          </table:table-cell>
          <table:table-cell office:value-type="float" office:value="0.004049" calcext:value-type="float">
            <text:p>0.004049</text:p>
          </table:table-cell>
          <table:table-cell office:value-type="float" office:value="0.030618" calcext:value-type="float">
            <text:p>0.030618</text:p>
          </table:table-cell>
          <table:table-cell office:value-type="float" office:value="0" calcext:value-type="float">
            <text:p>0</text:p>
          </table:table-cell>
          <table:table-cell office:value-type="float" office:value="0.017397" calcext:value-type="float">
            <text:p>0.017397</text:p>
          </table:table-cell>
          <table:table-cell table:formula="of:=SUM([.AS22:.AT22])" office:value-type="float" office:value="0.034667" calcext:value-type="float">
            <text:p>0.034667</text:p>
          </table:table-cell>
          <table:table-cell table:formula="of:=SUM([.AV22:.AW22])" office:value-type="float" office:value="0.052064" calcext:value-type="float">
            <text:p>0.052064</text:p>
          </table:table-cell>
          <table:table-cell table:formula="of:=SUM([.AW22:.AX22])" office:value-type="float" office:value="0.086731" calcext:value-type="float">
            <text:p>0.086731</text:p>
          </table:table-cell>
          <table:table-cell table:formula="of:=SUM([.AW22:.AX22])" office:value-type="float" office:value="0.086731" calcext:value-type="float">
            <text:p>0.086731</text:p>
          </table:table-cell>
          <table:table-cell table:formula="of:=SUM([.AT22];[.AV22])" office:value-type="float" office:value="0.048015" calcext:value-type="float">
            <text:p>0.048015</text:p>
          </table:table-cell>
          <table:table-cell table:formula="of:=SUM([.AS22];[.AU22])" office:value-type="float" office:value="0.004049" calcext:value-type="float">
            <text:p>0.004049</text:p>
          </table:table-cell>
          <table:table-cell table:formula="of:=SUM([.AQ22];[.AR22])" office:value-type="float" office:value="0.068702" calcext:value-type="float">
            <text:p>0.068702</text:p>
          </table:table-cell>
          <table:table-cell table:number-columns-repeated="969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0.189524" calcext:value-type="float">
            <text:p>0.189524</text:p>
          </table:table-cell>
          <table:table-cell office:value-type="float" office:value="0.18786" calcext:value-type="float">
            <text:p>0.18786</text:p>
          </table:table-cell>
          <table:table-cell office:value-type="float" office:value="0.016356" calcext:value-type="float">
            <text:p>0.016356</text:p>
          </table:table-cell>
          <table:table-cell office:value-type="float" office:value="0.173171" calcext:value-type="float">
            <text:p>0.173171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232413" calcext:value-type="float">
            <text:p>0.232413</text:p>
          </table:table-cell>
          <table:table-cell table:formula="of:=SUM([.D23:.E23])" office:value-type="float" office:value="0.189527" calcext:value-type="float">
            <text:p>0.189527</text:p>
          </table:table-cell>
          <table:table-cell table:formula="of:=SUM([.F23:.G23])" office:value-type="float" office:value="0.233103" calcext:value-type="float">
            <text:p>0.233103</text:p>
          </table:table-cell>
          <table:table-cell table:formula="of:=SUM([.H23:.I23])" office:value-type="float" office:value="0.42263" calcext:value-type="float">
            <text:p>0.42263</text:p>
          </table:table-cell>
          <table:table-cell table:formula="of:=SUM([.E23];[.G23])" office:value-type="float" office:value="0.405584" calcext:value-type="float">
            <text:p>0.405584</text:p>
          </table:table-cell>
          <table:table-cell table:formula="of:=SUM([.D23];[.F23])" office:value-type="float" office:value="0.017046" calcext:value-type="float">
            <text:p>0.017046</text:p>
          </table:table-cell>
          <table:table-cell table:formula="of:=SUM([.B23];[.C23])" office:value-type="float" office:value="0.377384" calcext:value-type="float">
            <text:p>0.377384</text:p>
          </table:table-cell>
          <table:table-cell office:value-type="float" office:value="2440" calcext:value-type="float">
            <text:p>2440</text:p>
          </table:table-cell>
          <table:table-cell office:value-type="float" office:value="0.072887" calcext:value-type="float">
            <text:p>0.072887</text:p>
          </table:table-cell>
          <table:table-cell office:value-type="float" office:value="0.071301" calcext:value-type="float">
            <text:p>0.071301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72592" calcext:value-type="float">
            <text:p>0.072592</text:p>
          </table:table-cell>
          <table:table-cell office:value-type="float" office:value="0" calcext:value-type="float">
            <text:p>0</text:p>
          </table:table-cell>
          <table:table-cell office:value-type="float" office:value="0.054754" calcext:value-type="float">
            <text:p>0.054754</text:p>
          </table:table-cell>
          <table:table-cell table:formula="of:=SUM([.Q23:.R23])" office:value-type="float" office:value="0.072891" calcext:value-type="float">
            <text:p>0.072891</text:p>
          </table:table-cell>
          <table:table-cell table:formula="of:=SUM([.T23:.U23])" office:value-type="float" office:value="0.127645" calcext:value-type="float">
            <text:p>0.127645</text:p>
          </table:table-cell>
          <table:table-cell table:formula="of:=SUM([.U23:.V23])" office:value-type="float" office:value="0.200536" calcext:value-type="float">
            <text:p>0.200536</text:p>
          </table:table-cell>
          <table:table-cell table:formula="of:=SUM([.U23:.V23])" office:value-type="float" office:value="0.200536" calcext:value-type="float">
            <text:p>0.200536</text:p>
          </table:table-cell>
          <table:table-cell table:formula="of:=SUM([.R23];[.T23])" office:value-type="float" office:value="0.127346" calcext:value-type="float">
            <text:p>0.127346</text:p>
          </table:table-cell>
          <table:table-cell table:formula="of:=SUM([.Q23];[.S23])" office:value-type="float" office:value="0.000299" calcext:value-type="float">
            <text:p>0.000299</text:p>
          </table:table-cell>
          <table:table-cell table:formula="of:=SUM([.O23];[.P23])" office:value-type="float" office:value="0.144188" calcext:value-type="float">
            <text:p>0.144188</text:p>
          </table:table-cell>
          <table:table-cell office:value-type="float" office:value="2440" calcext:value-type="float">
            <text:p>2440</text:p>
          </table:table-cell>
          <table:table-cell office:value-type="float" office:value="0.106565" calcext:value-type="float">
            <text:p>0.106565</text:p>
          </table:table-cell>
          <table:table-cell office:value-type="float" office:value="0.102686" calcext:value-type="float">
            <text:p>0.102686</text:p>
          </table:table-cell>
          <table:table-cell office:value-type="float" office:value="0.003263" calcext:value-type="float">
            <text:p>0.003263</text:p>
          </table:table-cell>
          <table:table-cell office:value-type="float" office:value="0.103305" calcext:value-type="float">
            <text:p>0.103305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0.094613" calcext:value-type="float">
            <text:p>0.094613</text:p>
          </table:table-cell>
          <table:table-cell table:formula="of:=SUM([.AE23:.AF23])" office:value-type="float" office:value="0.106568" calcext:value-type="float">
            <text:p>0.106568</text:p>
          </table:table-cell>
          <table:table-cell table:formula="of:=SUM([.AH23:.AI23])" office:value-type="float" office:value="0.201181" calcext:value-type="float">
            <text:p>0.201181</text:p>
          </table:table-cell>
          <table:table-cell table:formula="of:=SUM([.AI23:.AJ23])" office:value-type="float" office:value="0.307749" calcext:value-type="float">
            <text:p>0.307749</text:p>
          </table:table-cell>
          <table:table-cell table:formula="of:=SUM([.AI23:.AJ23])" office:value-type="float" office:value="0.307749" calcext:value-type="float">
            <text:p>0.307749</text:p>
          </table:table-cell>
          <table:table-cell table:formula="of:=SUM([.AF23];[.AH23])" office:value-type="float" office:value="0.197918" calcext:value-type="float">
            <text:p>0.197918</text:p>
          </table:table-cell>
          <table:table-cell table:formula="of:=SUM([.AE23];[.AG23])" office:value-type="float" office:value="0.00332" calcext:value-type="float">
            <text:p>0.00332</text:p>
          </table:table-cell>
          <table:table-cell table:formula="of:=SUM([.AC23];[.AD23])" office:value-type="float" office:value="0.209251" calcext:value-type="float">
            <text:p>0.209251</text:p>
          </table:table-cell>
          <table:table-cell office:value-type="float" office:value="2440" calcext:value-type="float">
            <text:p>2440</text:p>
          </table:table-cell>
          <table:table-cell office:value-type="float" office:value="0.041438" calcext:value-type="float">
            <text:p>0.041438</text:p>
          </table:table-cell>
          <table:table-cell office:value-type="float" office:value="0.040254" calcext:value-type="float">
            <text:p>0.040254</text:p>
          </table:table-cell>
          <table:table-cell office:value-type="float" office:value="0.004192" calcext:value-type="float">
            <text:p>0.004192</text:p>
          </table:table-cell>
          <table:table-cell office:value-type="float" office:value="0.037247" calcext:value-type="float">
            <text:p>0.037247</text:p>
          </table:table-cell>
          <table:table-cell office:value-type="float" office:value="0" calcext:value-type="float">
            <text:p>0</text:p>
          </table:table-cell>
          <table:table-cell office:value-type="float" office:value="0.020388" calcext:value-type="float">
            <text:p>0.020388</text:p>
          </table:table-cell>
          <table:table-cell table:formula="of:=SUM([.AS23:.AT23])" office:value-type="float" office:value="0.041439" calcext:value-type="float">
            <text:p>0.041439</text:p>
          </table:table-cell>
          <table:table-cell table:formula="of:=SUM([.AV23:.AW23])" office:value-type="float" office:value="0.061827" calcext:value-type="float">
            <text:p>0.061827</text:p>
          </table:table-cell>
          <table:table-cell table:formula="of:=SUM([.AW23:.AX23])" office:value-type="float" office:value="0.103266" calcext:value-type="float">
            <text:p>0.103266</text:p>
          </table:table-cell>
          <table:table-cell table:formula="of:=SUM([.AW23:.AX23])" office:value-type="float" office:value="0.103266" calcext:value-type="float">
            <text:p>0.103266</text:p>
          </table:table-cell>
          <table:table-cell table:formula="of:=SUM([.AT23];[.AV23])" office:value-type="float" office:value="0.057635" calcext:value-type="float">
            <text:p>0.057635</text:p>
          </table:table-cell>
          <table:table-cell table:formula="of:=SUM([.AS23];[.AU23])" office:value-type="float" office:value="0.004192" calcext:value-type="float">
            <text:p>0.004192</text:p>
          </table:table-cell>
          <table:table-cell table:formula="of:=SUM([.AQ23];[.AR23])" office:value-type="float" office:value="0.081692" calcext:value-type="float">
            <text:p>0.081692</text:p>
          </table:table-cell>
          <table:table-cell table:number-columns-repeated="969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220843" calcext:value-type="float">
            <text:p>0.220843</text:p>
          </table:table-cell>
          <table:table-cell office:value-type="float" office:value="0.218914" calcext:value-type="float">
            <text:p>0.218914</text:p>
          </table:table-cell>
          <table:table-cell office:value-type="float" office:value="0.008752" calcext:value-type="float">
            <text:p>0.008752</text:p>
          </table:table-cell>
          <table:table-cell office:value-type="float" office:value="0.212095" calcext:value-type="float">
            <text:p>0.212095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.271166" calcext:value-type="float">
            <text:p>0.271166</text:p>
          </table:table-cell>
          <table:table-cell table:formula="of:=SUM([.D24:.E24])" office:value-type="float" office:value="0.220847" calcext:value-type="float">
            <text:p>0.220847</text:p>
          </table:table-cell>
          <table:table-cell table:formula="of:=SUM([.F24:.G24])" office:value-type="float" office:value="0.2715" calcext:value-type="float">
            <text:p>0.2715</text:p>
          </table:table-cell>
          <table:table-cell table:formula="of:=SUM([.H24:.I24])" office:value-type="float" office:value="0.492347" calcext:value-type="float">
            <text:p>0.492347</text:p>
          </table:table-cell>
          <table:table-cell table:formula="of:=SUM([.E24];[.G24])" office:value-type="float" office:value="0.483261" calcext:value-type="float">
            <text:p>0.483261</text:p>
          </table:table-cell>
          <table:table-cell table:formula="of:=SUM([.D24];[.F24])" office:value-type="float" office:value="0.009086" calcext:value-type="float">
            <text:p>0.009086</text:p>
          </table:table-cell>
          <table:table-cell table:formula="of:=SUM([.B24];[.C24])" office:value-type="float" office:value="0.439757" calcext:value-type="float">
            <text:p>0.439757</text:p>
          </table:table-cell>
          <table:table-cell office:value-type="float" office:value="2800" calcext:value-type="float">
            <text:p>2800</text:p>
          </table:table-cell>
          <table:table-cell office:value-type="float" office:value="0.07741" calcext:value-type="float">
            <text:p>0.07741</text:p>
          </table:table-cell>
          <table:table-cell office:value-type="float" office:value="0.075708" calcext:value-type="float">
            <text:p>0.075708</text:p>
          </table:table-cell>
          <table:table-cell office:value-type="float" office:value="0.001078" calcext:value-type="float">
            <text:p>0.001078</text:p>
          </table:table-cell>
          <table:table-cell office:value-type="float" office:value="0.076336" calcext:value-type="float">
            <text:p>0.076336</text:p>
          </table:table-cell>
          <table:table-cell office:value-type="float" office:value="0" calcext:value-type="float">
            <text:p>0</text:p>
          </table:table-cell>
          <table:table-cell office:value-type="float" office:value="0.059117" calcext:value-type="float">
            <text:p>0.059117</text:p>
          </table:table-cell>
          <table:table-cell table:formula="of:=SUM([.Q24:.R24])" office:value-type="float" office:value="0.077414" calcext:value-type="float">
            <text:p>0.077414</text:p>
          </table:table-cell>
          <table:table-cell table:formula="of:=SUM([.T24:.U24])" office:value-type="float" office:value="0.136531" calcext:value-type="float">
            <text:p>0.136531</text:p>
          </table:table-cell>
          <table:table-cell table:formula="of:=SUM([.U24:.V24])" office:value-type="float" office:value="0.213945" calcext:value-type="float">
            <text:p>0.213945</text:p>
          </table:table-cell>
          <table:table-cell table:formula="of:=SUM([.U24:.V24])" office:value-type="float" office:value="0.213945" calcext:value-type="float">
            <text:p>0.213945</text:p>
          </table:table-cell>
          <table:table-cell table:formula="of:=SUM([.R24];[.T24])" office:value-type="float" office:value="0.135453" calcext:value-type="float">
            <text:p>0.135453</text:p>
          </table:table-cell>
          <table:table-cell table:formula="of:=SUM([.Q24];[.S24])" office:value-type="float" office:value="0.001078" calcext:value-type="float">
            <text:p>0.001078</text:p>
          </table:table-cell>
          <table:table-cell table:formula="of:=SUM([.O24];[.P24])" office:value-type="float" office:value="0.153118" calcext:value-type="float">
            <text:p>0.153118</text:p>
          </table:table-cell>
          <table:table-cell office:value-type="float" office:value="2800" calcext:value-type="float">
            <text:p>2800</text:p>
          </table:table-cell>
          <table:table-cell office:value-type="float" office:value="0.121018" calcext:value-type="float">
            <text:p>0.121018</text:p>
          </table:table-cell>
          <table:table-cell office:value-type="float" office:value="0.116568" calcext:value-type="float">
            <text:p>0.116568</text:p>
          </table:table-cell>
          <table:table-cell office:value-type="float" office:value="0" calcext:value-type="float">
            <text:p>0</text:p>
          </table:table-cell>
          <table:table-cell office:value-type="float" office:value="0.121903" calcext:value-type="float">
            <text:p>0.121903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0.109748" calcext:value-type="float">
            <text:p>0.109748</text:p>
          </table:table-cell>
          <table:table-cell table:formula="of:=SUM([.AE24:.AF24])" office:value-type="float" office:value="0.121903" calcext:value-type="float">
            <text:p>0.121903</text:p>
          </table:table-cell>
          <table:table-cell table:formula="of:=SUM([.AH24:.AI24])" office:value-type="float" office:value="0.231651" calcext:value-type="float">
            <text:p>0.231651</text:p>
          </table:table-cell>
          <table:table-cell table:formula="of:=SUM([.AI24:.AJ24])" office:value-type="float" office:value="0.353554" calcext:value-type="float">
            <text:p>0.353554</text:p>
          </table:table-cell>
          <table:table-cell table:formula="of:=SUM([.AI24:.AJ24])" office:value-type="float" office:value="0.353554" calcext:value-type="float">
            <text:p>0.353554</text:p>
          </table:table-cell>
          <table:table-cell table:formula="of:=SUM([.AF24];[.AH24])" office:value-type="float" office:value="0.231651" calcext:value-type="float">
            <text:p>0.231651</text:p>
          </table:table-cell>
          <table:table-cell table:formula="of:=SUM([.AE24];[.AG24])" office:value-type="float" office:value="0.000056" calcext:value-type="float">
            <text:p>0.000056</text:p>
          </table:table-cell>
          <table:table-cell table:formula="of:=SUM([.AC24];[.AD24])" office:value-type="float" office:value="0.237586" calcext:value-type="float">
            <text:p>0.237586</text:p>
          </table:table-cell>
          <table:table-cell office:value-type="float" office:value="2800" calcext:value-type="float">
            <text:p>2800</text:p>
          </table:table-cell>
          <table:table-cell office:value-type="float" office:value="0.047051" calcext:value-type="float">
            <text:p>0.047051</text:p>
          </table:table-cell>
          <table:table-cell office:value-type="float" office:value="0.04568" calcext:value-type="float">
            <text:p>0.04568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46885" calcext:value-type="float">
            <text:p>0.046885</text:p>
          </table:table-cell>
          <table:table-cell office:value-type="float" office:value="0" calcext:value-type="float">
            <text:p>0</text:p>
          </table:table-cell>
          <table:table-cell office:value-type="float" office:value="0.023432" calcext:value-type="float">
            <text:p>0.023432</text:p>
          </table:table-cell>
          <table:table-cell table:formula="of:=SUM([.AS24:.AT24])" office:value-type="float" office:value="0.047052" calcext:value-type="float">
            <text:p>0.047052</text:p>
          </table:table-cell>
          <table:table-cell table:formula="of:=SUM([.AV24:.AW24])" office:value-type="float" office:value="0.070484" calcext:value-type="float">
            <text:p>0.070484</text:p>
          </table:table-cell>
          <table:table-cell table:formula="of:=SUM([.AW24:.AX24])" office:value-type="float" office:value="0.117536" calcext:value-type="float">
            <text:p>0.117536</text:p>
          </table:table-cell>
          <table:table-cell table:formula="of:=SUM([.AW24:.AX24])" office:value-type="float" office:value="0.117536" calcext:value-type="float">
            <text:p>0.117536</text:p>
          </table:table-cell>
          <table:table-cell table:formula="of:=SUM([.AT24];[.AV24])" office:value-type="float" office:value="0.070317" calcext:value-type="float">
            <text:p>0.070317</text:p>
          </table:table-cell>
          <table:table-cell table:formula="of:=SUM([.AS24];[.AU24])" office:value-type="float" office:value="0.000167" calcext:value-type="float">
            <text:p>0.000167</text:p>
          </table:table-cell>
          <table:table-cell table:formula="of:=SUM([.AQ24];[.AR24])" office:value-type="float" office:value="0.092731" calcext:value-type="float">
            <text:p>0.092731</text:p>
          </table:table-cell>
          <table:table-cell table:number-columns-repeated="969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0.248458" calcext:value-type="float">
            <text:p>0.248458</text:p>
          </table:table-cell>
          <table:table-cell office:value-type="float" office:value="0.246287" calcext:value-type="float">
            <text:p>0.246287</text:p>
          </table:table-cell>
          <table:table-cell office:value-type="float" office:value="0.003991" calcext:value-type="float">
            <text:p>0.003991</text:p>
          </table:table-cell>
          <table:table-cell office:value-type="float" office:value="0.24447" calcext:value-type="float">
            <text:p>0.24447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0.309307" calcext:value-type="float">
            <text:p>0.309307</text:p>
          </table:table-cell>
          <table:table-cell table:formula="of:=SUM([.D25:.E25])" office:value-type="float" office:value="0.248461" calcext:value-type="float">
            <text:p>0.248461</text:p>
          </table:table-cell>
          <table:table-cell table:formula="of:=SUM([.F25:.G25])" office:value-type="float" office:value="0.310225" calcext:value-type="float">
            <text:p>0.310225</text:p>
          </table:table-cell>
          <table:table-cell table:formula="of:=SUM([.H25:.I25])" office:value-type="float" office:value="0.558686" calcext:value-type="float">
            <text:p>0.558686</text:p>
          </table:table-cell>
          <table:table-cell table:formula="of:=SUM([.E25];[.G25])" office:value-type="float" office:value="0.553777" calcext:value-type="float">
            <text:p>0.553777</text:p>
          </table:table-cell>
          <table:table-cell table:formula="of:=SUM([.D25];[.F25])" office:value-type="float" office:value="0.004909" calcext:value-type="float">
            <text:p>0.004909</text:p>
          </table:table-cell>
          <table:table-cell table:formula="of:=SUM([.B25];[.C25])" office:value-type="float" office:value="0.494745" calcext:value-type="float">
            <text:p>0.494745</text:p>
          </table:table-cell>
          <table:table-cell office:value-type="float" office:value="3160" calcext:value-type="float">
            <text:p>3160</text:p>
          </table:table-cell>
          <table:table-cell office:value-type="float" office:value="0.089903" calcext:value-type="float">
            <text:p>0.089903</text:p>
          </table:table-cell>
          <table:table-cell office:value-type="float" office:value="0.08788" calcext:value-type="float">
            <text:p>0.08788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88855" calcext:value-type="float">
            <text:p>0.088855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0.069036" calcext:value-type="float">
            <text:p>0.069036</text:p>
          </table:table-cell>
          <table:table-cell table:formula="of:=SUM([.Q25:.R25])" office:value-type="float" office:value="0.089905" calcext:value-type="float">
            <text:p>0.089905</text:p>
          </table:table-cell>
          <table:table-cell table:formula="of:=SUM([.T25:.U25])" office:value-type="float" office:value="0.158941" calcext:value-type="float">
            <text:p>0.158941</text:p>
          </table:table-cell>
          <table:table-cell table:formula="of:=SUM([.U25:.V25])" office:value-type="float" office:value="0.248846" calcext:value-type="float">
            <text:p>0.248846</text:p>
          </table:table-cell>
          <table:table-cell table:formula="of:=SUM([.U25:.V25])" office:value-type="float" office:value="0.248846" calcext:value-type="float">
            <text:p>0.248846</text:p>
          </table:table-cell>
          <table:table-cell table:formula="of:=SUM([.R25];[.T25])" office:value-type="float" office:value="0.157891" calcext:value-type="float">
            <text:p>0.157891</text:p>
          </table:table-cell>
          <table:table-cell table:formula="of:=SUM([.Q25];[.S25])" office:value-type="float" office:value="0.001093" calcext:value-type="float">
            <text:p>0.001093</text:p>
          </table:table-cell>
          <table:table-cell table:formula="of:=SUM([.O25];[.P25])" office:value-type="float" office:value="0.177783" calcext:value-type="float">
            <text:p>0.177783</text:p>
          </table:table-cell>
          <table:table-cell office:value-type="float" office:value="3160" calcext:value-type="float">
            <text:p>3160</text:p>
          </table:table-cell>
          <table:table-cell office:value-type="float" office:value="0.137464" calcext:value-type="float">
            <text:p>0.137464</text:p>
          </table:table-cell>
          <table:table-cell office:value-type="float" office:value="0.132388" calcext:value-type="float">
            <text:p>0.132388</text:p>
          </table:table-cell>
          <table:table-cell office:value-type="float" office:value="0" calcext:value-type="float">
            <text:p>0</text:p>
          </table:table-cell>
          <table:table-cell office:value-type="float" office:value="0.139267" calcext:value-type="float">
            <text:p>0.139267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122808" calcext:value-type="float">
            <text:p>0.122808</text:p>
          </table:table-cell>
          <table:table-cell table:formula="of:=SUM([.AE25:.AF25])" office:value-type="float" office:value="0.139267" calcext:value-type="float">
            <text:p>0.139267</text:p>
          </table:table-cell>
          <table:table-cell table:formula="of:=SUM([.AH25:.AI25])" office:value-type="float" office:value="0.262075" calcext:value-type="float">
            <text:p>0.262075</text:p>
          </table:table-cell>
          <table:table-cell table:formula="of:=SUM([.AI25:.AJ25])" office:value-type="float" office:value="0.401342" calcext:value-type="float">
            <text:p>0.401342</text:p>
          </table:table-cell>
          <table:table-cell table:formula="of:=SUM([.AI25:.AJ25])" office:value-type="float" office:value="0.401342" calcext:value-type="float">
            <text:p>0.401342</text:p>
          </table:table-cell>
          <table:table-cell table:formula="of:=SUM([.AF25];[.AH25])" office:value-type="float" office:value="0.262075" calcext:value-type="float">
            <text:p>0.262075</text:p>
          </table:table-cell>
          <table:table-cell table:formula="of:=SUM([.AE25];[.AG25])" office:value-type="float" office:value="0.000054" calcext:value-type="float">
            <text:p>0.000054</text:p>
          </table:table-cell>
          <table:table-cell table:formula="of:=SUM([.AC25];[.AD25])" office:value-type="float" office:value="0.269852" calcext:value-type="float">
            <text:p>0.269852</text:p>
          </table:table-cell>
          <table:table-cell office:value-type="float" office:value="3160" calcext:value-type="float">
            <text:p>3160</text:p>
          </table:table-cell>
          <table:table-cell office:value-type="float" office:value="0.052969" calcext:value-type="float">
            <text:p>0.052969</text:p>
          </table:table-cell>
          <table:table-cell office:value-type="float" office:value="0.051506" calcext:value-type="float">
            <text:p>0.051506</text:p>
          </table:table-cell>
          <table:table-cell office:value-type="float" office:value="0" calcext:value-type="float">
            <text:p>0</text:p>
          </table:table-cell>
          <table:table-cell office:value-type="float" office:value="0.053036" calcext:value-type="float">
            <text:p>0.053036</text:p>
          </table:table-cell>
          <table:table-cell office:value-type="float" office:value="0" calcext:value-type="float">
            <text:p>0</text:p>
          </table:table-cell>
          <table:table-cell office:value-type="float" office:value="0.026286" calcext:value-type="float">
            <text:p>0.026286</text:p>
          </table:table-cell>
          <table:table-cell table:formula="of:=SUM([.AS25:.AT25])" office:value-type="float" office:value="0.053036" calcext:value-type="float">
            <text:p>0.053036</text:p>
          </table:table-cell>
          <table:table-cell table:formula="of:=SUM([.AV25:.AW25])" office:value-type="float" office:value="0.079322" calcext:value-type="float">
            <text:p>0.079322</text:p>
          </table:table-cell>
          <table:table-cell table:formula="of:=SUM([.AW25:.AX25])" office:value-type="float" office:value="0.132358" calcext:value-type="float">
            <text:p>0.132358</text:p>
          </table:table-cell>
          <table:table-cell table:formula="of:=SUM([.AW25:.AX25])" office:value-type="float" office:value="0.132358" calcext:value-type="float">
            <text:p>0.132358</text:p>
          </table:table-cell>
          <table:table-cell table:formula="of:=SUM([.AT25];[.AV25])" office:value-type="float" office:value="0.079322" calcext:value-type="float">
            <text:p>0.079322</text:p>
          </table:table-cell>
          <table:table-cell table:formula="of:=SUM([.AS25];[.AU25])" office:value-type="float" office:value="0" calcext:value-type="float">
            <text:p>0</text:p>
          </table:table-cell>
          <table:table-cell table:formula="of:=SUM([.AQ25];[.AR25])" office:value-type="float" office:value="0.104475" calcext:value-type="float">
            <text:p>0.104475</text:p>
          </table:table-cell>
          <table:table-cell table:number-columns-repeated="969"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0.280147" calcext:value-type="float">
            <text:p>0.280147</text:p>
          </table:table-cell>
          <table:table-cell office:value-type="float" office:value="0.277724" calcext:value-type="float">
            <text:p>0.277724</text:p>
          </table:table-cell>
          <table:table-cell office:value-type="float" office:value="0.000802" calcext:value-type="float">
            <text:p>0.000802</text:p>
          </table:table-cell>
          <table:table-cell office:value-type="float" office:value="0.279347" calcext:value-type="float">
            <text:p>0.279347</text:p>
          </table:table-cell>
          <table:table-cell office:value-type="float" office:value="0.001012" calcext:value-type="float">
            <text:p>0.001012</text:p>
          </table:table-cell>
          <table:table-cell office:value-type="float" office:value="0.348778" calcext:value-type="float">
            <text:p>0.348778</text:p>
          </table:table-cell>
          <table:table-cell table:formula="of:=SUM([.D26:.E26])" office:value-type="float" office:value="0.280149" calcext:value-type="float">
            <text:p>0.280149</text:p>
          </table:table-cell>
          <table:table-cell table:formula="of:=SUM([.F26:.G26])" office:value-type="float" office:value="0.34979" calcext:value-type="float">
            <text:p>0.34979</text:p>
          </table:table-cell>
          <table:table-cell table:formula="of:=SUM([.H26:.I26])" office:value-type="float" office:value="0.629939" calcext:value-type="float">
            <text:p>0.629939</text:p>
          </table:table-cell>
          <table:table-cell table:formula="of:=SUM([.E26];[.G26])" office:value-type="float" office:value="0.628125" calcext:value-type="float">
            <text:p>0.628125</text:p>
          </table:table-cell>
          <table:table-cell table:formula="of:=SUM([.D26];[.F26])" office:value-type="float" office:value="0.001814" calcext:value-type="float">
            <text:p>0.001814</text:p>
          </table:table-cell>
          <table:table-cell table:formula="of:=SUM([.B26];[.C26])" office:value-type="float" office:value="0.557871" calcext:value-type="float">
            <text:p>0.557871</text:p>
          </table:table-cell>
          <table:table-cell office:value-type="float" office:value="3520" calcext:value-type="float">
            <text:p>3520</text:p>
          </table:table-cell>
          <table:table-cell office:value-type="float" office:value="0.097738" calcext:value-type="float">
            <text:p>0.097738</text:p>
          </table:table-cell>
          <table:table-cell office:value-type="float" office:value="0.095699" calcext:value-type="float">
            <text:p>0.095699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96731" calcext:value-type="float">
            <text:p>0.096731</text:p>
          </table:table-cell>
          <table:table-cell office:value-type="float" office:value="0" calcext:value-type="float">
            <text:p>0</text:p>
          </table:table-cell>
          <table:table-cell office:value-type="float" office:value="0.071825" calcext:value-type="float">
            <text:p>0.071825</text:p>
          </table:table-cell>
          <table:table-cell table:formula="of:=SUM([.Q26:.R26])" office:value-type="float" office:value="0.097741" calcext:value-type="float">
            <text:p>0.097741</text:p>
          </table:table-cell>
          <table:table-cell table:formula="of:=SUM([.T26:.U26])" office:value-type="float" office:value="0.169566" calcext:value-type="float">
            <text:p>0.169566</text:p>
          </table:table-cell>
          <table:table-cell table:formula="of:=SUM([.U26:.V26])" office:value-type="float" office:value="0.267307" calcext:value-type="float">
            <text:p>0.267307</text:p>
          </table:table-cell>
          <table:table-cell table:formula="of:=SUM([.U26:.V26])" office:value-type="float" office:value="0.267307" calcext:value-type="float">
            <text:p>0.267307</text:p>
          </table:table-cell>
          <table:table-cell table:formula="of:=SUM([.R26];[.T26])" office:value-type="float" office:value="0.168556" calcext:value-type="float">
            <text:p>0.168556</text:p>
          </table:table-cell>
          <table:table-cell table:formula="of:=SUM([.Q26];[.S26])" office:value-type="float" office:value="0.00101" calcext:value-type="float">
            <text:p>0.00101</text:p>
          </table:table-cell>
          <table:table-cell table:formula="of:=SUM([.O26];[.P26])" office:value-type="float" office:value="0.193437" calcext:value-type="float">
            <text:p>0.193437</text:p>
          </table:table-cell>
          <table:table-cell office:value-type="float" office:value="3520" calcext:value-type="float">
            <text:p>3520</text:p>
          </table:table-cell>
          <table:table-cell office:value-type="float" office:value="0.15231" calcext:value-type="float">
            <text:p>0.15231</text:p>
          </table:table-cell>
          <table:table-cell office:value-type="float" office:value="0.146514" calcext:value-type="float">
            <text:p>0.146514</text:p>
          </table:table-cell>
          <table:table-cell office:value-type="float" office:value="0.009134" calcext:value-type="float">
            <text:p>0.009134</text:p>
          </table:table-cell>
          <table:table-cell office:value-type="float" office:value="0.140539" calcext:value-type="float">
            <text:p>0.140539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0.13663" calcext:value-type="float">
            <text:p>0.13663</text:p>
          </table:table-cell>
          <table:table-cell table:formula="of:=SUM([.AE26:.AF26])" office:value-type="float" office:value="0.149673" calcext:value-type="float">
            <text:p>0.149673</text:p>
          </table:table-cell>
          <table:table-cell table:formula="of:=SUM([.AH26:.AI26])" office:value-type="float" office:value="0.286303" calcext:value-type="float">
            <text:p>0.286303</text:p>
          </table:table-cell>
          <table:table-cell table:formula="of:=SUM([.AI26:.AJ26])" office:value-type="float" office:value="0.435976" calcext:value-type="float">
            <text:p>0.435976</text:p>
          </table:table-cell>
          <table:table-cell table:formula="of:=SUM([.AI26:.AJ26])" office:value-type="float" office:value="0.435976" calcext:value-type="float">
            <text:p>0.435976</text:p>
          </table:table-cell>
          <table:table-cell table:formula="of:=SUM([.AF26];[.AH26])" office:value-type="float" office:value="0.277169" calcext:value-type="float">
            <text:p>0.277169</text:p>
          </table:table-cell>
          <table:table-cell table:formula="of:=SUM([.AE26];[.AG26])" office:value-type="float" office:value="0.009192" calcext:value-type="float">
            <text:p>0.009192</text:p>
          </table:table-cell>
          <table:table-cell table:formula="of:=SUM([.AC26];[.AD26])" office:value-type="float" office:value="0.298824" calcext:value-type="float">
            <text:p>0.298824</text:p>
          </table:table-cell>
          <table:table-cell office:value-type="float" office:value="3520" calcext:value-type="float">
            <text:p>3520</text:p>
          </table:table-cell>
          <table:table-cell office:value-type="float" office:value="0.059385" calcext:value-type="float">
            <text:p>0.059385</text:p>
          </table:table-cell>
          <table:table-cell office:value-type="float" office:value="0.057744" calcext:value-type="float">
            <text:p>0.057744</text:p>
          </table:table-cell>
          <table:table-cell office:value-type="float" office:value="0" calcext:value-type="float">
            <text:p>0</text:p>
          </table:table-cell>
          <table:table-cell office:value-type="float" office:value="0.05954" calcext:value-type="float">
            <text:p>0.05954</text:p>
          </table:table-cell>
          <table:table-cell office:value-type="float" office:value="0" calcext:value-type="float">
            <text:p>0</text:p>
          </table:table-cell>
          <table:table-cell office:value-type="float" office:value="0.0298" calcext:value-type="float">
            <text:p>0.0298</text:p>
          </table:table-cell>
          <table:table-cell table:formula="of:=SUM([.AS26:.AT26])" office:value-type="float" office:value="0.05954" calcext:value-type="float">
            <text:p>0.05954</text:p>
          </table:table-cell>
          <table:table-cell table:formula="of:=SUM([.AV26:.AW26])" office:value-type="float" office:value="0.08934" calcext:value-type="float">
            <text:p>0.08934</text:p>
          </table:table-cell>
          <table:table-cell table:formula="of:=SUM([.AW26:.AX26])" office:value-type="float" office:value="0.14888" calcext:value-type="float">
            <text:p>0.14888</text:p>
          </table:table-cell>
          <table:table-cell table:formula="of:=SUM([.AW26:.AX26])" office:value-type="float" office:value="0.14888" calcext:value-type="float">
            <text:p>0.14888</text:p>
          </table:table-cell>
          <table:table-cell table:formula="of:=SUM([.AT26];[.AV26])" office:value-type="float" office:value="0.08934" calcext:value-type="float">
            <text:p>0.08934</text:p>
          </table:table-cell>
          <table:table-cell table:formula="of:=SUM([.AS26];[.AU26])" office:value-type="float" office:value="0" calcext:value-type="float">
            <text:p>0</text:p>
          </table:table-cell>
          <table:table-cell table:formula="of:=SUM([.AQ26];[.AR26])" office:value-type="float" office:value="0.117129" calcext:value-type="float">
            <text:p>0.117129</text:p>
          </table:table-cell>
          <table:table-cell table:number-columns-repeated="969"/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0.304008" calcext:value-type="float">
            <text:p>0.304008</text:p>
          </table:table-cell>
          <table:table-cell office:value-type="float" office:value="0.30143" calcext:value-type="float">
            <text:p>0.30143</text:p>
          </table:table-cell>
          <table:table-cell office:value-type="float" office:value="0.017935" calcext:value-type="float">
            <text:p>0.017935</text:p>
          </table:table-cell>
          <table:table-cell office:value-type="float" office:value="0.286075" calcext:value-type="float">
            <text:p>0.286075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.377724" calcext:value-type="float">
            <text:p>0.377724</text:p>
          </table:table-cell>
          <table:table-cell table:formula="of:=SUM([.D27:.E27])" office:value-type="float" office:value="0.30401" calcext:value-type="float">
            <text:p>0.30401</text:p>
          </table:table-cell>
          <table:table-cell table:formula="of:=SUM([.F27:.G27])" office:value-type="float" office:value="0.378422" calcext:value-type="float">
            <text:p>0.378422</text:p>
          </table:table-cell>
          <table:table-cell table:formula="of:=SUM([.H27:.I27])" office:value-type="float" office:value="0.682432" calcext:value-type="float">
            <text:p>0.682432</text:p>
          </table:table-cell>
          <table:table-cell table:formula="of:=SUM([.E27];[.G27])" office:value-type="float" office:value="0.663799" calcext:value-type="float">
            <text:p>0.663799</text:p>
          </table:table-cell>
          <table:table-cell table:formula="of:=SUM([.D27];[.F27])" office:value-type="float" office:value="0.018633" calcext:value-type="float">
            <text:p>0.018633</text:p>
          </table:table-cell>
          <table:table-cell table:formula="of:=SUM([.B27];[.C27])" office:value-type="float" office:value="0.605438" calcext:value-type="float">
            <text:p>0.605438</text:p>
          </table:table-cell>
          <table:table-cell office:value-type="float" office:value="3880" calcext:value-type="float">
            <text:p>3880</text:p>
          </table:table-cell>
          <table:table-cell office:value-type="float" office:value="0.114258" calcext:value-type="float">
            <text:p>0.114258</text:p>
          </table:table-cell>
          <table:table-cell office:value-type="float" office:value="0.111789" calcext:value-type="float">
            <text:p>0.111789</text:p>
          </table:table-cell>
          <table:table-cell office:value-type="float" office:value="0.000966" calcext:value-type="float">
            <text:p>0.000966</text:p>
          </table:table-cell>
          <table:table-cell office:value-type="float" office:value="0.113295" calcext:value-type="float">
            <text:p>0.113295</text:p>
          </table:table-cell>
          <table:table-cell office:value-type="float" office:value="0" calcext:value-type="float">
            <text:p>0</text:p>
          </table:table-cell>
          <table:table-cell office:value-type="float" office:value="0.083858" calcext:value-type="float">
            <text:p>0.083858</text:p>
          </table:table-cell>
          <table:table-cell table:formula="of:=SUM([.Q27:.R27])" office:value-type="float" office:value="0.114261" calcext:value-type="float">
            <text:p>0.114261</text:p>
          </table:table-cell>
          <table:table-cell table:formula="of:=SUM([.T27:.U27])" office:value-type="float" office:value="0.198119" calcext:value-type="float">
            <text:p>0.198119</text:p>
          </table:table-cell>
          <table:table-cell table:formula="of:=SUM([.U27:.V27])" office:value-type="float" office:value="0.31238" calcext:value-type="float">
            <text:p>0.31238</text:p>
          </table:table-cell>
          <table:table-cell table:formula="of:=SUM([.U27:.V27])" office:value-type="float" office:value="0.31238" calcext:value-type="float">
            <text:p>0.31238</text:p>
          </table:table-cell>
          <table:table-cell table:formula="of:=SUM([.R27];[.T27])" office:value-type="float" office:value="0.197153" calcext:value-type="float">
            <text:p>0.197153</text:p>
          </table:table-cell>
          <table:table-cell table:formula="of:=SUM([.Q27];[.S27])" office:value-type="float" office:value="0.000966" calcext:value-type="float">
            <text:p>0.000966</text:p>
          </table:table-cell>
          <table:table-cell table:formula="of:=SUM([.O27];[.P27])" office:value-type="float" office:value="0.226047" calcext:value-type="float">
            <text:p>0.226047</text:p>
          </table:table-cell>
          <table:table-cell office:value-type="float" office:value="3880" calcext:value-type="float">
            <text:p>3880</text:p>
          </table:table-cell>
          <table:table-cell office:value-type="float" office:value="0.167627" calcext:value-type="float">
            <text:p>0.167627</text:p>
          </table:table-cell>
          <table:table-cell office:value-type="float" office:value="0.161499" calcext:value-type="float">
            <text:p>0.161499</text:p>
          </table:table-cell>
          <table:table-cell office:value-type="float" office:value="0.003821" calcext:value-type="float">
            <text:p>0.003821</text:p>
          </table:table-cell>
          <table:table-cell office:value-type="float" office:value="0.163808" calcext:value-type="float">
            <text:p>0.163808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0.151195" calcext:value-type="float">
            <text:p>0.151195</text:p>
          </table:table-cell>
          <table:table-cell table:formula="of:=SUM([.AE27:.AF27])" office:value-type="float" office:value="0.167629" calcext:value-type="float">
            <text:p>0.167629</text:p>
          </table:table-cell>
          <table:table-cell table:formula="of:=SUM([.AH27:.AI27])" office:value-type="float" office:value="0.318824" calcext:value-type="float">
            <text:p>0.318824</text:p>
          </table:table-cell>
          <table:table-cell table:formula="of:=SUM([.AI27:.AJ27])" office:value-type="float" office:value="0.486453" calcext:value-type="float">
            <text:p>0.486453</text:p>
          </table:table-cell>
          <table:table-cell table:formula="of:=SUM([.AI27:.AJ27])" office:value-type="float" office:value="0.486453" calcext:value-type="float">
            <text:p>0.486453</text:p>
          </table:table-cell>
          <table:table-cell table:formula="of:=SUM([.AF27];[.AH27])" office:value-type="float" office:value="0.315003" calcext:value-type="float">
            <text:p>0.315003</text:p>
          </table:table-cell>
          <table:table-cell table:formula="of:=SUM([.AE27];[.AG27])" office:value-type="float" office:value="0.003876" calcext:value-type="float">
            <text:p>0.003876</text:p>
          </table:table-cell>
          <table:table-cell table:formula="of:=SUM([.AC27];[.AD27])" office:value-type="float" office:value="0.329126" calcext:value-type="float">
            <text:p>0.329126</text:p>
          </table:table-cell>
          <table:table-cell office:value-type="float" office:value="3880" calcext:value-type="float">
            <text:p>3880</text:p>
          </table:table-cell>
          <table:table-cell office:value-type="float" office:value="0.066063" calcext:value-type="float">
            <text:p>0.066063</text:p>
          </table:table-cell>
          <table:table-cell office:value-type="float" office:value="0.064189" calcext:value-type="float">
            <text:p>0.064189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065854" calcext:value-type="float">
            <text:p>0.065854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032988" calcext:value-type="float">
            <text:p>0.032988</text:p>
          </table:table-cell>
          <table:table-cell table:formula="of:=SUM([.AS27:.AT27])" office:value-type="float" office:value="0.065898" calcext:value-type="float">
            <text:p>0.065898</text:p>
          </table:table-cell>
          <table:table-cell table:formula="of:=SUM([.AV27:.AW27])" office:value-type="float" office:value="0.098886" calcext:value-type="float">
            <text:p>0.098886</text:p>
          </table:table-cell>
          <table:table-cell table:formula="of:=SUM([.AW27:.AX27])" office:value-type="float" office:value="0.164784" calcext:value-type="float">
            <text:p>0.164784</text:p>
          </table:table-cell>
          <table:table-cell table:formula="of:=SUM([.AW27:.AX27])" office:value-type="float" office:value="0.164784" calcext:value-type="float">
            <text:p>0.164784</text:p>
          </table:table-cell>
          <table:table-cell table:formula="of:=SUM([.AT27];[.AV27])" office:value-type="float" office:value="0.098842" calcext:value-type="float">
            <text:p>0.098842</text:p>
          </table:table-cell>
          <table:table-cell table:formula="of:=SUM([.AS27];[.AU27])" office:value-type="float" office:value="0.00007" calcext:value-type="float">
            <text:p>0.00007</text:p>
          </table:table-cell>
          <table:table-cell table:formula="of:=SUM([.AQ27];[.AR27])" office:value-type="float" office:value="0.130252" calcext:value-type="float">
            <text:p>0.130252</text:p>
          </table:table-cell>
          <table:table-cell table:number-columns-repeated="969"/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0.34022" calcext:value-type="float">
            <text:p>0.34022</text:p>
          </table:table-cell>
          <table:table-cell office:value-type="float" office:value="0.33726" calcext:value-type="float">
            <text:p>0.33726</text:p>
          </table:table-cell>
          <table:table-cell office:value-type="float" office:value="0.008642" calcext:value-type="float">
            <text:p>0.008642</text:p>
          </table:table-cell>
          <table:table-cell office:value-type="float" office:value="0.331581" calcext:value-type="float">
            <text:p>0.331581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0.422807" calcext:value-type="float">
            <text:p>0.422807</text:p>
          </table:table-cell>
          <table:table-cell table:formula="of:=SUM([.D28:.E28])" office:value-type="float" office:value="0.340223" calcext:value-type="float">
            <text:p>0.340223</text:p>
          </table:table-cell>
          <table:table-cell table:formula="of:=SUM([.F28:.G28])" office:value-type="float" office:value="0.423639" calcext:value-type="float">
            <text:p>0.423639</text:p>
          </table:table-cell>
          <table:table-cell table:formula="of:=SUM([.H28:.I28])" office:value-type="float" office:value="0.763862" calcext:value-type="float">
            <text:p>0.763862</text:p>
          </table:table-cell>
          <table:table-cell table:formula="of:=SUM([.E28];[.G28])" office:value-type="float" office:value="0.754388" calcext:value-type="float">
            <text:p>0.754388</text:p>
          </table:table-cell>
          <table:table-cell table:formula="of:=SUM([.D28];[.F28])" office:value-type="float" office:value="0.009474" calcext:value-type="float">
            <text:p>0.009474</text:p>
          </table:table-cell>
          <table:table-cell table:formula="of:=SUM([.B28];[.C28])" office:value-type="float" office:value="0.67748" calcext:value-type="float">
            <text:p>0.67748</text:p>
          </table:table-cell>
          <table:table-cell office:value-type="float" office:value="4240" calcext:value-type="float">
            <text:p>4240</text:p>
          </table:table-cell>
          <table:table-cell office:value-type="float" office:value="0.127675" calcext:value-type="float">
            <text:p>0.127675</text:p>
          </table:table-cell>
          <table:table-cell office:value-type="float" office:value="0.124853" calcext:value-type="float">
            <text:p>0.124853</text:p>
          </table:table-cell>
          <table:table-cell office:value-type="float" office:value="0.002035" calcext:value-type="float">
            <text:p>0.002035</text:p>
          </table:table-cell>
          <table:table-cell office:value-type="float" office:value="0.125644" calcext:value-type="float">
            <text:p>0.125644</text:p>
          </table:table-cell>
          <table:table-cell office:value-type="float" office:value="0" calcext:value-type="float">
            <text:p>0</text:p>
          </table:table-cell>
          <table:table-cell office:value-type="float" office:value="0.09369" calcext:value-type="float">
            <text:p>0.09369</text:p>
          </table:table-cell>
          <table:table-cell table:formula="of:=SUM([.Q28:.R28])" office:value-type="float" office:value="0.127679" calcext:value-type="float">
            <text:p>0.127679</text:p>
          </table:table-cell>
          <table:table-cell table:formula="of:=SUM([.T28:.U28])" office:value-type="float" office:value="0.221369" calcext:value-type="float">
            <text:p>0.221369</text:p>
          </table:table-cell>
          <table:table-cell table:formula="of:=SUM([.U28:.V28])" office:value-type="float" office:value="0.349048" calcext:value-type="float">
            <text:p>0.349048</text:p>
          </table:table-cell>
          <table:table-cell table:formula="of:=SUM([.U28:.V28])" office:value-type="float" office:value="0.349048" calcext:value-type="float">
            <text:p>0.349048</text:p>
          </table:table-cell>
          <table:table-cell table:formula="of:=SUM([.R28];[.T28])" office:value-type="float" office:value="0.219334" calcext:value-type="float">
            <text:p>0.219334</text:p>
          </table:table-cell>
          <table:table-cell table:formula="of:=SUM([.Q28];[.S28])" office:value-type="float" office:value="0.002035" calcext:value-type="float">
            <text:p>0.002035</text:p>
          </table:table-cell>
          <table:table-cell table:formula="of:=SUM([.O28];[.P28])" office:value-type="float" office:value="0.252528" calcext:value-type="float">
            <text:p>0.252528</text:p>
          </table:table-cell>
          <table:table-cell office:value-type="float" office:value="4240" calcext:value-type="float">
            <text:p>4240</text:p>
          </table:table-cell>
          <table:table-cell office:value-type="float" office:value="0.184642" calcext:value-type="float">
            <text:p>0.184642</text:p>
          </table:table-cell>
          <table:table-cell office:value-type="float" office:value="0.177833" calcext:value-type="float">
            <text:p>0.177833</text:p>
          </table:table-cell>
          <table:table-cell office:value-type="float" office:value="0.011648" calcext:value-type="float">
            <text:p>0.011648</text:p>
          </table:table-cell>
          <table:table-cell office:value-type="float" office:value="0.172996" calcext:value-type="float">
            <text:p>0.172996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0.165064" calcext:value-type="float">
            <text:p>0.165064</text:p>
          </table:table-cell>
          <table:table-cell table:formula="of:=SUM([.AE28:.AF28])" office:value-type="float" office:value="0.184644" calcext:value-type="float">
            <text:p>0.184644</text:p>
          </table:table-cell>
          <table:table-cell table:formula="of:=SUM([.AH28:.AI28])" office:value-type="float" office:value="0.349708" calcext:value-type="float">
            <text:p>0.349708</text:p>
          </table:table-cell>
          <table:table-cell table:formula="of:=SUM([.AI28:.AJ28])" office:value-type="float" office:value="0.534352" calcext:value-type="float">
            <text:p>0.534352</text:p>
          </table:table-cell>
          <table:table-cell table:formula="of:=SUM([.AI28:.AJ28])" office:value-type="float" office:value="0.534352" calcext:value-type="float">
            <text:p>0.534352</text:p>
          </table:table-cell>
          <table:table-cell table:formula="of:=SUM([.AF28];[.AH28])" office:value-type="float" office:value="0.33806" calcext:value-type="float">
            <text:p>0.33806</text:p>
          </table:table-cell>
          <table:table-cell table:formula="of:=SUM([.AE28];[.AG28])" office:value-type="float" office:value="0.0117" calcext:value-type="float">
            <text:p>0.0117</text:p>
          </table:table-cell>
          <table:table-cell table:formula="of:=SUM([.AC28];[.AD28])" office:value-type="float" office:value="0.362475" calcext:value-type="float">
            <text:p>0.362475</text:p>
          </table:table-cell>
          <table:table-cell office:value-type="float" office:value="4240" calcext:value-type="float">
            <text:p>4240</text:p>
          </table:table-cell>
          <table:table-cell office:value-type="float" office:value="0.072632" calcext:value-type="float">
            <text:p>0.072632</text:p>
          </table:table-cell>
          <table:table-cell office:value-type="float" office:value="0.070636" calcext:value-type="float">
            <text:p>0.070636</text:p>
          </table:table-cell>
          <table:table-cell office:value-type="float" office:value="0" calcext:value-type="float">
            <text:p>0</text:p>
          </table:table-cell>
          <table:table-cell office:value-type="float" office:value="0.072746" calcext:value-type="float">
            <text:p>0.072746</text:p>
          </table:table-cell>
          <table:table-cell office:value-type="float" office:value="0" calcext:value-type="float">
            <text:p>0</text:p>
          </table:table-cell>
          <table:table-cell office:value-type="float" office:value="0.038204" calcext:value-type="float">
            <text:p>0.038204</text:p>
          </table:table-cell>
          <table:table-cell table:formula="of:=SUM([.AS28:.AT28])" office:value-type="float" office:value="0.072746" calcext:value-type="float">
            <text:p>0.072746</text:p>
          </table:table-cell>
          <table:table-cell table:formula="of:=SUM([.AV28:.AW28])" office:value-type="float" office:value="0.11095" calcext:value-type="float">
            <text:p>0.11095</text:p>
          </table:table-cell>
          <table:table-cell table:formula="of:=SUM([.AW28:.AX28])" office:value-type="float" office:value="0.183696" calcext:value-type="float">
            <text:p>0.183696</text:p>
          </table:table-cell>
          <table:table-cell table:formula="of:=SUM([.AW28:.AX28])" office:value-type="float" office:value="0.183696" calcext:value-type="float">
            <text:p>0.183696</text:p>
          </table:table-cell>
          <table:table-cell table:formula="of:=SUM([.AT28];[.AV28])" office:value-type="float" office:value="0.11095" calcext:value-type="float">
            <text:p>0.11095</text:p>
          </table:table-cell>
          <table:table-cell table:formula="of:=SUM([.AS28];[.AU28])" office:value-type="float" office:value="0" calcext:value-type="float">
            <text:p>0</text:p>
          </table:table-cell>
          <table:table-cell table:formula="of:=SUM([.AQ28];[.AR28])" office:value-type="float" office:value="0.143268" calcext:value-type="float">
            <text:p>0.143268</text:p>
          </table:table-cell>
          <table:table-cell table:number-columns-repeated="969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361212" calcext:value-type="float">
            <text:p>0.361212</text:p>
          </table:table-cell>
          <table:table-cell office:value-type="float" office:value="0.357985" calcext:value-type="float">
            <text:p>0.357985</text:p>
          </table:table-cell>
          <table:table-cell office:value-type="float" office:value="0.004205" calcext:value-type="float">
            <text:p>0.004205</text:p>
          </table:table-cell>
          <table:table-cell office:value-type="float" office:value="0.357008" calcext:value-type="float">
            <text:p>0.357008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450223" calcext:value-type="float">
            <text:p>0.450223</text:p>
          </table:table-cell>
          <table:table-cell table:formula="of:=SUM([.D29:.E29])" office:value-type="float" office:value="0.361213" calcext:value-type="float">
            <text:p>0.361213</text:p>
          </table:table-cell>
          <table:table-cell table:formula="of:=SUM([.F29:.G29])" office:value-type="float" office:value="0.451753" calcext:value-type="float">
            <text:p>0.451753</text:p>
          </table:table-cell>
          <table:table-cell table:formula="of:=SUM([.H29:.I29])" office:value-type="float" office:value="0.812966" calcext:value-type="float">
            <text:p>0.812966</text:p>
          </table:table-cell>
          <table:table-cell table:formula="of:=SUM([.E29];[.G29])" office:value-type="float" office:value="0.807231" calcext:value-type="float">
            <text:p>0.807231</text:p>
          </table:table-cell>
          <table:table-cell table:formula="of:=SUM([.D29];[.F29])" office:value-type="float" office:value="0.005735" calcext:value-type="float">
            <text:p>0.005735</text:p>
          </table:table-cell>
          <table:table-cell table:formula="of:=SUM([.B29];[.C29])" office:value-type="float" office:value="0.719197" calcext:value-type="float">
            <text:p>0.719197</text:p>
          </table:table-cell>
          <table:table-cell office:value-type="float" office:value="4600" calcext:value-type="float">
            <text:p>4600</text:p>
          </table:table-cell>
          <table:table-cell office:value-type="float" office:value="0.135248" calcext:value-type="float">
            <text:p>0.135248</text:p>
          </table:table-cell>
          <table:table-cell office:value-type="float" office:value="0.132347" calcext:value-type="float">
            <text:p>0.132347</text:p>
          </table:table-cell>
          <table:table-cell office:value-type="float" office:value="0.001969" calcext:value-type="float">
            <text:p>0.001969</text:p>
          </table:table-cell>
          <table:table-cell office:value-type="float" office:value="0.133283" calcext:value-type="float">
            <text:p>0.133283</text:p>
          </table:table-cell>
          <table:table-cell office:value-type="float" office:value="0" calcext:value-type="float">
            <text:p>0</text:p>
          </table:table-cell>
          <table:table-cell office:value-type="float" office:value="0.09964" calcext:value-type="float">
            <text:p>0.09964</text:p>
          </table:table-cell>
          <table:table-cell table:formula="of:=SUM([.Q29:.R29])" office:value-type="float" office:value="0.135252" calcext:value-type="float">
            <text:p>0.135252</text:p>
          </table:table-cell>
          <table:table-cell table:formula="of:=SUM([.T29:.U29])" office:value-type="float" office:value="0.234892" calcext:value-type="float">
            <text:p>0.234892</text:p>
          </table:table-cell>
          <table:table-cell table:formula="of:=SUM([.U29:.V29])" office:value-type="float" office:value="0.370144" calcext:value-type="float">
            <text:p>0.370144</text:p>
          </table:table-cell>
          <table:table-cell table:formula="of:=SUM([.U29:.V29])" office:value-type="float" office:value="0.370144" calcext:value-type="float">
            <text:p>0.370144</text:p>
          </table:table-cell>
          <table:table-cell table:formula="of:=SUM([.R29];[.T29])" office:value-type="float" office:value="0.232923" calcext:value-type="float">
            <text:p>0.232923</text:p>
          </table:table-cell>
          <table:table-cell table:formula="of:=SUM([.Q29];[.S29])" office:value-type="float" office:value="0.001969" calcext:value-type="float">
            <text:p>0.001969</text:p>
          </table:table-cell>
          <table:table-cell table:formula="of:=SUM([.O29];[.P29])" office:value-type="float" office:value="0.267595" calcext:value-type="float">
            <text:p>0.267595</text:p>
          </table:table-cell>
          <table:table-cell office:value-type="float" office:value="4600" calcext:value-type="float">
            <text:p>4600</text:p>
          </table:table-cell>
          <table:table-cell office:value-type="float" office:value="0.200637" calcext:value-type="float">
            <text:p>0.200637</text:p>
          </table:table-cell>
          <table:table-cell office:value-type="float" office:value="0.19329" calcext:value-type="float">
            <text:p>0.19329</text:p>
          </table:table-cell>
          <table:table-cell office:value-type="float" office:value="0.007291" calcext:value-type="float">
            <text:p>0.007291</text:p>
          </table:table-cell>
          <table:table-cell office:value-type="float" office:value="0.193347" calcext:value-type="float">
            <text:p>0.193347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17997" calcext:value-type="float">
            <text:p>0.17997</text:p>
          </table:table-cell>
          <table:table-cell table:formula="of:=SUM([.AE29:.AF29])" office:value-type="float" office:value="0.200638" calcext:value-type="float">
            <text:p>0.200638</text:p>
          </table:table-cell>
          <table:table-cell table:formula="of:=SUM([.AH29:.AI29])" office:value-type="float" office:value="0.380608" calcext:value-type="float">
            <text:p>0.380608</text:p>
          </table:table-cell>
          <table:table-cell table:formula="of:=SUM([.AI29:.AJ29])" office:value-type="float" office:value="0.581246" calcext:value-type="float">
            <text:p>0.581246</text:p>
          </table:table-cell>
          <table:table-cell table:formula="of:=SUM([.AI29:.AJ29])" office:value-type="float" office:value="0.581246" calcext:value-type="float">
            <text:p>0.581246</text:p>
          </table:table-cell>
          <table:table-cell table:formula="of:=SUM([.AF29];[.AH29])" office:value-type="float" office:value="0.373317" calcext:value-type="float">
            <text:p>0.373317</text:p>
          </table:table-cell>
          <table:table-cell table:formula="of:=SUM([.AE29];[.AG29])" office:value-type="float" office:value="0.007402" calcext:value-type="float">
            <text:p>0.007402</text:p>
          </table:table-cell>
          <table:table-cell table:formula="of:=SUM([.AC29];[.AD29])" office:value-type="float" office:value="0.393927" calcext:value-type="float">
            <text:p>0.393927</text:p>
          </table:table-cell>
          <table:table-cell office:value-type="float" office:value="4600" calcext:value-type="float">
            <text:p>4600</text:p>
          </table:table-cell>
          <table:table-cell office:value-type="float" office:value="0.087943" calcext:value-type="float">
            <text:p>0.087943</text:p>
          </table:table-cell>
          <table:table-cell office:value-type="float" office:value="0.085676" calcext:value-type="float">
            <text:p>0.085676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08448" calcext:value-type="float">
            <text:p>0.08448</text:p>
          </table:table-cell>
          <table:table-cell office:value-type="float" office:value="0" calcext:value-type="float">
            <text:p>0</text:p>
          </table:table-cell>
          <table:table-cell office:value-type="float" office:value="0.052704" calcext:value-type="float">
            <text:p>0.052704</text:p>
          </table:table-cell>
          <table:table-cell table:formula="of:=SUM([.AS29:.AT29])" office:value-type="float" office:value="0.08785" calcext:value-type="float">
            <text:p>0.08785</text:p>
          </table:table-cell>
          <table:table-cell table:formula="of:=SUM([.AV29:.AW29])" office:value-type="float" office:value="0.140554" calcext:value-type="float">
            <text:p>0.140554</text:p>
          </table:table-cell>
          <table:table-cell table:formula="of:=SUM([.AW29:.AX29])" office:value-type="float" office:value="0.228404" calcext:value-type="float">
            <text:p>0.228404</text:p>
          </table:table-cell>
          <table:table-cell table:formula="of:=SUM([.AW29:.AX29])" office:value-type="float" office:value="0.228404" calcext:value-type="float">
            <text:p>0.228404</text:p>
          </table:table-cell>
          <table:table-cell table:formula="of:=SUM([.AT29];[.AV29])" office:value-type="float" office:value="0.137184" calcext:value-type="float">
            <text:p>0.137184</text:p>
          </table:table-cell>
          <table:table-cell table:formula="of:=SUM([.AS29];[.AU29])" office:value-type="float" office:value="0.00337" calcext:value-type="float">
            <text:p>0.00337</text:p>
          </table:table-cell>
          <table:table-cell table:formula="of:=SUM([.AQ29];[.AR29])" office:value-type="float" office:value="0.173619" calcext:value-type="float">
            <text:p>0.173619</text:p>
          </table:table-cell>
          <table:table-cell table:number-columns-repeated="969"/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0.395926" calcext:value-type="float">
            <text:p>0.395926</text:p>
          </table:table-cell>
          <table:table-cell office:value-type="float" office:value="0.392506" calcext:value-type="float">
            <text:p>0.392506</text:p>
          </table:table-cell>
          <table:table-cell office:value-type="float" office:value="0.018046" calcext:value-type="float">
            <text:p>0.018046</text:p>
          </table:table-cell>
          <table:table-cell office:value-type="float" office:value="0.377883" calcext:value-type="float">
            <text:p>0.377883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493901" calcext:value-type="float">
            <text:p>0.493901</text:p>
          </table:table-cell>
          <table:table-cell table:formula="of:=SUM([.D30:.E30])" office:value-type="float" office:value="0.395929" calcext:value-type="float">
            <text:p>0.395929</text:p>
          </table:table-cell>
          <table:table-cell table:formula="of:=SUM([.F30:.G30])" office:value-type="float" office:value="0.495861" calcext:value-type="float">
            <text:p>0.495861</text:p>
          </table:table-cell>
          <table:table-cell table:formula="of:=SUM([.H30:.I30])" office:value-type="float" office:value="0.89179" calcext:value-type="float">
            <text:p>0.89179</text:p>
          </table:table-cell>
          <table:table-cell table:formula="of:=SUM([.E30];[.G30])" office:value-type="float" office:value="0.871784" calcext:value-type="float">
            <text:p>0.871784</text:p>
          </table:table-cell>
          <table:table-cell table:formula="of:=SUM([.D30];[.F30])" office:value-type="float" office:value="0.020006" calcext:value-type="float">
            <text:p>0.020006</text:p>
          </table:table-cell>
          <table:table-cell table:formula="of:=SUM([.B30];[.C30])" office:value-type="float" office:value="0.788432" calcext:value-type="float">
            <text:p>0.788432</text:p>
          </table:table-cell>
          <table:table-cell office:value-type="float" office:value="4960" calcext:value-type="float">
            <text:p>4960</text:p>
          </table:table-cell>
          <table:table-cell office:value-type="float" office:value="0.144981" calcext:value-type="float">
            <text:p>0.144981</text:p>
          </table:table-cell>
          <table:table-cell office:value-type="float" office:value="0.141872" calcext:value-type="float">
            <text:p>0.141872</text:p>
          </table:table-cell>
          <table:table-cell office:value-type="float" office:value="0.000604" calcext:value-type="float">
            <text:p>0.000604</text:p>
          </table:table-cell>
          <table:table-cell office:value-type="float" office:value="0.14438" calcext:value-type="float">
            <text:p>0.14438</text:p>
          </table:table-cell>
          <table:table-cell office:value-type="float" office:value="0" calcext:value-type="float">
            <text:p>0</text:p>
          </table:table-cell>
          <table:table-cell office:value-type="float" office:value="0.107368" calcext:value-type="float">
            <text:p>0.107368</text:p>
          </table:table-cell>
          <table:table-cell table:formula="of:=SUM([.Q30:.R30])" office:value-type="float" office:value="0.144984" calcext:value-type="float">
            <text:p>0.144984</text:p>
          </table:table-cell>
          <table:table-cell table:formula="of:=SUM([.T30:.U30])" office:value-type="float" office:value="0.252352" calcext:value-type="float">
            <text:p>0.252352</text:p>
          </table:table-cell>
          <table:table-cell table:formula="of:=SUM([.U30:.V30])" office:value-type="float" office:value="0.397336" calcext:value-type="float">
            <text:p>0.397336</text:p>
          </table:table-cell>
          <table:table-cell table:formula="of:=SUM([.U30:.V30])" office:value-type="float" office:value="0.397336" calcext:value-type="float">
            <text:p>0.397336</text:p>
          </table:table-cell>
          <table:table-cell table:formula="of:=SUM([.R30];[.T30])" office:value-type="float" office:value="0.251748" calcext:value-type="float">
            <text:p>0.251748</text:p>
          </table:table-cell>
          <table:table-cell table:formula="of:=SUM([.Q30];[.S30])" office:value-type="float" office:value="0.000604" calcext:value-type="float">
            <text:p>0.000604</text:p>
          </table:table-cell>
          <table:table-cell table:formula="of:=SUM([.O30];[.P30])" office:value-type="float" office:value="0.286853" calcext:value-type="float">
            <text:p>0.286853</text:p>
          </table:table-cell>
          <table:table-cell office:value-type="float" office:value="4960" calcext:value-type="float">
            <text:p>4960</text:p>
          </table:table-cell>
          <table:table-cell office:value-type="float" office:value="0.221597" calcext:value-type="float">
            <text:p>0.221597</text:p>
          </table:table-cell>
          <table:table-cell office:value-type="float" office:value="0.213663" calcext:value-type="float">
            <text:p>0.213663</text:p>
          </table:table-cell>
          <table:table-cell office:value-type="float" office:value="0.003718" calcext:value-type="float">
            <text:p>0.003718</text:p>
          </table:table-cell>
          <table:table-cell office:value-type="float" office:value="0.217881" calcext:value-type="float">
            <text:p>0.217881</text:p>
          </table:table-cell>
          <table:table-cell office:value-type="float" office:value="0" calcext:value-type="float">
            <text:p>0</text:p>
          </table:table-cell>
          <table:table-cell office:value-type="float" office:value="0.197978" calcext:value-type="float">
            <text:p>0.197978</text:p>
          </table:table-cell>
          <table:table-cell table:formula="of:=SUM([.AE30:.AF30])" office:value-type="float" office:value="0.221599" calcext:value-type="float">
            <text:p>0.221599</text:p>
          </table:table-cell>
          <table:table-cell table:formula="of:=SUM([.AH30:.AI30])" office:value-type="float" office:value="0.419577" calcext:value-type="float">
            <text:p>0.419577</text:p>
          </table:table-cell>
          <table:table-cell table:formula="of:=SUM([.AI30:.AJ30])" office:value-type="float" office:value="0.641176" calcext:value-type="float">
            <text:p>0.641176</text:p>
          </table:table-cell>
          <table:table-cell table:formula="of:=SUM([.AI30:.AJ30])" office:value-type="float" office:value="0.641176" calcext:value-type="float">
            <text:p>0.641176</text:p>
          </table:table-cell>
          <table:table-cell table:formula="of:=SUM([.AF30];[.AH30])" office:value-type="float" office:value="0.415859" calcext:value-type="float">
            <text:p>0.415859</text:p>
          </table:table-cell>
          <table:table-cell table:formula="of:=SUM([.AE30];[.AG30])" office:value-type="float" office:value="0.003718" calcext:value-type="float">
            <text:p>0.003718</text:p>
          </table:table-cell>
          <table:table-cell table:formula="of:=SUM([.AC30];[.AD30])" office:value-type="float" office:value="0.43526" calcext:value-type="float">
            <text:p>0.43526</text:p>
          </table:table-cell>
          <table:table-cell office:value-type="float" office:value="4960" calcext:value-type="float">
            <text:p>4960</text:p>
          </table:table-cell>
          <table:table-cell office:value-type="float" office:value="0.090635" calcext:value-type="float">
            <text:p>0.090635</text:p>
          </table:table-cell>
          <table:table-cell office:value-type="float" office:value="0.087839" calcext:value-type="float">
            <text:p>0.087839</text:p>
          </table:table-cell>
          <table:table-cell office:value-type="float" office:value="0.003572" calcext:value-type="float">
            <text:p>0.003572</text:p>
          </table:table-cell>
          <table:table-cell office:value-type="float" office:value="0.087065" calcext:value-type="float">
            <text:p>0.087065</text:p>
          </table:table-cell>
          <table:table-cell office:value-type="float" office:value="0" calcext:value-type="float">
            <text:p>0</text:p>
          </table:table-cell>
          <table:table-cell office:value-type="float" office:value="0.046695" calcext:value-type="float">
            <text:p>0.046695</text:p>
          </table:table-cell>
          <table:table-cell table:formula="of:=SUM([.AS30:.AT30])" office:value-type="float" office:value="0.090637" calcext:value-type="float">
            <text:p>0.090637</text:p>
          </table:table-cell>
          <table:table-cell table:formula="of:=SUM([.AV30:.AW30])" office:value-type="float" office:value="0.137332" calcext:value-type="float">
            <text:p>0.137332</text:p>
          </table:table-cell>
          <table:table-cell table:formula="of:=SUM([.AW30:.AX30])" office:value-type="float" office:value="0.227969" calcext:value-type="float">
            <text:p>0.227969</text:p>
          </table:table-cell>
          <table:table-cell table:formula="of:=SUM([.AW30:.AX30])" office:value-type="float" office:value="0.227969" calcext:value-type="float">
            <text:p>0.227969</text:p>
          </table:table-cell>
          <table:table-cell table:formula="of:=SUM([.AT30];[.AV30])" office:value-type="float" office:value="0.13376" calcext:value-type="float">
            <text:p>0.13376</text:p>
          </table:table-cell>
          <table:table-cell table:formula="of:=SUM([.AS30];[.AU30])" office:value-type="float" office:value="0.003572" calcext:value-type="float">
            <text:p>0.003572</text:p>
          </table:table-cell>
          <table:table-cell table:formula="of:=SUM([.AQ30];[.AR30])" office:value-type="float" office:value="0.178474" calcext:value-type="float">
            <text:p>0.178474</text:p>
          </table:table-cell>
          <table:table-cell table:number-columns-repeated="969"/>
        </table:table-row>
        <table:table-row table:style-name="ro1">
          <table:table-cell office:value-type="float" office:value="5320" calcext:value-type="float">
            <text:p>5320</text:p>
          </table:table-cell>
          <table:table-cell office:value-type="float" office:value="0.416393" calcext:value-type="float">
            <text:p>0.416393</text:p>
          </table:table-cell>
          <table:table-cell office:value-type="float" office:value="0.412768" calcext:value-type="float">
            <text:p>0.412768</text:p>
          </table:table-cell>
          <table:table-cell office:value-type="float" office:value="0.004513" calcext:value-type="float">
            <text:p>0.004513</text:p>
          </table:table-cell>
          <table:table-cell office:value-type="float" office:value="0.411883" calcext:value-type="float">
            <text:p>0.411883</text:p>
          </table:table-cell>
          <table:table-cell office:value-type="float" office:value="0.000568" calcext:value-type="float">
            <text:p>0.000568</text:p>
          </table:table-cell>
          <table:table-cell office:value-type="float" office:value="0.515419" calcext:value-type="float">
            <text:p>0.515419</text:p>
          </table:table-cell>
          <table:table-cell table:formula="of:=SUM([.D31:.E31])" office:value-type="float" office:value="0.416396" calcext:value-type="float">
            <text:p>0.416396</text:p>
          </table:table-cell>
          <table:table-cell table:formula="of:=SUM([.F31:.G31])" office:value-type="float" office:value="0.515987" calcext:value-type="float">
            <text:p>0.515987</text:p>
          </table:table-cell>
          <table:table-cell table:formula="of:=SUM([.H31:.I31])" office:value-type="float" office:value="0.932383" calcext:value-type="float">
            <text:p>0.932383</text:p>
          </table:table-cell>
          <table:table-cell table:formula="of:=SUM([.E31];[.G31])" office:value-type="float" office:value="0.927302" calcext:value-type="float">
            <text:p>0.927302</text:p>
          </table:table-cell>
          <table:table-cell table:formula="of:=SUM([.D31];[.F31])" office:value-type="float" office:value="0.005081" calcext:value-type="float">
            <text:p>0.005081</text:p>
          </table:table-cell>
          <table:table-cell table:formula="of:=SUM([.B31];[.C31])" office:value-type="float" office:value="0.829161" calcext:value-type="float">
            <text:p>0.829161</text:p>
          </table:table-cell>
          <table:table-cell office:value-type="float" office:value="5320" calcext:value-type="float">
            <text:p>5320</text:p>
          </table:table-cell>
          <table:table-cell office:value-type="float" office:value="0.148757" calcext:value-type="float">
            <text:p>0.148757</text:p>
          </table:table-cell>
          <table:table-cell office:value-type="float" office:value="0.145569" calcext:value-type="float">
            <text:p>0.145569</text:p>
          </table:table-cell>
          <table:table-cell office:value-type="float" office:value="0.004826" calcext:value-type="float">
            <text:p>0.004826</text:p>
          </table:table-cell>
          <table:table-cell office:value-type="float" office:value="0.143934" calcext:value-type="float">
            <text:p>0.143934</text:p>
          </table:table-cell>
          <table:table-cell office:value-type="float" office:value="0" calcext:value-type="float">
            <text:p>0</text:p>
          </table:table-cell>
          <table:table-cell office:value-type="float" office:value="0.11006" calcext:value-type="float">
            <text:p>0.11006</text:p>
          </table:table-cell>
          <table:table-cell table:formula="of:=SUM([.Q31:.R31])" office:value-type="float" office:value="0.14876" calcext:value-type="float">
            <text:p>0.14876</text:p>
          </table:table-cell>
          <table:table-cell table:formula="of:=SUM([.T31:.U31])" office:value-type="float" office:value="0.25882" calcext:value-type="float">
            <text:p>0.25882</text:p>
          </table:table-cell>
          <table:table-cell table:formula="of:=SUM([.U31:.V31])" office:value-type="float" office:value="0.40758" calcext:value-type="float">
            <text:p>0.40758</text:p>
          </table:table-cell>
          <table:table-cell table:formula="of:=SUM([.U31:.V31])" office:value-type="float" office:value="0.40758" calcext:value-type="float">
            <text:p>0.40758</text:p>
          </table:table-cell>
          <table:table-cell table:formula="of:=SUM([.R31];[.T31])" office:value-type="float" office:value="0.253994" calcext:value-type="float">
            <text:p>0.253994</text:p>
          </table:table-cell>
          <table:table-cell table:formula="of:=SUM([.Q31];[.S31])" office:value-type="float" office:value="0.004826" calcext:value-type="float">
            <text:p>0.004826</text:p>
          </table:table-cell>
          <table:table-cell table:formula="of:=SUM([.O31];[.P31])" office:value-type="float" office:value="0.294326" calcext:value-type="float">
            <text:p>0.294326</text:p>
          </table:table-cell>
          <table:table-cell office:value-type="float" office:value="5320" calcext:value-type="float">
            <text:p>5320</text:p>
          </table:table-cell>
          <table:table-cell office:value-type="float" office:value="0.244471" calcext:value-type="float">
            <text:p>0.244471</text:p>
          </table:table-cell>
          <table:table-cell office:value-type="float" office:value="0.235663" calcext:value-type="float">
            <text:p>0.235663</text:p>
          </table:table-cell>
          <table:table-cell office:value-type="float" office:value="0.017114" calcext:value-type="float">
            <text:p>0.017114</text:p>
          </table:table-cell>
          <table:table-cell office:value-type="float" office:value="0.22736" calcext:value-type="float">
            <text:p>0.22736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21554" calcext:value-type="float">
            <text:p>0.21554</text:p>
          </table:table-cell>
          <table:table-cell table:formula="of:=SUM([.AE31:.AF31])" office:value-type="float" office:value="0.244474" calcext:value-type="float">
            <text:p>0.244474</text:p>
          </table:table-cell>
          <table:table-cell table:formula="of:=SUM([.AH31:.AI31])" office:value-type="float" office:value="0.460014" calcext:value-type="float">
            <text:p>0.460014</text:p>
          </table:table-cell>
          <table:table-cell table:formula="of:=SUM([.AI31:.AJ31])" office:value-type="float" office:value="0.704488" calcext:value-type="float">
            <text:p>0.704488</text:p>
          </table:table-cell>
          <table:table-cell table:formula="of:=SUM([.AI31:.AJ31])" office:value-type="float" office:value="0.704488" calcext:value-type="float">
            <text:p>0.704488</text:p>
          </table:table-cell>
          <table:table-cell table:formula="of:=SUM([.AF31];[.AH31])" office:value-type="float" office:value="0.4429" calcext:value-type="float">
            <text:p>0.4429</text:p>
          </table:table-cell>
          <table:table-cell table:formula="of:=SUM([.AE31];[.AG31])" office:value-type="float" office:value="0.017237" calcext:value-type="float">
            <text:p>0.017237</text:p>
          </table:table-cell>
          <table:table-cell table:formula="of:=SUM([.AC31];[.AD31])" office:value-type="float" office:value="0.480134" calcext:value-type="float">
            <text:p>0.480134</text:p>
          </table:table-cell>
          <table:table-cell office:value-type="float" office:value="5320" calcext:value-type="float">
            <text:p>5320</text:p>
          </table:table-cell>
          <table:table-cell office:value-type="float" office:value="0.089753" calcext:value-type="float">
            <text:p>0.089753</text:p>
          </table:table-cell>
          <table:table-cell office:value-type="float" office:value="0.087185" calcext:value-type="float">
            <text:p>0.087185</text:p>
          </table:table-cell>
          <table:table-cell office:value-type="float" office:value="0.004399" calcext:value-type="float">
            <text:p>0.004399</text:p>
          </table:table-cell>
          <table:table-cell office:value-type="float" office:value="0.085356" calcext:value-type="float">
            <text:p>0.085356</text:p>
          </table:table-cell>
          <table:table-cell office:value-type="float" office:value="0" calcext:value-type="float">
            <text:p>0</text:p>
          </table:table-cell>
          <table:table-cell office:value-type="float" office:value="0.046778" calcext:value-type="float">
            <text:p>0.046778</text:p>
          </table:table-cell>
          <table:table-cell table:formula="of:=SUM([.AS31:.AT31])" office:value-type="float" office:value="0.089755" calcext:value-type="float">
            <text:p>0.089755</text:p>
          </table:table-cell>
          <table:table-cell table:formula="of:=SUM([.AV31:.AW31])" office:value-type="float" office:value="0.136533" calcext:value-type="float">
            <text:p>0.136533</text:p>
          </table:table-cell>
          <table:table-cell table:formula="of:=SUM([.AW31:.AX31])" office:value-type="float" office:value="0.226288" calcext:value-type="float">
            <text:p>0.226288</text:p>
          </table:table-cell>
          <table:table-cell table:formula="of:=SUM([.AW31:.AX31])" office:value-type="float" office:value="0.226288" calcext:value-type="float">
            <text:p>0.226288</text:p>
          </table:table-cell>
          <table:table-cell table:formula="of:=SUM([.AT31];[.AV31])" office:value-type="float" office:value="0.132134" calcext:value-type="float">
            <text:p>0.132134</text:p>
          </table:table-cell>
          <table:table-cell table:formula="of:=SUM([.AS31];[.AU31])" office:value-type="float" office:value="0.004399" calcext:value-type="float">
            <text:p>0.004399</text:p>
          </table:table-cell>
          <table:table-cell table:formula="of:=SUM([.AQ31];[.AR31])" office:value-type="float" office:value="0.176938" calcext:value-type="float">
            <text:p>0.176938</text:p>
          </table:table-cell>
          <table:table-cell table:number-columns-repeated="969"/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float" office:value="0.447905" calcext:value-type="float">
            <text:p>0.447905</text:p>
          </table:table-cell>
          <table:table-cell office:value-type="float" office:value="0.44399" calcext:value-type="float">
            <text:p>0.44399</text:p>
          </table:table-cell>
          <table:table-cell office:value-type="float" office:value="0.020997" calcext:value-type="float">
            <text:p>0.020997</text:p>
          </table:table-cell>
          <table:table-cell office:value-type="float" office:value="0.42691" calcext:value-type="float">
            <text:p>0.42691</text:p>
          </table:table-cell>
          <table:table-cell office:value-type="float" office:value="0.002174" calcext:value-type="float">
            <text:p>0.002174</text:p>
          </table:table-cell>
          <table:table-cell office:value-type="float" office:value="0.55143" calcext:value-type="float">
            <text:p>0.55143</text:p>
          </table:table-cell>
          <table:table-cell table:formula="of:=SUM([.D32:.E32])" office:value-type="float" office:value="0.447907" calcext:value-type="float">
            <text:p>0.447907</text:p>
          </table:table-cell>
          <table:table-cell table:formula="of:=SUM([.F32:.G32])" office:value-type="float" office:value="0.553604" calcext:value-type="float">
            <text:p>0.553604</text:p>
          </table:table-cell>
          <table:table-cell table:formula="of:=SUM([.H32:.I32])" office:value-type="float" office:value="1.001511" calcext:value-type="float">
            <text:p>1.001511</text:p>
          </table:table-cell>
          <table:table-cell table:formula="of:=SUM([.E32];[.G32])" office:value-type="float" office:value="0.97834" calcext:value-type="float">
            <text:p>0.97834</text:p>
          </table:table-cell>
          <table:table-cell table:formula="of:=SUM([.D32];[.F32])" office:value-type="float" office:value="0.023171" calcext:value-type="float">
            <text:p>0.023171</text:p>
          </table:table-cell>
          <table:table-cell table:formula="of:=SUM([.B32];[.C32])" office:value-type="float" office:value="0.891895" calcext:value-type="float">
            <text:p>0.891895</text:p>
          </table:table-cell>
          <table:table-cell office:value-type="float" office:value="5680" calcext:value-type="float">
            <text:p>5680</text:p>
          </table:table-cell>
          <table:table-cell office:value-type="float" office:value="0.165998" calcext:value-type="float">
            <text:p>0.165998</text:p>
          </table:table-cell>
          <table:table-cell office:value-type="float" office:value="0.162324" calcext:value-type="float">
            <text:p>0.162324</text:p>
          </table:table-cell>
          <table:table-cell office:value-type="float" office:value="0.008916" calcext:value-type="float">
            <text:p>0.008916</text:p>
          </table:table-cell>
          <table:table-cell office:value-type="float" office:value="0.157085" calcext:value-type="float">
            <text:p>0.157085</text:p>
          </table:table-cell>
          <table:table-cell office:value-type="float" office:value="0" calcext:value-type="float">
            <text:p>0</text:p>
          </table:table-cell>
          <table:table-cell office:value-type="float" office:value="0.125663" calcext:value-type="float">
            <text:p>0.125663</text:p>
          </table:table-cell>
          <table:table-cell table:formula="of:=SUM([.Q32:.R32])" office:value-type="float" office:value="0.166001" calcext:value-type="float">
            <text:p>0.166001</text:p>
          </table:table-cell>
          <table:table-cell table:formula="of:=SUM([.T32:.U32])" office:value-type="float" office:value="0.291664" calcext:value-type="float">
            <text:p>0.291664</text:p>
          </table:table-cell>
          <table:table-cell table:formula="of:=SUM([.U32:.V32])" office:value-type="float" office:value="0.457665" calcext:value-type="float">
            <text:p>0.457665</text:p>
          </table:table-cell>
          <table:table-cell table:formula="of:=SUM([.U32:.V32])" office:value-type="float" office:value="0.457665" calcext:value-type="float">
            <text:p>0.457665</text:p>
          </table:table-cell>
          <table:table-cell table:formula="of:=SUM([.R32];[.T32])" office:value-type="float" office:value="0.282748" calcext:value-type="float">
            <text:p>0.282748</text:p>
          </table:table-cell>
          <table:table-cell table:formula="of:=SUM([.Q32];[.S32])" office:value-type="float" office:value="0.008916" calcext:value-type="float">
            <text:p>0.008916</text:p>
          </table:table-cell>
          <table:table-cell table:formula="of:=SUM([.O32];[.P32])" office:value-type="float" office:value="0.328322" calcext:value-type="float">
            <text:p>0.328322</text:p>
          </table:table-cell>
          <table:table-cell office:value-type="float" office:value="5680" calcext:value-type="float">
            <text:p>5680</text:p>
          </table:table-cell>
          <table:table-cell office:value-type="float" office:value="0.248697" calcext:value-type="float">
            <text:p>0.248697</text:p>
          </table:table-cell>
          <table:table-cell office:value-type="float" office:value="0.239648" calcext:value-type="float">
            <text:p>0.239648</text:p>
          </table:table-cell>
          <table:table-cell office:value-type="float" office:value="0.003597" calcext:value-type="float">
            <text:p>0.003597</text:p>
          </table:table-cell>
          <table:table-cell office:value-type="float" office:value="0.245102" calcext:value-type="float">
            <text:p>0.24510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221828" calcext:value-type="float">
            <text:p>0.221828</text:p>
          </table:table-cell>
          <table:table-cell table:formula="of:=SUM([.AE32:.AF32])" office:value-type="float" office:value="0.248699" calcext:value-type="float">
            <text:p>0.248699</text:p>
          </table:table-cell>
          <table:table-cell table:formula="of:=SUM([.AH32:.AI32])" office:value-type="float" office:value="0.470527" calcext:value-type="float">
            <text:p>0.470527</text:p>
          </table:table-cell>
          <table:table-cell table:formula="of:=SUM([.AI32:.AJ32])" office:value-type="float" office:value="0.719226" calcext:value-type="float">
            <text:p>0.719226</text:p>
          </table:table-cell>
          <table:table-cell table:formula="of:=SUM([.AI32:.AJ32])" office:value-type="float" office:value="0.719226" calcext:value-type="float">
            <text:p>0.719226</text:p>
          </table:table-cell>
          <table:table-cell table:formula="of:=SUM([.AF32];[.AH32])" office:value-type="float" office:value="0.46693" calcext:value-type="float">
            <text:p>0.46693</text:p>
          </table:table-cell>
          <table:table-cell table:formula="of:=SUM([.AE32];[.AG32])" office:value-type="float" office:value="0.003712" calcext:value-type="float">
            <text:p>0.003712</text:p>
          </table:table-cell>
          <table:table-cell table:formula="of:=SUM([.AC32];[.AD32])" office:value-type="float" office:value="0.488345" calcext:value-type="float">
            <text:p>0.488345</text:p>
          </table:table-cell>
          <table:table-cell office:value-type="float" office:value="5680" calcext:value-type="float">
            <text:p>5680</text:p>
          </table:table-cell>
          <table:table-cell office:value-type="float" office:value="0.096253" calcext:value-type="float">
            <text:p>0.096253</text:p>
          </table:table-cell>
          <table:table-cell office:value-type="float" office:value="0.093493" calcext:value-type="float">
            <text:p>0.093493</text:p>
          </table:table-cell>
          <table:table-cell office:value-type="float" office:value="0.016388" calcext:value-type="float">
            <text:p>0.016388</text:p>
          </table:table-cell>
          <table:table-cell office:value-type="float" office:value="0.079868" calcext:value-type="float">
            <text:p>0.079868</text:p>
          </table:table-cell>
          <table:table-cell office:value-type="float" office:value="0" calcext:value-type="float">
            <text:p>0</text:p>
          </table:table-cell>
          <table:table-cell office:value-type="float" office:value="0.04951" calcext:value-type="float">
            <text:p>0.04951</text:p>
          </table:table-cell>
          <table:table-cell table:formula="of:=SUM([.AS32:.AT32])" office:value-type="float" office:value="0.096256" calcext:value-type="float">
            <text:p>0.096256</text:p>
          </table:table-cell>
          <table:table-cell table:formula="of:=SUM([.AV32:.AW32])" office:value-type="float" office:value="0.145766" calcext:value-type="float">
            <text:p>0.145766</text:p>
          </table:table-cell>
          <table:table-cell table:formula="of:=SUM([.AW32:.AX32])" office:value-type="float" office:value="0.242022" calcext:value-type="float">
            <text:p>0.242022</text:p>
          </table:table-cell>
          <table:table-cell table:formula="of:=SUM([.AW32:.AX32])" office:value-type="float" office:value="0.242022" calcext:value-type="float">
            <text:p>0.242022</text:p>
          </table:table-cell>
          <table:table-cell table:formula="of:=SUM([.AT32];[.AV32])" office:value-type="float" office:value="0.129378" calcext:value-type="float">
            <text:p>0.129378</text:p>
          </table:table-cell>
          <table:table-cell table:formula="of:=SUM([.AS32];[.AU32])" office:value-type="float" office:value="0.016388" calcext:value-type="float">
            <text:p>0.016388</text:p>
          </table:table-cell>
          <table:table-cell table:formula="of:=SUM([.AQ32];[.AR32])" office:value-type="float" office:value="0.189746" calcext:value-type="float">
            <text:p>0.189746</text:p>
          </table:table-cell>
          <table:table-cell table:number-columns-repeated="969"/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0.383308" calcext:value-type="float">
            <text:p>0.383308</text:p>
          </table:table-cell>
          <table:table-cell office:value-type="float" office:value="0.380031" calcext:value-type="float">
            <text:p>0.380031</text:p>
          </table:table-cell>
          <table:table-cell office:value-type="float" office:value="0.014515" calcext:value-type="float">
            <text:p>0.014515</text:p>
          </table:table-cell>
          <table:table-cell office:value-type="float" office:value="0.368796" calcext:value-type="float">
            <text:p>0.368796</text:p>
          </table:table-cell>
          <table:table-cell office:value-type="float" office:value="0.000983" calcext:value-type="float">
            <text:p>0.000983</text:p>
          </table:table-cell>
          <table:table-cell office:value-type="float" office:value="0.45795" calcext:value-type="float">
            <text:p>0.45795</text:p>
          </table:table-cell>
          <table:table-cell table:formula="of:=SUM([.D33:.E33])" office:value-type="float" office:value="0.383311" calcext:value-type="float">
            <text:p>0.383311</text:p>
          </table:table-cell>
          <table:table-cell table:formula="of:=SUM([.F33:.G33])" office:value-type="float" office:value="0.458933" calcext:value-type="float">
            <text:p>0.458933</text:p>
          </table:table-cell>
          <table:table-cell table:formula="of:=SUM([.H33:.I33])" office:value-type="float" office:value="0.842244" calcext:value-type="float">
            <text:p>0.842244</text:p>
          </table:table-cell>
          <table:table-cell table:formula="of:=SUM([.E33];[.G33])" office:value-type="float" office:value="0.826746" calcext:value-type="float">
            <text:p>0.826746</text:p>
          </table:table-cell>
          <table:table-cell table:formula="of:=SUM([.D33];[.F33])" office:value-type="float" office:value="0.015498" calcext:value-type="float">
            <text:p>0.015498</text:p>
          </table:table-cell>
          <table:table-cell table:formula="of:=SUM([.B33];[.C33])" office:value-type="float" office:value="0.763339" calcext:value-type="float">
            <text:p>0.763339</text:p>
          </table:table-cell>
          <table:table-cell office:value-type="float" office:value="6040" calcext:value-type="float">
            <text:p>6040</text:p>
          </table:table-cell>
          <table:table-cell office:value-type="float" office:value="0.175622" calcext:value-type="float">
            <text:p>0.175622</text:p>
          </table:table-cell>
          <table:table-cell office:value-type="float" office:value="0.171727" calcext:value-type="float">
            <text:p>0.171727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175196" calcext:value-type="float">
            <text:p>0.175196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130673" calcext:value-type="float">
            <text:p>0.130673</text:p>
          </table:table-cell>
          <table:table-cell table:formula="of:=SUM([.Q33:.R33])" office:value-type="float" office:value="0.175626" calcext:value-type="float">
            <text:p>0.175626</text:p>
          </table:table-cell>
          <table:table-cell table:formula="of:=SUM([.T33:.U33])" office:value-type="float" office:value="0.306299" calcext:value-type="float">
            <text:p>0.306299</text:p>
          </table:table-cell>
          <table:table-cell table:formula="of:=SUM([.U33:.V33])" office:value-type="float" office:value="0.481925" calcext:value-type="float">
            <text:p>0.481925</text:p>
          </table:table-cell>
          <table:table-cell table:formula="of:=SUM([.U33:.V33])" office:value-type="float" office:value="0.481925" calcext:value-type="float">
            <text:p>0.481925</text:p>
          </table:table-cell>
          <table:table-cell table:formula="of:=SUM([.R33];[.T33])" office:value-type="float" office:value="0.305869" calcext:value-type="float">
            <text:p>0.305869</text:p>
          </table:table-cell>
          <table:table-cell table:formula="of:=SUM([.Q33];[.S33])" office:value-type="float" office:value="0.000466" calcext:value-type="float">
            <text:p>0.000466</text:p>
          </table:table-cell>
          <table:table-cell table:formula="of:=SUM([.O33];[.P33])" office:value-type="float" office:value="0.347349" calcext:value-type="float">
            <text:p>0.347349</text:p>
          </table:table-cell>
          <table:table-cell office:value-type="float" office:value="6040" calcext:value-type="float">
            <text:p>6040</text:p>
          </table:table-cell>
          <table:table-cell office:value-type="float" office:value="0.262552" calcext:value-type="float">
            <text:p>0.262552</text:p>
          </table:table-cell>
          <table:table-cell office:value-type="float" office:value="0.253014" calcext:value-type="float">
            <text:p>0.253014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255833" calcext:value-type="float">
            <text:p>0.255833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0.235333" calcext:value-type="float">
            <text:p>0.235333</text:p>
          </table:table-cell>
          <table:table-cell table:formula="of:=SUM([.AE33:.AF33])" office:value-type="float" office:value="0.262553" calcext:value-type="float">
            <text:p>0.262553</text:p>
          </table:table-cell>
          <table:table-cell table:formula="of:=SUM([.AH33:.AI33])" office:value-type="float" office:value="0.497886" calcext:value-type="float">
            <text:p>0.497886</text:p>
          </table:table-cell>
          <table:table-cell table:formula="of:=SUM([.AI33:.AJ33])" office:value-type="float" office:value="0.760439" calcext:value-type="float">
            <text:p>0.760439</text:p>
          </table:table-cell>
          <table:table-cell table:formula="of:=SUM([.AI33:.AJ33])" office:value-type="float" office:value="0.760439" calcext:value-type="float">
            <text:p>0.760439</text:p>
          </table:table-cell>
          <table:table-cell table:formula="of:=SUM([.AF33];[.AH33])" office:value-type="float" office:value="0.491166" calcext:value-type="float">
            <text:p>0.491166</text:p>
          </table:table-cell>
          <table:table-cell table:formula="of:=SUM([.AE33];[.AG33])" office:value-type="float" office:value="0.006776" calcext:value-type="float">
            <text:p>0.006776</text:p>
          </table:table-cell>
          <table:table-cell table:formula="of:=SUM([.AC33];[.AD33])" office:value-type="float" office:value="0.515566" calcext:value-type="float">
            <text:p>0.515566</text:p>
          </table:table-cell>
          <table:table-cell office:value-type="float" office:value="6040" calcext:value-type="float">
            <text:p>6040</text:p>
          </table:table-cell>
          <table:table-cell office:value-type="float" office:value="0.103252" calcext:value-type="float">
            <text:p>0.103252</text:p>
          </table:table-cell>
          <table:table-cell office:value-type="float" office:value="0.100272" calcext:value-type="float">
            <text:p>0.100272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102597" calcext:value-type="float">
            <text:p>0.102597</text:p>
          </table:table-cell>
          <table:table-cell office:value-type="float" office:value="0" calcext:value-type="float">
            <text:p>0</text:p>
          </table:table-cell>
          <table:table-cell office:value-type="float" office:value="0.051723" calcext:value-type="float">
            <text:p>0.051723</text:p>
          </table:table-cell>
          <table:table-cell table:formula="of:=SUM([.AS33:.AT33])" office:value-type="float" office:value="0.103255" calcext:value-type="float">
            <text:p>0.103255</text:p>
          </table:table-cell>
          <table:table-cell table:formula="of:=SUM([.AV33:.AW33])" office:value-type="float" office:value="0.154978" calcext:value-type="float">
            <text:p>0.154978</text:p>
          </table:table-cell>
          <table:table-cell table:formula="of:=SUM([.AW33:.AX33])" office:value-type="float" office:value="0.258233" calcext:value-type="float">
            <text:p>0.258233</text:p>
          </table:table-cell>
          <table:table-cell table:formula="of:=SUM([.AW33:.AX33])" office:value-type="float" office:value="0.258233" calcext:value-type="float">
            <text:p>0.258233</text:p>
          </table:table-cell>
          <table:table-cell table:formula="of:=SUM([.AT33];[.AV33])" office:value-type="float" office:value="0.15432" calcext:value-type="float">
            <text:p>0.15432</text:p>
          </table:table-cell>
          <table:table-cell table:formula="of:=SUM([.AS33];[.AU33])" office:value-type="float" office:value="0.000658" calcext:value-type="float">
            <text:p>0.000658</text:p>
          </table:table-cell>
          <table:table-cell table:formula="of:=SUM([.AQ33];[.AR33])" office:value-type="float" office:value="0.203524" calcext:value-type="float">
            <text:p>0.203524</text:p>
          </table:table-cell>
          <table:table-cell table:number-columns-repeated="969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511668" calcext:value-type="float">
            <text:p>0.511668</text:p>
          </table:table-cell>
          <table:table-cell office:value-type="float" office:value="0.507251" calcext:value-type="float">
            <text:p>0.507251</text:p>
          </table:table-cell>
          <table:table-cell office:value-type="float" office:value="0.013516" calcext:value-type="float">
            <text:p>0.013516</text:p>
          </table:table-cell>
          <table:table-cell office:value-type="float" office:value="0.498155" calcext:value-type="float">
            <text:p>0.498155</text:p>
          </table:table-cell>
          <table:table-cell office:value-type="float" office:value="0.001332" calcext:value-type="float">
            <text:p>0.001332</text:p>
          </table:table-cell>
          <table:table-cell office:value-type="float" office:value="0.629157" calcext:value-type="float">
            <text:p>0.629157</text:p>
          </table:table-cell>
          <table:table-cell table:formula="of:=SUM([.D34:.E34])" office:value-type="float" office:value="0.511671" calcext:value-type="float">
            <text:p>0.511671</text:p>
          </table:table-cell>
          <table:table-cell table:formula="of:=SUM([.F34:.G34])" office:value-type="float" office:value="0.630489" calcext:value-type="float">
            <text:p>0.630489</text:p>
          </table:table-cell>
          <table:table-cell table:formula="of:=SUM([.H34:.I34])" office:value-type="float" office:value="1.14216" calcext:value-type="float">
            <text:p>1.14216</text:p>
          </table:table-cell>
          <table:table-cell table:formula="of:=SUM([.E34];[.G34])" office:value-type="float" office:value="1.127312" calcext:value-type="float">
            <text:p>1.127312</text:p>
          </table:table-cell>
          <table:table-cell table:formula="of:=SUM([.D34];[.F34])" office:value-type="float" office:value="0.014848" calcext:value-type="float">
            <text:p>0.014848</text:p>
          </table:table-cell>
          <table:table-cell table:formula="of:=SUM([.B34];[.C34])" office:value-type="float" office:value="1.018919" calcext:value-type="float">
            <text:p>1.018919</text:p>
          </table:table-cell>
          <table:table-cell office:value-type="float" office:value="6400" calcext:value-type="float">
            <text:p>6400</text:p>
          </table:table-cell>
          <table:table-cell office:value-type="float" office:value="0.191985" calcext:value-type="float">
            <text:p>0.191985</text:p>
          </table:table-cell>
          <table:table-cell office:value-type="float" office:value="0.187645" calcext:value-type="float">
            <text:p>0.187645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182171" calcext:value-type="float">
            <text:p>0.182171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0.143614" calcext:value-type="float">
            <text:p>0.143614</text:p>
          </table:table-cell>
          <table:table-cell table:formula="of:=SUM([.Q34:.R34])" office:value-type="float" office:value="0.191987" calcext:value-type="float">
            <text:p>0.191987</text:p>
          </table:table-cell>
          <table:table-cell table:formula="of:=SUM([.T34:.U34])" office:value-type="float" office:value="0.335601" calcext:value-type="float">
            <text:p>0.335601</text:p>
          </table:table-cell>
          <table:table-cell table:formula="of:=SUM([.U34:.V34])" office:value-type="float" office:value="0.527588" calcext:value-type="float">
            <text:p>0.527588</text:p>
          </table:table-cell>
          <table:table-cell table:formula="of:=SUM([.U34:.V34])" office:value-type="float" office:value="0.527588" calcext:value-type="float">
            <text:p>0.527588</text:p>
          </table:table-cell>
          <table:table-cell table:formula="of:=SUM([.R34];[.T34])" office:value-type="float" office:value="0.325785" calcext:value-type="float">
            <text:p>0.325785</text:p>
          </table:table-cell>
          <table:table-cell table:formula="of:=SUM([.Q34];[.S34])" office:value-type="float" office:value="0.009847" calcext:value-type="float">
            <text:p>0.009847</text:p>
          </table:table-cell>
          <table:table-cell table:formula="of:=SUM([.O34];[.P34])" office:value-type="float" office:value="0.37963" calcext:value-type="float">
            <text:p>0.37963</text:p>
          </table:table-cell>
          <table:table-cell office:value-type="float" office:value="6400" calcext:value-type="float">
            <text:p>6400</text:p>
          </table:table-cell>
          <table:table-cell office:value-type="float" office:value="0.284197" calcext:value-type="float">
            <text:p>0.284197</text:p>
          </table:table-cell>
          <table:table-cell office:value-type="float" office:value="0.273835" calcext:value-type="float">
            <text:p>0.273835</text:p>
          </table:table-cell>
          <table:table-cell office:value-type="float" office:value="0.005868" calcext:value-type="float">
            <text:p>0.005868</text:p>
          </table:table-cell>
          <table:table-cell office:value-type="float" office:value="0.278331" calcext:value-type="float">
            <text:p>0.278331</text:p>
          </table:table-cell>
          <table:table-cell office:value-type="float" office:value="0.000224" calcext:value-type="float">
            <text:p>0.000224</text:p>
          </table:table-cell>
          <table:table-cell office:value-type="float" office:value="0.251778" calcext:value-type="float">
            <text:p>0.251778</text:p>
          </table:table-cell>
          <table:table-cell table:formula="of:=SUM([.AE34:.AF34])" office:value-type="float" office:value="0.284199" calcext:value-type="float">
            <text:p>0.284199</text:p>
          </table:table-cell>
          <table:table-cell table:formula="of:=SUM([.AH34:.AI34])" office:value-type="float" office:value="0.535977" calcext:value-type="float">
            <text:p>0.535977</text:p>
          </table:table-cell>
          <table:table-cell table:formula="of:=SUM([.AI34:.AJ34])" office:value-type="float" office:value="0.820176" calcext:value-type="float">
            <text:p>0.820176</text:p>
          </table:table-cell>
          <table:table-cell table:formula="of:=SUM([.AI34:.AJ34])" office:value-type="float" office:value="0.820176" calcext:value-type="float">
            <text:p>0.820176</text:p>
          </table:table-cell>
          <table:table-cell table:formula="of:=SUM([.AF34];[.AH34])" office:value-type="float" office:value="0.530109" calcext:value-type="float">
            <text:p>0.530109</text:p>
          </table:table-cell>
          <table:table-cell table:formula="of:=SUM([.AE34];[.AG34])" office:value-type="float" office:value="0.006092" calcext:value-type="float">
            <text:p>0.006092</text:p>
          </table:table-cell>
          <table:table-cell table:formula="of:=SUM([.AC34];[.AD34])" office:value-type="float" office:value="0.558032" calcext:value-type="float">
            <text:p>0.558032</text:p>
          </table:table-cell>
          <table:table-cell office:value-type="float" office:value="6400" calcext:value-type="float">
            <text:p>6400</text:p>
          </table:table-cell>
          <table:table-cell office:value-type="float" office:value="0.10904" calcext:value-type="float">
            <text:p>0.10904</text:p>
          </table:table-cell>
          <table:table-cell office:value-type="float" office:value="0.105798" calcext:value-type="float">
            <text:p>0.105798</text:p>
          </table:table-cell>
          <table:table-cell office:value-type="float" office:value="0.003906" calcext:value-type="float">
            <text:p>0.003906</text:p>
          </table:table-cell>
          <table:table-cell office:value-type="float" office:value="0.105136" calcext:value-type="float">
            <text:p>0.105136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549" calcext:value-type="float">
            <text:p>0.0549</text:p>
          </table:table-cell>
          <table:table-cell table:formula="of:=SUM([.AS34:.AT34])" office:value-type="float" office:value="0.109042" calcext:value-type="float">
            <text:p>0.109042</text:p>
          </table:table-cell>
          <table:table-cell table:formula="of:=SUM([.AV34:.AW34])" office:value-type="float" office:value="0.163942" calcext:value-type="float">
            <text:p>0.163942</text:p>
          </table:table-cell>
          <table:table-cell table:formula="of:=SUM([.AW34:.AX34])" office:value-type="float" office:value="0.272984" calcext:value-type="float">
            <text:p>0.272984</text:p>
          </table:table-cell>
          <table:table-cell table:formula="of:=SUM([.AW34:.AX34])" office:value-type="float" office:value="0.272984" calcext:value-type="float">
            <text:p>0.272984</text:p>
          </table:table-cell>
          <table:table-cell table:formula="of:=SUM([.AT34];[.AV34])" office:value-type="float" office:value="0.160036" calcext:value-type="float">
            <text:p>0.160036</text:p>
          </table:table-cell>
          <table:table-cell table:formula="of:=SUM([.AS34];[.AU34])" office:value-type="float" office:value="0.003929" calcext:value-type="float">
            <text:p>0.003929</text:p>
          </table:table-cell>
          <table:table-cell table:formula="of:=SUM([.AQ34];[.AR34])" office:value-type="float" office:value="0.214838" calcext:value-type="float">
            <text:p>0.214838</text:p>
          </table:table-cell>
          <table:table-cell table:number-columns-repeated="969"/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float" office:value="0.529546" calcext:value-type="float">
            <text:p>0.529546</text:p>
          </table:table-cell>
          <table:table-cell office:value-type="float" office:value="0.524969" calcext:value-type="float">
            <text:p>0.524969</text:p>
          </table:table-cell>
          <table:table-cell office:value-type="float" office:value="0.03513" calcext:value-type="float">
            <text:p>0.03513</text:p>
          </table:table-cell>
          <table:table-cell office:value-type="float" office:value="0.494419" calcext:value-type="float">
            <text:p>0.494419</text:p>
          </table:table-cell>
          <table:table-cell office:value-type="float" office:value="0.001963" calcext:value-type="float">
            <text:p>0.001963</text:p>
          </table:table-cell>
          <table:table-cell office:value-type="float" office:value="0.65183" calcext:value-type="float">
            <text:p>0.65183</text:p>
          </table:table-cell>
          <table:table-cell table:formula="of:=SUM([.D35:.E35])" office:value-type="float" office:value="0.529549" calcext:value-type="float">
            <text:p>0.529549</text:p>
          </table:table-cell>
          <table:table-cell table:formula="of:=SUM([.F35:.G35])" office:value-type="float" office:value="0.653793" calcext:value-type="float">
            <text:p>0.653793</text:p>
          </table:table-cell>
          <table:table-cell table:formula="of:=SUM([.H35:.I35])" office:value-type="float" office:value="1.183342" calcext:value-type="float">
            <text:p>1.183342</text:p>
          </table:table-cell>
          <table:table-cell table:formula="of:=SUM([.E35];[.G35])" office:value-type="float" office:value="1.146249" calcext:value-type="float">
            <text:p>1.146249</text:p>
          </table:table-cell>
          <table:table-cell table:formula="of:=SUM([.D35];[.F35])" office:value-type="float" office:value="0.037093" calcext:value-type="float">
            <text:p>0.037093</text:p>
          </table:table-cell>
          <table:table-cell table:formula="of:=SUM([.B35];[.C35])" office:value-type="float" office:value="1.054515" calcext:value-type="float">
            <text:p>1.054515</text:p>
          </table:table-cell>
          <table:table-cell office:value-type="float" office:value="6760" calcext:value-type="float">
            <text:p>6760</text:p>
          </table:table-cell>
          <table:table-cell office:value-type="float" office:value="0.202315" calcext:value-type="float">
            <text:p>0.202315</text:p>
          </table:table-cell>
          <table:table-cell office:value-type="float" office:value="0.197921" calcext:value-type="float">
            <text:p>0.197921</text:p>
          </table:table-cell>
          <table:table-cell office:value-type="float" office:value="0.001168" calcext:value-type="float">
            <text:p>0.001168</text:p>
          </table:table-cell>
          <table:table-cell office:value-type="float" office:value="0.201149" calcext:value-type="float">
            <text:p>0.201149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0.1505" calcext:value-type="float">
            <text:p>0.1505</text:p>
          </table:table-cell>
          <table:table-cell table:formula="of:=SUM([.Q35:.R35])" office:value-type="float" office:value="0.202317" calcext:value-type="float">
            <text:p>0.202317</text:p>
          </table:table-cell>
          <table:table-cell table:formula="of:=SUM([.T35:.U35])" office:value-type="float" office:value="0.352817" calcext:value-type="float">
            <text:p>0.352817</text:p>
          </table:table-cell>
          <table:table-cell table:formula="of:=SUM([.U35:.V35])" office:value-type="float" office:value="0.555134" calcext:value-type="float">
            <text:p>0.555134</text:p>
          </table:table-cell>
          <table:table-cell table:formula="of:=SUM([.U35:.V35])" office:value-type="float" office:value="0.555134" calcext:value-type="float">
            <text:p>0.555134</text:p>
          </table:table-cell>
          <table:table-cell table:formula="of:=SUM([.R35];[.T35])" office:value-type="float" office:value="0.351649" calcext:value-type="float">
            <text:p>0.351649</text:p>
          </table:table-cell>
          <table:table-cell table:formula="of:=SUM([.Q35];[.S35])" office:value-type="float" office:value="0.001254" calcext:value-type="float">
            <text:p>0.001254</text:p>
          </table:table-cell>
          <table:table-cell table:formula="of:=SUM([.O35];[.P35])" office:value-type="float" office:value="0.400236" calcext:value-type="float">
            <text:p>0.400236</text:p>
          </table:table-cell>
          <table:table-cell office:value-type="float" office:value="6760" calcext:value-type="float">
            <text:p>6760</text:p>
          </table:table-cell>
          <table:table-cell office:value-type="float" office:value="0.300951" calcext:value-type="float">
            <text:p>0.300951</text:p>
          </table:table-cell>
          <table:table-cell office:value-type="float" office:value="0.290168" calcext:value-type="float">
            <text:p>0.290168</text:p>
          </table:table-cell>
          <table:table-cell office:value-type="float" office:value="0.004893" calcext:value-type="float">
            <text:p>0.004893</text:p>
          </table:table-cell>
          <table:table-cell office:value-type="float" office:value="0.29606" calcext:value-type="float">
            <text:p>0.29606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282637" calcext:value-type="float">
            <text:p>0.282637</text:p>
          </table:table-cell>
          <table:table-cell table:formula="of:=SUM([.AE35:.AF35])" office:value-type="float" office:value="0.300953" calcext:value-type="float">
            <text:p>0.300953</text:p>
          </table:table-cell>
          <table:table-cell table:formula="of:=SUM([.AH35:.AI35])" office:value-type="float" office:value="0.58359" calcext:value-type="float">
            <text:p>0.58359</text:p>
          </table:table-cell>
          <table:table-cell table:formula="of:=SUM([.AI35:.AJ35])" office:value-type="float" office:value="0.884543" calcext:value-type="float">
            <text:p>0.884543</text:p>
          </table:table-cell>
          <table:table-cell table:formula="of:=SUM([.AI35:.AJ35])" office:value-type="float" office:value="0.884543" calcext:value-type="float">
            <text:p>0.884543</text:p>
          </table:table-cell>
          <table:table-cell table:formula="of:=SUM([.AF35];[.AH35])" office:value-type="float" office:value="0.578697" calcext:value-type="float">
            <text:p>0.578697</text:p>
          </table:table-cell>
          <table:table-cell table:formula="of:=SUM([.AE35];[.AG35])" office:value-type="float" office:value="0.005121" calcext:value-type="float">
            <text:p>0.005121</text:p>
          </table:table-cell>
          <table:table-cell table:formula="of:=SUM([.AC35];[.AD35])" office:value-type="float" office:value="0.591119" calcext:value-type="float">
            <text:p>0.591119</text:p>
          </table:table-cell>
          <table:table-cell office:value-type="float" office:value="6760" calcext:value-type="float">
            <text:p>6760</text:p>
          </table:table-cell>
          <table:table-cell office:value-type="float" office:value="0.114172" calcext:value-type="float">
            <text:p>0.114172</text:p>
          </table:table-cell>
          <table:table-cell office:value-type="float" office:value="0.110879" calcext:value-type="float">
            <text:p>0.110879</text:p>
          </table:table-cell>
          <table:table-cell office:value-type="float" office:value="0.004372" calcext:value-type="float">
            <text:p>0.004372</text:p>
          </table:table-cell>
          <table:table-cell office:value-type="float" office:value="0.109803" calcext:value-type="float">
            <text:p>0.109803</text:p>
          </table:table-cell>
          <table:table-cell office:value-type="float" office:value="0" calcext:value-type="float">
            <text:p>0</text:p>
          </table:table-cell>
          <table:table-cell office:value-type="float" office:value="0.057721" calcext:value-type="float">
            <text:p>0.057721</text:p>
          </table:table-cell>
          <table:table-cell table:formula="of:=SUM([.AS35:.AT35])" office:value-type="float" office:value="0.114175" calcext:value-type="float">
            <text:p>0.114175</text:p>
          </table:table-cell>
          <table:table-cell table:formula="of:=SUM([.AV35:.AW35])" office:value-type="float" office:value="0.171896" calcext:value-type="float">
            <text:p>0.171896</text:p>
          </table:table-cell>
          <table:table-cell table:formula="of:=SUM([.AW35:.AX35])" office:value-type="float" office:value="0.286071" calcext:value-type="float">
            <text:p>0.286071</text:p>
          </table:table-cell>
          <table:table-cell table:formula="of:=SUM([.AW35:.AX35])" office:value-type="float" office:value="0.286071" calcext:value-type="float">
            <text:p>0.286071</text:p>
          </table:table-cell>
          <table:table-cell table:formula="of:=SUM([.AT35];[.AV35])" office:value-type="float" office:value="0.167524" calcext:value-type="float">
            <text:p>0.167524</text:p>
          </table:table-cell>
          <table:table-cell table:formula="of:=SUM([.AS35];[.AU35])" office:value-type="float" office:value="0.004372" calcext:value-type="float">
            <text:p>0.004372</text:p>
          </table:table-cell>
          <table:table-cell table:formula="of:=SUM([.AQ35];[.AR35])" office:value-type="float" office:value="0.225051" calcext:value-type="float">
            <text:p>0.225051</text:p>
          </table:table-cell>
          <table:table-cell table:number-columns-repeated="969"/>
        </table:table-row>
        <table:table-row table:style-name="ro1">
          <table:table-cell office:value-type="float" office:value="7120" calcext:value-type="float">
            <text:p>7120</text:p>
          </table:table-cell>
          <table:table-cell office:value-type="float" office:value="0.574009" calcext:value-type="float">
            <text:p>0.574009</text:p>
          </table:table-cell>
          <table:table-cell office:value-type="float" office:value="0.569018" calcext:value-type="float">
            <text:p>0.569018</text:p>
          </table:table-cell>
          <table:table-cell office:value-type="float" office:value="0.030764" calcext:value-type="float">
            <text:p>0.030764</text:p>
          </table:table-cell>
          <table:table-cell office:value-type="float" office:value="0.543249" calcext:value-type="float">
            <text:p>0.543249</text:p>
          </table:table-cell>
          <table:table-cell office:value-type="float" office:value="0.002727" calcext:value-type="float">
            <text:p>0.002727</text:p>
          </table:table-cell>
          <table:table-cell office:value-type="float" office:value="0.706474" calcext:value-type="float">
            <text:p>0.706474</text:p>
          </table:table-cell>
          <table:table-cell table:formula="of:=SUM([.D36:.E36])" office:value-type="float" office:value="0.574013" calcext:value-type="float">
            <text:p>0.574013</text:p>
          </table:table-cell>
          <table:table-cell table:formula="of:=SUM([.F36:.G36])" office:value-type="float" office:value="0.709201" calcext:value-type="float">
            <text:p>0.709201</text:p>
          </table:table-cell>
          <table:table-cell table:formula="of:=SUM([.H36:.I36])" office:value-type="float" office:value="1.283214" calcext:value-type="float">
            <text:p>1.283214</text:p>
          </table:table-cell>
          <table:table-cell table:formula="of:=SUM([.E36];[.G36])" office:value-type="float" office:value="1.249723" calcext:value-type="float">
            <text:p>1.249723</text:p>
          </table:table-cell>
          <table:table-cell table:formula="of:=SUM([.D36];[.F36])" office:value-type="float" office:value="0.033491" calcext:value-type="float">
            <text:p>0.033491</text:p>
          </table:table-cell>
          <table:table-cell table:formula="of:=SUM([.B36];[.C36])" office:value-type="float" office:value="1.143027" calcext:value-type="float">
            <text:p>1.143027</text:p>
          </table:table-cell>
          <table:table-cell office:value-type="float" office:value="7120" calcext:value-type="float">
            <text:p>7120</text:p>
          </table:table-cell>
          <table:table-cell office:value-type="float" office:value="0.206403" calcext:value-type="float">
            <text:p>0.206403</text:p>
          </table:table-cell>
          <table:table-cell office:value-type="float" office:value="0.201863" calcext:value-type="float">
            <text:p>0.201863</text:p>
          </table:table-cell>
          <table:table-cell office:value-type="float" office:value="0.002326" calcext:value-type="float">
            <text:p>0.002326</text:p>
          </table:table-cell>
          <table:table-cell office:value-type="float" office:value="0.20408" calcext:value-type="float">
            <text:p>0.20408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0.154489" calcext:value-type="float">
            <text:p>0.154489</text:p>
          </table:table-cell>
          <table:table-cell table:formula="of:=SUM([.Q36:.R36])" office:value-type="float" office:value="0.206406" calcext:value-type="float">
            <text:p>0.206406</text:p>
          </table:table-cell>
          <table:table-cell table:formula="of:=SUM([.T36:.U36])" office:value-type="float" office:value="0.360895" calcext:value-type="float">
            <text:p>0.360895</text:p>
          </table:table-cell>
          <table:table-cell table:formula="of:=SUM([.U36:.V36])" office:value-type="float" office:value="0.567301" calcext:value-type="float">
            <text:p>0.567301</text:p>
          </table:table-cell>
          <table:table-cell table:formula="of:=SUM([.U36:.V36])" office:value-type="float" office:value="0.567301" calcext:value-type="float">
            <text:p>0.567301</text:p>
          </table:table-cell>
          <table:table-cell table:formula="of:=SUM([.R36];[.T36])" office:value-type="float" office:value="0.358569" calcext:value-type="float">
            <text:p>0.358569</text:p>
          </table:table-cell>
          <table:table-cell table:formula="of:=SUM([.Q36];[.S36])" office:value-type="float" office:value="0.002408" calcext:value-type="float">
            <text:p>0.002408</text:p>
          </table:table-cell>
          <table:table-cell table:formula="of:=SUM([.O36];[.P36])" office:value-type="float" office:value="0.408266" calcext:value-type="float">
            <text:p>0.408266</text:p>
          </table:table-cell>
          <table:table-cell office:value-type="float" office:value="7120" calcext:value-type="float">
            <text:p>7120</text:p>
          </table:table-cell>
          <table:table-cell office:value-type="float" office:value="0.314501" calcext:value-type="float">
            <text:p>0.314501</text:p>
          </table:table-cell>
          <table:table-cell office:value-type="float" office:value="0.303015" calcext:value-type="float">
            <text:p>0.303015</text:p>
          </table:table-cell>
          <table:table-cell office:value-type="float" office:value="0.015425" calcext:value-type="float">
            <text:p>0.015425</text:p>
          </table:table-cell>
          <table:table-cell office:value-type="float" office:value="0.299079" calcext:value-type="float">
            <text:p>0.299079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279948" calcext:value-type="float">
            <text:p>0.279948</text:p>
          </table:table-cell>
          <table:table-cell table:formula="of:=SUM([.AE36:.AF36])" office:value-type="float" office:value="0.314504" calcext:value-type="float">
            <text:p>0.314504</text:p>
          </table:table-cell>
          <table:table-cell table:formula="of:=SUM([.AH36:.AI36])" office:value-type="float" office:value="0.594452" calcext:value-type="float">
            <text:p>0.594452</text:p>
          </table:table-cell>
          <table:table-cell table:formula="of:=SUM([.AI36:.AJ36])" office:value-type="float" office:value="0.908956" calcext:value-type="float">
            <text:p>0.908956</text:p>
          </table:table-cell>
          <table:table-cell table:formula="of:=SUM([.AI36:.AJ36])" office:value-type="float" office:value="0.908956" calcext:value-type="float">
            <text:p>0.908956</text:p>
          </table:table-cell>
          <table:table-cell table:formula="of:=SUM([.AF36];[.AH36])" office:value-type="float" office:value="0.579027" calcext:value-type="float">
            <text:p>0.579027</text:p>
          </table:table-cell>
          <table:table-cell table:formula="of:=SUM([.AE36];[.AG36])" office:value-type="float" office:value="0.015721" calcext:value-type="float">
            <text:p>0.015721</text:p>
          </table:table-cell>
          <table:table-cell table:formula="of:=SUM([.AC36];[.AD36])" office:value-type="float" office:value="0.617516" calcext:value-type="float">
            <text:p>0.617516</text:p>
          </table:table-cell>
          <table:table-cell office:value-type="float" office:value="7120" calcext:value-type="float">
            <text:p>7120</text:p>
          </table:table-cell>
          <table:table-cell office:value-type="float" office:value="0.120427" calcext:value-type="float">
            <text:p>0.120427</text:p>
          </table:table-cell>
          <table:table-cell office:value-type="float" office:value="0.116849" calcext:value-type="float">
            <text:p>0.116849</text:p>
          </table:table-cell>
          <table:table-cell office:value-type="float" office:value="0.003428" calcext:value-type="float">
            <text:p>0.003428</text:p>
          </table:table-cell>
          <table:table-cell office:value-type="float" office:value="0.117002" calcext:value-type="float">
            <text:p>0.117002</text:p>
          </table:table-cell>
          <table:table-cell office:value-type="float" office:value="0" calcext:value-type="float">
            <text:p>0</text:p>
          </table:table-cell>
          <table:table-cell office:value-type="float" office:value="0.060839" calcext:value-type="float">
            <text:p>0.060839</text:p>
          </table:table-cell>
          <table:table-cell table:formula="of:=SUM([.AS36:.AT36])" office:value-type="float" office:value="0.12043" calcext:value-type="float">
            <text:p>0.12043</text:p>
          </table:table-cell>
          <table:table-cell table:formula="of:=SUM([.AV36:.AW36])" office:value-type="float" office:value="0.181269" calcext:value-type="float">
            <text:p>0.181269</text:p>
          </table:table-cell>
          <table:table-cell table:formula="of:=SUM([.AW36:.AX36])" office:value-type="float" office:value="0.301699" calcext:value-type="float">
            <text:p>0.301699</text:p>
          </table:table-cell>
          <table:table-cell table:formula="of:=SUM([.AW36:.AX36])" office:value-type="float" office:value="0.301699" calcext:value-type="float">
            <text:p>0.301699</text:p>
          </table:table-cell>
          <table:table-cell table:formula="of:=SUM([.AT36];[.AV36])" office:value-type="float" office:value="0.177841" calcext:value-type="float">
            <text:p>0.177841</text:p>
          </table:table-cell>
          <table:table-cell table:formula="of:=SUM([.AS36];[.AU36])" office:value-type="float" office:value="0.003428" calcext:value-type="float">
            <text:p>0.003428</text:p>
          </table:table-cell>
          <table:table-cell table:formula="of:=SUM([.AQ36];[.AR36])" office:value-type="float" office:value="0.237276" calcext:value-type="float">
            <text:p>0.237276</text:p>
          </table:table-cell>
          <table:table-cell table:number-columns-repeated="969"/>
        </table:table-row>
        <table:table-row table:style-name="ro1">
          <table:table-cell office:value-type="float" office:value="7480" calcext:value-type="float">
            <text:p>7480</text:p>
          </table:table-cell>
          <table:table-cell office:value-type="float" office:value="0.589636" calcext:value-type="float">
            <text:p>0.589636</text:p>
          </table:table-cell>
          <table:table-cell office:value-type="float" office:value="0.584632" calcext:value-type="float">
            <text:p>0.584632</text:p>
          </table:table-cell>
          <table:table-cell office:value-type="float" office:value="0.033374" calcext:value-type="float">
            <text:p>0.033374</text:p>
          </table:table-cell>
          <table:table-cell office:value-type="float" office:value="0.556264" calcext:value-type="float">
            <text:p>0.556264</text:p>
          </table:table-cell>
          <table:table-cell office:value-type="float" office:value="0.001977" calcext:value-type="float">
            <text:p>0.001977</text:p>
          </table:table-cell>
          <table:table-cell office:value-type="float" office:value="0.724517" calcext:value-type="float">
            <text:p>0.724517</text:p>
          </table:table-cell>
          <table:table-cell table:formula="of:=SUM([.D37:.E37])" office:value-type="float" office:value="0.589638" calcext:value-type="float">
            <text:p>0.589638</text:p>
          </table:table-cell>
          <table:table-cell table:formula="of:=SUM([.F37:.G37])" office:value-type="float" office:value="0.726494" calcext:value-type="float">
            <text:p>0.726494</text:p>
          </table:table-cell>
          <table:table-cell table:formula="of:=SUM([.H37:.I37])" office:value-type="float" office:value="1.316132" calcext:value-type="float">
            <text:p>1.316132</text:p>
          </table:table-cell>
          <table:table-cell table:formula="of:=SUM([.E37];[.G37])" office:value-type="float" office:value="1.280781" calcext:value-type="float">
            <text:p>1.280781</text:p>
          </table:table-cell>
          <table:table-cell table:formula="of:=SUM([.D37];[.F37])" office:value-type="float" office:value="0.035351" calcext:value-type="float">
            <text:p>0.035351</text:p>
          </table:table-cell>
          <table:table-cell table:formula="of:=SUM([.B37];[.C37])" office:value-type="float" office:value="1.174268" calcext:value-type="float">
            <text:p>1.174268</text:p>
          </table:table-cell>
          <table:table-cell office:value-type="float" office:value="7480" calcext:value-type="float">
            <text:p>7480</text:p>
          </table:table-cell>
          <table:table-cell office:value-type="float" office:value="0.220642" calcext:value-type="float">
            <text:p>0.220642</text:p>
          </table:table-cell>
          <table:table-cell office:value-type="float" office:value="0.215875" calcext:value-type="float">
            <text:p>0.215875</text:p>
          </table:table-cell>
          <table:table-cell office:value-type="float" office:value="0.018829" calcext:value-type="float">
            <text:p>0.018829</text:p>
          </table:table-cell>
          <table:table-cell office:value-type="float" office:value="0.201816" calcext:value-type="float">
            <text:p>0.201816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159494" calcext:value-type="float">
            <text:p>0.159494</text:p>
          </table:table-cell>
          <table:table-cell table:formula="of:=SUM([.Q37:.R37])" office:value-type="float" office:value="0.220645" calcext:value-type="float">
            <text:p>0.220645</text:p>
          </table:table-cell>
          <table:table-cell table:formula="of:=SUM([.T37:.U37])" office:value-type="float" office:value="0.380139" calcext:value-type="float">
            <text:p>0.380139</text:p>
          </table:table-cell>
          <table:table-cell table:formula="of:=SUM([.U37:.V37])" office:value-type="float" office:value="0.600784" calcext:value-type="float">
            <text:p>0.600784</text:p>
          </table:table-cell>
          <table:table-cell table:formula="of:=SUM([.U37:.V37])" office:value-type="float" office:value="0.600784" calcext:value-type="float">
            <text:p>0.600784</text:p>
          </table:table-cell>
          <table:table-cell table:formula="of:=SUM([.R37];[.T37])" office:value-type="float" office:value="0.36131" calcext:value-type="float">
            <text:p>0.36131</text:p>
          </table:table-cell>
          <table:table-cell table:formula="of:=SUM([.Q37];[.S37])" office:value-type="float" office:value="0.018869" calcext:value-type="float">
            <text:p>0.018869</text:p>
          </table:table-cell>
          <table:table-cell table:formula="of:=SUM([.O37];[.P37])" office:value-type="float" office:value="0.436517" calcext:value-type="float">
            <text:p>0.436517</text:p>
          </table:table-cell>
          <table:table-cell office:value-type="float" office:value="7480" calcext:value-type="float">
            <text:p>7480</text:p>
          </table:table-cell>
          <table:table-cell office:value-type="float" office:value="0.327936" calcext:value-type="float">
            <text:p>0.327936</text:p>
          </table:table-cell>
          <table:table-cell office:value-type="float" office:value="0.31617" calcext:value-type="float">
            <text:p>0.31617</text:p>
          </table:table-cell>
          <table:table-cell office:value-type="float" office:value="0.002631" calcext:value-type="float">
            <text:p>0.002631</text:p>
          </table:table-cell>
          <table:table-cell office:value-type="float" office:value="0.325307" calcext:value-type="float">
            <text:p>0.325307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291971" calcext:value-type="float">
            <text:p>0.291971</text:p>
          </table:table-cell>
          <table:table-cell table:formula="of:=SUM([.AE37:.AF37])" office:value-type="float" office:value="0.327938" calcext:value-type="float">
            <text:p>0.327938</text:p>
          </table:table-cell>
          <table:table-cell table:formula="of:=SUM([.AH37:.AI37])" office:value-type="float" office:value="0.619909" calcext:value-type="float">
            <text:p>0.619909</text:p>
          </table:table-cell>
          <table:table-cell table:formula="of:=SUM([.AI37:.AJ37])" office:value-type="float" office:value="0.947847" calcext:value-type="float">
            <text:p>0.947847</text:p>
          </table:table-cell>
          <table:table-cell table:formula="of:=SUM([.AI37:.AJ37])" office:value-type="float" office:value="0.947847" calcext:value-type="float">
            <text:p>0.947847</text:p>
          </table:table-cell>
          <table:table-cell table:formula="of:=SUM([.AF37];[.AH37])" office:value-type="float" office:value="0.617278" calcext:value-type="float">
            <text:p>0.617278</text:p>
          </table:table-cell>
          <table:table-cell table:formula="of:=SUM([.AE37];[.AG37])" office:value-type="float" office:value="0.002733" calcext:value-type="float">
            <text:p>0.002733</text:p>
          </table:table-cell>
          <table:table-cell table:formula="of:=SUM([.AC37];[.AD37])" office:value-type="float" office:value="0.644106" calcext:value-type="float">
            <text:p>0.644106</text:p>
          </table:table-cell>
          <table:table-cell office:value-type="float" office:value="7480" calcext:value-type="float">
            <text:p>7480</text:p>
          </table:table-cell>
          <table:table-cell office:value-type="float" office:value="0.125544" calcext:value-type="float">
            <text:p>0.125544</text:p>
          </table:table-cell>
          <table:table-cell office:value-type="float" office:value="0.121854" calcext:value-type="float">
            <text:p>0.121854</text:p>
          </table:table-cell>
          <table:table-cell office:value-type="float" office:value="0" calcext:value-type="float">
            <text:p>0</text:p>
          </table:table-cell>
          <table:table-cell office:value-type="float" office:value="0.126577" calcext:value-type="float">
            <text:p>0.126577</text:p>
          </table:table-cell>
          <table:table-cell office:value-type="float" office:value="0" calcext:value-type="float">
            <text:p>0</text:p>
          </table:table-cell>
          <table:table-cell office:value-type="float" office:value="0.063757" calcext:value-type="float">
            <text:p>0.063757</text:p>
          </table:table-cell>
          <table:table-cell table:formula="of:=SUM([.AS37:.AT37])" office:value-type="float" office:value="0.126577" calcext:value-type="float">
            <text:p>0.126577</text:p>
          </table:table-cell>
          <table:table-cell table:formula="of:=SUM([.AV37:.AW37])" office:value-type="float" office:value="0.190334" calcext:value-type="float">
            <text:p>0.190334</text:p>
          </table:table-cell>
          <table:table-cell table:formula="of:=SUM([.AW37:.AX37])" office:value-type="float" office:value="0.316911" calcext:value-type="float">
            <text:p>0.316911</text:p>
          </table:table-cell>
          <table:table-cell table:formula="of:=SUM([.AW37:.AX37])" office:value-type="float" office:value="0.316911" calcext:value-type="float">
            <text:p>0.316911</text:p>
          </table:table-cell>
          <table:table-cell table:formula="of:=SUM([.AT37];[.AV37])" office:value-type="float" office:value="0.190334" calcext:value-type="float">
            <text:p>0.190334</text:p>
          </table:table-cell>
          <table:table-cell table:formula="of:=SUM([.AS37];[.AU37])" office:value-type="float" office:value="0" calcext:value-type="float">
            <text:p>0</text:p>
          </table:table-cell>
          <table:table-cell table:formula="of:=SUM([.AQ37];[.AR37])" office:value-type="float" office:value="0.247398" calcext:value-type="float">
            <text:p>0.247398</text:p>
          </table:table-cell>
          <table:table-cell table:number-columns-repeated="969"/>
        </table:table-row>
        <table:table-row table:style-name="ro1">
          <table:table-cell office:value-type="float" office:value="7840" calcext:value-type="float">
            <text:p>7840</text:p>
          </table:table-cell>
          <table:table-cell office:value-type="float" office:value="0.617455" calcext:value-type="float">
            <text:p>0.617455</text:p>
          </table:table-cell>
          <table:table-cell office:value-type="float" office:value="0.611922" calcext:value-type="float">
            <text:p>0.611922</text:p>
          </table:table-cell>
          <table:table-cell office:value-type="float" office:value="0.012419" calcext:value-type="float">
            <text:p>0.012419</text:p>
          </table:table-cell>
          <table:table-cell office:value-type="float" office:value="0.605038" calcext:value-type="float">
            <text:p>0.605038</text:p>
          </table:table-cell>
          <table:table-cell office:value-type="float" office:value="0.002713" calcext:value-type="float">
            <text:p>0.002713</text:p>
          </table:table-cell>
          <table:table-cell office:value-type="float" office:value="0.761356" calcext:value-type="float">
            <text:p>0.761356</text:p>
          </table:table-cell>
          <table:table-cell table:formula="of:=SUM([.D38:.E38])" office:value-type="float" office:value="0.617457" calcext:value-type="float">
            <text:p>0.617457</text:p>
          </table:table-cell>
          <table:table-cell table:formula="of:=SUM([.F38:.G38])" office:value-type="float" office:value="0.764069" calcext:value-type="float">
            <text:p>0.764069</text:p>
          </table:table-cell>
          <table:table-cell table:formula="of:=SUM([.H38:.I38])" office:value-type="float" office:value="1.381526" calcext:value-type="float">
            <text:p>1.381526</text:p>
          </table:table-cell>
          <table:table-cell table:formula="of:=SUM([.E38];[.G38])" office:value-type="float" office:value="1.366394" calcext:value-type="float">
            <text:p>1.366394</text:p>
          </table:table-cell>
          <table:table-cell table:formula="of:=SUM([.D38];[.F38])" office:value-type="float" office:value="0.015132" calcext:value-type="float">
            <text:p>0.015132</text:p>
          </table:table-cell>
          <table:table-cell table:formula="of:=SUM([.B38];[.C38])" office:value-type="float" office:value="1.229377" calcext:value-type="float">
            <text:p>1.229377</text:p>
          </table:table-cell>
          <table:table-cell office:value-type="float" office:value="7840" calcext:value-type="float">
            <text:p>7840</text:p>
          </table:table-cell>
          <table:table-cell office:value-type="float" office:value="0.231009" calcext:value-type="float">
            <text:p>0.231009</text:p>
          </table:table-cell>
          <table:table-cell office:value-type="float" office:value="0.225853" calcext:value-type="float">
            <text:p>0.225853</text:p>
          </table:table-cell>
          <table:table-cell office:value-type="float" office:value="0.004731" calcext:value-type="float">
            <text:p>0.004731</text:p>
          </table:table-cell>
          <table:table-cell office:value-type="float" office:value="0.226281" calcext:value-type="float">
            <text:p>0.226281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166802" calcext:value-type="float">
            <text:p>0.166802</text:p>
          </table:table-cell>
          <table:table-cell table:formula="of:=SUM([.Q38:.R38])" office:value-type="float" office:value="0.231012" calcext:value-type="float">
            <text:p>0.231012</text:p>
          </table:table-cell>
          <table:table-cell table:formula="of:=SUM([.T38:.U38])" office:value-type="float" office:value="0.397814" calcext:value-type="float">
            <text:p>0.397814</text:p>
          </table:table-cell>
          <table:table-cell table:formula="of:=SUM([.U38:.V38])" office:value-type="float" office:value="0.628826" calcext:value-type="float">
            <text:p>0.628826</text:p>
          </table:table-cell>
          <table:table-cell table:formula="of:=SUM([.U38:.V38])" office:value-type="float" office:value="0.628826" calcext:value-type="float">
            <text:p>0.628826</text:p>
          </table:table-cell>
          <table:table-cell table:formula="of:=SUM([.R38];[.T38])" office:value-type="float" office:value="0.393083" calcext:value-type="float">
            <text:p>0.393083</text:p>
          </table:table-cell>
          <table:table-cell table:formula="of:=SUM([.Q38];[.S38])" office:value-type="float" office:value="0.004765" calcext:value-type="float">
            <text:p>0.004765</text:p>
          </table:table-cell>
          <table:table-cell table:formula="of:=SUM([.O38];[.P38])" office:value-type="float" office:value="0.456862" calcext:value-type="float">
            <text:p>0.456862</text:p>
          </table:table-cell>
          <table:table-cell office:value-type="float" office:value="7840" calcext:value-type="float">
            <text:p>7840</text:p>
          </table:table-cell>
          <table:table-cell office:value-type="float" office:value="0.338621" calcext:value-type="float">
            <text:p>0.338621</text:p>
          </table:table-cell>
          <table:table-cell office:value-type="float" office:value="0.326042" calcext:value-type="float">
            <text:p>0.326042</text:p>
          </table:table-cell>
          <table:table-cell office:value-type="float" office:value="0.035952" calcext:value-type="float">
            <text:p>0.035952</text:p>
          </table:table-cell>
          <table:table-cell office:value-type="float" office:value="0.30267" calcext:value-type="float">
            <text:p>0.30267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0.303372" calcext:value-type="float">
            <text:p>0.303372</text:p>
          </table:table-cell>
          <table:table-cell table:formula="of:=SUM([.AE38:.AF38])" office:value-type="float" office:value="0.338622" calcext:value-type="float">
            <text:p>0.338622</text:p>
          </table:table-cell>
          <table:table-cell table:formula="of:=SUM([.AH38:.AI38])" office:value-type="float" office:value="0.641994" calcext:value-type="float">
            <text:p>0.641994</text:p>
          </table:table-cell>
          <table:table-cell table:formula="of:=SUM([.AI38:.AJ38])" office:value-type="float" office:value="0.980616" calcext:value-type="float">
            <text:p>0.980616</text:p>
          </table:table-cell>
          <table:table-cell table:formula="of:=SUM([.AI38:.AJ38])" office:value-type="float" office:value="0.980616" calcext:value-type="float">
            <text:p>0.980616</text:p>
          </table:table-cell>
          <table:table-cell table:formula="of:=SUM([.AF38];[.AH38])" office:value-type="float" office:value="0.606042" calcext:value-type="float">
            <text:p>0.606042</text:p>
          </table:table-cell>
          <table:table-cell table:formula="of:=SUM([.AE38];[.AG38])" office:value-type="float" office:value="0.036008" calcext:value-type="float">
            <text:p>0.036008</text:p>
          </table:table-cell>
          <table:table-cell table:formula="of:=SUM([.AC38];[.AD38])" office:value-type="float" office:value="0.664663" calcext:value-type="float">
            <text:p>0.664663</text:p>
          </table:table-cell>
          <table:table-cell office:value-type="float" office:value="7840" calcext:value-type="float">
            <text:p>7840</text:p>
          </table:table-cell>
          <table:table-cell office:value-type="float" office:value="0.147809" calcext:value-type="float">
            <text:p>0.147809</text:p>
          </table:table-cell>
          <table:table-cell office:value-type="float" office:value="0.143951" calcext:value-type="float">
            <text:p>0.143951</text:p>
          </table:table-cell>
          <table:table-cell office:value-type="float" office:value="0.003054" calcext:value-type="float">
            <text:p>0.003054</text:p>
          </table:table-cell>
          <table:table-cell office:value-type="float" office:value="0.143743" calcext:value-type="float">
            <text:p>0.143743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0.068995" calcext:value-type="float">
            <text:p>0.068995</text:p>
          </table:table-cell>
          <table:table-cell table:formula="of:=SUM([.AS38:.AT38])" office:value-type="float" office:value="0.146797" calcext:value-type="float">
            <text:p>0.146797</text:p>
          </table:table-cell>
          <table:table-cell table:formula="of:=SUM([.AV38:.AW38])" office:value-type="float" office:value="0.215792" calcext:value-type="float">
            <text:p>0.215792</text:p>
          </table:table-cell>
          <table:table-cell table:formula="of:=SUM([.AW38:.AX38])" office:value-type="float" office:value="0.362589" calcext:value-type="float">
            <text:p>0.362589</text:p>
          </table:table-cell>
          <table:table-cell table:formula="of:=SUM([.AW38:.AX38])" office:value-type="float" office:value="0.362589" calcext:value-type="float">
            <text:p>0.362589</text:p>
          </table:table-cell>
          <table:table-cell table:formula="of:=SUM([.AT38];[.AV38])" office:value-type="float" office:value="0.212738" calcext:value-type="float">
            <text:p>0.212738</text:p>
          </table:table-cell>
          <table:table-cell table:formula="of:=SUM([.AS38];[.AU38])" office:value-type="float" office:value="0.003092" calcext:value-type="float">
            <text:p>0.003092</text:p>
          </table:table-cell>
          <table:table-cell table:formula="of:=SUM([.AQ38];[.AR38])" office:value-type="float" office:value="0.29176" calcext:value-type="float">
            <text:p>0.29176</text:p>
          </table:table-cell>
          <table:table-cell table:number-columns-repeated="969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0.647249" calcext:value-type="float">
            <text:p>0.647249</text:p>
          </table:table-cell>
          <table:table-cell office:value-type="float" office:value="0.641715" calcext:value-type="float">
            <text:p>0.641715</text:p>
          </table:table-cell>
          <table:table-cell office:value-type="float" office:value="0.024425" calcext:value-type="float">
            <text:p>0.024425</text:p>
          </table:table-cell>
          <table:table-cell office:value-type="float" office:value="0.622827" calcext:value-type="float">
            <text:p>0.622827</text:p>
          </table:table-cell>
          <table:table-cell office:value-type="float" office:value="0.001214" calcext:value-type="float">
            <text:p>0.001214</text:p>
          </table:table-cell>
          <table:table-cell office:value-type="float" office:value="0.801177" calcext:value-type="float">
            <text:p>0.801177</text:p>
          </table:table-cell>
          <table:table-cell table:formula="of:=SUM([.D39:.E39])" office:value-type="float" office:value="0.647252" calcext:value-type="float">
            <text:p>0.647252</text:p>
          </table:table-cell>
          <table:table-cell table:formula="of:=SUM([.F39:.G39])" office:value-type="float" office:value="0.802391" calcext:value-type="float">
            <text:p>0.802391</text:p>
          </table:table-cell>
          <table:table-cell table:formula="of:=SUM([.H39:.I39])" office:value-type="float" office:value="1.449643" calcext:value-type="float">
            <text:p>1.449643</text:p>
          </table:table-cell>
          <table:table-cell table:formula="of:=SUM([.E39];[.G39])" office:value-type="float" office:value="1.424004" calcext:value-type="float">
            <text:p>1.424004</text:p>
          </table:table-cell>
          <table:table-cell table:formula="of:=SUM([.D39];[.F39])" office:value-type="float" office:value="0.025639" calcext:value-type="float">
            <text:p>0.025639</text:p>
          </table:table-cell>
          <table:table-cell table:formula="of:=SUM([.B39];[.C39])" office:value-type="float" office:value="1.288964" calcext:value-type="float">
            <text:p>1.288964</text:p>
          </table:table-cell>
          <table:table-cell office:value-type="float" office:value="8200" calcext:value-type="float">
            <text:p>8200</text:p>
          </table:table-cell>
          <table:table-cell office:value-type="float" office:value="0.242625" calcext:value-type="float">
            <text:p>0.242625</text:p>
          </table:table-cell>
          <table:table-cell office:value-type="float" office:value="0.237268" calcext:value-type="float">
            <text:p>0.237268</text:p>
          </table:table-cell>
          <table:table-cell office:value-type="float" office:value="0.010988" calcext:value-type="float">
            <text:p>0.010988</text:p>
          </table:table-cell>
          <table:table-cell office:value-type="float" office:value="0.23164" calcext:value-type="float">
            <text:p>0.23164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180463" calcext:value-type="float">
            <text:p>0.180463</text:p>
          </table:table-cell>
          <table:table-cell table:formula="of:=SUM([.Q39:.R39])" office:value-type="float" office:value="0.242628" calcext:value-type="float">
            <text:p>0.242628</text:p>
          </table:table-cell>
          <table:table-cell table:formula="of:=SUM([.T39:.U39])" office:value-type="float" office:value="0.423091" calcext:value-type="float">
            <text:p>0.423091</text:p>
          </table:table-cell>
          <table:table-cell table:formula="of:=SUM([.U39:.V39])" office:value-type="float" office:value="0.665719" calcext:value-type="float">
            <text:p>0.665719</text:p>
          </table:table-cell>
          <table:table-cell table:formula="of:=SUM([.U39:.V39])" office:value-type="float" office:value="0.665719" calcext:value-type="float">
            <text:p>0.665719</text:p>
          </table:table-cell>
          <table:table-cell table:formula="of:=SUM([.R39];[.T39])" office:value-type="float" office:value="0.412103" calcext:value-type="float">
            <text:p>0.412103</text:p>
          </table:table-cell>
          <table:table-cell table:formula="of:=SUM([.Q39];[.S39])" office:value-type="float" office:value="0.011021" calcext:value-type="float">
            <text:p>0.011021</text:p>
          </table:table-cell>
          <table:table-cell table:formula="of:=SUM([.O39];[.P39])" office:value-type="float" office:value="0.479893" calcext:value-type="float">
            <text:p>0.479893</text:p>
          </table:table-cell>
          <table:table-cell office:value-type="float" office:value="8200" calcext:value-type="float">
            <text:p>8200</text:p>
          </table:table-cell>
          <table:table-cell office:value-type="float" office:value="0.355202" calcext:value-type="float">
            <text:p>0.355202</text:p>
          </table:table-cell>
          <table:table-cell office:value-type="float" office:value="0.341874" calcext:value-type="float">
            <text:p>0.341874</text:p>
          </table:table-cell>
          <table:table-cell office:value-type="float" office:value="0.010534" calcext:value-type="float">
            <text:p>0.010534</text:p>
          </table:table-cell>
          <table:table-cell office:value-type="float" office:value="0.34467" calcext:value-type="float">
            <text:p>0.34467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318963" calcext:value-type="float">
            <text:p>0.318963</text:p>
          </table:table-cell>
          <table:table-cell table:formula="of:=SUM([.AE39:.AF39])" office:value-type="float" office:value="0.355204" calcext:value-type="float">
            <text:p>0.355204</text:p>
          </table:table-cell>
          <table:table-cell table:formula="of:=SUM([.AH39:.AI39])" office:value-type="float" office:value="0.674167" calcext:value-type="float">
            <text:p>0.674167</text:p>
          </table:table-cell>
          <table:table-cell table:formula="of:=SUM([.AI39:.AJ39])" office:value-type="float" office:value="1.029371" calcext:value-type="float">
            <text:p>1.029371</text:p>
          </table:table-cell>
          <table:table-cell table:formula="of:=SUM([.AI39:.AJ39])" office:value-type="float" office:value="1.029371" calcext:value-type="float">
            <text:p>1.029371</text:p>
          </table:table-cell>
          <table:table-cell table:formula="of:=SUM([.AF39];[.AH39])" office:value-type="float" office:value="0.663633" calcext:value-type="float">
            <text:p>0.663633</text:p>
          </table:table-cell>
          <table:table-cell table:formula="of:=SUM([.AE39];[.AG39])" office:value-type="float" office:value="0.010711" calcext:value-type="float">
            <text:p>0.010711</text:p>
          </table:table-cell>
          <table:table-cell table:formula="of:=SUM([.AC39];[.AD39])" office:value-type="float" office:value="0.697076" calcext:value-type="float">
            <text:p>0.697076</text:p>
          </table:table-cell>
          <table:table-cell office:value-type="float" office:value="8200" calcext:value-type="float">
            <text:p>8200</text:p>
          </table:table-cell>
          <table:table-cell office:value-type="float" office:value="0.143273" calcext:value-type="float">
            <text:p>0.143273</text:p>
          </table:table-cell>
          <table:table-cell office:value-type="float" office:value="0.13922" calcext:value-type="float">
            <text:p>0.13922</text:p>
          </table:table-cell>
          <table:table-cell office:value-type="float" office:value="0.020582" calcext:value-type="float">
            <text:p>0.020582</text:p>
          </table:table-cell>
          <table:table-cell office:value-type="float" office:value="0.122693" calcext:value-type="float">
            <text:p>0.122693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70586" calcext:value-type="float">
            <text:p>0.070586</text:p>
          </table:table-cell>
          <table:table-cell table:formula="of:=SUM([.AS39:.AT39])" office:value-type="float" office:value="0.143275" calcext:value-type="float">
            <text:p>0.143275</text:p>
          </table:table-cell>
          <table:table-cell table:formula="of:=SUM([.AV39:.AW39])" office:value-type="float" office:value="0.213861" calcext:value-type="float">
            <text:p>0.213861</text:p>
          </table:table-cell>
          <table:table-cell table:formula="of:=SUM([.AW39:.AX39])" office:value-type="float" office:value="0.357136" calcext:value-type="float">
            <text:p>0.357136</text:p>
          </table:table-cell>
          <table:table-cell table:formula="of:=SUM([.AW39:.AX39])" office:value-type="float" office:value="0.357136" calcext:value-type="float">
            <text:p>0.357136</text:p>
          </table:table-cell>
          <table:table-cell table:formula="of:=SUM([.AT39];[.AV39])" office:value-type="float" office:value="0.193279" calcext:value-type="float">
            <text:p>0.193279</text:p>
          </table:table-cell>
          <table:table-cell table:formula="of:=SUM([.AS39];[.AU39])" office:value-type="float" office:value="0.020605" calcext:value-type="float">
            <text:p>0.020605</text:p>
          </table:table-cell>
          <table:table-cell table:formula="of:=SUM([.AQ39];[.AR39])" office:value-type="float" office:value="0.282493" calcext:value-type="float">
            <text:p>0.282493</text:p>
          </table:table-cell>
          <table:table-cell table:number-columns-repeated="969"/>
        </table:table-row>
        <table:table-row table:style-name="ro1">
          <table:table-cell office:value-type="float" office:value="8560" calcext:value-type="float">
            <text:p>8560</text:p>
          </table:table-cell>
          <table:table-cell office:value-type="float" office:value="0.685429" calcext:value-type="float">
            <text:p>0.685429</text:p>
          </table:table-cell>
          <table:table-cell office:value-type="float" office:value="0.679369" calcext:value-type="float">
            <text:p>0.679369</text:p>
          </table:table-cell>
          <table:table-cell office:value-type="float" office:value="0.027966" calcext:value-type="float">
            <text:p>0.027966</text:p>
          </table:table-cell>
          <table:table-cell office:value-type="float" office:value="0.657467" calcext:value-type="float">
            <text:p>0.657467</text:p>
          </table:table-cell>
          <table:table-cell office:value-type="float" office:value="0.003588" calcext:value-type="float">
            <text:p>0.003588</text:p>
          </table:table-cell>
          <table:table-cell office:value-type="float" office:value="0.846439" calcext:value-type="float">
            <text:p>0.846439</text:p>
          </table:table-cell>
          <table:table-cell table:formula="of:=SUM([.D40:.E40])" office:value-type="float" office:value="0.685433" calcext:value-type="float">
            <text:p>0.685433</text:p>
          </table:table-cell>
          <table:table-cell table:formula="of:=SUM([.F40:.G40])" office:value-type="float" office:value="0.850027" calcext:value-type="float">
            <text:p>0.850027</text:p>
          </table:table-cell>
          <table:table-cell table:formula="of:=SUM([.H40:.I40])" office:value-type="float" office:value="1.53546" calcext:value-type="float">
            <text:p>1.53546</text:p>
          </table:table-cell>
          <table:table-cell table:formula="of:=SUM([.E40];[.G40])" office:value-type="float" office:value="1.503906" calcext:value-type="float">
            <text:p>1.503906</text:p>
          </table:table-cell>
          <table:table-cell table:formula="of:=SUM([.D40];[.F40])" office:value-type="float" office:value="0.031554" calcext:value-type="float">
            <text:p>0.031554</text:p>
          </table:table-cell>
          <table:table-cell table:formula="of:=SUM([.B40];[.C40])" office:value-type="float" office:value="1.364798" calcext:value-type="float">
            <text:p>1.364798</text:p>
          </table:table-cell>
          <table:table-cell office:value-type="float" office:value="8560" calcext:value-type="float">
            <text:p>8560</text:p>
          </table:table-cell>
          <table:table-cell office:value-type="float" office:value="0.247475" calcext:value-type="float">
            <text:p>0.247475</text:p>
          </table:table-cell>
          <table:table-cell office:value-type="float" office:value="0.241898" calcext:value-type="float">
            <text:p>0.241898</text:p>
          </table:table-cell>
          <table:table-cell office:value-type="float" office:value="0.007291" calcext:value-type="float">
            <text:p>0.007291</text:p>
          </table:table-cell>
          <table:table-cell office:value-type="float" office:value="0.240187" calcext:value-type="float">
            <text:p>0.240187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0.189372" calcext:value-type="float">
            <text:p>0.189372</text:p>
          </table:table-cell>
          <table:table-cell table:formula="of:=SUM([.Q40:.R40])" office:value-type="float" office:value="0.247478" calcext:value-type="float">
            <text:p>0.247478</text:p>
          </table:table-cell>
          <table:table-cell table:formula="of:=SUM([.T40:.U40])" office:value-type="float" office:value="0.43685" calcext:value-type="float">
            <text:p>0.43685</text:p>
          </table:table-cell>
          <table:table-cell table:formula="of:=SUM([.U40:.V40])" office:value-type="float" office:value="0.684328" calcext:value-type="float">
            <text:p>0.684328</text:p>
          </table:table-cell>
          <table:table-cell table:formula="of:=SUM([.U40:.V40])" office:value-type="float" office:value="0.684328" calcext:value-type="float">
            <text:p>0.684328</text:p>
          </table:table-cell>
          <table:table-cell table:formula="of:=SUM([.R40];[.T40])" office:value-type="float" office:value="0.429559" calcext:value-type="float">
            <text:p>0.429559</text:p>
          </table:table-cell>
          <table:table-cell table:formula="of:=SUM([.Q40];[.S40])" office:value-type="float" office:value="0.007333" calcext:value-type="float">
            <text:p>0.007333</text:p>
          </table:table-cell>
          <table:table-cell table:formula="of:=SUM([.O40];[.P40])" office:value-type="float" office:value="0.489373" calcext:value-type="float">
            <text:p>0.489373</text:p>
          </table:table-cell>
          <table:table-cell office:value-type="float" office:value="8560" calcext:value-type="float">
            <text:p>8560</text:p>
          </table:table-cell>
          <table:table-cell office:value-type="float" office:value="0.371702" calcext:value-type="float">
            <text:p>0.371702</text:p>
          </table:table-cell>
          <table:table-cell office:value-type="float" office:value="0.357943" calcext:value-type="float">
            <text:p>0.357943</text:p>
          </table:table-cell>
          <table:table-cell office:value-type="float" office:value="0.02301" calcext:value-type="float">
            <text:p>0.02301</text:p>
          </table:table-cell>
          <table:table-cell office:value-type="float" office:value="0.348694" calcext:value-type="float">
            <text:p>0.348694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33419" calcext:value-type="float">
            <text:p>0.33419</text:p>
          </table:table-cell>
          <table:table-cell table:formula="of:=SUM([.AE40:.AF40])" office:value-type="float" office:value="0.371704" calcext:value-type="float">
            <text:p>0.371704</text:p>
          </table:table-cell>
          <table:table-cell table:formula="of:=SUM([.AH40:.AI40])" office:value-type="float" office:value="0.705894" calcext:value-type="float">
            <text:p>0.705894</text:p>
          </table:table-cell>
          <table:table-cell table:formula="of:=SUM([.AI40:.AJ40])" office:value-type="float" office:value="1.077598" calcext:value-type="float">
            <text:p>1.077598</text:p>
          </table:table-cell>
          <table:table-cell table:formula="of:=SUM([.AI40:.AJ40])" office:value-type="float" office:value="1.077598" calcext:value-type="float">
            <text:p>1.077598</text:p>
          </table:table-cell>
          <table:table-cell table:formula="of:=SUM([.AF40];[.AH40])" office:value-type="float" office:value="0.682884" calcext:value-type="float">
            <text:p>0.682884</text:p>
          </table:table-cell>
          <table:table-cell table:formula="of:=SUM([.AE40];[.AG40])" office:value-type="float" office:value="0.023072" calcext:value-type="float">
            <text:p>0.023072</text:p>
          </table:table-cell>
          <table:table-cell table:formula="of:=SUM([.AC40];[.AD40])" office:value-type="float" office:value="0.729645" calcext:value-type="float">
            <text:p>0.729645</text:p>
          </table:table-cell>
          <table:table-cell office:value-type="float" office:value="8560" calcext:value-type="float">
            <text:p>8560</text:p>
          </table:table-cell>
          <table:table-cell office:value-type="float" office:value="0.153779" calcext:value-type="float">
            <text:p>0.153779</text:p>
          </table:table-cell>
          <table:table-cell office:value-type="float" office:value="0.149629" calcext:value-type="float">
            <text:p>0.149629</text:p>
          </table:table-cell>
          <table:table-cell office:value-type="float" office:value="0.008195" calcext:value-type="float">
            <text:p>0.008195</text:p>
          </table:table-cell>
          <table:table-cell office:value-type="float" office:value="0.145586" calcext:value-type="float">
            <text:p>0.145586</text:p>
          </table:table-cell>
          <table:table-cell office:value-type="float" office:value="0" calcext:value-type="float">
            <text:p>0</text:p>
          </table:table-cell>
          <table:table-cell office:value-type="float" office:value="0.074299" calcext:value-type="float">
            <text:p>0.074299</text:p>
          </table:table-cell>
          <table:table-cell table:formula="of:=SUM([.AS40:.AT40])" office:value-type="float" office:value="0.153781" calcext:value-type="float">
            <text:p>0.153781</text:p>
          </table:table-cell>
          <table:table-cell table:formula="of:=SUM([.AV40:.AW40])" office:value-type="float" office:value="0.22808" calcext:value-type="float">
            <text:p>0.22808</text:p>
          </table:table-cell>
          <table:table-cell table:formula="of:=SUM([.AW40:.AX40])" office:value-type="float" office:value="0.381861" calcext:value-type="float">
            <text:p>0.381861</text:p>
          </table:table-cell>
          <table:table-cell table:formula="of:=SUM([.AW40:.AX40])" office:value-type="float" office:value="0.381861" calcext:value-type="float">
            <text:p>0.381861</text:p>
          </table:table-cell>
          <table:table-cell table:formula="of:=SUM([.AT40];[.AV40])" office:value-type="float" office:value="0.219885" calcext:value-type="float">
            <text:p>0.219885</text:p>
          </table:table-cell>
          <table:table-cell table:formula="of:=SUM([.AS40];[.AU40])" office:value-type="float" office:value="0.008195" calcext:value-type="float">
            <text:p>0.008195</text:p>
          </table:table-cell>
          <table:table-cell table:formula="of:=SUM([.AQ40];[.AR40])" office:value-type="float" office:value="0.303408" calcext:value-type="float">
            <text:p>0.303408</text:p>
          </table:table-cell>
          <table:table-cell table:number-columns-repeated="969"/>
        </table:table-row>
        <table:table-row table:style-name="ro1">
          <table:table-cell office:value-type="float" office:value="8920" calcext:value-type="float">
            <text:p>8920</text:p>
          </table:table-cell>
          <table:table-cell office:value-type="float" office:value="0.709448" calcext:value-type="float">
            <text:p>0.709448</text:p>
          </table:table-cell>
          <table:table-cell office:value-type="float" office:value="0.703335" calcext:value-type="float">
            <text:p>0.703335</text:p>
          </table:table-cell>
          <table:table-cell office:value-type="float" office:value="0.028581" calcext:value-type="float">
            <text:p>0.028581</text:p>
          </table:table-cell>
          <table:table-cell office:value-type="float" office:value="0.680869" calcext:value-type="float">
            <text:p>0.680869</text:p>
          </table:table-cell>
          <table:table-cell office:value-type="float" office:value="0.002025" calcext:value-type="float">
            <text:p>0.002025</text:p>
          </table:table-cell>
          <table:table-cell office:value-type="float" office:value="0.876172" calcext:value-type="float">
            <text:p>0.876172</text:p>
          </table:table-cell>
          <table:table-cell table:formula="of:=SUM([.D41:.E41])" office:value-type="float" office:value="0.70945" calcext:value-type="float">
            <text:p>0.70945</text:p>
          </table:table-cell>
          <table:table-cell table:formula="of:=SUM([.F41:.G41])" office:value-type="float" office:value="0.878197" calcext:value-type="float">
            <text:p>0.878197</text:p>
          </table:table-cell>
          <table:table-cell table:formula="of:=SUM([.H41:.I41])" office:value-type="float" office:value="1.587647" calcext:value-type="float">
            <text:p>1.587647</text:p>
          </table:table-cell>
          <table:table-cell table:formula="of:=SUM([.E41];[.G41])" office:value-type="float" office:value="1.557041" calcext:value-type="float">
            <text:p>1.557041</text:p>
          </table:table-cell>
          <table:table-cell table:formula="of:=SUM([.D41];[.F41])" office:value-type="float" office:value="0.030606" calcext:value-type="float">
            <text:p>0.030606</text:p>
          </table:table-cell>
          <table:table-cell table:formula="of:=SUM([.B41];[.C41])" office:value-type="float" office:value="1.412783" calcext:value-type="float">
            <text:p>1.412783</text:p>
          </table:table-cell>
          <table:table-cell office:value-type="float" office:value="8920" calcext:value-type="float">
            <text:p>8920</text:p>
          </table:table-cell>
          <table:table-cell office:value-type="float" office:value="0.26418" calcext:value-type="float">
            <text:p>0.26418</text:p>
          </table:table-cell>
          <table:table-cell office:value-type="float" office:value="0.258266" calcext:value-type="float">
            <text:p>0.258266</text:p>
          </table:table-cell>
          <table:table-cell office:value-type="float" office:value="0.007384" calcext:value-type="float">
            <text:p>0.007384</text:p>
          </table:table-cell>
          <table:table-cell office:value-type="float" office:value="0.2568" calcext:value-type="float">
            <text:p>0.2568</text:p>
          </table:table-cell>
          <table:table-cell office:value-type="float" office:value="0" calcext:value-type="float">
            <text:p>0</text:p>
          </table:table-cell>
          <table:table-cell office:value-type="float" office:value="0.197102" calcext:value-type="float">
            <text:p>0.197102</text:p>
          </table:table-cell>
          <table:table-cell table:formula="of:=SUM([.Q41:.R41])" office:value-type="float" office:value="0.264184" calcext:value-type="float">
            <text:p>0.264184</text:p>
          </table:table-cell>
          <table:table-cell table:formula="of:=SUM([.T41:.U41])" office:value-type="float" office:value="0.461286" calcext:value-type="float">
            <text:p>0.461286</text:p>
          </table:table-cell>
          <table:table-cell table:formula="of:=SUM([.U41:.V41])" office:value-type="float" office:value="0.72547" calcext:value-type="float">
            <text:p>0.72547</text:p>
          </table:table-cell>
          <table:table-cell table:formula="of:=SUM([.U41:.V41])" office:value-type="float" office:value="0.72547" calcext:value-type="float">
            <text:p>0.72547</text:p>
          </table:table-cell>
          <table:table-cell table:formula="of:=SUM([.R41];[.T41])" office:value-type="float" office:value="0.453902" calcext:value-type="float">
            <text:p>0.453902</text:p>
          </table:table-cell>
          <table:table-cell table:formula="of:=SUM([.Q41];[.S41])" office:value-type="float" office:value="0.007384" calcext:value-type="float">
            <text:p>0.007384</text:p>
          </table:table-cell>
          <table:table-cell table:formula="of:=SUM([.O41];[.P41])" office:value-type="float" office:value="0.522446" calcext:value-type="float">
            <text:p>0.522446</text:p>
          </table:table-cell>
          <table:table-cell office:value-type="float" office:value="8920" calcext:value-type="float">
            <text:p>8920</text:p>
          </table:table-cell>
          <table:table-cell office:value-type="float" office:value="0.390821" calcext:value-type="float">
            <text:p>0.390821</text:p>
          </table:table-cell>
          <table:table-cell office:value-type="float" office:value="0.376592" calcext:value-type="float">
            <text:p>0.376592</text:p>
          </table:table-cell>
          <table:table-cell office:value-type="float" office:value="0.011005" calcext:value-type="float">
            <text:p>0.011005</text:p>
          </table:table-cell>
          <table:table-cell office:value-type="float" office:value="0.379819" calcext:value-type="float">
            <text:p>0.379819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350482" calcext:value-type="float">
            <text:p>0.350482</text:p>
          </table:table-cell>
          <table:table-cell table:formula="of:=SUM([.AE41:.AF41])" office:value-type="float" office:value="0.390824" calcext:value-type="float">
            <text:p>0.390824</text:p>
          </table:table-cell>
          <table:table-cell table:formula="of:=SUM([.AH41:.AI41])" office:value-type="float" office:value="0.741306" calcext:value-type="float">
            <text:p>0.741306</text:p>
          </table:table-cell>
          <table:table-cell table:formula="of:=SUM([.AI41:.AJ41])" office:value-type="float" office:value="1.13213" calcext:value-type="float">
            <text:p>1.13213</text:p>
          </table:table-cell>
          <table:table-cell table:formula="of:=SUM([.AI41:.AJ41])" office:value-type="float" office:value="1.13213" calcext:value-type="float">
            <text:p>1.13213</text:p>
          </table:table-cell>
          <table:table-cell table:formula="of:=SUM([.AF41];[.AH41])" office:value-type="float" office:value="0.730301" calcext:value-type="float">
            <text:p>0.730301</text:p>
          </table:table-cell>
          <table:table-cell table:formula="of:=SUM([.AE41];[.AG41])" office:value-type="float" office:value="0.011238" calcext:value-type="float">
            <text:p>0.011238</text:p>
          </table:table-cell>
          <table:table-cell table:formula="of:=SUM([.AC41];[.AD41])" office:value-type="float" office:value="0.767413" calcext:value-type="float">
            <text:p>0.767413</text:p>
          </table:table-cell>
          <table:table-cell office:value-type="float" office:value="8920" calcext:value-type="float">
            <text:p>8920</text:p>
          </table:table-cell>
          <table:table-cell office:value-type="float" office:value="0.158756" calcext:value-type="float">
            <text:p>0.158756</text:p>
          </table:table-cell>
          <table:table-cell office:value-type="float" office:value="0.154297" calcext:value-type="float">
            <text:p>0.154297</text:p>
          </table:table-cell>
          <table:table-cell office:value-type="float" office:value="0.007486" calcext:value-type="float">
            <text:p>0.007486</text:p>
          </table:table-cell>
          <table:table-cell office:value-type="float" office:value="0.151272" calcext:value-type="float">
            <text:p>0.151272</text:p>
          </table:table-cell>
          <table:table-cell office:value-type="float" office:value="0" calcext:value-type="float">
            <text:p>0</text:p>
          </table:table-cell>
          <table:table-cell office:value-type="float" office:value="0.081616" calcext:value-type="float">
            <text:p>0.081616</text:p>
          </table:table-cell>
          <table:table-cell table:formula="of:=SUM([.AS41:.AT41])" office:value-type="float" office:value="0.158758" calcext:value-type="float">
            <text:p>0.158758</text:p>
          </table:table-cell>
          <table:table-cell table:formula="of:=SUM([.AV41:.AW41])" office:value-type="float" office:value="0.240374" calcext:value-type="float">
            <text:p>0.240374</text:p>
          </table:table-cell>
          <table:table-cell table:formula="of:=SUM([.AW41:.AX41])" office:value-type="float" office:value="0.399132" calcext:value-type="float">
            <text:p>0.399132</text:p>
          </table:table-cell>
          <table:table-cell table:formula="of:=SUM([.AW41:.AX41])" office:value-type="float" office:value="0.399132" calcext:value-type="float">
            <text:p>0.399132</text:p>
          </table:table-cell>
          <table:table-cell table:formula="of:=SUM([.AT41];[.AV41])" office:value-type="float" office:value="0.232888" calcext:value-type="float">
            <text:p>0.232888</text:p>
          </table:table-cell>
          <table:table-cell table:formula="of:=SUM([.AS41];[.AU41])" office:value-type="float" office:value="0.007486" calcext:value-type="float">
            <text:p>0.007486</text:p>
          </table:table-cell>
          <table:table-cell table:formula="of:=SUM([.AQ41];[.AR41])" office:value-type="float" office:value="0.313053" calcext:value-type="float">
            <text:p>0.313053</text:p>
          </table:table-cell>
          <table:table-cell table:number-columns-repeated="969"/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float" office:value="0.728697" calcext:value-type="float">
            <text:p>0.728697</text:p>
          </table:table-cell>
          <table:table-cell office:value-type="float" office:value="0.722346" calcext:value-type="float">
            <text:p>0.722346</text:p>
          </table:table-cell>
          <table:table-cell office:value-type="float" office:value="0.028535" calcext:value-type="float">
            <text:p>0.028535</text:p>
          </table:table-cell>
          <table:table-cell office:value-type="float" office:value="0.700164" calcext:value-type="float">
            <text:p>0.700164</text:p>
          </table:table-cell>
          <table:table-cell office:value-type="float" office:value="0.002044" calcext:value-type="float">
            <text:p>0.002044</text:p>
          </table:table-cell>
          <table:table-cell office:value-type="float" office:value="0.901217" calcext:value-type="float">
            <text:p>0.901217</text:p>
          </table:table-cell>
          <table:table-cell table:formula="of:=SUM([.D42:.E42])" office:value-type="float" office:value="0.728699" calcext:value-type="float">
            <text:p>0.728699</text:p>
          </table:table-cell>
          <table:table-cell table:formula="of:=SUM([.F42:.G42])" office:value-type="float" office:value="0.903261" calcext:value-type="float">
            <text:p>0.903261</text:p>
          </table:table-cell>
          <table:table-cell table:formula="of:=SUM([.H42:.I42])" office:value-type="float" office:value="1.63196" calcext:value-type="float">
            <text:p>1.63196</text:p>
          </table:table-cell>
          <table:table-cell table:formula="of:=SUM([.E42];[.G42])" office:value-type="float" office:value="1.601381" calcext:value-type="float">
            <text:p>1.601381</text:p>
          </table:table-cell>
          <table:table-cell table:formula="of:=SUM([.D42];[.F42])" office:value-type="float" office:value="0.030579" calcext:value-type="float">
            <text:p>0.030579</text:p>
          </table:table-cell>
          <table:table-cell table:formula="of:=SUM([.B42];[.C42])" office:value-type="float" office:value="1.451043" calcext:value-type="float">
            <text:p>1.451043</text:p>
          </table:table-cell>
          <table:table-cell office:value-type="float" office:value="9280" calcext:value-type="float">
            <text:p>9280</text:p>
          </table:table-cell>
          <table:table-cell office:value-type="float" office:value="0.18445" calcext:value-type="float">
            <text:p>0.18445</text:p>
          </table:table-cell>
          <table:table-cell office:value-type="float" office:value="0.179497" calcext:value-type="float">
            <text:p>0.179497</text:p>
          </table:table-cell>
          <table:table-cell office:value-type="float" office:value="0.007306" calcext:value-type="float">
            <text:p>0.007306</text:p>
          </table:table-cell>
          <table:table-cell office:value-type="float" office:value="0.177149" calcext:value-type="float">
            <text:p>0.177149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0.103049" calcext:value-type="float">
            <text:p>0.103049</text:p>
          </table:table-cell>
          <table:table-cell table:formula="of:=SUM([.Q42:.R42])" office:value-type="float" office:value="0.184455" calcext:value-type="float">
            <text:p>0.184455</text:p>
          </table:table-cell>
          <table:table-cell table:formula="of:=SUM([.T42:.U42])" office:value-type="float" office:value="0.287504" calcext:value-type="float">
            <text:p>0.287504</text:p>
          </table:table-cell>
          <table:table-cell table:formula="of:=SUM([.U42:.V42])" office:value-type="float" office:value="0.471959" calcext:value-type="float">
            <text:p>0.471959</text:p>
          </table:table-cell>
          <table:table-cell table:formula="of:=SUM([.U42:.V42])" office:value-type="float" office:value="0.471959" calcext:value-type="float">
            <text:p>0.471959</text:p>
          </table:table-cell>
          <table:table-cell table:formula="of:=SUM([.R42];[.T42])" office:value-type="float" office:value="0.280198" calcext:value-type="float">
            <text:p>0.280198</text:p>
          </table:table-cell>
          <table:table-cell table:formula="of:=SUM([.Q42];[.S42])" office:value-type="float" office:value="0.007345" calcext:value-type="float">
            <text:p>0.007345</text:p>
          </table:table-cell>
          <table:table-cell table:formula="of:=SUM([.O42];[.P42])" office:value-type="float" office:value="0.363947" calcext:value-type="float">
            <text:p>0.363947</text:p>
          </table:table-cell>
          <table:table-cell office:value-type="float" office:value="9280" calcext:value-type="float">
            <text:p>9280</text:p>
          </table:table-cell>
          <table:table-cell office:value-type="float" office:value="0.404815" calcext:value-type="float">
            <text:p>0.404815</text:p>
          </table:table-cell>
          <table:table-cell office:value-type="float" office:value="0.390077" calcext:value-type="float">
            <text:p>0.390077</text:p>
          </table:table-cell>
          <table:table-cell office:value-type="float" office:value="0.011922" calcext:value-type="float">
            <text:p>0.011922</text:p>
          </table:table-cell>
          <table:table-cell office:value-type="float" office:value="0.392895" calcext:value-type="float">
            <text:p>0.392895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0.364912" calcext:value-type="float">
            <text:p>0.364912</text:p>
          </table:table-cell>
          <table:table-cell table:formula="of:=SUM([.AE42:.AF42])" office:value-type="float" office:value="0.404817" calcext:value-type="float">
            <text:p>0.404817</text:p>
          </table:table-cell>
          <table:table-cell table:formula="of:=SUM([.AH42:.AI42])" office:value-type="float" office:value="0.769729" calcext:value-type="float">
            <text:p>0.769729</text:p>
          </table:table-cell>
          <table:table-cell table:formula="of:=SUM([.AI42:.AJ42])" office:value-type="float" office:value="1.174546" calcext:value-type="float">
            <text:p>1.174546</text:p>
          </table:table-cell>
          <table:table-cell table:formula="of:=SUM([.AI42:.AJ42])" office:value-type="float" office:value="1.174546" calcext:value-type="float">
            <text:p>1.174546</text:p>
          </table:table-cell>
          <table:table-cell table:formula="of:=SUM([.AF42];[.AH42])" office:value-type="float" office:value="0.757807" calcext:value-type="float">
            <text:p>0.757807</text:p>
          </table:table-cell>
          <table:table-cell table:formula="of:=SUM([.AE42];[.AG42])" office:value-type="float" office:value="0.012165" calcext:value-type="float">
            <text:p>0.012165</text:p>
          </table:table-cell>
          <table:table-cell table:formula="of:=SUM([.AC42];[.AD42])" office:value-type="float" office:value="0.794892" calcext:value-type="float">
            <text:p>0.794892</text:p>
          </table:table-cell>
          <table:table-cell office:value-type="float" office:value="9280" calcext:value-type="float">
            <text:p>9280</text:p>
          </table:table-cell>
          <table:table-cell office:value-type="float" office:value="0.162234" calcext:value-type="float">
            <text:p>0.162234</text:p>
          </table:table-cell>
          <table:table-cell office:value-type="float" office:value="0.157701" calcext:value-type="float">
            <text:p>0.157701</text:p>
          </table:table-cell>
          <table:table-cell office:value-type="float" office:value="0.011794" calcext:value-type="float">
            <text:p>0.011794</text:p>
          </table:table-cell>
          <table:table-cell office:value-type="float" office:value="0.150442" calcext:value-type="float">
            <text:p>0.150442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080288" calcext:value-type="float">
            <text:p>0.080288</text:p>
          </table:table-cell>
          <table:table-cell table:formula="of:=SUM([.AS42:.AT42])" office:value-type="float" office:value="0.162236" calcext:value-type="float">
            <text:p>0.162236</text:p>
          </table:table-cell>
          <table:table-cell table:formula="of:=SUM([.AV42:.AW42])" office:value-type="float" office:value="0.242524" calcext:value-type="float">
            <text:p>0.242524</text:p>
          </table:table-cell>
          <table:table-cell table:formula="of:=SUM([.AW42:.AX42])" office:value-type="float" office:value="0.40476" calcext:value-type="float">
            <text:p>0.40476</text:p>
          </table:table-cell>
          <table:table-cell table:formula="of:=SUM([.AW42:.AX42])" office:value-type="float" office:value="0.40476" calcext:value-type="float">
            <text:p>0.40476</text:p>
          </table:table-cell>
          <table:table-cell table:formula="of:=SUM([.AT42];[.AV42])" office:value-type="float" office:value="0.23073" calcext:value-type="float">
            <text:p>0.23073</text:p>
          </table:table-cell>
          <table:table-cell table:formula="of:=SUM([.AS42];[.AU42])" office:value-type="float" office:value="0.011823" calcext:value-type="float">
            <text:p>0.011823</text:p>
          </table:table-cell>
          <table:table-cell table:formula="of:=SUM([.AQ42];[.AR42])" office:value-type="float" office:value="0.319935" calcext:value-type="float">
            <text:p>0.319935</text:p>
          </table:table-cell>
          <table:table-cell table:number-columns-repeated="969"/>
        </table:table-row>
        <table:table-row table:style-name="ro1">
          <table:table-cell office:value-type="float" office:value="9640" calcext:value-type="float">
            <text:p>9640</text:p>
          </table:table-cell>
          <table:table-cell office:value-type="float" office:value="0.761914" calcext:value-type="float">
            <text:p>0.761914</text:p>
          </table:table-cell>
          <table:table-cell office:value-type="float" office:value="0.755312" calcext:value-type="float">
            <text:p>0.755312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.749297" calcext:value-type="float">
            <text:p>0.749297</text:p>
          </table:table-cell>
          <table:table-cell office:value-type="float" office:value="0.003594" calcext:value-type="float">
            <text:p>0.003594</text:p>
          </table:table-cell>
          <table:table-cell office:value-type="float" office:value="0.944724" calcext:value-type="float">
            <text:p>0.944724</text:p>
          </table:table-cell>
          <table:table-cell table:formula="of:=SUM([.D43:.E43])" office:value-type="float" office:value="0.761917" calcext:value-type="float">
            <text:p>0.761917</text:p>
          </table:table-cell>
          <table:table-cell table:formula="of:=SUM([.F43:.G43])" office:value-type="float" office:value="0.948318" calcext:value-type="float">
            <text:p>0.948318</text:p>
          </table:table-cell>
          <table:table-cell table:formula="of:=SUM([.H43:.I43])" office:value-type="float" office:value="1.710235" calcext:value-type="float">
            <text:p>1.710235</text:p>
          </table:table-cell>
          <table:table-cell table:formula="of:=SUM([.E43];[.G43])" office:value-type="float" office:value="1.694021" calcext:value-type="float">
            <text:p>1.694021</text:p>
          </table:table-cell>
          <table:table-cell table:formula="of:=SUM([.D43];[.F43])" office:value-type="float" office:value="0.016214" calcext:value-type="float">
            <text:p>0.016214</text:p>
          </table:table-cell>
          <table:table-cell table:formula="of:=SUM([.B43];[.C43])" office:value-type="float" office:value="1.517226" calcext:value-type="float">
            <text:p>1.517226</text:p>
          </table:table-cell>
          <table:table-cell office:value-type="float" office:value="9640" calcext:value-type="float">
            <text:p>9640</text:p>
          </table:table-cell>
          <table:table-cell office:value-type="float" office:value="0.169204" calcext:value-type="float">
            <text:p>0.169204</text:p>
          </table:table-cell>
          <table:table-cell office:value-type="float" office:value="0.164479" calcext:value-type="float">
            <text:p>0.164479</text:p>
          </table:table-cell>
          <table:table-cell office:value-type="float" office:value="0" calcext:value-type="float">
            <text:p>0</text:p>
          </table:table-cell>
          <table:table-cell office:value-type="float" office:value="0.170218" calcext:value-type="float">
            <text:p>0.170218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.085915" calcext:value-type="float">
            <text:p>0.085915</text:p>
          </table:table-cell>
          <table:table-cell table:formula="of:=SUM([.Q43:.R43])" office:value-type="float" office:value="0.170218" calcext:value-type="float">
            <text:p>0.170218</text:p>
          </table:table-cell>
          <table:table-cell table:formula="of:=SUM([.T43:.U43])" office:value-type="float" office:value="0.256133" calcext:value-type="float">
            <text:p>0.256133</text:p>
          </table:table-cell>
          <table:table-cell table:formula="of:=SUM([.U43:.V43])" office:value-type="float" office:value="0.426351" calcext:value-type="float">
            <text:p>0.426351</text:p>
          </table:table-cell>
          <table:table-cell table:formula="of:=SUM([.U43:.V43])" office:value-type="float" office:value="0.426351" calcext:value-type="float">
            <text:p>0.426351</text:p>
          </table:table-cell>
          <table:table-cell table:formula="of:=SUM([.R43];[.T43])" office:value-type="float" office:value="0.256133" calcext:value-type="float">
            <text:p>0.256133</text:p>
          </table:table-cell>
          <table:table-cell table:formula="of:=SUM([.Q43];[.S43])" office:value-type="float" office:value="0.000027" calcext:value-type="float">
            <text:p>0.000027</text:p>
          </table:table-cell>
          <table:table-cell table:formula="of:=SUM([.O43];[.P43])" office:value-type="float" office:value="0.333683" calcext:value-type="float">
            <text:p>0.333683</text:p>
          </table:table-cell>
          <table:table-cell office:value-type="float" office:value="9640" calcext:value-type="float">
            <text:p>9640</text:p>
          </table:table-cell>
          <table:table-cell office:value-type="float" office:value="0.418028" calcext:value-type="float">
            <text:p>0.418028</text:p>
          </table:table-cell>
          <table:table-cell office:value-type="float" office:value="0.402703" calcext:value-type="float">
            <text:p>0.402703</text:p>
          </table:table-cell>
          <table:table-cell office:value-type="float" office:value="0.010657" calcext:value-type="float">
            <text:p>0.010657</text:p>
          </table:table-cell>
          <table:table-cell office:value-type="float" office:value="0.407374" calcext:value-type="float">
            <text:p>0.407374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374202" calcext:value-type="float">
            <text:p>0.374202</text:p>
          </table:table-cell>
          <table:table-cell table:formula="of:=SUM([.AE43:.AF43])" office:value-type="float" office:value="0.418031" calcext:value-type="float">
            <text:p>0.418031</text:p>
          </table:table-cell>
          <table:table-cell table:formula="of:=SUM([.AH43:.AI43])" office:value-type="float" office:value="0.792233" calcext:value-type="float">
            <text:p>0.792233</text:p>
          </table:table-cell>
          <table:table-cell table:formula="of:=SUM([.AI43:.AJ43])" office:value-type="float" office:value="1.210264" calcext:value-type="float">
            <text:p>1.210264</text:p>
          </table:table-cell>
          <table:table-cell table:formula="of:=SUM([.AI43:.AJ43])" office:value-type="float" office:value="1.210264" calcext:value-type="float">
            <text:p>1.210264</text:p>
          </table:table-cell>
          <table:table-cell table:formula="of:=SUM([.AF43];[.AH43])" office:value-type="float" office:value="0.781576" calcext:value-type="float">
            <text:p>0.781576</text:p>
          </table:table-cell>
          <table:table-cell table:formula="of:=SUM([.AE43];[.AG43])" office:value-type="float" office:value="0.01081" calcext:value-type="float">
            <text:p>0.01081</text:p>
          </table:table-cell>
          <table:table-cell table:formula="of:=SUM([.AC43];[.AD43])" office:value-type="float" office:value="0.820731" calcext:value-type="float">
            <text:p>0.820731</text:p>
          </table:table-cell>
          <table:table-cell office:value-type="float" office:value="9640" calcext:value-type="float">
            <text:p>9640</text:p>
          </table:table-cell>
          <table:table-cell office:value-type="float" office:value="0.166469" calcext:value-type="float">
            <text:p>0.166469</text:p>
          </table:table-cell>
          <table:table-cell office:value-type="float" office:value="0.161678" calcext:value-type="float">
            <text:p>0.161678</text:p>
          </table:table-cell>
          <table:table-cell office:value-type="float" office:value="0.002971" calcext:value-type="float">
            <text:p>0.002971</text:p>
          </table:table-cell>
          <table:table-cell office:value-type="float" office:value="0.163499" calcext:value-type="float">
            <text:p>0.163499</text:p>
          </table:table-cell>
          <table:table-cell office:value-type="float" office:value="0" calcext:value-type="float">
            <text:p>0</text:p>
          </table:table-cell>
          <table:table-cell office:value-type="float" office:value="0.083506" calcext:value-type="float">
            <text:p>0.083506</text:p>
          </table:table-cell>
          <table:table-cell table:formula="of:=SUM([.AS43:.AT43])" office:value-type="float" office:value="0.16647" calcext:value-type="float">
            <text:p>0.16647</text:p>
          </table:table-cell>
          <table:table-cell table:formula="of:=SUM([.AV43:.AW43])" office:value-type="float" office:value="0.249976" calcext:value-type="float">
            <text:p>0.249976</text:p>
          </table:table-cell>
          <table:table-cell table:formula="of:=SUM([.AW43:.AX43])" office:value-type="float" office:value="0.416446" calcext:value-type="float">
            <text:p>0.416446</text:p>
          </table:table-cell>
          <table:table-cell table:formula="of:=SUM([.AW43:.AX43])" office:value-type="float" office:value="0.416446" calcext:value-type="float">
            <text:p>0.416446</text:p>
          </table:table-cell>
          <table:table-cell table:formula="of:=SUM([.AT43];[.AV43])" office:value-type="float" office:value="0.247005" calcext:value-type="float">
            <text:p>0.247005</text:p>
          </table:table-cell>
          <table:table-cell table:formula="of:=SUM([.AS43];[.AU43])" office:value-type="float" office:value="0.002971" calcext:value-type="float">
            <text:p>0.002971</text:p>
          </table:table-cell>
          <table:table-cell table:formula="of:=SUM([.AQ43];[.AR43])" office:value-type="float" office:value="0.328147" calcext:value-type="float">
            <text:p>0.328147</text:p>
          </table:table-cell>
          <table:table-cell table:number-columns-repeated="969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784712" calcext:value-type="float">
            <text:p>0.784712</text:p>
          </table:table-cell>
          <table:table-cell office:value-type="float" office:value="0.777922" calcext:value-type="float">
            <text:p>0.777922</text:p>
          </table:table-cell>
          <table:table-cell office:value-type="float" office:value="0.025724" calcext:value-type="float">
            <text:p>0.025724</text:p>
          </table:table-cell>
          <table:table-cell office:value-type="float" office:value="0.758991" calcext:value-type="float">
            <text:p>0.758991</text:p>
          </table:table-cell>
          <table:table-cell office:value-type="float" office:value="0.002193" calcext:value-type="float">
            <text:p>0.002193</text:p>
          </table:table-cell>
          <table:table-cell office:value-type="float" office:value="0.967012" calcext:value-type="float">
            <text:p>0.967012</text:p>
          </table:table-cell>
          <table:table-cell table:formula="of:=SUM([.D44:.E44])" office:value-type="float" office:value="0.784715" calcext:value-type="float">
            <text:p>0.784715</text:p>
          </table:table-cell>
          <table:table-cell table:formula="of:=SUM([.F44:.G44])" office:value-type="float" office:value="0.969205" calcext:value-type="float">
            <text:p>0.969205</text:p>
          </table:table-cell>
          <table:table-cell table:formula="of:=SUM([.H44:.I44])" office:value-type="float" office:value="1.75392" calcext:value-type="float">
            <text:p>1.75392</text:p>
          </table:table-cell>
          <table:table-cell table:formula="of:=SUM([.E44];[.G44])" office:value-type="float" office:value="1.726003" calcext:value-type="float">
            <text:p>1.726003</text:p>
          </table:table-cell>
          <table:table-cell table:formula="of:=SUM([.D44];[.F44])" office:value-type="float" office:value="0.027917" calcext:value-type="float">
            <text:p>0.027917</text:p>
          </table:table-cell>
          <table:table-cell table:formula="of:=SUM([.B44];[.C44])" office:value-type="float" office:value="1.562634" calcext:value-type="float">
            <text:p>1.56263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76385" calcext:value-type="float">
            <text:p>0.176385</text:p>
          </table:table-cell>
          <table:table-cell office:value-type="float" office:value="0.171484" calcext:value-type="float">
            <text:p>0.171484</text:p>
          </table:table-cell>
          <table:table-cell office:value-type="float" office:value="0" calcext:value-type="float">
            <text:p>0</text:p>
          </table:table-cell>
          <table:table-cell office:value-type="float" office:value="0.177155" calcext:value-type="float">
            <text:p>0.177155</text:p>
          </table:table-cell>
          <table:table-cell office:value-type="float" office:value="0" calcext:value-type="float">
            <text:p>0</text:p>
          </table:table-cell>
          <table:table-cell office:value-type="float" office:value="0.090897" calcext:value-type="float">
            <text:p>0.090897</text:p>
          </table:table-cell>
          <table:table-cell table:formula="of:=SUM([.Q44:.R44])" office:value-type="float" office:value="0.177155" calcext:value-type="float">
            <text:p>0.177155</text:p>
          </table:table-cell>
          <table:table-cell table:formula="of:=SUM([.T44:.U44])" office:value-type="float" office:value="0.268052" calcext:value-type="float">
            <text:p>0.268052</text:p>
          </table:table-cell>
          <table:table-cell table:formula="of:=SUM([.U44:.V44])" office:value-type="float" office:value="0.445207" calcext:value-type="float">
            <text:p>0.445207</text:p>
          </table:table-cell>
          <table:table-cell table:formula="of:=SUM([.U44:.V44])" office:value-type="float" office:value="0.445207" calcext:value-type="float">
            <text:p>0.445207</text:p>
          </table:table-cell>
          <table:table-cell table:formula="of:=SUM([.R44];[.T44])" office:value-type="float" office:value="0.268052" calcext:value-type="float">
            <text:p>0.268052</text:p>
          </table:table-cell>
          <table:table-cell table:formula="of:=SUM([.Q44];[.S44])" office:value-type="float" office:value="0" calcext:value-type="float">
            <text:p>0</text:p>
          </table:table-cell>
          <table:table-cell table:formula="of:=SUM([.O44];[.P44])" office:value-type="float" office:value="0.347869" calcext:value-type="float">
            <text:p>0.347869</text:p>
          </table:table-cell>
          <table:table-cell office:value-type="float" office:value="10000" calcext:value-type="float">
            <text:p>10000</text:p>
          </table:table-cell>
          <table:table-cell office:value-type="float" office:value="0.434266" calcext:value-type="float">
            <text:p>0.434266</text:p>
          </table:table-cell>
          <table:table-cell office:value-type="float" office:value="0.418382" calcext:value-type="float">
            <text:p>0.418382</text:p>
          </table:table-cell>
          <table:table-cell office:value-type="float" office:value="0.023736" calcext:value-type="float">
            <text:p>0.023736</text:p>
          </table:table-cell>
          <table:table-cell office:value-type="float" office:value="0.410532" calcext:value-type="float">
            <text:p>0.410532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.386771" calcext:value-type="float">
            <text:p>0.386771</text:p>
          </table:table-cell>
          <table:table-cell table:formula="of:=SUM([.AE44:.AF44])" office:value-type="float" office:value="0.434268" calcext:value-type="float">
            <text:p>0.434268</text:p>
          </table:table-cell>
          <table:table-cell table:formula="of:=SUM([.AH44:.AI44])" office:value-type="float" office:value="0.821039" calcext:value-type="float">
            <text:p>0.821039</text:p>
          </table:table-cell>
          <table:table-cell table:formula="of:=SUM([.AI44:.AJ44])" office:value-type="float" office:value="1.255307" calcext:value-type="float">
            <text:p>1.255307</text:p>
          </table:table-cell>
          <table:table-cell table:formula="of:=SUM([.AI44:.AJ44])" office:value-type="float" office:value="1.255307" calcext:value-type="float">
            <text:p>1.255307</text:p>
          </table:table-cell>
          <table:table-cell table:formula="of:=SUM([.AF44];[.AH44])" office:value-type="float" office:value="0.797303" calcext:value-type="float">
            <text:p>0.797303</text:p>
          </table:table-cell>
          <table:table-cell table:formula="of:=SUM([.AE44];[.AG44])" office:value-type="float" office:value="0.023995" calcext:value-type="float">
            <text:p>0.023995</text:p>
          </table:table-cell>
          <table:table-cell table:formula="of:=SUM([.AC44];[.AD44])" office:value-type="float" office:value="0.852648" calcext:value-type="float">
            <text:p>0.85264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73123" calcext:value-type="float">
            <text:p>0.173123</text:p>
          </table:table-cell>
          <table:table-cell office:value-type="float" office:value="0.16818" calcext:value-type="float">
            <text:p>0.16818</text:p>
          </table:table-cell>
          <table:table-cell office:value-type="float" office:value="0.003213" calcext:value-type="float">
            <text:p>0.003213</text:p>
          </table:table-cell>
          <table:table-cell office:value-type="float" office:value="0.169912" calcext:value-type="float">
            <text:p>0.169912</text:p>
          </table:table-cell>
          <table:table-cell office:value-type="float" office:value="0" calcext:value-type="float">
            <text:p>0</text:p>
          </table:table-cell>
          <table:table-cell office:value-type="float" office:value="0.097919" calcext:value-type="float">
            <text:p>0.097919</text:p>
          </table:table-cell>
          <table:table-cell table:formula="of:=SUM([.AS44:.AT44])" office:value-type="float" office:value="0.173125" calcext:value-type="float">
            <text:p>0.173125</text:p>
          </table:table-cell>
          <table:table-cell table:formula="of:=SUM([.AV44:.AW44])" office:value-type="float" office:value="0.271044" calcext:value-type="float">
            <text:p>0.271044</text:p>
          </table:table-cell>
          <table:table-cell table:formula="of:=SUM([.AW44:.AX44])" office:value-type="float" office:value="0.444169" calcext:value-type="float">
            <text:p>0.444169</text:p>
          </table:table-cell>
          <table:table-cell table:formula="of:=SUM([.AW44:.AX44])" office:value-type="float" office:value="0.444169" calcext:value-type="float">
            <text:p>0.444169</text:p>
          </table:table-cell>
          <table:table-cell table:formula="of:=SUM([.AT44];[.AV44])" office:value-type="float" office:value="0.267831" calcext:value-type="float">
            <text:p>0.267831</text:p>
          </table:table-cell>
          <table:table-cell table:formula="of:=SUM([.AS44];[.AU44])" office:value-type="float" office:value="0.003213" calcext:value-type="float">
            <text:p>0.003213</text:p>
          </table:table-cell>
          <table:table-cell table:formula="of:=SUM([.AQ44];[.AR44])" office:value-type="float" office:value="0.341303" calcext:value-type="float">
            <text:p>0.341303</text:p>
          </table:table-cell>
          <table:table-cell table:number-columns-repeated="969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997609" calcext:value-type="float">
            <text:p>0.997609</text:p>
          </table:table-cell>
          <table:table-cell office:value-type="float" office:value="0.985826" calcext:value-type="float">
            <text:p>0.985826</text:p>
          </table:table-cell>
          <table:table-cell office:value-type="float" office:value="0.032229" calcext:value-type="float">
            <text:p>0.032229</text:p>
          </table:table-cell>
          <table:table-cell office:value-type="float" office:value="0.965383" calcext:value-type="float">
            <text:p>0.965383</text:p>
          </table:table-cell>
          <table:table-cell office:value-type="float" office:value="0.002685" calcext:value-type="float">
            <text:p>0.002685</text:p>
          </table:table-cell>
          <table:table-cell office:value-type="float" office:value="1.144405" calcext:value-type="float">
            <text:p>1.144405</text:p>
          </table:table-cell>
          <table:table-cell table:formula="of:=SUM([.D45:.E45])" office:value-type="float" office:value="0.997612" calcext:value-type="float">
            <text:p>0.997612</text:p>
          </table:table-cell>
          <table:table-cell table:formula="of:=SUM([.F45:.G45])" office:value-type="float" office:value="1.14709" calcext:value-type="float">
            <text:p>1.14709</text:p>
          </table:table-cell>
          <table:table-cell table:formula="of:=SUM([.H45:.I45])" office:value-type="float" office:value="2.144702" calcext:value-type="float">
            <text:p>2.144702</text:p>
          </table:table-cell>
          <table:table-cell table:formula="of:=SUM([.E45];[.G45])" office:value-type="float" office:value="2.109788" calcext:value-type="float">
            <text:p>2.109788</text:p>
          </table:table-cell>
          <table:table-cell table:formula="of:=SUM([.D45];[.F45])" office:value-type="float" office:value="0.034914" calcext:value-type="float">
            <text:p>0.034914</text:p>
          </table:table-cell>
          <table:table-cell table:formula="of:=SUM([.B45];[.C45])" office:value-type="float" office:value="1.983435" calcext:value-type="float">
            <text:p>1.983435</text:p>
          </table:table-cell>
          <table:table-cell office:value-type="float" office:value="19000" calcext:value-type="float">
            <text:p>19000</text:p>
          </table:table-cell>
          <table:table-cell office:value-type="float" office:value="0.339055" calcext:value-type="float">
            <text:p>0.339055</text:p>
          </table:table-cell>
          <table:table-cell office:value-type="float" office:value="0.329512" calcext:value-type="float">
            <text:p>0.329512</text:p>
          </table:table-cell>
          <table:table-cell office:value-type="float" office:value="0.010062" calcext:value-type="float">
            <text:p>0.010062</text:p>
          </table:table-cell>
          <table:table-cell office:value-type="float" office:value="0.328144" calcext:value-type="float">
            <text:p>0.328144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173517" calcext:value-type="float">
            <text:p>0.173517</text:p>
          </table:table-cell>
          <table:table-cell table:formula="of:=SUM([.Q45:.R45])" office:value-type="float" office:value="0.338206" calcext:value-type="float">
            <text:p>0.338206</text:p>
          </table:table-cell>
          <table:table-cell table:formula="of:=SUM([.T45:.U45])" office:value-type="float" office:value="0.511723" calcext:value-type="float">
            <text:p>0.511723</text:p>
          </table:table-cell>
          <table:table-cell table:formula="of:=SUM([.U45:.V45])" office:value-type="float" office:value="0.849929" calcext:value-type="float">
            <text:p>0.849929</text:p>
          </table:table-cell>
          <table:table-cell table:formula="of:=SUM([.U45:.V45])" office:value-type="float" office:value="0.849929" calcext:value-type="float">
            <text:p>0.849929</text:p>
          </table:table-cell>
          <table:table-cell table:formula="of:=SUM([.R45];[.T45])" office:value-type="float" office:value="0.501661" calcext:value-type="float">
            <text:p>0.501661</text:p>
          </table:table-cell>
          <table:table-cell table:formula="of:=SUM([.Q45];[.S45])" office:value-type="float" office:value="0.010116" calcext:value-type="float">
            <text:p>0.010116</text:p>
          </table:table-cell>
          <table:table-cell table:formula="of:=SUM([.O45];[.P45])" office:value-type="float" office:value="0.668567" calcext:value-type="float">
            <text:p>0.668567</text:p>
          </table:table-cell>
          <table:table-cell office:value-type="float" office:value="19000" calcext:value-type="float">
            <text:p>19000</text:p>
          </table:table-cell>
          <table:table-cell office:value-type="float" office:value="0.841161" calcext:value-type="float">
            <text:p>0.841161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026408" calcext:value-type="float">
            <text:p>0.026408</text:p>
          </table:table-cell>
          <table:table-cell office:value-type="float" office:value="0.814756" calcext:value-type="float">
            <text:p>0.814756</text:p>
          </table:table-cell>
          <table:table-cell office:value-type="float" office:value="0.000829" calcext:value-type="float">
            <text:p>0.000829</text:p>
          </table:table-cell>
          <table:table-cell office:value-type="float" office:value="0.741019" calcext:value-type="float">
            <text:p>0.741019</text:p>
          </table:table-cell>
          <table:table-cell table:formula="of:=SUM([.AE45:.AF45])" office:value-type="float" office:value="0.841164" calcext:value-type="float">
            <text:p>0.841164</text:p>
          </table:table-cell>
          <table:table-cell table:formula="of:=SUM([.AH45:.AI45])" office:value-type="float" office:value="1.582183" calcext:value-type="float">
            <text:p>1.582183</text:p>
          </table:table-cell>
          <table:table-cell table:formula="of:=SUM([.AI45:.AJ45])" office:value-type="float" office:value="2.423347" calcext:value-type="float">
            <text:p>2.423347</text:p>
          </table:table-cell>
          <table:table-cell table:formula="of:=SUM([.AI45:.AJ45])" office:value-type="float" office:value="2.423347" calcext:value-type="float">
            <text:p>2.423347</text:p>
          </table:table-cell>
          <table:table-cell table:formula="of:=SUM([.AF45];[.AH45])" office:value-type="float" office:value="1.555775" calcext:value-type="float">
            <text:p>1.555775</text:p>
          </table:table-cell>
          <table:table-cell table:formula="of:=SUM([.AE45];[.AG45])" office:value-type="float" office:value="0.027237" calcext:value-type="float">
            <text:p>0.027237</text:p>
          </table:table-cell>
          <table:table-cell table:formula="of:=SUM([.AC45];[.AD45])" office:value-type="float" office:value="1.651961" calcext:value-type="float">
            <text:p>1.651961</text:p>
          </table:table-cell>
          <table:table-cell office:value-type="float" office:value="19000" calcext:value-type="float">
            <text:p>19000</text:p>
          </table:table-cell>
          <table:table-cell office:value-type="float" office:value="0.321004" calcext:value-type="float">
            <text:p>0.321004</text:p>
          </table:table-cell>
          <table:table-cell office:value-type="float" office:value="0.311549" calcext:value-type="float">
            <text:p>0.311549</text:p>
          </table:table-cell>
          <table:table-cell office:value-type="float" office:value="0.003933" calcext:value-type="float">
            <text:p>0.003933</text:p>
          </table:table-cell>
          <table:table-cell office:value-type="float" office:value="0.317072" calcext:value-type="float">
            <text:p>0.317072</text:p>
          </table:table-cell>
          <table:table-cell office:value-type="float" office:value="0" calcext:value-type="float">
            <text:p>0</text:p>
          </table:table-cell>
          <table:table-cell office:value-type="float" office:value="0.160323" calcext:value-type="float">
            <text:p>0.160323</text:p>
          </table:table-cell>
          <table:table-cell table:formula="of:=SUM([.AS45:.AT45])" office:value-type="float" office:value="0.321005" calcext:value-type="float">
            <text:p>0.321005</text:p>
          </table:table-cell>
          <table:table-cell table:formula="of:=SUM([.AV45:.AW45])" office:value-type="float" office:value="0.481328" calcext:value-type="float">
            <text:p>0.481328</text:p>
          </table:table-cell>
          <table:table-cell table:formula="of:=SUM([.AW45:.AX45])" office:value-type="float" office:value="0.802333" calcext:value-type="float">
            <text:p>0.802333</text:p>
          </table:table-cell>
          <table:table-cell table:formula="of:=SUM([.AW45:.AX45])" office:value-type="float" office:value="0.802333" calcext:value-type="float">
            <text:p>0.802333</text:p>
          </table:table-cell>
          <table:table-cell table:formula="of:=SUM([.AT45];[.AV45])" office:value-type="float" office:value="0.477395" calcext:value-type="float">
            <text:p>0.477395</text:p>
          </table:table-cell>
          <table:table-cell table:formula="of:=SUM([.AS45];[.AU45])" office:value-type="float" office:value="0.003933" calcext:value-type="float">
            <text:p>0.003933</text:p>
          </table:table-cell>
          <table:table-cell table:formula="of:=SUM([.AQ45];[.AR45])" office:value-type="float" office:value="0.632553" calcext:value-type="float">
            <text:p>0.632553</text:p>
          </table:table-cell>
          <table:table-cell table:number-columns-repeated="969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1.501028" calcext:value-type="float">
            <text:p>1.501028</text:p>
          </table:table-cell>
          <table:table-cell office:value-type="float" office:value="1.483078" calcext:value-type="float">
            <text:p>1.483078</text:p>
          </table:table-cell>
          <table:table-cell office:value-type="float" office:value="0.056942" calcext:value-type="float">
            <text:p>0.056942</text:p>
          </table:table-cell>
          <table:table-cell office:value-type="float" office:value="1.444088" calcext:value-type="float">
            <text:p>1.444088</text:p>
          </table:table-cell>
          <table:table-cell office:value-type="float" office:value="0.005578" calcext:value-type="float">
            <text:p>0.005578</text:p>
          </table:table-cell>
          <table:table-cell office:value-type="float" office:value="1.716543" calcext:value-type="float">
            <text:p>1.716543</text:p>
          </table:table-cell>
          <table:table-cell table:formula="of:=SUM([.D46:.E46])" office:value-type="float" office:value="1.50103" calcext:value-type="float">
            <text:p>1.50103</text:p>
          </table:table-cell>
          <table:table-cell table:formula="of:=SUM([.F46:.G46])" office:value-type="float" office:value="1.722121" calcext:value-type="float">
            <text:p>1.722121</text:p>
          </table:table-cell>
          <table:table-cell table:formula="of:=SUM([.H46:.I46])" office:value-type="float" office:value="3.223151" calcext:value-type="float">
            <text:p>3.223151</text:p>
          </table:table-cell>
          <table:table-cell table:formula="of:=SUM([.E46];[.G46])" office:value-type="float" office:value="3.160631" calcext:value-type="float">
            <text:p>3.160631</text:p>
          </table:table-cell>
          <table:table-cell table:formula="of:=SUM([.D46];[.F46])" office:value-type="float" office:value="0.06252" calcext:value-type="float">
            <text:p>0.06252</text:p>
          </table:table-cell>
          <table:table-cell table:formula="of:=SUM([.B46];[.C46])" office:value-type="float" office:value="2.984106" calcext:value-type="float">
            <text:p>2.984106</text:p>
          </table:table-cell>
          <table:table-cell office:value-type="float" office:value="28000" calcext:value-type="float">
            <text:p>28000</text:p>
          </table:table-cell>
          <table:table-cell office:value-type="float" office:value="0.498636" calcext:value-type="float">
            <text:p>0.498636</text:p>
          </table:table-cell>
          <table:table-cell office:value-type="float" office:value="0.484633" calcext:value-type="float">
            <text:p>0.484633</text:p>
          </table:table-cell>
          <table:table-cell office:value-type="float" office:value="0.018068" calcext:value-type="float">
            <text:p>0.018068</text:p>
          </table:table-cell>
          <table:table-cell office:value-type="float" office:value="0.480571" calcext:value-type="float">
            <text:p>0.48057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256627" calcext:value-type="float">
            <text:p>0.256627</text:p>
          </table:table-cell>
          <table:table-cell table:formula="of:=SUM([.Q46:.R46])" office:value-type="float" office:value="0.498639" calcext:value-type="float">
            <text:p>0.498639</text:p>
          </table:table-cell>
          <table:table-cell table:formula="of:=SUM([.T46:.U46])" office:value-type="float" office:value="0.755266" calcext:value-type="float">
            <text:p>0.755266</text:p>
          </table:table-cell>
          <table:table-cell table:formula="of:=SUM([.U46:.V46])" office:value-type="float" office:value="1.253905" calcext:value-type="float">
            <text:p>1.253905</text:p>
          </table:table-cell>
          <table:table-cell table:formula="of:=SUM([.U46:.V46])" office:value-type="float" office:value="1.253905" calcext:value-type="float">
            <text:p>1.253905</text:p>
          </table:table-cell>
          <table:table-cell table:formula="of:=SUM([.R46];[.T46])" office:value-type="float" office:value="0.737198" calcext:value-type="float">
            <text:p>0.737198</text:p>
          </table:table-cell>
          <table:table-cell table:formula="of:=SUM([.Q46];[.S46])" office:value-type="float" office:value="0.018118" calcext:value-type="float">
            <text:p>0.018118</text:p>
          </table:table-cell>
          <table:table-cell table:formula="of:=SUM([.O46];[.P46])" office:value-type="float" office:value="0.983269" calcext:value-type="float">
            <text:p>0.983269</text:p>
          </table:table-cell>
          <table:table-cell office:value-type="float" office:value="28000" calcext:value-type="float">
            <text:p>28000</text:p>
          </table:table-cell>
          <table:table-cell office:value-type="float" office:value="1.238591" calcext:value-type="float">
            <text:p>1.238591</text:p>
          </table:table-cell>
          <table:table-cell office:value-type="float" office:value="1.193909" calcext:value-type="float">
            <text:p>1.193909</text:p>
          </table:table-cell>
          <table:table-cell office:value-type="float" office:value="0.047848" calcext:value-type="float">
            <text:p>0.047848</text:p>
          </table:table-cell>
          <table:table-cell office:value-type="float" office:value="1.190745" calcext:value-type="float">
            <text:p>1.190745</text:p>
          </table:table-cell>
          <table:table-cell office:value-type="float" office:value="0.000561" calcext:value-type="float">
            <text:p>0.000561</text:p>
          </table:table-cell>
          <table:table-cell office:value-type="float" office:value="1.093023" calcext:value-type="float">
            <text:p>1.093023</text:p>
          </table:table-cell>
          <table:table-cell table:formula="of:=SUM([.AE46:.AF46])" office:value-type="float" office:value="1.238593" calcext:value-type="float">
            <text:p>1.238593</text:p>
          </table:table-cell>
          <table:table-cell table:formula="of:=SUM([.AH46:.AI46])" office:value-type="float" office:value="2.331616" calcext:value-type="float">
            <text:p>2.331616</text:p>
          </table:table-cell>
          <table:table-cell table:formula="of:=SUM([.AI46:.AJ46])" office:value-type="float" office:value="3.570209" calcext:value-type="float">
            <text:p>3.570209</text:p>
          </table:table-cell>
          <table:table-cell table:formula="of:=SUM([.AI46:.AJ46])" office:value-type="float" office:value="3.570209" calcext:value-type="float">
            <text:p>3.570209</text:p>
          </table:table-cell>
          <table:table-cell table:formula="of:=SUM([.AF46];[.AH46])" office:value-type="float" office:value="2.283768" calcext:value-type="float">
            <text:p>2.283768</text:p>
          </table:table-cell>
          <table:table-cell table:formula="of:=SUM([.AE46];[.AG46])" office:value-type="float" office:value="0.048409" calcext:value-type="float">
            <text:p>0.048409</text:p>
          </table:table-cell>
          <table:table-cell table:formula="of:=SUM([.AC46];[.AD46])" office:value-type="float" office:value="2.4325" calcext:value-type="float">
            <text:p>2.4325</text:p>
          </table:table-cell>
          <table:table-cell office:value-type="float" office:value="28000" calcext:value-type="float">
            <text:p>28000</text:p>
          </table:table-cell>
          <table:table-cell office:value-type="float" office:value="0.475532" calcext:value-type="float">
            <text:p>0.475532</text:p>
          </table:table-cell>
          <table:table-cell office:value-type="float" office:value="0.461665" calcext:value-type="float">
            <text:p>0.461665</text:p>
          </table:table-cell>
          <table:table-cell office:value-type="float" office:value="0.006629" calcext:value-type="float">
            <text:p>0.006629</text:p>
          </table:table-cell>
          <table:table-cell office:value-type="float" office:value="0.468904" calcext:value-type="float">
            <text:p>0.468904</text:p>
          </table:table-cell>
          <table:table-cell office:value-type="float" office:value="0" calcext:value-type="float">
            <text:p>0</text:p>
          </table:table-cell>
          <table:table-cell office:value-type="float" office:value="0.238742" calcext:value-type="float">
            <text:p>0.238742</text:p>
          </table:table-cell>
          <table:table-cell table:formula="of:=SUM([.AS46:.AT46])" office:value-type="float" office:value="0.475533" calcext:value-type="float">
            <text:p>0.475533</text:p>
          </table:table-cell>
          <table:table-cell table:formula="of:=SUM([.AV46:.AW46])" office:value-type="float" office:value="0.714275" calcext:value-type="float">
            <text:p>0.714275</text:p>
          </table:table-cell>
          <table:table-cell table:formula="of:=SUM([.AW46:.AX46])" office:value-type="float" office:value="1.189808" calcext:value-type="float">
            <text:p>1.189808</text:p>
          </table:table-cell>
          <table:table-cell table:formula="of:=SUM([.AW46:.AX46])" office:value-type="float" office:value="1.189808" calcext:value-type="float">
            <text:p>1.189808</text:p>
          </table:table-cell>
          <table:table-cell table:formula="of:=SUM([.AT46];[.AV46])" office:value-type="float" office:value="0.707646" calcext:value-type="float">
            <text:p>0.707646</text:p>
          </table:table-cell>
          <table:table-cell table:formula="of:=SUM([.AS46];[.AU46])" office:value-type="float" office:value="0.006629" calcext:value-type="float">
            <text:p>0.006629</text:p>
          </table:table-cell>
          <table:table-cell table:formula="of:=SUM([.AQ46];[.AR46])" office:value-type="float" office:value="0.937197" calcext:value-type="float">
            <text:p>0.937197</text:p>
          </table:table-cell>
          <table:table-cell table:number-columns-repeated="969"/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2.038174" calcext:value-type="float">
            <text:p>2.038174</text:p>
          </table:table-cell>
          <table:table-cell office:value-type="float" office:value="2.016523" calcext:value-type="float">
            <text:p>2.016523</text:p>
          </table:table-cell>
          <table:table-cell office:value-type="float" office:value="0.059976" calcext:value-type="float">
            <text:p>0.059976</text:p>
          </table:table-cell>
          <table:table-cell office:value-type="float" office:value="1.9782" calcext:value-type="float">
            <text:p>1.9782</text:p>
          </table:table-cell>
          <table:table-cell office:value-type="float" office:value="0.005545" calcext:value-type="float">
            <text:p>0.005545</text:p>
          </table:table-cell>
          <table:table-cell office:value-type="float" office:value="2.325095" calcext:value-type="float">
            <text:p>2.325095</text:p>
          </table:table-cell>
          <table:table-cell table:formula="of:=SUM([.D47:.E47])" office:value-type="float" office:value="2.038176" calcext:value-type="float">
            <text:p>2.038176</text:p>
          </table:table-cell>
          <table:table-cell table:formula="of:=SUM([.F47:.G47])" office:value-type="float" office:value="2.33064" calcext:value-type="float">
            <text:p>2.33064</text:p>
          </table:table-cell>
          <table:table-cell table:formula="of:=SUM([.H47:.I47])" office:value-type="float" office:value="4.368816" calcext:value-type="float">
            <text:p>4.368816</text:p>
          </table:table-cell>
          <table:table-cell table:formula="of:=SUM([.E47];[.G47])" office:value-type="float" office:value="4.303295" calcext:value-type="float">
            <text:p>4.303295</text:p>
          </table:table-cell>
          <table:table-cell table:formula="of:=SUM([.D47];[.F47])" office:value-type="float" office:value="0.065521" calcext:value-type="float">
            <text:p>0.065521</text:p>
          </table:table-cell>
          <table:table-cell table:formula="of:=SUM([.B47];[.C47])" office:value-type="float" office:value="4.054697" calcext:value-type="float">
            <text:p>4.054697</text:p>
          </table:table-cell>
          <table:table-cell office:value-type="float" office:value="37000" calcext:value-type="float">
            <text:p>37000</text:p>
          </table:table-cell>
          <table:table-cell office:value-type="float" office:value="0.657862" calcext:value-type="float">
            <text:p>0.657862</text:p>
          </table:table-cell>
          <table:table-cell office:value-type="float" office:value="0.639221" calcext:value-type="float">
            <text:p>0.639221</text:p>
          </table:table-cell>
          <table:table-cell office:value-type="float" office:value="0.017621" calcext:value-type="float">
            <text:p>0.017621</text:p>
          </table:table-cell>
          <table:table-cell office:value-type="float" office:value="0.640243" calcext:value-type="float">
            <text:p>0.640243</text:p>
          </table:table-cell>
          <table:table-cell office:value-type="float" office:value="0" calcext:value-type="float">
            <text:p>0</text:p>
          </table:table-cell>
          <table:table-cell office:value-type="float" office:value="0.33797" calcext:value-type="float">
            <text:p>0.33797</text:p>
          </table:table-cell>
          <table:table-cell table:formula="of:=SUM([.Q47:.R47])" office:value-type="float" office:value="0.657864" calcext:value-type="float">
            <text:p>0.657864</text:p>
          </table:table-cell>
          <table:table-cell table:formula="of:=SUM([.T47:.U47])" office:value-type="float" office:value="0.995834" calcext:value-type="float">
            <text:p>0.995834</text:p>
          </table:table-cell>
          <table:table-cell table:formula="of:=SUM([.U47:.V47])" office:value-type="float" office:value="1.653698" calcext:value-type="float">
            <text:p>1.653698</text:p>
          </table:table-cell>
          <table:table-cell table:formula="of:=SUM([.U47:.V47])" office:value-type="float" office:value="1.653698" calcext:value-type="float">
            <text:p>1.653698</text:p>
          </table:table-cell>
          <table:table-cell table:formula="of:=SUM([.R47];[.T47])" office:value-type="float" office:value="0.978213" calcext:value-type="float">
            <text:p>0.978213</text:p>
          </table:table-cell>
          <table:table-cell table:formula="of:=SUM([.Q47];[.S47])" office:value-type="float" office:value="0.017621" calcext:value-type="float">
            <text:p>0.017621</text:p>
          </table:table-cell>
          <table:table-cell table:formula="of:=SUM([.O47];[.P47])" office:value-type="float" office:value="1.297083" calcext:value-type="float">
            <text:p>1.297083</text:p>
          </table:table-cell>
          <table:table-cell office:value-type="float" office:value="37000" calcext:value-type="float">
            <text:p>37000</text:p>
          </table:table-cell>
          <table:table-cell office:value-type="float" office:value="1.628877" calcext:value-type="float">
            <text:p>1.628877</text:p>
          </table:table-cell>
          <table:table-cell office:value-type="float" office:value="1.569544" calcext:value-type="float">
            <text:p>1.569544</text:p>
          </table:table-cell>
          <table:table-cell office:value-type="float" office:value="0.035714" calcext:value-type="float">
            <text:p>0.035714</text:p>
          </table:table-cell>
          <table:table-cell office:value-type="float" office:value="1.593165" calcext:value-type="float">
            <text:p>1.593165</text:p>
          </table:table-cell>
          <table:table-cell office:value-type="float" office:value="0.001047" calcext:value-type="float">
            <text:p>0.001047</text:p>
          </table:table-cell>
          <table:table-cell office:value-type="float" office:value="1.440151" calcext:value-type="float">
            <text:p>1.440151</text:p>
          </table:table-cell>
          <table:table-cell table:formula="of:=SUM([.AE47:.AF47])" office:value-type="float" office:value="1.628879" calcext:value-type="float">
            <text:p>1.628879</text:p>
          </table:table-cell>
          <table:table-cell table:formula="of:=SUM([.AH47:.AI47])" office:value-type="float" office:value="3.06903" calcext:value-type="float">
            <text:p>3.06903</text:p>
          </table:table-cell>
          <table:table-cell table:formula="of:=SUM([.AI47:.AJ47])" office:value-type="float" office:value="4.697909" calcext:value-type="float">
            <text:p>4.697909</text:p>
          </table:table-cell>
          <table:table-cell table:formula="of:=SUM([.AI47:.AJ47])" office:value-type="float" office:value="4.697909" calcext:value-type="float">
            <text:p>4.697909</text:p>
          </table:table-cell>
          <table:table-cell table:formula="of:=SUM([.AF47];[.AH47])" office:value-type="float" office:value="3.033316" calcext:value-type="float">
            <text:p>3.033316</text:p>
          </table:table-cell>
          <table:table-cell table:formula="of:=SUM([.AE47];[.AG47])" office:value-type="float" office:value="0.036761" calcext:value-type="float">
            <text:p>0.036761</text:p>
          </table:table-cell>
          <table:table-cell table:formula="of:=SUM([.AC47];[.AD47])" office:value-type="float" office:value="3.198421" calcext:value-type="float">
            <text:p>3.198421</text:p>
          </table:table-cell>
          <table:table-cell office:value-type="float" office:value="37000" calcext:value-type="float">
            <text:p>37000</text:p>
          </table:table-cell>
          <table:table-cell office:value-type="float" office:value="0.630626" calcext:value-type="float">
            <text:p>0.630626</text:p>
          </table:table-cell>
          <table:table-cell office:value-type="float" office:value="0.612313" calcext:value-type="float">
            <text:p>0.612313</text:p>
          </table:table-cell>
          <table:table-cell office:value-type="float" office:value="0.029402" calcext:value-type="float">
            <text:p>0.029402</text:p>
          </table:table-cell>
          <table:table-cell office:value-type="float" office:value="0.601226" calcext:value-type="float">
            <text:p>0.601226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320037" calcext:value-type="float">
            <text:p>0.320037</text:p>
          </table:table-cell>
          <table:table-cell table:formula="of:=SUM([.AS47:.AT47])" office:value-type="float" office:value="0.630628" calcext:value-type="float">
            <text:p>0.630628</text:p>
          </table:table-cell>
          <table:table-cell table:formula="of:=SUM([.AV47:.AW47])" office:value-type="float" office:value="0.950665" calcext:value-type="float">
            <text:p>0.950665</text:p>
          </table:table-cell>
          <table:table-cell table:formula="of:=SUM([.AW47:.AX47])" office:value-type="float" office:value="1.581293" calcext:value-type="float">
            <text:p>1.581293</text:p>
          </table:table-cell>
          <table:table-cell table:formula="of:=SUM([.AW47:.AX47])" office:value-type="float" office:value="1.581293" calcext:value-type="float">
            <text:p>1.581293</text:p>
          </table:table-cell>
          <table:table-cell table:formula="of:=SUM([.AT47];[.AV47])" office:value-type="float" office:value="0.921263" calcext:value-type="float">
            <text:p>0.921263</text:p>
          </table:table-cell>
          <table:table-cell table:formula="of:=SUM([.AS47];[.AU47])" office:value-type="float" office:value="0.029428" calcext:value-type="float">
            <text:p>0.029428</text:p>
          </table:table-cell>
          <table:table-cell table:formula="of:=SUM([.AQ47];[.AR47])" office:value-type="float" office:value="1.242939" calcext:value-type="float">
            <text:p>1.242939</text:p>
          </table:table-cell>
          <table:table-cell table:number-columns-repeated="969"/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2.499515" calcext:value-type="float">
            <text:p>2.499515</text:p>
          </table:table-cell>
          <table:table-cell office:value-type="float" office:value="2.472319" calcext:value-type="float">
            <text:p>2.472319</text:p>
          </table:table-cell>
          <table:table-cell office:value-type="float" office:value="0.09122" calcext:value-type="float">
            <text:p>0.09122</text:p>
          </table:table-cell>
          <table:table-cell office:value-type="float" office:value="2.408297" calcext:value-type="float">
            <text:p>2.408297</text:p>
          </table:table-cell>
          <table:table-cell office:value-type="float" office:value="0.006263" calcext:value-type="float">
            <text:p>0.006263</text:p>
          </table:table-cell>
          <table:table-cell office:value-type="float" office:value="2.853623" calcext:value-type="float">
            <text:p>2.853623</text:p>
          </table:table-cell>
          <table:table-cell table:formula="of:=SUM([.D48:.E48])" office:value-type="float" office:value="2.499517" calcext:value-type="float">
            <text:p>2.499517</text:p>
          </table:table-cell>
          <table:table-cell table:formula="of:=SUM([.F48:.G48])" office:value-type="float" office:value="2.859886" calcext:value-type="float">
            <text:p>2.859886</text:p>
          </table:table-cell>
          <table:table-cell table:formula="of:=SUM([.H48:.I48])" office:value-type="float" office:value="5.359403" calcext:value-type="float">
            <text:p>5.359403</text:p>
          </table:table-cell>
          <table:table-cell table:formula="of:=SUM([.E48];[.G48])" office:value-type="float" office:value="5.26192" calcext:value-type="float">
            <text:p>5.26192</text:p>
          </table:table-cell>
          <table:table-cell table:formula="of:=SUM([.D48];[.F48])" office:value-type="float" office:value="0.097483" calcext:value-type="float">
            <text:p>0.097483</text:p>
          </table:table-cell>
          <table:table-cell table:formula="of:=SUM([.B48];[.C48])" office:value-type="float" office:value="4.971834" calcext:value-type="float">
            <text:p>4.971834</text:p>
          </table:table-cell>
          <table:table-cell office:value-type="float" office:value="46000" calcext:value-type="float">
            <text:p>46000</text:p>
          </table:table-cell>
          <table:table-cell office:value-type="float" office:value="0.817695" calcext:value-type="float">
            <text:p>0.817695</text:p>
          </table:table-cell>
          <table:table-cell office:value-type="float" office:value="0.795" calcext:value-type="float">
            <text:p>0.795</text:p>
          </table:table-cell>
          <table:table-cell office:value-type="float" office:value="0.010895" calcext:value-type="float">
            <text:p>0.010895</text:p>
          </table:table-cell>
          <table:table-cell office:value-type="float" office:value="0.806802" calcext:value-type="float">
            <text:p>0.806802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0.420571" calcext:value-type="float">
            <text:p>0.420571</text:p>
          </table:table-cell>
          <table:table-cell table:formula="of:=SUM([.Q48:.R48])" office:value-type="float" office:value="0.817697" calcext:value-type="float">
            <text:p>0.817697</text:p>
          </table:table-cell>
          <table:table-cell table:formula="of:=SUM([.T48:.U48])" office:value-type="float" office:value="1.238268" calcext:value-type="float">
            <text:p>1.238268</text:p>
          </table:table-cell>
          <table:table-cell table:formula="of:=SUM([.U48:.V48])" office:value-type="float" office:value="2.055965" calcext:value-type="float">
            <text:p>2.055965</text:p>
          </table:table-cell>
          <table:table-cell table:formula="of:=SUM([.U48:.V48])" office:value-type="float" office:value="2.055965" calcext:value-type="float">
            <text:p>2.055965</text:p>
          </table:table-cell>
          <table:table-cell table:formula="of:=SUM([.R48];[.T48])" office:value-type="float" office:value="1.227373" calcext:value-type="float">
            <text:p>1.227373</text:p>
          </table:table-cell>
          <table:table-cell table:formula="of:=SUM([.Q48];[.S48])" office:value-type="float" office:value="0.010974" calcext:value-type="float">
            <text:p>0.010974</text:p>
          </table:table-cell>
          <table:table-cell table:formula="of:=SUM([.O48];[.P48])" office:value-type="float" office:value="1.612695" calcext:value-type="float">
            <text:p>1.612695</text:p>
          </table:table-cell>
          <table:table-cell office:value-type="float" office:value="46000" calcext:value-type="float">
            <text:p>46000</text:p>
          </table:table-cell>
          <table:table-cell office:value-type="float" office:value="2.030089" calcext:value-type="float">
            <text:p>2.030089</text:p>
          </table:table-cell>
          <table:table-cell office:value-type="float" office:value="1.956204" calcext:value-type="float">
            <text:p>1.956204</text:p>
          </table:table-cell>
          <table:table-cell office:value-type="float" office:value="0.050482" calcext:value-type="float">
            <text:p>0.050482</text:p>
          </table:table-cell>
          <table:table-cell office:value-type="float" office:value="1.979609" calcext:value-type="float">
            <text:p>1.979609</text:p>
          </table:table-cell>
          <table:table-cell office:value-type="float" office:value="0.0009" calcext:value-type="float">
            <text:p>0.0009</text:p>
          </table:table-cell>
          <table:table-cell office:value-type="float" office:value="1.791308" calcext:value-type="float">
            <text:p>1.791308</text:p>
          </table:table-cell>
          <table:table-cell table:formula="of:=SUM([.AE48:.AF48])" office:value-type="float" office:value="2.030091" calcext:value-type="float">
            <text:p>2.030091</text:p>
          </table:table-cell>
          <table:table-cell table:formula="of:=SUM([.AH48:.AI48])" office:value-type="float" office:value="3.821399" calcext:value-type="float">
            <text:p>3.821399</text:p>
          </table:table-cell>
          <table:table-cell table:formula="of:=SUM([.AI48:.AJ48])" office:value-type="float" office:value="5.85149" calcext:value-type="float">
            <text:p>5.85149</text:p>
          </table:table-cell>
          <table:table-cell table:formula="of:=SUM([.AI48:.AJ48])" office:value-type="float" office:value="5.85149" calcext:value-type="float">
            <text:p>5.85149</text:p>
          </table:table-cell>
          <table:table-cell table:formula="of:=SUM([.AF48];[.AH48])" office:value-type="float" office:value="3.770917" calcext:value-type="float">
            <text:p>3.770917</text:p>
          </table:table-cell>
          <table:table-cell table:formula="of:=SUM([.AE48];[.AG48])" office:value-type="float" office:value="0.051382" calcext:value-type="float">
            <text:p>0.051382</text:p>
          </table:table-cell>
          <table:table-cell table:formula="of:=SUM([.AC48];[.AD48])" office:value-type="float" office:value="3.986293" calcext:value-type="float">
            <text:p>3.986293</text:p>
          </table:table-cell>
          <table:table-cell office:value-type="float" office:value="46000" calcext:value-type="float">
            <text:p>46000</text:p>
          </table:table-cell>
          <table:table-cell office:value-type="float" office:value="0.782155" calcext:value-type="float">
            <text:p>0.782155</text:p>
          </table:table-cell>
          <table:table-cell office:value-type="float" office:value="0.758936" calcext:value-type="float">
            <text:p>0.758936</text:p>
          </table:table-cell>
          <table:table-cell office:value-type="float" office:value="0.033645" calcext:value-type="float">
            <text:p>0.033645</text:p>
          </table:table-cell>
          <table:table-cell office:value-type="float" office:value="0.748513" calcext:value-type="float">
            <text:p>0.748513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.393656" calcext:value-type="float">
            <text:p>0.393656</text:p>
          </table:table-cell>
          <table:table-cell table:formula="of:=SUM([.AS48:.AT48])" office:value-type="float" office:value="0.782158" calcext:value-type="float">
            <text:p>0.782158</text:p>
          </table:table-cell>
          <table:table-cell table:formula="of:=SUM([.AV48:.AW48])" office:value-type="float" office:value="1.175814" calcext:value-type="float">
            <text:p>1.175814</text:p>
          </table:table-cell>
          <table:table-cell table:formula="of:=SUM([.AW48:.AX48])" office:value-type="float" office:value="1.957972" calcext:value-type="float">
            <text:p>1.957972</text:p>
          </table:table-cell>
          <table:table-cell table:formula="of:=SUM([.AW48:.AX48])" office:value-type="float" office:value="1.957972" calcext:value-type="float">
            <text:p>1.957972</text:p>
          </table:table-cell>
          <table:table-cell table:formula="of:=SUM([.AT48];[.AV48])" office:value-type="float" office:value="1.142169" calcext:value-type="float">
            <text:p>1.142169</text:p>
          </table:table-cell>
          <table:table-cell table:formula="of:=SUM([.AS48];[.AU48])" office:value-type="float" office:value="0.033672" calcext:value-type="float">
            <text:p>0.033672</text:p>
          </table:table-cell>
          <table:table-cell table:formula="of:=SUM([.AQ48];[.AR48])" office:value-type="float" office:value="1.541091" calcext:value-type="float">
            <text:p>1.541091</text:p>
          </table:table-cell>
          <table:table-cell table:number-columns-repeated="969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3.324936" calcext:value-type="float">
            <text:p>3.324936</text:p>
          </table:table-cell>
          <table:table-cell office:value-type="float" office:value="3.296669" calcext:value-type="float">
            <text:p>3.296669</text:p>
          </table:table-cell>
          <table:table-cell office:value-type="float" office:value="0.093878" calcext:value-type="float">
            <text:p>0.093878</text:p>
          </table:table-cell>
          <table:table-cell office:value-type="float" office:value="3.23106" calcext:value-type="float">
            <text:p>3.23106</text:p>
          </table:table-cell>
          <table:table-cell office:value-type="float" office:value="0.007927" calcext:value-type="float">
            <text:p>0.007927</text:p>
          </table:table-cell>
          <table:table-cell office:value-type="float" office:value="3.735337" calcext:value-type="float">
            <text:p>3.735337</text:p>
          </table:table-cell>
          <table:table-cell table:formula="of:=SUM([.D49:.E49])" office:value-type="float" office:value="3.324938" calcext:value-type="float">
            <text:p>3.324938</text:p>
          </table:table-cell>
          <table:table-cell table:formula="of:=SUM([.F49:.G49])" office:value-type="float" office:value="3.743264" calcext:value-type="float">
            <text:p>3.743264</text:p>
          </table:table-cell>
          <table:table-cell table:formula="of:=SUM([.H49:.I49])" office:value-type="float" office:value="7.068202" calcext:value-type="float">
            <text:p>7.068202</text:p>
          </table:table-cell>
          <table:table-cell table:formula="of:=SUM([.E49];[.G49])" office:value-type="float" office:value="6.966397" calcext:value-type="float">
            <text:p>6.966397</text:p>
          </table:table-cell>
          <table:table-cell table:formula="of:=SUM([.D49];[.F49])" office:value-type="float" office:value="0.101805" calcext:value-type="float">
            <text:p>0.101805</text:p>
          </table:table-cell>
          <table:table-cell table:formula="of:=SUM([.B49];[.C49])" office:value-type="float" office:value="6.621605" calcext:value-type="float">
            <text:p>6.621605</text:p>
          </table:table-cell>
          <table:table-cell office:value-type="float" office:value="55000" calcext:value-type="float">
            <text:p>55000</text:p>
          </table:table-cell>
          <table:table-cell office:value-type="float" office:value="0.978391" calcext:value-type="float">
            <text:p>0.978391</text:p>
          </table:table-cell>
          <table:table-cell office:value-type="float" office:value="0.950841" calcext:value-type="float">
            <text:p>0.950841</text:p>
          </table:table-cell>
          <table:table-cell office:value-type="float" office:value="0.023938" calcext:value-type="float">
            <text:p>0.023938</text:p>
          </table:table-cell>
          <table:table-cell office:value-type="float" office:value="0.954455" calcext:value-type="float">
            <text:p>0.954455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503508" calcext:value-type="float">
            <text:p>0.503508</text:p>
          </table:table-cell>
          <table:table-cell table:formula="of:=SUM([.Q49:.R49])" office:value-type="float" office:value="0.978393" calcext:value-type="float">
            <text:p>0.978393</text:p>
          </table:table-cell>
          <table:table-cell table:formula="of:=SUM([.T49:.U49])" office:value-type="float" office:value="1.481901" calcext:value-type="float">
            <text:p>1.481901</text:p>
          </table:table-cell>
          <table:table-cell table:formula="of:=SUM([.U49:.V49])" office:value-type="float" office:value="2.460294" calcext:value-type="float">
            <text:p>2.460294</text:p>
          </table:table-cell>
          <table:table-cell table:formula="of:=SUM([.U49:.V49])" office:value-type="float" office:value="2.460294" calcext:value-type="float">
            <text:p>2.460294</text:p>
          </table:table-cell>
          <table:table-cell table:formula="of:=SUM([.R49];[.T49])" office:value-type="float" office:value="1.457963" calcext:value-type="float">
            <text:p>1.457963</text:p>
          </table:table-cell>
          <table:table-cell table:formula="of:=SUM([.Q49];[.S49])" office:value-type="float" office:value="0.02397" calcext:value-type="float">
            <text:p>0.02397</text:p>
          </table:table-cell>
          <table:table-cell table:formula="of:=SUM([.O49];[.P49])" office:value-type="float" office:value="1.929232" calcext:value-type="float">
            <text:p>1.929232</text:p>
          </table:table-cell>
          <table:table-cell office:value-type="float" office:value="55000" calcext:value-type="float">
            <text:p>55000</text:p>
          </table:table-cell>
          <table:table-cell office:value-type="float" office:value="2.434612" calcext:value-type="float">
            <text:p>2.434612</text:p>
          </table:table-cell>
          <table:table-cell office:value-type="float" office:value="2.346438" calcext:value-type="float">
            <text:p>2.346438</text:p>
          </table:table-cell>
          <table:table-cell office:value-type="float" office:value="0.076532" calcext:value-type="float">
            <text:p>0.076532</text:p>
          </table:table-cell>
          <table:table-cell office:value-type="float" office:value="2.358084" calcext:value-type="float">
            <text:p>2.358084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2.149191" calcext:value-type="float">
            <text:p>2.149191</text:p>
          </table:table-cell>
          <table:table-cell table:formula="of:=SUM([.AE49:.AF49])" office:value-type="float" office:value="2.434616" calcext:value-type="float">
            <text:p>2.434616</text:p>
          </table:table-cell>
          <table:table-cell table:formula="of:=SUM([.AH49:.AI49])" office:value-type="float" office:value="4.583807" calcext:value-type="float">
            <text:p>4.583807</text:p>
          </table:table-cell>
          <table:table-cell table:formula="of:=SUM([.AI49:.AJ49])" office:value-type="float" office:value="7.018423" calcext:value-type="float">
            <text:p>7.018423</text:p>
          </table:table-cell>
          <table:table-cell table:formula="of:=SUM([.AI49:.AJ49])" office:value-type="float" office:value="7.018423" calcext:value-type="float">
            <text:p>7.018423</text:p>
          </table:table-cell>
          <table:table-cell table:formula="of:=SUM([.AF49];[.AH49])" office:value-type="float" office:value="4.507275" calcext:value-type="float">
            <text:p>4.507275</text:p>
          </table:table-cell>
          <table:table-cell table:formula="of:=SUM([.AE49];[.AG49])" office:value-type="float" office:value="0.077666" calcext:value-type="float">
            <text:p>0.077666</text:p>
          </table:table-cell>
          <table:table-cell table:formula="of:=SUM([.AC49];[.AD49])" office:value-type="float" office:value="4.78105" calcext:value-type="float">
            <text:p>4.78105</text:p>
          </table:table-cell>
          <table:table-cell office:value-type="float" office:value="55000" calcext:value-type="float">
            <text:p>55000</text:p>
          </table:table-cell>
          <table:table-cell office:value-type="float" office:value="0.93254" calcext:value-type="float">
            <text:p>0.93254</text:p>
          </table:table-cell>
          <table:table-cell office:value-type="float" office:value="0.90529" calcext:value-type="float">
            <text:p>0.90529</text:p>
          </table:table-cell>
          <table:table-cell office:value-type="float" office:value="0.040967" calcext:value-type="float">
            <text:p>0.040967</text:p>
          </table:table-cell>
          <table:table-cell office:value-type="float" office:value="0.891576" calcext:value-type="float">
            <text:p>0.891576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469565" calcext:value-type="float">
            <text:p>0.469565</text:p>
          </table:table-cell>
          <table:table-cell table:formula="of:=SUM([.AS49:.AT49])" office:value-type="float" office:value="0.932543" calcext:value-type="float">
            <text:p>0.932543</text:p>
          </table:table-cell>
          <table:table-cell table:formula="of:=SUM([.AV49:.AW49])" office:value-type="float" office:value="1.402108" calcext:value-type="float">
            <text:p>1.402108</text:p>
          </table:table-cell>
          <table:table-cell table:formula="of:=SUM([.AW49:.AX49])" office:value-type="float" office:value="2.334651" calcext:value-type="float">
            <text:p>2.334651</text:p>
          </table:table-cell>
          <table:table-cell table:formula="of:=SUM([.AW49:.AX49])" office:value-type="float" office:value="2.334651" calcext:value-type="float">
            <text:p>2.334651</text:p>
          </table:table-cell>
          <table:table-cell table:formula="of:=SUM([.AT49];[.AV49])" office:value-type="float" office:value="1.361141" calcext:value-type="float">
            <text:p>1.361141</text:p>
          </table:table-cell>
          <table:table-cell table:formula="of:=SUM([.AS49];[.AU49])" office:value-type="float" office:value="0.041015" calcext:value-type="float">
            <text:p>0.041015</text:p>
          </table:table-cell>
          <table:table-cell table:formula="of:=SUM([.AQ49];[.AR49])" office:value-type="float" office:value="1.83783" calcext:value-type="float">
            <text:p>1.83783</text:p>
          </table:table-cell>
          <table:table-cell table:number-columns-repeated="969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3.733708" calcext:value-type="float">
            <text:p>3.733708</text:p>
          </table:table-cell>
          <table:table-cell office:value-type="float" office:value="3.697924" calcext:value-type="float">
            <text:p>3.697924</text:p>
          </table:table-cell>
          <table:table-cell office:value-type="float" office:value="0.102401" calcext:value-type="float">
            <text:p>0.102401</text:p>
          </table:table-cell>
          <table:table-cell office:value-type="float" office:value="3.631309" calcext:value-type="float">
            <text:p>3.631309</text:p>
          </table:table-cell>
          <table:table-cell office:value-type="float" office:value="0.011554" calcext:value-type="float">
            <text:p>0.011554</text:p>
          </table:table-cell>
          <table:table-cell office:value-type="float" office:value="4.227122" calcext:value-type="float">
            <text:p>4.227122</text:p>
          </table:table-cell>
          <table:table-cell table:formula="of:=SUM([.D50:.E50])" office:value-type="float" office:value="3.73371" calcext:value-type="float">
            <text:p>3.73371</text:p>
          </table:table-cell>
          <table:table-cell table:formula="of:=SUM([.F50:.G50])" office:value-type="float" office:value="4.238676" calcext:value-type="float">
            <text:p>4.238676</text:p>
          </table:table-cell>
          <table:table-cell table:formula="of:=SUM([.H50:.I50])" office:value-type="float" office:value="7.972386" calcext:value-type="float">
            <text:p>7.972386</text:p>
          </table:table-cell>
          <table:table-cell table:formula="of:=SUM([.E50];[.G50])" office:value-type="float" office:value="7.858431" calcext:value-type="float">
            <text:p>7.858431</text:p>
          </table:table-cell>
          <table:table-cell table:formula="of:=SUM([.D50];[.F50])" office:value-type="float" office:value="0.113955" calcext:value-type="float">
            <text:p>0.113955</text:p>
          </table:table-cell>
          <table:table-cell table:formula="of:=SUM([.B50];[.C50])" office:value-type="float" office:value="7.431632" calcext:value-type="float">
            <text:p>7.431632</text:p>
          </table:table-cell>
          <table:table-cell office:value-type="float" office:value="64000" calcext:value-type="float">
            <text:p>64000</text:p>
          </table:table-cell>
          <table:table-cell office:value-type="float" office:value="1.135699" calcext:value-type="float">
            <text:p>1.135699</text:p>
          </table:table-cell>
          <table:table-cell office:value-type="float" office:value="1.104088" calcext:value-type="float">
            <text:p>1.104088</text:p>
          </table:table-cell>
          <table:table-cell office:value-type="float" office:value="0.036787" calcext:value-type="float">
            <text:p>0.036787</text:p>
          </table:table-cell>
          <table:table-cell office:value-type="float" office:value="1.098915" calcext:value-type="float">
            <text:p>1.098915</text:p>
          </table:table-cell>
          <table:table-cell office:value-type="float" office:value="0" calcext:value-type="float">
            <text:p>0</text:p>
          </table:table-cell>
          <table:table-cell office:value-type="float" office:value="0.585452" calcext:value-type="float">
            <text:p>0.585452</text:p>
          </table:table-cell>
          <table:table-cell table:formula="of:=SUM([.Q50:.R50])" office:value-type="float" office:value="1.135702" calcext:value-type="float">
            <text:p>1.135702</text:p>
          </table:table-cell>
          <table:table-cell table:formula="of:=SUM([.T50:.U50])" office:value-type="float" office:value="1.721154" calcext:value-type="float">
            <text:p>1.721154</text:p>
          </table:table-cell>
          <table:table-cell table:formula="of:=SUM([.U50:.V50])" office:value-type="float" office:value="2.856856" calcext:value-type="float">
            <text:p>2.856856</text:p>
          </table:table-cell>
          <table:table-cell table:formula="of:=SUM([.U50:.V50])" office:value-type="float" office:value="2.856856" calcext:value-type="float">
            <text:p>2.856856</text:p>
          </table:table-cell>
          <table:table-cell table:formula="of:=SUM([.R50];[.T50])" office:value-type="float" office:value="1.684367" calcext:value-type="float">
            <text:p>1.684367</text:p>
          </table:table-cell>
          <table:table-cell table:formula="of:=SUM([.Q50];[.S50])" office:value-type="float" office:value="0.036787" calcext:value-type="float">
            <text:p>0.036787</text:p>
          </table:table-cell>
          <table:table-cell table:formula="of:=SUM([.O50];[.P50])" office:value-type="float" office:value="2.239787" calcext:value-type="float">
            <text:p>2.239787</text:p>
          </table:table-cell>
          <table:table-cell office:value-type="float" office:value="64000" calcext:value-type="float">
            <text:p>64000</text:p>
          </table:table-cell>
          <table:table-cell office:value-type="float" office:value="2.833918" calcext:value-type="float">
            <text:p>2.833918</text:p>
          </table:table-cell>
          <table:table-cell office:value-type="float" office:value="2.731928" calcext:value-type="float">
            <text:p>2.731928</text:p>
          </table:table-cell>
          <table:table-cell office:value-type="float" office:value="0.113813" calcext:value-type="float">
            <text:p>0.113813</text:p>
          </table:table-cell>
          <table:table-cell office:value-type="float" office:value="2.720107" calcext:value-type="float">
            <text:p>2.720107</text:p>
          </table:table-cell>
          <table:table-cell office:value-type="float" office:value="0.000868" calcext:value-type="float">
            <text:p>0.000868</text:p>
          </table:table-cell>
          <table:table-cell office:value-type="float" office:value="2.498983" calcext:value-type="float">
            <text:p>2.498983</text:p>
          </table:table-cell>
          <table:table-cell table:formula="of:=SUM([.AE50:.AF50])" office:value-type="float" office:value="2.83392" calcext:value-type="float">
            <text:p>2.83392</text:p>
          </table:table-cell>
          <table:table-cell table:formula="of:=SUM([.AH50:.AI50])" office:value-type="float" office:value="5.332903" calcext:value-type="float">
            <text:p>5.332903</text:p>
          </table:table-cell>
          <table:table-cell table:formula="of:=SUM([.AI50:.AJ50])" office:value-type="float" office:value="8.166823" calcext:value-type="float">
            <text:p>8.166823</text:p>
          </table:table-cell>
          <table:table-cell table:formula="of:=SUM([.AI50:.AJ50])" office:value-type="float" office:value="8.166823" calcext:value-type="float">
            <text:p>8.166823</text:p>
          </table:table-cell>
          <table:table-cell table:formula="of:=SUM([.AF50];[.AH50])" office:value-type="float" office:value="5.21909" calcext:value-type="float">
            <text:p>5.21909</text:p>
          </table:table-cell>
          <table:table-cell table:formula="of:=SUM([.AE50];[.AG50])" office:value-type="float" office:value="0.114681" calcext:value-type="float">
            <text:p>0.114681</text:p>
          </table:table-cell>
          <table:table-cell table:formula="of:=SUM([.AC50];[.AD50])" office:value-type="float" office:value="5.565846" calcext:value-type="float">
            <text:p>5.565846</text:p>
          </table:table-cell>
          <table:table-cell office:value-type="float" office:value="64000" calcext:value-type="float">
            <text:p>64000</text:p>
          </table:table-cell>
          <table:table-cell office:value-type="float" office:value="1.091091" calcext:value-type="float">
            <text:p>1.091091</text:p>
          </table:table-cell>
          <table:table-cell office:value-type="float" office:value="1.059915" calcext:value-type="float">
            <text:p>1.059915</text:p>
          </table:table-cell>
          <table:table-cell office:value-type="float" office:value="0.02362" calcext:value-type="float">
            <text:p>0.02362</text:p>
          </table:table-cell>
          <table:table-cell office:value-type="float" office:value="1.067475" calcext:value-type="float">
            <text:p>1.067475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548998" calcext:value-type="float">
            <text:p>0.548998</text:p>
          </table:table-cell>
          <table:table-cell table:formula="of:=SUM([.AS50:.AT50])" office:value-type="float" office:value="1.091095" calcext:value-type="float">
            <text:p>1.091095</text:p>
          </table:table-cell>
          <table:table-cell table:formula="of:=SUM([.AV50:.AW50])" office:value-type="float" office:value="1.640093" calcext:value-type="float">
            <text:p>1.640093</text:p>
          </table:table-cell>
          <table:table-cell table:formula="of:=SUM([.AW50:.AX50])" office:value-type="float" office:value="2.731188" calcext:value-type="float">
            <text:p>2.731188</text:p>
          </table:table-cell>
          <table:table-cell table:formula="of:=SUM([.AW50:.AX50])" office:value-type="float" office:value="2.731188" calcext:value-type="float">
            <text:p>2.731188</text:p>
          </table:table-cell>
          <table:table-cell table:formula="of:=SUM([.AT50];[.AV50])" office:value-type="float" office:value="1.616473" calcext:value-type="float">
            <text:p>1.616473</text:p>
          </table:table-cell>
          <table:table-cell table:formula="of:=SUM([.AS50];[.AU50])" office:value-type="float" office:value="0.02368" calcext:value-type="float">
            <text:p>0.02368</text:p>
          </table:table-cell>
          <table:table-cell table:formula="of:=SUM([.AQ50];[.AR50])" office:value-type="float" office:value="2.151006" calcext:value-type="float">
            <text:p>2.151006</text:p>
          </table:table-cell>
          <table:table-cell table:number-columns-repeated="969"/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4.126212" calcext:value-type="float">
            <text:p>4.126212</text:p>
          </table:table-cell>
          <table:table-cell office:value-type="float" office:value="4.084554" calcext:value-type="float">
            <text:p>4.084554</text:p>
          </table:table-cell>
          <table:table-cell office:value-type="float" office:value="0.067676" calcext:value-type="float">
            <text:p>0.067676</text:p>
          </table:table-cell>
          <table:table-cell office:value-type="float" office:value="4.05854" calcext:value-type="float">
            <text:p>4.05854</text:p>
          </table:table-cell>
          <table:table-cell office:value-type="float" office:value="0.009813" calcext:value-type="float">
            <text:p>0.009813</text:p>
          </table:table-cell>
          <table:table-cell office:value-type="float" office:value="4.673727" calcext:value-type="float">
            <text:p>4.673727</text:p>
          </table:table-cell>
          <table:table-cell table:formula="of:=SUM([.D51:.E51])" office:value-type="float" office:value="4.126216" calcext:value-type="float">
            <text:p>4.126216</text:p>
          </table:table-cell>
          <table:table-cell table:formula="of:=SUM([.F51:.G51])" office:value-type="float" office:value="4.68354" calcext:value-type="float">
            <text:p>4.68354</text:p>
          </table:table-cell>
          <table:table-cell table:formula="of:=SUM([.H51:.I51])" office:value-type="float" office:value="8.809756" calcext:value-type="float">
            <text:p>8.809756</text:p>
          </table:table-cell>
          <table:table-cell table:formula="of:=SUM([.E51];[.G51])" office:value-type="float" office:value="8.732267" calcext:value-type="float">
            <text:p>8.732267</text:p>
          </table:table-cell>
          <table:table-cell table:formula="of:=SUM([.D51];[.F51])" office:value-type="float" office:value="0.077489" calcext:value-type="float">
            <text:p>0.077489</text:p>
          </table:table-cell>
          <table:table-cell table:formula="of:=SUM([.B51];[.C51])" office:value-type="float" office:value="8.210766" calcext:value-type="float">
            <text:p>8.210766</text:p>
          </table:table-cell>
          <table:table-cell office:value-type="float" office:value="73000" calcext:value-type="float">
            <text:p>73000</text:p>
          </table:table-cell>
          <table:table-cell office:value-type="float" office:value="1.295864" calcext:value-type="float">
            <text:p>1.295864</text:p>
          </table:table-cell>
          <table:table-cell office:value-type="float" office:value="1.259936" calcext:value-type="float">
            <text:p>1.259936</text:p>
          </table:table-cell>
          <table:table-cell office:value-type="float" office:value="0.013264" calcext:value-type="float">
            <text:p>0.013264</text:p>
          </table:table-cell>
          <table:table-cell office:value-type="float" office:value="1.282601" calcext:value-type="float">
            <text:p>1.28260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66577" calcext:value-type="float">
            <text:p>0.66577</text:p>
          </table:table-cell>
          <table:table-cell table:formula="of:=SUM([.Q51:.R51])" office:value-type="float" office:value="1.295865" calcext:value-type="float">
            <text:p>1.295865</text:p>
          </table:table-cell>
          <table:table-cell table:formula="of:=SUM([.T51:.U51])" office:value-type="float" office:value="1.961635" calcext:value-type="float">
            <text:p>1.961635</text:p>
          </table:table-cell>
          <table:table-cell table:formula="of:=SUM([.U51:.V51])" office:value-type="float" office:value="3.2575" calcext:value-type="float">
            <text:p>3.2575</text:p>
          </table:table-cell>
          <table:table-cell table:formula="of:=SUM([.U51:.V51])" office:value-type="float" office:value="3.2575" calcext:value-type="float">
            <text:p>3.2575</text:p>
          </table:table-cell>
          <table:table-cell table:formula="of:=SUM([.R51];[.T51])" office:value-type="float" office:value="1.948371" calcext:value-type="float">
            <text:p>1.948371</text:p>
          </table:table-cell>
          <table:table-cell table:formula="of:=SUM([.Q51];[.S51])" office:value-type="float" office:value="0.013314" calcext:value-type="float">
            <text:p>0.013314</text:p>
          </table:table-cell>
          <table:table-cell table:formula="of:=SUM([.O51];[.P51])" office:value-type="float" office:value="2.5558" calcext:value-type="float">
            <text:p>2.5558</text:p>
          </table:table-cell>
          <table:table-cell office:value-type="float" office:value="73000" calcext:value-type="float">
            <text:p>73000</text:p>
          </table:table-cell>
          <table:table-cell office:value-type="float" office:value="3.205432" calcext:value-type="float">
            <text:p>3.205432</text:p>
          </table:table-cell>
          <table:table-cell office:value-type="float" office:value="3.090101" calcext:value-type="float">
            <text:p>3.090101</text:p>
          </table:table-cell>
          <table:table-cell office:value-type="float" office:value="0.126546" calcext:value-type="float">
            <text:p>0.126546</text:p>
          </table:table-cell>
          <table:table-cell office:value-type="float" office:value="3.078887" calcext:value-type="float">
            <text:p>3.078887</text:p>
          </table:table-cell>
          <table:table-cell office:value-type="float" office:value="0.001839" calcext:value-type="float">
            <text:p>0.001839</text:p>
          </table:table-cell>
          <table:table-cell office:value-type="float" office:value="2.82569" calcext:value-type="float">
            <text:p>2.82569</text:p>
          </table:table-cell>
          <table:table-cell table:formula="of:=SUM([.AE51:.AF51])" office:value-type="float" office:value="3.205433" calcext:value-type="float">
            <text:p>3.205433</text:p>
          </table:table-cell>
          <table:table-cell table:formula="of:=SUM([.AH51:.AI51])" office:value-type="float" office:value="6.031123" calcext:value-type="float">
            <text:p>6.031123</text:p>
          </table:table-cell>
          <table:table-cell table:formula="of:=SUM([.AI51:.AJ51])" office:value-type="float" office:value="9.236556" calcext:value-type="float">
            <text:p>9.236556</text:p>
          </table:table-cell>
          <table:table-cell table:formula="of:=SUM([.AI51:.AJ51])" office:value-type="float" office:value="9.236556" calcext:value-type="float">
            <text:p>9.236556</text:p>
          </table:table-cell>
          <table:table-cell table:formula="of:=SUM([.AF51];[.AH51])" office:value-type="float" office:value="5.904577" calcext:value-type="float">
            <text:p>5.904577</text:p>
          </table:table-cell>
          <table:table-cell table:formula="of:=SUM([.AE51];[.AG51])" office:value-type="float" office:value="0.128385" calcext:value-type="float">
            <text:p>0.128385</text:p>
          </table:table-cell>
          <table:table-cell table:formula="of:=SUM([.AC51];[.AD51])" office:value-type="float" office:value="6.295533" calcext:value-type="float">
            <text:p>6.295533</text:p>
          </table:table-cell>
          <table:table-cell office:value-type="float" office:value="73000" calcext:value-type="float">
            <text:p>73000</text:p>
          </table:table-cell>
          <table:table-cell office:value-type="float" office:value="1.243213" calcext:value-type="float">
            <text:p>1.243213</text:p>
          </table:table-cell>
          <table:table-cell office:value-type="float" office:value="1.206958" calcext:value-type="float">
            <text:p>1.206958</text:p>
          </table:table-cell>
          <table:table-cell office:value-type="float" office:value="0.012447" calcext:value-type="float">
            <text:p>0.012447</text:p>
          </table:table-cell>
          <table:table-cell office:value-type="float" office:value="1.230769" calcext:value-type="float">
            <text:p>1.230769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625958" calcext:value-type="float">
            <text:p>0.625958</text:p>
          </table:table-cell>
          <table:table-cell table:formula="of:=SUM([.AS51:.AT51])" office:value-type="float" office:value="1.243216" calcext:value-type="float">
            <text:p>1.243216</text:p>
          </table:table-cell>
          <table:table-cell table:formula="of:=SUM([.AV51:.AW51])" office:value-type="float" office:value="1.869174" calcext:value-type="float">
            <text:p>1.869174</text:p>
          </table:table-cell>
          <table:table-cell table:formula="of:=SUM([.AW51:.AX51])" office:value-type="float" office:value="3.11239" calcext:value-type="float">
            <text:p>3.11239</text:p>
          </table:table-cell>
          <table:table-cell table:formula="of:=SUM([.AW51:.AX51])" office:value-type="float" office:value="3.11239" calcext:value-type="float">
            <text:p>3.11239</text:p>
          </table:table-cell>
          <table:table-cell table:formula="of:=SUM([.AT51];[.AV51])" office:value-type="float" office:value="1.856727" calcext:value-type="float">
            <text:p>1.856727</text:p>
          </table:table-cell>
          <table:table-cell table:formula="of:=SUM([.AS51];[.AU51])" office:value-type="float" office:value="0.012472" calcext:value-type="float">
            <text:p>0.012472</text:p>
          </table:table-cell>
          <table:table-cell table:formula="of:=SUM([.AQ51];[.AR51])" office:value-type="float" office:value="2.450171" calcext:value-type="float">
            <text:p>2.450171</text:p>
          </table:table-cell>
          <table:table-cell table:number-columns-repeated="969"/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4.302091" calcext:value-type="float">
            <text:p>4.302091</text:p>
          </table:table-cell>
          <table:table-cell office:value-type="float" office:value="4.250442" calcext:value-type="float">
            <text:p>4.250442</text:p>
          </table:table-cell>
          <table:table-cell office:value-type="float" office:value="0.150929" calcext:value-type="float">
            <text:p>0.150929</text:p>
          </table:table-cell>
          <table:table-cell office:value-type="float" office:value="4.151164" calcext:value-type="float">
            <text:p>4.151164</text:p>
          </table:table-cell>
          <table:table-cell office:value-type="float" office:value="0.013954" calcext:value-type="float">
            <text:p>0.013954</text:p>
          </table:table-cell>
          <table:table-cell office:value-type="float" office:value="4.924768" calcext:value-type="float">
            <text:p>4.924768</text:p>
          </table:table-cell>
          <table:table-cell table:formula="of:=SUM([.D52:.E52])" office:value-type="float" office:value="4.302093" calcext:value-type="float">
            <text:p>4.302093</text:p>
          </table:table-cell>
          <table:table-cell table:formula="of:=SUM([.F52:.G52])" office:value-type="float" office:value="4.938722" calcext:value-type="float">
            <text:p>4.938722</text:p>
          </table:table-cell>
          <table:table-cell table:formula="of:=SUM([.H52:.I52])" office:value-type="float" office:value="9.240815" calcext:value-type="float">
            <text:p>9.240815</text:p>
          </table:table-cell>
          <table:table-cell table:formula="of:=SUM([.E52];[.G52])" office:value-type="float" office:value="9.075932" calcext:value-type="float">
            <text:p>9.075932</text:p>
          </table:table-cell>
          <table:table-cell table:formula="of:=SUM([.D52];[.F52])" office:value-type="float" office:value="0.164883" calcext:value-type="float">
            <text:p>0.164883</text:p>
          </table:table-cell>
          <table:table-cell table:formula="of:=SUM([.B52];[.C52])" office:value-type="float" office:value="8.552533" calcext:value-type="float">
            <text:p>8.552533</text:p>
          </table:table-cell>
          <table:table-cell office:value-type="float" office:value="82000" calcext:value-type="float">
            <text:p>82000</text:p>
          </table:table-cell>
          <table:table-cell office:value-type="float" office:value="1.462246" calcext:value-type="float">
            <text:p>1.462246</text:p>
          </table:table-cell>
          <table:table-cell office:value-type="float" office:value="1.421242" calcext:value-type="float">
            <text:p>1.421242</text:p>
          </table:table-cell>
          <table:table-cell office:value-type="float" office:value="0.042513" calcext:value-type="float">
            <text:p>0.042513</text:p>
          </table:table-cell>
          <table:table-cell office:value-type="float" office:value="1.419736" calcext:value-type="float">
            <text:p>1.419736</text:p>
          </table:table-cell>
          <table:table-cell office:value-type="float" office:value="0" calcext:value-type="float">
            <text:p>0</text:p>
          </table:table-cell>
          <table:table-cell office:value-type="float" office:value="0.753869" calcext:value-type="float">
            <text:p>0.753869</text:p>
          </table:table-cell>
          <table:table-cell table:formula="of:=SUM([.Q52:.R52])" office:value-type="float" office:value="1.462249" calcext:value-type="float">
            <text:p>1.462249</text:p>
          </table:table-cell>
          <table:table-cell table:formula="of:=SUM([.T52:.U52])" office:value-type="float" office:value="2.216118" calcext:value-type="float">
            <text:p>2.216118</text:p>
          </table:table-cell>
          <table:table-cell table:formula="of:=SUM([.U52:.V52])" office:value-type="float" office:value="3.678367" calcext:value-type="float">
            <text:p>3.678367</text:p>
          </table:table-cell>
          <table:table-cell table:formula="of:=SUM([.U52:.V52])" office:value-type="float" office:value="3.678367" calcext:value-type="float">
            <text:p>3.678367</text:p>
          </table:table-cell>
          <table:table-cell table:formula="of:=SUM([.R52];[.T52])" office:value-type="float" office:value="2.173605" calcext:value-type="float">
            <text:p>2.173605</text:p>
          </table:table-cell>
          <table:table-cell table:formula="of:=SUM([.Q52];[.S52])" office:value-type="float" office:value="0.042513" calcext:value-type="float">
            <text:p>0.042513</text:p>
          </table:table-cell>
          <table:table-cell table:formula="of:=SUM([.O52];[.P52])" office:value-type="float" office:value="2.883488" calcext:value-type="float">
            <text:p>2.883488</text:p>
          </table:table-cell>
          <table:table-cell office:value-type="float" office:value="82000" calcext:value-type="float">
            <text:p>82000</text:p>
          </table:table-cell>
          <table:table-cell office:value-type="float" office:value="3.603481" calcext:value-type="float">
            <text:p>3.603481</text:p>
          </table:table-cell>
          <table:table-cell office:value-type="float" office:value="3.473939" calcext:value-type="float">
            <text:p>3.473939</text:p>
          </table:table-cell>
          <table:table-cell office:value-type="float" office:value="0.116422" calcext:value-type="float">
            <text:p>0.116422</text:p>
          </table:table-cell>
          <table:table-cell office:value-type="float" office:value="3.487061" calcext:value-type="float">
            <text:p>3.487061</text:p>
          </table:table-cell>
          <table:table-cell office:value-type="float" office:value="0.001614" calcext:value-type="float">
            <text:p>0.001614</text:p>
          </table:table-cell>
          <table:table-cell office:value-type="float" office:value="3.172158" calcext:value-type="float">
            <text:p>3.172158</text:p>
          </table:table-cell>
          <table:table-cell table:formula="of:=SUM([.AE52:.AF52])" office:value-type="float" office:value="3.603483" calcext:value-type="float">
            <text:p>3.603483</text:p>
          </table:table-cell>
          <table:table-cell table:formula="of:=SUM([.AH52:.AI52])" office:value-type="float" office:value="6.775641" calcext:value-type="float">
            <text:p>6.775641</text:p>
          </table:table-cell>
          <table:table-cell table:formula="of:=SUM([.AI52:.AJ52])" office:value-type="float" office:value="10.379124" calcext:value-type="float">
            <text:p>10.379124</text:p>
          </table:table-cell>
          <table:table-cell table:formula="of:=SUM([.AI52:.AJ52])" office:value-type="float" office:value="10.379124" calcext:value-type="float">
            <text:p>10.379124</text:p>
          </table:table-cell>
          <table:table-cell table:formula="of:=SUM([.AF52];[.AH52])" office:value-type="float" office:value="6.659219" calcext:value-type="float">
            <text:p>6.659219</text:p>
          </table:table-cell>
          <table:table-cell table:formula="of:=SUM([.AE52];[.AG52])" office:value-type="float" office:value="0.118036" calcext:value-type="float">
            <text:p>0.118036</text:p>
          </table:table-cell>
          <table:table-cell table:formula="of:=SUM([.AC52];[.AD52])" office:value-type="float" office:value="7.07742" calcext:value-type="float">
            <text:p>7.07742</text:p>
          </table:table-cell>
          <table:table-cell office:value-type="float" office:value="82000" calcext:value-type="float">
            <text:p>82000</text:p>
          </table:table-cell>
          <table:table-cell office:value-type="float" office:value="1.393972" calcext:value-type="float">
            <text:p>1.393972</text:p>
          </table:table-cell>
          <table:table-cell office:value-type="float" office:value="1.353279" calcext:value-type="float">
            <text:p>1.353279</text:p>
          </table:table-cell>
          <table:table-cell office:value-type="float" office:value="0.038554" calcext:value-type="float">
            <text:p>0.038554</text:p>
          </table:table-cell>
          <table:table-cell office:value-type="float" office:value="1.355421" calcext:value-type="float">
            <text:p>1.35542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700103" calcext:value-type="float">
            <text:p>0.700103</text:p>
          </table:table-cell>
          <table:table-cell table:formula="of:=SUM([.AS52:.AT52])" office:value-type="float" office:value="1.393975" calcext:value-type="float">
            <text:p>1.393975</text:p>
          </table:table-cell>
          <table:table-cell table:formula="of:=SUM([.AV52:.AW52])" office:value-type="float" office:value="2.094078" calcext:value-type="float">
            <text:p>2.094078</text:p>
          </table:table-cell>
          <table:table-cell table:formula="of:=SUM([.AW52:.AX52])" office:value-type="float" office:value="3.488053" calcext:value-type="float">
            <text:p>3.488053</text:p>
          </table:table-cell>
          <table:table-cell table:formula="of:=SUM([.AW52:.AX52])" office:value-type="float" office:value="3.488053" calcext:value-type="float">
            <text:p>3.488053</text:p>
          </table:table-cell>
          <table:table-cell table:formula="of:=SUM([.AT52];[.AV52])" office:value-type="float" office:value="2.055524" calcext:value-type="float">
            <text:p>2.055524</text:p>
          </table:table-cell>
          <table:table-cell table:formula="of:=SUM([.AS52];[.AU52])" office:value-type="float" office:value="0.038682" calcext:value-type="float">
            <text:p>0.038682</text:p>
          </table:table-cell>
          <table:table-cell table:formula="of:=SUM([.AQ52];[.AR52])" office:value-type="float" office:value="2.747251" calcext:value-type="float">
            <text:p>2.747251</text:p>
          </table:table-cell>
          <table:table-cell table:number-columns-repeated="969"/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4.602528" calcext:value-type="float">
            <text:p>4.602528</text:p>
          </table:table-cell>
          <table:table-cell office:value-type="float" office:value="4.55435" calcext:value-type="float">
            <text:p>4.55435</text:p>
          </table:table-cell>
          <table:table-cell office:value-type="float" office:value="0.198962" calcext:value-type="float">
            <text:p>0.198962</text:p>
          </table:table-cell>
          <table:table-cell office:value-type="float" office:value="4.403567" calcext:value-type="float">
            <text:p>4.403567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5.382627" calcext:value-type="float">
            <text:p>5.382627</text:p>
          </table:table-cell>
          <table:table-cell table:formula="of:=SUM([.D53:.E53])" office:value-type="float" office:value="4.602529" calcext:value-type="float">
            <text:p>4.602529</text:p>
          </table:table-cell>
          <table:table-cell table:formula="of:=SUM([.F53:.G53])" office:value-type="float" office:value="5.395407" calcext:value-type="float">
            <text:p>5.395407</text:p>
          </table:table-cell>
          <table:table-cell table:formula="of:=SUM([.H53:.I53])" office:value-type="float" office:value="9.997936" calcext:value-type="float">
            <text:p>9.997936</text:p>
          </table:table-cell>
          <table:table-cell table:formula="of:=SUM([.E53];[.G53])" office:value-type="float" office:value="9.786194" calcext:value-type="float">
            <text:p>9.786194</text:p>
          </table:table-cell>
          <table:table-cell table:formula="of:=SUM([.D53];[.F53])" office:value-type="float" office:value="0.211742" calcext:value-type="float">
            <text:p>0.211742</text:p>
          </table:table-cell>
          <table:table-cell table:formula="of:=SUM([.B53];[.C53])" office:value-type="float" office:value="9.156878" calcext:value-type="float">
            <text:p>9.156878</text:p>
          </table:table-cell>
          <table:table-cell office:value-type="float" office:value="91000" calcext:value-type="float">
            <text:p>91000</text:p>
          </table:table-cell>
          <table:table-cell office:value-type="float" office:value="1.625649" calcext:value-type="float">
            <text:p>1.625649</text:p>
          </table:table-cell>
          <table:table-cell office:value-type="float" office:value="1.580235" calcext:value-type="float">
            <text:p>1.580235</text:p>
          </table:table-cell>
          <table:table-cell office:value-type="float" office:value="0.038381" calcext:value-type="float">
            <text:p>0.038381</text:p>
          </table:table-cell>
          <table:table-cell office:value-type="float" office:value="1.58727" calcext:value-type="float">
            <text:p>1.58727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837034" calcext:value-type="float">
            <text:p>0.837034</text:p>
          </table:table-cell>
          <table:table-cell table:formula="of:=SUM([.Q53:.R53])" office:value-type="float" office:value="1.625651" calcext:value-type="float">
            <text:p>1.625651</text:p>
          </table:table-cell>
          <table:table-cell table:formula="of:=SUM([.T53:.U53])" office:value-type="float" office:value="2.462685" calcext:value-type="float">
            <text:p>2.462685</text:p>
          </table:table-cell>
          <table:table-cell table:formula="of:=SUM([.U53:.V53])" office:value-type="float" office:value="4.088336" calcext:value-type="float">
            <text:p>4.088336</text:p>
          </table:table-cell>
          <table:table-cell table:formula="of:=SUM([.U53:.V53])" office:value-type="float" office:value="4.088336" calcext:value-type="float">
            <text:p>4.088336</text:p>
          </table:table-cell>
          <table:table-cell table:formula="of:=SUM([.R53];[.T53])" office:value-type="float" office:value="2.424304" calcext:value-type="float">
            <text:p>2.424304</text:p>
          </table:table-cell>
          <table:table-cell table:formula="of:=SUM([.Q53];[.S53])" office:value-type="float" office:value="0.038545" calcext:value-type="float">
            <text:p>0.038545</text:p>
          </table:table-cell>
          <table:table-cell table:formula="of:=SUM([.O53];[.P53])" office:value-type="float" office:value="3.205884" calcext:value-type="float">
            <text:p>3.205884</text:p>
          </table:table-cell>
          <table:table-cell office:value-type="float" office:value="91000" calcext:value-type="float">
            <text:p>91000</text:p>
          </table:table-cell>
          <table:table-cell office:value-type="float" office:value="3.992458" calcext:value-type="float">
            <text:p>3.992458</text:p>
          </table:table-cell>
          <table:table-cell office:value-type="float" office:value="3.848389" calcext:value-type="float">
            <text:p>3.848389</text:p>
          </table:table-cell>
          <table:table-cell office:value-type="float" office:value="0.096395" calcext:value-type="float">
            <text:p>0.096395</text:p>
          </table:table-cell>
          <table:table-cell office:value-type="float" office:value="3.896064" calcext:value-type="float">
            <text:p>3.896064</text:p>
          </table:table-cell>
          <table:table-cell office:value-type="float" office:value="0.002319" calcext:value-type="float">
            <text:p>0.002319</text:p>
          </table:table-cell>
          <table:table-cell office:value-type="float" office:value="3.515538" calcext:value-type="float">
            <text:p>3.515538</text:p>
          </table:table-cell>
          <table:table-cell table:formula="of:=SUM([.AE53:.AF53])" office:value-type="float" office:value="3.992459" calcext:value-type="float">
            <text:p>3.992459</text:p>
          </table:table-cell>
          <table:table-cell table:formula="of:=SUM([.AH53:.AI53])" office:value-type="float" office:value="7.507997" calcext:value-type="float">
            <text:p>7.507997</text:p>
          </table:table-cell>
          <table:table-cell table:formula="of:=SUM([.AI53:.AJ53])" office:value-type="float" office:value="11.500456" calcext:value-type="float">
            <text:p>11.500456</text:p>
          </table:table-cell>
          <table:table-cell table:formula="of:=SUM([.AI53:.AJ53])" office:value-type="float" office:value="11.500456" calcext:value-type="float">
            <text:p>11.500456</text:p>
          </table:table-cell>
          <table:table-cell table:formula="of:=SUM([.AF53];[.AH53])" office:value-type="float" office:value="7.411602" calcext:value-type="float">
            <text:p>7.411602</text:p>
          </table:table-cell>
          <table:table-cell table:formula="of:=SUM([.AE53];[.AG53])" office:value-type="float" office:value="0.098714" calcext:value-type="float">
            <text:p>0.098714</text:p>
          </table:table-cell>
          <table:table-cell table:formula="of:=SUM([.AC53];[.AD53])" office:value-type="float" office:value="7.840847" calcext:value-type="float">
            <text:p>7.840847</text:p>
          </table:table-cell>
          <table:table-cell office:value-type="float" office:value="91000" calcext:value-type="float">
            <text:p>91000</text:p>
          </table:table-cell>
          <table:table-cell office:value-type="float" office:value="1.544165" calcext:value-type="float">
            <text:p>1.544165</text:p>
          </table:table-cell>
          <table:table-cell office:value-type="float" office:value="1.499252" calcext:value-type="float">
            <text:p>1.499252</text:p>
          </table:table-cell>
          <table:table-cell office:value-type="float" office:value="0.034423" calcext:value-type="float">
            <text:p>0.034423</text:p>
          </table:table-cell>
          <table:table-cell office:value-type="float" office:value="1.509744" calcext:value-type="float">
            <text:p>1.509744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772847" calcext:value-type="float">
            <text:p>0.772847</text:p>
          </table:table-cell>
          <table:table-cell table:formula="of:=SUM([.AS53:.AT53])" office:value-type="float" office:value="1.544167" calcext:value-type="float">
            <text:p>1.544167</text:p>
          </table:table-cell>
          <table:table-cell table:formula="of:=SUM([.AV53:.AW53])" office:value-type="float" office:value="2.317014" calcext:value-type="float">
            <text:p>2.317014</text:p>
          </table:table-cell>
          <table:table-cell table:formula="of:=SUM([.AW53:.AX53])" office:value-type="float" office:value="3.861181" calcext:value-type="float">
            <text:p>3.861181</text:p>
          </table:table-cell>
          <table:table-cell table:formula="of:=SUM([.AW53:.AX53])" office:value-type="float" office:value="3.861181" calcext:value-type="float">
            <text:p>3.861181</text:p>
          </table:table-cell>
          <table:table-cell table:formula="of:=SUM([.AT53];[.AV53])" office:value-type="float" office:value="2.282591" calcext:value-type="float">
            <text:p>2.282591</text:p>
          </table:table-cell>
          <table:table-cell table:formula="of:=SUM([.AS53];[.AU53])" office:value-type="float" office:value="0.034501" calcext:value-type="float">
            <text:p>0.034501</text:p>
          </table:table-cell>
          <table:table-cell table:formula="of:=SUM([.AQ53];[.AR53])" office:value-type="float" office:value="3.043417" calcext:value-type="float">
            <text:p>3.043417</text:p>
          </table:table-cell>
          <table:table-cell table:number-columns-repeated="969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.049121" calcext:value-type="float">
            <text:p>5.049121</text:p>
          </table:table-cell>
          <table:table-cell office:value-type="float" office:value="4.996219" calcext:value-type="float">
            <text:p>4.996219</text:p>
          </table:table-cell>
          <table:table-cell office:value-type="float" office:value="0.179964" calcext:value-type="float">
            <text:p>0.179964</text:p>
          </table:table-cell>
          <table:table-cell office:value-type="float" office:value="4.86916" calcext:value-type="float">
            <text:p>4.86916</text:p>
          </table:table-cell>
          <table:table-cell office:value-type="float" office:value="0.013091" calcext:value-type="float">
            <text:p>0.013091</text:p>
          </table:table-cell>
          <table:table-cell office:value-type="float" office:value="5.911492" calcext:value-type="float">
            <text:p>5.911492</text:p>
          </table:table-cell>
          <table:table-cell table:formula="of:=SUM([.D54:.E54])" office:value-type="float" office:value="5.049124" calcext:value-type="float">
            <text:p>5.049124</text:p>
          </table:table-cell>
          <table:table-cell table:formula="of:=SUM([.F54:.G54])" office:value-type="float" office:value="5.924583" calcext:value-type="float">
            <text:p>5.924583</text:p>
          </table:table-cell>
          <table:table-cell table:formula="of:=SUM([.H54:.I54])" office:value-type="float" office:value="10.973707" calcext:value-type="float">
            <text:p>10.973707</text:p>
          </table:table-cell>
          <table:table-cell table:formula="of:=SUM([.E54];[.G54])" office:value-type="float" office:value="10.780652" calcext:value-type="float">
            <text:p>10.780652</text:p>
          </table:table-cell>
          <table:table-cell table:formula="of:=SUM([.D54];[.F54])" office:value-type="float" office:value="0.193055" calcext:value-type="float">
            <text:p>0.193055</text:p>
          </table:table-cell>
          <table:table-cell table:formula="of:=SUM([.B54];[.C54])" office:value-type="float" office:value="10.04534" calcext:value-type="float">
            <text:p>10.045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672" calcext:value-type="float">
            <text:p>1.77672</text:p>
          </table:table-cell>
          <table:table-cell office:value-type="float" office:value="1.727051" calcext:value-type="float">
            <text:p>1.727051</text:p>
          </table:table-cell>
          <table:table-cell office:value-type="float" office:value="0.063723" calcext:value-type="float">
            <text:p>0.063723</text:p>
          </table:table-cell>
          <table:table-cell office:value-type="float" office:value="1.713" calcext:value-type="float">
            <text:p>1.713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0.914618" calcext:value-type="float">
            <text:p>0.914618</text:p>
          </table:table-cell>
          <table:table-cell table:formula="of:=SUM([.Q54:.R54])" office:value-type="float" office:value="1.776723" calcext:value-type="float">
            <text:p>1.776723</text:p>
          </table:table-cell>
          <table:table-cell table:formula="of:=SUM([.T54:.U54])" office:value-type="float" office:value="2.691341" calcext:value-type="float">
            <text:p>2.691341</text:p>
          </table:table-cell>
          <table:table-cell table:formula="of:=SUM([.U54:.V54])" office:value-type="float" office:value="4.468064" calcext:value-type="float">
            <text:p>4.468064</text:p>
          </table:table-cell>
          <table:table-cell table:formula="of:=SUM([.U54:.V54])" office:value-type="float" office:value="4.468064" calcext:value-type="float">
            <text:p>4.468064</text:p>
          </table:table-cell>
          <table:table-cell table:formula="of:=SUM([.R54];[.T54])" office:value-type="float" office:value="2.627618" calcext:value-type="float">
            <text:p>2.627618</text:p>
          </table:table-cell>
          <table:table-cell table:formula="of:=SUM([.Q54];[.S54])" office:value-type="float" office:value="0.063779" calcext:value-type="float">
            <text:p>0.063779</text:p>
          </table:table-cell>
          <table:table-cell table:formula="of:=SUM([.O54];[.P54])" office:value-type="float" office:value="3.503771" calcext:value-type="float">
            <text:p>3.5037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4.407702" calcext:value-type="float">
            <text:p>4.407702</text:p>
          </table:table-cell>
          <table:table-cell office:value-type="float" office:value="4.248679" calcext:value-type="float">
            <text:p>4.248679</text:p>
          </table:table-cell>
          <table:table-cell office:value-type="float" office:value="0.120396" calcext:value-type="float">
            <text:p>0.120396</text:p>
          </table:table-cell>
          <table:table-cell office:value-type="float" office:value="4.287308" calcext:value-type="float">
            <text:p>4.287308</text:p>
          </table:table-cell>
          <table:table-cell office:value-type="float" office:value="0.001948" calcext:value-type="float">
            <text:p>0.001948</text:p>
          </table:table-cell>
          <table:table-cell office:value-type="float" office:value="3.884109" calcext:value-type="float">
            <text:p>3.884109</text:p>
          </table:table-cell>
          <table:table-cell table:formula="of:=SUM([.AE54:.AF54])" office:value-type="float" office:value="4.407704" calcext:value-type="float">
            <text:p>4.407704</text:p>
          </table:table-cell>
          <table:table-cell table:formula="of:=SUM([.AH54:.AI54])" office:value-type="float" office:value="8.291813" calcext:value-type="float">
            <text:p>8.291813</text:p>
          </table:table-cell>
          <table:table-cell table:formula="of:=SUM([.AI54:.AJ54])" office:value-type="float" office:value="12.699517" calcext:value-type="float">
            <text:p>12.699517</text:p>
          </table:table-cell>
          <table:table-cell table:formula="of:=SUM([.AI54:.AJ54])" office:value-type="float" office:value="12.699517" calcext:value-type="float">
            <text:p>12.699517</text:p>
          </table:table-cell>
          <table:table-cell table:formula="of:=SUM([.AF54];[.AH54])" office:value-type="float" office:value="8.171417" calcext:value-type="float">
            <text:p>8.171417</text:p>
          </table:table-cell>
          <table:table-cell table:formula="of:=SUM([.AE54];[.AG54])" office:value-type="float" office:value="0.122344" calcext:value-type="float">
            <text:p>0.122344</text:p>
          </table:table-cell>
          <table:table-cell table:formula="of:=SUM([.AC54];[.AD54])" office:value-type="float" office:value="8.656381" calcext:value-type="float">
            <text:p>8.6563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00368" calcext:value-type="float">
            <text:p>1.700368</text:p>
          </table:table-cell>
          <table:table-cell office:value-type="float" office:value="1.650614" calcext:value-type="float">
            <text:p>1.650614</text:p>
          </table:table-cell>
          <table:table-cell office:value-type="float" office:value="0.037349" calcext:value-type="float">
            <text:p>0.037349</text:p>
          </table:table-cell>
          <table:table-cell office:value-type="float" office:value="1.663022" calcext:value-type="float">
            <text:p>1.663022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855157" calcext:value-type="float">
            <text:p>0.855157</text:p>
          </table:table-cell>
          <table:table-cell table:formula="of:=SUM([.AS54:.AT54])" office:value-type="float" office:value="1.700371" calcext:value-type="float">
            <text:p>1.700371</text:p>
          </table:table-cell>
          <table:table-cell table:formula="of:=SUM([.AV54:.AW54])" office:value-type="float" office:value="2.555528" calcext:value-type="float">
            <text:p>2.555528</text:p>
          </table:table-cell>
          <table:table-cell table:formula="of:=SUM([.AW54:.AX54])" office:value-type="float" office:value="4.255899" calcext:value-type="float">
            <text:p>4.255899</text:p>
          </table:table-cell>
          <table:table-cell table:formula="of:=SUM([.AW54:.AX54])" office:value-type="float" office:value="4.255899" calcext:value-type="float">
            <text:p>4.255899</text:p>
          </table:table-cell>
          <table:table-cell table:formula="of:=SUM([.AT54];[.AV54])" office:value-type="float" office:value="2.518179" calcext:value-type="float">
            <text:p>2.518179</text:p>
          </table:table-cell>
          <table:table-cell table:formula="of:=SUM([.AS54];[.AU54])" office:value-type="float" office:value="0.037397" calcext:value-type="float">
            <text:p>0.037397</text:p>
          </table:table-cell>
          <table:table-cell table:formula="of:=SUM([.AQ54];[.AR54])" office:value-type="float" office:value="3.350982" calcext:value-type="float">
            <text:p>3.350982</text:p>
          </table:table-cell>
          <table:table-cell table:number-columns-repeated="969"/>
        </table:table-row>
        <table:table-row table:style-name="ro1">
          <table:table-cell office:value-type="float" office:value="166666" calcext:value-type="float">
            <text:p>166666</text:p>
          </table:table-cell>
          <table:table-cell office:value-type="float" office:value="9.479957" calcext:value-type="float">
            <text:p>9.479957</text:p>
          </table:table-cell>
          <table:table-cell office:value-type="float" office:value="9.388205" calcext:value-type="float">
            <text:p>9.388205</text:p>
          </table:table-cell>
          <table:table-cell office:value-type="float" office:value="0.307394" calcext:value-type="float">
            <text:p>0.307394</text:p>
          </table:table-cell>
          <table:table-cell office:value-type="float" office:value="9.172564" calcext:value-type="float">
            <text:p>9.172564</text:p>
          </table:table-cell>
          <table:table-cell office:value-type="float" office:value="0.024772" calcext:value-type="float">
            <text:p>0.024772</text:p>
          </table:table-cell>
          <table:table-cell office:value-type="float" office:value="11.047639" calcext:value-type="float">
            <text:p>11.047639</text:p>
          </table:table-cell>
          <table:table-cell table:formula="of:=SUM([.D55:.E55])" office:value-type="float" office:value="9.479958" calcext:value-type="float">
            <text:p>9.479958</text:p>
          </table:table-cell>
          <table:table-cell table:formula="of:=SUM([.F55:.G55])" office:value-type="float" office:value="11.072411" calcext:value-type="float">
            <text:p>11.072411</text:p>
          </table:table-cell>
          <table:table-cell table:formula="of:=SUM([.H55:.I55])" office:value-type="float" office:value="20.552369" calcext:value-type="float">
            <text:p>20.552369</text:p>
          </table:table-cell>
          <table:table-cell table:formula="of:=SUM([.E55];[.G55])" office:value-type="float" office:value="20.220203" calcext:value-type="float">
            <text:p>20.220203</text:p>
          </table:table-cell>
          <table:table-cell table:formula="of:=SUM([.D55];[.F55])" office:value-type="float" office:value="0.332166" calcext:value-type="float">
            <text:p>0.332166</text:p>
          </table:table-cell>
          <table:table-cell table:formula="of:=SUM([.B55];[.C55])" office:value-type="float" office:value="18.868162" calcext:value-type="float">
            <text:p>18.868162</text:p>
          </table:table-cell>
          <table:table-cell office:value-type="float" office:value="166666" calcext:value-type="float">
            <text:p>166666</text:p>
          </table:table-cell>
          <table:table-cell office:value-type="float" office:value="4.213788" calcext:value-type="float">
            <text:p>4.213788</text:p>
          </table:table-cell>
          <table:table-cell office:value-type="float" office:value="4.119834" calcext:value-type="float">
            <text:p>4.119834</text:p>
          </table:table-cell>
          <table:table-cell office:value-type="float" office:value="0.085627" calcext:value-type="float">
            <text:p>0.085627</text:p>
          </table:table-cell>
          <table:table-cell office:value-type="float" office:value="4.128163" calcext:value-type="float">
            <text:p>4.128163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3.037852" calcext:value-type="float">
            <text:p>3.037852</text:p>
          </table:table-cell>
          <table:table-cell table:formula="of:=SUM([.Q55:.R55])" office:value-type="float" office:value="4.21379" calcext:value-type="float">
            <text:p>4.21379</text:p>
          </table:table-cell>
          <table:table-cell table:formula="of:=SUM([.T55:.U55])" office:value-type="float" office:value="7.251642" calcext:value-type="float">
            <text:p>7.251642</text:p>
          </table:table-cell>
          <table:table-cell table:formula="of:=SUM([.U55:.V55])" office:value-type="float" office:value="11.465432" calcext:value-type="float">
            <text:p>11.465432</text:p>
          </table:table-cell>
          <table:table-cell table:formula="of:=SUM([.U55:.V55])" office:value-type="float" office:value="11.465432" calcext:value-type="float">
            <text:p>11.465432</text:p>
          </table:table-cell>
          <table:table-cell table:formula="of:=SUM([.R55];[.T55])" office:value-type="float" office:value="7.166015" calcext:value-type="float">
            <text:p>7.166015</text:p>
          </table:table-cell>
          <table:table-cell table:formula="of:=SUM([.Q55];[.S55])" office:value-type="float" office:value="0.086148" calcext:value-type="float">
            <text:p>0.086148</text:p>
          </table:table-cell>
          <table:table-cell table:formula="of:=SUM([.O55];[.P55])" office:value-type="float" office:value="8.333622" calcext:value-type="float">
            <text:p>8.333622</text:p>
          </table:table-cell>
          <table:table-cell office:value-type="float" office:value="166666" calcext:value-type="float">
            <text:p>166666</text:p>
          </table:table-cell>
          <table:table-cell office:value-type="float" office:value="7.284196" calcext:value-type="float">
            <text:p>7.284196</text:p>
          </table:table-cell>
          <table:table-cell office:value-type="float" office:value="7.018415" calcext:value-type="float">
            <text:p>7.018415</text:p>
          </table:table-cell>
          <table:table-cell office:value-type="float" office:value="0.255333" calcext:value-type="float">
            <text:p>0.255333</text:p>
          </table:table-cell>
          <table:table-cell office:value-type="float" office:value="7.028865" calcext:value-type="float">
            <text:p>7.028865</text:p>
          </table:table-cell>
          <table:table-cell office:value-type="float" office:value="0.003332" calcext:value-type="float">
            <text:p>0.003332</text:p>
          </table:table-cell>
          <table:table-cell office:value-type="float" office:value="6.386676" calcext:value-type="float">
            <text:p>6.386676</text:p>
          </table:table-cell>
          <table:table-cell table:formula="of:=SUM([.AE55:.AF55])" office:value-type="float" office:value="7.284198" calcext:value-type="float">
            <text:p>7.284198</text:p>
          </table:table-cell>
          <table:table-cell table:formula="of:=SUM([.AH55:.AI55])" office:value-type="float" office:value="13.670874" calcext:value-type="float">
            <text:p>13.670874</text:p>
          </table:table-cell>
          <table:table-cell table:formula="of:=SUM([.AI55:.AJ55])" office:value-type="float" office:value="20.955072" calcext:value-type="float">
            <text:p>20.955072</text:p>
          </table:table-cell>
          <table:table-cell table:formula="of:=SUM([.AI55:.AJ55])" office:value-type="float" office:value="20.955072" calcext:value-type="float">
            <text:p>20.955072</text:p>
          </table:table-cell>
          <table:table-cell table:formula="of:=SUM([.AF55];[.AH55])" office:value-type="float" office:value="13.415541" calcext:value-type="float">
            <text:p>13.415541</text:p>
          </table:table-cell>
          <table:table-cell table:formula="of:=SUM([.AE55];[.AG55])" office:value-type="float" office:value="0.258665" calcext:value-type="float">
            <text:p>0.258665</text:p>
          </table:table-cell>
          <table:table-cell table:formula="of:=SUM([.AC55];[.AD55])" office:value-type="float" office:value="14.302611" calcext:value-type="float">
            <text:p>14.302611</text:p>
          </table:table-cell>
          <table:table-cell office:value-type="float" office:value="166666" calcext:value-type="float">
            <text:p>166666</text:p>
          </table:table-cell>
          <table:table-cell office:value-type="float" office:value="3.483272" calcext:value-type="float">
            <text:p>3.483272</text:p>
          </table:table-cell>
          <table:table-cell office:value-type="float" office:value="3.392112" calcext:value-type="float">
            <text:p>3.392112</text:p>
          </table:table-cell>
          <table:table-cell office:value-type="float" office:value="0.091781" calcext:value-type="float">
            <text:p>0.091781</text:p>
          </table:table-cell>
          <table:table-cell office:value-type="float" office:value="3.391493" calcext:value-type="float">
            <text:p>3.391493</text:p>
          </table:table-cell>
          <table:table-cell office:value-type="float" office:value="0.000332" calcext:value-type="float">
            <text:p>0.000332</text:p>
          </table:table-cell>
          <table:table-cell office:value-type="float" office:value="2.188576" calcext:value-type="float">
            <text:p>2.188576</text:p>
          </table:table-cell>
          <table:table-cell table:formula="of:=SUM([.AS55:.AT55])" office:value-type="float" office:value="3.483274" calcext:value-type="float">
            <text:p>3.483274</text:p>
          </table:table-cell>
          <table:table-cell table:formula="of:=SUM([.AV55:.AW55])" office:value-type="float" office:value="5.67185" calcext:value-type="float">
            <text:p>5.67185</text:p>
          </table:table-cell>
          <table:table-cell table:formula="of:=SUM([.AW55:.AX55])" office:value-type="float" office:value="9.155124" calcext:value-type="float">
            <text:p>9.155124</text:p>
          </table:table-cell>
          <table:table-cell table:formula="of:=SUM([.AW55:.AX55])" office:value-type="float" office:value="9.155124" calcext:value-type="float">
            <text:p>9.155124</text:p>
          </table:table-cell>
          <table:table-cell table:formula="of:=SUM([.AT55];[.AV55])" office:value-type="float" office:value="5.580069" calcext:value-type="float">
            <text:p>5.580069</text:p>
          </table:table-cell>
          <table:table-cell table:formula="of:=SUM([.AS55];[.AU55])" office:value-type="float" office:value="0.092113" calcext:value-type="float">
            <text:p>0.092113</text:p>
          </table:table-cell>
          <table:table-cell table:formula="of:=SUM([.AQ55];[.AR55])" office:value-type="float" office:value="6.875384" calcext:value-type="float">
            <text:p>6.875384</text:p>
          </table:table-cell>
          <table:table-cell table:number-columns-repeated="969"/>
        </table:table-row>
        <table:table-row table:style-name="ro1">
          <table:table-cell office:value-type="float" office:value="233332" calcext:value-type="float">
            <text:p>233332</text:p>
          </table:table-cell>
          <table:table-cell office:value-type="float" office:value="11.90164" calcext:value-type="float">
            <text:p>11.90164</text:p>
          </table:table-cell>
          <table:table-cell office:value-type="float" office:value="11.773146" calcext:value-type="float">
            <text:p>11.773146</text:p>
          </table:table-cell>
          <table:table-cell office:value-type="float" office:value="0.408853" calcext:value-type="float">
            <text:p>0.408853</text:p>
          </table:table-cell>
          <table:table-cell office:value-type="float" office:value="11.49279" calcext:value-type="float">
            <text:p>11.49279</text:p>
          </table:table-cell>
          <table:table-cell office:value-type="float" office:value="0.035196" calcext:value-type="float">
            <text:p>0.035196</text:p>
          </table:table-cell>
          <table:table-cell office:value-type="float" office:value="14.091635" calcext:value-type="float">
            <text:p>14.091635</text:p>
          </table:table-cell>
          <table:table-cell table:formula="of:=SUM([.D56:.E56])" office:value-type="float" office:value="11.901643" calcext:value-type="float">
            <text:p>11.901643</text:p>
          </table:table-cell>
          <table:table-cell table:formula="of:=SUM([.F56:.G56])" office:value-type="float" office:value="14.126831" calcext:value-type="float">
            <text:p>14.126831</text:p>
          </table:table-cell>
          <table:table-cell table:formula="of:=SUM([.H56:.I56])" office:value-type="float" office:value="26.028474" calcext:value-type="float">
            <text:p>26.028474</text:p>
          </table:table-cell>
          <table:table-cell table:formula="of:=SUM([.E56];[.G56])" office:value-type="float" office:value="25.584425" calcext:value-type="float">
            <text:p>25.584425</text:p>
          </table:table-cell>
          <table:table-cell table:formula="of:=SUM([.D56];[.F56])" office:value-type="float" office:value="0.444049" calcext:value-type="float">
            <text:p>0.444049</text:p>
          </table:table-cell>
          <table:table-cell table:formula="of:=SUM([.B56];[.C56])" office:value-type="float" office:value="23.674786" calcext:value-type="float">
            <text:p>23.674786</text:p>
          </table:table-cell>
          <table:table-cell office:value-type="float" office:value="233332" calcext:value-type="float">
            <text:p>233332</text:p>
          </table:table-cell>
          <table:table-cell office:value-type="float" office:value="5.583142" calcext:value-type="float">
            <text:p>5.583142</text:p>
          </table:table-cell>
          <table:table-cell office:value-type="float" office:value="5.452202" calcext:value-type="float">
            <text:p>5.452202</text:p>
          </table:table-cell>
          <table:table-cell office:value-type="float" office:value="0.141678" calcext:value-type="float">
            <text:p>0.141678</text:p>
          </table:table-cell>
          <table:table-cell office:value-type="float" office:value="5.441467" calcext:value-type="float">
            <text:p>5.441467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3.791763" calcext:value-type="float">
            <text:p>3.791763</text:p>
          </table:table-cell>
          <table:table-cell table:formula="of:=SUM([.Q56:.R56])" office:value-type="float" office:value="5.583145" calcext:value-type="float">
            <text:p>5.583145</text:p>
          </table:table-cell>
          <table:table-cell table:formula="of:=SUM([.T56:.U56])" office:value-type="float" office:value="9.374908" calcext:value-type="float">
            <text:p>9.374908</text:p>
          </table:table-cell>
          <table:table-cell table:formula="of:=SUM([.U56:.V56])" office:value-type="float" office:value="14.958053" calcext:value-type="float">
            <text:p>14.958053</text:p>
          </table:table-cell>
          <table:table-cell table:formula="of:=SUM([.U56:.V56])" office:value-type="float" office:value="14.958053" calcext:value-type="float">
            <text:p>14.958053</text:p>
          </table:table-cell>
          <table:table-cell table:formula="of:=SUM([.R56];[.T56])" office:value-type="float" office:value="9.23323" calcext:value-type="float">
            <text:p>9.23323</text:p>
          </table:table-cell>
          <table:table-cell table:formula="of:=SUM([.Q56];[.S56])" office:value-type="float" office:value="0.142518" calcext:value-type="float">
            <text:p>0.142518</text:p>
          </table:table-cell>
          <table:table-cell table:formula="of:=SUM([.O56];[.P56])" office:value-type="float" office:value="11.035344" calcext:value-type="float">
            <text:p>11.035344</text:p>
          </table:table-cell>
          <table:table-cell office:value-type="float" office:value="233332" calcext:value-type="float">
            <text:p>233332</text:p>
          </table:table-cell>
          <table:table-cell office:value-type="float" office:value="10.670846" calcext:value-type="float">
            <text:p>10.670846</text:p>
          </table:table-cell>
          <table:table-cell office:value-type="float" office:value="10.290433" calcext:value-type="float">
            <text:p>10.290433</text:p>
          </table:table-cell>
          <table:table-cell office:value-type="float" office:value="0.308968" calcext:value-type="float">
            <text:p>0.308968</text:p>
          </table:table-cell>
          <table:table-cell office:value-type="float" office:value="10.36188" calcext:value-type="float">
            <text:p>10.36188</text:p>
          </table:table-cell>
          <table:table-cell office:value-type="float" office:value="0.004413" calcext:value-type="float">
            <text:p>0.004413</text:p>
          </table:table-cell>
          <table:table-cell office:value-type="float" office:value="9.168776" calcext:value-type="float">
            <text:p>9.168776</text:p>
          </table:table-cell>
          <table:table-cell table:formula="of:=SUM([.AE56:.AF56])" office:value-type="float" office:value="10.670848" calcext:value-type="float">
            <text:p>10.670848</text:p>
          </table:table-cell>
          <table:table-cell table:formula="of:=SUM([.AH56:.AI56])" office:value-type="float" office:value="19.839624" calcext:value-type="float">
            <text:p>19.839624</text:p>
          </table:table-cell>
          <table:table-cell table:formula="of:=SUM([.AI56:.AJ56])" office:value-type="float" office:value="30.510472" calcext:value-type="float">
            <text:p>30.510472</text:p>
          </table:table-cell>
          <table:table-cell table:formula="of:=SUM([.AI56:.AJ56])" office:value-type="float" office:value="30.510472" calcext:value-type="float">
            <text:p>30.510472</text:p>
          </table:table-cell>
          <table:table-cell table:formula="of:=SUM([.AF56];[.AH56])" office:value-type="float" office:value="19.530656" calcext:value-type="float">
            <text:p>19.530656</text:p>
          </table:table-cell>
          <table:table-cell table:formula="of:=SUM([.AE56];[.AG56])" office:value-type="float" office:value="0.313381" calcext:value-type="float">
            <text:p>0.313381</text:p>
          </table:table-cell>
          <table:table-cell table:formula="of:=SUM([.AC56];[.AD56])" office:value-type="float" office:value="20.961279" calcext:value-type="float">
            <text:p>20.961279</text:p>
          </table:table-cell>
          <table:table-cell office:value-type="float" office:value="233332" calcext:value-type="float">
            <text:p>233332</text:p>
          </table:table-cell>
          <table:table-cell office:value-type="float" office:value="4.889537" calcext:value-type="float">
            <text:p>4.889537</text:p>
          </table:table-cell>
          <table:table-cell office:value-type="float" office:value="4.761789" calcext:value-type="float">
            <text:p>4.761789</text:p>
          </table:table-cell>
          <table:table-cell office:value-type="float" office:value="0.150464" calcext:value-type="float">
            <text:p>0.150464</text:p>
          </table:table-cell>
          <table:table-cell office:value-type="float" office:value="4.739075" calcext:value-type="float">
            <text:p>4.739075</text:p>
          </table:table-cell>
          <table:table-cell office:value-type="float" office:value="0.000667" calcext:value-type="float">
            <text:p>0.000667</text:p>
          </table:table-cell>
          <table:table-cell office:value-type="float" office:value="3.036742" calcext:value-type="float">
            <text:p>3.036742</text:p>
          </table:table-cell>
          <table:table-cell table:formula="of:=SUM([.AS56:.AT56])" office:value-type="float" office:value="4.889539" calcext:value-type="float">
            <text:p>4.889539</text:p>
          </table:table-cell>
          <table:table-cell table:formula="of:=SUM([.AV56:.AW56])" office:value-type="float" office:value="7.926281" calcext:value-type="float">
            <text:p>7.926281</text:p>
          </table:table-cell>
          <table:table-cell table:formula="of:=SUM([.AW56:.AX56])" office:value-type="float" office:value="12.81582" calcext:value-type="float">
            <text:p>12.81582</text:p>
          </table:table-cell>
          <table:table-cell table:formula="of:=SUM([.AW56:.AX56])" office:value-type="float" office:value="12.81582" calcext:value-type="float">
            <text:p>12.81582</text:p>
          </table:table-cell>
          <table:table-cell table:formula="of:=SUM([.AT56];[.AV56])" office:value-type="float" office:value="7.775817" calcext:value-type="float">
            <text:p>7.775817</text:p>
          </table:table-cell>
          <table:table-cell table:formula="of:=SUM([.AS56];[.AU56])" office:value-type="float" office:value="0.151131" calcext:value-type="float">
            <text:p>0.151131</text:p>
          </table:table-cell>
          <table:table-cell table:formula="of:=SUM([.AQ56];[.AR56])" office:value-type="float" office:value="9.651326" calcext:value-type="float">
            <text:p>9.651326</text:p>
          </table:table-cell>
          <table:table-cell table:number-columns-repeated="969"/>
        </table:table-row>
        <table:table-row table:style-name="ro1">
          <table:table-cell office:value-type="float" office:value="299998" calcext:value-type="float">
            <text:p>299998</text:p>
          </table:table-cell>
          <table:table-cell office:value-type="float" office:value="15.714333" calcext:value-type="float">
            <text:p>15.714333</text:p>
          </table:table-cell>
          <table:table-cell office:value-type="float" office:value="15.546735" calcext:value-type="float">
            <text:p>15.546735</text:p>
          </table:table-cell>
          <table:table-cell office:value-type="float" office:value="0.50927" calcext:value-type="float">
            <text:p>0.50927</text:p>
          </table:table-cell>
          <table:table-cell office:value-type="float" office:value="15.205066" calcext:value-type="float">
            <text:p>15.205066</text:p>
          </table:table-cell>
          <table:table-cell office:value-type="float" office:value="0.041118" calcext:value-type="float">
            <text:p>0.041118</text:p>
          </table:table-cell>
          <table:table-cell office:value-type="float" office:value="18.545377" calcext:value-type="float">
            <text:p>18.545377</text:p>
          </table:table-cell>
          <table:table-cell table:formula="of:=SUM([.D57:.E57])" office:value-type="float" office:value="15.714336" calcext:value-type="float">
            <text:p>15.714336</text:p>
          </table:table-cell>
          <table:table-cell table:formula="of:=SUM([.F57:.G57])" office:value-type="float" office:value="18.586495" calcext:value-type="float">
            <text:p>18.586495</text:p>
          </table:table-cell>
          <table:table-cell table:formula="of:=SUM([.H57:.I57])" office:value-type="float" office:value="34.300831" calcext:value-type="float">
            <text:p>34.300831</text:p>
          </table:table-cell>
          <table:table-cell table:formula="of:=SUM([.E57];[.G57])" office:value-type="float" office:value="33.750443" calcext:value-type="float">
            <text:p>33.750443</text:p>
          </table:table-cell>
          <table:table-cell table:formula="of:=SUM([.D57];[.F57])" office:value-type="float" office:value="0.550388" calcext:value-type="float">
            <text:p>0.550388</text:p>
          </table:table-cell>
          <table:table-cell table:formula="of:=SUM([.B57];[.C57])" office:value-type="float" office:value="31.261068" calcext:value-type="float">
            <text:p>31.261068</text:p>
          </table:table-cell>
          <table:table-cell office:value-type="float" office:value="299998" calcext:value-type="float">
            <text:p>299998</text:p>
          </table:table-cell>
          <table:table-cell office:value-type="float" office:value="5.300942" calcext:value-type="float">
            <text:p>5.300942</text:p>
          </table:table-cell>
          <table:table-cell office:value-type="float" office:value="5.151735" calcext:value-type="float">
            <text:p>5.151735</text:p>
          </table:table-cell>
          <table:table-cell office:value-type="float" office:value="0.134726" calcext:value-type="float">
            <text:p>0.134726</text:p>
          </table:table-cell>
          <table:table-cell office:value-type="float" office:value="5.166218" calcext:value-type="float">
            <text:p>5.166218</text:p>
          </table:table-cell>
          <table:table-cell office:value-type="float" office:value="0.000277" calcext:value-type="float">
            <text:p>0.000277</text:p>
          </table:table-cell>
          <table:table-cell office:value-type="float" office:value="2.753345" calcext:value-type="float">
            <text:p>2.753345</text:p>
          </table:table-cell>
          <table:table-cell table:formula="of:=SUM([.Q57:.R57])" office:value-type="float" office:value="5.300944" calcext:value-type="float">
            <text:p>5.300944</text:p>
          </table:table-cell>
          <table:table-cell table:formula="of:=SUM([.T57:.U57])" office:value-type="float" office:value="8.054289" calcext:value-type="float">
            <text:p>8.054289</text:p>
          </table:table-cell>
          <table:table-cell table:formula="of:=SUM([.U57:.V57])" office:value-type="float" office:value="13.355233" calcext:value-type="float">
            <text:p>13.355233</text:p>
          </table:table-cell>
          <table:table-cell table:formula="of:=SUM([.U57:.V57])" office:value-type="float" office:value="13.355233" calcext:value-type="float">
            <text:p>13.355233</text:p>
          </table:table-cell>
          <table:table-cell table:formula="of:=SUM([.R57];[.T57])" office:value-type="float" office:value="7.919563" calcext:value-type="float">
            <text:p>7.919563</text:p>
          </table:table-cell>
          <table:table-cell table:formula="of:=SUM([.Q57];[.S57])" office:value-type="float" office:value="0.135003" calcext:value-type="float">
            <text:p>0.135003</text:p>
          </table:table-cell>
          <table:table-cell table:formula="of:=SUM([.O57];[.P57])" office:value-type="float" office:value="10.452677" calcext:value-type="float">
            <text:p>10.452677</text:p>
          </table:table-cell>
          <table:table-cell office:value-type="float" office:value="299998" calcext:value-type="float">
            <text:p>299998</text:p>
          </table:table-cell>
          <table:table-cell office:value-type="float" office:value="13.254397" calcext:value-type="float">
            <text:p>13.254397</text:p>
          </table:table-cell>
          <table:table-cell office:value-type="float" office:value="12.774181" calcext:value-type="float">
            <text:p>12.774181</text:p>
          </table:table-cell>
          <table:table-cell office:value-type="float" office:value="0.340795" calcext:value-type="float">
            <text:p>0.340795</text:p>
          </table:table-cell>
          <table:table-cell office:value-type="float" office:value="12.913604" calcext:value-type="float">
            <text:p>12.913604</text:p>
          </table:table-cell>
          <table:table-cell office:value-type="float" office:value="0.005396" calcext:value-type="float">
            <text:p>0.005396</text:p>
          </table:table-cell>
          <table:table-cell office:value-type="float" office:value="11.553898" calcext:value-type="float">
            <text:p>11.553898</text:p>
          </table:table-cell>
          <table:table-cell table:formula="of:=SUM([.AE57:.AF57])" office:value-type="float" office:value="13.254399" calcext:value-type="float">
            <text:p>13.254399</text:p>
          </table:table-cell>
          <table:table-cell table:formula="of:=SUM([.AH57:.AI57])" office:value-type="float" office:value="24.808297" calcext:value-type="float">
            <text:p>24.808297</text:p>
          </table:table-cell>
          <table:table-cell table:formula="of:=SUM([.AI57:.AJ57])" office:value-type="float" office:value="38.062696" calcext:value-type="float">
            <text:p>38.062696</text:p>
          </table:table-cell>
          <table:table-cell table:formula="of:=SUM([.AI57:.AJ57])" office:value-type="float" office:value="38.062696" calcext:value-type="float">
            <text:p>38.062696</text:p>
          </table:table-cell>
          <table:table-cell table:formula="of:=SUM([.AF57];[.AH57])" office:value-type="float" office:value="24.467502" calcext:value-type="float">
            <text:p>24.467502</text:p>
          </table:table-cell>
          <table:table-cell table:formula="of:=SUM([.AE57];[.AG57])" office:value-type="float" office:value="0.346191" calcext:value-type="float">
            <text:p>0.346191</text:p>
          </table:table-cell>
          <table:table-cell table:formula="of:=SUM([.AC57];[.AD57])" office:value-type="float" office:value="26.028578" calcext:value-type="float">
            <text:p>26.028578</text:p>
          </table:table-cell>
          <table:table-cell office:value-type="float" office:value="299998" calcext:value-type="float">
            <text:p>299998</text:p>
          </table:table-cell>
          <table:table-cell office:value-type="float" office:value="5.041482" calcext:value-type="float">
            <text:p>5.041482</text:p>
          </table:table-cell>
          <table:table-cell office:value-type="float" office:value="4.895948" calcext:value-type="float">
            <text:p>4.895948</text:p>
          </table:table-cell>
          <table:table-cell office:value-type="float" office:value="0.114432" calcext:value-type="float">
            <text:p>0.114432</text:p>
          </table:table-cell>
          <table:table-cell office:value-type="float" office:value="4.927052" calcext:value-type="float">
            <text:p>4.927052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2.578221" calcext:value-type="float">
            <text:p>2.578221</text:p>
          </table:table-cell>
          <table:table-cell table:formula="of:=SUM([.AS57:.AT57])" office:value-type="float" office:value="5.041484" calcext:value-type="float">
            <text:p>5.041484</text:p>
          </table:table-cell>
          <table:table-cell table:formula="of:=SUM([.AV57:.AW57])" office:value-type="float" office:value="7.619705" calcext:value-type="float">
            <text:p>7.619705</text:p>
          </table:table-cell>
          <table:table-cell table:formula="of:=SUM([.AW57:.AX57])" office:value-type="float" office:value="12.661189" calcext:value-type="float">
            <text:p>12.661189</text:p>
          </table:table-cell>
          <table:table-cell table:formula="of:=SUM([.AW57:.AX57])" office:value-type="float" office:value="12.661189" calcext:value-type="float">
            <text:p>12.661189</text:p>
          </table:table-cell>
          <table:table-cell table:formula="of:=SUM([.AT57];[.AV57])" office:value-type="float" office:value="7.505273" calcext:value-type="float">
            <text:p>7.505273</text:p>
          </table:table-cell>
          <table:table-cell table:formula="of:=SUM([.AS57];[.AU57])" office:value-type="float" office:value="0.114612" calcext:value-type="float">
            <text:p>0.114612</text:p>
          </table:table-cell>
          <table:table-cell table:formula="of:=SUM([.AQ57];[.AR57])" office:value-type="float" office:value="9.93743" calcext:value-type="float">
            <text:p>9.93743</text:p>
          </table:table-cell>
          <table:table-cell table:number-columns-repeated="969"/>
        </table:table-row>
        <table:table-row table:style-name="ro1">
          <table:table-cell office:value-type="float" office:value="366664" calcext:value-type="float">
            <text:p>366664</text:p>
          </table:table-cell>
          <table:table-cell office:value-type="float" office:value="22.187929" calcext:value-type="float">
            <text:p>22.187929</text:p>
          </table:table-cell>
          <table:table-cell office:value-type="float" office:value="21.97082" calcext:value-type="float">
            <text:p>21.97082</text:p>
          </table:table-cell>
          <table:table-cell office:value-type="float" office:value="0.766513" calcext:value-type="float">
            <text:p>0.766513</text:p>
          </table:table-cell>
          <table:table-cell office:value-type="float" office:value="21.42142" calcext:value-type="float">
            <text:p>21.42142</text:p>
          </table:table-cell>
          <table:table-cell office:value-type="float" office:value="0.062676" calcext:value-type="float">
            <text:p>0.062676</text:p>
          </table:table-cell>
          <table:table-cell office:value-type="float" office:value="25.807125" calcext:value-type="float">
            <text:p>25.807125</text:p>
          </table:table-cell>
          <table:table-cell table:formula="of:=SUM([.D58:.E58])" office:value-type="float" office:value="22.187933" calcext:value-type="float">
            <text:p>22.187933</text:p>
          </table:table-cell>
          <table:table-cell table:formula="of:=SUM([.F58:.G58])" office:value-type="float" office:value="25.869801" calcext:value-type="float">
            <text:p>25.869801</text:p>
          </table:table-cell>
          <table:table-cell table:formula="of:=SUM([.H58:.I58])" office:value-type="float" office:value="48.057734" calcext:value-type="float">
            <text:p>48.057734</text:p>
          </table:table-cell>
          <table:table-cell table:formula="of:=SUM([.E58];[.G58])" office:value-type="float" office:value="47.228545" calcext:value-type="float">
            <text:p>47.228545</text:p>
          </table:table-cell>
          <table:table-cell table:formula="of:=SUM([.D58];[.F58])" office:value-type="float" office:value="0.829189" calcext:value-type="float">
            <text:p>0.829189</text:p>
          </table:table-cell>
          <table:table-cell table:formula="of:=SUM([.B58];[.C58])" office:value-type="float" office:value="44.158749" calcext:value-type="float">
            <text:p>44.158749</text:p>
          </table:table-cell>
          <table:table-cell office:value-type="float" office:value="366664" calcext:value-type="float">
            <text:p>366664</text:p>
          </table:table-cell>
          <table:table-cell office:value-type="float" office:value="6.635488" calcext:value-type="float">
            <text:p>6.635488</text:p>
          </table:table-cell>
          <table:table-cell office:value-type="float" office:value="6.453149" calcext:value-type="float">
            <text:p>6.453149</text:p>
          </table:table-cell>
          <table:table-cell office:value-type="float" office:value="0.12591" calcext:value-type="float">
            <text:p>0.12591</text:p>
          </table:table-cell>
          <table:table-cell office:value-type="float" office:value="6.50958" calcext:value-type="float">
            <text:p>6.50958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3.416493" calcext:value-type="float">
            <text:p>3.416493</text:p>
          </table:table-cell>
          <table:table-cell table:formula="of:=SUM([.Q58:.R58])" office:value-type="float" office:value="6.63549" calcext:value-type="float">
            <text:p>6.63549</text:p>
          </table:table-cell>
          <table:table-cell table:formula="of:=SUM([.T58:.U58])" office:value-type="float" office:value="10.051983" calcext:value-type="float">
            <text:p>10.051983</text:p>
          </table:table-cell>
          <table:table-cell table:formula="of:=SUM([.U58:.V58])" office:value-type="float" office:value="16.687473" calcext:value-type="float">
            <text:p>16.687473</text:p>
          </table:table-cell>
          <table:table-cell table:formula="of:=SUM([.U58:.V58])" office:value-type="float" office:value="16.687473" calcext:value-type="float">
            <text:p>16.687473</text:p>
          </table:table-cell>
          <table:table-cell table:formula="of:=SUM([.R58];[.T58])" office:value-type="float" office:value="9.926073" calcext:value-type="float">
            <text:p>9.926073</text:p>
          </table:table-cell>
          <table:table-cell table:formula="of:=SUM([.Q58];[.S58])" office:value-type="float" office:value="0.126202" calcext:value-type="float">
            <text:p>0.126202</text:p>
          </table:table-cell>
          <table:table-cell table:formula="of:=SUM([.O58];[.P58])" office:value-type="float" office:value="13.088637" calcext:value-type="float">
            <text:p>13.088637</text:p>
          </table:table-cell>
          <table:table-cell office:value-type="float" office:value="366664" calcext:value-type="float">
            <text:p>366664</text:p>
          </table:table-cell>
          <table:table-cell office:value-type="float" office:value="16.349963" calcext:value-type="float">
            <text:p>16.349963</text:p>
          </table:table-cell>
          <table:table-cell office:value-type="float" office:value="15.755983" calcext:value-type="float">
            <text:p>15.755983</text:p>
          </table:table-cell>
          <table:table-cell office:value-type="float" office:value="0.54914" calcext:value-type="float">
            <text:p>0.54914</text:p>
          </table:table-cell>
          <table:table-cell office:value-type="float" office:value="15.800826" calcext:value-type="float">
            <text:p>15.800826</text:p>
          </table:table-cell>
          <table:table-cell office:value-type="float" office:value="0.008924" calcext:value-type="float">
            <text:p>0.008924</text:p>
          </table:table-cell>
          <table:table-cell office:value-type="float" office:value="14.222678" calcext:value-type="float">
            <text:p>14.222678</text:p>
          </table:table-cell>
          <table:table-cell table:formula="of:=SUM([.AE58:.AF58])" office:value-type="float" office:value="16.349966" calcext:value-type="float">
            <text:p>16.349966</text:p>
          </table:table-cell>
          <table:table-cell table:formula="of:=SUM([.AH58:.AI58])" office:value-type="float" office:value="30.572644" calcext:value-type="float">
            <text:p>30.572644</text:p>
          </table:table-cell>
          <table:table-cell table:formula="of:=SUM([.AI58:.AJ58])" office:value-type="float" office:value="46.92261" calcext:value-type="float">
            <text:p>46.92261</text:p>
          </table:table-cell>
          <table:table-cell table:formula="of:=SUM([.AI58:.AJ58])" office:value-type="float" office:value="46.92261" calcext:value-type="float">
            <text:p>46.92261</text:p>
          </table:table-cell>
          <table:table-cell table:formula="of:=SUM([.AF58];[.AH58])" office:value-type="float" office:value="30.023504" calcext:value-type="float">
            <text:p>30.023504</text:p>
          </table:table-cell>
          <table:table-cell table:formula="of:=SUM([.AE58];[.AG58])" office:value-type="float" office:value="0.558064" calcext:value-type="float">
            <text:p>0.558064</text:p>
          </table:table-cell>
          <table:table-cell table:formula="of:=SUM([.AC58];[.AD58])" office:value-type="float" office:value="32.105946" calcext:value-type="float">
            <text:p>32.105946</text:p>
          </table:table-cell>
          <table:table-cell office:value-type="float" office:value="366664" calcext:value-type="float">
            <text:p>366664</text:p>
          </table:table-cell>
          <table:table-cell office:value-type="float" office:value="6.224526" calcext:value-type="float">
            <text:p>6.224526</text:p>
          </table:table-cell>
          <table:table-cell office:value-type="float" office:value="6.044979" calcext:value-type="float">
            <text:p>6.044979</text:p>
          </table:table-cell>
          <table:table-cell office:value-type="float" office:value="0.111616" calcext:value-type="float">
            <text:p>0.111616</text:p>
          </table:table-cell>
          <table:table-cell office:value-type="float" office:value="6.112914" calcext:value-type="float">
            <text:p>6.112914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3.128099" calcext:value-type="float">
            <text:p>3.128099</text:p>
          </table:table-cell>
          <table:table-cell table:formula="of:=SUM([.AS58:.AT58])" office:value-type="float" office:value="6.22453" calcext:value-type="float">
            <text:p>6.22453</text:p>
          </table:table-cell>
          <table:table-cell table:formula="of:=SUM([.AV58:.AW58])" office:value-type="float" office:value="9.352629" calcext:value-type="float">
            <text:p>9.352629</text:p>
          </table:table-cell>
          <table:table-cell table:formula="of:=SUM([.AW58:.AX58])" office:value-type="float" office:value="15.577159" calcext:value-type="float">
            <text:p>15.577159</text:p>
          </table:table-cell>
          <table:table-cell table:formula="of:=SUM([.AW58:.AX58])" office:value-type="float" office:value="15.577159" calcext:value-type="float">
            <text:p>15.577159</text:p>
          </table:table-cell>
          <table:table-cell table:formula="of:=SUM([.AT58];[.AV58])" office:value-type="float" office:value="9.241013" calcext:value-type="float">
            <text:p>9.241013</text:p>
          </table:table-cell>
          <table:table-cell table:formula="of:=SUM([.AS58];[.AU58])" office:value-type="float" office:value="0.111887" calcext:value-type="float">
            <text:p>0.111887</text:p>
          </table:table-cell>
          <table:table-cell table:formula="of:=SUM([.AQ58];[.AR58])" office:value-type="float" office:value="12.269505" calcext:value-type="float">
            <text:p>12.269505</text:p>
          </table:table-cell>
          <table:table-cell table:number-columns-repeated="969"/>
        </table:table-row>
        <table:table-row table:style-name="ro1">
          <table:table-cell office:value-type="float" office:value="433330" calcext:value-type="float">
            <text:p>433330</text:p>
          </table:table-cell>
          <table:table-cell office:value-type="float" office:value="25.363899" calcext:value-type="float">
            <text:p>25.363899</text:p>
          </table:table-cell>
          <table:table-cell office:value-type="float" office:value="25.120954" calcext:value-type="float">
            <text:p>25.120954</text:p>
          </table:table-cell>
          <table:table-cell office:value-type="float" office:value="0.905298" calcext:value-type="float">
            <text:p>0.905298</text:p>
          </table:table-cell>
          <table:table-cell office:value-type="float" office:value="24.458604" calcext:value-type="float">
            <text:p>24.458604</text:p>
          </table:table-cell>
          <table:table-cell office:value-type="float" office:value="0.075476" calcext:value-type="float">
            <text:p>0.075476</text:p>
          </table:table-cell>
          <table:table-cell office:value-type="float" office:value="29.199332" calcext:value-type="float">
            <text:p>29.199332</text:p>
          </table:table-cell>
          <table:table-cell table:formula="of:=SUM([.D59:.E59])" office:value-type="float" office:value="25.363902" calcext:value-type="float">
            <text:p>25.363902</text:p>
          </table:table-cell>
          <table:table-cell table:formula="of:=SUM([.F59:.G59])" office:value-type="float" office:value="29.274808" calcext:value-type="float">
            <text:p>29.274808</text:p>
          </table:table-cell>
          <table:table-cell table:formula="of:=SUM([.H59:.I59])" office:value-type="float" office:value="54.63871" calcext:value-type="float">
            <text:p>54.63871</text:p>
          </table:table-cell>
          <table:table-cell table:formula="of:=SUM([.E59];[.G59])" office:value-type="float" office:value="53.657936" calcext:value-type="float">
            <text:p>53.657936</text:p>
          </table:table-cell>
          <table:table-cell table:formula="of:=SUM([.D59];[.F59])" office:value-type="float" office:value="0.980774" calcext:value-type="float">
            <text:p>0.980774</text:p>
          </table:table-cell>
          <table:table-cell table:formula="of:=SUM([.B59];[.C59])" office:value-type="float" office:value="50.484853" calcext:value-type="float">
            <text:p>50.484853</text:p>
          </table:table-cell>
          <table:table-cell office:value-type="float" office:value="433330" calcext:value-type="float">
            <text:p>433330</text:p>
          </table:table-cell>
          <table:table-cell office:value-type="float" office:value="8.053383" calcext:value-type="float">
            <text:p>8.053383</text:p>
          </table:table-cell>
          <table:table-cell office:value-type="float" office:value="7.839451" calcext:value-type="float">
            <text:p>7.839451</text:p>
          </table:table-cell>
          <table:table-cell office:value-type="float" office:value="0.226453" calcext:value-type="float">
            <text:p>0.226453</text:p>
          </table:table-cell>
          <table:table-cell office:value-type="float" office:value="7.826932" calcext:value-type="float">
            <text:p>7.826932</text:p>
          </table:table-cell>
          <table:table-cell office:value-type="float" office:value="0.000539" calcext:value-type="float">
            <text:p>0.000539</text:p>
          </table:table-cell>
          <table:table-cell office:value-type="float" office:value="4.154679" calcext:value-type="float">
            <text:p>4.154679</text:p>
          </table:table-cell>
          <table:table-cell table:formula="of:=SUM([.Q59:.R59])" office:value-type="float" office:value="8.053385" calcext:value-type="float">
            <text:p>8.053385</text:p>
          </table:table-cell>
          <table:table-cell table:formula="of:=SUM([.T59:.U59])" office:value-type="float" office:value="12.208064" calcext:value-type="float">
            <text:p>12.208064</text:p>
          </table:table-cell>
          <table:table-cell table:formula="of:=SUM([.U59:.V59])" office:value-type="float" office:value="20.261449" calcext:value-type="float">
            <text:p>20.261449</text:p>
          </table:table-cell>
          <table:table-cell table:formula="of:=SUM([.U59:.V59])" office:value-type="float" office:value="20.261449" calcext:value-type="float">
            <text:p>20.261449</text:p>
          </table:table-cell>
          <table:table-cell table:formula="of:=SUM([.R59];[.T59])" office:value-type="float" office:value="11.981611" calcext:value-type="float">
            <text:p>11.981611</text:p>
          </table:table-cell>
          <table:table-cell table:formula="of:=SUM([.Q59];[.S59])" office:value-type="float" office:value="0.226992" calcext:value-type="float">
            <text:p>0.226992</text:p>
          </table:table-cell>
          <table:table-cell table:formula="of:=SUM([.O59];[.P59])" office:value-type="float" office:value="15.892834" calcext:value-type="float">
            <text:p>15.892834</text:p>
          </table:table-cell>
          <table:table-cell office:value-type="float" office:value="433330" calcext:value-type="float">
            <text:p>433330</text:p>
          </table:table-cell>
          <table:table-cell office:value-type="float" office:value="24.66059" calcext:value-type="float">
            <text:p>24.66059</text:p>
          </table:table-cell>
          <table:table-cell office:value-type="float" office:value="23.838815" calcext:value-type="float">
            <text:p>23.838815</text:p>
          </table:table-cell>
          <table:table-cell office:value-type="float" office:value="0.719102" calcext:value-type="float">
            <text:p>0.719102</text:p>
          </table:table-cell>
          <table:table-cell office:value-type="float" office:value="23.941491" calcext:value-type="float">
            <text:p>23.941491</text:p>
          </table:table-cell>
          <table:table-cell office:value-type="float" office:value="0.013759" calcext:value-type="float">
            <text:p>0.013759</text:p>
          </table:table-cell>
          <table:table-cell office:value-type="float" office:value="22.224664" calcext:value-type="float">
            <text:p>22.224664</text:p>
          </table:table-cell>
          <table:table-cell table:formula="of:=SUM([.AE59:.AF59])" office:value-type="float" office:value="24.660593" calcext:value-type="float">
            <text:p>24.660593</text:p>
          </table:table-cell>
          <table:table-cell table:formula="of:=SUM([.AH59:.AI59])" office:value-type="float" office:value="46.885257" calcext:value-type="float">
            <text:p>46.885257</text:p>
          </table:table-cell>
          <table:table-cell table:formula="of:=SUM([.AI59:.AJ59])" office:value-type="float" office:value="71.54585" calcext:value-type="float">
            <text:p>71.54585</text:p>
          </table:table-cell>
          <table:table-cell table:formula="of:=SUM([.AI59:.AJ59])" office:value-type="float" office:value="71.54585" calcext:value-type="float">
            <text:p>71.54585</text:p>
          </table:table-cell>
          <table:table-cell table:formula="of:=SUM([.AF59];[.AH59])" office:value-type="float" office:value="46.166155" calcext:value-type="float">
            <text:p>46.166155</text:p>
          </table:table-cell>
          <table:table-cell table:formula="of:=SUM([.AE59];[.AG59])" office:value-type="float" office:value="0.732861" calcext:value-type="float">
            <text:p>0.732861</text:p>
          </table:table-cell>
          <table:table-cell table:formula="of:=SUM([.AC59];[.AD59])" office:value-type="float" office:value="48.499405" calcext:value-type="float">
            <text:p>48.499405</text:p>
          </table:table-cell>
          <table:table-cell office:value-type="float" office:value="433330" calcext:value-type="float">
            <text:p>433330</text:p>
          </table:table-cell>
          <table:table-cell office:value-type="float" office:value="7.553638" calcext:value-type="float">
            <text:p>7.553638</text:p>
          </table:table-cell>
          <table:table-cell office:value-type="float" office:value="7.33818" calcext:value-type="float">
            <text:p>7.33818</text:p>
          </table:table-cell>
          <table:table-cell office:value-type="float" office:value="0.191114" calcext:value-type="float">
            <text:p>0.191114</text:p>
          </table:table-cell>
          <table:table-cell office:value-type="float" office:value="7.362527" calcext:value-type="float">
            <text:p>7.362527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3.831454" calcext:value-type="float">
            <text:p>3.831454</text:p>
          </table:table-cell>
          <table:table-cell table:formula="of:=SUM([.AS59:.AT59])" office:value-type="float" office:value="7.553641" calcext:value-type="float">
            <text:p>7.553641</text:p>
          </table:table-cell>
          <table:table-cell table:formula="of:=SUM([.AV59:.AW59])" office:value-type="float" office:value="11.385095" calcext:value-type="float">
            <text:p>11.385095</text:p>
          </table:table-cell>
          <table:table-cell table:formula="of:=SUM([.AW59:.AX59])" office:value-type="float" office:value="18.938736" calcext:value-type="float">
            <text:p>18.938736</text:p>
          </table:table-cell>
          <table:table-cell table:formula="of:=SUM([.AW59:.AX59])" office:value-type="float" office:value="18.938736" calcext:value-type="float">
            <text:p>18.938736</text:p>
          </table:table-cell>
          <table:table-cell table:formula="of:=SUM([.AT59];[.AV59])" office:value-type="float" office:value="11.193981" calcext:value-type="float">
            <text:p>11.193981</text:p>
          </table:table-cell>
          <table:table-cell table:formula="of:=SUM([.AS59];[.AU59])" office:value-type="float" office:value="0.191319" calcext:value-type="float">
            <text:p>0.191319</text:p>
          </table:table-cell>
          <table:table-cell table:formula="of:=SUM([.AQ59];[.AR59])" office:value-type="float" office:value="14.891818" calcext:value-type="float">
            <text:p>14.891818</text:p>
          </table:table-cell>
          <table:table-cell table:number-columns-repeated="969"/>
        </table:table-row>
        <table:table-row table:style-name="ro1">
          <table:table-cell office:value-type="float" office:value="499996" calcext:value-type="float">
            <text:p>499996</text:p>
          </table:table-cell>
          <table:table-cell office:value-type="float" office:value="38.575714" calcext:value-type="float">
            <text:p>38.575714</text:p>
          </table:table-cell>
          <table:table-cell office:value-type="float" office:value="38.24001" calcext:value-type="float">
            <text:p>38.24001</text:p>
          </table:table-cell>
          <table:table-cell office:value-type="float" office:value="1.294893" calcext:value-type="float">
            <text:p>1.294893</text:p>
          </table:table-cell>
          <table:table-cell office:value-type="float" office:value="37.280823" calcext:value-type="float">
            <text:p>37.280823</text:p>
          </table:table-cell>
          <table:table-cell office:value-type="float" office:value="0.129687" calcext:value-type="float">
            <text:p>0.129687</text:p>
          </table:table-cell>
          <table:table-cell office:value-type="float" office:value="45.608787" calcext:value-type="float">
            <text:p>45.608787</text:p>
          </table:table-cell>
          <table:table-cell table:formula="of:=SUM([.D60:.E60])" office:value-type="float" office:value="38.575716" calcext:value-type="float">
            <text:p>38.575716</text:p>
          </table:table-cell>
          <table:table-cell table:formula="of:=SUM([.F60:.G60])" office:value-type="float" office:value="45.738474" calcext:value-type="float">
            <text:p>45.738474</text:p>
          </table:table-cell>
          <table:table-cell table:formula="of:=SUM([.H60:.I60])" office:value-type="float" office:value="84.31419" calcext:value-type="float">
            <text:p>84.31419</text:p>
          </table:table-cell>
          <table:table-cell table:formula="of:=SUM([.E60];[.G60])" office:value-type="float" office:value="82.88961" calcext:value-type="float">
            <text:p>82.88961</text:p>
          </table:table-cell>
          <table:table-cell table:formula="of:=SUM([.D60];[.F60])" office:value-type="float" office:value="1.42458" calcext:value-type="float">
            <text:p>1.42458</text:p>
          </table:table-cell>
          <table:table-cell table:formula="of:=SUM([.B60];[.C60])" office:value-type="float" office:value="76.815724" calcext:value-type="float">
            <text:p>76.815724</text:p>
          </table:table-cell>
          <table:table-cell office:value-type="float" office:value="499996" calcext:value-type="float">
            <text:p>499996</text:p>
          </table:table-cell>
          <table:table-cell office:value-type="float" office:value="8.880027" calcext:value-type="float">
            <text:p>8.880027</text:p>
          </table:table-cell>
          <table:table-cell office:value-type="float" office:value="8.636309" calcext:value-type="float">
            <text:p>8.636309</text:p>
          </table:table-cell>
          <table:table-cell office:value-type="float" office:value="0.16231" calcext:value-type="float">
            <text:p>0.16231</text:p>
          </table:table-cell>
          <table:table-cell office:value-type="float" office:value="8.71772" calcext:value-type="float">
            <text:p>8.71772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4.554858" calcext:value-type="float">
            <text:p>4.554858</text:p>
          </table:table-cell>
          <table:table-cell table:formula="of:=SUM([.Q60:.R60])" office:value-type="float" office:value="8.88003" calcext:value-type="float">
            <text:p>8.88003</text:p>
          </table:table-cell>
          <table:table-cell table:formula="of:=SUM([.T60:.U60])" office:value-type="float" office:value="13.434888" calcext:value-type="float">
            <text:p>13.434888</text:p>
          </table:table-cell>
          <table:table-cell table:formula="of:=SUM([.U60:.V60])" office:value-type="float" office:value="22.314918" calcext:value-type="float">
            <text:p>22.314918</text:p>
          </table:table-cell>
          <table:table-cell table:formula="of:=SUM([.U60:.V60])" office:value-type="float" office:value="22.314918" calcext:value-type="float">
            <text:p>22.314918</text:p>
          </table:table-cell>
          <table:table-cell table:formula="of:=SUM([.R60];[.T60])" office:value-type="float" office:value="13.272578" calcext:value-type="float">
            <text:p>13.272578</text:p>
          </table:table-cell>
          <table:table-cell table:formula="of:=SUM([.Q60];[.S60])" office:value-type="float" office:value="0.162542" calcext:value-type="float">
            <text:p>0.162542</text:p>
          </table:table-cell>
          <table:table-cell table:formula="of:=SUM([.O60];[.P60])" office:value-type="float" office:value="17.516336" calcext:value-type="float">
            <text:p>17.516336</text:p>
          </table:table-cell>
          <table:table-cell office:value-type="float" office:value="499996" calcext:value-type="float">
            <text:p>499996</text:p>
          </table:table-cell>
          <table:table-cell office:value-type="float" office:value="30.362657" calcext:value-type="float">
            <text:p>30.362657</text:p>
          </table:table-cell>
          <table:table-cell office:value-type="float" office:value="29.380227" calcext:value-type="float">
            <text:p>29.380227</text:p>
          </table:table-cell>
          <table:table-cell office:value-type="float" office:value="0.93133" calcext:value-type="float">
            <text:p>0.93133</text:p>
          </table:table-cell>
          <table:table-cell office:value-type="float" office:value="29.43133" calcext:value-type="float">
            <text:p>29.43133</text:p>
          </table:table-cell>
          <table:table-cell office:value-type="float" office:value="0.019786" calcext:value-type="float">
            <text:p>0.019786</text:p>
          </table:table-cell>
          <table:table-cell office:value-type="float" office:value="27.754637" calcext:value-type="float">
            <text:p>27.754637</text:p>
          </table:table-cell>
          <table:table-cell table:formula="of:=SUM([.AE60:.AF60])" office:value-type="float" office:value="30.36266" calcext:value-type="float">
            <text:p>30.36266</text:p>
          </table:table-cell>
          <table:table-cell table:formula="of:=SUM([.AH60:.AI60])" office:value-type="float" office:value="58.117297" calcext:value-type="float">
            <text:p>58.117297</text:p>
          </table:table-cell>
          <table:table-cell table:formula="of:=SUM([.AI60:.AJ60])" office:value-type="float" office:value="88.479957" calcext:value-type="float">
            <text:p>88.479957</text:p>
          </table:table-cell>
          <table:table-cell table:formula="of:=SUM([.AI60:.AJ60])" office:value-type="float" office:value="88.479957" calcext:value-type="float">
            <text:p>88.479957</text:p>
          </table:table-cell>
          <table:table-cell table:formula="of:=SUM([.AF60];[.AH60])" office:value-type="float" office:value="57.185967" calcext:value-type="float">
            <text:p>57.185967</text:p>
          </table:table-cell>
          <table:table-cell table:formula="of:=SUM([.AE60];[.AG60])" office:value-type="float" office:value="0.951116" calcext:value-type="float">
            <text:p>0.951116</text:p>
          </table:table-cell>
          <table:table-cell table:formula="of:=SUM([.AC60];[.AD60])" office:value-type="float" office:value="59.742884" calcext:value-type="float">
            <text:p>59.742884</text:p>
          </table:table-cell>
          <table:table-cell office:value-type="float" office:value="499996" calcext:value-type="float">
            <text:p>499996</text:p>
          </table:table-cell>
          <table:table-cell office:value-type="float" office:value="8.82506" calcext:value-type="float">
            <text:p>8.82506</text:p>
          </table:table-cell>
          <table:table-cell office:value-type="float" office:value="8.577399" calcext:value-type="float">
            <text:p>8.577399</text:p>
          </table:table-cell>
          <table:table-cell office:value-type="float" office:value="0.208823" calcext:value-type="float">
            <text:p>0.208823</text:p>
          </table:table-cell>
          <table:table-cell office:value-type="float" office:value="8.616239" calcext:value-type="float">
            <text:p>8.616239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4.514829" calcext:value-type="float">
            <text:p>4.514829</text:p>
          </table:table-cell>
          <table:table-cell table:formula="of:=SUM([.AS60:.AT60])" office:value-type="float" office:value="8.825062" calcext:value-type="float">
            <text:p>8.825062</text:p>
          </table:table-cell>
          <table:table-cell table:formula="of:=SUM([.AV60:.AW60])" office:value-type="float" office:value="13.339891" calcext:value-type="float">
            <text:p>13.339891</text:p>
          </table:table-cell>
          <table:table-cell table:formula="of:=SUM([.AW60:.AX60])" office:value-type="float" office:value="22.164953" calcext:value-type="float">
            <text:p>22.164953</text:p>
          </table:table-cell>
          <table:table-cell table:formula="of:=SUM([.AW60:.AX60])" office:value-type="float" office:value="22.164953" calcext:value-type="float">
            <text:p>22.164953</text:p>
          </table:table-cell>
          <table:table-cell table:formula="of:=SUM([.AT60];[.AV60])" office:value-type="float" office:value="13.131068" calcext:value-type="float">
            <text:p>13.131068</text:p>
          </table:table-cell>
          <table:table-cell table:formula="of:=SUM([.AS60];[.AU60])" office:value-type="float" office:value="0.20929" calcext:value-type="float">
            <text:p>0.20929</text:p>
          </table:table-cell>
          <table:table-cell table:formula="of:=SUM([.AQ60];[.AR60])" office:value-type="float" office:value="17.402459" calcext:value-type="float">
            <text:p>17.402459</text:p>
          </table:table-cell>
          <table:table-cell table:number-columns-repeated="969"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32.604394" calcext:value-type="float">
            <text:p>32.604394</text:p>
          </table:table-cell>
          <table:table-cell office:value-type="float" office:value="32.263367" calcext:value-type="float">
            <text:p>32.263367</text:p>
          </table:table-cell>
          <table:table-cell office:value-type="float" office:value="1.141209" calcext:value-type="float">
            <text:p>1.141209</text:p>
          </table:table-cell>
          <table:table-cell office:value-type="float" office:value="31.463191" calcext:value-type="float">
            <text:p>31.463191</text:p>
          </table:table-cell>
          <table:table-cell office:value-type="float" office:value="0.093137" calcext:value-type="float">
            <text:p>0.093137</text:p>
          </table:table-cell>
          <table:table-cell office:value-type="float" office:value="37.203751" calcext:value-type="float">
            <text:p>37.203751</text:p>
          </table:table-cell>
          <table:table-cell table:formula="of:=SUM([.D61:.E61])" office:value-type="float" office:value="32.6044" calcext:value-type="float">
            <text:p>32.6044</text:p>
          </table:table-cell>
          <table:table-cell table:formula="of:=SUM([.F61:.G61])" office:value-type="float" office:value="37.296888" calcext:value-type="float">
            <text:p>37.296888</text:p>
          </table:table-cell>
          <table:table-cell table:formula="of:=SUM([.H61:.I61])" office:value-type="float" office:value="69.901288" calcext:value-type="float">
            <text:p>69.901288</text:p>
          </table:table-cell>
          <table:table-cell table:formula="of:=SUM([.E61];[.G61])" office:value-type="float" office:value="68.666942" calcext:value-type="float">
            <text:p>68.666942</text:p>
          </table:table-cell>
          <table:table-cell table:formula="of:=SUM([.D61];[.F61])" office:value-type="float" office:value="1.234346" calcext:value-type="float">
            <text:p>1.234346</text:p>
          </table:table-cell>
          <table:table-cell table:formula="of:=SUM([.B61];[.C61])" office:value-type="float" office:value="64.867761" calcext:value-type="float">
            <text:p>64.867761</text:p>
          </table:table-cell>
          <table:table-cell office:value-type="float" office:value="600000" calcext:value-type="float">
            <text:p>600000</text:p>
          </table:table-cell>
          <table:table-cell office:value-type="float" office:value="17.698395" calcext:value-type="float">
            <text:p>17.698395</text:p>
          </table:table-cell>
          <table:table-cell office:value-type="float" office:value="17.311406" calcext:value-type="float">
            <text:p>17.311406</text:p>
          </table:table-cell>
          <table:table-cell office:value-type="float" office:value="0.552365" calcext:value-type="float">
            <text:p>0.552365</text:p>
          </table:table-cell>
          <table:table-cell office:value-type="float" office:value="17.146032" calcext:value-type="float">
            <text:p>17.146032</text:p>
          </table:table-cell>
          <table:table-cell office:value-type="float" office:value="0.003917" calcext:value-type="float">
            <text:p>0.003917</text:p>
          </table:table-cell>
          <table:table-cell office:value-type="float" office:value="13.299642" calcext:value-type="float">
            <text:p>13.299642</text:p>
          </table:table-cell>
          <table:table-cell table:formula="of:=SUM([.Q61:.R61])" office:value-type="float" office:value="17.698397" calcext:value-type="float">
            <text:p>17.698397</text:p>
          </table:table-cell>
          <table:table-cell table:formula="of:=SUM([.T61:.U61])" office:value-type="float" office:value="30.998039" calcext:value-type="float">
            <text:p>30.998039</text:p>
          </table:table-cell>
          <table:table-cell table:formula="of:=SUM([.U61:.V61])" office:value-type="float" office:value="48.696436" calcext:value-type="float">
            <text:p>48.696436</text:p>
          </table:table-cell>
          <table:table-cell table:formula="of:=SUM([.U61:.V61])" office:value-type="float" office:value="48.696436" calcext:value-type="float">
            <text:p>48.696436</text:p>
          </table:table-cell>
          <table:table-cell table:formula="of:=SUM([.R61];[.T61])" office:value-type="float" office:value="30.445674" calcext:value-type="float">
            <text:p>30.445674</text:p>
          </table:table-cell>
          <table:table-cell table:formula="of:=SUM([.Q61];[.S61])" office:value-type="float" office:value="0.556282" calcext:value-type="float">
            <text:p>0.556282</text:p>
          </table:table-cell>
          <table:table-cell table:formula="of:=SUM([.O61];[.P61])" office:value-type="float" office:value="35.009801" calcext:value-type="float">
            <text:p>35.009801</text:p>
          </table:table-cell>
          <table:table-cell office:value-type="float" office:value="600000" calcext:value-type="float">
            <text:p>600000</text:p>
          </table:table-cell>
          <table:table-cell office:value-type="float" office:value="50.030441" calcext:value-type="float">
            <text:p>50.030441</text:p>
          </table:table-cell>
          <table:table-cell office:value-type="float" office:value="48.443126" calcext:value-type="float">
            <text:p>48.443126</text:p>
          </table:table-cell>
          <table:table-cell office:value-type="float" office:value="1.489394" calcext:value-type="float">
            <text:p>1.489394</text:p>
          </table:table-cell>
          <table:table-cell office:value-type="float" office:value="48.541049" calcext:value-type="float">
            <text:p>48.541049</text:p>
          </table:table-cell>
          <table:table-cell office:value-type="float" office:value="0.041769" calcext:value-type="float">
            <text:p>0.041769</text:p>
          </table:table-cell>
          <table:table-cell office:value-type="float" office:value="49.029285" calcext:value-type="float">
            <text:p>49.029285</text:p>
          </table:table-cell>
          <table:table-cell table:formula="of:=SUM([.AE61:.AF61])" office:value-type="float" office:value="50.030443" calcext:value-type="float">
            <text:p>50.030443</text:p>
          </table:table-cell>
          <table:table-cell table:formula="of:=SUM([.AH61:.AI61])" office:value-type="float" office:value="99.059728" calcext:value-type="float">
            <text:p>99.059728</text:p>
          </table:table-cell>
          <table:table-cell table:formula="of:=SUM([.AI61:.AJ61])" office:value-type="float" office:value="149.090171" calcext:value-type="float">
            <text:p>149.090171</text:p>
          </table:table-cell>
          <table:table-cell table:formula="of:=SUM([.AI61:.AJ61])" office:value-type="float" office:value="149.090171" calcext:value-type="float">
            <text:p>149.090171</text:p>
          </table:table-cell>
          <table:table-cell table:formula="of:=SUM([.AF61];[.AH61])" office:value-type="float" office:value="97.570334" calcext:value-type="float">
            <text:p>97.570334</text:p>
          </table:table-cell>
          <table:table-cell table:formula="of:=SUM([.AE61];[.AG61])" office:value-type="float" office:value="1.531163" calcext:value-type="float">
            <text:p>1.531163</text:p>
          </table:table-cell>
          <table:table-cell table:formula="of:=SUM([.AC61];[.AD61])" office:value-type="float" office:value="98.473567" calcext:value-type="float">
            <text:p>98.473567</text:p>
          </table:table-cell>
          <table:table-cell office:value-type="float" office:value="600000" calcext:value-type="float">
            <text:p>600000</text:p>
          </table:table-cell>
          <table:table-cell office:value-type="float" office:value="16.799976" calcext:value-type="float">
            <text:p>16.799976</text:p>
          </table:table-cell>
          <table:table-cell office:value-type="float" office:value="16.405768" calcext:value-type="float">
            <text:p>16.405768</text:p>
          </table:table-cell>
          <table:table-cell office:value-type="float" office:value="0.589306" calcext:value-type="float">
            <text:p>0.589306</text:p>
          </table:table-cell>
          <table:table-cell office:value-type="float" office:value="16.210673" calcext:value-type="float">
            <text:p>16.210673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12.396036" calcext:value-type="float">
            <text:p>12.396036</text:p>
          </table:table-cell>
          <table:table-cell table:formula="of:=SUM([.AS61:.AT61])" office:value-type="float" office:value="16.799979" calcext:value-type="float">
            <text:p>16.799979</text:p>
          </table:table-cell>
          <table:table-cell table:formula="of:=SUM([.AV61:.AW61])" office:value-type="float" office:value="29.196015" calcext:value-type="float">
            <text:p>29.196015</text:p>
          </table:table-cell>
          <table:table-cell table:formula="of:=SUM([.AW61:.AX61])" office:value-type="float" office:value="45.995994" calcext:value-type="float">
            <text:p>45.995994</text:p>
          </table:table-cell>
          <table:table-cell table:formula="of:=SUM([.AW61:.AX61])" office:value-type="float" office:value="45.995994" calcext:value-type="float">
            <text:p>45.995994</text:p>
          </table:table-cell>
          <table:table-cell table:formula="of:=SUM([.AT61];[.AV61])" office:value-type="float" office:value="28.606709" calcext:value-type="float">
            <text:p>28.606709</text:p>
          </table:table-cell>
          <table:table-cell table:formula="of:=SUM([.AS61];[.AU61])" office:value-type="float" office:value="0.592646" calcext:value-type="float">
            <text:p>0.592646</text:p>
          </table:table-cell>
          <table:table-cell table:formula="of:=SUM([.AQ61];[.AR61])" office:value-type="float" office:value="33.205744" calcext:value-type="float">
            <text:p>33.205744</text:p>
          </table:table-cell>
          <table:table-cell table:number-columns-repeated="969"/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46.383397" calcext:value-type="float">
            <text:p>46.383397</text:p>
          </table:table-cell>
          <table:table-cell office:value-type="float" office:value="45.961242" calcext:value-type="float">
            <text:p>45.961242</text:p>
          </table:table-cell>
          <table:table-cell office:value-type="float" office:value="1.496383" calcext:value-type="float">
            <text:p>1.496383</text:p>
          </table:table-cell>
          <table:table-cell office:value-type="float" office:value="44.887016" calcext:value-type="float">
            <text:p>44.887016</text:p>
          </table:table-cell>
          <table:table-cell office:value-type="float" office:value="0.139611" calcext:value-type="float">
            <text:p>0.139611</text:p>
          </table:table-cell>
          <table:table-cell office:value-type="float" office:value="53.813347" calcext:value-type="float">
            <text:p>53.813347</text:p>
          </table:table-cell>
          <table:table-cell table:formula="of:=SUM([.D62:.E62])" office:value-type="float" office:value="46.383399" calcext:value-type="float">
            <text:p>46.383399</text:p>
          </table:table-cell>
          <table:table-cell table:formula="of:=SUM([.F62:.G62])" office:value-type="float" office:value="53.952958" calcext:value-type="float">
            <text:p>53.952958</text:p>
          </table:table-cell>
          <table:table-cell table:formula="of:=SUM([.H62:.I62])" office:value-type="float" office:value="100.336357" calcext:value-type="float">
            <text:p>100.336357</text:p>
          </table:table-cell>
          <table:table-cell table:formula="of:=SUM([.E62];[.G62])" office:value-type="float" office:value="98.700363" calcext:value-type="float">
            <text:p>98.700363</text:p>
          </table:table-cell>
          <table:table-cell table:formula="of:=SUM([.D62];[.F62])" office:value-type="float" office:value="1.635994" calcext:value-type="float">
            <text:p>1.635994</text:p>
          </table:table-cell>
          <table:table-cell table:formula="of:=SUM([.B62];[.C62])" office:value-type="float" office:value="92.344639" calcext:value-type="float">
            <text:p>92.344639</text:p>
          </table:table-cell>
          <table:table-cell office:value-type="float" office:value="700000" calcext:value-type="float">
            <text:p>700000</text:p>
          </table:table-cell>
          <table:table-cell office:value-type="float" office:value="20.496417" calcext:value-type="float">
            <text:p>20.496417</text:p>
          </table:table-cell>
          <table:table-cell office:value-type="float" office:value="20.050468" calcext:value-type="float">
            <text:p>20.050468</text:p>
          </table:table-cell>
          <table:table-cell office:value-type="float" office:value="0.679167" calcext:value-type="float">
            <text:p>0.679167</text:p>
          </table:table-cell>
          <table:table-cell office:value-type="float" office:value="19.817253" calcext:value-type="float">
            <text:p>19.817253</text:p>
          </table:table-cell>
          <table:table-cell office:value-type="float" office:value="0.003756" calcext:value-type="float">
            <text:p>0.003756</text:p>
          </table:table-cell>
          <table:table-cell office:value-type="float" office:value="15.319414" calcext:value-type="float">
            <text:p>15.319414</text:p>
          </table:table-cell>
          <table:table-cell table:formula="of:=SUM([.Q62:.R62])" office:value-type="float" office:value="20.49642" calcext:value-type="float">
            <text:p>20.49642</text:p>
          </table:table-cell>
          <table:table-cell table:formula="of:=SUM([.T62:.U62])" office:value-type="float" office:value="35.815834" calcext:value-type="float">
            <text:p>35.815834</text:p>
          </table:table-cell>
          <table:table-cell table:formula="of:=SUM([.U62:.V62])" office:value-type="float" office:value="56.312254" calcext:value-type="float">
            <text:p>56.312254</text:p>
          </table:table-cell>
          <table:table-cell table:formula="of:=SUM([.U62:.V62])" office:value-type="float" office:value="56.312254" calcext:value-type="float">
            <text:p>56.312254</text:p>
          </table:table-cell>
          <table:table-cell table:formula="of:=SUM([.R62];[.T62])" office:value-type="float" office:value="35.136667" calcext:value-type="float">
            <text:p>35.136667</text:p>
          </table:table-cell>
          <table:table-cell table:formula="of:=SUM([.Q62];[.S62])" office:value-type="float" office:value="0.682923" calcext:value-type="float">
            <text:p>0.682923</text:p>
          </table:table-cell>
          <table:table-cell table:formula="of:=SUM([.O62];[.P62])" office:value-type="float" office:value="40.546885" calcext:value-type="float">
            <text:p>40.546885</text:p>
          </table:table-cell>
          <table:table-cell office:value-type="float" office:value="700000" calcext:value-type="float">
            <text:p>700000</text:p>
          </table:table-cell>
          <table:table-cell office:value-type="float" office:value="58.844322" calcext:value-type="float">
            <text:p>58.844322</text:p>
          </table:table-cell>
          <table:table-cell office:value-type="float" office:value="56.978177" calcext:value-type="float">
            <text:p>56.978177</text:p>
          </table:table-cell>
          <table:table-cell office:value-type="float" office:value="1.775267" calcext:value-type="float">
            <text:p>1.775267</text:p>
          </table:table-cell>
          <table:table-cell office:value-type="float" office:value="57.069058" calcext:value-type="float">
            <text:p>57.069058</text:p>
          </table:table-cell>
          <table:table-cell office:value-type="float" office:value="0.048015" calcext:value-type="float">
            <text:p>0.048015</text:p>
          </table:table-cell>
          <table:table-cell office:value-type="float" office:value="57.822135" calcext:value-type="float">
            <text:p>57.822135</text:p>
          </table:table-cell>
          <table:table-cell table:formula="of:=SUM([.AE62:.AF62])" office:value-type="float" office:value="58.844325" calcext:value-type="float">
            <text:p>58.844325</text:p>
          </table:table-cell>
          <table:table-cell table:formula="of:=SUM([.AH62:.AI62])" office:value-type="float" office:value="116.66646" calcext:value-type="float">
            <text:p>116.66646</text:p>
          </table:table-cell>
          <table:table-cell table:formula="of:=SUM([.AI62:.AJ62])" office:value-type="float" office:value="175.510785" calcext:value-type="float">
            <text:p>175.510785</text:p>
          </table:table-cell>
          <table:table-cell table:formula="of:=SUM([.AI62:.AJ62])" office:value-type="float" office:value="175.510785" calcext:value-type="float">
            <text:p>175.510785</text:p>
          </table:table-cell>
          <table:table-cell table:formula="of:=SUM([.AF62];[.AH62])" office:value-type="float" office:value="114.891193" calcext:value-type="float">
            <text:p>114.891193</text:p>
          </table:table-cell>
          <table:table-cell table:formula="of:=SUM([.AE62];[.AG62])" office:value-type="float" office:value="1.823282" calcext:value-type="float">
            <text:p>1.823282</text:p>
          </table:table-cell>
          <table:table-cell table:formula="of:=SUM([.AC62];[.AD62])" office:value-type="float" office:value="115.822499" calcext:value-type="float">
            <text:p>115.822499</text:p>
          </table:table-cell>
          <table:table-cell office:value-type="float" office:value="700000" calcext:value-type="float">
            <text:p>700000</text:p>
          </table:table-cell>
          <table:table-cell office:value-type="float" office:value="19.788801" calcext:value-type="float">
            <text:p>19.788801</text:p>
          </table:table-cell>
          <table:table-cell office:value-type="float" office:value="19.321963" calcext:value-type="float">
            <text:p>19.321963</text:p>
          </table:table-cell>
          <table:table-cell office:value-type="float" office:value="0.601125" calcext:value-type="float">
            <text:p>0.601125</text:p>
          </table:table-cell>
          <table:table-cell office:value-type="float" office:value="19.18768" calcext:value-type="float">
            <text:p>19.18768</text:p>
          </table:table-cell>
          <table:table-cell office:value-type="float" office:value="0.003295" calcext:value-type="float">
            <text:p>0.003295</text:p>
          </table:table-cell>
          <table:table-cell office:value-type="float" office:value="14.529362" calcext:value-type="float">
            <text:p>14.529362</text:p>
          </table:table-cell>
          <table:table-cell table:formula="of:=SUM([.AS62:.AT62])" office:value-type="float" office:value="19.788805" calcext:value-type="float">
            <text:p>19.788805</text:p>
          </table:table-cell>
          <table:table-cell table:formula="of:=SUM([.AV62:.AW62])" office:value-type="float" office:value="34.318167" calcext:value-type="float">
            <text:p>34.318167</text:p>
          </table:table-cell>
          <table:table-cell table:formula="of:=SUM([.AW62:.AX62])" office:value-type="float" office:value="54.106972" calcext:value-type="float">
            <text:p>54.106972</text:p>
          </table:table-cell>
          <table:table-cell table:formula="of:=SUM([.AW62:.AX62])" office:value-type="float" office:value="54.106972" calcext:value-type="float">
            <text:p>54.106972</text:p>
          </table:table-cell>
          <table:table-cell table:formula="of:=SUM([.AT62];[.AV62])" office:value-type="float" office:value="33.717042" calcext:value-type="float">
            <text:p>33.717042</text:p>
          </table:table-cell>
          <table:table-cell table:formula="of:=SUM([.AS62];[.AU62])" office:value-type="float" office:value="0.60442" calcext:value-type="float">
            <text:p>0.60442</text:p>
          </table:table-cell>
          <table:table-cell table:formula="of:=SUM([.AQ62];[.AR62])" office:value-type="float" office:value="39.110764" calcext:value-type="float">
            <text:p>39.110764</text:p>
          </table:table-cell>
          <table:table-cell table:number-columns-repeated="969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55.359248" calcext:value-type="float">
            <text:p>55.359248</text:p>
          </table:table-cell>
          <table:table-cell office:value-type="float" office:value="54.863879" calcext:value-type="float">
            <text:p>54.863879</text:p>
          </table:table-cell>
          <table:table-cell office:value-type="float" office:value="1.973727" calcext:value-type="float">
            <text:p>1.973727</text:p>
          </table:table-cell>
          <table:table-cell office:value-type="float" office:value="53.385523" calcext:value-type="float">
            <text:p>53.385523</text:p>
          </table:table-cell>
          <table:table-cell office:value-type="float" office:value="0.175601" calcext:value-type="float">
            <text:p>0.175601</text:p>
          </table:table-cell>
          <table:table-cell office:value-type="float" office:value="64.175817" calcext:value-type="float">
            <text:p>64.175817</text:p>
          </table:table-cell>
          <table:table-cell table:formula="of:=SUM([.D63:.E63])" office:value-type="float" office:value="55.35925" calcext:value-type="float">
            <text:p>55.35925</text:p>
          </table:table-cell>
          <table:table-cell table:formula="of:=SUM([.F63:.G63])" office:value-type="float" office:value="64.351418" calcext:value-type="float">
            <text:p>64.351418</text:p>
          </table:table-cell>
          <table:table-cell table:formula="of:=SUM([.H63:.I63])" office:value-type="float" office:value="119.710668" calcext:value-type="float">
            <text:p>119.710668</text:p>
          </table:table-cell>
          <table:table-cell table:formula="of:=SUM([.E63];[.G63])" office:value-type="float" office:value="117.56134" calcext:value-type="float">
            <text:p>117.56134</text:p>
          </table:table-cell>
          <table:table-cell table:formula="of:=SUM([.D63];[.F63])" office:value-type="float" office:value="2.149328" calcext:value-type="float">
            <text:p>2.149328</text:p>
          </table:table-cell>
          <table:table-cell table:formula="of:=SUM([.B63];[.C63])" office:value-type="float" office:value="110.223127" calcext:value-type="float">
            <text:p>110.223127</text:p>
          </table:table-cell>
          <table:table-cell office:value-type="float" office:value="800000" calcext:value-type="float">
            <text:p>800000</text:p>
          </table:table-cell>
          <table:table-cell office:value-type="float" office:value="23.517391" calcext:value-type="float">
            <text:p>23.517391</text:p>
          </table:table-cell>
          <table:table-cell office:value-type="float" office:value="23.005491" calcext:value-type="float">
            <text:p>23.005491</text:p>
          </table:table-cell>
          <table:table-cell office:value-type="float" office:value="0.740324" calcext:value-type="float">
            <text:p>0.740324</text:p>
          </table:table-cell>
          <table:table-cell office:value-type="float" office:value="22.77707" calcext:value-type="float">
            <text:p>22.77707</text:p>
          </table:table-cell>
          <table:table-cell office:value-type="float" office:value="0.004239" calcext:value-type="float">
            <text:p>0.004239</text:p>
          </table:table-cell>
          <table:table-cell office:value-type="float" office:value="17.617394" calcext:value-type="float">
            <text:p>17.617394</text:p>
          </table:table-cell>
          <table:table-cell table:formula="of:=SUM([.Q63:.R63])" office:value-type="float" office:value="23.517394" calcext:value-type="float">
            <text:p>23.517394</text:p>
          </table:table-cell>
          <table:table-cell table:formula="of:=SUM([.T63:.U63])" office:value-type="float" office:value="41.134788" calcext:value-type="float">
            <text:p>41.134788</text:p>
          </table:table-cell>
          <table:table-cell table:formula="of:=SUM([.U63:.V63])" office:value-type="float" office:value="64.652182" calcext:value-type="float">
            <text:p>64.652182</text:p>
          </table:table-cell>
          <table:table-cell table:formula="of:=SUM([.U63:.V63])" office:value-type="float" office:value="64.652182" calcext:value-type="float">
            <text:p>64.652182</text:p>
          </table:table-cell>
          <table:table-cell table:formula="of:=SUM([.R63];[.T63])" office:value-type="float" office:value="40.394464" calcext:value-type="float">
            <text:p>40.394464</text:p>
          </table:table-cell>
          <table:table-cell table:formula="of:=SUM([.Q63];[.S63])" office:value-type="float" office:value="0.744563" calcext:value-type="float">
            <text:p>0.744563</text:p>
          </table:table-cell>
          <table:table-cell table:formula="of:=SUM([.O63];[.P63])" office:value-type="float" office:value="46.522882" calcext:value-type="float">
            <text:p>46.522882</text:p>
          </table:table-cell>
          <table:table-cell office:value-type="float" office:value="800000" calcext:value-type="float">
            <text:p>800000</text:p>
          </table:table-cell>
          <table:table-cell office:value-type="float" office:value="52.062466" calcext:value-type="float">
            <text:p>52.062466</text:p>
          </table:table-cell>
          <table:table-cell office:value-type="float" office:value="50.375423" calcext:value-type="float">
            <text:p>50.375423</text:p>
          </table:table-cell>
          <table:table-cell office:value-type="float" office:value="1.598451" calcext:value-type="float">
            <text:p>1.598451</text:p>
          </table:table-cell>
          <table:table-cell office:value-type="float" office:value="50.464019" calcext:value-type="float">
            <text:p>50.464019</text:p>
          </table:table-cell>
          <table:table-cell office:value-type="float" office:value="0.040699" calcext:value-type="float">
            <text:p>0.040699</text:p>
          </table:table-cell>
          <table:table-cell office:value-type="float" office:value="49.416311" calcext:value-type="float">
            <text:p>49.416311</text:p>
          </table:table-cell>
          <table:table-cell table:formula="of:=SUM([.AE63:.AF63])" office:value-type="float" office:value="52.06247" calcext:value-type="float">
            <text:p>52.06247</text:p>
          </table:table-cell>
          <table:table-cell table:formula="of:=SUM([.AH63:.AI63])" office:value-type="float" office:value="101.478781" calcext:value-type="float">
            <text:p>101.478781</text:p>
          </table:table-cell>
          <table:table-cell table:formula="of:=SUM([.AI63:.AJ63])" office:value-type="float" office:value="153.541251" calcext:value-type="float">
            <text:p>153.541251</text:p>
          </table:table-cell>
          <table:table-cell table:formula="of:=SUM([.AI63:.AJ63])" office:value-type="float" office:value="153.541251" calcext:value-type="float">
            <text:p>153.541251</text:p>
          </table:table-cell>
          <table:table-cell table:formula="of:=SUM([.AF63];[.AH63])" office:value-type="float" office:value="99.88033" calcext:value-type="float">
            <text:p>99.88033</text:p>
          </table:table-cell>
          <table:table-cell table:formula="of:=SUM([.AE63];[.AG63])" office:value-type="float" office:value="1.63915" calcext:value-type="float">
            <text:p>1.63915</text:p>
          </table:table-cell>
          <table:table-cell table:formula="of:=SUM([.AC63];[.AD63])" office:value-type="float" office:value="102.437889" calcext:value-type="float">
            <text:p>102.437889</text:p>
          </table:table-cell>
          <table:table-cell office:value-type="float" office:value="800000" calcext:value-type="float">
            <text:p>800000</text:p>
          </table:table-cell>
          <table:table-cell office:value-type="float" office:value="22.691862" calcext:value-type="float">
            <text:p>22.691862</text:p>
          </table:table-cell>
          <table:table-cell office:value-type="float" office:value="22.15789" calcext:value-type="float">
            <text:p>22.15789</text:p>
          </table:table-cell>
          <table:table-cell office:value-type="float" office:value="0.820983" calcext:value-type="float">
            <text:p>0.820983</text:p>
          </table:table-cell>
          <table:table-cell office:value-type="float" office:value="21.870881" calcext:value-type="float">
            <text:p>21.870881</text:p>
          </table:table-cell>
          <table:table-cell office:value-type="float" office:value="0.004087" calcext:value-type="float">
            <text:p>0.004087</text:p>
          </table:table-cell>
          <table:table-cell office:value-type="float" office:value="16.589013" calcext:value-type="float">
            <text:p>16.589013</text:p>
          </table:table-cell>
          <table:table-cell table:formula="of:=SUM([.AS63:.AT63])" office:value-type="float" office:value="22.691864" calcext:value-type="float">
            <text:p>22.691864</text:p>
          </table:table-cell>
          <table:table-cell table:formula="of:=SUM([.AV63:.AW63])" office:value-type="float" office:value="39.280877" calcext:value-type="float">
            <text:p>39.280877</text:p>
          </table:table-cell>
          <table:table-cell table:formula="of:=SUM([.AW63:.AX63])" office:value-type="float" office:value="61.972741" calcext:value-type="float">
            <text:p>61.972741</text:p>
          </table:table-cell>
          <table:table-cell table:formula="of:=SUM([.AW63:.AX63])" office:value-type="float" office:value="61.972741" calcext:value-type="float">
            <text:p>61.972741</text:p>
          </table:table-cell>
          <table:table-cell table:formula="of:=SUM([.AT63];[.AV63])" office:value-type="float" office:value="38.459894" calcext:value-type="float">
            <text:p>38.459894</text:p>
          </table:table-cell>
          <table:table-cell table:formula="of:=SUM([.AS63];[.AU63])" office:value-type="float" office:value="0.82507" calcext:value-type="float">
            <text:p>0.82507</text:p>
          </table:table-cell>
          <table:table-cell table:formula="of:=SUM([.AQ63];[.AR63])" office:value-type="float" office:value="44.849752" calcext:value-type="float">
            <text:p>44.849752</text:p>
          </table:table-cell>
          <table:table-cell table:number-columns-repeated="969"/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70.148101" calcext:value-type="float">
            <text:p>70.148101</text:p>
          </table:table-cell>
          <table:table-cell office:value-type="float" office:value="69.541482" calcext:value-type="float">
            <text:p>69.541482</text:p>
          </table:table-cell>
          <table:table-cell office:value-type="float" office:value="2.255212" calcext:value-type="float">
            <text:p>2.255212</text:p>
          </table:table-cell>
          <table:table-cell office:value-type="float" office:value="67.892893" calcext:value-type="float">
            <text:p>67.892893</text:p>
          </table:table-cell>
          <table:table-cell office:value-type="float" office:value="0.220872" calcext:value-type="float">
            <text:p>0.220872</text:p>
          </table:table-cell>
          <table:table-cell office:value-type="float" office:value="82.151647" calcext:value-type="float">
            <text:p>82.151647</text:p>
          </table:table-cell>
          <table:table-cell table:formula="of:=SUM([.D64:.E64])" office:value-type="float" office:value="70.148105" calcext:value-type="float">
            <text:p>70.148105</text:p>
          </table:table-cell>
          <table:table-cell table:formula="of:=SUM([.F64:.G64])" office:value-type="float" office:value="82.372519" calcext:value-type="float">
            <text:p>82.372519</text:p>
          </table:table-cell>
          <table:table-cell table:formula="of:=SUM([.H64:.I64])" office:value-type="float" office:value="152.520624" calcext:value-type="float">
            <text:p>152.520624</text:p>
          </table:table-cell>
          <table:table-cell table:formula="of:=SUM([.E64];[.G64])" office:value-type="float" office:value="150.04454" calcext:value-type="float">
            <text:p>150.04454</text:p>
          </table:table-cell>
          <table:table-cell table:formula="of:=SUM([.D64];[.F64])" office:value-type="float" office:value="2.476084" calcext:value-type="float">
            <text:p>2.476084</text:p>
          </table:table-cell>
          <table:table-cell table:formula="of:=SUM([.B64];[.C64])" office:value-type="float" office:value="139.689583" calcext:value-type="float">
            <text:p>139.689583</text:p>
          </table:table-cell>
          <table:table-cell office:value-type="float" office:value="900000" calcext:value-type="float">
            <text:p>900000</text:p>
          </table:table-cell>
          <table:table-cell office:value-type="float" office:value="25.621484" calcext:value-type="float">
            <text:p>25.621484</text:p>
          </table:table-cell>
          <table:table-cell office:value-type="float" office:value="25.05809" calcext:value-type="float">
            <text:p>25.05809</text:p>
          </table:table-cell>
          <table:table-cell office:value-type="float" office:value="0.833841" calcext:value-type="float">
            <text:p>0.833841</text:p>
          </table:table-cell>
          <table:table-cell office:value-type="float" office:value="24.787646" calcext:value-type="float">
            <text:p>24.787646</text:p>
          </table:table-cell>
          <table:table-cell office:value-type="float" office:value="0.005315" calcext:value-type="float">
            <text:p>0.005315</text:p>
          </table:table-cell>
          <table:table-cell office:value-type="float" office:value="18.969169" calcext:value-type="float">
            <text:p>18.969169</text:p>
          </table:table-cell>
          <table:table-cell table:formula="of:=SUM([.Q64:.R64])" office:value-type="float" office:value="25.621487" calcext:value-type="float">
            <text:p>25.621487</text:p>
          </table:table-cell>
          <table:table-cell table:formula="of:=SUM([.T64:.U64])" office:value-type="float" office:value="44.590656" calcext:value-type="float">
            <text:p>44.590656</text:p>
          </table:table-cell>
          <table:table-cell table:formula="of:=SUM([.U64:.V64])" office:value-type="float" office:value="70.212143" calcext:value-type="float">
            <text:p>70.212143</text:p>
          </table:table-cell>
          <table:table-cell table:formula="of:=SUM([.U64:.V64])" office:value-type="float" office:value="70.212143" calcext:value-type="float">
            <text:p>70.212143</text:p>
          </table:table-cell>
          <table:table-cell table:formula="of:=SUM([.R64];[.T64])" office:value-type="float" office:value="43.756815" calcext:value-type="float">
            <text:p>43.756815</text:p>
          </table:table-cell>
          <table:table-cell table:formula="of:=SUM([.Q64];[.S64])" office:value-type="float" office:value="0.839156" calcext:value-type="float">
            <text:p>0.839156</text:p>
          </table:table-cell>
          <table:table-cell table:formula="of:=SUM([.O64];[.P64])" office:value-type="float" office:value="50.679574" calcext:value-type="float">
            <text:p>50.679574</text:p>
          </table:table-cell>
          <table:table-cell office:value-type="float" office:value="900000" calcext:value-type="float">
            <text:p>900000</text:p>
          </table:table-cell>
          <table:table-cell office:value-type="float" office:value="69.462484" calcext:value-type="float">
            <text:p>69.462484</text:p>
          </table:table-cell>
          <table:table-cell office:value-type="float" office:value="67.264484" calcext:value-type="float">
            <text:p>67.264484</text:p>
          </table:table-cell>
          <table:table-cell office:value-type="float" office:value="2.076793" calcext:value-type="float">
            <text:p>2.076793</text:p>
          </table:table-cell>
          <table:table-cell office:value-type="float" office:value="67.385694" calcext:value-type="float">
            <text:p>67.385694</text:p>
          </table:table-cell>
          <table:table-cell office:value-type="float" office:value="0.05656" calcext:value-type="float">
            <text:p>0.05656</text:p>
          </table:table-cell>
          <table:table-cell office:value-type="float" office:value="66.677295" calcext:value-type="float">
            <text:p>66.677295</text:p>
          </table:table-cell>
          <table:table-cell table:formula="of:=SUM([.AE64:.AF64])" office:value-type="float" office:value="69.462487" calcext:value-type="float">
            <text:p>69.462487</text:p>
          </table:table-cell>
          <table:table-cell table:formula="of:=SUM([.AH64:.AI64])" office:value-type="float" office:value="136.139782" calcext:value-type="float">
            <text:p>136.139782</text:p>
          </table:table-cell>
          <table:table-cell table:formula="of:=SUM([.AI64:.AJ64])" office:value-type="float" office:value="205.602269" calcext:value-type="float">
            <text:p>205.602269</text:p>
          </table:table-cell>
          <table:table-cell table:formula="of:=SUM([.AI64:.AJ64])" office:value-type="float" office:value="205.602269" calcext:value-type="float">
            <text:p>205.602269</text:p>
          </table:table-cell>
          <table:table-cell table:formula="of:=SUM([.AF64];[.AH64])" office:value-type="float" office:value="134.062989" calcext:value-type="float">
            <text:p>134.062989</text:p>
          </table:table-cell>
          <table:table-cell table:formula="of:=SUM([.AE64];[.AG64])" office:value-type="float" office:value="2.133353" calcext:value-type="float">
            <text:p>2.133353</text:p>
          </table:table-cell>
          <table:table-cell table:formula="of:=SUM([.AC64];[.AD64])" office:value-type="float" office:value="136.726968" calcext:value-type="float">
            <text:p>136.726968</text:p>
          </table:table-cell>
          <table:table-cell office:value-type="float" office:value="900000" calcext:value-type="float">
            <text:p>900000</text:p>
          </table:table-cell>
          <table:table-cell office:value-type="float" office:value="25.30585" calcext:value-type="float">
            <text:p>25.30585</text:p>
          </table:table-cell>
          <table:table-cell office:value-type="float" office:value="24.710137" calcext:value-type="float">
            <text:p>24.710137</text:p>
          </table:table-cell>
          <table:table-cell office:value-type="float" office:value="0.912752" calcext:value-type="float">
            <text:p>0.912752</text:p>
          </table:table-cell>
          <table:table-cell office:value-type="float" office:value="24.393101" calcext:value-type="float">
            <text:p>24.393101</text:p>
          </table:table-cell>
          <table:table-cell office:value-type="float" office:value="0.004111" calcext:value-type="float">
            <text:p>0.004111</text:p>
          </table:table-cell>
          <table:table-cell office:value-type="float" office:value="18.499455" calcext:value-type="float">
            <text:p>18.499455</text:p>
          </table:table-cell>
          <table:table-cell table:formula="of:=SUM([.AS64:.AT64])" office:value-type="float" office:value="25.305853" calcext:value-type="float">
            <text:p>25.305853</text:p>
          </table:table-cell>
          <table:table-cell table:formula="of:=SUM([.AV64:.AW64])" office:value-type="float" office:value="43.805308" calcext:value-type="float">
            <text:p>43.805308</text:p>
          </table:table-cell>
          <table:table-cell table:formula="of:=SUM([.AW64:.AX64])" office:value-type="float" office:value="69.111161" calcext:value-type="float">
            <text:p>69.111161</text:p>
          </table:table-cell>
          <table:table-cell table:formula="of:=SUM([.AW64:.AX64])" office:value-type="float" office:value="69.111161" calcext:value-type="float">
            <text:p>69.111161</text:p>
          </table:table-cell>
          <table:table-cell table:formula="of:=SUM([.AT64];[.AV64])" office:value-type="float" office:value="42.892556" calcext:value-type="float">
            <text:p>42.892556</text:p>
          </table:table-cell>
          <table:table-cell table:formula="of:=SUM([.AS64];[.AU64])" office:value-type="float" office:value="0.916863" calcext:value-type="float">
            <text:p>0.916863</text:p>
          </table:table-cell>
          <table:table-cell table:formula="of:=SUM([.AQ64];[.AR64])" office:value-type="float" office:value="50.015987" calcext:value-type="float">
            <text:p>50.015987</text:p>
          </table:table-cell>
          <table:table-cell table:number-columns-repeated="96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1.324159" calcext:value-type="float">
            <text:p>71.324159</text:p>
          </table:table-cell>
          <table:table-cell office:value-type="float" office:value="70.69185" calcext:value-type="float">
            <text:p>70.69185</text:p>
          </table:table-cell>
          <table:table-cell office:value-type="float" office:value="2.394473" calcext:value-type="float">
            <text:p>2.394473</text:p>
          </table:table-cell>
          <table:table-cell office:value-type="float" office:value="68.929689" calcext:value-type="float">
            <text:p>68.929689</text:p>
          </table:table-cell>
          <table:table-cell office:value-type="float" office:value="0.228973" calcext:value-type="float">
            <text:p>0.228973</text:p>
          </table:table-cell>
          <table:table-cell office:value-type="float" office:value="83.153487" calcext:value-type="float">
            <text:p>83.153487</text:p>
          </table:table-cell>
          <table:table-cell table:formula="of:=SUM([.D65:.E65])" office:value-type="float" office:value="71.324162" calcext:value-type="float">
            <text:p>71.324162</text:p>
          </table:table-cell>
          <table:table-cell table:formula="of:=SUM([.F65:.G65])" office:value-type="float" office:value="83.38246" calcext:value-type="float">
            <text:p>83.38246</text:p>
          </table:table-cell>
          <table:table-cell table:formula="of:=SUM([.H65:.I65])" office:value-type="float" office:value="154.706622" calcext:value-type="float">
            <text:p>154.706622</text:p>
          </table:table-cell>
          <table:table-cell table:formula="of:=SUM([.E65];[.G65])" office:value-type="float" office:value="152.083176" calcext:value-type="float">
            <text:p>152.083176</text:p>
          </table:table-cell>
          <table:table-cell table:formula="of:=SUM([.D65];[.F65])" office:value-type="float" office:value="2.623446" calcext:value-type="float">
            <text:p>2.623446</text:p>
          </table:table-cell>
          <table:table-cell table:formula="of:=SUM([.B65];[.C65])" office:value-type="float" office:value="142.016009" calcext:value-type="float">
            <text:p>142.01600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.512947" calcext:value-type="float">
            <text:p>29.512947</text:p>
          </table:table-cell>
          <table:table-cell office:value-type="float" office:value="28.870406" calcext:value-type="float">
            <text:p>28.870406</text:p>
          </table:table-cell>
          <table:table-cell office:value-type="float" office:value="1.057862" calcext:value-type="float">
            <text:p>1.057862</text:p>
          </table:table-cell>
          <table:table-cell office:value-type="float" office:value="28.455088" calcext:value-type="float">
            <text:p>28.455088</text:p>
          </table:table-cell>
          <table:table-cell office:value-type="float" office:value="0.005693" calcext:value-type="float">
            <text:p>0.005693</text:p>
          </table:table-cell>
          <table:table-cell office:value-type="float" office:value="22.12598" calcext:value-type="float">
            <text:p>22.12598</text:p>
          </table:table-cell>
          <table:table-cell table:formula="of:=SUM([.Q65:.R65])" office:value-type="float" office:value="29.51295" calcext:value-type="float">
            <text:p>29.51295</text:p>
          </table:table-cell>
          <table:table-cell table:formula="of:=SUM([.T65:.U65])" office:value-type="float" office:value="51.63893" calcext:value-type="float">
            <text:p>51.63893</text:p>
          </table:table-cell>
          <table:table-cell table:formula="of:=SUM([.U65:.V65])" office:value-type="float" office:value="81.15188" calcext:value-type="float">
            <text:p>81.15188</text:p>
          </table:table-cell>
          <table:table-cell table:formula="of:=SUM([.U65:.V65])" office:value-type="float" office:value="81.15188" calcext:value-type="float">
            <text:p>81.15188</text:p>
          </table:table-cell>
          <table:table-cell table:formula="of:=SUM([.R65];[.T65])" office:value-type="float" office:value="50.581068" calcext:value-type="float">
            <text:p>50.581068</text:p>
          </table:table-cell>
          <table:table-cell table:formula="of:=SUM([.Q65];[.S65])" office:value-type="float" office:value="1.063555" calcext:value-type="float">
            <text:p>1.063555</text:p>
          </table:table-cell>
          <table:table-cell table:formula="of:=SUM([.O65];[.P65])" office:value-type="float" office:value="58.383353" calcext:value-type="float">
            <text:p>58.38335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4.307907" calcext:value-type="float">
            <text:p>74.307907</text:p>
          </table:table-cell>
          <table:table-cell office:value-type="float" office:value="71.946341" calcext:value-type="float">
            <text:p>71.946341</text:p>
          </table:table-cell>
          <table:table-cell office:value-type="float" office:value="2.337579" calcext:value-type="float">
            <text:p>2.337579</text:p>
          </table:table-cell>
          <table:table-cell office:value-type="float" office:value="71.970332" calcext:value-type="float">
            <text:p>71.970332</text:p>
          </table:table-cell>
          <table:table-cell office:value-type="float" office:value="0.061585" calcext:value-type="float">
            <text:p>0.061585</text:p>
          </table:table-cell>
          <table:table-cell office:value-type="float" office:value="71.40897" calcext:value-type="float">
            <text:p>71.40897</text:p>
          </table:table-cell>
          <table:table-cell table:formula="of:=SUM([.AE65:.AF65])" office:value-type="float" office:value="74.307911" calcext:value-type="float">
            <text:p>74.307911</text:p>
          </table:table-cell>
          <table:table-cell table:formula="of:=SUM([.AH65:.AI65])" office:value-type="float" office:value="145.716881" calcext:value-type="float">
            <text:p>145.716881</text:p>
          </table:table-cell>
          <table:table-cell table:formula="of:=SUM([.AI65:.AJ65])" office:value-type="float" office:value="220.024792" calcext:value-type="float">
            <text:p>220.024792</text:p>
          </table:table-cell>
          <table:table-cell table:formula="of:=SUM([.AI65:.AJ65])" office:value-type="float" office:value="220.024792" calcext:value-type="float">
            <text:p>220.024792</text:p>
          </table:table-cell>
          <table:table-cell table:formula="of:=SUM([.AF65];[.AH65])" office:value-type="float" office:value="143.379302" calcext:value-type="float">
            <text:p>143.379302</text:p>
          </table:table-cell>
          <table:table-cell table:formula="of:=SUM([.AE65];[.AG65])" office:value-type="float" office:value="2.399164" calcext:value-type="float">
            <text:p>2.399164</text:p>
          </table:table-cell>
          <table:table-cell table:formula="of:=SUM([.AC65];[.AD65])" office:value-type="float" office:value="146.254248" calcext:value-type="float">
            <text:p>146.25424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7.73716" calcext:value-type="float">
            <text:p>27.73716</text:p>
          </table:table-cell>
          <table:table-cell office:value-type="float" office:value="27.083315" calcext:value-type="float">
            <text:p>27.083315</text:p>
          </table:table-cell>
          <table:table-cell office:value-type="float" office:value="0.91232" calcext:value-type="float">
            <text:p>0.91232</text:p>
          </table:table-cell>
          <table:table-cell office:value-type="float" office:value="26.824843" calcext:value-type="float">
            <text:p>26.824843</text:p>
          </table:table-cell>
          <table:table-cell office:value-type="float" office:value="0.005175" calcext:value-type="float">
            <text:p>0.005175</text:p>
          </table:table-cell>
          <table:table-cell office:value-type="float" office:value="20.173633" calcext:value-type="float">
            <text:p>20.173633</text:p>
          </table:table-cell>
          <table:table-cell table:formula="of:=SUM([.AS65:.AT65])" office:value-type="float" office:value="27.737163" calcext:value-type="float">
            <text:p>27.737163</text:p>
          </table:table-cell>
          <table:table-cell table:formula="of:=SUM([.AV65:.AW65])" office:value-type="float" office:value="47.910796" calcext:value-type="float">
            <text:p>47.910796</text:p>
          </table:table-cell>
          <table:table-cell table:formula="of:=SUM([.AW65:.AX65])" office:value-type="float" office:value="75.647959" calcext:value-type="float">
            <text:p>75.647959</text:p>
          </table:table-cell>
          <table:table-cell table:formula="of:=SUM([.AW65:.AX65])" office:value-type="float" office:value="75.647959" calcext:value-type="float">
            <text:p>75.647959</text:p>
          </table:table-cell>
          <table:table-cell table:formula="of:=SUM([.AT65];[.AV65])" office:value-type="float" office:value="46.998476" calcext:value-type="float">
            <text:p>46.998476</text:p>
          </table:table-cell>
          <table:table-cell table:formula="of:=SUM([.AS65];[.AU65])" office:value-type="float" office:value="0.917495" calcext:value-type="float">
            <text:p>0.917495</text:p>
          </table:table-cell>
          <table:table-cell table:formula="of:=SUM([.AQ65];[.AR65])" office:value-type="float" office:value="54.820475" calcext:value-type="float">
            <text:p>54.820475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66:.E66])" office:value-type="float" office:value="0" calcext:value-type="float">
            <text:p>0</text:p>
          </table:table-cell>
          <table:table-cell table:formula="of:=SUM([.F66:.G66])" office:value-type="float" office:value="0" calcext:value-type="float">
            <text:p>0</text:p>
          </table:table-cell>
          <table:table-cell table:formula="of:=SUM([.H66:.I66])" office:value-type="float" office:value="0" calcext:value-type="float">
            <text:p>0</text:p>
          </table:table-cell>
          <table:table-cell table:formula="of:=SUM([.E66];[.G66])" office:value-type="float" office:value="0" calcext:value-type="float">
            <text:p>0</text:p>
          </table:table-cell>
          <table:table-cell table:formula="of:=SUM([.D66];[.F66])" office:value-type="float" office:value="0" calcext:value-type="float">
            <text:p>0</text:p>
          </table:table-cell>
          <table:table-cell table:formula="of:=SUM([.B66];[.C66])" office:value-type="float" office:value="0" calcext:value-type="float">
            <text:p>0</text:p>
          </table:table-cell>
          <table:table-cell table:number-columns-repeated="7"/>
          <table:table-cell table:formula="of:=SUM([.Q66:.R66])" office:value-type="float" office:value="0" calcext:value-type="float">
            <text:p>0</text:p>
          </table:table-cell>
          <table:table-cell table:formula="of:=SUM([.T66:.U66])" office:value-type="float" office:value="0" calcext:value-type="float">
            <text:p>0</text:p>
          </table:table-cell>
          <table:table-cell table:formula="of:=SUM([.U66:.V66])" office:value-type="float" office:value="0" calcext:value-type="float">
            <text:p>0</text:p>
          </table:table-cell>
          <table:table-cell table:formula="of:=SUM([.U66:.V66])" office:value-type="float" office:value="0" calcext:value-type="float">
            <text:p>0</text:p>
          </table:table-cell>
          <table:table-cell table:formula="of:=SUM([.R66];[.T66])" office:value-type="float" office:value="0" calcext:value-type="float">
            <text:p>0</text:p>
          </table:table-cell>
          <table:table-cell table:formula="of:=SUM([.Q66];[.S66])" office:value-type="float" office:value="0" calcext:value-type="float">
            <text:p>0</text:p>
          </table:table-cell>
          <table:table-cell table:formula="of:=SUM([.O66];[.P66])" office:value-type="float" office:value="0" calcext:value-type="float">
            <text:p>0</text:p>
          </table:table-cell>
          <table:table-cell table:number-columns-repeated="7"/>
          <table:table-cell table:formula="of:=SUM([.AE66:.AF66])" office:value-type="float" office:value="0" calcext:value-type="float">
            <text:p>0</text:p>
          </table:table-cell>
          <table:table-cell table:formula="of:=SUM([.AH66:.AI66])" office:value-type="float" office:value="0" calcext:value-type="float">
            <text:p>0</text:p>
          </table:table-cell>
          <table:table-cell table:formula="of:=SUM([.AI66:.AJ66])" office:value-type="float" office:value="0" calcext:value-type="float">
            <text:p>0</text:p>
          </table:table-cell>
          <table:table-cell table:formula="of:=SUM([.AI66:.AJ66])" office:value-type="float" office:value="0" calcext:value-type="float">
            <text:p>0</text:p>
          </table:table-cell>
          <table:table-cell table:formula="of:=SUM([.AF66];[.AH66])" office:value-type="float" office:value="0" calcext:value-type="float">
            <text:p>0</text:p>
          </table:table-cell>
          <table:table-cell table:formula="of:=SUM([.AE66];[.AG66])" office:value-type="float" office:value="0" calcext:value-type="float">
            <text:p>0</text:p>
          </table:table-cell>
          <table:table-cell table:formula="of:=SUM([.AC66];[.AD66])" office:value-type="float" office:value="0" calcext:value-type="float">
            <text:p>0</text:p>
          </table:table-cell>
          <table:table-cell table:number-columns-repeated="7"/>
          <table:table-cell table:formula="of:=SUM([.AS66:.AT66])" office:value-type="float" office:value="0" calcext:value-type="float">
            <text:p>0</text:p>
          </table:table-cell>
          <table:table-cell table:formula="of:=SUM([.AV66:.AW66])" office:value-type="float" office:value="0" calcext:value-type="float">
            <text:p>0</text:p>
          </table:table-cell>
          <table:table-cell table:formula="of:=SUM([.AW66:.AX66])" office:value-type="float" office:value="0" calcext:value-type="float">
            <text:p>0</text:p>
          </table:table-cell>
          <table:table-cell table:formula="of:=SUM([.AW66:.AX66])" office:value-type="float" office:value="0" calcext:value-type="float">
            <text:p>0</text:p>
          </table:table-cell>
          <table:table-cell table:formula="of:=SUM([.AT66];[.AV66])" office:value-type="float" office:value="0" calcext:value-type="float">
            <text:p>0</text:p>
          </table:table-cell>
          <table:table-cell table:formula="of:=SUM([.AS66];[.AU66])" office:value-type="float" office:value="0" calcext:value-type="float">
            <text:p>0</text:p>
          </table:table-cell>
          <table:table-cell table:formula="of:=SUM([.AQ66];[.AR66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67:.E67])" office:value-type="float" office:value="0" calcext:value-type="float">
            <text:p>0</text:p>
          </table:table-cell>
          <table:table-cell table:formula="of:=SUM([.F67:.G67])" office:value-type="float" office:value="0" calcext:value-type="float">
            <text:p>0</text:p>
          </table:table-cell>
          <table:table-cell table:formula="of:=SUM([.H67:.I67])" office:value-type="float" office:value="0" calcext:value-type="float">
            <text:p>0</text:p>
          </table:table-cell>
          <table:table-cell table:formula="of:=SUM([.E67];[.G67])" office:value-type="float" office:value="0" calcext:value-type="float">
            <text:p>0</text:p>
          </table:table-cell>
          <table:table-cell table:formula="of:=SUM([.D67];[.F67])" office:value-type="float" office:value="0" calcext:value-type="float">
            <text:p>0</text:p>
          </table:table-cell>
          <table:table-cell table:formula="of:=SUM([.B67];[.C67])" office:value-type="float" office:value="0" calcext:value-type="float">
            <text:p>0</text:p>
          </table:table-cell>
          <table:table-cell table:number-columns-repeated="7"/>
          <table:table-cell table:formula="of:=SUM([.Q67:.R67])" office:value-type="float" office:value="0" calcext:value-type="float">
            <text:p>0</text:p>
          </table:table-cell>
          <table:table-cell table:formula="of:=SUM([.T67:.U67])" office:value-type="float" office:value="0" calcext:value-type="float">
            <text:p>0</text:p>
          </table:table-cell>
          <table:table-cell table:formula="of:=SUM([.U67:.V67])" office:value-type="float" office:value="0" calcext:value-type="float">
            <text:p>0</text:p>
          </table:table-cell>
          <table:table-cell table:formula="of:=SUM([.U67:.V67])" office:value-type="float" office:value="0" calcext:value-type="float">
            <text:p>0</text:p>
          </table:table-cell>
          <table:table-cell table:formula="of:=SUM([.R67];[.T67])" office:value-type="float" office:value="0" calcext:value-type="float">
            <text:p>0</text:p>
          </table:table-cell>
          <table:table-cell table:formula="of:=SUM([.Q67];[.S67])" office:value-type="float" office:value="0" calcext:value-type="float">
            <text:p>0</text:p>
          </table:table-cell>
          <table:table-cell table:formula="of:=SUM([.O67];[.P67])" office:value-type="float" office:value="0" calcext:value-type="float">
            <text:p>0</text:p>
          </table:table-cell>
          <table:table-cell table:number-columns-repeated="7"/>
          <table:table-cell table:formula="of:=SUM([.AE67:.AF67])" office:value-type="float" office:value="0" calcext:value-type="float">
            <text:p>0</text:p>
          </table:table-cell>
          <table:table-cell table:formula="of:=SUM([.AH67:.AI67])" office:value-type="float" office:value="0" calcext:value-type="float">
            <text:p>0</text:p>
          </table:table-cell>
          <table:table-cell table:formula="of:=SUM([.AI67:.AJ67])" office:value-type="float" office:value="0" calcext:value-type="float">
            <text:p>0</text:p>
          </table:table-cell>
          <table:table-cell table:formula="of:=SUM([.AI67:.AJ67])" office:value-type="float" office:value="0" calcext:value-type="float">
            <text:p>0</text:p>
          </table:table-cell>
          <table:table-cell table:formula="of:=SUM([.AF67];[.AH67])" office:value-type="float" office:value="0" calcext:value-type="float">
            <text:p>0</text:p>
          </table:table-cell>
          <table:table-cell table:formula="of:=SUM([.AE67];[.AG67])" office:value-type="float" office:value="0" calcext:value-type="float">
            <text:p>0</text:p>
          </table:table-cell>
          <table:table-cell table:formula="of:=SUM([.AC67];[.AD67])" office:value-type="float" office:value="0" calcext:value-type="float">
            <text:p>0</text:p>
          </table:table-cell>
          <table:table-cell table:number-columns-repeated="7"/>
          <table:table-cell table:formula="of:=SUM([.AS67:.AT67])" office:value-type="float" office:value="0" calcext:value-type="float">
            <text:p>0</text:p>
          </table:table-cell>
          <table:table-cell table:formula="of:=SUM([.AV67:.AW67])" office:value-type="float" office:value="0" calcext:value-type="float">
            <text:p>0</text:p>
          </table:table-cell>
          <table:table-cell table:formula="of:=SUM([.AW67:.AX67])" office:value-type="float" office:value="0" calcext:value-type="float">
            <text:p>0</text:p>
          </table:table-cell>
          <table:table-cell table:formula="of:=SUM([.AW67:.AX67])" office:value-type="float" office:value="0" calcext:value-type="float">
            <text:p>0</text:p>
          </table:table-cell>
          <table:table-cell table:formula="of:=SUM([.AT67];[.AV67])" office:value-type="float" office:value="0" calcext:value-type="float">
            <text:p>0</text:p>
          </table:table-cell>
          <table:table-cell table:formula="of:=SUM([.AS67];[.AU67])" office:value-type="float" office:value="0" calcext:value-type="float">
            <text:p>0</text:p>
          </table:table-cell>
          <table:table-cell table:formula="of:=SUM([.AQ67];[.AR67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68:.E68])" office:value-type="float" office:value="0" calcext:value-type="float">
            <text:p>0</text:p>
          </table:table-cell>
          <table:table-cell table:formula="of:=SUM([.F68:.G68])" office:value-type="float" office:value="0" calcext:value-type="float">
            <text:p>0</text:p>
          </table:table-cell>
          <table:table-cell table:formula="of:=SUM([.H68:.I68])" office:value-type="float" office:value="0" calcext:value-type="float">
            <text:p>0</text:p>
          </table:table-cell>
          <table:table-cell table:formula="of:=SUM([.E68];[.G68])" office:value-type="float" office:value="0" calcext:value-type="float">
            <text:p>0</text:p>
          </table:table-cell>
          <table:table-cell table:formula="of:=SUM([.D68];[.F68])" office:value-type="float" office:value="0" calcext:value-type="float">
            <text:p>0</text:p>
          </table:table-cell>
          <table:table-cell table:formula="of:=SUM([.B68];[.C68])" office:value-type="float" office:value="0" calcext:value-type="float">
            <text:p>0</text:p>
          </table:table-cell>
          <table:table-cell table:number-columns-repeated="7"/>
          <table:table-cell table:formula="of:=SUM([.Q68:.R68])" office:value-type="float" office:value="0" calcext:value-type="float">
            <text:p>0</text:p>
          </table:table-cell>
          <table:table-cell table:formula="of:=SUM([.T68:.U68])" office:value-type="float" office:value="0" calcext:value-type="float">
            <text:p>0</text:p>
          </table:table-cell>
          <table:table-cell table:formula="of:=SUM([.U68:.V68])" office:value-type="float" office:value="0" calcext:value-type="float">
            <text:p>0</text:p>
          </table:table-cell>
          <table:table-cell table:formula="of:=SUM([.U68:.V68])" office:value-type="float" office:value="0" calcext:value-type="float">
            <text:p>0</text:p>
          </table:table-cell>
          <table:table-cell table:formula="of:=SUM([.R68];[.T68])" office:value-type="float" office:value="0" calcext:value-type="float">
            <text:p>0</text:p>
          </table:table-cell>
          <table:table-cell table:formula="of:=SUM([.Q68];[.S68])" office:value-type="float" office:value="0" calcext:value-type="float">
            <text:p>0</text:p>
          </table:table-cell>
          <table:table-cell table:formula="of:=SUM([.O68];[.P68])" office:value-type="float" office:value="0" calcext:value-type="float">
            <text:p>0</text:p>
          </table:table-cell>
          <table:table-cell table:number-columns-repeated="7"/>
          <table:table-cell table:formula="of:=SUM([.AE68:.AF68])" office:value-type="float" office:value="0" calcext:value-type="float">
            <text:p>0</text:p>
          </table:table-cell>
          <table:table-cell table:formula="of:=SUM([.AH68:.AI68])" office:value-type="float" office:value="0" calcext:value-type="float">
            <text:p>0</text:p>
          </table:table-cell>
          <table:table-cell table:formula="of:=SUM([.AI68:.AJ68])" office:value-type="float" office:value="0" calcext:value-type="float">
            <text:p>0</text:p>
          </table:table-cell>
          <table:table-cell table:formula="of:=SUM([.AI68:.AJ68])" office:value-type="float" office:value="0" calcext:value-type="float">
            <text:p>0</text:p>
          </table:table-cell>
          <table:table-cell table:formula="of:=SUM([.AF68];[.AH68])" office:value-type="float" office:value="0" calcext:value-type="float">
            <text:p>0</text:p>
          </table:table-cell>
          <table:table-cell table:formula="of:=SUM([.AE68];[.AG68])" office:value-type="float" office:value="0" calcext:value-type="float">
            <text:p>0</text:p>
          </table:table-cell>
          <table:table-cell table:formula="of:=SUM([.AC68];[.AD68])" office:value-type="float" office:value="0" calcext:value-type="float">
            <text:p>0</text:p>
          </table:table-cell>
          <table:table-cell table:number-columns-repeated="7"/>
          <table:table-cell table:formula="of:=SUM([.AS68:.AT68])" office:value-type="float" office:value="0" calcext:value-type="float">
            <text:p>0</text:p>
          </table:table-cell>
          <table:table-cell table:formula="of:=SUM([.AV68:.AW68])" office:value-type="float" office:value="0" calcext:value-type="float">
            <text:p>0</text:p>
          </table:table-cell>
          <table:table-cell table:formula="of:=SUM([.AW68:.AX68])" office:value-type="float" office:value="0" calcext:value-type="float">
            <text:p>0</text:p>
          </table:table-cell>
          <table:table-cell table:formula="of:=SUM([.AW68:.AX68])" office:value-type="float" office:value="0" calcext:value-type="float">
            <text:p>0</text:p>
          </table:table-cell>
          <table:table-cell table:formula="of:=SUM([.AT68];[.AV68])" office:value-type="float" office:value="0" calcext:value-type="float">
            <text:p>0</text:p>
          </table:table-cell>
          <table:table-cell table:formula="of:=SUM([.AS68];[.AU68])" office:value-type="float" office:value="0" calcext:value-type="float">
            <text:p>0</text:p>
          </table:table-cell>
          <table:table-cell table:formula="of:=SUM([.AQ68];[.AR68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69:.E69])" office:value-type="float" office:value="0" calcext:value-type="float">
            <text:p>0</text:p>
          </table:table-cell>
          <table:table-cell table:formula="of:=SUM([.F69:.G69])" office:value-type="float" office:value="0" calcext:value-type="float">
            <text:p>0</text:p>
          </table:table-cell>
          <table:table-cell table:formula="of:=SUM([.H69:.I69])" office:value-type="float" office:value="0" calcext:value-type="float">
            <text:p>0</text:p>
          </table:table-cell>
          <table:table-cell table:formula="of:=SUM([.E69];[.G69])" office:value-type="float" office:value="0" calcext:value-type="float">
            <text:p>0</text:p>
          </table:table-cell>
          <table:table-cell table:formula="of:=SUM([.D69];[.F69])" office:value-type="float" office:value="0" calcext:value-type="float">
            <text:p>0</text:p>
          </table:table-cell>
          <table:table-cell table:formula="of:=SUM([.B69];[.C69])" office:value-type="float" office:value="0" calcext:value-type="float">
            <text:p>0</text:p>
          </table:table-cell>
          <table:table-cell table:number-columns-repeated="7"/>
          <table:table-cell table:formula="of:=SUM([.Q69:.R69])" office:value-type="float" office:value="0" calcext:value-type="float">
            <text:p>0</text:p>
          </table:table-cell>
          <table:table-cell table:formula="of:=SUM([.T69:.U69])" office:value-type="float" office:value="0" calcext:value-type="float">
            <text:p>0</text:p>
          </table:table-cell>
          <table:table-cell table:formula="of:=SUM([.U69:.V69])" office:value-type="float" office:value="0" calcext:value-type="float">
            <text:p>0</text:p>
          </table:table-cell>
          <table:table-cell table:formula="of:=SUM([.U69:.V69])" office:value-type="float" office:value="0" calcext:value-type="float">
            <text:p>0</text:p>
          </table:table-cell>
          <table:table-cell table:formula="of:=SUM([.R69];[.T69])" office:value-type="float" office:value="0" calcext:value-type="float">
            <text:p>0</text:p>
          </table:table-cell>
          <table:table-cell table:formula="of:=SUM([.Q69];[.S69])" office:value-type="float" office:value="0" calcext:value-type="float">
            <text:p>0</text:p>
          </table:table-cell>
          <table:table-cell table:formula="of:=SUM([.O69];[.P69])" office:value-type="float" office:value="0" calcext:value-type="float">
            <text:p>0</text:p>
          </table:table-cell>
          <table:table-cell table:number-columns-repeated="7"/>
          <table:table-cell table:formula="of:=SUM([.AE69:.AF69])" office:value-type="float" office:value="0" calcext:value-type="float">
            <text:p>0</text:p>
          </table:table-cell>
          <table:table-cell table:formula="of:=SUM([.AH69:.AI69])" office:value-type="float" office:value="0" calcext:value-type="float">
            <text:p>0</text:p>
          </table:table-cell>
          <table:table-cell table:formula="of:=SUM([.AI69:.AJ69])" office:value-type="float" office:value="0" calcext:value-type="float">
            <text:p>0</text:p>
          </table:table-cell>
          <table:table-cell table:formula="of:=SUM([.AI69:.AJ69])" office:value-type="float" office:value="0" calcext:value-type="float">
            <text:p>0</text:p>
          </table:table-cell>
          <table:table-cell table:formula="of:=SUM([.AF69];[.AH69])" office:value-type="float" office:value="0" calcext:value-type="float">
            <text:p>0</text:p>
          </table:table-cell>
          <table:table-cell table:formula="of:=SUM([.AE69];[.AG69])" office:value-type="float" office:value="0" calcext:value-type="float">
            <text:p>0</text:p>
          </table:table-cell>
          <table:table-cell table:formula="of:=SUM([.AC69];[.AD69])" office:value-type="float" office:value="0" calcext:value-type="float">
            <text:p>0</text:p>
          </table:table-cell>
          <table:table-cell table:number-columns-repeated="7"/>
          <table:table-cell table:formula="of:=SUM([.AS69:.AT69])" office:value-type="float" office:value="0" calcext:value-type="float">
            <text:p>0</text:p>
          </table:table-cell>
          <table:table-cell table:formula="of:=SUM([.AV69:.AW69])" office:value-type="float" office:value="0" calcext:value-type="float">
            <text:p>0</text:p>
          </table:table-cell>
          <table:table-cell table:formula="of:=SUM([.AW69:.AX69])" office:value-type="float" office:value="0" calcext:value-type="float">
            <text:p>0</text:p>
          </table:table-cell>
          <table:table-cell table:formula="of:=SUM([.AW69:.AX69])" office:value-type="float" office:value="0" calcext:value-type="float">
            <text:p>0</text:p>
          </table:table-cell>
          <table:table-cell table:formula="of:=SUM([.AT69];[.AV69])" office:value-type="float" office:value="0" calcext:value-type="float">
            <text:p>0</text:p>
          </table:table-cell>
          <table:table-cell table:formula="of:=SUM([.AS69];[.AU69])" office:value-type="float" office:value="0" calcext:value-type="float">
            <text:p>0</text:p>
          </table:table-cell>
          <table:table-cell table:formula="of:=SUM([.AQ69];[.AR69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70:.E70])" office:value-type="float" office:value="0" calcext:value-type="float">
            <text:p>0</text:p>
          </table:table-cell>
          <table:table-cell table:formula="of:=SUM([.F70:.G70])" office:value-type="float" office:value="0" calcext:value-type="float">
            <text:p>0</text:p>
          </table:table-cell>
          <table:table-cell table:formula="of:=SUM([.H70:.I70])" office:value-type="float" office:value="0" calcext:value-type="float">
            <text:p>0</text:p>
          </table:table-cell>
          <table:table-cell table:formula="of:=SUM([.E70];[.G70])" office:value-type="float" office:value="0" calcext:value-type="float">
            <text:p>0</text:p>
          </table:table-cell>
          <table:table-cell table:formula="of:=SUM([.D70];[.F70])" office:value-type="float" office:value="0" calcext:value-type="float">
            <text:p>0</text:p>
          </table:table-cell>
          <table:table-cell table:formula="of:=SUM([.B70];[.C70])" office:value-type="float" office:value="0" calcext:value-type="float">
            <text:p>0</text:p>
          </table:table-cell>
          <table:table-cell table:number-columns-repeated="7"/>
          <table:table-cell table:formula="of:=SUM([.Q70:.R70])" office:value-type="float" office:value="0" calcext:value-type="float">
            <text:p>0</text:p>
          </table:table-cell>
          <table:table-cell table:formula="of:=SUM([.T70:.U70])" office:value-type="float" office:value="0" calcext:value-type="float">
            <text:p>0</text:p>
          </table:table-cell>
          <table:table-cell table:formula="of:=SUM([.U70:.V70])" office:value-type="float" office:value="0" calcext:value-type="float">
            <text:p>0</text:p>
          </table:table-cell>
          <table:table-cell table:formula="of:=SUM([.U70:.V70])" office:value-type="float" office:value="0" calcext:value-type="float">
            <text:p>0</text:p>
          </table:table-cell>
          <table:table-cell table:formula="of:=SUM([.R70];[.T70])" office:value-type="float" office:value="0" calcext:value-type="float">
            <text:p>0</text:p>
          </table:table-cell>
          <table:table-cell table:formula="of:=SUM([.Q70];[.S70])" office:value-type="float" office:value="0" calcext:value-type="float">
            <text:p>0</text:p>
          </table:table-cell>
          <table:table-cell table:formula="of:=SUM([.O70];[.P70])" office:value-type="float" office:value="0" calcext:value-type="float">
            <text:p>0</text:p>
          </table:table-cell>
          <table:table-cell table:number-columns-repeated="7"/>
          <table:table-cell table:formula="of:=SUM([.AE70:.AF70])" office:value-type="float" office:value="0" calcext:value-type="float">
            <text:p>0</text:p>
          </table:table-cell>
          <table:table-cell table:formula="of:=SUM([.AH70:.AI70])" office:value-type="float" office:value="0" calcext:value-type="float">
            <text:p>0</text:p>
          </table:table-cell>
          <table:table-cell table:formula="of:=SUM([.AI70:.AJ70])" office:value-type="float" office:value="0" calcext:value-type="float">
            <text:p>0</text:p>
          </table:table-cell>
          <table:table-cell table:formula="of:=SUM([.AI70:.AJ70])" office:value-type="float" office:value="0" calcext:value-type="float">
            <text:p>0</text:p>
          </table:table-cell>
          <table:table-cell table:formula="of:=SUM([.AF70];[.AH70])" office:value-type="float" office:value="0" calcext:value-type="float">
            <text:p>0</text:p>
          </table:table-cell>
          <table:table-cell table:formula="of:=SUM([.AE70];[.AG70])" office:value-type="float" office:value="0" calcext:value-type="float">
            <text:p>0</text:p>
          </table:table-cell>
          <table:table-cell table:formula="of:=SUM([.AC70];[.AD70])" office:value-type="float" office:value="0" calcext:value-type="float">
            <text:p>0</text:p>
          </table:table-cell>
          <table:table-cell table:number-columns-repeated="7"/>
          <table:table-cell table:formula="of:=SUM([.AS70:.AT70])" office:value-type="float" office:value="0" calcext:value-type="float">
            <text:p>0</text:p>
          </table:table-cell>
          <table:table-cell table:formula="of:=SUM([.AV70:.AW70])" office:value-type="float" office:value="0" calcext:value-type="float">
            <text:p>0</text:p>
          </table:table-cell>
          <table:table-cell table:formula="of:=SUM([.AW70:.AX70])" office:value-type="float" office:value="0" calcext:value-type="float">
            <text:p>0</text:p>
          </table:table-cell>
          <table:table-cell table:formula="of:=SUM([.AW70:.AX70])" office:value-type="float" office:value="0" calcext:value-type="float">
            <text:p>0</text:p>
          </table:table-cell>
          <table:table-cell table:formula="of:=SUM([.AT70];[.AV70])" office:value-type="float" office:value="0" calcext:value-type="float">
            <text:p>0</text:p>
          </table:table-cell>
          <table:table-cell table:formula="of:=SUM([.AS70];[.AU70])" office:value-type="float" office:value="0" calcext:value-type="float">
            <text:p>0</text:p>
          </table:table-cell>
          <table:table-cell table:formula="of:=SUM([.AQ70];[.AR70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71:.E71])" office:value-type="float" office:value="0" calcext:value-type="float">
            <text:p>0</text:p>
          </table:table-cell>
          <table:table-cell table:formula="of:=SUM([.F71:.G71])" office:value-type="float" office:value="0" calcext:value-type="float">
            <text:p>0</text:p>
          </table:table-cell>
          <table:table-cell table:formula="of:=SUM([.H71:.I71])" office:value-type="float" office:value="0" calcext:value-type="float">
            <text:p>0</text:p>
          </table:table-cell>
          <table:table-cell table:formula="of:=SUM([.E71];[.G71])" office:value-type="float" office:value="0" calcext:value-type="float">
            <text:p>0</text:p>
          </table:table-cell>
          <table:table-cell table:formula="of:=SUM([.D71];[.F71])" office:value-type="float" office:value="0" calcext:value-type="float">
            <text:p>0</text:p>
          </table:table-cell>
          <table:table-cell table:formula="of:=SUM([.B71];[.C71])" office:value-type="float" office:value="0" calcext:value-type="float">
            <text:p>0</text:p>
          </table:table-cell>
          <table:table-cell table:number-columns-repeated="7"/>
          <table:table-cell table:formula="of:=SUM([.Q71:.R71])" office:value-type="float" office:value="0" calcext:value-type="float">
            <text:p>0</text:p>
          </table:table-cell>
          <table:table-cell table:formula="of:=SUM([.T71:.U71])" office:value-type="float" office:value="0" calcext:value-type="float">
            <text:p>0</text:p>
          </table:table-cell>
          <table:table-cell table:formula="of:=SUM([.U71:.V71])" office:value-type="float" office:value="0" calcext:value-type="float">
            <text:p>0</text:p>
          </table:table-cell>
          <table:table-cell table:formula="of:=SUM([.U71:.V71])" office:value-type="float" office:value="0" calcext:value-type="float">
            <text:p>0</text:p>
          </table:table-cell>
          <table:table-cell table:formula="of:=SUM([.R71];[.T71])" office:value-type="float" office:value="0" calcext:value-type="float">
            <text:p>0</text:p>
          </table:table-cell>
          <table:table-cell table:formula="of:=SUM([.Q71];[.S71])" office:value-type="float" office:value="0" calcext:value-type="float">
            <text:p>0</text:p>
          </table:table-cell>
          <table:table-cell table:formula="of:=SUM([.O71];[.P71])" office:value-type="float" office:value="0" calcext:value-type="float">
            <text:p>0</text:p>
          </table:table-cell>
          <table:table-cell table:number-columns-repeated="7"/>
          <table:table-cell table:formula="of:=SUM([.AE71:.AF71])" office:value-type="float" office:value="0" calcext:value-type="float">
            <text:p>0</text:p>
          </table:table-cell>
          <table:table-cell table:formula="of:=SUM([.AH71:.AI71])" office:value-type="float" office:value="0" calcext:value-type="float">
            <text:p>0</text:p>
          </table:table-cell>
          <table:table-cell table:formula="of:=SUM([.AI71:.AJ71])" office:value-type="float" office:value="0" calcext:value-type="float">
            <text:p>0</text:p>
          </table:table-cell>
          <table:table-cell table:formula="of:=SUM([.AI71:.AJ71])" office:value-type="float" office:value="0" calcext:value-type="float">
            <text:p>0</text:p>
          </table:table-cell>
          <table:table-cell table:formula="of:=SUM([.AF71];[.AH71])" office:value-type="float" office:value="0" calcext:value-type="float">
            <text:p>0</text:p>
          </table:table-cell>
          <table:table-cell table:formula="of:=SUM([.AE71];[.AG71])" office:value-type="float" office:value="0" calcext:value-type="float">
            <text:p>0</text:p>
          </table:table-cell>
          <table:table-cell table:formula="of:=SUM([.AC71];[.AD71])" office:value-type="float" office:value="0" calcext:value-type="float">
            <text:p>0</text:p>
          </table:table-cell>
          <table:table-cell table:number-columns-repeated="7"/>
          <table:table-cell table:formula="of:=SUM([.AS71:.AT71])" office:value-type="float" office:value="0" calcext:value-type="float">
            <text:p>0</text:p>
          </table:table-cell>
          <table:table-cell table:formula="of:=SUM([.AV71:.AW71])" office:value-type="float" office:value="0" calcext:value-type="float">
            <text:p>0</text:p>
          </table:table-cell>
          <table:table-cell table:formula="of:=SUM([.AW71:.AX71])" office:value-type="float" office:value="0" calcext:value-type="float">
            <text:p>0</text:p>
          </table:table-cell>
          <table:table-cell table:formula="of:=SUM([.AW71:.AX71])" office:value-type="float" office:value="0" calcext:value-type="float">
            <text:p>0</text:p>
          </table:table-cell>
          <table:table-cell table:formula="of:=SUM([.AT71];[.AV71])" office:value-type="float" office:value="0" calcext:value-type="float">
            <text:p>0</text:p>
          </table:table-cell>
          <table:table-cell table:formula="of:=SUM([.AS71];[.AU71])" office:value-type="float" office:value="0" calcext:value-type="float">
            <text:p>0</text:p>
          </table:table-cell>
          <table:table-cell table:formula="of:=SUM([.AQ71];[.AR71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72:.E72])" office:value-type="float" office:value="0" calcext:value-type="float">
            <text:p>0</text:p>
          </table:table-cell>
          <table:table-cell table:formula="of:=SUM([.F72:.G72])" office:value-type="float" office:value="0" calcext:value-type="float">
            <text:p>0</text:p>
          </table:table-cell>
          <table:table-cell table:formula="of:=SUM([.H72:.I72])" office:value-type="float" office:value="0" calcext:value-type="float">
            <text:p>0</text:p>
          </table:table-cell>
          <table:table-cell table:formula="of:=SUM([.E72];[.G72])" office:value-type="float" office:value="0" calcext:value-type="float">
            <text:p>0</text:p>
          </table:table-cell>
          <table:table-cell table:formula="of:=SUM([.D72];[.F72])" office:value-type="float" office:value="0" calcext:value-type="float">
            <text:p>0</text:p>
          </table:table-cell>
          <table:table-cell table:formula="of:=SUM([.B72];[.C72])" office:value-type="float" office:value="0" calcext:value-type="float">
            <text:p>0</text:p>
          </table:table-cell>
          <table:table-cell table:number-columns-repeated="7"/>
          <table:table-cell table:formula="of:=SUM([.Q72:.R72])" office:value-type="float" office:value="0" calcext:value-type="float">
            <text:p>0</text:p>
          </table:table-cell>
          <table:table-cell table:formula="of:=SUM([.T72:.U72])" office:value-type="float" office:value="0" calcext:value-type="float">
            <text:p>0</text:p>
          </table:table-cell>
          <table:table-cell table:formula="of:=SUM([.U72:.V72])" office:value-type="float" office:value="0" calcext:value-type="float">
            <text:p>0</text:p>
          </table:table-cell>
          <table:table-cell table:formula="of:=SUM([.U72:.V72])" office:value-type="float" office:value="0" calcext:value-type="float">
            <text:p>0</text:p>
          </table:table-cell>
          <table:table-cell table:formula="of:=SUM([.R72];[.T72])" office:value-type="float" office:value="0" calcext:value-type="float">
            <text:p>0</text:p>
          </table:table-cell>
          <table:table-cell table:formula="of:=SUM([.Q72];[.S72])" office:value-type="float" office:value="0" calcext:value-type="float">
            <text:p>0</text:p>
          </table:table-cell>
          <table:table-cell table:formula="of:=SUM([.O72];[.P72])" office:value-type="float" office:value="0" calcext:value-type="float">
            <text:p>0</text:p>
          </table:table-cell>
          <table:table-cell table:number-columns-repeated="7"/>
          <table:table-cell table:formula="of:=SUM([.AE72:.AF72])" office:value-type="float" office:value="0" calcext:value-type="float">
            <text:p>0</text:p>
          </table:table-cell>
          <table:table-cell table:formula="of:=SUM([.AH72:.AI72])" office:value-type="float" office:value="0" calcext:value-type="float">
            <text:p>0</text:p>
          </table:table-cell>
          <table:table-cell table:formula="of:=SUM([.AI72:.AJ72])" office:value-type="float" office:value="0" calcext:value-type="float">
            <text:p>0</text:p>
          </table:table-cell>
          <table:table-cell table:formula="of:=SUM([.AI72:.AJ72])" office:value-type="float" office:value="0" calcext:value-type="float">
            <text:p>0</text:p>
          </table:table-cell>
          <table:table-cell table:formula="of:=SUM([.AF72];[.AH72])" office:value-type="float" office:value="0" calcext:value-type="float">
            <text:p>0</text:p>
          </table:table-cell>
          <table:table-cell table:formula="of:=SUM([.AE72];[.AG72])" office:value-type="float" office:value="0" calcext:value-type="float">
            <text:p>0</text:p>
          </table:table-cell>
          <table:table-cell table:formula="of:=SUM([.AC72];[.AD72])" office:value-type="float" office:value="0" calcext:value-type="float">
            <text:p>0</text:p>
          </table:table-cell>
          <table:table-cell table:number-columns-repeated="7"/>
          <table:table-cell table:formula="of:=SUM([.AS72:.AT72])" office:value-type="float" office:value="0" calcext:value-type="float">
            <text:p>0</text:p>
          </table:table-cell>
          <table:table-cell table:formula="of:=SUM([.AV72:.AW72])" office:value-type="float" office:value="0" calcext:value-type="float">
            <text:p>0</text:p>
          </table:table-cell>
          <table:table-cell table:formula="of:=SUM([.AW72:.AX72])" office:value-type="float" office:value="0" calcext:value-type="float">
            <text:p>0</text:p>
          </table:table-cell>
          <table:table-cell table:formula="of:=SUM([.AW72:.AX72])" office:value-type="float" office:value="0" calcext:value-type="float">
            <text:p>0</text:p>
          </table:table-cell>
          <table:table-cell table:formula="of:=SUM([.AT72];[.AV72])" office:value-type="float" office:value="0" calcext:value-type="float">
            <text:p>0</text:p>
          </table:table-cell>
          <table:table-cell table:formula="of:=SUM([.AS72];[.AU72])" office:value-type="float" office:value="0" calcext:value-type="float">
            <text:p>0</text:p>
          </table:table-cell>
          <table:table-cell table:formula="of:=SUM([.AQ72];[.AR72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73:.E73])" office:value-type="float" office:value="0" calcext:value-type="float">
            <text:p>0</text:p>
          </table:table-cell>
          <table:table-cell table:formula="of:=SUM([.F73:.G73])" office:value-type="float" office:value="0" calcext:value-type="float">
            <text:p>0</text:p>
          </table:table-cell>
          <table:table-cell table:formula="of:=SUM([.H73:.I73])" office:value-type="float" office:value="0" calcext:value-type="float">
            <text:p>0</text:p>
          </table:table-cell>
          <table:table-cell table:formula="of:=SUM([.E73];[.G73])" office:value-type="float" office:value="0" calcext:value-type="float">
            <text:p>0</text:p>
          </table:table-cell>
          <table:table-cell table:formula="of:=SUM([.D73];[.F73])" office:value-type="float" office:value="0" calcext:value-type="float">
            <text:p>0</text:p>
          </table:table-cell>
          <table:table-cell table:formula="of:=SUM([.B73];[.C73])" office:value-type="float" office:value="0" calcext:value-type="float">
            <text:p>0</text:p>
          </table:table-cell>
          <table:table-cell table:number-columns-repeated="7"/>
          <table:table-cell table:formula="of:=SUM([.Q73:.R73])" office:value-type="float" office:value="0" calcext:value-type="float">
            <text:p>0</text:p>
          </table:table-cell>
          <table:table-cell table:formula="of:=SUM([.T73:.U73])" office:value-type="float" office:value="0" calcext:value-type="float">
            <text:p>0</text:p>
          </table:table-cell>
          <table:table-cell table:formula="of:=SUM([.U73:.V73])" office:value-type="float" office:value="0" calcext:value-type="float">
            <text:p>0</text:p>
          </table:table-cell>
          <table:table-cell table:formula="of:=SUM([.U73:.V73])" office:value-type="float" office:value="0" calcext:value-type="float">
            <text:p>0</text:p>
          </table:table-cell>
          <table:table-cell table:formula="of:=SUM([.R73];[.T73])" office:value-type="float" office:value="0" calcext:value-type="float">
            <text:p>0</text:p>
          </table:table-cell>
          <table:table-cell table:formula="of:=SUM([.Q73];[.S73])" office:value-type="float" office:value="0" calcext:value-type="float">
            <text:p>0</text:p>
          </table:table-cell>
          <table:table-cell table:formula="of:=SUM([.O73];[.P73])" office:value-type="float" office:value="0" calcext:value-type="float">
            <text:p>0</text:p>
          </table:table-cell>
          <table:table-cell table:number-columns-repeated="7"/>
          <table:table-cell table:formula="of:=SUM([.AE73:.AF73])" office:value-type="float" office:value="0" calcext:value-type="float">
            <text:p>0</text:p>
          </table:table-cell>
          <table:table-cell table:formula="of:=SUM([.AH73:.AI73])" office:value-type="float" office:value="0" calcext:value-type="float">
            <text:p>0</text:p>
          </table:table-cell>
          <table:table-cell table:formula="of:=SUM([.AI73:.AJ73])" office:value-type="float" office:value="0" calcext:value-type="float">
            <text:p>0</text:p>
          </table:table-cell>
          <table:table-cell table:formula="of:=SUM([.AI73:.AJ73])" office:value-type="float" office:value="0" calcext:value-type="float">
            <text:p>0</text:p>
          </table:table-cell>
          <table:table-cell table:formula="of:=SUM([.AF73];[.AH73])" office:value-type="float" office:value="0" calcext:value-type="float">
            <text:p>0</text:p>
          </table:table-cell>
          <table:table-cell table:formula="of:=SUM([.AE73];[.AG73])" office:value-type="float" office:value="0" calcext:value-type="float">
            <text:p>0</text:p>
          </table:table-cell>
          <table:table-cell table:formula="of:=SUM([.AC73];[.AD73])" office:value-type="float" office:value="0" calcext:value-type="float">
            <text:p>0</text:p>
          </table:table-cell>
          <table:table-cell table:number-columns-repeated="7"/>
          <table:table-cell table:formula="of:=SUM([.AS73:.AT73])" office:value-type="float" office:value="0" calcext:value-type="float">
            <text:p>0</text:p>
          </table:table-cell>
          <table:table-cell table:formula="of:=SUM([.AV73:.AW73])" office:value-type="float" office:value="0" calcext:value-type="float">
            <text:p>0</text:p>
          </table:table-cell>
          <table:table-cell table:formula="of:=SUM([.AW73:.AX73])" office:value-type="float" office:value="0" calcext:value-type="float">
            <text:p>0</text:p>
          </table:table-cell>
          <table:table-cell table:formula="of:=SUM([.AW73:.AX73])" office:value-type="float" office:value="0" calcext:value-type="float">
            <text:p>0</text:p>
          </table:table-cell>
          <table:table-cell table:formula="of:=SUM([.AT73];[.AV73])" office:value-type="float" office:value="0" calcext:value-type="float">
            <text:p>0</text:p>
          </table:table-cell>
          <table:table-cell table:formula="of:=SUM([.AS73];[.AU73])" office:value-type="float" office:value="0" calcext:value-type="float">
            <text:p>0</text:p>
          </table:table-cell>
          <table:table-cell table:formula="of:=SUM([.AQ73];[.AR73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74:.E74])" office:value-type="float" office:value="0" calcext:value-type="float">
            <text:p>0</text:p>
          </table:table-cell>
          <table:table-cell table:formula="of:=SUM([.F74:.G74])" office:value-type="float" office:value="0" calcext:value-type="float">
            <text:p>0</text:p>
          </table:table-cell>
          <table:table-cell table:formula="of:=SUM([.H74:.I74])" office:value-type="float" office:value="0" calcext:value-type="float">
            <text:p>0</text:p>
          </table:table-cell>
          <table:table-cell table:formula="of:=SUM([.E74];[.G74])" office:value-type="float" office:value="0" calcext:value-type="float">
            <text:p>0</text:p>
          </table:table-cell>
          <table:table-cell table:formula="of:=SUM([.D74];[.F74])" office:value-type="float" office:value="0" calcext:value-type="float">
            <text:p>0</text:p>
          </table:table-cell>
          <table:table-cell table:formula="of:=SUM([.B74];[.C74])" office:value-type="float" office:value="0" calcext:value-type="float">
            <text:p>0</text:p>
          </table:table-cell>
          <table:table-cell table:number-columns-repeated="7"/>
          <table:table-cell table:formula="of:=SUM([.Q74:.R74])" office:value-type="float" office:value="0" calcext:value-type="float">
            <text:p>0</text:p>
          </table:table-cell>
          <table:table-cell table:formula="of:=SUM([.T74:.U74])" office:value-type="float" office:value="0" calcext:value-type="float">
            <text:p>0</text:p>
          </table:table-cell>
          <table:table-cell table:formula="of:=SUM([.U74:.V74])" office:value-type="float" office:value="0" calcext:value-type="float">
            <text:p>0</text:p>
          </table:table-cell>
          <table:table-cell table:formula="of:=SUM([.U74:.V74])" office:value-type="float" office:value="0" calcext:value-type="float">
            <text:p>0</text:p>
          </table:table-cell>
          <table:table-cell table:formula="of:=SUM([.R74];[.T74])" office:value-type="float" office:value="0" calcext:value-type="float">
            <text:p>0</text:p>
          </table:table-cell>
          <table:table-cell table:formula="of:=SUM([.Q74];[.S74])" office:value-type="float" office:value="0" calcext:value-type="float">
            <text:p>0</text:p>
          </table:table-cell>
          <table:table-cell table:formula="of:=SUM([.O74];[.P74])" office:value-type="float" office:value="0" calcext:value-type="float">
            <text:p>0</text:p>
          </table:table-cell>
          <table:table-cell table:number-columns-repeated="7"/>
          <table:table-cell table:formula="of:=SUM([.AE74:.AF74])" office:value-type="float" office:value="0" calcext:value-type="float">
            <text:p>0</text:p>
          </table:table-cell>
          <table:table-cell table:formula="of:=SUM([.AH74:.AI74])" office:value-type="float" office:value="0" calcext:value-type="float">
            <text:p>0</text:p>
          </table:table-cell>
          <table:table-cell table:formula="of:=SUM([.AI74:.AJ74])" office:value-type="float" office:value="0" calcext:value-type="float">
            <text:p>0</text:p>
          </table:table-cell>
          <table:table-cell table:formula="of:=SUM([.AI74:.AJ74])" office:value-type="float" office:value="0" calcext:value-type="float">
            <text:p>0</text:p>
          </table:table-cell>
          <table:table-cell table:formula="of:=SUM([.AF74];[.AH74])" office:value-type="float" office:value="0" calcext:value-type="float">
            <text:p>0</text:p>
          </table:table-cell>
          <table:table-cell table:formula="of:=SUM([.AE74];[.AG74])" office:value-type="float" office:value="0" calcext:value-type="float">
            <text:p>0</text:p>
          </table:table-cell>
          <table:table-cell table:formula="of:=SUM([.AC74];[.AD74])" office:value-type="float" office:value="0" calcext:value-type="float">
            <text:p>0</text:p>
          </table:table-cell>
          <table:table-cell table:number-columns-repeated="7"/>
          <table:table-cell table:formula="of:=SUM([.AS74:.AT74])" office:value-type="float" office:value="0" calcext:value-type="float">
            <text:p>0</text:p>
          </table:table-cell>
          <table:table-cell table:formula="of:=SUM([.AV74:.AW74])" office:value-type="float" office:value="0" calcext:value-type="float">
            <text:p>0</text:p>
          </table:table-cell>
          <table:table-cell table:formula="of:=SUM([.AW74:.AX74])" office:value-type="float" office:value="0" calcext:value-type="float">
            <text:p>0</text:p>
          </table:table-cell>
          <table:table-cell table:formula="of:=SUM([.AW74:.AX74])" office:value-type="float" office:value="0" calcext:value-type="float">
            <text:p>0</text:p>
          </table:table-cell>
          <table:table-cell table:formula="of:=SUM([.AT74];[.AV74])" office:value-type="float" office:value="0" calcext:value-type="float">
            <text:p>0</text:p>
          </table:table-cell>
          <table:table-cell table:formula="of:=SUM([.AS74];[.AU74])" office:value-type="float" office:value="0" calcext:value-type="float">
            <text:p>0</text:p>
          </table:table-cell>
          <table:table-cell table:formula="of:=SUM([.AQ74];[.AR74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75:.E75])" office:value-type="float" office:value="0" calcext:value-type="float">
            <text:p>0</text:p>
          </table:table-cell>
          <table:table-cell table:formula="of:=SUM([.F75:.G75])" office:value-type="float" office:value="0" calcext:value-type="float">
            <text:p>0</text:p>
          </table:table-cell>
          <table:table-cell table:formula="of:=SUM([.H75:.I75])" office:value-type="float" office:value="0" calcext:value-type="float">
            <text:p>0</text:p>
          </table:table-cell>
          <table:table-cell table:formula="of:=SUM([.E75];[.G75])" office:value-type="float" office:value="0" calcext:value-type="float">
            <text:p>0</text:p>
          </table:table-cell>
          <table:table-cell table:formula="of:=SUM([.D75];[.F75])" office:value-type="float" office:value="0" calcext:value-type="float">
            <text:p>0</text:p>
          </table:table-cell>
          <table:table-cell table:formula="of:=SUM([.B75];[.C75])" office:value-type="float" office:value="0" calcext:value-type="float">
            <text:p>0</text:p>
          </table:table-cell>
          <table:table-cell table:number-columns-repeated="7"/>
          <table:table-cell table:formula="of:=SUM([.Q75:.R75])" office:value-type="float" office:value="0" calcext:value-type="float">
            <text:p>0</text:p>
          </table:table-cell>
          <table:table-cell table:formula="of:=SUM([.T75:.U75])" office:value-type="float" office:value="0" calcext:value-type="float">
            <text:p>0</text:p>
          </table:table-cell>
          <table:table-cell table:formula="of:=SUM([.U75:.V75])" office:value-type="float" office:value="0" calcext:value-type="float">
            <text:p>0</text:p>
          </table:table-cell>
          <table:table-cell table:formula="of:=SUM([.U75:.V75])" office:value-type="float" office:value="0" calcext:value-type="float">
            <text:p>0</text:p>
          </table:table-cell>
          <table:table-cell table:formula="of:=SUM([.R75];[.T75])" office:value-type="float" office:value="0" calcext:value-type="float">
            <text:p>0</text:p>
          </table:table-cell>
          <table:table-cell table:formula="of:=SUM([.Q75];[.S75])" office:value-type="float" office:value="0" calcext:value-type="float">
            <text:p>0</text:p>
          </table:table-cell>
          <table:table-cell table:formula="of:=SUM([.O75];[.P75])" office:value-type="float" office:value="0" calcext:value-type="float">
            <text:p>0</text:p>
          </table:table-cell>
          <table:table-cell table:number-columns-repeated="7"/>
          <table:table-cell table:formula="of:=SUM([.AE75:.AF75])" office:value-type="float" office:value="0" calcext:value-type="float">
            <text:p>0</text:p>
          </table:table-cell>
          <table:table-cell table:formula="of:=SUM([.AH75:.AI75])" office:value-type="float" office:value="0" calcext:value-type="float">
            <text:p>0</text:p>
          </table:table-cell>
          <table:table-cell table:formula="of:=SUM([.AI75:.AJ75])" office:value-type="float" office:value="0" calcext:value-type="float">
            <text:p>0</text:p>
          </table:table-cell>
          <table:table-cell table:formula="of:=SUM([.AI75:.AJ75])" office:value-type="float" office:value="0" calcext:value-type="float">
            <text:p>0</text:p>
          </table:table-cell>
          <table:table-cell table:formula="of:=SUM([.AF75];[.AH75])" office:value-type="float" office:value="0" calcext:value-type="float">
            <text:p>0</text:p>
          </table:table-cell>
          <table:table-cell table:formula="of:=SUM([.AE75];[.AG75])" office:value-type="float" office:value="0" calcext:value-type="float">
            <text:p>0</text:p>
          </table:table-cell>
          <table:table-cell table:formula="of:=SUM([.AC75];[.AD75])" office:value-type="float" office:value="0" calcext:value-type="float">
            <text:p>0</text:p>
          </table:table-cell>
          <table:table-cell table:number-columns-repeated="7"/>
          <table:table-cell table:formula="of:=SUM([.AS75:.AT75])" office:value-type="float" office:value="0" calcext:value-type="float">
            <text:p>0</text:p>
          </table:table-cell>
          <table:table-cell table:formula="of:=SUM([.AV75:.AW75])" office:value-type="float" office:value="0" calcext:value-type="float">
            <text:p>0</text:p>
          </table:table-cell>
          <table:table-cell table:formula="of:=SUM([.AW75:.AX75])" office:value-type="float" office:value="0" calcext:value-type="float">
            <text:p>0</text:p>
          </table:table-cell>
          <table:table-cell table:formula="of:=SUM([.AW75:.AX75])" office:value-type="float" office:value="0" calcext:value-type="float">
            <text:p>0</text:p>
          </table:table-cell>
          <table:table-cell table:formula="of:=SUM([.AT75];[.AV75])" office:value-type="float" office:value="0" calcext:value-type="float">
            <text:p>0</text:p>
          </table:table-cell>
          <table:table-cell table:formula="of:=SUM([.AS75];[.AU75])" office:value-type="float" office:value="0" calcext:value-type="float">
            <text:p>0</text:p>
          </table:table-cell>
          <table:table-cell table:formula="of:=SUM([.AQ75];[.AR75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76:.E76])" office:value-type="float" office:value="0" calcext:value-type="float">
            <text:p>0</text:p>
          </table:table-cell>
          <table:table-cell table:formula="of:=SUM([.F76:.G76])" office:value-type="float" office:value="0" calcext:value-type="float">
            <text:p>0</text:p>
          </table:table-cell>
          <table:table-cell table:formula="of:=SUM([.H76:.I76])" office:value-type="float" office:value="0" calcext:value-type="float">
            <text:p>0</text:p>
          </table:table-cell>
          <table:table-cell table:formula="of:=SUM([.E76];[.G76])" office:value-type="float" office:value="0" calcext:value-type="float">
            <text:p>0</text:p>
          </table:table-cell>
          <table:table-cell table:formula="of:=SUM([.D76];[.F76])" office:value-type="float" office:value="0" calcext:value-type="float">
            <text:p>0</text:p>
          </table:table-cell>
          <table:table-cell table:formula="of:=SUM([.B76];[.C76])" office:value-type="float" office:value="0" calcext:value-type="float">
            <text:p>0</text:p>
          </table:table-cell>
          <table:table-cell table:number-columns-repeated="7"/>
          <table:table-cell table:formula="of:=SUM([.Q76:.R76])" office:value-type="float" office:value="0" calcext:value-type="float">
            <text:p>0</text:p>
          </table:table-cell>
          <table:table-cell table:formula="of:=SUM([.T76:.U76])" office:value-type="float" office:value="0" calcext:value-type="float">
            <text:p>0</text:p>
          </table:table-cell>
          <table:table-cell table:formula="of:=SUM([.U76:.V76])" office:value-type="float" office:value="0" calcext:value-type="float">
            <text:p>0</text:p>
          </table:table-cell>
          <table:table-cell table:formula="of:=SUM([.U76:.V76])" office:value-type="float" office:value="0" calcext:value-type="float">
            <text:p>0</text:p>
          </table:table-cell>
          <table:table-cell table:formula="of:=SUM([.R76];[.T76])" office:value-type="float" office:value="0" calcext:value-type="float">
            <text:p>0</text:p>
          </table:table-cell>
          <table:table-cell table:formula="of:=SUM([.Q76];[.S76])" office:value-type="float" office:value="0" calcext:value-type="float">
            <text:p>0</text:p>
          </table:table-cell>
          <table:table-cell table:formula="of:=SUM([.O76];[.P76])" office:value-type="float" office:value="0" calcext:value-type="float">
            <text:p>0</text:p>
          </table:table-cell>
          <table:table-cell table:number-columns-repeated="7"/>
          <table:table-cell table:formula="of:=SUM([.AE76:.AF76])" office:value-type="float" office:value="0" calcext:value-type="float">
            <text:p>0</text:p>
          </table:table-cell>
          <table:table-cell table:formula="of:=SUM([.AH76:.AI76])" office:value-type="float" office:value="0" calcext:value-type="float">
            <text:p>0</text:p>
          </table:table-cell>
          <table:table-cell table:formula="of:=SUM([.AI76:.AJ76])" office:value-type="float" office:value="0" calcext:value-type="float">
            <text:p>0</text:p>
          </table:table-cell>
          <table:table-cell table:formula="of:=SUM([.AI76:.AJ76])" office:value-type="float" office:value="0" calcext:value-type="float">
            <text:p>0</text:p>
          </table:table-cell>
          <table:table-cell table:formula="of:=SUM([.AF76];[.AH76])" office:value-type="float" office:value="0" calcext:value-type="float">
            <text:p>0</text:p>
          </table:table-cell>
          <table:table-cell table:formula="of:=SUM([.AE76];[.AG76])" office:value-type="float" office:value="0" calcext:value-type="float">
            <text:p>0</text:p>
          </table:table-cell>
          <table:table-cell table:formula="of:=SUM([.AC76];[.AD76])" office:value-type="float" office:value="0" calcext:value-type="float">
            <text:p>0</text:p>
          </table:table-cell>
          <table:table-cell table:number-columns-repeated="7"/>
          <table:table-cell table:formula="of:=SUM([.AS76:.AT76])" office:value-type="float" office:value="0" calcext:value-type="float">
            <text:p>0</text:p>
          </table:table-cell>
          <table:table-cell table:formula="of:=SUM([.AV76:.AW76])" office:value-type="float" office:value="0" calcext:value-type="float">
            <text:p>0</text:p>
          </table:table-cell>
          <table:table-cell table:formula="of:=SUM([.AW76:.AX76])" office:value-type="float" office:value="0" calcext:value-type="float">
            <text:p>0</text:p>
          </table:table-cell>
          <table:table-cell table:formula="of:=SUM([.AW76:.AX76])" office:value-type="float" office:value="0" calcext:value-type="float">
            <text:p>0</text:p>
          </table:table-cell>
          <table:table-cell table:formula="of:=SUM([.AT76];[.AV76])" office:value-type="float" office:value="0" calcext:value-type="float">
            <text:p>0</text:p>
          </table:table-cell>
          <table:table-cell table:formula="of:=SUM([.AS76];[.AU76])" office:value-type="float" office:value="0" calcext:value-type="float">
            <text:p>0</text:p>
          </table:table-cell>
          <table:table-cell table:formula="of:=SUM([.AQ76];[.AR76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77:.E77])" office:value-type="float" office:value="0" calcext:value-type="float">
            <text:p>0</text:p>
          </table:table-cell>
          <table:table-cell table:formula="of:=SUM([.F77:.G77])" office:value-type="float" office:value="0" calcext:value-type="float">
            <text:p>0</text:p>
          </table:table-cell>
          <table:table-cell table:formula="of:=SUM([.H77:.I77])" office:value-type="float" office:value="0" calcext:value-type="float">
            <text:p>0</text:p>
          </table:table-cell>
          <table:table-cell table:formula="of:=SUM([.E77];[.G77])" office:value-type="float" office:value="0" calcext:value-type="float">
            <text:p>0</text:p>
          </table:table-cell>
          <table:table-cell table:formula="of:=SUM([.D77];[.F77])" office:value-type="float" office:value="0" calcext:value-type="float">
            <text:p>0</text:p>
          </table:table-cell>
          <table:table-cell table:formula="of:=SUM([.B77];[.C77])" office:value-type="float" office:value="0" calcext:value-type="float">
            <text:p>0</text:p>
          </table:table-cell>
          <table:table-cell table:number-columns-repeated="7"/>
          <table:table-cell table:formula="of:=SUM([.Q77:.R77])" office:value-type="float" office:value="0" calcext:value-type="float">
            <text:p>0</text:p>
          </table:table-cell>
          <table:table-cell table:formula="of:=SUM([.T77:.U77])" office:value-type="float" office:value="0" calcext:value-type="float">
            <text:p>0</text:p>
          </table:table-cell>
          <table:table-cell table:formula="of:=SUM([.U77:.V77])" office:value-type="float" office:value="0" calcext:value-type="float">
            <text:p>0</text:p>
          </table:table-cell>
          <table:table-cell table:formula="of:=SUM([.U77:.V77])" office:value-type="float" office:value="0" calcext:value-type="float">
            <text:p>0</text:p>
          </table:table-cell>
          <table:table-cell table:formula="of:=SUM([.R77];[.T77])" office:value-type="float" office:value="0" calcext:value-type="float">
            <text:p>0</text:p>
          </table:table-cell>
          <table:table-cell table:formula="of:=SUM([.Q77];[.S77])" office:value-type="float" office:value="0" calcext:value-type="float">
            <text:p>0</text:p>
          </table:table-cell>
          <table:table-cell table:formula="of:=SUM([.O77];[.P77])" office:value-type="float" office:value="0" calcext:value-type="float">
            <text:p>0</text:p>
          </table:table-cell>
          <table:table-cell table:number-columns-repeated="7"/>
          <table:table-cell table:formula="of:=SUM([.AE77:.AF77])" office:value-type="float" office:value="0" calcext:value-type="float">
            <text:p>0</text:p>
          </table:table-cell>
          <table:table-cell table:formula="of:=SUM([.AH77:.AI77])" office:value-type="float" office:value="0" calcext:value-type="float">
            <text:p>0</text:p>
          </table:table-cell>
          <table:table-cell table:formula="of:=SUM([.AI77:.AJ77])" office:value-type="float" office:value="0" calcext:value-type="float">
            <text:p>0</text:p>
          </table:table-cell>
          <table:table-cell table:formula="of:=SUM([.AI77:.AJ77])" office:value-type="float" office:value="0" calcext:value-type="float">
            <text:p>0</text:p>
          </table:table-cell>
          <table:table-cell table:formula="of:=SUM([.AF77];[.AH77])" office:value-type="float" office:value="0" calcext:value-type="float">
            <text:p>0</text:p>
          </table:table-cell>
          <table:table-cell table:formula="of:=SUM([.AE77];[.AG77])" office:value-type="float" office:value="0" calcext:value-type="float">
            <text:p>0</text:p>
          </table:table-cell>
          <table:table-cell table:formula="of:=SUM([.AC77];[.AD77])" office:value-type="float" office:value="0" calcext:value-type="float">
            <text:p>0</text:p>
          </table:table-cell>
          <table:table-cell table:number-columns-repeated="7"/>
          <table:table-cell table:formula="of:=SUM([.AS77:.AT77])" office:value-type="float" office:value="0" calcext:value-type="float">
            <text:p>0</text:p>
          </table:table-cell>
          <table:table-cell table:formula="of:=SUM([.AV77:.AW77])" office:value-type="float" office:value="0" calcext:value-type="float">
            <text:p>0</text:p>
          </table:table-cell>
          <table:table-cell table:formula="of:=SUM([.AW77:.AX77])" office:value-type="float" office:value="0" calcext:value-type="float">
            <text:p>0</text:p>
          </table:table-cell>
          <table:table-cell table:formula="of:=SUM([.AW77:.AX77])" office:value-type="float" office:value="0" calcext:value-type="float">
            <text:p>0</text:p>
          </table:table-cell>
          <table:table-cell table:formula="of:=SUM([.AT77];[.AV77])" office:value-type="float" office:value="0" calcext:value-type="float">
            <text:p>0</text:p>
          </table:table-cell>
          <table:table-cell table:formula="of:=SUM([.AS77];[.AU77])" office:value-type="float" office:value="0" calcext:value-type="float">
            <text:p>0</text:p>
          </table:table-cell>
          <table:table-cell table:formula="of:=SUM([.AQ77];[.AR77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78:.E78])" office:value-type="float" office:value="0" calcext:value-type="float">
            <text:p>0</text:p>
          </table:table-cell>
          <table:table-cell table:formula="of:=SUM([.F78:.G78])" office:value-type="float" office:value="0" calcext:value-type="float">
            <text:p>0</text:p>
          </table:table-cell>
          <table:table-cell table:formula="of:=SUM([.H78:.I78])" office:value-type="float" office:value="0" calcext:value-type="float">
            <text:p>0</text:p>
          </table:table-cell>
          <table:table-cell table:formula="of:=SUM([.E78];[.G78])" office:value-type="float" office:value="0" calcext:value-type="float">
            <text:p>0</text:p>
          </table:table-cell>
          <table:table-cell table:formula="of:=SUM([.D78];[.F78])" office:value-type="float" office:value="0" calcext:value-type="float">
            <text:p>0</text:p>
          </table:table-cell>
          <table:table-cell table:formula="of:=SUM([.B78];[.C78])" office:value-type="float" office:value="0" calcext:value-type="float">
            <text:p>0</text:p>
          </table:table-cell>
          <table:table-cell table:number-columns-repeated="7"/>
          <table:table-cell table:formula="of:=SUM([.Q78:.R78])" office:value-type="float" office:value="0" calcext:value-type="float">
            <text:p>0</text:p>
          </table:table-cell>
          <table:table-cell table:formula="of:=SUM([.T78:.U78])" office:value-type="float" office:value="0" calcext:value-type="float">
            <text:p>0</text:p>
          </table:table-cell>
          <table:table-cell table:formula="of:=SUM([.U78:.V78])" office:value-type="float" office:value="0" calcext:value-type="float">
            <text:p>0</text:p>
          </table:table-cell>
          <table:table-cell table:formula="of:=SUM([.U78:.V78])" office:value-type="float" office:value="0" calcext:value-type="float">
            <text:p>0</text:p>
          </table:table-cell>
          <table:table-cell table:formula="of:=SUM([.R78];[.T78])" office:value-type="float" office:value="0" calcext:value-type="float">
            <text:p>0</text:p>
          </table:table-cell>
          <table:table-cell table:formula="of:=SUM([.Q78];[.S78])" office:value-type="float" office:value="0" calcext:value-type="float">
            <text:p>0</text:p>
          </table:table-cell>
          <table:table-cell table:formula="of:=SUM([.O78];[.P78])" office:value-type="float" office:value="0" calcext:value-type="float">
            <text:p>0</text:p>
          </table:table-cell>
          <table:table-cell table:number-columns-repeated="7"/>
          <table:table-cell table:formula="of:=SUM([.AE78:.AF78])" office:value-type="float" office:value="0" calcext:value-type="float">
            <text:p>0</text:p>
          </table:table-cell>
          <table:table-cell table:formula="of:=SUM([.AH78:.AI78])" office:value-type="float" office:value="0" calcext:value-type="float">
            <text:p>0</text:p>
          </table:table-cell>
          <table:table-cell table:formula="of:=SUM([.AI78:.AJ78])" office:value-type="float" office:value="0" calcext:value-type="float">
            <text:p>0</text:p>
          </table:table-cell>
          <table:table-cell table:formula="of:=SUM([.AI78:.AJ78])" office:value-type="float" office:value="0" calcext:value-type="float">
            <text:p>0</text:p>
          </table:table-cell>
          <table:table-cell table:formula="of:=SUM([.AF78];[.AH78])" office:value-type="float" office:value="0" calcext:value-type="float">
            <text:p>0</text:p>
          </table:table-cell>
          <table:table-cell table:formula="of:=SUM([.AE78];[.AG78])" office:value-type="float" office:value="0" calcext:value-type="float">
            <text:p>0</text:p>
          </table:table-cell>
          <table:table-cell table:formula="of:=SUM([.AC78];[.AD78])" office:value-type="float" office:value="0" calcext:value-type="float">
            <text:p>0</text:p>
          </table:table-cell>
          <table:table-cell table:number-columns-repeated="7"/>
          <table:table-cell table:formula="of:=SUM([.AS78:.AT78])" office:value-type="float" office:value="0" calcext:value-type="float">
            <text:p>0</text:p>
          </table:table-cell>
          <table:table-cell table:formula="of:=SUM([.AV78:.AW78])" office:value-type="float" office:value="0" calcext:value-type="float">
            <text:p>0</text:p>
          </table:table-cell>
          <table:table-cell table:formula="of:=SUM([.AW78:.AX78])" office:value-type="float" office:value="0" calcext:value-type="float">
            <text:p>0</text:p>
          </table:table-cell>
          <table:table-cell table:formula="of:=SUM([.AW78:.AX78])" office:value-type="float" office:value="0" calcext:value-type="float">
            <text:p>0</text:p>
          </table:table-cell>
          <table:table-cell table:formula="of:=SUM([.AT78];[.AV78])" office:value-type="float" office:value="0" calcext:value-type="float">
            <text:p>0</text:p>
          </table:table-cell>
          <table:table-cell table:formula="of:=SUM([.AS78];[.AU78])" office:value-type="float" office:value="0" calcext:value-type="float">
            <text:p>0</text:p>
          </table:table-cell>
          <table:table-cell table:formula="of:=SUM([.AQ78];[.AR78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79:.E79])" office:value-type="float" office:value="0" calcext:value-type="float">
            <text:p>0</text:p>
          </table:table-cell>
          <table:table-cell table:formula="of:=SUM([.F79:.G79])" office:value-type="float" office:value="0" calcext:value-type="float">
            <text:p>0</text:p>
          </table:table-cell>
          <table:table-cell table:formula="of:=SUM([.H79:.I79])" office:value-type="float" office:value="0" calcext:value-type="float">
            <text:p>0</text:p>
          </table:table-cell>
          <table:table-cell table:formula="of:=SUM([.E79];[.G79])" office:value-type="float" office:value="0" calcext:value-type="float">
            <text:p>0</text:p>
          </table:table-cell>
          <table:table-cell table:formula="of:=SUM([.D79];[.F79])" office:value-type="float" office:value="0" calcext:value-type="float">
            <text:p>0</text:p>
          </table:table-cell>
          <table:table-cell table:formula="of:=SUM([.B79];[.C79])" office:value-type="float" office:value="0" calcext:value-type="float">
            <text:p>0</text:p>
          </table:table-cell>
          <table:table-cell table:number-columns-repeated="7"/>
          <table:table-cell table:formula="of:=SUM([.Q79:.R79])" office:value-type="float" office:value="0" calcext:value-type="float">
            <text:p>0</text:p>
          </table:table-cell>
          <table:table-cell table:formula="of:=SUM([.T79:.U79])" office:value-type="float" office:value="0" calcext:value-type="float">
            <text:p>0</text:p>
          </table:table-cell>
          <table:table-cell table:formula="of:=SUM([.U79:.V79])" office:value-type="float" office:value="0" calcext:value-type="float">
            <text:p>0</text:p>
          </table:table-cell>
          <table:table-cell table:formula="of:=SUM([.U79:.V79])" office:value-type="float" office:value="0" calcext:value-type="float">
            <text:p>0</text:p>
          </table:table-cell>
          <table:table-cell table:formula="of:=SUM([.R79];[.T79])" office:value-type="float" office:value="0" calcext:value-type="float">
            <text:p>0</text:p>
          </table:table-cell>
          <table:table-cell table:formula="of:=SUM([.Q79];[.S79])" office:value-type="float" office:value="0" calcext:value-type="float">
            <text:p>0</text:p>
          </table:table-cell>
          <table:table-cell table:formula="of:=SUM([.O79];[.P79])" office:value-type="float" office:value="0" calcext:value-type="float">
            <text:p>0</text:p>
          </table:table-cell>
          <table:table-cell table:number-columns-repeated="7"/>
          <table:table-cell table:formula="of:=SUM([.AE79:.AF79])" office:value-type="float" office:value="0" calcext:value-type="float">
            <text:p>0</text:p>
          </table:table-cell>
          <table:table-cell table:formula="of:=SUM([.AH79:.AI79])" office:value-type="float" office:value="0" calcext:value-type="float">
            <text:p>0</text:p>
          </table:table-cell>
          <table:table-cell table:formula="of:=SUM([.AI79:.AJ79])" office:value-type="float" office:value="0" calcext:value-type="float">
            <text:p>0</text:p>
          </table:table-cell>
          <table:table-cell table:formula="of:=SUM([.AI79:.AJ79])" office:value-type="float" office:value="0" calcext:value-type="float">
            <text:p>0</text:p>
          </table:table-cell>
          <table:table-cell table:formula="of:=SUM([.AF79];[.AH79])" office:value-type="float" office:value="0" calcext:value-type="float">
            <text:p>0</text:p>
          </table:table-cell>
          <table:table-cell table:formula="of:=SUM([.AE79];[.AG79])" office:value-type="float" office:value="0" calcext:value-type="float">
            <text:p>0</text:p>
          </table:table-cell>
          <table:table-cell table:formula="of:=SUM([.AC79];[.AD79])" office:value-type="float" office:value="0" calcext:value-type="float">
            <text:p>0</text:p>
          </table:table-cell>
          <table:table-cell table:number-columns-repeated="7"/>
          <table:table-cell table:formula="of:=SUM([.AS79:.AT79])" office:value-type="float" office:value="0" calcext:value-type="float">
            <text:p>0</text:p>
          </table:table-cell>
          <table:table-cell table:formula="of:=SUM([.AV79:.AW79])" office:value-type="float" office:value="0" calcext:value-type="float">
            <text:p>0</text:p>
          </table:table-cell>
          <table:table-cell table:formula="of:=SUM([.AW79:.AX79])" office:value-type="float" office:value="0" calcext:value-type="float">
            <text:p>0</text:p>
          </table:table-cell>
          <table:table-cell table:formula="of:=SUM([.AW79:.AX79])" office:value-type="float" office:value="0" calcext:value-type="float">
            <text:p>0</text:p>
          </table:table-cell>
          <table:table-cell table:formula="of:=SUM([.AT79];[.AV79])" office:value-type="float" office:value="0" calcext:value-type="float">
            <text:p>0</text:p>
          </table:table-cell>
          <table:table-cell table:formula="of:=SUM([.AS79];[.AU79])" office:value-type="float" office:value="0" calcext:value-type="float">
            <text:p>0</text:p>
          </table:table-cell>
          <table:table-cell table:formula="of:=SUM([.AQ79];[.AR79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80:.E80])" office:value-type="float" office:value="0" calcext:value-type="float">
            <text:p>0</text:p>
          </table:table-cell>
          <table:table-cell table:formula="of:=SUM([.F80:.G80])" office:value-type="float" office:value="0" calcext:value-type="float">
            <text:p>0</text:p>
          </table:table-cell>
          <table:table-cell table:formula="of:=SUM([.H80:.I80])" office:value-type="float" office:value="0" calcext:value-type="float">
            <text:p>0</text:p>
          </table:table-cell>
          <table:table-cell table:formula="of:=SUM([.E80];[.G80])" office:value-type="float" office:value="0" calcext:value-type="float">
            <text:p>0</text:p>
          </table:table-cell>
          <table:table-cell table:formula="of:=SUM([.D80];[.F80])" office:value-type="float" office:value="0" calcext:value-type="float">
            <text:p>0</text:p>
          </table:table-cell>
          <table:table-cell table:formula="of:=SUM([.B80];[.C80])" office:value-type="float" office:value="0" calcext:value-type="float">
            <text:p>0</text:p>
          </table:table-cell>
          <table:table-cell table:number-columns-repeated="7"/>
          <table:table-cell table:formula="of:=SUM([.Q80:.R80])" office:value-type="float" office:value="0" calcext:value-type="float">
            <text:p>0</text:p>
          </table:table-cell>
          <table:table-cell table:formula="of:=SUM([.T80:.U80])" office:value-type="float" office:value="0" calcext:value-type="float">
            <text:p>0</text:p>
          </table:table-cell>
          <table:table-cell table:formula="of:=SUM([.U80:.V80])" office:value-type="float" office:value="0" calcext:value-type="float">
            <text:p>0</text:p>
          </table:table-cell>
          <table:table-cell table:formula="of:=SUM([.U80:.V80])" office:value-type="float" office:value="0" calcext:value-type="float">
            <text:p>0</text:p>
          </table:table-cell>
          <table:table-cell table:formula="of:=SUM([.R80];[.T80])" office:value-type="float" office:value="0" calcext:value-type="float">
            <text:p>0</text:p>
          </table:table-cell>
          <table:table-cell table:formula="of:=SUM([.Q80];[.S80])" office:value-type="float" office:value="0" calcext:value-type="float">
            <text:p>0</text:p>
          </table:table-cell>
          <table:table-cell table:formula="of:=SUM([.O80];[.P80])" office:value-type="float" office:value="0" calcext:value-type="float">
            <text:p>0</text:p>
          </table:table-cell>
          <table:table-cell table:number-columns-repeated="7"/>
          <table:table-cell table:formula="of:=SUM([.AE80:.AF80])" office:value-type="float" office:value="0" calcext:value-type="float">
            <text:p>0</text:p>
          </table:table-cell>
          <table:table-cell table:formula="of:=SUM([.AH80:.AI80])" office:value-type="float" office:value="0" calcext:value-type="float">
            <text:p>0</text:p>
          </table:table-cell>
          <table:table-cell table:formula="of:=SUM([.AI80:.AJ80])" office:value-type="float" office:value="0" calcext:value-type="float">
            <text:p>0</text:p>
          </table:table-cell>
          <table:table-cell table:formula="of:=SUM([.AI80:.AJ80])" office:value-type="float" office:value="0" calcext:value-type="float">
            <text:p>0</text:p>
          </table:table-cell>
          <table:table-cell table:formula="of:=SUM([.AF80];[.AH80])" office:value-type="float" office:value="0" calcext:value-type="float">
            <text:p>0</text:p>
          </table:table-cell>
          <table:table-cell table:formula="of:=SUM([.AE80];[.AG80])" office:value-type="float" office:value="0" calcext:value-type="float">
            <text:p>0</text:p>
          </table:table-cell>
          <table:table-cell table:formula="of:=SUM([.AC80];[.AD80])" office:value-type="float" office:value="0" calcext:value-type="float">
            <text:p>0</text:p>
          </table:table-cell>
          <table:table-cell table:number-columns-repeated="7"/>
          <table:table-cell table:formula="of:=SUM([.AS80:.AT80])" office:value-type="float" office:value="0" calcext:value-type="float">
            <text:p>0</text:p>
          </table:table-cell>
          <table:table-cell table:formula="of:=SUM([.AV80:.AW80])" office:value-type="float" office:value="0" calcext:value-type="float">
            <text:p>0</text:p>
          </table:table-cell>
          <table:table-cell table:formula="of:=SUM([.AW80:.AX80])" office:value-type="float" office:value="0" calcext:value-type="float">
            <text:p>0</text:p>
          </table:table-cell>
          <table:table-cell table:formula="of:=SUM([.AW80:.AX80])" office:value-type="float" office:value="0" calcext:value-type="float">
            <text:p>0</text:p>
          </table:table-cell>
          <table:table-cell table:formula="of:=SUM([.AT80];[.AV80])" office:value-type="float" office:value="0" calcext:value-type="float">
            <text:p>0</text:p>
          </table:table-cell>
          <table:table-cell table:formula="of:=SUM([.AS80];[.AU80])" office:value-type="float" office:value="0" calcext:value-type="float">
            <text:p>0</text:p>
          </table:table-cell>
          <table:table-cell table:formula="of:=SUM([.AQ80];[.AR80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81:.E81])" office:value-type="float" office:value="0" calcext:value-type="float">
            <text:p>0</text:p>
          </table:table-cell>
          <table:table-cell table:formula="of:=SUM([.F81:.G81])" office:value-type="float" office:value="0" calcext:value-type="float">
            <text:p>0</text:p>
          </table:table-cell>
          <table:table-cell table:formula="of:=SUM([.H81:.I81])" office:value-type="float" office:value="0" calcext:value-type="float">
            <text:p>0</text:p>
          </table:table-cell>
          <table:table-cell table:formula="of:=SUM([.E81];[.G81])" office:value-type="float" office:value="0" calcext:value-type="float">
            <text:p>0</text:p>
          </table:table-cell>
          <table:table-cell table:formula="of:=SUM([.D81];[.F81])" office:value-type="float" office:value="0" calcext:value-type="float">
            <text:p>0</text:p>
          </table:table-cell>
          <table:table-cell table:formula="of:=SUM([.B81];[.C81])" office:value-type="float" office:value="0" calcext:value-type="float">
            <text:p>0</text:p>
          </table:table-cell>
          <table:table-cell table:number-columns-repeated="7"/>
          <table:table-cell table:formula="of:=SUM([.Q81:.R81])" office:value-type="float" office:value="0" calcext:value-type="float">
            <text:p>0</text:p>
          </table:table-cell>
          <table:table-cell table:formula="of:=SUM([.T81:.U81])" office:value-type="float" office:value="0" calcext:value-type="float">
            <text:p>0</text:p>
          </table:table-cell>
          <table:table-cell table:formula="of:=SUM([.U81:.V81])" office:value-type="float" office:value="0" calcext:value-type="float">
            <text:p>0</text:p>
          </table:table-cell>
          <table:table-cell table:formula="of:=SUM([.U81:.V81])" office:value-type="float" office:value="0" calcext:value-type="float">
            <text:p>0</text:p>
          </table:table-cell>
          <table:table-cell table:formula="of:=SUM([.R81];[.T81])" office:value-type="float" office:value="0" calcext:value-type="float">
            <text:p>0</text:p>
          </table:table-cell>
          <table:table-cell table:formula="of:=SUM([.Q81];[.S81])" office:value-type="float" office:value="0" calcext:value-type="float">
            <text:p>0</text:p>
          </table:table-cell>
          <table:table-cell table:formula="of:=SUM([.O81];[.P81])" office:value-type="float" office:value="0" calcext:value-type="float">
            <text:p>0</text:p>
          </table:table-cell>
          <table:table-cell table:number-columns-repeated="7"/>
          <table:table-cell table:formula="of:=SUM([.AE81:.AF81])" office:value-type="float" office:value="0" calcext:value-type="float">
            <text:p>0</text:p>
          </table:table-cell>
          <table:table-cell table:formula="of:=SUM([.AH81:.AI81])" office:value-type="float" office:value="0" calcext:value-type="float">
            <text:p>0</text:p>
          </table:table-cell>
          <table:table-cell table:formula="of:=SUM([.AI81:.AJ81])" office:value-type="float" office:value="0" calcext:value-type="float">
            <text:p>0</text:p>
          </table:table-cell>
          <table:table-cell table:formula="of:=SUM([.AI81:.AJ81])" office:value-type="float" office:value="0" calcext:value-type="float">
            <text:p>0</text:p>
          </table:table-cell>
          <table:table-cell table:formula="of:=SUM([.AF81];[.AH81])" office:value-type="float" office:value="0" calcext:value-type="float">
            <text:p>0</text:p>
          </table:table-cell>
          <table:table-cell table:formula="of:=SUM([.AE81];[.AG81])" office:value-type="float" office:value="0" calcext:value-type="float">
            <text:p>0</text:p>
          </table:table-cell>
          <table:table-cell table:formula="of:=SUM([.AC81];[.AD81])" office:value-type="float" office:value="0" calcext:value-type="float">
            <text:p>0</text:p>
          </table:table-cell>
          <table:table-cell table:number-columns-repeated="7"/>
          <table:table-cell table:formula="of:=SUM([.AS81:.AT81])" office:value-type="float" office:value="0" calcext:value-type="float">
            <text:p>0</text:p>
          </table:table-cell>
          <table:table-cell table:formula="of:=SUM([.AV81:.AW81])" office:value-type="float" office:value="0" calcext:value-type="float">
            <text:p>0</text:p>
          </table:table-cell>
          <table:table-cell table:formula="of:=SUM([.AW81:.AX81])" office:value-type="float" office:value="0" calcext:value-type="float">
            <text:p>0</text:p>
          </table:table-cell>
          <table:table-cell table:formula="of:=SUM([.AW81:.AX81])" office:value-type="float" office:value="0" calcext:value-type="float">
            <text:p>0</text:p>
          </table:table-cell>
          <table:table-cell table:formula="of:=SUM([.AT81];[.AV81])" office:value-type="float" office:value="0" calcext:value-type="float">
            <text:p>0</text:p>
          </table:table-cell>
          <table:table-cell table:formula="of:=SUM([.AS81];[.AU81])" office:value-type="float" office:value="0" calcext:value-type="float">
            <text:p>0</text:p>
          </table:table-cell>
          <table:table-cell table:formula="of:=SUM([.AQ81];[.AR81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82:.E82])" office:value-type="float" office:value="0" calcext:value-type="float">
            <text:p>0</text:p>
          </table:table-cell>
          <table:table-cell table:formula="of:=SUM([.F82:.G82])" office:value-type="float" office:value="0" calcext:value-type="float">
            <text:p>0</text:p>
          </table:table-cell>
          <table:table-cell table:formula="of:=SUM([.H82:.I82])" office:value-type="float" office:value="0" calcext:value-type="float">
            <text:p>0</text:p>
          </table:table-cell>
          <table:table-cell table:formula="of:=SUM([.E82];[.G82])" office:value-type="float" office:value="0" calcext:value-type="float">
            <text:p>0</text:p>
          </table:table-cell>
          <table:table-cell table:formula="of:=SUM([.D82];[.F82])" office:value-type="float" office:value="0" calcext:value-type="float">
            <text:p>0</text:p>
          </table:table-cell>
          <table:table-cell table:formula="of:=SUM([.B82];[.C82])" office:value-type="float" office:value="0" calcext:value-type="float">
            <text:p>0</text:p>
          </table:table-cell>
          <table:table-cell table:number-columns-repeated="7"/>
          <table:table-cell table:formula="of:=SUM([.Q82:.R82])" office:value-type="float" office:value="0" calcext:value-type="float">
            <text:p>0</text:p>
          </table:table-cell>
          <table:table-cell table:formula="of:=SUM([.T82:.U82])" office:value-type="float" office:value="0" calcext:value-type="float">
            <text:p>0</text:p>
          </table:table-cell>
          <table:table-cell table:formula="of:=SUM([.U82:.V82])" office:value-type="float" office:value="0" calcext:value-type="float">
            <text:p>0</text:p>
          </table:table-cell>
          <table:table-cell table:formula="of:=SUM([.U82:.V82])" office:value-type="float" office:value="0" calcext:value-type="float">
            <text:p>0</text:p>
          </table:table-cell>
          <table:table-cell table:formula="of:=SUM([.R82];[.T82])" office:value-type="float" office:value="0" calcext:value-type="float">
            <text:p>0</text:p>
          </table:table-cell>
          <table:table-cell table:formula="of:=SUM([.Q82];[.S82])" office:value-type="float" office:value="0" calcext:value-type="float">
            <text:p>0</text:p>
          </table:table-cell>
          <table:table-cell table:formula="of:=SUM([.O82];[.P82])" office:value-type="float" office:value="0" calcext:value-type="float">
            <text:p>0</text:p>
          </table:table-cell>
          <table:table-cell table:number-columns-repeated="7"/>
          <table:table-cell table:formula="of:=SUM([.AE82:.AF82])" office:value-type="float" office:value="0" calcext:value-type="float">
            <text:p>0</text:p>
          </table:table-cell>
          <table:table-cell table:formula="of:=SUM([.AH82:.AI82])" office:value-type="float" office:value="0" calcext:value-type="float">
            <text:p>0</text:p>
          </table:table-cell>
          <table:table-cell table:formula="of:=SUM([.AI82:.AJ82])" office:value-type="float" office:value="0" calcext:value-type="float">
            <text:p>0</text:p>
          </table:table-cell>
          <table:table-cell table:formula="of:=SUM([.AI82:.AJ82])" office:value-type="float" office:value="0" calcext:value-type="float">
            <text:p>0</text:p>
          </table:table-cell>
          <table:table-cell table:formula="of:=SUM([.AF82];[.AH82])" office:value-type="float" office:value="0" calcext:value-type="float">
            <text:p>0</text:p>
          </table:table-cell>
          <table:table-cell table:formula="of:=SUM([.AE82];[.AG82])" office:value-type="float" office:value="0" calcext:value-type="float">
            <text:p>0</text:p>
          </table:table-cell>
          <table:table-cell table:formula="of:=SUM([.AC82];[.AD82])" office:value-type="float" office:value="0" calcext:value-type="float">
            <text:p>0</text:p>
          </table:table-cell>
          <table:table-cell table:number-columns-repeated="7"/>
          <table:table-cell table:formula="of:=SUM([.AS82:.AT82])" office:value-type="float" office:value="0" calcext:value-type="float">
            <text:p>0</text:p>
          </table:table-cell>
          <table:table-cell table:formula="of:=SUM([.AV82:.AW82])" office:value-type="float" office:value="0" calcext:value-type="float">
            <text:p>0</text:p>
          </table:table-cell>
          <table:table-cell table:formula="of:=SUM([.AW82:.AX82])" office:value-type="float" office:value="0" calcext:value-type="float">
            <text:p>0</text:p>
          </table:table-cell>
          <table:table-cell table:formula="of:=SUM([.AW82:.AX82])" office:value-type="float" office:value="0" calcext:value-type="float">
            <text:p>0</text:p>
          </table:table-cell>
          <table:table-cell table:formula="of:=SUM([.AT82];[.AV82])" office:value-type="float" office:value="0" calcext:value-type="float">
            <text:p>0</text:p>
          </table:table-cell>
          <table:table-cell table:formula="of:=SUM([.AS82];[.AU82])" office:value-type="float" office:value="0" calcext:value-type="float">
            <text:p>0</text:p>
          </table:table-cell>
          <table:table-cell table:formula="of:=SUM([.AQ82];[.AR82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83:.E83])" office:value-type="float" office:value="0" calcext:value-type="float">
            <text:p>0</text:p>
          </table:table-cell>
          <table:table-cell table:formula="of:=SUM([.F83:.G83])" office:value-type="float" office:value="0" calcext:value-type="float">
            <text:p>0</text:p>
          </table:table-cell>
          <table:table-cell table:formula="of:=SUM([.H83:.I83])" office:value-type="float" office:value="0" calcext:value-type="float">
            <text:p>0</text:p>
          </table:table-cell>
          <table:table-cell table:formula="of:=SUM([.E83];[.G83])" office:value-type="float" office:value="0" calcext:value-type="float">
            <text:p>0</text:p>
          </table:table-cell>
          <table:table-cell table:formula="of:=SUM([.D83];[.F83])" office:value-type="float" office:value="0" calcext:value-type="float">
            <text:p>0</text:p>
          </table:table-cell>
          <table:table-cell table:formula="of:=SUM([.B83];[.C83])" office:value-type="float" office:value="0" calcext:value-type="float">
            <text:p>0</text:p>
          </table:table-cell>
          <table:table-cell table:number-columns-repeated="7"/>
          <table:table-cell table:formula="of:=SUM([.Q83:.R83])" office:value-type="float" office:value="0" calcext:value-type="float">
            <text:p>0</text:p>
          </table:table-cell>
          <table:table-cell table:formula="of:=SUM([.T83:.U83])" office:value-type="float" office:value="0" calcext:value-type="float">
            <text:p>0</text:p>
          </table:table-cell>
          <table:table-cell table:formula="of:=SUM([.U83:.V83])" office:value-type="float" office:value="0" calcext:value-type="float">
            <text:p>0</text:p>
          </table:table-cell>
          <table:table-cell table:formula="of:=SUM([.U83:.V83])" office:value-type="float" office:value="0" calcext:value-type="float">
            <text:p>0</text:p>
          </table:table-cell>
          <table:table-cell table:formula="of:=SUM([.R83];[.T83])" office:value-type="float" office:value="0" calcext:value-type="float">
            <text:p>0</text:p>
          </table:table-cell>
          <table:table-cell table:formula="of:=SUM([.Q83];[.S83])" office:value-type="float" office:value="0" calcext:value-type="float">
            <text:p>0</text:p>
          </table:table-cell>
          <table:table-cell table:formula="of:=SUM([.O83];[.P83])" office:value-type="float" office:value="0" calcext:value-type="float">
            <text:p>0</text:p>
          </table:table-cell>
          <table:table-cell table:number-columns-repeated="7"/>
          <table:table-cell table:formula="of:=SUM([.AE83:.AF83])" office:value-type="float" office:value="0" calcext:value-type="float">
            <text:p>0</text:p>
          </table:table-cell>
          <table:table-cell table:formula="of:=SUM([.AH83:.AI83])" office:value-type="float" office:value="0" calcext:value-type="float">
            <text:p>0</text:p>
          </table:table-cell>
          <table:table-cell table:formula="of:=SUM([.AI83:.AJ83])" office:value-type="float" office:value="0" calcext:value-type="float">
            <text:p>0</text:p>
          </table:table-cell>
          <table:table-cell table:formula="of:=SUM([.AI83:.AJ83])" office:value-type="float" office:value="0" calcext:value-type="float">
            <text:p>0</text:p>
          </table:table-cell>
          <table:table-cell table:formula="of:=SUM([.AF83];[.AH83])" office:value-type="float" office:value="0" calcext:value-type="float">
            <text:p>0</text:p>
          </table:table-cell>
          <table:table-cell table:formula="of:=SUM([.AE83];[.AG83])" office:value-type="float" office:value="0" calcext:value-type="float">
            <text:p>0</text:p>
          </table:table-cell>
          <table:table-cell table:formula="of:=SUM([.AC83];[.AD83])" office:value-type="float" office:value="0" calcext:value-type="float">
            <text:p>0</text:p>
          </table:table-cell>
          <table:table-cell table:number-columns-repeated="7"/>
          <table:table-cell table:formula="of:=SUM([.AS83:.AT83])" office:value-type="float" office:value="0" calcext:value-type="float">
            <text:p>0</text:p>
          </table:table-cell>
          <table:table-cell table:formula="of:=SUM([.AV83:.AW83])" office:value-type="float" office:value="0" calcext:value-type="float">
            <text:p>0</text:p>
          </table:table-cell>
          <table:table-cell table:formula="of:=SUM([.AW83:.AX83])" office:value-type="float" office:value="0" calcext:value-type="float">
            <text:p>0</text:p>
          </table:table-cell>
          <table:table-cell table:formula="of:=SUM([.AW83:.AX83])" office:value-type="float" office:value="0" calcext:value-type="float">
            <text:p>0</text:p>
          </table:table-cell>
          <table:table-cell table:formula="of:=SUM([.AT83];[.AV83])" office:value-type="float" office:value="0" calcext:value-type="float">
            <text:p>0</text:p>
          </table:table-cell>
          <table:table-cell table:formula="of:=SUM([.AS83];[.AU83])" office:value-type="float" office:value="0" calcext:value-type="float">
            <text:p>0</text:p>
          </table:table-cell>
          <table:table-cell table:formula="of:=SUM([.AQ83];[.AR83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84:.E84])" office:value-type="float" office:value="0" calcext:value-type="float">
            <text:p>0</text:p>
          </table:table-cell>
          <table:table-cell table:formula="of:=SUM([.F84:.G84])" office:value-type="float" office:value="0" calcext:value-type="float">
            <text:p>0</text:p>
          </table:table-cell>
          <table:table-cell table:formula="of:=SUM([.H84:.I84])" office:value-type="float" office:value="0" calcext:value-type="float">
            <text:p>0</text:p>
          </table:table-cell>
          <table:table-cell table:formula="of:=SUM([.E84];[.G84])" office:value-type="float" office:value="0" calcext:value-type="float">
            <text:p>0</text:p>
          </table:table-cell>
          <table:table-cell table:formula="of:=SUM([.D84];[.F84])" office:value-type="float" office:value="0" calcext:value-type="float">
            <text:p>0</text:p>
          </table:table-cell>
          <table:table-cell table:formula="of:=SUM([.B84];[.C84])" office:value-type="float" office:value="0" calcext:value-type="float">
            <text:p>0</text:p>
          </table:table-cell>
          <table:table-cell table:number-columns-repeated="7"/>
          <table:table-cell table:formula="of:=SUM([.Q84:.R84])" office:value-type="float" office:value="0" calcext:value-type="float">
            <text:p>0</text:p>
          </table:table-cell>
          <table:table-cell table:formula="of:=SUM([.T84:.U84])" office:value-type="float" office:value="0" calcext:value-type="float">
            <text:p>0</text:p>
          </table:table-cell>
          <table:table-cell table:formula="of:=SUM([.U84:.V84])" office:value-type="float" office:value="0" calcext:value-type="float">
            <text:p>0</text:p>
          </table:table-cell>
          <table:table-cell table:formula="of:=SUM([.U84:.V84])" office:value-type="float" office:value="0" calcext:value-type="float">
            <text:p>0</text:p>
          </table:table-cell>
          <table:table-cell table:formula="of:=SUM([.R84];[.T84])" office:value-type="float" office:value="0" calcext:value-type="float">
            <text:p>0</text:p>
          </table:table-cell>
          <table:table-cell table:formula="of:=SUM([.Q84];[.S84])" office:value-type="float" office:value="0" calcext:value-type="float">
            <text:p>0</text:p>
          </table:table-cell>
          <table:table-cell table:formula="of:=SUM([.O84];[.P84])" office:value-type="float" office:value="0" calcext:value-type="float">
            <text:p>0</text:p>
          </table:table-cell>
          <table:table-cell table:number-columns-repeated="7"/>
          <table:table-cell table:formula="of:=SUM([.AE84:.AF84])" office:value-type="float" office:value="0" calcext:value-type="float">
            <text:p>0</text:p>
          </table:table-cell>
          <table:table-cell table:formula="of:=SUM([.AH84:.AI84])" office:value-type="float" office:value="0" calcext:value-type="float">
            <text:p>0</text:p>
          </table:table-cell>
          <table:table-cell table:formula="of:=SUM([.AI84:.AJ84])" office:value-type="float" office:value="0" calcext:value-type="float">
            <text:p>0</text:p>
          </table:table-cell>
          <table:table-cell table:formula="of:=SUM([.AI84:.AJ84])" office:value-type="float" office:value="0" calcext:value-type="float">
            <text:p>0</text:p>
          </table:table-cell>
          <table:table-cell table:formula="of:=SUM([.AF84];[.AH84])" office:value-type="float" office:value="0" calcext:value-type="float">
            <text:p>0</text:p>
          </table:table-cell>
          <table:table-cell table:formula="of:=SUM([.AE84];[.AG84])" office:value-type="float" office:value="0" calcext:value-type="float">
            <text:p>0</text:p>
          </table:table-cell>
          <table:table-cell table:formula="of:=SUM([.AC84];[.AD84])" office:value-type="float" office:value="0" calcext:value-type="float">
            <text:p>0</text:p>
          </table:table-cell>
          <table:table-cell table:number-columns-repeated="7"/>
          <table:table-cell table:formula="of:=SUM([.AS84:.AT84])" office:value-type="float" office:value="0" calcext:value-type="float">
            <text:p>0</text:p>
          </table:table-cell>
          <table:table-cell table:formula="of:=SUM([.AV84:.AW84])" office:value-type="float" office:value="0" calcext:value-type="float">
            <text:p>0</text:p>
          </table:table-cell>
          <table:table-cell table:formula="of:=SUM([.AW84:.AX84])" office:value-type="float" office:value="0" calcext:value-type="float">
            <text:p>0</text:p>
          </table:table-cell>
          <table:table-cell table:formula="of:=SUM([.AW84:.AX84])" office:value-type="float" office:value="0" calcext:value-type="float">
            <text:p>0</text:p>
          </table:table-cell>
          <table:table-cell table:formula="of:=SUM([.AT84];[.AV84])" office:value-type="float" office:value="0" calcext:value-type="float">
            <text:p>0</text:p>
          </table:table-cell>
          <table:table-cell table:formula="of:=SUM([.AS84];[.AU84])" office:value-type="float" office:value="0" calcext:value-type="float">
            <text:p>0</text:p>
          </table:table-cell>
          <table:table-cell table:formula="of:=SUM([.AQ84];[.AR84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85:.E85])" office:value-type="float" office:value="0" calcext:value-type="float">
            <text:p>0</text:p>
          </table:table-cell>
          <table:table-cell table:formula="of:=SUM([.F85:.G85])" office:value-type="float" office:value="0" calcext:value-type="float">
            <text:p>0</text:p>
          </table:table-cell>
          <table:table-cell table:formula="of:=SUM([.H85:.I85])" office:value-type="float" office:value="0" calcext:value-type="float">
            <text:p>0</text:p>
          </table:table-cell>
          <table:table-cell table:formula="of:=SUM([.E85];[.G85])" office:value-type="float" office:value="0" calcext:value-type="float">
            <text:p>0</text:p>
          </table:table-cell>
          <table:table-cell table:formula="of:=SUM([.D85];[.F85])" office:value-type="float" office:value="0" calcext:value-type="float">
            <text:p>0</text:p>
          </table:table-cell>
          <table:table-cell table:formula="of:=SUM([.B85];[.C85])" office:value-type="float" office:value="0" calcext:value-type="float">
            <text:p>0</text:p>
          </table:table-cell>
          <table:table-cell table:number-columns-repeated="7"/>
          <table:table-cell table:formula="of:=SUM([.Q85:.R85])" office:value-type="float" office:value="0" calcext:value-type="float">
            <text:p>0</text:p>
          </table:table-cell>
          <table:table-cell table:formula="of:=SUM([.T85:.U85])" office:value-type="float" office:value="0" calcext:value-type="float">
            <text:p>0</text:p>
          </table:table-cell>
          <table:table-cell table:formula="of:=SUM([.U85:.V85])" office:value-type="float" office:value="0" calcext:value-type="float">
            <text:p>0</text:p>
          </table:table-cell>
          <table:table-cell table:formula="of:=SUM([.U85:.V85])" office:value-type="float" office:value="0" calcext:value-type="float">
            <text:p>0</text:p>
          </table:table-cell>
          <table:table-cell table:formula="of:=SUM([.R85];[.T85])" office:value-type="float" office:value="0" calcext:value-type="float">
            <text:p>0</text:p>
          </table:table-cell>
          <table:table-cell table:formula="of:=SUM([.Q85];[.S85])" office:value-type="float" office:value="0" calcext:value-type="float">
            <text:p>0</text:p>
          </table:table-cell>
          <table:table-cell table:formula="of:=SUM([.O85];[.P85])" office:value-type="float" office:value="0" calcext:value-type="float">
            <text:p>0</text:p>
          </table:table-cell>
          <table:table-cell table:number-columns-repeated="7"/>
          <table:table-cell table:formula="of:=SUM([.AE85:.AF85])" office:value-type="float" office:value="0" calcext:value-type="float">
            <text:p>0</text:p>
          </table:table-cell>
          <table:table-cell table:formula="of:=SUM([.AH85:.AI85])" office:value-type="float" office:value="0" calcext:value-type="float">
            <text:p>0</text:p>
          </table:table-cell>
          <table:table-cell table:formula="of:=SUM([.AI85:.AJ85])" office:value-type="float" office:value="0" calcext:value-type="float">
            <text:p>0</text:p>
          </table:table-cell>
          <table:table-cell table:formula="of:=SUM([.AI85:.AJ85])" office:value-type="float" office:value="0" calcext:value-type="float">
            <text:p>0</text:p>
          </table:table-cell>
          <table:table-cell table:formula="of:=SUM([.AF85];[.AH85])" office:value-type="float" office:value="0" calcext:value-type="float">
            <text:p>0</text:p>
          </table:table-cell>
          <table:table-cell table:formula="of:=SUM([.AE85];[.AG85])" office:value-type="float" office:value="0" calcext:value-type="float">
            <text:p>0</text:p>
          </table:table-cell>
          <table:table-cell table:formula="of:=SUM([.AC85];[.AD85])" office:value-type="float" office:value="0" calcext:value-type="float">
            <text:p>0</text:p>
          </table:table-cell>
          <table:table-cell table:number-columns-repeated="7"/>
          <table:table-cell table:formula="of:=SUM([.AS85:.AT85])" office:value-type="float" office:value="0" calcext:value-type="float">
            <text:p>0</text:p>
          </table:table-cell>
          <table:table-cell table:formula="of:=SUM([.AV85:.AW85])" office:value-type="float" office:value="0" calcext:value-type="float">
            <text:p>0</text:p>
          </table:table-cell>
          <table:table-cell table:formula="of:=SUM([.AW85:.AX85])" office:value-type="float" office:value="0" calcext:value-type="float">
            <text:p>0</text:p>
          </table:table-cell>
          <table:table-cell table:formula="of:=SUM([.AW85:.AX85])" office:value-type="float" office:value="0" calcext:value-type="float">
            <text:p>0</text:p>
          </table:table-cell>
          <table:table-cell table:formula="of:=SUM([.AT85];[.AV85])" office:value-type="float" office:value="0" calcext:value-type="float">
            <text:p>0</text:p>
          </table:table-cell>
          <table:table-cell table:formula="of:=SUM([.AS85];[.AU85])" office:value-type="float" office:value="0" calcext:value-type="float">
            <text:p>0</text:p>
          </table:table-cell>
          <table:table-cell table:formula="of:=SUM([.AQ85];[.AR85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86:.E86])" office:value-type="float" office:value="0" calcext:value-type="float">
            <text:p>0</text:p>
          </table:table-cell>
          <table:table-cell table:formula="of:=SUM([.F86:.G86])" office:value-type="float" office:value="0" calcext:value-type="float">
            <text:p>0</text:p>
          </table:table-cell>
          <table:table-cell table:formula="of:=SUM([.H86:.I86])" office:value-type="float" office:value="0" calcext:value-type="float">
            <text:p>0</text:p>
          </table:table-cell>
          <table:table-cell table:formula="of:=SUM([.E86];[.G86])" office:value-type="float" office:value="0" calcext:value-type="float">
            <text:p>0</text:p>
          </table:table-cell>
          <table:table-cell table:formula="of:=SUM([.D86];[.F86])" office:value-type="float" office:value="0" calcext:value-type="float">
            <text:p>0</text:p>
          </table:table-cell>
          <table:table-cell table:formula="of:=SUM([.B86];[.C86])" office:value-type="float" office:value="0" calcext:value-type="float">
            <text:p>0</text:p>
          </table:table-cell>
          <table:table-cell table:number-columns-repeated="7"/>
          <table:table-cell table:formula="of:=SUM([.Q86:.R86])" office:value-type="float" office:value="0" calcext:value-type="float">
            <text:p>0</text:p>
          </table:table-cell>
          <table:table-cell table:formula="of:=SUM([.T86:.U86])" office:value-type="float" office:value="0" calcext:value-type="float">
            <text:p>0</text:p>
          </table:table-cell>
          <table:table-cell table:formula="of:=SUM([.U86:.V86])" office:value-type="float" office:value="0" calcext:value-type="float">
            <text:p>0</text:p>
          </table:table-cell>
          <table:table-cell table:formula="of:=SUM([.U86:.V86])" office:value-type="float" office:value="0" calcext:value-type="float">
            <text:p>0</text:p>
          </table:table-cell>
          <table:table-cell table:formula="of:=SUM([.R86];[.T86])" office:value-type="float" office:value="0" calcext:value-type="float">
            <text:p>0</text:p>
          </table:table-cell>
          <table:table-cell table:formula="of:=SUM([.Q86];[.S86])" office:value-type="float" office:value="0" calcext:value-type="float">
            <text:p>0</text:p>
          </table:table-cell>
          <table:table-cell table:formula="of:=SUM([.O86];[.P86])" office:value-type="float" office:value="0" calcext:value-type="float">
            <text:p>0</text:p>
          </table:table-cell>
          <table:table-cell table:number-columns-repeated="7"/>
          <table:table-cell table:formula="of:=SUM([.AE86:.AF86])" office:value-type="float" office:value="0" calcext:value-type="float">
            <text:p>0</text:p>
          </table:table-cell>
          <table:table-cell table:formula="of:=SUM([.AH86:.AI86])" office:value-type="float" office:value="0" calcext:value-type="float">
            <text:p>0</text:p>
          </table:table-cell>
          <table:table-cell table:formula="of:=SUM([.AI86:.AJ86])" office:value-type="float" office:value="0" calcext:value-type="float">
            <text:p>0</text:p>
          </table:table-cell>
          <table:table-cell table:formula="of:=SUM([.AI86:.AJ86])" office:value-type="float" office:value="0" calcext:value-type="float">
            <text:p>0</text:p>
          </table:table-cell>
          <table:table-cell table:formula="of:=SUM([.AF86];[.AH86])" office:value-type="float" office:value="0" calcext:value-type="float">
            <text:p>0</text:p>
          </table:table-cell>
          <table:table-cell table:formula="of:=SUM([.AE86];[.AG86])" office:value-type="float" office:value="0" calcext:value-type="float">
            <text:p>0</text:p>
          </table:table-cell>
          <table:table-cell table:formula="of:=SUM([.AC86];[.AD86])" office:value-type="float" office:value="0" calcext:value-type="float">
            <text:p>0</text:p>
          </table:table-cell>
          <table:table-cell table:number-columns-repeated="7"/>
          <table:table-cell table:formula="of:=SUM([.AS86:.AT86])" office:value-type="float" office:value="0" calcext:value-type="float">
            <text:p>0</text:p>
          </table:table-cell>
          <table:table-cell table:formula="of:=SUM([.AV86:.AW86])" office:value-type="float" office:value="0" calcext:value-type="float">
            <text:p>0</text:p>
          </table:table-cell>
          <table:table-cell table:formula="of:=SUM([.AW86:.AX86])" office:value-type="float" office:value="0" calcext:value-type="float">
            <text:p>0</text:p>
          </table:table-cell>
          <table:table-cell table:formula="of:=SUM([.AW86:.AX86])" office:value-type="float" office:value="0" calcext:value-type="float">
            <text:p>0</text:p>
          </table:table-cell>
          <table:table-cell table:formula="of:=SUM([.AT86];[.AV86])" office:value-type="float" office:value="0" calcext:value-type="float">
            <text:p>0</text:p>
          </table:table-cell>
          <table:table-cell table:formula="of:=SUM([.AS86];[.AU86])" office:value-type="float" office:value="0" calcext:value-type="float">
            <text:p>0</text:p>
          </table:table-cell>
          <table:table-cell table:formula="of:=SUM([.AQ86];[.AR86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87:.E87])" office:value-type="float" office:value="0" calcext:value-type="float">
            <text:p>0</text:p>
          </table:table-cell>
          <table:table-cell table:formula="of:=SUM([.F87:.G87])" office:value-type="float" office:value="0" calcext:value-type="float">
            <text:p>0</text:p>
          </table:table-cell>
          <table:table-cell table:formula="of:=SUM([.H87:.I87])" office:value-type="float" office:value="0" calcext:value-type="float">
            <text:p>0</text:p>
          </table:table-cell>
          <table:table-cell table:formula="of:=SUM([.E87];[.G87])" office:value-type="float" office:value="0" calcext:value-type="float">
            <text:p>0</text:p>
          </table:table-cell>
          <table:table-cell table:formula="of:=SUM([.D87];[.F87])" office:value-type="float" office:value="0" calcext:value-type="float">
            <text:p>0</text:p>
          </table:table-cell>
          <table:table-cell table:formula="of:=SUM([.B87];[.C87])" office:value-type="float" office:value="0" calcext:value-type="float">
            <text:p>0</text:p>
          </table:table-cell>
          <table:table-cell table:number-columns-repeated="7"/>
          <table:table-cell table:formula="of:=SUM([.Q87:.R87])" office:value-type="float" office:value="0" calcext:value-type="float">
            <text:p>0</text:p>
          </table:table-cell>
          <table:table-cell table:formula="of:=SUM([.T87:.U87])" office:value-type="float" office:value="0" calcext:value-type="float">
            <text:p>0</text:p>
          </table:table-cell>
          <table:table-cell table:formula="of:=SUM([.U87:.V87])" office:value-type="float" office:value="0" calcext:value-type="float">
            <text:p>0</text:p>
          </table:table-cell>
          <table:table-cell table:formula="of:=SUM([.U87:.V87])" office:value-type="float" office:value="0" calcext:value-type="float">
            <text:p>0</text:p>
          </table:table-cell>
          <table:table-cell table:formula="of:=SUM([.R87];[.T87])" office:value-type="float" office:value="0" calcext:value-type="float">
            <text:p>0</text:p>
          </table:table-cell>
          <table:table-cell table:formula="of:=SUM([.Q87];[.S87])" office:value-type="float" office:value="0" calcext:value-type="float">
            <text:p>0</text:p>
          </table:table-cell>
          <table:table-cell table:formula="of:=SUM([.O87];[.P87])" office:value-type="float" office:value="0" calcext:value-type="float">
            <text:p>0</text:p>
          </table:table-cell>
          <table:table-cell table:number-columns-repeated="7"/>
          <table:table-cell table:formula="of:=SUM([.AE87:.AF87])" office:value-type="float" office:value="0" calcext:value-type="float">
            <text:p>0</text:p>
          </table:table-cell>
          <table:table-cell table:formula="of:=SUM([.AH87:.AI87])" office:value-type="float" office:value="0" calcext:value-type="float">
            <text:p>0</text:p>
          </table:table-cell>
          <table:table-cell table:formula="of:=SUM([.AI87:.AJ87])" office:value-type="float" office:value="0" calcext:value-type="float">
            <text:p>0</text:p>
          </table:table-cell>
          <table:table-cell table:formula="of:=SUM([.AI87:.AJ87])" office:value-type="float" office:value="0" calcext:value-type="float">
            <text:p>0</text:p>
          </table:table-cell>
          <table:table-cell table:formula="of:=SUM([.AF87];[.AH87])" office:value-type="float" office:value="0" calcext:value-type="float">
            <text:p>0</text:p>
          </table:table-cell>
          <table:table-cell table:formula="of:=SUM([.AE87];[.AG87])" office:value-type="float" office:value="0" calcext:value-type="float">
            <text:p>0</text:p>
          </table:table-cell>
          <table:table-cell table:formula="of:=SUM([.AC87];[.AD87])" office:value-type="float" office:value="0" calcext:value-type="float">
            <text:p>0</text:p>
          </table:table-cell>
          <table:table-cell table:number-columns-repeated="7"/>
          <table:table-cell table:formula="of:=SUM([.AS87:.AT87])" office:value-type="float" office:value="0" calcext:value-type="float">
            <text:p>0</text:p>
          </table:table-cell>
          <table:table-cell table:formula="of:=SUM([.AV87:.AW87])" office:value-type="float" office:value="0" calcext:value-type="float">
            <text:p>0</text:p>
          </table:table-cell>
          <table:table-cell table:formula="of:=SUM([.AW87:.AX87])" office:value-type="float" office:value="0" calcext:value-type="float">
            <text:p>0</text:p>
          </table:table-cell>
          <table:table-cell table:formula="of:=SUM([.AW87:.AX87])" office:value-type="float" office:value="0" calcext:value-type="float">
            <text:p>0</text:p>
          </table:table-cell>
          <table:table-cell table:formula="of:=SUM([.AT87];[.AV87])" office:value-type="float" office:value="0" calcext:value-type="float">
            <text:p>0</text:p>
          </table:table-cell>
          <table:table-cell table:formula="of:=SUM([.AS87];[.AU87])" office:value-type="float" office:value="0" calcext:value-type="float">
            <text:p>0</text:p>
          </table:table-cell>
          <table:table-cell table:formula="of:=SUM([.AQ87];[.AR87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88:.E88])" office:value-type="float" office:value="0" calcext:value-type="float">
            <text:p>0</text:p>
          </table:table-cell>
          <table:table-cell table:formula="of:=SUM([.F88:.G88])" office:value-type="float" office:value="0" calcext:value-type="float">
            <text:p>0</text:p>
          </table:table-cell>
          <table:table-cell table:formula="of:=SUM([.H88:.I88])" office:value-type="float" office:value="0" calcext:value-type="float">
            <text:p>0</text:p>
          </table:table-cell>
          <table:table-cell table:formula="of:=SUM([.E88];[.G88])" office:value-type="float" office:value="0" calcext:value-type="float">
            <text:p>0</text:p>
          </table:table-cell>
          <table:table-cell table:formula="of:=SUM([.D88];[.F88])" office:value-type="float" office:value="0" calcext:value-type="float">
            <text:p>0</text:p>
          </table:table-cell>
          <table:table-cell table:formula="of:=SUM([.B88];[.C88])" office:value-type="float" office:value="0" calcext:value-type="float">
            <text:p>0</text:p>
          </table:table-cell>
          <table:table-cell table:number-columns-repeated="7"/>
          <table:table-cell table:formula="of:=SUM([.Q88:.R88])" office:value-type="float" office:value="0" calcext:value-type="float">
            <text:p>0</text:p>
          </table:table-cell>
          <table:table-cell table:formula="of:=SUM([.T88:.U88])" office:value-type="float" office:value="0" calcext:value-type="float">
            <text:p>0</text:p>
          </table:table-cell>
          <table:table-cell table:formula="of:=SUM([.U88:.V88])" office:value-type="float" office:value="0" calcext:value-type="float">
            <text:p>0</text:p>
          </table:table-cell>
          <table:table-cell table:formula="of:=SUM([.U88:.V88])" office:value-type="float" office:value="0" calcext:value-type="float">
            <text:p>0</text:p>
          </table:table-cell>
          <table:table-cell table:formula="of:=SUM([.R88];[.T88])" office:value-type="float" office:value="0" calcext:value-type="float">
            <text:p>0</text:p>
          </table:table-cell>
          <table:table-cell table:formula="of:=SUM([.Q88];[.S88])" office:value-type="float" office:value="0" calcext:value-type="float">
            <text:p>0</text:p>
          </table:table-cell>
          <table:table-cell table:formula="of:=SUM([.O88];[.P88])" office:value-type="float" office:value="0" calcext:value-type="float">
            <text:p>0</text:p>
          </table:table-cell>
          <table:table-cell table:number-columns-repeated="7"/>
          <table:table-cell table:formula="of:=SUM([.AE88:.AF88])" office:value-type="float" office:value="0" calcext:value-type="float">
            <text:p>0</text:p>
          </table:table-cell>
          <table:table-cell table:formula="of:=SUM([.AH88:.AI88])" office:value-type="float" office:value="0" calcext:value-type="float">
            <text:p>0</text:p>
          </table:table-cell>
          <table:table-cell table:formula="of:=SUM([.AI88:.AJ88])" office:value-type="float" office:value="0" calcext:value-type="float">
            <text:p>0</text:p>
          </table:table-cell>
          <table:table-cell table:formula="of:=SUM([.AI88:.AJ88])" office:value-type="float" office:value="0" calcext:value-type="float">
            <text:p>0</text:p>
          </table:table-cell>
          <table:table-cell table:formula="of:=SUM([.AF88];[.AH88])" office:value-type="float" office:value="0" calcext:value-type="float">
            <text:p>0</text:p>
          </table:table-cell>
          <table:table-cell table:formula="of:=SUM([.AE88];[.AG88])" office:value-type="float" office:value="0" calcext:value-type="float">
            <text:p>0</text:p>
          </table:table-cell>
          <table:table-cell table:formula="of:=SUM([.AC88];[.AD88])" office:value-type="float" office:value="0" calcext:value-type="float">
            <text:p>0</text:p>
          </table:table-cell>
          <table:table-cell table:number-columns-repeated="7"/>
          <table:table-cell table:formula="of:=SUM([.AS88:.AT88])" office:value-type="float" office:value="0" calcext:value-type="float">
            <text:p>0</text:p>
          </table:table-cell>
          <table:table-cell table:formula="of:=SUM([.AV88:.AW88])" office:value-type="float" office:value="0" calcext:value-type="float">
            <text:p>0</text:p>
          </table:table-cell>
          <table:table-cell table:formula="of:=SUM([.AW88:.AX88])" office:value-type="float" office:value="0" calcext:value-type="float">
            <text:p>0</text:p>
          </table:table-cell>
          <table:table-cell table:formula="of:=SUM([.AW88:.AX88])" office:value-type="float" office:value="0" calcext:value-type="float">
            <text:p>0</text:p>
          </table:table-cell>
          <table:table-cell table:formula="of:=SUM([.AT88];[.AV88])" office:value-type="float" office:value="0" calcext:value-type="float">
            <text:p>0</text:p>
          </table:table-cell>
          <table:table-cell table:formula="of:=SUM([.AS88];[.AU88])" office:value-type="float" office:value="0" calcext:value-type="float">
            <text:p>0</text:p>
          </table:table-cell>
          <table:table-cell table:formula="of:=SUM([.AQ88];[.AR88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89:.E89])" office:value-type="float" office:value="0" calcext:value-type="float">
            <text:p>0</text:p>
          </table:table-cell>
          <table:table-cell table:formula="of:=SUM([.F89:.G89])" office:value-type="float" office:value="0" calcext:value-type="float">
            <text:p>0</text:p>
          </table:table-cell>
          <table:table-cell table:formula="of:=SUM([.H89:.I89])" office:value-type="float" office:value="0" calcext:value-type="float">
            <text:p>0</text:p>
          </table:table-cell>
          <table:table-cell table:formula="of:=SUM([.E89];[.G89])" office:value-type="float" office:value="0" calcext:value-type="float">
            <text:p>0</text:p>
          </table:table-cell>
          <table:table-cell table:formula="of:=SUM([.D89];[.F89])" office:value-type="float" office:value="0" calcext:value-type="float">
            <text:p>0</text:p>
          </table:table-cell>
          <table:table-cell table:formula="of:=SUM([.B89];[.C89])" office:value-type="float" office:value="0" calcext:value-type="float">
            <text:p>0</text:p>
          </table:table-cell>
          <table:table-cell table:number-columns-repeated="7"/>
          <table:table-cell table:formula="of:=SUM([.Q89:.R89])" office:value-type="float" office:value="0" calcext:value-type="float">
            <text:p>0</text:p>
          </table:table-cell>
          <table:table-cell table:formula="of:=SUM([.T89:.U89])" office:value-type="float" office:value="0" calcext:value-type="float">
            <text:p>0</text:p>
          </table:table-cell>
          <table:table-cell table:formula="of:=SUM([.U89:.V89])" office:value-type="float" office:value="0" calcext:value-type="float">
            <text:p>0</text:p>
          </table:table-cell>
          <table:table-cell table:formula="of:=SUM([.U89:.V89])" office:value-type="float" office:value="0" calcext:value-type="float">
            <text:p>0</text:p>
          </table:table-cell>
          <table:table-cell table:formula="of:=SUM([.R89];[.T89])" office:value-type="float" office:value="0" calcext:value-type="float">
            <text:p>0</text:p>
          </table:table-cell>
          <table:table-cell table:formula="of:=SUM([.Q89];[.S89])" office:value-type="float" office:value="0" calcext:value-type="float">
            <text:p>0</text:p>
          </table:table-cell>
          <table:table-cell table:formula="of:=SUM([.O89];[.P89])" office:value-type="float" office:value="0" calcext:value-type="float">
            <text:p>0</text:p>
          </table:table-cell>
          <table:table-cell table:number-columns-repeated="7"/>
          <table:table-cell table:formula="of:=SUM([.AE89:.AF89])" office:value-type="float" office:value="0" calcext:value-type="float">
            <text:p>0</text:p>
          </table:table-cell>
          <table:table-cell table:formula="of:=SUM([.AH89:.AI89])" office:value-type="float" office:value="0" calcext:value-type="float">
            <text:p>0</text:p>
          </table:table-cell>
          <table:table-cell table:formula="of:=SUM([.AI89:.AJ89])" office:value-type="float" office:value="0" calcext:value-type="float">
            <text:p>0</text:p>
          </table:table-cell>
          <table:table-cell table:formula="of:=SUM([.AI89:.AJ89])" office:value-type="float" office:value="0" calcext:value-type="float">
            <text:p>0</text:p>
          </table:table-cell>
          <table:table-cell table:formula="of:=SUM([.AF89];[.AH89])" office:value-type="float" office:value="0" calcext:value-type="float">
            <text:p>0</text:p>
          </table:table-cell>
          <table:table-cell table:formula="of:=SUM([.AE89];[.AG89])" office:value-type="float" office:value="0" calcext:value-type="float">
            <text:p>0</text:p>
          </table:table-cell>
          <table:table-cell table:formula="of:=SUM([.AC89];[.AD89])" office:value-type="float" office:value="0" calcext:value-type="float">
            <text:p>0</text:p>
          </table:table-cell>
          <table:table-cell table:number-columns-repeated="7"/>
          <table:table-cell table:formula="of:=SUM([.AS89:.AT89])" office:value-type="float" office:value="0" calcext:value-type="float">
            <text:p>0</text:p>
          </table:table-cell>
          <table:table-cell table:formula="of:=SUM([.AV89:.AW89])" office:value-type="float" office:value="0" calcext:value-type="float">
            <text:p>0</text:p>
          </table:table-cell>
          <table:table-cell table:formula="of:=SUM([.AW89:.AX89])" office:value-type="float" office:value="0" calcext:value-type="float">
            <text:p>0</text:p>
          </table:table-cell>
          <table:table-cell table:formula="of:=SUM([.AW89:.AX89])" office:value-type="float" office:value="0" calcext:value-type="float">
            <text:p>0</text:p>
          </table:table-cell>
          <table:table-cell table:formula="of:=SUM([.AT89];[.AV89])" office:value-type="float" office:value="0" calcext:value-type="float">
            <text:p>0</text:p>
          </table:table-cell>
          <table:table-cell table:formula="of:=SUM([.AS89];[.AU89])" office:value-type="float" office:value="0" calcext:value-type="float">
            <text:p>0</text:p>
          </table:table-cell>
          <table:table-cell table:formula="of:=SUM([.AQ89];[.AR89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90:.E90])" office:value-type="float" office:value="0" calcext:value-type="float">
            <text:p>0</text:p>
          </table:table-cell>
          <table:table-cell table:formula="of:=SUM([.F90:.G90])" office:value-type="float" office:value="0" calcext:value-type="float">
            <text:p>0</text:p>
          </table:table-cell>
          <table:table-cell table:formula="of:=SUM([.H90:.I90])" office:value-type="float" office:value="0" calcext:value-type="float">
            <text:p>0</text:p>
          </table:table-cell>
          <table:table-cell table:formula="of:=SUM([.E90];[.G90])" office:value-type="float" office:value="0" calcext:value-type="float">
            <text:p>0</text:p>
          </table:table-cell>
          <table:table-cell table:formula="of:=SUM([.D90];[.F90])" office:value-type="float" office:value="0" calcext:value-type="float">
            <text:p>0</text:p>
          </table:table-cell>
          <table:table-cell table:formula="of:=SUM([.B90];[.C90])" office:value-type="float" office:value="0" calcext:value-type="float">
            <text:p>0</text:p>
          </table:table-cell>
          <table:table-cell table:number-columns-repeated="7"/>
          <table:table-cell table:formula="of:=SUM([.Q90:.R90])" office:value-type="float" office:value="0" calcext:value-type="float">
            <text:p>0</text:p>
          </table:table-cell>
          <table:table-cell table:formula="of:=SUM([.T90:.U90])" office:value-type="float" office:value="0" calcext:value-type="float">
            <text:p>0</text:p>
          </table:table-cell>
          <table:table-cell table:formula="of:=SUM([.U90:.V90])" office:value-type="float" office:value="0" calcext:value-type="float">
            <text:p>0</text:p>
          </table:table-cell>
          <table:table-cell table:formula="of:=SUM([.U90:.V90])" office:value-type="float" office:value="0" calcext:value-type="float">
            <text:p>0</text:p>
          </table:table-cell>
          <table:table-cell table:formula="of:=SUM([.R90];[.T90])" office:value-type="float" office:value="0" calcext:value-type="float">
            <text:p>0</text:p>
          </table:table-cell>
          <table:table-cell table:formula="of:=SUM([.Q90];[.S90])" office:value-type="float" office:value="0" calcext:value-type="float">
            <text:p>0</text:p>
          </table:table-cell>
          <table:table-cell table:formula="of:=SUM([.O90];[.P90])" office:value-type="float" office:value="0" calcext:value-type="float">
            <text:p>0</text:p>
          </table:table-cell>
          <table:table-cell table:number-columns-repeated="7"/>
          <table:table-cell table:formula="of:=SUM([.AE90:.AF90])" office:value-type="float" office:value="0" calcext:value-type="float">
            <text:p>0</text:p>
          </table:table-cell>
          <table:table-cell table:formula="of:=SUM([.AH90:.AI90])" office:value-type="float" office:value="0" calcext:value-type="float">
            <text:p>0</text:p>
          </table:table-cell>
          <table:table-cell table:formula="of:=SUM([.AI90:.AJ90])" office:value-type="float" office:value="0" calcext:value-type="float">
            <text:p>0</text:p>
          </table:table-cell>
          <table:table-cell table:formula="of:=SUM([.AI90:.AJ90])" office:value-type="float" office:value="0" calcext:value-type="float">
            <text:p>0</text:p>
          </table:table-cell>
          <table:table-cell table:formula="of:=SUM([.AF90];[.AH90])" office:value-type="float" office:value="0" calcext:value-type="float">
            <text:p>0</text:p>
          </table:table-cell>
          <table:table-cell table:formula="of:=SUM([.AE90];[.AG90])" office:value-type="float" office:value="0" calcext:value-type="float">
            <text:p>0</text:p>
          </table:table-cell>
          <table:table-cell table:formula="of:=SUM([.AC90];[.AD90])" office:value-type="float" office:value="0" calcext:value-type="float">
            <text:p>0</text:p>
          </table:table-cell>
          <table:table-cell table:number-columns-repeated="7"/>
          <table:table-cell table:formula="of:=SUM([.AS90:.AT90])" office:value-type="float" office:value="0" calcext:value-type="float">
            <text:p>0</text:p>
          </table:table-cell>
          <table:table-cell table:formula="of:=SUM([.AV90:.AW90])" office:value-type="float" office:value="0" calcext:value-type="float">
            <text:p>0</text:p>
          </table:table-cell>
          <table:table-cell table:formula="of:=SUM([.AW90:.AX90])" office:value-type="float" office:value="0" calcext:value-type="float">
            <text:p>0</text:p>
          </table:table-cell>
          <table:table-cell table:formula="of:=SUM([.AW90:.AX90])" office:value-type="float" office:value="0" calcext:value-type="float">
            <text:p>0</text:p>
          </table:table-cell>
          <table:table-cell table:formula="of:=SUM([.AT90];[.AV90])" office:value-type="float" office:value="0" calcext:value-type="float">
            <text:p>0</text:p>
          </table:table-cell>
          <table:table-cell table:formula="of:=SUM([.AS90];[.AU90])" office:value-type="float" office:value="0" calcext:value-type="float">
            <text:p>0</text:p>
          </table:table-cell>
          <table:table-cell table:formula="of:=SUM([.AQ90];[.AR90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91:.E91])" office:value-type="float" office:value="0" calcext:value-type="float">
            <text:p>0</text:p>
          </table:table-cell>
          <table:table-cell table:formula="of:=SUM([.F91:.G91])" office:value-type="float" office:value="0" calcext:value-type="float">
            <text:p>0</text:p>
          </table:table-cell>
          <table:table-cell table:formula="of:=SUM([.H91:.I91])" office:value-type="float" office:value="0" calcext:value-type="float">
            <text:p>0</text:p>
          </table:table-cell>
          <table:table-cell table:formula="of:=SUM([.E91];[.G91])" office:value-type="float" office:value="0" calcext:value-type="float">
            <text:p>0</text:p>
          </table:table-cell>
          <table:table-cell table:formula="of:=SUM([.D91];[.F91])" office:value-type="float" office:value="0" calcext:value-type="float">
            <text:p>0</text:p>
          </table:table-cell>
          <table:table-cell table:formula="of:=SUM([.B91];[.C91])" office:value-type="float" office:value="0" calcext:value-type="float">
            <text:p>0</text:p>
          </table:table-cell>
          <table:table-cell table:number-columns-repeated="7"/>
          <table:table-cell table:formula="of:=SUM([.Q91:.R91])" office:value-type="float" office:value="0" calcext:value-type="float">
            <text:p>0</text:p>
          </table:table-cell>
          <table:table-cell table:formula="of:=SUM([.T91:.U91])" office:value-type="float" office:value="0" calcext:value-type="float">
            <text:p>0</text:p>
          </table:table-cell>
          <table:table-cell table:formula="of:=SUM([.U91:.V91])" office:value-type="float" office:value="0" calcext:value-type="float">
            <text:p>0</text:p>
          </table:table-cell>
          <table:table-cell table:formula="of:=SUM([.U91:.V91])" office:value-type="float" office:value="0" calcext:value-type="float">
            <text:p>0</text:p>
          </table:table-cell>
          <table:table-cell table:formula="of:=SUM([.R91];[.T91])" office:value-type="float" office:value="0" calcext:value-type="float">
            <text:p>0</text:p>
          </table:table-cell>
          <table:table-cell table:formula="of:=SUM([.Q91];[.S91])" office:value-type="float" office:value="0" calcext:value-type="float">
            <text:p>0</text:p>
          </table:table-cell>
          <table:table-cell table:formula="of:=SUM([.O91];[.P91])" office:value-type="float" office:value="0" calcext:value-type="float">
            <text:p>0</text:p>
          </table:table-cell>
          <table:table-cell table:number-columns-repeated="7"/>
          <table:table-cell table:formula="of:=SUM([.AE91:.AF91])" office:value-type="float" office:value="0" calcext:value-type="float">
            <text:p>0</text:p>
          </table:table-cell>
          <table:table-cell table:formula="of:=SUM([.AH91:.AI91])" office:value-type="float" office:value="0" calcext:value-type="float">
            <text:p>0</text:p>
          </table:table-cell>
          <table:table-cell table:formula="of:=SUM([.AI91:.AJ91])" office:value-type="float" office:value="0" calcext:value-type="float">
            <text:p>0</text:p>
          </table:table-cell>
          <table:table-cell table:formula="of:=SUM([.AI91:.AJ91])" office:value-type="float" office:value="0" calcext:value-type="float">
            <text:p>0</text:p>
          </table:table-cell>
          <table:table-cell table:formula="of:=SUM([.AF91];[.AH91])" office:value-type="float" office:value="0" calcext:value-type="float">
            <text:p>0</text:p>
          </table:table-cell>
          <table:table-cell table:formula="of:=SUM([.AE91];[.AG91])" office:value-type="float" office:value="0" calcext:value-type="float">
            <text:p>0</text:p>
          </table:table-cell>
          <table:table-cell table:formula="of:=SUM([.AC91];[.AD91])" office:value-type="float" office:value="0" calcext:value-type="float">
            <text:p>0</text:p>
          </table:table-cell>
          <table:table-cell table:number-columns-repeated="7"/>
          <table:table-cell table:formula="of:=SUM([.AS91:.AT91])" office:value-type="float" office:value="0" calcext:value-type="float">
            <text:p>0</text:p>
          </table:table-cell>
          <table:table-cell table:formula="of:=SUM([.AV91:.AW91])" office:value-type="float" office:value="0" calcext:value-type="float">
            <text:p>0</text:p>
          </table:table-cell>
          <table:table-cell table:formula="of:=SUM([.AW91:.AX91])" office:value-type="float" office:value="0" calcext:value-type="float">
            <text:p>0</text:p>
          </table:table-cell>
          <table:table-cell table:formula="of:=SUM([.AW91:.AX91])" office:value-type="float" office:value="0" calcext:value-type="float">
            <text:p>0</text:p>
          </table:table-cell>
          <table:table-cell table:formula="of:=SUM([.AT91];[.AV91])" office:value-type="float" office:value="0" calcext:value-type="float">
            <text:p>0</text:p>
          </table:table-cell>
          <table:table-cell table:formula="of:=SUM([.AS91];[.AU91])" office:value-type="float" office:value="0" calcext:value-type="float">
            <text:p>0</text:p>
          </table:table-cell>
          <table:table-cell table:formula="of:=SUM([.AQ91];[.AR91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92:.E92])" office:value-type="float" office:value="0" calcext:value-type="float">
            <text:p>0</text:p>
          </table:table-cell>
          <table:table-cell table:formula="of:=SUM([.F92:.G92])" office:value-type="float" office:value="0" calcext:value-type="float">
            <text:p>0</text:p>
          </table:table-cell>
          <table:table-cell table:formula="of:=SUM([.H92:.I92])" office:value-type="float" office:value="0" calcext:value-type="float">
            <text:p>0</text:p>
          </table:table-cell>
          <table:table-cell table:formula="of:=SUM([.E92];[.G92])" office:value-type="float" office:value="0" calcext:value-type="float">
            <text:p>0</text:p>
          </table:table-cell>
          <table:table-cell table:formula="of:=SUM([.D92];[.F92])" office:value-type="float" office:value="0" calcext:value-type="float">
            <text:p>0</text:p>
          </table:table-cell>
          <table:table-cell table:formula="of:=SUM([.B92];[.C92])" office:value-type="float" office:value="0" calcext:value-type="float">
            <text:p>0</text:p>
          </table:table-cell>
          <table:table-cell table:number-columns-repeated="7"/>
          <table:table-cell table:formula="of:=SUM([.Q92:.R92])" office:value-type="float" office:value="0" calcext:value-type="float">
            <text:p>0</text:p>
          </table:table-cell>
          <table:table-cell table:formula="of:=SUM([.T92:.U92])" office:value-type="float" office:value="0" calcext:value-type="float">
            <text:p>0</text:p>
          </table:table-cell>
          <table:table-cell table:formula="of:=SUM([.U92:.V92])" office:value-type="float" office:value="0" calcext:value-type="float">
            <text:p>0</text:p>
          </table:table-cell>
          <table:table-cell table:formula="of:=SUM([.U92:.V92])" office:value-type="float" office:value="0" calcext:value-type="float">
            <text:p>0</text:p>
          </table:table-cell>
          <table:table-cell table:formula="of:=SUM([.R92];[.T92])" office:value-type="float" office:value="0" calcext:value-type="float">
            <text:p>0</text:p>
          </table:table-cell>
          <table:table-cell table:formula="of:=SUM([.Q92];[.S92])" office:value-type="float" office:value="0" calcext:value-type="float">
            <text:p>0</text:p>
          </table:table-cell>
          <table:table-cell table:formula="of:=SUM([.O92];[.P92])" office:value-type="float" office:value="0" calcext:value-type="float">
            <text:p>0</text:p>
          </table:table-cell>
          <table:table-cell table:number-columns-repeated="7"/>
          <table:table-cell table:formula="of:=SUM([.AE92:.AF92])" office:value-type="float" office:value="0" calcext:value-type="float">
            <text:p>0</text:p>
          </table:table-cell>
          <table:table-cell table:formula="of:=SUM([.AH92:.AI92])" office:value-type="float" office:value="0" calcext:value-type="float">
            <text:p>0</text:p>
          </table:table-cell>
          <table:table-cell table:formula="of:=SUM([.AI92:.AJ92])" office:value-type="float" office:value="0" calcext:value-type="float">
            <text:p>0</text:p>
          </table:table-cell>
          <table:table-cell table:formula="of:=SUM([.AI92:.AJ92])" office:value-type="float" office:value="0" calcext:value-type="float">
            <text:p>0</text:p>
          </table:table-cell>
          <table:table-cell table:formula="of:=SUM([.AF92];[.AH92])" office:value-type="float" office:value="0" calcext:value-type="float">
            <text:p>0</text:p>
          </table:table-cell>
          <table:table-cell table:formula="of:=SUM([.AE92];[.AG92])" office:value-type="float" office:value="0" calcext:value-type="float">
            <text:p>0</text:p>
          </table:table-cell>
          <table:table-cell table:formula="of:=SUM([.AC92];[.AD92])" office:value-type="float" office:value="0" calcext:value-type="float">
            <text:p>0</text:p>
          </table:table-cell>
          <table:table-cell table:number-columns-repeated="7"/>
          <table:table-cell table:formula="of:=SUM([.AS92:.AT92])" office:value-type="float" office:value="0" calcext:value-type="float">
            <text:p>0</text:p>
          </table:table-cell>
          <table:table-cell table:formula="of:=SUM([.AV92:.AW92])" office:value-type="float" office:value="0" calcext:value-type="float">
            <text:p>0</text:p>
          </table:table-cell>
          <table:table-cell table:formula="of:=SUM([.AW92:.AX92])" office:value-type="float" office:value="0" calcext:value-type="float">
            <text:p>0</text:p>
          </table:table-cell>
          <table:table-cell table:formula="of:=SUM([.AW92:.AX92])" office:value-type="float" office:value="0" calcext:value-type="float">
            <text:p>0</text:p>
          </table:table-cell>
          <table:table-cell table:formula="of:=SUM([.AT92];[.AV92])" office:value-type="float" office:value="0" calcext:value-type="float">
            <text:p>0</text:p>
          </table:table-cell>
          <table:table-cell table:formula="of:=SUM([.AS92];[.AU92])" office:value-type="float" office:value="0" calcext:value-type="float">
            <text:p>0</text:p>
          </table:table-cell>
          <table:table-cell table:formula="of:=SUM([.AQ92];[.AR92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93:.E93])" office:value-type="float" office:value="0" calcext:value-type="float">
            <text:p>0</text:p>
          </table:table-cell>
          <table:table-cell table:formula="of:=SUM([.F93:.G93])" office:value-type="float" office:value="0" calcext:value-type="float">
            <text:p>0</text:p>
          </table:table-cell>
          <table:table-cell table:formula="of:=SUM([.H93:.I93])" office:value-type="float" office:value="0" calcext:value-type="float">
            <text:p>0</text:p>
          </table:table-cell>
          <table:table-cell table:formula="of:=SUM([.E93];[.G93])" office:value-type="float" office:value="0" calcext:value-type="float">
            <text:p>0</text:p>
          </table:table-cell>
          <table:table-cell table:formula="of:=SUM([.D93];[.F93])" office:value-type="float" office:value="0" calcext:value-type="float">
            <text:p>0</text:p>
          </table:table-cell>
          <table:table-cell table:formula="of:=SUM([.B93];[.C93])" office:value-type="float" office:value="0" calcext:value-type="float">
            <text:p>0</text:p>
          </table:table-cell>
          <table:table-cell table:number-columns-repeated="7"/>
          <table:table-cell table:formula="of:=SUM([.Q93:.R93])" office:value-type="float" office:value="0" calcext:value-type="float">
            <text:p>0</text:p>
          </table:table-cell>
          <table:table-cell table:formula="of:=SUM([.T93:.U93])" office:value-type="float" office:value="0" calcext:value-type="float">
            <text:p>0</text:p>
          </table:table-cell>
          <table:table-cell table:formula="of:=SUM([.U93:.V93])" office:value-type="float" office:value="0" calcext:value-type="float">
            <text:p>0</text:p>
          </table:table-cell>
          <table:table-cell table:formula="of:=SUM([.U93:.V93])" office:value-type="float" office:value="0" calcext:value-type="float">
            <text:p>0</text:p>
          </table:table-cell>
          <table:table-cell table:formula="of:=SUM([.R93];[.T93])" office:value-type="float" office:value="0" calcext:value-type="float">
            <text:p>0</text:p>
          </table:table-cell>
          <table:table-cell table:formula="of:=SUM([.Q93];[.S93])" office:value-type="float" office:value="0" calcext:value-type="float">
            <text:p>0</text:p>
          </table:table-cell>
          <table:table-cell table:formula="of:=SUM([.O93];[.P93])" office:value-type="float" office:value="0" calcext:value-type="float">
            <text:p>0</text:p>
          </table:table-cell>
          <table:table-cell table:number-columns-repeated="7"/>
          <table:table-cell table:formula="of:=SUM([.AE93:.AF93])" office:value-type="float" office:value="0" calcext:value-type="float">
            <text:p>0</text:p>
          </table:table-cell>
          <table:table-cell table:formula="of:=SUM([.AH93:.AI93])" office:value-type="float" office:value="0" calcext:value-type="float">
            <text:p>0</text:p>
          </table:table-cell>
          <table:table-cell table:formula="of:=SUM([.AI93:.AJ93])" office:value-type="float" office:value="0" calcext:value-type="float">
            <text:p>0</text:p>
          </table:table-cell>
          <table:table-cell table:formula="of:=SUM([.AI93:.AJ93])" office:value-type="float" office:value="0" calcext:value-type="float">
            <text:p>0</text:p>
          </table:table-cell>
          <table:table-cell table:formula="of:=SUM([.AF93];[.AH93])" office:value-type="float" office:value="0" calcext:value-type="float">
            <text:p>0</text:p>
          </table:table-cell>
          <table:table-cell table:formula="of:=SUM([.AE93];[.AG93])" office:value-type="float" office:value="0" calcext:value-type="float">
            <text:p>0</text:p>
          </table:table-cell>
          <table:table-cell table:formula="of:=SUM([.AC93];[.AD93])" office:value-type="float" office:value="0" calcext:value-type="float">
            <text:p>0</text:p>
          </table:table-cell>
          <table:table-cell table:number-columns-repeated="7"/>
          <table:table-cell table:formula="of:=SUM([.AS93:.AT93])" office:value-type="float" office:value="0" calcext:value-type="float">
            <text:p>0</text:p>
          </table:table-cell>
          <table:table-cell table:formula="of:=SUM([.AV93:.AW93])" office:value-type="float" office:value="0" calcext:value-type="float">
            <text:p>0</text:p>
          </table:table-cell>
          <table:table-cell table:formula="of:=SUM([.AW93:.AX93])" office:value-type="float" office:value="0" calcext:value-type="float">
            <text:p>0</text:p>
          </table:table-cell>
          <table:table-cell table:formula="of:=SUM([.AW93:.AX93])" office:value-type="float" office:value="0" calcext:value-type="float">
            <text:p>0</text:p>
          </table:table-cell>
          <table:table-cell table:formula="of:=SUM([.AT93];[.AV93])" office:value-type="float" office:value="0" calcext:value-type="float">
            <text:p>0</text:p>
          </table:table-cell>
          <table:table-cell table:formula="of:=SUM([.AS93];[.AU93])" office:value-type="float" office:value="0" calcext:value-type="float">
            <text:p>0</text:p>
          </table:table-cell>
          <table:table-cell table:formula="of:=SUM([.AQ93];[.AR93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94:.E94])" office:value-type="float" office:value="0" calcext:value-type="float">
            <text:p>0</text:p>
          </table:table-cell>
          <table:table-cell table:formula="of:=SUM([.F94:.G94])" office:value-type="float" office:value="0" calcext:value-type="float">
            <text:p>0</text:p>
          </table:table-cell>
          <table:table-cell table:formula="of:=SUM([.H94:.I94])" office:value-type="float" office:value="0" calcext:value-type="float">
            <text:p>0</text:p>
          </table:table-cell>
          <table:table-cell table:formula="of:=SUM([.E94];[.G94])" office:value-type="float" office:value="0" calcext:value-type="float">
            <text:p>0</text:p>
          </table:table-cell>
          <table:table-cell table:formula="of:=SUM([.D94];[.F94])" office:value-type="float" office:value="0" calcext:value-type="float">
            <text:p>0</text:p>
          </table:table-cell>
          <table:table-cell table:formula="of:=SUM([.B94];[.C94])" office:value-type="float" office:value="0" calcext:value-type="float">
            <text:p>0</text:p>
          </table:table-cell>
          <table:table-cell table:number-columns-repeated="7"/>
          <table:table-cell table:formula="of:=SUM([.Q94:.R94])" office:value-type="float" office:value="0" calcext:value-type="float">
            <text:p>0</text:p>
          </table:table-cell>
          <table:table-cell table:formula="of:=SUM([.T94:.U94])" office:value-type="float" office:value="0" calcext:value-type="float">
            <text:p>0</text:p>
          </table:table-cell>
          <table:table-cell table:formula="of:=SUM([.U94:.V94])" office:value-type="float" office:value="0" calcext:value-type="float">
            <text:p>0</text:p>
          </table:table-cell>
          <table:table-cell table:formula="of:=SUM([.U94:.V94])" office:value-type="float" office:value="0" calcext:value-type="float">
            <text:p>0</text:p>
          </table:table-cell>
          <table:table-cell table:formula="of:=SUM([.R94];[.T94])" office:value-type="float" office:value="0" calcext:value-type="float">
            <text:p>0</text:p>
          </table:table-cell>
          <table:table-cell table:formula="of:=SUM([.Q94];[.S94])" office:value-type="float" office:value="0" calcext:value-type="float">
            <text:p>0</text:p>
          </table:table-cell>
          <table:table-cell table:formula="of:=SUM([.O94];[.P94])" office:value-type="float" office:value="0" calcext:value-type="float">
            <text:p>0</text:p>
          </table:table-cell>
          <table:table-cell table:number-columns-repeated="7"/>
          <table:table-cell table:formula="of:=SUM([.AE94:.AF94])" office:value-type="float" office:value="0" calcext:value-type="float">
            <text:p>0</text:p>
          </table:table-cell>
          <table:table-cell table:formula="of:=SUM([.AH94:.AI94])" office:value-type="float" office:value="0" calcext:value-type="float">
            <text:p>0</text:p>
          </table:table-cell>
          <table:table-cell table:formula="of:=SUM([.AI94:.AJ94])" office:value-type="float" office:value="0" calcext:value-type="float">
            <text:p>0</text:p>
          </table:table-cell>
          <table:table-cell table:formula="of:=SUM([.AI94:.AJ94])" office:value-type="float" office:value="0" calcext:value-type="float">
            <text:p>0</text:p>
          </table:table-cell>
          <table:table-cell table:formula="of:=SUM([.AF94];[.AH94])" office:value-type="float" office:value="0" calcext:value-type="float">
            <text:p>0</text:p>
          </table:table-cell>
          <table:table-cell table:formula="of:=SUM([.AE94];[.AG94])" office:value-type="float" office:value="0" calcext:value-type="float">
            <text:p>0</text:p>
          </table:table-cell>
          <table:table-cell table:formula="of:=SUM([.AC94];[.AD94])" office:value-type="float" office:value="0" calcext:value-type="float">
            <text:p>0</text:p>
          </table:table-cell>
          <table:table-cell table:number-columns-repeated="7"/>
          <table:table-cell table:formula="of:=SUM([.AS94:.AT94])" office:value-type="float" office:value="0" calcext:value-type="float">
            <text:p>0</text:p>
          </table:table-cell>
          <table:table-cell table:formula="of:=SUM([.AV94:.AW94])" office:value-type="float" office:value="0" calcext:value-type="float">
            <text:p>0</text:p>
          </table:table-cell>
          <table:table-cell table:formula="of:=SUM([.AW94:.AX94])" office:value-type="float" office:value="0" calcext:value-type="float">
            <text:p>0</text:p>
          </table:table-cell>
          <table:table-cell table:formula="of:=SUM([.AW94:.AX94])" office:value-type="float" office:value="0" calcext:value-type="float">
            <text:p>0</text:p>
          </table:table-cell>
          <table:table-cell table:formula="of:=SUM([.AT94];[.AV94])" office:value-type="float" office:value="0" calcext:value-type="float">
            <text:p>0</text:p>
          </table:table-cell>
          <table:table-cell table:formula="of:=SUM([.AS94];[.AU94])" office:value-type="float" office:value="0" calcext:value-type="float">
            <text:p>0</text:p>
          </table:table-cell>
          <table:table-cell table:formula="of:=SUM([.AQ94];[.AR94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95:.E95])" office:value-type="float" office:value="0" calcext:value-type="float">
            <text:p>0</text:p>
          </table:table-cell>
          <table:table-cell table:formula="of:=SUM([.F95:.G95])" office:value-type="float" office:value="0" calcext:value-type="float">
            <text:p>0</text:p>
          </table:table-cell>
          <table:table-cell table:formula="of:=SUM([.H95:.I95])" office:value-type="float" office:value="0" calcext:value-type="float">
            <text:p>0</text:p>
          </table:table-cell>
          <table:table-cell table:formula="of:=SUM([.E95];[.G95])" office:value-type="float" office:value="0" calcext:value-type="float">
            <text:p>0</text:p>
          </table:table-cell>
          <table:table-cell table:formula="of:=SUM([.D95];[.F95])" office:value-type="float" office:value="0" calcext:value-type="float">
            <text:p>0</text:p>
          </table:table-cell>
          <table:table-cell table:formula="of:=SUM([.B95];[.C95])" office:value-type="float" office:value="0" calcext:value-type="float">
            <text:p>0</text:p>
          </table:table-cell>
          <table:table-cell table:number-columns-repeated="7"/>
          <table:table-cell table:formula="of:=SUM([.Q95:.R95])" office:value-type="float" office:value="0" calcext:value-type="float">
            <text:p>0</text:p>
          </table:table-cell>
          <table:table-cell table:formula="of:=SUM([.T95:.U95])" office:value-type="float" office:value="0" calcext:value-type="float">
            <text:p>0</text:p>
          </table:table-cell>
          <table:table-cell table:formula="of:=SUM([.U95:.V95])" office:value-type="float" office:value="0" calcext:value-type="float">
            <text:p>0</text:p>
          </table:table-cell>
          <table:table-cell table:formula="of:=SUM([.U95:.V95])" office:value-type="float" office:value="0" calcext:value-type="float">
            <text:p>0</text:p>
          </table:table-cell>
          <table:table-cell table:formula="of:=SUM([.R95];[.T95])" office:value-type="float" office:value="0" calcext:value-type="float">
            <text:p>0</text:p>
          </table:table-cell>
          <table:table-cell table:formula="of:=SUM([.Q95];[.S95])" office:value-type="float" office:value="0" calcext:value-type="float">
            <text:p>0</text:p>
          </table:table-cell>
          <table:table-cell table:formula="of:=SUM([.O95];[.P95])" office:value-type="float" office:value="0" calcext:value-type="float">
            <text:p>0</text:p>
          </table:table-cell>
          <table:table-cell table:number-columns-repeated="7"/>
          <table:table-cell table:formula="of:=SUM([.AE95:.AF95])" office:value-type="float" office:value="0" calcext:value-type="float">
            <text:p>0</text:p>
          </table:table-cell>
          <table:table-cell table:formula="of:=SUM([.AH95:.AI95])" office:value-type="float" office:value="0" calcext:value-type="float">
            <text:p>0</text:p>
          </table:table-cell>
          <table:table-cell table:formula="of:=SUM([.AI95:.AJ95])" office:value-type="float" office:value="0" calcext:value-type="float">
            <text:p>0</text:p>
          </table:table-cell>
          <table:table-cell table:formula="of:=SUM([.AI95:.AJ95])" office:value-type="float" office:value="0" calcext:value-type="float">
            <text:p>0</text:p>
          </table:table-cell>
          <table:table-cell table:formula="of:=SUM([.AF95];[.AH95])" office:value-type="float" office:value="0" calcext:value-type="float">
            <text:p>0</text:p>
          </table:table-cell>
          <table:table-cell table:formula="of:=SUM([.AE95];[.AG95])" office:value-type="float" office:value="0" calcext:value-type="float">
            <text:p>0</text:p>
          </table:table-cell>
          <table:table-cell table:formula="of:=SUM([.AC95];[.AD95])" office:value-type="float" office:value="0" calcext:value-type="float">
            <text:p>0</text:p>
          </table:table-cell>
          <table:table-cell table:number-columns-repeated="7"/>
          <table:table-cell table:formula="of:=SUM([.AS95:.AT95])" office:value-type="float" office:value="0" calcext:value-type="float">
            <text:p>0</text:p>
          </table:table-cell>
          <table:table-cell table:formula="of:=SUM([.AV95:.AW95])" office:value-type="float" office:value="0" calcext:value-type="float">
            <text:p>0</text:p>
          </table:table-cell>
          <table:table-cell table:formula="of:=SUM([.AW95:.AX95])" office:value-type="float" office:value="0" calcext:value-type="float">
            <text:p>0</text:p>
          </table:table-cell>
          <table:table-cell table:formula="of:=SUM([.AW95:.AX95])" office:value-type="float" office:value="0" calcext:value-type="float">
            <text:p>0</text:p>
          </table:table-cell>
          <table:table-cell table:formula="of:=SUM([.AT95];[.AV95])" office:value-type="float" office:value="0" calcext:value-type="float">
            <text:p>0</text:p>
          </table:table-cell>
          <table:table-cell table:formula="of:=SUM([.AS95];[.AU95])" office:value-type="float" office:value="0" calcext:value-type="float">
            <text:p>0</text:p>
          </table:table-cell>
          <table:table-cell table:formula="of:=SUM([.AQ95];[.AR95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96:.E96])" office:value-type="float" office:value="0" calcext:value-type="float">
            <text:p>0</text:p>
          </table:table-cell>
          <table:table-cell table:formula="of:=SUM([.F96:.G96])" office:value-type="float" office:value="0" calcext:value-type="float">
            <text:p>0</text:p>
          </table:table-cell>
          <table:table-cell table:formula="of:=SUM([.H96:.I96])" office:value-type="float" office:value="0" calcext:value-type="float">
            <text:p>0</text:p>
          </table:table-cell>
          <table:table-cell table:formula="of:=SUM([.E96];[.G96])" office:value-type="float" office:value="0" calcext:value-type="float">
            <text:p>0</text:p>
          </table:table-cell>
          <table:table-cell table:formula="of:=SUM([.D96];[.F96])" office:value-type="float" office:value="0" calcext:value-type="float">
            <text:p>0</text:p>
          </table:table-cell>
          <table:table-cell table:formula="of:=SUM([.B96];[.C96])" office:value-type="float" office:value="0" calcext:value-type="float">
            <text:p>0</text:p>
          </table:table-cell>
          <table:table-cell table:number-columns-repeated="7"/>
          <table:table-cell table:formula="of:=SUM([.Q96:.R96])" office:value-type="float" office:value="0" calcext:value-type="float">
            <text:p>0</text:p>
          </table:table-cell>
          <table:table-cell table:formula="of:=SUM([.T96:.U96])" office:value-type="float" office:value="0" calcext:value-type="float">
            <text:p>0</text:p>
          </table:table-cell>
          <table:table-cell table:formula="of:=SUM([.U96:.V96])" office:value-type="float" office:value="0" calcext:value-type="float">
            <text:p>0</text:p>
          </table:table-cell>
          <table:table-cell table:formula="of:=SUM([.U96:.V96])" office:value-type="float" office:value="0" calcext:value-type="float">
            <text:p>0</text:p>
          </table:table-cell>
          <table:table-cell table:formula="of:=SUM([.R96];[.T96])" office:value-type="float" office:value="0" calcext:value-type="float">
            <text:p>0</text:p>
          </table:table-cell>
          <table:table-cell table:formula="of:=SUM([.Q96];[.S96])" office:value-type="float" office:value="0" calcext:value-type="float">
            <text:p>0</text:p>
          </table:table-cell>
          <table:table-cell table:formula="of:=SUM([.O96];[.P96])" office:value-type="float" office:value="0" calcext:value-type="float">
            <text:p>0</text:p>
          </table:table-cell>
          <table:table-cell table:number-columns-repeated="7"/>
          <table:table-cell table:formula="of:=SUM([.AE96:.AF96])" office:value-type="float" office:value="0" calcext:value-type="float">
            <text:p>0</text:p>
          </table:table-cell>
          <table:table-cell table:formula="of:=SUM([.AH96:.AI96])" office:value-type="float" office:value="0" calcext:value-type="float">
            <text:p>0</text:p>
          </table:table-cell>
          <table:table-cell table:formula="of:=SUM([.AI96:.AJ96])" office:value-type="float" office:value="0" calcext:value-type="float">
            <text:p>0</text:p>
          </table:table-cell>
          <table:table-cell table:formula="of:=SUM([.AI96:.AJ96])" office:value-type="float" office:value="0" calcext:value-type="float">
            <text:p>0</text:p>
          </table:table-cell>
          <table:table-cell table:formula="of:=SUM([.AF96];[.AH96])" office:value-type="float" office:value="0" calcext:value-type="float">
            <text:p>0</text:p>
          </table:table-cell>
          <table:table-cell table:formula="of:=SUM([.AE96];[.AG96])" office:value-type="float" office:value="0" calcext:value-type="float">
            <text:p>0</text:p>
          </table:table-cell>
          <table:table-cell table:formula="of:=SUM([.AC96];[.AD96])" office:value-type="float" office:value="0" calcext:value-type="float">
            <text:p>0</text:p>
          </table:table-cell>
          <table:table-cell table:number-columns-repeated="7"/>
          <table:table-cell table:formula="of:=SUM([.AS96:.AT96])" office:value-type="float" office:value="0" calcext:value-type="float">
            <text:p>0</text:p>
          </table:table-cell>
          <table:table-cell table:formula="of:=SUM([.AV96:.AW96])" office:value-type="float" office:value="0" calcext:value-type="float">
            <text:p>0</text:p>
          </table:table-cell>
          <table:table-cell table:formula="of:=SUM([.AW96:.AX96])" office:value-type="float" office:value="0" calcext:value-type="float">
            <text:p>0</text:p>
          </table:table-cell>
          <table:table-cell table:formula="of:=SUM([.AW96:.AX96])" office:value-type="float" office:value="0" calcext:value-type="float">
            <text:p>0</text:p>
          </table:table-cell>
          <table:table-cell table:formula="of:=SUM([.AT96];[.AV96])" office:value-type="float" office:value="0" calcext:value-type="float">
            <text:p>0</text:p>
          </table:table-cell>
          <table:table-cell table:formula="of:=SUM([.AS96];[.AU96])" office:value-type="float" office:value="0" calcext:value-type="float">
            <text:p>0</text:p>
          </table:table-cell>
          <table:table-cell table:formula="of:=SUM([.AQ96];[.AR96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97:.E97])" office:value-type="float" office:value="0" calcext:value-type="float">
            <text:p>0</text:p>
          </table:table-cell>
          <table:table-cell table:formula="of:=SUM([.F97:.G97])" office:value-type="float" office:value="0" calcext:value-type="float">
            <text:p>0</text:p>
          </table:table-cell>
          <table:table-cell table:formula="of:=SUM([.H97:.I97])" office:value-type="float" office:value="0" calcext:value-type="float">
            <text:p>0</text:p>
          </table:table-cell>
          <table:table-cell table:formula="of:=SUM([.E97];[.G97])" office:value-type="float" office:value="0" calcext:value-type="float">
            <text:p>0</text:p>
          </table:table-cell>
          <table:table-cell table:formula="of:=SUM([.D97];[.F97])" office:value-type="float" office:value="0" calcext:value-type="float">
            <text:p>0</text:p>
          </table:table-cell>
          <table:table-cell table:formula="of:=SUM([.B97];[.C97])" office:value-type="float" office:value="0" calcext:value-type="float">
            <text:p>0</text:p>
          </table:table-cell>
          <table:table-cell table:number-columns-repeated="7"/>
          <table:table-cell table:formula="of:=SUM([.Q97:.R97])" office:value-type="float" office:value="0" calcext:value-type="float">
            <text:p>0</text:p>
          </table:table-cell>
          <table:table-cell table:formula="of:=SUM([.T97:.U97])" office:value-type="float" office:value="0" calcext:value-type="float">
            <text:p>0</text:p>
          </table:table-cell>
          <table:table-cell table:formula="of:=SUM([.U97:.V97])" office:value-type="float" office:value="0" calcext:value-type="float">
            <text:p>0</text:p>
          </table:table-cell>
          <table:table-cell table:formula="of:=SUM([.U97:.V97])" office:value-type="float" office:value="0" calcext:value-type="float">
            <text:p>0</text:p>
          </table:table-cell>
          <table:table-cell table:formula="of:=SUM([.R97];[.T97])" office:value-type="float" office:value="0" calcext:value-type="float">
            <text:p>0</text:p>
          </table:table-cell>
          <table:table-cell table:formula="of:=SUM([.Q97];[.S97])" office:value-type="float" office:value="0" calcext:value-type="float">
            <text:p>0</text:p>
          </table:table-cell>
          <table:table-cell table:formula="of:=SUM([.O97];[.P97])" office:value-type="float" office:value="0" calcext:value-type="float">
            <text:p>0</text:p>
          </table:table-cell>
          <table:table-cell table:number-columns-repeated="7"/>
          <table:table-cell table:formula="of:=SUM([.AE97:.AF97])" office:value-type="float" office:value="0" calcext:value-type="float">
            <text:p>0</text:p>
          </table:table-cell>
          <table:table-cell table:formula="of:=SUM([.AH97:.AI97])" office:value-type="float" office:value="0" calcext:value-type="float">
            <text:p>0</text:p>
          </table:table-cell>
          <table:table-cell table:formula="of:=SUM([.AI97:.AJ97])" office:value-type="float" office:value="0" calcext:value-type="float">
            <text:p>0</text:p>
          </table:table-cell>
          <table:table-cell table:formula="of:=SUM([.AI97:.AJ97])" office:value-type="float" office:value="0" calcext:value-type="float">
            <text:p>0</text:p>
          </table:table-cell>
          <table:table-cell table:formula="of:=SUM([.AF97];[.AH97])" office:value-type="float" office:value="0" calcext:value-type="float">
            <text:p>0</text:p>
          </table:table-cell>
          <table:table-cell table:formula="of:=SUM([.AE97];[.AG97])" office:value-type="float" office:value="0" calcext:value-type="float">
            <text:p>0</text:p>
          </table:table-cell>
          <table:table-cell table:formula="of:=SUM([.AC97];[.AD97])" office:value-type="float" office:value="0" calcext:value-type="float">
            <text:p>0</text:p>
          </table:table-cell>
          <table:table-cell table:number-columns-repeated="7"/>
          <table:table-cell table:formula="of:=SUM([.AS97:.AT97])" office:value-type="float" office:value="0" calcext:value-type="float">
            <text:p>0</text:p>
          </table:table-cell>
          <table:table-cell table:formula="of:=SUM([.AV97:.AW97])" office:value-type="float" office:value="0" calcext:value-type="float">
            <text:p>0</text:p>
          </table:table-cell>
          <table:table-cell table:formula="of:=SUM([.AW97:.AX97])" office:value-type="float" office:value="0" calcext:value-type="float">
            <text:p>0</text:p>
          </table:table-cell>
          <table:table-cell table:formula="of:=SUM([.AW97:.AX97])" office:value-type="float" office:value="0" calcext:value-type="float">
            <text:p>0</text:p>
          </table:table-cell>
          <table:table-cell table:formula="of:=SUM([.AT97];[.AV97])" office:value-type="float" office:value="0" calcext:value-type="float">
            <text:p>0</text:p>
          </table:table-cell>
          <table:table-cell table:formula="of:=SUM([.AS97];[.AU97])" office:value-type="float" office:value="0" calcext:value-type="float">
            <text:p>0</text:p>
          </table:table-cell>
          <table:table-cell table:formula="of:=SUM([.AQ97];[.AR97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98:.E98])" office:value-type="float" office:value="0" calcext:value-type="float">
            <text:p>0</text:p>
          </table:table-cell>
          <table:table-cell table:formula="of:=SUM([.F98:.G98])" office:value-type="float" office:value="0" calcext:value-type="float">
            <text:p>0</text:p>
          </table:table-cell>
          <table:table-cell table:formula="of:=SUM([.H98:.I98])" office:value-type="float" office:value="0" calcext:value-type="float">
            <text:p>0</text:p>
          </table:table-cell>
          <table:table-cell table:formula="of:=SUM([.E98];[.G98])" office:value-type="float" office:value="0" calcext:value-type="float">
            <text:p>0</text:p>
          </table:table-cell>
          <table:table-cell table:formula="of:=SUM([.D98];[.F98])" office:value-type="float" office:value="0" calcext:value-type="float">
            <text:p>0</text:p>
          </table:table-cell>
          <table:table-cell table:formula="of:=SUM([.B98];[.C98])" office:value-type="float" office:value="0" calcext:value-type="float">
            <text:p>0</text:p>
          </table:table-cell>
          <table:table-cell table:number-columns-repeated="7"/>
          <table:table-cell table:formula="of:=SUM([.Q98:.R98])" office:value-type="float" office:value="0" calcext:value-type="float">
            <text:p>0</text:p>
          </table:table-cell>
          <table:table-cell table:formula="of:=SUM([.T98:.U98])" office:value-type="float" office:value="0" calcext:value-type="float">
            <text:p>0</text:p>
          </table:table-cell>
          <table:table-cell table:formula="of:=SUM([.U98:.V98])" office:value-type="float" office:value="0" calcext:value-type="float">
            <text:p>0</text:p>
          </table:table-cell>
          <table:table-cell table:formula="of:=SUM([.U98:.V98])" office:value-type="float" office:value="0" calcext:value-type="float">
            <text:p>0</text:p>
          </table:table-cell>
          <table:table-cell table:formula="of:=SUM([.R98];[.T98])" office:value-type="float" office:value="0" calcext:value-type="float">
            <text:p>0</text:p>
          </table:table-cell>
          <table:table-cell table:formula="of:=SUM([.Q98];[.S98])" office:value-type="float" office:value="0" calcext:value-type="float">
            <text:p>0</text:p>
          </table:table-cell>
          <table:table-cell table:formula="of:=SUM([.O98];[.P98])" office:value-type="float" office:value="0" calcext:value-type="float">
            <text:p>0</text:p>
          </table:table-cell>
          <table:table-cell table:number-columns-repeated="7"/>
          <table:table-cell table:formula="of:=SUM([.AE98:.AF98])" office:value-type="float" office:value="0" calcext:value-type="float">
            <text:p>0</text:p>
          </table:table-cell>
          <table:table-cell table:formula="of:=SUM([.AH98:.AI98])" office:value-type="float" office:value="0" calcext:value-type="float">
            <text:p>0</text:p>
          </table:table-cell>
          <table:table-cell table:formula="of:=SUM([.AI98:.AJ98])" office:value-type="float" office:value="0" calcext:value-type="float">
            <text:p>0</text:p>
          </table:table-cell>
          <table:table-cell table:formula="of:=SUM([.AI98:.AJ98])" office:value-type="float" office:value="0" calcext:value-type="float">
            <text:p>0</text:p>
          </table:table-cell>
          <table:table-cell table:formula="of:=SUM([.AF98];[.AH98])" office:value-type="float" office:value="0" calcext:value-type="float">
            <text:p>0</text:p>
          </table:table-cell>
          <table:table-cell table:formula="of:=SUM([.AE98];[.AG98])" office:value-type="float" office:value="0" calcext:value-type="float">
            <text:p>0</text:p>
          </table:table-cell>
          <table:table-cell table:formula="of:=SUM([.AC98];[.AD98])" office:value-type="float" office:value="0" calcext:value-type="float">
            <text:p>0</text:p>
          </table:table-cell>
          <table:table-cell table:number-columns-repeated="7"/>
          <table:table-cell table:formula="of:=SUM([.AS98:.AT98])" office:value-type="float" office:value="0" calcext:value-type="float">
            <text:p>0</text:p>
          </table:table-cell>
          <table:table-cell table:formula="of:=SUM([.AV98:.AW98])" office:value-type="float" office:value="0" calcext:value-type="float">
            <text:p>0</text:p>
          </table:table-cell>
          <table:table-cell table:formula="of:=SUM([.AW98:.AX98])" office:value-type="float" office:value="0" calcext:value-type="float">
            <text:p>0</text:p>
          </table:table-cell>
          <table:table-cell table:formula="of:=SUM([.AW98:.AX98])" office:value-type="float" office:value="0" calcext:value-type="float">
            <text:p>0</text:p>
          </table:table-cell>
          <table:table-cell table:formula="of:=SUM([.AT98];[.AV98])" office:value-type="float" office:value="0" calcext:value-type="float">
            <text:p>0</text:p>
          </table:table-cell>
          <table:table-cell table:formula="of:=SUM([.AS98];[.AU98])" office:value-type="float" office:value="0" calcext:value-type="float">
            <text:p>0</text:p>
          </table:table-cell>
          <table:table-cell table:formula="of:=SUM([.AQ98];[.AR98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99:.E99])" office:value-type="float" office:value="0" calcext:value-type="float">
            <text:p>0</text:p>
          </table:table-cell>
          <table:table-cell table:formula="of:=SUM([.F99:.G99])" office:value-type="float" office:value="0" calcext:value-type="float">
            <text:p>0</text:p>
          </table:table-cell>
          <table:table-cell table:formula="of:=SUM([.H99:.I99])" office:value-type="float" office:value="0" calcext:value-type="float">
            <text:p>0</text:p>
          </table:table-cell>
          <table:table-cell table:formula="of:=SUM([.E99];[.G99])" office:value-type="float" office:value="0" calcext:value-type="float">
            <text:p>0</text:p>
          </table:table-cell>
          <table:table-cell table:formula="of:=SUM([.D99];[.F99])" office:value-type="float" office:value="0" calcext:value-type="float">
            <text:p>0</text:p>
          </table:table-cell>
          <table:table-cell table:formula="of:=SUM([.B99];[.C99])" office:value-type="float" office:value="0" calcext:value-type="float">
            <text:p>0</text:p>
          </table:table-cell>
          <table:table-cell table:number-columns-repeated="7"/>
          <table:table-cell table:formula="of:=SUM([.Q99:.R99])" office:value-type="float" office:value="0" calcext:value-type="float">
            <text:p>0</text:p>
          </table:table-cell>
          <table:table-cell table:formula="of:=SUM([.T99:.U99])" office:value-type="float" office:value="0" calcext:value-type="float">
            <text:p>0</text:p>
          </table:table-cell>
          <table:table-cell table:formula="of:=SUM([.U99:.V99])" office:value-type="float" office:value="0" calcext:value-type="float">
            <text:p>0</text:p>
          </table:table-cell>
          <table:table-cell table:formula="of:=SUM([.U99:.V99])" office:value-type="float" office:value="0" calcext:value-type="float">
            <text:p>0</text:p>
          </table:table-cell>
          <table:table-cell table:formula="of:=SUM([.R99];[.T99])" office:value-type="float" office:value="0" calcext:value-type="float">
            <text:p>0</text:p>
          </table:table-cell>
          <table:table-cell table:formula="of:=SUM([.Q99];[.S99])" office:value-type="float" office:value="0" calcext:value-type="float">
            <text:p>0</text:p>
          </table:table-cell>
          <table:table-cell table:formula="of:=SUM([.O99];[.P99])" office:value-type="float" office:value="0" calcext:value-type="float">
            <text:p>0</text:p>
          </table:table-cell>
          <table:table-cell table:number-columns-repeated="7"/>
          <table:table-cell table:formula="of:=SUM([.AE99:.AF99])" office:value-type="float" office:value="0" calcext:value-type="float">
            <text:p>0</text:p>
          </table:table-cell>
          <table:table-cell table:formula="of:=SUM([.AH99:.AI99])" office:value-type="float" office:value="0" calcext:value-type="float">
            <text:p>0</text:p>
          </table:table-cell>
          <table:table-cell table:formula="of:=SUM([.AI99:.AJ99])" office:value-type="float" office:value="0" calcext:value-type="float">
            <text:p>0</text:p>
          </table:table-cell>
          <table:table-cell table:formula="of:=SUM([.AI99:.AJ99])" office:value-type="float" office:value="0" calcext:value-type="float">
            <text:p>0</text:p>
          </table:table-cell>
          <table:table-cell table:formula="of:=SUM([.AF99];[.AH99])" office:value-type="float" office:value="0" calcext:value-type="float">
            <text:p>0</text:p>
          </table:table-cell>
          <table:table-cell table:formula="of:=SUM([.AE99];[.AG99])" office:value-type="float" office:value="0" calcext:value-type="float">
            <text:p>0</text:p>
          </table:table-cell>
          <table:table-cell table:formula="of:=SUM([.AC99];[.AD99])" office:value-type="float" office:value="0" calcext:value-type="float">
            <text:p>0</text:p>
          </table:table-cell>
          <table:table-cell table:number-columns-repeated="7"/>
          <table:table-cell table:formula="of:=SUM([.AS99:.AT99])" office:value-type="float" office:value="0" calcext:value-type="float">
            <text:p>0</text:p>
          </table:table-cell>
          <table:table-cell table:formula="of:=SUM([.AV99:.AW99])" office:value-type="float" office:value="0" calcext:value-type="float">
            <text:p>0</text:p>
          </table:table-cell>
          <table:table-cell table:formula="of:=SUM([.AW99:.AX99])" office:value-type="float" office:value="0" calcext:value-type="float">
            <text:p>0</text:p>
          </table:table-cell>
          <table:table-cell table:formula="of:=SUM([.AW99:.AX99])" office:value-type="float" office:value="0" calcext:value-type="float">
            <text:p>0</text:p>
          </table:table-cell>
          <table:table-cell table:formula="of:=SUM([.AT99];[.AV99])" office:value-type="float" office:value="0" calcext:value-type="float">
            <text:p>0</text:p>
          </table:table-cell>
          <table:table-cell table:formula="of:=SUM([.AS99];[.AU99])" office:value-type="float" office:value="0" calcext:value-type="float">
            <text:p>0</text:p>
          </table:table-cell>
          <table:table-cell table:formula="of:=SUM([.AQ99];[.AR99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formula="of:=SUM([.D100:.E100])" office:value-type="float" office:value="0" calcext:value-type="float">
            <text:p>0</text:p>
          </table:table-cell>
          <table:table-cell table:formula="of:=SUM([.F100:.G100])" office:value-type="float" office:value="0" calcext:value-type="float">
            <text:p>0</text:p>
          </table:table-cell>
          <table:table-cell table:formula="of:=SUM([.H100:.I100])" office:value-type="float" office:value="0" calcext:value-type="float">
            <text:p>0</text:p>
          </table:table-cell>
          <table:table-cell table:formula="of:=SUM([.E100];[.G100])" office:value-type="float" office:value="0" calcext:value-type="float">
            <text:p>0</text:p>
          </table:table-cell>
          <table:table-cell table:formula="of:=SUM([.D100];[.F100])" office:value-type="float" office:value="0" calcext:value-type="float">
            <text:p>0</text:p>
          </table:table-cell>
          <table:table-cell table:formula="of:=SUM([.B100];[.C100])" office:value-type="float" office:value="0" calcext:value-type="float">
            <text:p>0</text:p>
          </table:table-cell>
          <table:table-cell table:number-columns-repeated="7"/>
          <table:table-cell table:formula="of:=SUM([.Q100:.R100])" office:value-type="float" office:value="0" calcext:value-type="float">
            <text:p>0</text:p>
          </table:table-cell>
          <table:table-cell table:formula="of:=SUM([.T100:.U100])" office:value-type="float" office:value="0" calcext:value-type="float">
            <text:p>0</text:p>
          </table:table-cell>
          <table:table-cell table:formula="of:=SUM([.U100:.V100])" office:value-type="float" office:value="0" calcext:value-type="float">
            <text:p>0</text:p>
          </table:table-cell>
          <table:table-cell table:formula="of:=SUM([.U100:.V100])" office:value-type="float" office:value="0" calcext:value-type="float">
            <text:p>0</text:p>
          </table:table-cell>
          <table:table-cell table:formula="of:=SUM([.R100];[.T100])" office:value-type="float" office:value="0" calcext:value-type="float">
            <text:p>0</text:p>
          </table:table-cell>
          <table:table-cell table:formula="of:=SUM([.Q100];[.S100])" office:value-type="float" office:value="0" calcext:value-type="float">
            <text:p>0</text:p>
          </table:table-cell>
          <table:table-cell table:formula="of:=SUM([.O100];[.P100])" office:value-type="float" office:value="0" calcext:value-type="float">
            <text:p>0</text:p>
          </table:table-cell>
          <table:table-cell table:number-columns-repeated="7"/>
          <table:table-cell table:formula="of:=SUM([.AE100:.AF100])" office:value-type="float" office:value="0" calcext:value-type="float">
            <text:p>0</text:p>
          </table:table-cell>
          <table:table-cell table:formula="of:=SUM([.AH100:.AI100])" office:value-type="float" office:value="0" calcext:value-type="float">
            <text:p>0</text:p>
          </table:table-cell>
          <table:table-cell table:formula="of:=SUM([.AI100:.AJ100])" office:value-type="float" office:value="0" calcext:value-type="float">
            <text:p>0</text:p>
          </table:table-cell>
          <table:table-cell table:formula="of:=SUM([.AI100:.AJ100])" office:value-type="float" office:value="0" calcext:value-type="float">
            <text:p>0</text:p>
          </table:table-cell>
          <table:table-cell table:formula="of:=SUM([.AF100];[.AH100])" office:value-type="float" office:value="0" calcext:value-type="float">
            <text:p>0</text:p>
          </table:table-cell>
          <table:table-cell table:formula="of:=SUM([.AE100];[.AG100])" office:value-type="float" office:value="0" calcext:value-type="float">
            <text:p>0</text:p>
          </table:table-cell>
          <table:table-cell table:formula="of:=SUM([.AC100];[.AD100])" office:value-type="float" office:value="0" calcext:value-type="float">
            <text:p>0</text:p>
          </table:table-cell>
          <table:table-cell table:number-columns-repeated="7"/>
          <table:table-cell table:formula="of:=SUM([.AS100:.AT100])" office:value-type="float" office:value="0" calcext:value-type="float">
            <text:p>0</text:p>
          </table:table-cell>
          <table:table-cell table:formula="of:=SUM([.AV100:.AW100])" office:value-type="float" office:value="0" calcext:value-type="float">
            <text:p>0</text:p>
          </table:table-cell>
          <table:table-cell table:formula="of:=SUM([.AW100:.AX100])" office:value-type="float" office:value="0" calcext:value-type="float">
            <text:p>0</text:p>
          </table:table-cell>
          <table:table-cell table:formula="of:=SUM([.AW100:.AX100])" office:value-type="float" office:value="0" calcext:value-type="float">
            <text:p>0</text:p>
          </table:table-cell>
          <table:table-cell table:formula="of:=SUM([.AT100];[.AV100])" office:value-type="float" office:value="0" calcext:value-type="float">
            <text:p>0</text:p>
          </table:table-cell>
          <table:table-cell table:formula="of:=SUM([.AS100];[.AU100])" office:value-type="float" office:value="0" calcext:value-type="float">
            <text:p>0</text:p>
          </table:table-cell>
          <table:table-cell table:formula="of:=SUM([.AQ100];[.AR100])" office:value-type="float" office:value="0" calcext:value-type="float">
            <text:p>0</text:p>
          </table:table-cell>
          <table:table-cell table:number-columns-repeated="96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 style:data-style-name="N2" text:time-value="12:01:29.44773200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ychu </meta:initial-creator>
    <meta:creation-date>2015-03-31T22:52:02.182216124</meta:creation-date>
    <dc:date>2015-04-01T13:58:34.297297206</dc:date>
    <dc:creator>zbychu </dc:creator>
    <meta:editing-duration>PT2H10M32S</meta:editing-duration>
    <meta:editing-cycles>14</meta:editing-cycles>
    <meta:generator>LibreOffice/4.2.7.2$Linux_X86_64 LibreOffice_project/420m0$Build-2</meta:generator>
    <meta:document-statistic meta:table-count="1" meta:cell-count="4469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86cm" svg:height="13.522cm" xlink:href=".." xlink:type="simple" chart:class="chart:scatter" chart:style-name="ch1">
        <chart:title svg:x="8.037cm" svg:y="0.406cm" chart:style-name="ch2">
          <text:p>Czas systemu procesu macierzystego</text:p>
        </chart:title>
        <chart:legend chart:legend-position="end" svg:x="21.458cm" svg:y="5.715cm" style:legend-expansion="high" chart:style-name="ch3"/>
        <chart:plot-area chart:style-name="ch4" table:cell-range-address="Arkusz1.A3:Arkusz1.A100 Arkusz1.A1:Arkusz1.A1 Arkusz1.E3:Arkusz1.E100 Arkusz1.N1:Arkusz1.N1 Arkusz1.R3:Arkusz1.R100 Arkusz1.AB1:Arkusz1.AB1 Arkusz1.AF3:Arkusz1.AF100 Arkusz1.AP1:Arkusz1.AP1 Arkusz1.AT3:Arkusz1.AT100" chart:data-source-has-labels="row" svg:x="1.488cm" svg:y="1.481cm" svg:width="19.493cm" svg:height="10.79cm">
          <chartooo:coordinate-region svg:x="2.109cm" svg:y="1.68cm" svg:width="18.222cm" svg:height="9.944cm"/>
          <chart:axis chart:dimension="x" chart:name="primary-x" chart:style-name="ch5">
            <chart:title svg:x="10.264cm" svg:y="12.541cm" chart:style-name="ch6">
              <text:p>Ilosc watkow</text:p>
            </chart:title>
          </chart:axis>
          <chart:axis chart:dimension="y" chart:name="primary-y" chart:style-name="ch5">
            <chart:title svg:x="0.451cm" svg:y="7.304cm" chart:style-name="ch7">
              <text:p>Czas</text:p>
            </chart:title>
            <chart:grid chart:style-name="ch8" chart:class="major"/>
          </chart:axis>
          <chart:series chart:style-name="ch9" chart:values-cell-range-address="Arkusz1.E3:Arkusz1.E100" chart:label-cell-address="Arkusz1.A1:Arkusz1.A1" chart:class="chart:scatter">
            <chart:domain table:cell-range-address="Arkusz1.A3:Arkusz1.A100"/>
            <chart:data-point chart:repeated="98"/>
          </chart:series>
          <chart:series chart:style-name="ch10" chart:values-cell-range-address="Arkusz1.R3:Arkusz1.R100" chart:label-cell-address="Arkusz1.N1:Arkusz1.N1" chart:class="chart:scatter">
            <chart:data-point chart:repeated="98"/>
          </chart:series>
          <chart:series chart:style-name="ch11" chart:values-cell-range-address="Arkusz1.AF3:Arkusz1.AF100" chart:label-cell-address="Arkusz1.AB1:Arkusz1.AB1" chart:class="chart:scatter">
            <chart:data-point chart:repeated="98"/>
          </chart:series>
          <chart:series chart:style-name="ch12" chart:values-cell-range-address="Arkusz1.AT3:Arkusz1.AT100" chart:label-cell-address="Arkusz1.AP1:Arkusz1.AP1" chart:class="chart:scatter">
            <chart:data-point chart:repeated="9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Fork</text:p>
                <draw:g>
                  <svg:desc>Arkusz1.A1:Arkusz1.A1</svg:desc>
                </draw:g>
              </table:table-cell>
              <table:table-cell office:value-type="string">
                <text:p>Vfork</text:p>
                <draw:g>
                  <svg:desc>Arkusz1.N1:Arkusz1.N1</svg:desc>
                </draw:g>
              </table:table-cell>
              <table:table-cell office:value-type="string">
                <text:p>Clone</text:p>
                <draw:g>
                  <svg:desc>Arkusz1.AB1:Arkusz1.AB1</svg:desc>
                </draw:g>
              </table:table-cell>
              <table:table-cell office:value-type="string">
                <text:p>Vclone</text:p>
                <draw:g>
                  <svg:desc>Arkusz1.AP1:Arkusz1.A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rkusz1.A3:Arkusz1.A100</svg:desc>
                </draw:g>
              </table:table-cell>
              <table:table-cell office:value-type="float" office:value="0.000938">
                <text:p>0.000938</text:p>
                <draw:g>
                  <svg:desc>Arkusz1.E3:Arkusz1.E100</svg:desc>
                </draw:g>
              </table:table-cell>
              <table:table-cell office:value-type="float" office:value="0">
                <text:p>0</text:p>
                <draw:g>
                  <svg:desc>Arkusz1.R3:Arkusz1.R100</svg:desc>
                </draw:g>
              </table:table-cell>
              <table:table-cell office:value-type="float" office:value="0.000534">
                <text:p>0.000534</text:p>
                <draw:g>
                  <svg:desc>Arkusz1.AF3:Arkusz1.AF100</svg:desc>
                </draw:g>
              </table:table-cell>
              <table:table-cell office:value-type="float" office:value="0.000137">
                <text:p>0.000137</text:p>
                <draw:g>
                  <svg:desc>Arkusz1.AT3:Arkusz1.AT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">
                <text:p>71</text:p>
              </table:table-cell>
              <table:table-cell office:value-type="float" office:value="0.00705">
                <text:p>0.00705</text:p>
              </table:table-cell>
              <table:table-cell office:value-type="float" office:value="0.002214">
                <text:p>0.002214</text:p>
              </table:table-cell>
              <table:table-cell office:value-type="float" office:value="0.005072">
                <text:p>0.005072</text:p>
              </table:table-cell>
              <table:table-cell office:value-type="float" office:value="0.001973">
                <text:p>0.0019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">
                <text:p>137</text:p>
              </table:table-cell>
              <table:table-cell office:value-type="float" office:value="0.01129">
                <text:p>0.01129</text:p>
              </table:table-cell>
              <table:table-cell office:value-type="float" office:value="0.00449">
                <text:p>0.00449</text:p>
              </table:table-cell>
              <table:table-cell office:value-type="float" office:value="0.011044">
                <text:p>0.011044</text:p>
              </table:table-cell>
              <table:table-cell office:value-type="float" office:value="0.00407">
                <text:p>0.004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3">
                <text:p>203</text:p>
              </table:table-cell>
              <table:table-cell office:value-type="float" office:value="0.015575">
                <text:p>0.015575</text:p>
              </table:table-cell>
              <table:table-cell office:value-type="float" office:value="0.005544">
                <text:p>0.005544</text:p>
              </table:table-cell>
              <table:table-cell office:value-type="float" office:value="0.010523">
                <text:p>0.010523</text:p>
              </table:table-cell>
              <table:table-cell office:value-type="float" office:value="0.008545">
                <text:p>0.008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9">
                <text:p>269</text:p>
              </table:table-cell>
              <table:table-cell office:value-type="float" office:value="0.020644">
                <text:p>0.020644</text:p>
              </table:table-cell>
              <table:table-cell office:value-type="float" office:value="0.007746">
                <text:p>0.007746</text:p>
              </table:table-cell>
              <table:table-cell office:value-type="float" office:value="0.01957">
                <text:p>0.01957</text:p>
              </table:table-cell>
              <table:table-cell office:value-type="float" office:value="0.007412">
                <text:p>0.007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  <table:table-cell office:value-type="float" office:value="0.025875">
                <text:p>0.025875</text:p>
              </table:table-cell>
              <table:table-cell office:value-type="float" office:value="0.00472">
                <text:p>0.00472</text:p>
              </table:table-cell>
              <table:table-cell office:value-type="float" office:value="0.018741">
                <text:p>0.018741</text:p>
              </table:table-cell>
              <table:table-cell office:value-type="float" office:value="0.008954">
                <text:p>0.0089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1">
                <text:p>401</text:p>
              </table:table-cell>
              <table:table-cell office:value-type="float" office:value="0.032234">
                <text:p>0.032234</text:p>
              </table:table-cell>
              <table:table-cell office:value-type="float" office:value="0.013196">
                <text:p>0.013196</text:p>
              </table:table-cell>
              <table:table-cell office:value-type="float" office:value="0.033822">
                <text:p>0.033822</text:p>
              </table:table-cell>
              <table:table-cell office:value-type="float" office:value="0.011749">
                <text:p>0.011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7">
                <text:p>467</text:p>
              </table:table-cell>
              <table:table-cell office:value-type="float" office:value="0.037645">
                <text:p>0.037645</text:p>
              </table:table-cell>
              <table:table-cell office:value-type="float" office:value="0.013271">
                <text:p>0.013271</text:p>
              </table:table-cell>
              <table:table-cell office:value-type="float" office:value="0.029626">
                <text:p>0.029626</text:p>
              </table:table-cell>
              <table:table-cell office:value-type="float" office:value="0.013891">
                <text:p>0.0138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3">
                <text:p>533</text:p>
              </table:table-cell>
              <table:table-cell office:value-type="float" office:value="0.041403">
                <text:p>0.041403</text:p>
              </table:table-cell>
              <table:table-cell office:value-type="float" office:value="0.015218">
                <text:p>0.015218</text:p>
              </table:table-cell>
              <table:table-cell office:value-type="float" office:value="0.042174">
                <text:p>0.042174</text:p>
              </table:table-cell>
              <table:table-cell office:value-type="float" office:value="0.016381">
                <text:p>0.0163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9">
                <text:p>599</text:p>
              </table:table-cell>
              <table:table-cell office:value-type="float" office:value="0.043523">
                <text:p>0.043523</text:p>
              </table:table-cell>
              <table:table-cell office:value-type="float" office:value="0.017331">
                <text:p>0.017331</text:p>
              </table:table-cell>
              <table:table-cell office:value-type="float" office:value="0.052184">
                <text:p>0.052184</text:p>
              </table:table-cell>
              <table:table-cell office:value-type="float" office:value="0.016496">
                <text:p>0.0164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5">
                <text:p>665</text:p>
              </table:table-cell>
              <table:table-cell office:value-type="float" office:value="0.054694">
                <text:p>0.054694</text:p>
              </table:table-cell>
              <table:table-cell office:value-type="float" office:value="0.020515">
                <text:p>0.020515</text:p>
              </table:table-cell>
              <table:table-cell office:value-type="float" office:value="0.050671">
                <text:p>0.050671</text:p>
              </table:table-cell>
              <table:table-cell office:value-type="float" office:value="0.018219">
                <text:p>0.018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1">
                <text:p>731</text:p>
              </table:table-cell>
              <table:table-cell office:value-type="float" office:value="0.050295">
                <text:p>0.050295</text:p>
              </table:table-cell>
              <table:table-cell office:value-type="float" office:value="0.020588">
                <text:p>0.020588</text:p>
              </table:table-cell>
              <table:table-cell office:value-type="float" office:value="0.05969">
                <text:p>0.05969</text:p>
              </table:table-cell>
              <table:table-cell office:value-type="float" office:value="0.020543">
                <text:p>0.0205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7">
                <text:p>797</text:p>
              </table:table-cell>
              <table:table-cell office:value-type="float" office:value="0.060801">
                <text:p>0.060801</text:p>
              </table:table-cell>
              <table:table-cell office:value-type="float" office:value="0.021889">
                <text:p>0.021889</text:p>
              </table:table-cell>
              <table:table-cell office:value-type="float" office:value="0.048233">
                <text:p>0.048233</text:p>
              </table:table-cell>
              <table:table-cell office:value-type="float" office:value="0.022604">
                <text:p>0.0226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">
                <text:p>863</text:p>
              </table:table-cell>
              <table:table-cell office:value-type="float" office:value="0.065657">
                <text:p>0.065657</text:p>
              </table:table-cell>
              <table:table-cell office:value-type="float" office:value="0.025881">
                <text:p>0.025881</text:p>
              </table:table-cell>
              <table:table-cell office:value-type="float" office:value="0.074972">
                <text:p>0.074972</text:p>
              </table:table-cell>
              <table:table-cell office:value-type="float" office:value="0.022692">
                <text:p>0.0226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9">
                <text:p>929</text:p>
              </table:table-cell>
              <table:table-cell office:value-type="float" office:value="0.061401">
                <text:p>0.061401</text:p>
              </table:table-cell>
              <table:table-cell office:value-type="float" office:value="0.027918">
                <text:p>0.027918</text:p>
              </table:table-cell>
              <table:table-cell office:value-type="float" office:value="0.07761">
                <text:p>0.07761</text:p>
              </table:table-cell>
              <table:table-cell office:value-type="float" office:value="0.023584">
                <text:p>0.0235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5">
                <text:p>995</text:p>
              </table:table-cell>
              <table:table-cell office:value-type="float" office:value="0.073803">
                <text:p>0.073803</text:p>
              </table:table-cell>
              <table:table-cell office:value-type="float" office:value="0.0292">
                <text:p>0.0292</text:p>
              </table:table-cell>
              <table:table-cell office:value-type="float" office:value="0.080013">
                <text:p>0.080013</text:p>
              </table:table-cell>
              <table:table-cell office:value-type="float" office:value="0.026523">
                <text:p>0.0265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0.075061">
                <text:p>0.075061</text:p>
              </table:table-cell>
              <table:table-cell office:value-type="float" office:value="0.02976">
                <text:p>0.02976</text:p>
              </table:table-cell>
              <table:table-cell office:value-type="float" office:value="0.043231">
                <text:p>0.043231</text:p>
              </table:table-cell>
              <table:table-cell office:value-type="float" office:value="0.017531">
                <text:p>0.0175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0">
                <text:p>1360</text:p>
              </table:table-cell>
              <table:table-cell office:value-type="float" office:value="0.103244">
                <text:p>0.103244</text:p>
              </table:table-cell>
              <table:table-cell office:value-type="float" office:value="0.035544">
                <text:p>0.035544</text:p>
              </table:table-cell>
              <table:table-cell office:value-type="float" office:value="0.059689">
                <text:p>0.059689</text:p>
              </table:table-cell>
              <table:table-cell office:value-type="float" office:value="0.023378">
                <text:p>0.023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20">
                <text:p>1720</text:p>
              </table:table-cell>
              <table:table-cell office:value-type="float" office:value="0.129738">
                <text:p>0.129738</text:p>
              </table:table-cell>
              <table:table-cell office:value-type="float" office:value="0.047866">
                <text:p>0.047866</text:p>
              </table:table-cell>
              <table:table-cell office:value-type="float" office:value="0.0765">
                <text:p>0.0765</text:p>
              </table:table-cell>
              <table:table-cell office:value-type="float" office:value="0.029172">
                <text:p>0.0291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80">
                <text:p>2080</text:p>
              </table:table-cell>
              <table:table-cell office:value-type="float" office:value="0.16001">
                <text:p>0.16001</text:p>
              </table:table-cell>
              <table:table-cell office:value-type="float" office:value="0.062025">
                <text:p>0.062025</text:p>
              </table:table-cell>
              <table:table-cell office:value-type="float" office:value="0.087527">
                <text:p>0.087527</text:p>
              </table:table-cell>
              <table:table-cell office:value-type="float" office:value="0.030618">
                <text:p>0.0306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40">
                <text:p>2440</text:p>
              </table:table-cell>
              <table:table-cell office:value-type="float" office:value="0.173171">
                <text:p>0.173171</text:p>
              </table:table-cell>
              <table:table-cell office:value-type="float" office:value="0.072592">
                <text:p>0.072592</text:p>
              </table:table-cell>
              <table:table-cell office:value-type="float" office:value="0.103305">
                <text:p>0.103305</text:p>
              </table:table-cell>
              <table:table-cell office:value-type="float" office:value="0.037247">
                <text:p>0.0372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00">
                <text:p>2800</text:p>
              </table:table-cell>
              <table:table-cell office:value-type="float" office:value="0.212095">
                <text:p>0.212095</text:p>
              </table:table-cell>
              <table:table-cell office:value-type="float" office:value="0.076336">
                <text:p>0.076336</text:p>
              </table:table-cell>
              <table:table-cell office:value-type="float" office:value="0.121903">
                <text:p>0.121903</text:p>
              </table:table-cell>
              <table:table-cell office:value-type="float" office:value="0.046885">
                <text:p>0.0468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60">
                <text:p>3160</text:p>
              </table:table-cell>
              <table:table-cell office:value-type="float" office:value="0.24447">
                <text:p>0.24447</text:p>
              </table:table-cell>
              <table:table-cell office:value-type="float" office:value="0.088855">
                <text:p>0.088855</text:p>
              </table:table-cell>
              <table:table-cell office:value-type="float" office:value="0.139267">
                <text:p>0.139267</text:p>
              </table:table-cell>
              <table:table-cell office:value-type="float" office:value="0.053036">
                <text:p>0.0530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20">
                <text:p>3520</text:p>
              </table:table-cell>
              <table:table-cell office:value-type="float" office:value="0.279347">
                <text:p>0.279347</text:p>
              </table:table-cell>
              <table:table-cell office:value-type="float" office:value="0.096731">
                <text:p>0.096731</text:p>
              </table:table-cell>
              <table:table-cell office:value-type="float" office:value="0.140539">
                <text:p>0.140539</text:p>
              </table:table-cell>
              <table:table-cell office:value-type="float" office:value="0.05954">
                <text:p>0.059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80">
                <text:p>3880</text:p>
              </table:table-cell>
              <table:table-cell office:value-type="float" office:value="0.286075">
                <text:p>0.286075</text:p>
              </table:table-cell>
              <table:table-cell office:value-type="float" office:value="0.113295">
                <text:p>0.113295</text:p>
              </table:table-cell>
              <table:table-cell office:value-type="float" office:value="0.163808">
                <text:p>0.163808</text:p>
              </table:table-cell>
              <table:table-cell office:value-type="float" office:value="0.065854">
                <text:p>0.0658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40">
                <text:p>4240</text:p>
              </table:table-cell>
              <table:table-cell office:value-type="float" office:value="0.331581">
                <text:p>0.331581</text:p>
              </table:table-cell>
              <table:table-cell office:value-type="float" office:value="0.125644">
                <text:p>0.125644</text:p>
              </table:table-cell>
              <table:table-cell office:value-type="float" office:value="0.172996">
                <text:p>0.172996</text:p>
              </table:table-cell>
              <table:table-cell office:value-type="float" office:value="0.072746">
                <text:p>0.0727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00">
                <text:p>4600</text:p>
              </table:table-cell>
              <table:table-cell office:value-type="float" office:value="0.357008">
                <text:p>0.357008</text:p>
              </table:table-cell>
              <table:table-cell office:value-type="float" office:value="0.133283">
                <text:p>0.133283</text:p>
              </table:table-cell>
              <table:table-cell office:value-type="float" office:value="0.193347">
                <text:p>0.193347</text:p>
              </table:table-cell>
              <table:table-cell office:value-type="float" office:value="0.08448">
                <text:p>0.084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60">
                <text:p>4960</text:p>
              </table:table-cell>
              <table:table-cell office:value-type="float" office:value="0.377883">
                <text:p>0.377883</text:p>
              </table:table-cell>
              <table:table-cell office:value-type="float" office:value="0.14438">
                <text:p>0.14438</text:p>
              </table:table-cell>
              <table:table-cell office:value-type="float" office:value="0.217881">
                <text:p>0.217881</text:p>
              </table:table-cell>
              <table:table-cell office:value-type="float" office:value="0.087065">
                <text:p>0.0870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20">
                <text:p>5320</text:p>
              </table:table-cell>
              <table:table-cell office:value-type="float" office:value="0.411883">
                <text:p>0.411883</text:p>
              </table:table-cell>
              <table:table-cell office:value-type="float" office:value="0.143934">
                <text:p>0.143934</text:p>
              </table:table-cell>
              <table:table-cell office:value-type="float" office:value="0.22736">
                <text:p>0.22736</text:p>
              </table:table-cell>
              <table:table-cell office:value-type="float" office:value="0.085356">
                <text:p>0.0853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80">
                <text:p>5680</text:p>
              </table:table-cell>
              <table:table-cell office:value-type="float" office:value="0.42691">
                <text:p>0.42691</text:p>
              </table:table-cell>
              <table:table-cell office:value-type="float" office:value="0.157085">
                <text:p>0.157085</text:p>
              </table:table-cell>
              <table:table-cell office:value-type="float" office:value="0.245102">
                <text:p>0.245102</text:p>
              </table:table-cell>
              <table:table-cell office:value-type="float" office:value="0.079868">
                <text:p>0.0798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40">
                <text:p>6040</text:p>
              </table:table-cell>
              <table:table-cell office:value-type="float" office:value="0.368796">
                <text:p>0.368796</text:p>
              </table:table-cell>
              <table:table-cell office:value-type="float" office:value="0.175196">
                <text:p>0.175196</text:p>
              </table:table-cell>
              <table:table-cell office:value-type="float" office:value="0.255833">
                <text:p>0.255833</text:p>
              </table:table-cell>
              <table:table-cell office:value-type="float" office:value="0.102597">
                <text:p>0.1025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0">
                <text:p>6400</text:p>
              </table:table-cell>
              <table:table-cell office:value-type="float" office:value="0.498155">
                <text:p>0.498155</text:p>
              </table:table-cell>
              <table:table-cell office:value-type="float" office:value="0.182171">
                <text:p>0.182171</text:p>
              </table:table-cell>
              <table:table-cell office:value-type="float" office:value="0.278331">
                <text:p>0.278331</text:p>
              </table:table-cell>
              <table:table-cell office:value-type="float" office:value="0.105136">
                <text:p>0.1051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60">
                <text:p>6760</text:p>
              </table:table-cell>
              <table:table-cell office:value-type="float" office:value="0.494419">
                <text:p>0.494419</text:p>
              </table:table-cell>
              <table:table-cell office:value-type="float" office:value="0.201149">
                <text:p>0.201149</text:p>
              </table:table-cell>
              <table:table-cell office:value-type="float" office:value="0.29606">
                <text:p>0.29606</text:p>
              </table:table-cell>
              <table:table-cell office:value-type="float" office:value="0.109803">
                <text:p>0.1098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120">
                <text:p>7120</text:p>
              </table:table-cell>
              <table:table-cell office:value-type="float" office:value="0.543249">
                <text:p>0.543249</text:p>
              </table:table-cell>
              <table:table-cell office:value-type="float" office:value="0.20408">
                <text:p>0.20408</text:p>
              </table:table-cell>
              <table:table-cell office:value-type="float" office:value="0.299079">
                <text:p>0.299079</text:p>
              </table:table-cell>
              <table:table-cell office:value-type="float" office:value="0.117002">
                <text:p>0.117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480">
                <text:p>7480</text:p>
              </table:table-cell>
              <table:table-cell office:value-type="float" office:value="0.556264">
                <text:p>0.556264</text:p>
              </table:table-cell>
              <table:table-cell office:value-type="float" office:value="0.201816">
                <text:p>0.201816</text:p>
              </table:table-cell>
              <table:table-cell office:value-type="float" office:value="0.325307">
                <text:p>0.325307</text:p>
              </table:table-cell>
              <table:table-cell office:value-type="float" office:value="0.126577">
                <text:p>0.1265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40">
                <text:p>7840</text:p>
              </table:table-cell>
              <table:table-cell office:value-type="float" office:value="0.605038">
                <text:p>0.605038</text:p>
              </table:table-cell>
              <table:table-cell office:value-type="float" office:value="0.226281">
                <text:p>0.226281</text:p>
              </table:table-cell>
              <table:table-cell office:value-type="float" office:value="0.30267">
                <text:p>0.30267</text:p>
              </table:table-cell>
              <table:table-cell office:value-type="float" office:value="0.143743">
                <text:p>0.1437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200">
                <text:p>8200</text:p>
              </table:table-cell>
              <table:table-cell office:value-type="float" office:value="0.622827">
                <text:p>0.622827</text:p>
              </table:table-cell>
              <table:table-cell office:value-type="float" office:value="0.23164">
                <text:p>0.23164</text:p>
              </table:table-cell>
              <table:table-cell office:value-type="float" office:value="0.34467">
                <text:p>0.34467</text:p>
              </table:table-cell>
              <table:table-cell office:value-type="float" office:value="0.122693">
                <text:p>0.1226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60">
                <text:p>8560</text:p>
              </table:table-cell>
              <table:table-cell office:value-type="float" office:value="0.657467">
                <text:p>0.657467</text:p>
              </table:table-cell>
              <table:table-cell office:value-type="float" office:value="0.240187">
                <text:p>0.240187</text:p>
              </table:table-cell>
              <table:table-cell office:value-type="float" office:value="0.348694">
                <text:p>0.348694</text:p>
              </table:table-cell>
              <table:table-cell office:value-type="float" office:value="0.145586">
                <text:p>0.1455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20">
                <text:p>8920</text:p>
              </table:table-cell>
              <table:table-cell office:value-type="float" office:value="0.680869">
                <text:p>0.680869</text:p>
              </table:table-cell>
              <table:table-cell office:value-type="float" office:value="0.2568">
                <text:p>0.2568</text:p>
              </table:table-cell>
              <table:table-cell office:value-type="float" office:value="0.379819">
                <text:p>0.379819</text:p>
              </table:table-cell>
              <table:table-cell office:value-type="float" office:value="0.151272">
                <text:p>0.1512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80">
                <text:p>9280</text:p>
              </table:table-cell>
              <table:table-cell office:value-type="float" office:value="0.700164">
                <text:p>0.700164</text:p>
              </table:table-cell>
              <table:table-cell office:value-type="float" office:value="0.177149">
                <text:p>0.177149</text:p>
              </table:table-cell>
              <table:table-cell office:value-type="float" office:value="0.392895">
                <text:p>0.392895</text:p>
              </table:table-cell>
              <table:table-cell office:value-type="float" office:value="0.150442">
                <text:p>0.1504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640">
                <text:p>9640</text:p>
              </table:table-cell>
              <table:table-cell office:value-type="float" office:value="0.749297">
                <text:p>0.749297</text:p>
              </table:table-cell>
              <table:table-cell office:value-type="float" office:value="0.170218">
                <text:p>0.170218</text:p>
              </table:table-cell>
              <table:table-cell office:value-type="float" office:value="0.407374">
                <text:p>0.407374</text:p>
              </table:table-cell>
              <table:table-cell office:value-type="float" office:value="0.163499">
                <text:p>0.1634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0">
                <text:p>10000</text:p>
              </table:table-cell>
              <table:table-cell office:value-type="float" office:value="0.758991">
                <text:p>0.758991</text:p>
              </table:table-cell>
              <table:table-cell office:value-type="float" office:value="0.177155">
                <text:p>0.177155</text:p>
              </table:table-cell>
              <table:table-cell office:value-type="float" office:value="0.410532">
                <text:p>0.410532</text:p>
              </table:table-cell>
              <table:table-cell office:value-type="float" office:value="0.169912">
                <text:p>0.1699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000">
                <text:p>19000</text:p>
              </table:table-cell>
              <table:table-cell office:value-type="float" office:value="0.965383">
                <text:p>0.965383</text:p>
              </table:table-cell>
              <table:table-cell office:value-type="float" office:value="0.328144">
                <text:p>0.328144</text:p>
              </table:table-cell>
              <table:table-cell office:value-type="float" office:value="0.814756">
                <text:p>0.814756</text:p>
              </table:table-cell>
              <table:table-cell office:value-type="float" office:value="0.317072">
                <text:p>0.3170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000">
                <text:p>28000</text:p>
              </table:table-cell>
              <table:table-cell office:value-type="float" office:value="1.444088">
                <text:p>1.444088</text:p>
              </table:table-cell>
              <table:table-cell office:value-type="float" office:value="0.480571">
                <text:p>0.480571</text:p>
              </table:table-cell>
              <table:table-cell office:value-type="float" office:value="1.190745">
                <text:p>1.190745</text:p>
              </table:table-cell>
              <table:table-cell office:value-type="float" office:value="0.468904">
                <text:p>0.4689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000">
                <text:p>37000</text:p>
              </table:table-cell>
              <table:table-cell office:value-type="float" office:value="1.9782">
                <text:p>1.9782</text:p>
              </table:table-cell>
              <table:table-cell office:value-type="float" office:value="0.640243">
                <text:p>0.640243</text:p>
              </table:table-cell>
              <table:table-cell office:value-type="float" office:value="1.593165">
                <text:p>1.593165</text:p>
              </table:table-cell>
              <table:table-cell office:value-type="float" office:value="0.601226">
                <text:p>0.6012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2.408297">
                <text:p>2.408297</text:p>
              </table:table-cell>
              <table:table-cell office:value-type="float" office:value="0.806802">
                <text:p>0.806802</text:p>
              </table:table-cell>
              <table:table-cell office:value-type="float" office:value="1.979609">
                <text:p>1.979609</text:p>
              </table:table-cell>
              <table:table-cell office:value-type="float" office:value="0.748513">
                <text:p>0.7485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000">
                <text:p>55000</text:p>
              </table:table-cell>
              <table:table-cell office:value-type="float" office:value="3.23106">
                <text:p>3.23106</text:p>
              </table:table-cell>
              <table:table-cell office:value-type="float" office:value="0.954455">
                <text:p>0.954455</text:p>
              </table:table-cell>
              <table:table-cell office:value-type="float" office:value="2.358084">
                <text:p>2.358084</text:p>
              </table:table-cell>
              <table:table-cell office:value-type="float" office:value="0.891576">
                <text:p>0.8915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000">
                <text:p>64000</text:p>
              </table:table-cell>
              <table:table-cell office:value-type="float" office:value="3.631309">
                <text:p>3.631309</text:p>
              </table:table-cell>
              <table:table-cell office:value-type="float" office:value="1.098915">
                <text:p>1.098915</text:p>
              </table:table-cell>
              <table:table-cell office:value-type="float" office:value="2.720107">
                <text:p>2.720107</text:p>
              </table:table-cell>
              <table:table-cell office:value-type="float" office:value="1.067475">
                <text:p>1.0674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000">
                <text:p>73000</text:p>
              </table:table-cell>
              <table:table-cell office:value-type="float" office:value="4.05854">
                <text:p>4.05854</text:p>
              </table:table-cell>
              <table:table-cell office:value-type="float" office:value="1.282601">
                <text:p>1.282601</text:p>
              </table:table-cell>
              <table:table-cell office:value-type="float" office:value="3.078887">
                <text:p>3.078887</text:p>
              </table:table-cell>
              <table:table-cell office:value-type="float" office:value="1.230769">
                <text:p>1.2307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2000">
                <text:p>82000</text:p>
              </table:table-cell>
              <table:table-cell office:value-type="float" office:value="4.151164">
                <text:p>4.151164</text:p>
              </table:table-cell>
              <table:table-cell office:value-type="float" office:value="1.419736">
                <text:p>1.419736</text:p>
              </table:table-cell>
              <table:table-cell office:value-type="float" office:value="3.487061">
                <text:p>3.487061</text:p>
              </table:table-cell>
              <table:table-cell office:value-type="float" office:value="1.355421">
                <text:p>1.3554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1000">
                <text:p>91000</text:p>
              </table:table-cell>
              <table:table-cell office:value-type="float" office:value="4.403567">
                <text:p>4.403567</text:p>
              </table:table-cell>
              <table:table-cell office:value-type="float" office:value="1.58727">
                <text:p>1.58727</text:p>
              </table:table-cell>
              <table:table-cell office:value-type="float" office:value="3.896064">
                <text:p>3.896064</text:p>
              </table:table-cell>
              <table:table-cell office:value-type="float" office:value="1.509744">
                <text:p>1.5097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0">
                <text:p>100000</text:p>
              </table:table-cell>
              <table:table-cell office:value-type="float" office:value="4.86916">
                <text:p>4.86916</text:p>
              </table:table-cell>
              <table:table-cell office:value-type="float" office:value="1.713">
                <text:p>1.713</text:p>
              </table:table-cell>
              <table:table-cell office:value-type="float" office:value="4.287308">
                <text:p>4.287308</text:p>
              </table:table-cell>
              <table:table-cell office:value-type="float" office:value="1.663022">
                <text:p>1.6630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6666">
                <text:p>166666</text:p>
              </table:table-cell>
              <table:table-cell office:value-type="float" office:value="9.172564">
                <text:p>9.172564</text:p>
              </table:table-cell>
              <table:table-cell office:value-type="float" office:value="4.128163">
                <text:p>4.128163</text:p>
              </table:table-cell>
              <table:table-cell office:value-type="float" office:value="7.028865">
                <text:p>7.028865</text:p>
              </table:table-cell>
              <table:table-cell office:value-type="float" office:value="3.391493">
                <text:p>3.3914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3332">
                <text:p>233332</text:p>
              </table:table-cell>
              <table:table-cell office:value-type="float" office:value="11.49279">
                <text:p>11.49279</text:p>
              </table:table-cell>
              <table:table-cell office:value-type="float" office:value="5.441467">
                <text:p>5.441467</text:p>
              </table:table-cell>
              <table:table-cell office:value-type="float" office:value="10.36188">
                <text:p>10.36188</text:p>
              </table:table-cell>
              <table:table-cell office:value-type="float" office:value="4.739075">
                <text:p>4.7390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9998">
                <text:p>299998</text:p>
              </table:table-cell>
              <table:table-cell office:value-type="float" office:value="15.205066">
                <text:p>15.205066</text:p>
              </table:table-cell>
              <table:table-cell office:value-type="float" office:value="5.166218">
                <text:p>5.166218</text:p>
              </table:table-cell>
              <table:table-cell office:value-type="float" office:value="12.913604">
                <text:p>12.913604</text:p>
              </table:table-cell>
              <table:table-cell office:value-type="float" office:value="4.927052">
                <text:p>4.9270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6664">
                <text:p>366664</text:p>
              </table:table-cell>
              <table:table-cell office:value-type="float" office:value="21.42142">
                <text:p>21.42142</text:p>
              </table:table-cell>
              <table:table-cell office:value-type="float" office:value="6.50958">
                <text:p>6.50958</text:p>
              </table:table-cell>
              <table:table-cell office:value-type="float" office:value="15.800826">
                <text:p>15.800826</text:p>
              </table:table-cell>
              <table:table-cell office:value-type="float" office:value="6.112914">
                <text:p>6.1129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3330">
                <text:p>433330</text:p>
              </table:table-cell>
              <table:table-cell office:value-type="float" office:value="24.458604">
                <text:p>24.458604</text:p>
              </table:table-cell>
              <table:table-cell office:value-type="float" office:value="7.826932">
                <text:p>7.826932</text:p>
              </table:table-cell>
              <table:table-cell office:value-type="float" office:value="23.941491">
                <text:p>23.941491</text:p>
              </table:table-cell>
              <table:table-cell office:value-type="float" office:value="7.362527">
                <text:p>7.3625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9996">
                <text:p>499996</text:p>
              </table:table-cell>
              <table:table-cell office:value-type="float" office:value="37.280823">
                <text:p>37.280823</text:p>
              </table:table-cell>
              <table:table-cell office:value-type="float" office:value="8.71772">
                <text:p>8.71772</text:p>
              </table:table-cell>
              <table:table-cell office:value-type="float" office:value="29.43133">
                <text:p>29.43133</text:p>
              </table:table-cell>
              <table:table-cell office:value-type="float" office:value="8.616239">
                <text:p>8.6162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000">
                <text:p>600000</text:p>
              </table:table-cell>
              <table:table-cell office:value-type="float" office:value="31.463191">
                <text:p>31.463191</text:p>
              </table:table-cell>
              <table:table-cell office:value-type="float" office:value="17.146032">
                <text:p>17.146032</text:p>
              </table:table-cell>
              <table:table-cell office:value-type="float" office:value="48.541049">
                <text:p>48.541049</text:p>
              </table:table-cell>
              <table:table-cell office:value-type="float" office:value="16.210673">
                <text:p>16.2106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0000">
                <text:p>700000</text:p>
              </table:table-cell>
              <table:table-cell office:value-type="float" office:value="44.887016">
                <text:p>44.887016</text:p>
              </table:table-cell>
              <table:table-cell office:value-type="float" office:value="19.817253">
                <text:p>19.817253</text:p>
              </table:table-cell>
              <table:table-cell office:value-type="float" office:value="57.069058">
                <text:p>57.069058</text:p>
              </table:table-cell>
              <table:table-cell office:value-type="float" office:value="19.18768">
                <text:p>19.187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0000">
                <text:p>800000</text:p>
              </table:table-cell>
              <table:table-cell office:value-type="float" office:value="53.385523">
                <text:p>53.385523</text:p>
              </table:table-cell>
              <table:table-cell office:value-type="float" office:value="22.77707">
                <text:p>22.77707</text:p>
              </table:table-cell>
              <table:table-cell office:value-type="float" office:value="50.464019">
                <text:p>50.464019</text:p>
              </table:table-cell>
              <table:table-cell office:value-type="float" office:value="21.870881">
                <text:p>21.8708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0000">
                <text:p>900000</text:p>
              </table:table-cell>
              <table:table-cell office:value-type="float" office:value="67.892893">
                <text:p>67.892893</text:p>
              </table:table-cell>
              <table:table-cell office:value-type="float" office:value="24.787646">
                <text:p>24.787646</text:p>
              </table:table-cell>
              <table:table-cell office:value-type="float" office:value="67.385694">
                <text:p>67.385694</text:p>
              </table:table-cell>
              <table:table-cell office:value-type="float" office:value="24.393101">
                <text:p>24.3931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0000">
                <text:p>1000000</text:p>
              </table:table-cell>
              <table:table-cell office:value-type="float" office:value="68.929689">
                <text:p>68.929689</text:p>
              </table:table-cell>
              <table:table-cell office:value-type="float" office:value="28.455088">
                <text:p>28.455088</text:p>
              </table:table-cell>
              <table:table-cell office:value-type="float" office:value="71.970332">
                <text:p>71.970332</text:p>
              </table:table-cell>
              <table:table-cell office:value-type="float" office:value="26.824843">
                <text:p>26.8248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86cm" svg:height="13.522cm" xlink:href=".." xlink:type="simple" chart:class="chart:scatter" chart:style-name="ch1">
        <chart:title svg:x="4.663cm" svg:y="0.406cm" chart:style-name="ch2">
          <text:p>Czas rzeczywisty dla procesu macierzystego oraz procesow potomnych</text:p>
        </chart:title>
        <chart:legend chart:legend-position="end" svg:x="21.458cm" svg:y="5.715cm" style:legend-expansion="high" chart:style-name="ch3"/>
        <chart:plot-area chart:style-name="ch4" table:cell-range-address="Arkusz1.A3:Arkusz1.A100 Arkusz1.A1:Arkusz1.A1 Arkusz1.M3:Arkusz1.M100 Arkusz1.N1:Arkusz1.N1 Arkusz1.AA3:Arkusz1.AA100 Arkusz1.AB1:Arkusz1.AB1 Arkusz1.AO3:Arkusz1.AO100 Arkusz1.AP1:Arkusz1.AP1 Arkusz1.BC3:Arkusz1.BC100" chart:data-source-has-labels="row" svg:x="1.668cm" svg:y="1.5cm" svg:width="19.665cm" svg:height="10.789cm">
          <chartooo:coordinate-region svg:x="2.475cm" svg:y="1.699cm" svg:width="18.208cm" svg:height="9.943cm"/>
          <chart:axis chart:dimension="x" chart:name="primary-x" chart:style-name="ch5">
            <chart:title svg:x="10.53cm" svg:y="12.559cm" chart:style-name="ch6">
              <text:p>Ilosc watkow</text:p>
            </chart:title>
          </chart:axis>
          <chart:axis chart:dimension="y" chart:name="primary-y" chart:style-name="ch5">
            <chart:title svg:x="0.631cm" svg:y="7.322cm" chart:style-name="ch7">
              <text:p>Czas</text:p>
            </chart:title>
            <chart:grid chart:style-name="ch8" chart:class="major"/>
          </chart:axis>
          <chart:series chart:style-name="ch9" chart:values-cell-range-address="Arkusz1.M3:Arkusz1.M100" chart:label-cell-address="Arkusz1.A1:Arkusz1.A1" chart:class="chart:scatter">
            <chart:domain table:cell-range-address="Arkusz1.A3:Arkusz1.A100"/>
            <chart:data-point chart:repeated="98"/>
          </chart:series>
          <chart:series chart:style-name="ch10" chart:values-cell-range-address="Arkusz1.AA3:Arkusz1.AA100" chart:label-cell-address="Arkusz1.N1:Arkusz1.N1" chart:class="chart:scatter">
            <chart:data-point chart:repeated="98"/>
          </chart:series>
          <chart:series chart:style-name="ch11" chart:values-cell-range-address="Arkusz1.AO3:Arkusz1.AO100" chart:label-cell-address="Arkusz1.AB1:Arkusz1.AB1" chart:class="chart:scatter">
            <chart:data-point chart:repeated="98"/>
          </chart:series>
          <chart:series chart:style-name="ch12" chart:values-cell-range-address="Arkusz1.BC3:Arkusz1.BC100" chart:label-cell-address="Arkusz1.AP1:Arkusz1.AP1" chart:class="chart:scatter">
            <chart:data-point chart:repeated="9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Fork</text:p>
                <draw:g>
                  <svg:desc>Arkusz1.A1:Arkusz1.A1</svg:desc>
                </draw:g>
              </table:table-cell>
              <table:table-cell office:value-type="string">
                <text:p>Vfork</text:p>
                <draw:g>
                  <svg:desc>Arkusz1.N1:Arkusz1.N1</svg:desc>
                </draw:g>
              </table:table-cell>
              <table:table-cell office:value-type="string">
                <text:p>Clone</text:p>
                <draw:g>
                  <svg:desc>Arkusz1.AB1:Arkusz1.AB1</svg:desc>
                </draw:g>
              </table:table-cell>
              <table:table-cell office:value-type="string">
                <text:p>Vclone</text:p>
                <draw:g>
                  <svg:desc>Arkusz1.AP1:Arkusz1.A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rkusz1.A3:Arkusz1.A100</svg:desc>
                </draw:g>
              </table:table-cell>
              <table:table-cell office:value-type="float" office:value="0.001837">
                <text:p>0.001837</text:p>
                <draw:g>
                  <svg:desc>Arkusz1.M3:Arkusz1.M100</svg:desc>
                </draw:g>
              </table:table-cell>
              <table:table-cell office:value-type="float" office:value="0.000288">
                <text:p>0.000288</text:p>
                <draw:g>
                  <svg:desc>Arkusz1.AA3:Arkusz1.AA100</svg:desc>
                </draw:g>
              </table:table-cell>
              <table:table-cell office:value-type="float" office:value="0.001017">
                <text:p>0.001017</text:p>
                <draw:g>
                  <svg:desc>Arkusz1.AO3:Arkusz1.AO100</svg:desc>
                </draw:g>
              </table:table-cell>
              <table:table-cell office:value-type="float" office:value="0.000276">
                <text:p>0.000276</text:p>
                <draw:g>
                  <svg:desc>Arkusz1.BC3:Arkusz1.B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">
                <text:p>71</text:p>
              </table:table-cell>
              <table:table-cell office:value-type="float" office:value="0.014035">
                <text:p>0.014035</text:p>
              </table:table-cell>
              <table:table-cell office:value-type="float" office:value="0.003886">
                <text:p>0.003886</text:p>
              </table:table-cell>
              <table:table-cell office:value-type="float" office:value="0.009941">
                <text:p>0.009941</text:p>
              </table:table-cell>
              <table:table-cell office:value-type="float" office:value="0.003711">
                <text:p>0.0037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">
                <text:p>137</text:p>
              </table:table-cell>
              <table:table-cell office:value-type="float" office:value="0.02248">
                <text:p>0.02248</text:p>
              </table:table-cell>
              <table:table-cell office:value-type="float" office:value="0.008841">
                <text:p>0.008841</text:p>
              </table:table-cell>
              <table:table-cell office:value-type="float" office:value="0.021945">
                <text:p>0.021945</text:p>
              </table:table-cell>
              <table:table-cell office:value-type="float" office:value="0.007976">
                <text:p>0.0079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3">
                <text:p>203</text:p>
              </table:table-cell>
              <table:table-cell office:value-type="float" office:value="0.031011">
                <text:p>0.031011</text:p>
              </table:table-cell>
              <table:table-cell office:value-type="float" office:value="0.011207">
                <text:p>0.011207</text:p>
              </table:table-cell>
              <table:table-cell office:value-type="float" office:value="0.030819">
                <text:p>0.030819</text:p>
              </table:table-cell>
              <table:table-cell office:value-type="float" office:value="0.016796">
                <text:p>0.0167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9">
                <text:p>269</text:p>
              </table:table-cell>
              <table:table-cell office:value-type="float" office:value="0.041108">
                <text:p>0.041108</text:p>
              </table:table-cell>
              <table:table-cell office:value-type="float" office:value="0.015402">
                <text:p>0.015402</text:p>
              </table:table-cell>
              <table:table-cell office:value-type="float" office:value="0.038462">
                <text:p>0.038462</text:p>
              </table:table-cell>
              <table:table-cell office:value-type="float" office:value="0.014465">
                <text:p>0.0144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  <table:table-cell office:value-type="float" office:value="0.051515">
                <text:p>0.051515</text:p>
              </table:table-cell>
              <table:table-cell office:value-type="float" office:value="0.018951">
                <text:p>0.018951</text:p>
              </table:table-cell>
              <table:table-cell office:value-type="float" office:value="0.037071">
                <text:p>0.037071</text:p>
              </table:table-cell>
              <table:table-cell office:value-type="float" office:value="0.017598">
                <text:p>0.0175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1">
                <text:p>401</text:p>
              </table:table-cell>
              <table:table-cell office:value-type="float" office:value="0.064146">
                <text:p>0.064146</text:p>
              </table:table-cell>
              <table:table-cell office:value-type="float" office:value="0.026271">
                <text:p>0.026271</text:p>
              </table:table-cell>
              <table:table-cell office:value-type="float" office:value="0.0664">
                <text:p>0.0664</text:p>
              </table:table-cell>
              <table:table-cell office:value-type="float" office:value="0.023581">
                <text:p>0.0235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7">
                <text:p>467</text:p>
              </table:table-cell>
              <table:table-cell office:value-type="float" office:value="0.074962">
                <text:p>0.074962</text:p>
              </table:table-cell>
              <table:table-cell office:value-type="float" office:value="0.026449">
                <text:p>0.026449</text:p>
              </table:table-cell>
              <table:table-cell office:value-type="float" office:value="0.077965">
                <text:p>0.077965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3">
                <text:p>533</text:p>
              </table:table-cell>
              <table:table-cell office:value-type="float" office:value="0.082404">
                <text:p>0.082404</text:p>
              </table:table-cell>
              <table:table-cell office:value-type="float" office:value="0.030399">
                <text:p>0.030399</text:p>
              </table:table-cell>
              <table:table-cell office:value-type="float" office:value="0.082331">
                <text:p>0.082331</text:p>
              </table:table-cell>
              <table:table-cell office:value-type="float" office:value="0.032393">
                <text:p>0.0323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9">
                <text:p>599</text:p>
              </table:table-cell>
              <table:table-cell office:value-type="float" office:value="0.08664">
                <text:p>0.08664</text:p>
              </table:table-cell>
              <table:table-cell office:value-type="float" office:value="0.034413">
                <text:p>0.034413</text:p>
              </table:table-cell>
              <table:table-cell office:value-type="float" office:value="0.102028">
                <text:p>0.102028</text:p>
              </table:table-cell>
              <table:table-cell office:value-type="float" office:value="0.032383">
                <text:p>0.0323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5">
                <text:p>665</text:p>
              </table:table-cell>
              <table:table-cell office:value-type="float" office:value="0.1089">
                <text:p>0.1089</text:p>
              </table:table-cell>
              <table:table-cell office:value-type="float" office:value="0.041172">
                <text:p>0.041172</text:p>
              </table:table-cell>
              <table:table-cell office:value-type="float" office:value="0.100313">
                <text:p>0.100313</text:p>
              </table:table-cell>
              <table:table-cell office:value-type="float" office:value="0.03588">
                <text:p>0.035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1">
                <text:p>731</text:p>
              </table:table-cell>
              <table:table-cell office:value-type="float" office:value="0.1102">
                <text:p>0.1102</text:p>
              </table:table-cell>
              <table:table-cell office:value-type="float" office:value="0.041031">
                <text:p>0.041031</text:p>
              </table:table-cell>
              <table:table-cell office:value-type="float" office:value="0.117949">
                <text:p>0.117949</text:p>
              </table:table-cell>
              <table:table-cell office:value-type="float" office:value="0.041137">
                <text:p>0.041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7">
                <text:p>797</text:p>
              </table:table-cell>
              <table:table-cell office:value-type="float" office:value="0.121312">
                <text:p>0.121312</text:p>
              </table:table-cell>
              <table:table-cell office:value-type="float" office:value="0.044228">
                <text:p>0.044228</text:p>
              </table:table-cell>
              <table:table-cell office:value-type="float" office:value="0.105341">
                <text:p>0.105341</text:p>
              </table:table-cell>
              <table:table-cell office:value-type="float" office:value="0.044534">
                <text:p>0.0445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">
                <text:p>863</text:p>
              </table:table-cell>
              <table:table-cell office:value-type="float" office:value="0.130492">
                <text:p>0.130492</text:p>
              </table:table-cell>
              <table:table-cell office:value-type="float" office:value="0.051177">
                <text:p>0.051177</text:p>
              </table:table-cell>
              <table:table-cell office:value-type="float" office:value="0.146703">
                <text:p>0.146703</text:p>
              </table:table-cell>
              <table:table-cell office:value-type="float" office:value="0.045009">
                <text:p>0.0450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9">
                <text:p>929</text:p>
              </table:table-cell>
              <table:table-cell office:value-type="float" office:value="0.143229">
                <text:p>0.143229</text:p>
              </table:table-cell>
              <table:table-cell office:value-type="float" office:value="0.054995">
                <text:p>0.054995</text:p>
              </table:table-cell>
              <table:table-cell office:value-type="float" office:value="0.150672">
                <text:p>0.150672</text:p>
              </table:table-cell>
              <table:table-cell office:value-type="float" office:value="0.056639">
                <text:p>0.0566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5">
                <text:p>995</text:p>
              </table:table-cell>
              <table:table-cell office:value-type="float" office:value="0.145715">
                <text:p>0.145715</text:p>
              </table:table-cell>
              <table:table-cell office:value-type="float" office:value="0.057576">
                <text:p>0.057576</text:p>
              </table:table-cell>
              <table:table-cell office:value-type="float" office:value="0.166655">
                <text:p>0.166655</text:p>
              </table:table-cell>
              <table:table-cell office:value-type="float" office:value="0.052213">
                <text:p>0.0522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0.149479">
                <text:p>0.149479</text:p>
              </table:table-cell>
              <table:table-cell office:value-type="float" office:value="0.058828">
                <text:p>0.058828</text:p>
              </table:table-cell>
              <table:table-cell office:value-type="float" office:value="0.08438">
                <text:p>0.08438</text:p>
              </table:table-cell>
              <table:table-cell office:value-type="float" office:value="0.034034">
                <text:p>0.0340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0">
                <text:p>1360</text:p>
              </table:table-cell>
              <table:table-cell office:value-type="float" office:value="0.213569">
                <text:p>0.213569</text:p>
              </table:table-cell>
              <table:table-cell office:value-type="float" office:value="0.079517">
                <text:p>0.079517</text:p>
              </table:table-cell>
              <table:table-cell office:value-type="float" office:value="0.115378">
                <text:p>0.115378</text:p>
              </table:table-cell>
              <table:table-cell office:value-type="float" office:value="0.046228">
                <text:p>0.046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20">
                <text:p>1720</text:p>
              </table:table-cell>
              <table:table-cell office:value-type="float" office:value="0.274121">
                <text:p>0.274121</text:p>
              </table:table-cell>
              <table:table-cell office:value-type="float" office:value="0.095394">
                <text:p>0.095394</text:p>
              </table:table-cell>
              <table:table-cell office:value-type="float" office:value="0.150489">
                <text:p>0.150489</text:p>
              </table:table-cell>
              <table:table-cell office:value-type="float" office:value="0.057468">
                <text:p>0.0574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80">
                <text:p>2080</text:p>
              </table:table-cell>
              <table:table-cell office:value-type="float" office:value="0.327164">
                <text:p>0.327164</text:p>
              </table:table-cell>
              <table:table-cell office:value-type="float" office:value="0.123752">
                <text:p>0.123752</text:p>
              </table:table-cell>
              <table:table-cell office:value-type="float" office:value="0.179601">
                <text:p>0.179601</text:p>
              </table:table-cell>
              <table:table-cell office:value-type="float" office:value="0.068702">
                <text:p>0.0687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40">
                <text:p>2440</text:p>
              </table:table-cell>
              <table:table-cell office:value-type="float" office:value="0.377384">
                <text:p>0.377384</text:p>
              </table:table-cell>
              <table:table-cell office:value-type="float" office:value="0.144188">
                <text:p>0.144188</text:p>
              </table:table-cell>
              <table:table-cell office:value-type="float" office:value="0.209251">
                <text:p>0.209251</text:p>
              </table:table-cell>
              <table:table-cell office:value-type="float" office:value="0.081692">
                <text:p>0.0816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00">
                <text:p>2800</text:p>
              </table:table-cell>
              <table:table-cell office:value-type="float" office:value="0.439757">
                <text:p>0.439757</text:p>
              </table:table-cell>
              <table:table-cell office:value-type="float" office:value="0.153118">
                <text:p>0.153118</text:p>
              </table:table-cell>
              <table:table-cell office:value-type="float" office:value="0.237586">
                <text:p>0.237586</text:p>
              </table:table-cell>
              <table:table-cell office:value-type="float" office:value="0.092731">
                <text:p>0.0927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60">
                <text:p>3160</text:p>
              </table:table-cell>
              <table:table-cell office:value-type="float" office:value="0.494745">
                <text:p>0.494745</text:p>
              </table:table-cell>
              <table:table-cell office:value-type="float" office:value="0.177783">
                <text:p>0.177783</text:p>
              </table:table-cell>
              <table:table-cell office:value-type="float" office:value="0.269852">
                <text:p>0.269852</text:p>
              </table:table-cell>
              <table:table-cell office:value-type="float" office:value="0.104475">
                <text:p>0.1044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20">
                <text:p>3520</text:p>
              </table:table-cell>
              <table:table-cell office:value-type="float" office:value="0.557871">
                <text:p>0.557871</text:p>
              </table:table-cell>
              <table:table-cell office:value-type="float" office:value="0.193437">
                <text:p>0.193437</text:p>
              </table:table-cell>
              <table:table-cell office:value-type="float" office:value="0.298824">
                <text:p>0.298824</text:p>
              </table:table-cell>
              <table:table-cell office:value-type="float" office:value="0.117129">
                <text:p>0.1171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80">
                <text:p>3880</text:p>
              </table:table-cell>
              <table:table-cell office:value-type="float" office:value="0.605438">
                <text:p>0.605438</text:p>
              </table:table-cell>
              <table:table-cell office:value-type="float" office:value="0.226047">
                <text:p>0.226047</text:p>
              </table:table-cell>
              <table:table-cell office:value-type="float" office:value="0.329126">
                <text:p>0.329126</text:p>
              </table:table-cell>
              <table:table-cell office:value-type="float" office:value="0.130252">
                <text:p>0.1302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40">
                <text:p>4240</text:p>
              </table:table-cell>
              <table:table-cell office:value-type="float" office:value="0.67748">
                <text:p>0.67748</text:p>
              </table:table-cell>
              <table:table-cell office:value-type="float" office:value="0.252528">
                <text:p>0.252528</text:p>
              </table:table-cell>
              <table:table-cell office:value-type="float" office:value="0.362475">
                <text:p>0.362475</text:p>
              </table:table-cell>
              <table:table-cell office:value-type="float" office:value="0.143268">
                <text:p>0.1432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00">
                <text:p>4600</text:p>
              </table:table-cell>
              <table:table-cell office:value-type="float" office:value="0.719197">
                <text:p>0.719197</text:p>
              </table:table-cell>
              <table:table-cell office:value-type="float" office:value="0.267595">
                <text:p>0.267595</text:p>
              </table:table-cell>
              <table:table-cell office:value-type="float" office:value="0.393927">
                <text:p>0.393927</text:p>
              </table:table-cell>
              <table:table-cell office:value-type="float" office:value="0.173619">
                <text:p>0.1736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60">
                <text:p>4960</text:p>
              </table:table-cell>
              <table:table-cell office:value-type="float" office:value="0.788432">
                <text:p>0.788432</text:p>
              </table:table-cell>
              <table:table-cell office:value-type="float" office:value="0.286853">
                <text:p>0.286853</text:p>
              </table:table-cell>
              <table:table-cell office:value-type="float" office:value="0.43526">
                <text:p>0.43526</text:p>
              </table:table-cell>
              <table:table-cell office:value-type="float" office:value="0.178474">
                <text:p>0.1784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20">
                <text:p>5320</text:p>
              </table:table-cell>
              <table:table-cell office:value-type="float" office:value="0.829161">
                <text:p>0.829161</text:p>
              </table:table-cell>
              <table:table-cell office:value-type="float" office:value="0.294326">
                <text:p>0.294326</text:p>
              </table:table-cell>
              <table:table-cell office:value-type="float" office:value="0.480134">
                <text:p>0.480134</text:p>
              </table:table-cell>
              <table:table-cell office:value-type="float" office:value="0.176938">
                <text:p>0.1769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80">
                <text:p>5680</text:p>
              </table:table-cell>
              <table:table-cell office:value-type="float" office:value="0.891895">
                <text:p>0.891895</text:p>
              </table:table-cell>
              <table:table-cell office:value-type="float" office:value="0.328322">
                <text:p>0.328322</text:p>
              </table:table-cell>
              <table:table-cell office:value-type="float" office:value="0.488345">
                <text:p>0.488345</text:p>
              </table:table-cell>
              <table:table-cell office:value-type="float" office:value="0.189746">
                <text:p>0.1897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40">
                <text:p>6040</text:p>
              </table:table-cell>
              <table:table-cell office:value-type="float" office:value="0.763339">
                <text:p>0.763339</text:p>
              </table:table-cell>
              <table:table-cell office:value-type="float" office:value="0.347349">
                <text:p>0.347349</text:p>
              </table:table-cell>
              <table:table-cell office:value-type="float" office:value="0.515566">
                <text:p>0.515566</text:p>
              </table:table-cell>
              <table:table-cell office:value-type="float" office:value="0.203524">
                <text:p>0.2035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0">
                <text:p>6400</text:p>
              </table:table-cell>
              <table:table-cell office:value-type="float" office:value="1.018919">
                <text:p>1.018919</text:p>
              </table:table-cell>
              <table:table-cell office:value-type="float" office:value="0.37963">
                <text:p>0.37963</text:p>
              </table:table-cell>
              <table:table-cell office:value-type="float" office:value="0.558032">
                <text:p>0.558032</text:p>
              </table:table-cell>
              <table:table-cell office:value-type="float" office:value="0.214838">
                <text:p>0.2148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60">
                <text:p>6760</text:p>
              </table:table-cell>
              <table:table-cell office:value-type="float" office:value="1.054515">
                <text:p>1.054515</text:p>
              </table:table-cell>
              <table:table-cell office:value-type="float" office:value="0.400236">
                <text:p>0.400236</text:p>
              </table:table-cell>
              <table:table-cell office:value-type="float" office:value="0.591119">
                <text:p>0.591119</text:p>
              </table:table-cell>
              <table:table-cell office:value-type="float" office:value="0.225051">
                <text:p>0.2250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120">
                <text:p>7120</text:p>
              </table:table-cell>
              <table:table-cell office:value-type="float" office:value="1.143027">
                <text:p>1.143027</text:p>
              </table:table-cell>
              <table:table-cell office:value-type="float" office:value="0.408266">
                <text:p>0.408266</text:p>
              </table:table-cell>
              <table:table-cell office:value-type="float" office:value="0.617516">
                <text:p>0.617516</text:p>
              </table:table-cell>
              <table:table-cell office:value-type="float" office:value="0.237276">
                <text:p>0.2372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480">
                <text:p>7480</text:p>
              </table:table-cell>
              <table:table-cell office:value-type="float" office:value="1.174268">
                <text:p>1.174268</text:p>
              </table:table-cell>
              <table:table-cell office:value-type="float" office:value="0.436517">
                <text:p>0.436517</text:p>
              </table:table-cell>
              <table:table-cell office:value-type="float" office:value="0.644106">
                <text:p>0.644106</text:p>
              </table:table-cell>
              <table:table-cell office:value-type="float" office:value="0.247398">
                <text:p>0.2473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40">
                <text:p>7840</text:p>
              </table:table-cell>
              <table:table-cell office:value-type="float" office:value="1.229377">
                <text:p>1.229377</text:p>
              </table:table-cell>
              <table:table-cell office:value-type="float" office:value="0.456862">
                <text:p>0.456862</text:p>
              </table:table-cell>
              <table:table-cell office:value-type="float" office:value="0.664663">
                <text:p>0.664663</text:p>
              </table:table-cell>
              <table:table-cell office:value-type="float" office:value="0.29176">
                <text:p>0.291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200">
                <text:p>8200</text:p>
              </table:table-cell>
              <table:table-cell office:value-type="float" office:value="1.288964">
                <text:p>1.288964</text:p>
              </table:table-cell>
              <table:table-cell office:value-type="float" office:value="0.479893">
                <text:p>0.479893</text:p>
              </table:table-cell>
              <table:table-cell office:value-type="float" office:value="0.697076">
                <text:p>0.697076</text:p>
              </table:table-cell>
              <table:table-cell office:value-type="float" office:value="0.282493">
                <text:p>0.2824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60">
                <text:p>8560</text:p>
              </table:table-cell>
              <table:table-cell office:value-type="float" office:value="1.364798">
                <text:p>1.364798</text:p>
              </table:table-cell>
              <table:table-cell office:value-type="float" office:value="0.489373">
                <text:p>0.489373</text:p>
              </table:table-cell>
              <table:table-cell office:value-type="float" office:value="0.729645">
                <text:p>0.729645</text:p>
              </table:table-cell>
              <table:table-cell office:value-type="float" office:value="0.303408">
                <text:p>0.3034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20">
                <text:p>8920</text:p>
              </table:table-cell>
              <table:table-cell office:value-type="float" office:value="1.412783">
                <text:p>1.412783</text:p>
              </table:table-cell>
              <table:table-cell office:value-type="float" office:value="0.522446">
                <text:p>0.522446</text:p>
              </table:table-cell>
              <table:table-cell office:value-type="float" office:value="0.767413">
                <text:p>0.767413</text:p>
              </table:table-cell>
              <table:table-cell office:value-type="float" office:value="0.313053">
                <text:p>0.3130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80">
                <text:p>9280</text:p>
              </table:table-cell>
              <table:table-cell office:value-type="float" office:value="1.451043">
                <text:p>1.451043</text:p>
              </table:table-cell>
              <table:table-cell office:value-type="float" office:value="0.363947">
                <text:p>0.363947</text:p>
              </table:table-cell>
              <table:table-cell office:value-type="float" office:value="0.794892">
                <text:p>0.794892</text:p>
              </table:table-cell>
              <table:table-cell office:value-type="float" office:value="0.319935">
                <text:p>0.3199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640">
                <text:p>9640</text:p>
              </table:table-cell>
              <table:table-cell office:value-type="float" office:value="1.517226">
                <text:p>1.517226</text:p>
              </table:table-cell>
              <table:table-cell office:value-type="float" office:value="0.333683">
                <text:p>0.333683</text:p>
              </table:table-cell>
              <table:table-cell office:value-type="float" office:value="0.820731">
                <text:p>0.820731</text:p>
              </table:table-cell>
              <table:table-cell office:value-type="float" office:value="0.328147">
                <text:p>0.3281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0">
                <text:p>10000</text:p>
              </table:table-cell>
              <table:table-cell office:value-type="float" office:value="1.562634">
                <text:p>1.562634</text:p>
              </table:table-cell>
              <table:table-cell office:value-type="float" office:value="0.347869">
                <text:p>0.347869</text:p>
              </table:table-cell>
              <table:table-cell office:value-type="float" office:value="0.852648">
                <text:p>0.852648</text:p>
              </table:table-cell>
              <table:table-cell office:value-type="float" office:value="0.341303">
                <text:p>0.3413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000">
                <text:p>19000</text:p>
              </table:table-cell>
              <table:table-cell office:value-type="float" office:value="1.983435">
                <text:p>1.983435</text:p>
              </table:table-cell>
              <table:table-cell office:value-type="float" office:value="0.668567">
                <text:p>0.668567</text:p>
              </table:table-cell>
              <table:table-cell office:value-type="float" office:value="1.651961">
                <text:p>1.651961</text:p>
              </table:table-cell>
              <table:table-cell office:value-type="float" office:value="0.632553">
                <text:p>0.6325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000">
                <text:p>28000</text:p>
              </table:table-cell>
              <table:table-cell office:value-type="float" office:value="2.984106">
                <text:p>2.984106</text:p>
              </table:table-cell>
              <table:table-cell office:value-type="float" office:value="0.983269">
                <text:p>0.983269</text:p>
              </table:table-cell>
              <table:table-cell office:value-type="float" office:value="2.4325">
                <text:p>2.4325</text:p>
              </table:table-cell>
              <table:table-cell office:value-type="float" office:value="0.937197">
                <text:p>0.9371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000">
                <text:p>37000</text:p>
              </table:table-cell>
              <table:table-cell office:value-type="float" office:value="4.054697">
                <text:p>4.054697</text:p>
              </table:table-cell>
              <table:table-cell office:value-type="float" office:value="1.297083">
                <text:p>1.297083</text:p>
              </table:table-cell>
              <table:table-cell office:value-type="float" office:value="3.198421">
                <text:p>3.198421</text:p>
              </table:table-cell>
              <table:table-cell office:value-type="float" office:value="1.242939">
                <text:p>1.2429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4.971834">
                <text:p>4.971834</text:p>
              </table:table-cell>
              <table:table-cell office:value-type="float" office:value="1.612695">
                <text:p>1.612695</text:p>
              </table:table-cell>
              <table:table-cell office:value-type="float" office:value="3.986293">
                <text:p>3.986293</text:p>
              </table:table-cell>
              <table:table-cell office:value-type="float" office:value="1.541091">
                <text:p>1.5410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000">
                <text:p>55000</text:p>
              </table:table-cell>
              <table:table-cell office:value-type="float" office:value="6.621605">
                <text:p>6.621605</text:p>
              </table:table-cell>
              <table:table-cell office:value-type="float" office:value="1.929232">
                <text:p>1.929232</text:p>
              </table:table-cell>
              <table:table-cell office:value-type="float" office:value="4.78105">
                <text:p>4.78105</text:p>
              </table:table-cell>
              <table:table-cell office:value-type="float" office:value="1.83783">
                <text:p>1.837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000">
                <text:p>64000</text:p>
              </table:table-cell>
              <table:table-cell office:value-type="float" office:value="7.431632">
                <text:p>7.431632</text:p>
              </table:table-cell>
              <table:table-cell office:value-type="float" office:value="2.239787">
                <text:p>2.239787</text:p>
              </table:table-cell>
              <table:table-cell office:value-type="float" office:value="5.565846">
                <text:p>5.565846</text:p>
              </table:table-cell>
              <table:table-cell office:value-type="float" office:value="2.151006">
                <text:p>2.1510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000">
                <text:p>73000</text:p>
              </table:table-cell>
              <table:table-cell office:value-type="float" office:value="8.210766">
                <text:p>8.210766</text:p>
              </table:table-cell>
              <table:table-cell office:value-type="float" office:value="2.5558">
                <text:p>2.5558</text:p>
              </table:table-cell>
              <table:table-cell office:value-type="float" office:value="6.295533">
                <text:p>6.295533</text:p>
              </table:table-cell>
              <table:table-cell office:value-type="float" office:value="2.450171">
                <text:p>2.4501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2000">
                <text:p>82000</text:p>
              </table:table-cell>
              <table:table-cell office:value-type="float" office:value="8.552533">
                <text:p>8.552533</text:p>
              </table:table-cell>
              <table:table-cell office:value-type="float" office:value="2.883488">
                <text:p>2.883488</text:p>
              </table:table-cell>
              <table:table-cell office:value-type="float" office:value="7.07742">
                <text:p>7.07742</text:p>
              </table:table-cell>
              <table:table-cell office:value-type="float" office:value="2.747251">
                <text:p>2.7472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1000">
                <text:p>91000</text:p>
              </table:table-cell>
              <table:table-cell office:value-type="float" office:value="9.156878">
                <text:p>9.156878</text:p>
              </table:table-cell>
              <table:table-cell office:value-type="float" office:value="3.205884">
                <text:p>3.205884</text:p>
              </table:table-cell>
              <table:table-cell office:value-type="float" office:value="7.840847">
                <text:p>7.840847</text:p>
              </table:table-cell>
              <table:table-cell office:value-type="float" office:value="3.043417">
                <text:p>3.0434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0">
                <text:p>100000</text:p>
              </table:table-cell>
              <table:table-cell office:value-type="float" office:value="10.04534">
                <text:p>10.04534</text:p>
              </table:table-cell>
              <table:table-cell office:value-type="float" office:value="3.503771">
                <text:p>3.503771</text:p>
              </table:table-cell>
              <table:table-cell office:value-type="float" office:value="8.656381">
                <text:p>8.656381</text:p>
              </table:table-cell>
              <table:table-cell office:value-type="float" office:value="3.350982">
                <text:p>3.3509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6666">
                <text:p>166666</text:p>
              </table:table-cell>
              <table:table-cell office:value-type="float" office:value="18.868162">
                <text:p>18.868162</text:p>
              </table:table-cell>
              <table:table-cell office:value-type="float" office:value="8.333622">
                <text:p>8.333622</text:p>
              </table:table-cell>
              <table:table-cell office:value-type="float" office:value="14.302611">
                <text:p>14.302611</text:p>
              </table:table-cell>
              <table:table-cell office:value-type="float" office:value="6.875384">
                <text:p>6.8753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3332">
                <text:p>233332</text:p>
              </table:table-cell>
              <table:table-cell office:value-type="float" office:value="23.674786">
                <text:p>23.674786</text:p>
              </table:table-cell>
              <table:table-cell office:value-type="float" office:value="11.035344">
                <text:p>11.035344</text:p>
              </table:table-cell>
              <table:table-cell office:value-type="float" office:value="20.961279">
                <text:p>20.961279</text:p>
              </table:table-cell>
              <table:table-cell office:value-type="float" office:value="9.651326">
                <text:p>9.6513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9998">
                <text:p>299998</text:p>
              </table:table-cell>
              <table:table-cell office:value-type="float" office:value="31.261068">
                <text:p>31.261068</text:p>
              </table:table-cell>
              <table:table-cell office:value-type="float" office:value="10.452677">
                <text:p>10.452677</text:p>
              </table:table-cell>
              <table:table-cell office:value-type="float" office:value="26.028578">
                <text:p>26.028578</text:p>
              </table:table-cell>
              <table:table-cell office:value-type="float" office:value="9.93743">
                <text:p>9.937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6664">
                <text:p>366664</text:p>
              </table:table-cell>
              <table:table-cell office:value-type="float" office:value="44.158749">
                <text:p>44.158749</text:p>
              </table:table-cell>
              <table:table-cell office:value-type="float" office:value="13.088637">
                <text:p>13.088637</text:p>
              </table:table-cell>
              <table:table-cell office:value-type="float" office:value="32.105946">
                <text:p>32.105946</text:p>
              </table:table-cell>
              <table:table-cell office:value-type="float" office:value="12.269505">
                <text:p>12.2695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3330">
                <text:p>433330</text:p>
              </table:table-cell>
              <table:table-cell office:value-type="float" office:value="50.484853">
                <text:p>50.484853</text:p>
              </table:table-cell>
              <table:table-cell office:value-type="float" office:value="15.892834">
                <text:p>15.892834</text:p>
              </table:table-cell>
              <table:table-cell office:value-type="float" office:value="48.499405">
                <text:p>48.499405</text:p>
              </table:table-cell>
              <table:table-cell office:value-type="float" office:value="14.891818">
                <text:p>14.8918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9996">
                <text:p>499996</text:p>
              </table:table-cell>
              <table:table-cell office:value-type="float" office:value="76.815724">
                <text:p>76.815724</text:p>
              </table:table-cell>
              <table:table-cell office:value-type="float" office:value="17.516336">
                <text:p>17.516336</text:p>
              </table:table-cell>
              <table:table-cell office:value-type="float" office:value="59.742884">
                <text:p>59.742884</text:p>
              </table:table-cell>
              <table:table-cell office:value-type="float" office:value="17.402459">
                <text:p>17.402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000">
                <text:p>600000</text:p>
              </table:table-cell>
              <table:table-cell office:value-type="float" office:value="64.867761">
                <text:p>64.867761</text:p>
              </table:table-cell>
              <table:table-cell office:value-type="float" office:value="35.009801">
                <text:p>35.009801</text:p>
              </table:table-cell>
              <table:table-cell office:value-type="float" office:value="98.473567">
                <text:p>98.473567</text:p>
              </table:table-cell>
              <table:table-cell office:value-type="float" office:value="33.205744">
                <text:p>33.2057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0000">
                <text:p>700000</text:p>
              </table:table-cell>
              <table:table-cell office:value-type="float" office:value="92.344639">
                <text:p>92.344639</text:p>
              </table:table-cell>
              <table:table-cell office:value-type="float" office:value="40.546885">
                <text:p>40.546885</text:p>
              </table:table-cell>
              <table:table-cell office:value-type="float" office:value="115.822499">
                <text:p>115.822499</text:p>
              </table:table-cell>
              <table:table-cell office:value-type="float" office:value="39.110764">
                <text:p>39.1107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0000">
                <text:p>800000</text:p>
              </table:table-cell>
              <table:table-cell office:value-type="float" office:value="110.223127">
                <text:p>110.223127</text:p>
              </table:table-cell>
              <table:table-cell office:value-type="float" office:value="46.522882">
                <text:p>46.522882</text:p>
              </table:table-cell>
              <table:table-cell office:value-type="float" office:value="102.437889">
                <text:p>102.437889</text:p>
              </table:table-cell>
              <table:table-cell office:value-type="float" office:value="44.849752">
                <text:p>44.8497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0000">
                <text:p>900000</text:p>
              </table:table-cell>
              <table:table-cell office:value-type="float" office:value="139.689583">
                <text:p>139.689583</text:p>
              </table:table-cell>
              <table:table-cell office:value-type="float" office:value="50.679574">
                <text:p>50.679574</text:p>
              </table:table-cell>
              <table:table-cell office:value-type="float" office:value="136.726968">
                <text:p>136.726968</text:p>
              </table:table-cell>
              <table:table-cell office:value-type="float" office:value="50.015987">
                <text:p>50.0159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0000">
                <text:p>1000000</text:p>
              </table:table-cell>
              <table:table-cell office:value-type="float" office:value="142.016009">
                <text:p>142.016009</text:p>
              </table:table-cell>
              <table:table-cell office:value-type="float" office:value="58.383353">
                <text:p>58.383353</text:p>
              </table:table-cell>
              <table:table-cell office:value-type="float" office:value="146.254248">
                <text:p>146.254248</text:p>
              </table:table-cell>
              <table:table-cell office:value-type="float" office:value="54.820475">
                <text:p>54.8204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86cm" svg:height="13.522cm" xlink:href=".." xlink:type="simple" chart:class="chart:scatter" chart:style-name="ch1">
        <chart:title svg:x="5.669cm" svg:y="0.406cm" chart:style-name="ch2">
          <text:p>Czas systemu procesu macierzystego + procesów potomnych</text:p>
        </chart:title>
        <chart:legend chart:legend-position="end" svg:x="21.458cm" svg:y="5.715cm" style:legend-expansion="high" chart:style-name="ch3"/>
        <chart:plot-area chart:style-name="ch4" table:cell-range-address="Arkusz1.A3:Arkusz1.A100 Arkusz1.A1:Arkusz1.A1 Arkusz1.L3:Arkusz1.L100 Arkusz1.N1:Arkusz1.N1 Arkusz1.Z3:Arkusz1.Z100 Arkusz1.AB1:Arkusz1.AB1 Arkusz1.AN3:Arkusz1.AN100 Arkusz1.AP1:Arkusz1.AP1 Arkusz1.BB3:Arkusz1.BB100" chart:data-source-has-labels="row" svg:x="1.488cm" svg:y="1.481cm" svg:width="19.493cm" svg:height="10.79cm">
          <chartooo:coordinate-region svg:x="2.215cm" svg:y="1.68cm" svg:width="18.116cm" svg:height="9.944cm"/>
          <chart:axis chart:dimension="x" chart:name="primary-x" chart:style-name="ch5">
            <chart:title svg:x="10.264cm" svg:y="12.541cm" chart:style-name="ch6">
              <text:p>Ilosc watkow</text:p>
            </chart:title>
          </chart:axis>
          <chart:axis chart:dimension="y" chart:name="primary-y" chart:style-name="ch5">
            <chart:title svg:x="0.451cm" svg:y="7.304cm" chart:style-name="ch7">
              <text:p>Czas</text:p>
            </chart:title>
            <chart:grid chart:style-name="ch8" chart:class="major"/>
          </chart:axis>
          <chart:series chart:style-name="ch9" chart:values-cell-range-address="Arkusz1.L3:Arkusz1.L100" chart:label-cell-address="Arkusz1.A1:Arkusz1.A1" chart:class="chart:scatter">
            <chart:domain table:cell-range-address="Arkusz1.A3:Arkusz1.A100"/>
            <chart:data-point chart:repeated="98"/>
          </chart:series>
          <chart:series chart:style-name="ch10" chart:values-cell-range-address="Arkusz1.Z3:Arkusz1.Z100" chart:label-cell-address="Arkusz1.N1:Arkusz1.N1" chart:class="chart:scatter">
            <chart:data-point chart:repeated="98"/>
          </chart:series>
          <chart:series chart:style-name="ch11" chart:values-cell-range-address="Arkusz1.AN3:Arkusz1.AN100" chart:label-cell-address="Arkusz1.AB1:Arkusz1.AB1" chart:class="chart:scatter">
            <chart:data-point chart:repeated="98"/>
          </chart:series>
          <chart:series chart:style-name="ch12" chart:values-cell-range-address="Arkusz1.BB3:Arkusz1.BB100" chart:label-cell-address="Arkusz1.AP1:Arkusz1.AP1" chart:class="chart:scatter">
            <chart:data-point chart:repeated="9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Fork</text:p>
                <draw:g>
                  <svg:desc>Arkusz1.A1:Arkusz1.A1</svg:desc>
                </draw:g>
              </table:table-cell>
              <table:table-cell office:value-type="string">
                <text:p>Vfork</text:p>
                <draw:g>
                  <svg:desc>Arkusz1.N1:Arkusz1.N1</svg:desc>
                </draw:g>
              </table:table-cell>
              <table:table-cell office:value-type="string">
                <text:p>Clone</text:p>
                <draw:g>
                  <svg:desc>Arkusz1.AB1:Arkusz1.AB1</svg:desc>
                </draw:g>
              </table:table-cell>
              <table:table-cell office:value-type="string">
                <text:p>Vclone</text:p>
                <draw:g>
                  <svg:desc>Arkusz1.AP1:Arkusz1.A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rkusz1.A3:Arkusz1.A100</svg:desc>
                </draw:g>
              </table:table-cell>
              <table:table-cell office:value-type="float" office:value="0">
                <text:p>0</text:p>
                <draw:g>
                  <svg:desc>Arkusz1.L3:Arkusz1.L100</svg:desc>
                </draw:g>
              </table:table-cell>
              <table:table-cell office:value-type="float" office:value="0">
                <text:p>0</text:p>
                <draw:g>
                  <svg:desc>Arkusz1.Z3:Arkusz1.Z100</svg:desc>
                </draw:g>
              </table:table-cell>
              <table:table-cell office:value-type="float" office:value="0">
                <text:p>0</text:p>
                <draw:g>
                  <svg:desc>Arkusz1.AN3:Arkusz1.AN100</svg:desc>
                </draw:g>
              </table:table-cell>
              <table:table-cell office:value-type="float" office:value="0.000004">
                <text:p>0.000004</text:p>
                <draw:g>
                  <svg:desc>Arkusz1.BB3:Arkusz1.B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">
                <text:p>137</text:p>
              </table:table-cell>
              <table:table-cell office:value-type="float" office:value="0.000115">
                <text:p>0.000115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116">
                <text:p>0.005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9">
                <text:p>269</text:p>
              </table:table-cell>
              <table:table-cell office:value-type="float" office:value="0.000114">
                <text:p>0.000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  <table:table-cell office:value-type="float" office:value="0.000219">
                <text:p>0.000219</text:p>
              </table:table-cell>
              <table:table-cell office:value-type="float" office:value="0.004369">
                <text:p>0.004369</text:p>
              </table:table-cell>
              <table:table-cell office:value-type="float" office:value="0.000037">
                <text:p>0.000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1">
                <text:p>401</text:p>
              </table:table-cell>
              <table:table-cell office:value-type="float" office:value="0.000238">
                <text:p>0.000238</text:p>
              </table:table-cell>
              <table:table-cell office:value-type="float" office:value="0.000099">
                <text:p>0.000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7">
                <text:p>467</text:p>
              </table:table-cell>
              <table:table-cell office:value-type="float" office:value="0.000336">
                <text:p>0.000336</text:p>
              </table:table-cell>
              <table:table-cell office:value-type="float" office:value="0.000099">
                <text:p>0.000099</text:p>
              </table:table-cell>
              <table:table-cell office:value-type="float" office:value="0.009993">
                <text:p>0.009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3">
                <text:p>533</text:p>
              </table:table-cell>
              <table:table-cell office:value-type="float" office:value="0.000115">
                <text:p>0.000115</text:p>
              </table:table-cell>
              <table:table-cell office:value-type="float" office:value="0.000154">
                <text:p>0.000154</text:p>
              </table:table-cell>
              <table:table-cell office:value-type="float" office:value="0.000098">
                <text:p>0.000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9">
                <text:p>599</text:p>
              </table:table-cell>
              <table:table-cell office:value-type="float" office:value="0.000113">
                <text:p>0.000113</text:p>
              </table:table-cell>
              <table:table-cell office:value-type="float" office:value="0.000061">
                <text:p>0.000061</text:p>
              </table:table-cell>
              <table:table-cell office:value-type="float" office:value="0.00017">
                <text:p>0.00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5">
                <text:p>665</text:p>
              </table:table-cell>
              <table:table-cell office:value-type="float" office:value="0.00022">
                <text:p>0.00022</text:p>
              </table:table-cell>
              <table:table-cell office:value-type="float" office:value="0.0003">
                <text:p>0.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1">
                <text:p>731</text:p>
              </table:table-cell>
              <table:table-cell office:value-type="float" office:value="0.005301">
                <text:p>0.005301</text:p>
              </table:table-cell>
              <table:table-cell office:value-type="float" office:value="0.000144">
                <text:p>0.000144</text:p>
              </table:table-cell>
              <table:table-cell office:value-type="float" office:value="0.000089">
                <text:p>0.000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7">
                <text:p>797</text:p>
              </table:table-cell>
              <table:table-cell office:value-type="float" office:value="0.000378">
                <text:p>0.000378</text:p>
              </table:table-cell>
              <table:table-cell office:value-type="float" office:value="0.00055">
                <text:p>0.00055</text:p>
              </table:table-cell>
              <table:table-cell office:value-type="float" office:value="0.005128">
                <text:p>0.005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">
                <text:p>863</text:p>
              </table:table-cell>
              <table:table-cell office:value-type="float" office:value="0.000112">
                <text:p>0.00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9">
                <text:p>929</text:p>
              </table:table-cell>
              <table:table-cell office:value-type="float" office:value="0.010873">
                <text:p>0.010873</text:p>
              </table:table-cell>
              <table:table-cell office:value-type="float" office:value="0.000044">
                <text:p>0.000044</text:p>
              </table:table-cell>
              <table:table-cell office:value-type="float" office:value="0">
                <text:p>0</text:p>
              </table:table-cell>
              <table:table-cell office:value-type="float" office:value="0.005068">
                <text:p>0.0050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5">
                <text:p>995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035">
                <text:p>0.000035</text:p>
              </table:table-cell>
              <table:table-cell office:value-type="float" office:value="0.003329">
                <text:p>0.00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0.000356">
                <text:p>0.000356</text:p>
              </table:table-cell>
              <table:table-cell office:value-type="float" office:value="0">
                <text:p>0</text:p>
              </table:table-cell>
              <table:table-cell office:value-type="float" office:value="0.000049">
                <text:p>0.000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0">
                <text:p>1360</text:p>
              </table:table-cell>
              <table:table-cell office:value-type="float" office:value="0.004342">
                <text:p>0.004342</text:p>
              </table:table-cell>
              <table:table-cell office:value-type="float" office:value="0.004689">
                <text:p>0.004689</text:p>
              </table:table-cell>
              <table:table-cell office:value-type="float" office:value="0">
                <text:p>0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20">
                <text:p>1720</text:p>
              </table:table-cell>
              <table:table-cell office:value-type="float" office:value="0.008263">
                <text:p>0.008263</text:p>
              </table:table-cell>
              <table:table-cell office:value-type="float" office:value="0.000347">
                <text:p>0.000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80">
                <text:p>2080</text:p>
              </table:table-cell>
              <table:table-cell office:value-type="float" office:value="0.004508">
                <text:p>0.004508</text:p>
              </table:table-cell>
              <table:table-cell office:value-type="float" office:value="0.000554">
                <text:p>0.000554</text:p>
              </table:table-cell>
              <table:table-cell office:value-type="float" office:value="0.001244">
                <text:p>0.001244</text:p>
              </table:table-cell>
              <table:table-cell office:value-type="float" office:value="0.004049">
                <text:p>0.0040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40">
                <text:p>2440</text:p>
              </table:table-cell>
              <table:table-cell office:value-type="float" office:value="0.017046">
                <text:p>0.017046</text:p>
              </table:table-cell>
              <table:table-cell office:value-type="float" office:value="0.000299">
                <text:p>0.000299</text:p>
              </table:table-cell>
              <table:table-cell office:value-type="float" office:value="0.00332">
                <text:p>0.00332</text:p>
              </table:table-cell>
              <table:table-cell office:value-type="float" office:value="0.004192">
                <text:p>0.0041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00">
                <text:p>2800</text:p>
              </table:table-cell>
              <table:table-cell office:value-type="float" office:value="0.009086">
                <text:p>0.009086</text:p>
              </table:table-cell>
              <table:table-cell office:value-type="float" office:value="0.001078">
                <text:p>0.001078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167">
                <text:p>0.0001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60">
                <text:p>3160</text:p>
              </table:table-cell>
              <table:table-cell office:value-type="float" office:value="0.004909">
                <text:p>0.004909</text:p>
              </table:table-cell>
              <table:table-cell office:value-type="float" office:value="0.001093">
                <text:p>0.001093</text:p>
              </table:table-cell>
              <table:table-cell office:value-type="float" office:value="0.000054">
                <text:p>0.000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20">
                <text:p>3520</text:p>
              </table:table-cell>
              <table:table-cell office:value-type="float" office:value="0.001814">
                <text:p>0.001814</text:p>
              </table:table-cell>
              <table:table-cell office:value-type="float" office:value="0.00101">
                <text:p>0.00101</text:p>
              </table:table-cell>
              <table:table-cell office:value-type="float" office:value="0.009192">
                <text:p>0.009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80">
                <text:p>3880</text:p>
              </table:table-cell>
              <table:table-cell office:value-type="float" office:value="0.018633">
                <text:p>0.018633</text:p>
              </table:table-cell>
              <table:table-cell office:value-type="float" office:value="0.000966">
                <text:p>0.000966</text:p>
              </table:table-cell>
              <table:table-cell office:value-type="float" office:value="0.003876">
                <text:p>0.003876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40">
                <text:p>4240</text:p>
              </table:table-cell>
              <table:table-cell office:value-type="float" office:value="0.009474">
                <text:p>0.009474</text:p>
              </table:table-cell>
              <table:table-cell office:value-type="float" office:value="0.002035">
                <text:p>0.002035</text:p>
              </table:table-cell>
              <table:table-cell office:value-type="float" office:value="0.0117">
                <text:p>0.0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00">
                <text:p>4600</text:p>
              </table:table-cell>
              <table:table-cell office:value-type="float" office:value="0.005735">
                <text:p>0.005735</text:p>
              </table:table-cell>
              <table:table-cell office:value-type="float" office:value="0.001969">
                <text:p>0.001969</text:p>
              </table:table-cell>
              <table:table-cell office:value-type="float" office:value="0.007402">
                <text:p>0.007402</text:p>
              </table:table-cell>
              <table:table-cell office:value-type="float" office:value="0.00337">
                <text:p>0.003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60">
                <text:p>4960</text:p>
              </table:table-cell>
              <table:table-cell office:value-type="float" office:value="0.020006">
                <text:p>0.020006</text:p>
              </table:table-cell>
              <table:table-cell office:value-type="float" office:value="0.000604">
                <text:p>0.000604</text:p>
              </table:table-cell>
              <table:table-cell office:value-type="float" office:value="0.003718">
                <text:p>0.003718</text:p>
              </table:table-cell>
              <table:table-cell office:value-type="float" office:value="0.003572">
                <text:p>0.0035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20">
                <text:p>5320</text:p>
              </table:table-cell>
              <table:table-cell office:value-type="float" office:value="0.005081">
                <text:p>0.005081</text:p>
              </table:table-cell>
              <table:table-cell office:value-type="float" office:value="0.004826">
                <text:p>0.004826</text:p>
              </table:table-cell>
              <table:table-cell office:value-type="float" office:value="0.017237">
                <text:p>0.017237</text:p>
              </table:table-cell>
              <table:table-cell office:value-type="float" office:value="0.004399">
                <text:p>0.0043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80">
                <text:p>5680</text:p>
              </table:table-cell>
              <table:table-cell office:value-type="float" office:value="0.023171">
                <text:p>0.023171</text:p>
              </table:table-cell>
              <table:table-cell office:value-type="float" office:value="0.008916">
                <text:p>0.008916</text:p>
              </table:table-cell>
              <table:table-cell office:value-type="float" office:value="0.003712">
                <text:p>0.003712</text:p>
              </table:table-cell>
              <table:table-cell office:value-type="float" office:value="0.016388">
                <text:p>0.0163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40">
                <text:p>6040</text:p>
              </table:table-cell>
              <table:table-cell office:value-type="float" office:value="0.015498">
                <text:p>0.015498</text:p>
              </table:table-cell>
              <table:table-cell office:value-type="float" office:value="0.000466">
                <text:p>0.000466</text:p>
              </table:table-cell>
              <table:table-cell office:value-type="float" office:value="0.006776">
                <text:p>0.006776</text:p>
              </table:table-cell>
              <table:table-cell office:value-type="float" office:value="0.000658">
                <text:p>0.0006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0">
                <text:p>6400</text:p>
              </table:table-cell>
              <table:table-cell office:value-type="float" office:value="0.014848">
                <text:p>0.014848</text:p>
              </table:table-cell>
              <table:table-cell office:value-type="float" office:value="0.009847">
                <text:p>0.009847</text:p>
              </table:table-cell>
              <table:table-cell office:value-type="float" office:value="0.006092">
                <text:p>0.006092</text:p>
              </table:table-cell>
              <table:table-cell office:value-type="float" office:value="0.003929">
                <text:p>0.0039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60">
                <text:p>6760</text:p>
              </table:table-cell>
              <table:table-cell office:value-type="float" office:value="0.037093">
                <text:p>0.037093</text:p>
              </table:table-cell>
              <table:table-cell office:value-type="float" office:value="0.001254">
                <text:p>0.001254</text:p>
              </table:table-cell>
              <table:table-cell office:value-type="float" office:value="0.005121">
                <text:p>0.005121</text:p>
              </table:table-cell>
              <table:table-cell office:value-type="float" office:value="0.004372">
                <text:p>0.0043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120">
                <text:p>7120</text:p>
              </table:table-cell>
              <table:table-cell office:value-type="float" office:value="0.033491">
                <text:p>0.033491</text:p>
              </table:table-cell>
              <table:table-cell office:value-type="float" office:value="0.002408">
                <text:p>0.002408</text:p>
              </table:table-cell>
              <table:table-cell office:value-type="float" office:value="0.015721">
                <text:p>0.015721</text:p>
              </table:table-cell>
              <table:table-cell office:value-type="float" office:value="0.003428">
                <text:p>0.0034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480">
                <text:p>7480</text:p>
              </table:table-cell>
              <table:table-cell office:value-type="float" office:value="0.035351">
                <text:p>0.035351</text:p>
              </table:table-cell>
              <table:table-cell office:value-type="float" office:value="0.018869">
                <text:p>0.018869</text:p>
              </table:table-cell>
              <table:table-cell office:value-type="float" office:value="0.002733">
                <text:p>0.002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40">
                <text:p>7840</text:p>
              </table:table-cell>
              <table:table-cell office:value-type="float" office:value="0.015132">
                <text:p>0.015132</text:p>
              </table:table-cell>
              <table:table-cell office:value-type="float" office:value="0.004765">
                <text:p>0.004765</text:p>
              </table:table-cell>
              <table:table-cell office:value-type="float" office:value="0.036008">
                <text:p>0.036008</text:p>
              </table:table-cell>
              <table:table-cell office:value-type="float" office:value="0.003092">
                <text:p>0.0030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200">
                <text:p>8200</text:p>
              </table:table-cell>
              <table:table-cell office:value-type="float" office:value="0.025639">
                <text:p>0.025639</text:p>
              </table:table-cell>
              <table:table-cell office:value-type="float" office:value="0.011021">
                <text:p>0.011021</text:p>
              </table:table-cell>
              <table:table-cell office:value-type="float" office:value="0.010711">
                <text:p>0.010711</text:p>
              </table:table-cell>
              <table:table-cell office:value-type="float" office:value="0.020605">
                <text:p>0.0206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60">
                <text:p>8560</text:p>
              </table:table-cell>
              <table:table-cell office:value-type="float" office:value="0.031554">
                <text:p>0.031554</text:p>
              </table:table-cell>
              <table:table-cell office:value-type="float" office:value="0.007333">
                <text:p>0.007333</text:p>
              </table:table-cell>
              <table:table-cell office:value-type="float" office:value="0.023072">
                <text:p>0.023072</text:p>
              </table:table-cell>
              <table:table-cell office:value-type="float" office:value="0.008195">
                <text:p>0.0081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20">
                <text:p>8920</text:p>
              </table:table-cell>
              <table:table-cell office:value-type="float" office:value="0.030606">
                <text:p>0.030606</text:p>
              </table:table-cell>
              <table:table-cell office:value-type="float" office:value="0.007384">
                <text:p>0.007384</text:p>
              </table:table-cell>
              <table:table-cell office:value-type="float" office:value="0.011238">
                <text:p>0.011238</text:p>
              </table:table-cell>
              <table:table-cell office:value-type="float" office:value="0.007486">
                <text:p>0.0074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80">
                <text:p>9280</text:p>
              </table:table-cell>
              <table:table-cell office:value-type="float" office:value="0.030579">
                <text:p>0.030579</text:p>
              </table:table-cell>
              <table:table-cell office:value-type="float" office:value="0.007345">
                <text:p>0.007345</text:p>
              </table:table-cell>
              <table:table-cell office:value-type="float" office:value="0.012165">
                <text:p>0.012165</text:p>
              </table:table-cell>
              <table:table-cell office:value-type="float" office:value="0.011823">
                <text:p>0.0118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640">
                <text:p>9640</text:p>
              </table:table-cell>
              <table:table-cell office:value-type="float" office:value="0.016214">
                <text:p>0.016214</text:p>
              </table:table-cell>
              <table:table-cell office:value-type="float" office:value="0.000027">
                <text:p>0.000027</text:p>
              </table:table-cell>
              <table:table-cell office:value-type="float" office:value="0.01081">
                <text:p>0.01081</text:p>
              </table:table-cell>
              <table:table-cell office:value-type="float" office:value="0.002971">
                <text:p>0.0029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0">
                <text:p>10000</text:p>
              </table:table-cell>
              <table:table-cell office:value-type="float" office:value="0.027917">
                <text:p>0.027917</text:p>
              </table:table-cell>
              <table:table-cell office:value-type="float" office:value="0">
                <text:p>0</text:p>
              </table:table-cell>
              <table:table-cell office:value-type="float" office:value="0.023995">
                <text:p>0.023995</text:p>
              </table:table-cell>
              <table:table-cell office:value-type="float" office:value="0.003213">
                <text:p>0.0032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000">
                <text:p>19000</text:p>
              </table:table-cell>
              <table:table-cell office:value-type="float" office:value="0.034914">
                <text:p>0.034914</text:p>
              </table:table-cell>
              <table:table-cell office:value-type="float" office:value="0.010116">
                <text:p>0.010116</text:p>
              </table:table-cell>
              <table:table-cell office:value-type="float" office:value="0.027237">
                <text:p>0.027237</text:p>
              </table:table-cell>
              <table:table-cell office:value-type="float" office:value="0.003933">
                <text:p>0.0039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000">
                <text:p>28000</text:p>
              </table:table-cell>
              <table:table-cell office:value-type="float" office:value="0.06252">
                <text:p>0.06252</text:p>
              </table:table-cell>
              <table:table-cell office:value-type="float" office:value="0.018118">
                <text:p>0.018118</text:p>
              </table:table-cell>
              <table:table-cell office:value-type="float" office:value="0.048409">
                <text:p>0.048409</text:p>
              </table:table-cell>
              <table:table-cell office:value-type="float" office:value="0.006629">
                <text:p>0.0066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000">
                <text:p>37000</text:p>
              </table:table-cell>
              <table:table-cell office:value-type="float" office:value="0.065521">
                <text:p>0.065521</text:p>
              </table:table-cell>
              <table:table-cell office:value-type="float" office:value="0.017621">
                <text:p>0.017621</text:p>
              </table:table-cell>
              <table:table-cell office:value-type="float" office:value="0.036761">
                <text:p>0.036761</text:p>
              </table:table-cell>
              <table:table-cell office:value-type="float" office:value="0.029428">
                <text:p>0.0294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0.097483">
                <text:p>0.097483</text:p>
              </table:table-cell>
              <table:table-cell office:value-type="float" office:value="0.010974">
                <text:p>0.010974</text:p>
              </table:table-cell>
              <table:table-cell office:value-type="float" office:value="0.051382">
                <text:p>0.051382</text:p>
              </table:table-cell>
              <table:table-cell office:value-type="float" office:value="0.033672">
                <text:p>0.0336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000">
                <text:p>55000</text:p>
              </table:table-cell>
              <table:table-cell office:value-type="float" office:value="0.101805">
                <text:p>0.101805</text:p>
              </table:table-cell>
              <table:table-cell office:value-type="float" office:value="0.02397">
                <text:p>0.02397</text:p>
              </table:table-cell>
              <table:table-cell office:value-type="float" office:value="0.077666">
                <text:p>0.077666</text:p>
              </table:table-cell>
              <table:table-cell office:value-type="float" office:value="0.041015">
                <text:p>0.0410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000">
                <text:p>64000</text:p>
              </table:table-cell>
              <table:table-cell office:value-type="float" office:value="0.113955">
                <text:p>0.113955</text:p>
              </table:table-cell>
              <table:table-cell office:value-type="float" office:value="0.036787">
                <text:p>0.036787</text:p>
              </table:table-cell>
              <table:table-cell office:value-type="float" office:value="0.114681">
                <text:p>0.114681</text:p>
              </table:table-cell>
              <table:table-cell office:value-type="float" office:value="0.02368">
                <text:p>0.023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000">
                <text:p>73000</text:p>
              </table:table-cell>
              <table:table-cell office:value-type="float" office:value="0.077489">
                <text:p>0.077489</text:p>
              </table:table-cell>
              <table:table-cell office:value-type="float" office:value="0.013314">
                <text:p>0.013314</text:p>
              </table:table-cell>
              <table:table-cell office:value-type="float" office:value="0.128385">
                <text:p>0.128385</text:p>
              </table:table-cell>
              <table:table-cell office:value-type="float" office:value="0.012472">
                <text:p>0.0124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2000">
                <text:p>82000</text:p>
              </table:table-cell>
              <table:table-cell office:value-type="float" office:value="0.164883">
                <text:p>0.164883</text:p>
              </table:table-cell>
              <table:table-cell office:value-type="float" office:value="0.042513">
                <text:p>0.042513</text:p>
              </table:table-cell>
              <table:table-cell office:value-type="float" office:value="0.118036">
                <text:p>0.118036</text:p>
              </table:table-cell>
              <table:table-cell office:value-type="float" office:value="0.038682">
                <text:p>0.0386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1000">
                <text:p>91000</text:p>
              </table:table-cell>
              <table:table-cell office:value-type="float" office:value="0.211742">
                <text:p>0.211742</text:p>
              </table:table-cell>
              <table:table-cell office:value-type="float" office:value="0.038545">
                <text:p>0.038545</text:p>
              </table:table-cell>
              <table:table-cell office:value-type="float" office:value="0.098714">
                <text:p>0.098714</text:p>
              </table:table-cell>
              <table:table-cell office:value-type="float" office:value="0.034501">
                <text:p>0.0345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0">
                <text:p>100000</text:p>
              </table:table-cell>
              <table:table-cell office:value-type="float" office:value="0.193055">
                <text:p>0.193055</text:p>
              </table:table-cell>
              <table:table-cell office:value-type="float" office:value="0.063779">
                <text:p>0.063779</text:p>
              </table:table-cell>
              <table:table-cell office:value-type="float" office:value="0.122344">
                <text:p>0.122344</text:p>
              </table:table-cell>
              <table:table-cell office:value-type="float" office:value="0.037397">
                <text:p>0.0373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6666">
                <text:p>166666</text:p>
              </table:table-cell>
              <table:table-cell office:value-type="float" office:value="0.332166">
                <text:p>0.332166</text:p>
              </table:table-cell>
              <table:table-cell office:value-type="float" office:value="0.086148">
                <text:p>0.086148</text:p>
              </table:table-cell>
              <table:table-cell office:value-type="float" office:value="0.258665">
                <text:p>0.258665</text:p>
              </table:table-cell>
              <table:table-cell office:value-type="float" office:value="0.092113">
                <text:p>0.0921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3332">
                <text:p>233332</text:p>
              </table:table-cell>
              <table:table-cell office:value-type="float" office:value="0.444049">
                <text:p>0.444049</text:p>
              </table:table-cell>
              <table:table-cell office:value-type="float" office:value="0.142518">
                <text:p>0.142518</text:p>
              </table:table-cell>
              <table:table-cell office:value-type="float" office:value="0.313381">
                <text:p>0.313381</text:p>
              </table:table-cell>
              <table:table-cell office:value-type="float" office:value="0.151131">
                <text:p>0.1511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9998">
                <text:p>299998</text:p>
              </table:table-cell>
              <table:table-cell office:value-type="float" office:value="0.550388">
                <text:p>0.550388</text:p>
              </table:table-cell>
              <table:table-cell office:value-type="float" office:value="0.135003">
                <text:p>0.135003</text:p>
              </table:table-cell>
              <table:table-cell office:value-type="float" office:value="0.346191">
                <text:p>0.346191</text:p>
              </table:table-cell>
              <table:table-cell office:value-type="float" office:value="0.114612">
                <text:p>0.1146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6664">
                <text:p>366664</text:p>
              </table:table-cell>
              <table:table-cell office:value-type="float" office:value="0.829189">
                <text:p>0.829189</text:p>
              </table:table-cell>
              <table:table-cell office:value-type="float" office:value="0.126202">
                <text:p>0.126202</text:p>
              </table:table-cell>
              <table:table-cell office:value-type="float" office:value="0.558064">
                <text:p>0.558064</text:p>
              </table:table-cell>
              <table:table-cell office:value-type="float" office:value="0.111887">
                <text:p>0.1118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3330">
                <text:p>433330</text:p>
              </table:table-cell>
              <table:table-cell office:value-type="float" office:value="0.980774">
                <text:p>0.980774</text:p>
              </table:table-cell>
              <table:table-cell office:value-type="float" office:value="0.226992">
                <text:p>0.226992</text:p>
              </table:table-cell>
              <table:table-cell office:value-type="float" office:value="0.732861">
                <text:p>0.732861</text:p>
              </table:table-cell>
              <table:table-cell office:value-type="float" office:value="0.191319">
                <text:p>0.1913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9996">
                <text:p>499996</text:p>
              </table:table-cell>
              <table:table-cell office:value-type="float" office:value="1.42458">
                <text:p>1.42458</text:p>
              </table:table-cell>
              <table:table-cell office:value-type="float" office:value="0.162542">
                <text:p>0.162542</text:p>
              </table:table-cell>
              <table:table-cell office:value-type="float" office:value="0.951116">
                <text:p>0.951116</text:p>
              </table:table-cell>
              <table:table-cell office:value-type="float" office:value="0.20929">
                <text:p>0.209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000">
                <text:p>600000</text:p>
              </table:table-cell>
              <table:table-cell office:value-type="float" office:value="1.234346">
                <text:p>1.234346</text:p>
              </table:table-cell>
              <table:table-cell office:value-type="float" office:value="0.556282">
                <text:p>0.556282</text:p>
              </table:table-cell>
              <table:table-cell office:value-type="float" office:value="1.531163">
                <text:p>1.531163</text:p>
              </table:table-cell>
              <table:table-cell office:value-type="float" office:value="0.592646">
                <text:p>0.5926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0000">
                <text:p>700000</text:p>
              </table:table-cell>
              <table:table-cell office:value-type="float" office:value="1.635994">
                <text:p>1.635994</text:p>
              </table:table-cell>
              <table:table-cell office:value-type="float" office:value="0.682923">
                <text:p>0.682923</text:p>
              </table:table-cell>
              <table:table-cell office:value-type="float" office:value="1.823282">
                <text:p>1.823282</text:p>
              </table:table-cell>
              <table:table-cell office:value-type="float" office:value="0.60442">
                <text:p>0.604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0000">
                <text:p>800000</text:p>
              </table:table-cell>
              <table:table-cell office:value-type="float" office:value="2.149328">
                <text:p>2.149328</text:p>
              </table:table-cell>
              <table:table-cell office:value-type="float" office:value="0.744563">
                <text:p>0.744563</text:p>
              </table:table-cell>
              <table:table-cell office:value-type="float" office:value="1.63915">
                <text:p>1.63915</text:p>
              </table:table-cell>
              <table:table-cell office:value-type="float" office:value="0.82507">
                <text:p>0.825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0000">
                <text:p>900000</text:p>
              </table:table-cell>
              <table:table-cell office:value-type="float" office:value="2.476084">
                <text:p>2.476084</text:p>
              </table:table-cell>
              <table:table-cell office:value-type="float" office:value="0.839156">
                <text:p>0.839156</text:p>
              </table:table-cell>
              <table:table-cell office:value-type="float" office:value="2.133353">
                <text:p>2.133353</text:p>
              </table:table-cell>
              <table:table-cell office:value-type="float" office:value="0.916863">
                <text:p>0.9168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0000">
                <text:p>1000000</text:p>
              </table:table-cell>
              <table:table-cell office:value-type="float" office:value="2.623446">
                <text:p>2.623446</text:p>
              </table:table-cell>
              <table:table-cell office:value-type="float" office:value="1.063555">
                <text:p>1.063555</text:p>
              </table:table-cell>
              <table:table-cell office:value-type="float" office:value="2.399164">
                <text:p>2.399164</text:p>
              </table:table-cell>
              <table:table-cell office:value-type="float" office:value="0.917495">
                <text:p>0.9174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846cm" svg:height="13.408cm" xlink:href=".." xlink:type="simple" chart:class="chart:scatter" chart:style-name="ch1">
        <chart:title svg:x="3.505cm" svg:y="0.404cm" chart:style-name="ch2">
          <text:p>Czas systemu + użytkownika dla procesu macierzystego oraz procesów potomnych</text:p>
        </chart:title>
        <chart:legend chart:legend-position="end" svg:x="21.444cm" svg:y="5.658cm" style:legend-expansion="high" chart:style-name="ch3"/>
        <chart:plot-area chart:style-name="ch4" table:cell-range-address="Arkusz1.A3:Arkusz1.A100 Arkusz1.A1:Arkusz1.A1 Arkusz1.J3:Arkusz1.J100 Arkusz1.N1:Arkusz1.N1 Arkusz1.X3:Arkusz1.X100 Arkusz1.AB1:Arkusz1.AB1 Arkusz1.AL3:Arkusz1.AL100 Arkusz1.AP1:Arkusz1.AP1 Arkusz1.AZ3:Arkusz1.AZ100" chart:data-source-has-labels="row" svg:x="1.487cm" svg:y="1.477cm" svg:width="19.481cm" svg:height="10.682cm">
          <chartooo:coordinate-region svg:x="2.294cm" svg:y="1.676cm" svg:width="18.024cm" svg:height="9.836cm"/>
          <chart:axis chart:dimension="x" chart:name="primary-x" chart:style-name="ch5">
            <chart:title svg:x="10.257cm" svg:y="12.427cm" chart:style-name="ch6">
              <text:p>Ilosc watkow</text:p>
            </chart:title>
          </chart:axis>
          <chart:axis chart:dimension="y" chart:name="primary-y" chart:style-name="ch5">
            <chart:title svg:x="0.451cm" svg:y="7.246cm" chart:style-name="ch7">
              <text:p>Czas</text:p>
            </chart:title>
            <chart:grid chart:style-name="ch8" chart:class="major"/>
          </chart:axis>
          <chart:series chart:style-name="ch9" chart:values-cell-range-address="Arkusz1.J3:Arkusz1.J100" chart:label-cell-address="Arkusz1.A1:Arkusz1.A1" chart:class="chart:scatter">
            <chart:domain table:cell-range-address="Arkusz1.A3:Arkusz1.A100"/>
            <chart:data-point chart:repeated="98"/>
          </chart:series>
          <chart:series chart:style-name="ch10" chart:values-cell-range-address="Arkusz1.X3:Arkusz1.X100" chart:label-cell-address="Arkusz1.N1:Arkusz1.N1" chart:class="chart:scatter">
            <chart:data-point chart:repeated="98"/>
          </chart:series>
          <chart:series chart:style-name="ch11" chart:values-cell-range-address="Arkusz1.AL3:Arkusz1.AL100" chart:label-cell-address="Arkusz1.AB1:Arkusz1.AB1" chart:class="chart:scatter">
            <chart:data-point chart:repeated="98"/>
          </chart:series>
          <chart:series chart:style-name="ch12" chart:values-cell-range-address="Arkusz1.AZ3:Arkusz1.AZ100" chart:label-cell-address="Arkusz1.AP1:Arkusz1.AP1" chart:class="chart:scatter">
            <chart:data-point chart:repeated="9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Fork</text:p>
                <draw:g>
                  <svg:desc>Arkusz1.A1:Arkusz1.A1</svg:desc>
                </draw:g>
              </table:table-cell>
              <table:table-cell office:value-type="string">
                <text:p>Vfork</text:p>
                <draw:g>
                  <svg:desc>Arkusz1.N1:Arkusz1.N1</svg:desc>
                </draw:g>
              </table:table-cell>
              <table:table-cell office:value-type="string">
                <text:p>Clone</text:p>
                <draw:g>
                  <svg:desc>Arkusz1.AB1:Arkusz1.AB1</svg:desc>
                </draw:g>
              </table:table-cell>
              <table:table-cell office:value-type="string">
                <text:p>Vclone</text:p>
                <draw:g>
                  <svg:desc>Arkusz1.AP1:Arkusz1.A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rkusz1.A3:Arkusz1.A100</svg:desc>
                </draw:g>
              </table:table-cell>
              <table:table-cell office:value-type="float" office:value="0.001943">
                <text:p>0.001943</text:p>
                <draw:g>
                  <svg:desc>Arkusz1.J3:Arkusz1.J100</svg:desc>
                </draw:g>
              </table:table-cell>
              <table:table-cell office:value-type="float" office:value="0.000115">
                <text:p>0.000115</text:p>
                <draw:g>
                  <svg:desc>Arkusz1.X3:Arkusz1.X100</svg:desc>
                </draw:g>
              </table:table-cell>
              <table:table-cell office:value-type="float" office:value="0.001514">
                <text:p>0.001514</text:p>
                <draw:g>
                  <svg:desc>Arkusz1.AL3:Arkusz1.AL100</svg:desc>
                </draw:g>
              </table:table-cell>
              <table:table-cell office:value-type="float" office:value="0.000397">
                <text:p>0.000397</text:p>
                <draw:g>
                  <svg:desc>Arkusz1.AZ3:Arkusz1.AZ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">
                <text:p>71</text:p>
              </table:table-cell>
              <table:table-cell office:value-type="float" office:value="0.015586">
                <text:p>0.015586</text:p>
              </table:table-cell>
              <table:table-cell office:value-type="float" office:value="0.005981">
                <text:p>0.005981</text:p>
              </table:table-cell>
              <table:table-cell office:value-type="float" office:value="0.014893">
                <text:p>0.014893</text:p>
              </table:table-cell>
              <table:table-cell office:value-type="float" office:value="0.005505">
                <text:p>0.005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">
                <text:p>137</text:p>
              </table:table-cell>
              <table:table-cell office:value-type="float" office:value="0.024521">
                <text:p>0.024521</text:p>
              </table:table-cell>
              <table:table-cell office:value-type="float" office:value="0.011954">
                <text:p>0.011954</text:p>
              </table:table-cell>
              <table:table-cell office:value-type="float" office:value="0.033049">
                <text:p>0.033049</text:p>
              </table:table-cell>
              <table:table-cell office:value-type="float" office:value="0.011156">
                <text:p>0.011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3">
                <text:p>203</text:p>
              </table:table-cell>
              <table:table-cell office:value-type="float" office:value="0.034681">
                <text:p>0.034681</text:p>
              </table:table-cell>
              <table:table-cell office:value-type="float" office:value="0.015548">
                <text:p>0.015548</text:p>
              </table:table-cell>
              <table:table-cell office:value-type="float" office:value="0.04627">
                <text:p>0.04627</text:p>
              </table:table-cell>
              <table:table-cell office:value-type="float" office:value="0.022379">
                <text:p>0.022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9">
                <text:p>269</text:p>
              </table:table-cell>
              <table:table-cell office:value-type="float" office:value="0.045925">
                <text:p>0.045925</text:p>
              </table:table-cell>
              <table:table-cell office:value-type="float" office:value="0.021286">
                <text:p>0.021286</text:p>
              </table:table-cell>
              <table:table-cell office:value-type="float" office:value="0.057624">
                <text:p>0.057624</text:p>
              </table:table-cell>
              <table:table-cell office:value-type="float" office:value="0.020412">
                <text:p>0.020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  <table:table-cell office:value-type="float" office:value="0.057183">
                <text:p>0.057183</text:p>
              </table:table-cell>
              <table:table-cell office:value-type="float" office:value="0.025479">
                <text:p>0.025479</text:p>
              </table:table-cell>
              <table:table-cell office:value-type="float" office:value="0.054885">
                <text:p>0.054885</text:p>
              </table:table-cell>
              <table:table-cell office:value-type="float" office:value="0.025099">
                <text:p>0.0250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1">
                <text:p>401</text:p>
              </table:table-cell>
              <table:table-cell office:value-type="float" office:value="0.072914">
                <text:p>0.072914</text:p>
              </table:table-cell>
              <table:table-cell office:value-type="float" office:value="0.036513">
                <text:p>0.036513</text:p>
              </table:table-cell>
              <table:table-cell office:value-type="float" office:value="0.10037">
                <text:p>0.10037</text:p>
              </table:table-cell>
              <table:table-cell office:value-type="float" office:value="0.032603">
                <text:p>0.0326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7">
                <text:p>467</text:p>
              </table:table-cell>
              <table:table-cell office:value-type="float" office:value="0.085284">
                <text:p>0.085284</text:p>
              </table:table-cell>
              <table:table-cell office:value-type="float" office:value="0.036828">
                <text:p>0.036828</text:p>
              </table:table-cell>
              <table:table-cell office:value-type="float" office:value="0.116769">
                <text:p>0.116769</text:p>
              </table:table-cell>
              <table:table-cell office:value-type="float" office:value="0.037716">
                <text:p>0.0377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3">
                <text:p>533</text:p>
              </table:table-cell>
              <table:table-cell office:value-type="float" office:value="0.09279">
                <text:p>0.09279</text:p>
              </table:table-cell>
              <table:table-cell office:value-type="float" office:value="0.042435">
                <text:p>0.042435</text:p>
              </table:table-cell>
              <table:table-cell office:value-type="float" office:value="0.124775">
                <text:p>0.124775</text:p>
              </table:table-cell>
              <table:table-cell office:value-type="float" office:value="0.0446">
                <text:p>0.04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9">
                <text:p>599</text:p>
              </table:table-cell>
              <table:table-cell office:value-type="float" office:value="0.097163">
                <text:p>0.097163</text:p>
              </table:table-cell>
              <table:table-cell office:value-type="float" office:value="0.04762">
                <text:p>0.04762</text:p>
              </table:table-cell>
              <table:table-cell office:value-type="float" office:value="0.15473">
                <text:p>0.15473</text:p>
              </table:table-cell>
              <table:table-cell office:value-type="float" office:value="0.04502">
                <text:p>0.045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5">
                <text:p>665</text:p>
              </table:table-cell>
              <table:table-cell office:value-type="float" office:value="0.122056">
                <text:p>0.122056</text:p>
              </table:table-cell>
              <table:table-cell office:value-type="float" office:value="0.056796">
                <text:p>0.056796</text:p>
              </table:table-cell>
              <table:table-cell office:value-type="float" office:value="0.150402">
                <text:p>0.150402</text:p>
              </table:table-cell>
              <table:table-cell office:value-type="float" office:value="0.049808">
                <text:p>0.0498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1">
                <text:p>731</text:p>
              </table:table-cell>
              <table:table-cell office:value-type="float" office:value="0.123698">
                <text:p>0.123698</text:p>
              </table:table-cell>
              <table:table-cell office:value-type="float" office:value="0.057171">
                <text:p>0.057171</text:p>
              </table:table-cell>
              <table:table-cell office:value-type="float" office:value="0.177792">
                <text:p>0.177792</text:p>
              </table:table-cell>
              <table:table-cell office:value-type="float" office:value="0.056784">
                <text:p>0.0567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7">
                <text:p>797</text:p>
              </table:table-cell>
              <table:table-cell office:value-type="float" office:value="0.136693">
                <text:p>0.136693</text:p>
              </table:table-cell>
              <table:table-cell office:value-type="float" office:value="0.061974">
                <text:p>0.061974</text:p>
              </table:table-cell>
              <table:table-cell office:value-type="float" office:value="0.157117">
                <text:p>0.157117</text:p>
              </table:table-cell>
              <table:table-cell office:value-type="float" office:value="0.062139">
                <text:p>0.0621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">
                <text:p>863</text:p>
              </table:table-cell>
              <table:table-cell office:value-type="float" office:value="0.146953">
                <text:p>0.146953</text:p>
              </table:table-cell>
              <table:table-cell office:value-type="float" office:value="0.071116">
                <text:p>0.071116</text:p>
              </table:table-cell>
              <table:table-cell office:value-type="float" office:value="0.222088">
                <text:p>0.222088</text:p>
              </table:table-cell>
              <table:table-cell office:value-type="float" office:value="0.063324">
                <text:p>0.0633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9">
                <text:p>929</text:p>
              </table:table-cell>
              <table:table-cell office:value-type="float" office:value="0.159759">
                <text:p>0.159759</text:p>
              </table:table-cell>
              <table:table-cell office:value-type="float" office:value="0.076923">
                <text:p>0.076923</text:p>
              </table:table-cell>
              <table:table-cell office:value-type="float" office:value="0.228353">
                <text:p>0.228353</text:p>
              </table:table-cell>
              <table:table-cell office:value-type="float" office:value="0.078116">
                <text:p>0.0781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5">
                <text:p>995</text:p>
              </table:table-cell>
              <table:table-cell office:value-type="float" office:value="0.159277">
                <text:p>0.159277</text:p>
              </table:table-cell>
              <table:table-cell office:value-type="float" office:value="0.080732">
                <text:p>0.080732</text:p>
              </table:table-cell>
              <table:table-cell office:value-type="float" office:value="0.249746">
                <text:p>0.249746</text:p>
              </table:table-cell>
              <table:table-cell office:value-type="float" office:value="0.073239">
                <text:p>0.0732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0.165181">
                <text:p>0.165181</text:p>
              </table:table-cell>
              <table:table-cell office:value-type="float" office:value="0.082308">
                <text:p>0.082308</text:p>
              </table:table-cell>
              <table:table-cell office:value-type="float" office:value="0.124747">
                <text:p>0.124747</text:p>
              </table:table-cell>
              <table:table-cell office:value-type="float" office:value="0.043509">
                <text:p>0.0435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0">
                <text:p>1360</text:p>
              </table:table-cell>
              <table:table-cell office:value-type="float" office:value="0.238882">
                <text:p>0.238882</text:p>
              </table:table-cell>
              <table:table-cell office:value-type="float" office:value="0.111138">
                <text:p>0.111138</text:p>
              </table:table-cell>
              <table:table-cell office:value-type="float" office:value="0.171748">
                <text:p>0.171748</text:p>
              </table:table-cell>
              <table:table-cell office:value-type="float" office:value="0.058476">
                <text:p>0.058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20">
                <text:p>1720</text:p>
              </table:table-cell>
              <table:table-cell office:value-type="float" office:value="0.307">
                <text:p>0.307</text:p>
              </table:table-cell>
              <table:table-cell office:value-type="float" office:value="0.134009">
                <text:p>0.134009</text:p>
              </table:table-cell>
              <table:table-cell office:value-type="float" office:value="0.221274">
                <text:p>0.221274</text:p>
              </table:table-cell>
              <table:table-cell office:value-type="float" office:value="0.072922">
                <text:p>0.0729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80">
                <text:p>2080</text:p>
              </table:table-cell>
              <table:table-cell office:value-type="float" office:value="0.366979">
                <text:p>0.366979</text:p>
              </table:table-cell>
              <table:table-cell office:value-type="float" office:value="0.172742">
                <text:p>0.172742</text:p>
              </table:table-cell>
              <table:table-cell office:value-type="float" office:value="0.259362">
                <text:p>0.259362</text:p>
              </table:table-cell>
              <table:table-cell office:value-type="float" office:value="0.086731">
                <text:p>0.0867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40">
                <text:p>2440</text:p>
              </table:table-cell>
              <table:table-cell office:value-type="float" office:value="0.42263">
                <text:p>0.42263</text:p>
              </table:table-cell>
              <table:table-cell office:value-type="float" office:value="0.200536">
                <text:p>0.200536</text:p>
              </table:table-cell>
              <table:table-cell office:value-type="float" office:value="0.307749">
                <text:p>0.307749</text:p>
              </table:table-cell>
              <table:table-cell office:value-type="float" office:value="0.103266">
                <text:p>0.1032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00">
                <text:p>2800</text:p>
              </table:table-cell>
              <table:table-cell office:value-type="float" office:value="0.492347">
                <text:p>0.492347</text:p>
              </table:table-cell>
              <table:table-cell office:value-type="float" office:value="0.213945">
                <text:p>0.213945</text:p>
              </table:table-cell>
              <table:table-cell office:value-type="float" office:value="0.353554">
                <text:p>0.353554</text:p>
              </table:table-cell>
              <table:table-cell office:value-type="float" office:value="0.117536">
                <text:p>0.1175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60">
                <text:p>3160</text:p>
              </table:table-cell>
              <table:table-cell office:value-type="float" office:value="0.558686">
                <text:p>0.558686</text:p>
              </table:table-cell>
              <table:table-cell office:value-type="float" office:value="0.248846">
                <text:p>0.248846</text:p>
              </table:table-cell>
              <table:table-cell office:value-type="float" office:value="0.401342">
                <text:p>0.401342</text:p>
              </table:table-cell>
              <table:table-cell office:value-type="float" office:value="0.132358">
                <text:p>0.1323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20">
                <text:p>3520</text:p>
              </table:table-cell>
              <table:table-cell office:value-type="float" office:value="0.629939">
                <text:p>0.629939</text:p>
              </table:table-cell>
              <table:table-cell office:value-type="float" office:value="0.267307">
                <text:p>0.267307</text:p>
              </table:table-cell>
              <table:table-cell office:value-type="float" office:value="0.435976">
                <text:p>0.435976</text:p>
              </table:table-cell>
              <table:table-cell office:value-type="float" office:value="0.14888">
                <text:p>0.148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80">
                <text:p>3880</text:p>
              </table:table-cell>
              <table:table-cell office:value-type="float" office:value="0.682432">
                <text:p>0.682432</text:p>
              </table:table-cell>
              <table:table-cell office:value-type="float" office:value="0.31238">
                <text:p>0.31238</text:p>
              </table:table-cell>
              <table:table-cell office:value-type="float" office:value="0.486453">
                <text:p>0.486453</text:p>
              </table:table-cell>
              <table:table-cell office:value-type="float" office:value="0.164784">
                <text:p>0.1647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40">
                <text:p>4240</text:p>
              </table:table-cell>
              <table:table-cell office:value-type="float" office:value="0.763862">
                <text:p>0.763862</text:p>
              </table:table-cell>
              <table:table-cell office:value-type="float" office:value="0.349048">
                <text:p>0.349048</text:p>
              </table:table-cell>
              <table:table-cell office:value-type="float" office:value="0.534352">
                <text:p>0.534352</text:p>
              </table:table-cell>
              <table:table-cell office:value-type="float" office:value="0.183696">
                <text:p>0.1836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00">
                <text:p>4600</text:p>
              </table:table-cell>
              <table:table-cell office:value-type="float" office:value="0.812966">
                <text:p>0.812966</text:p>
              </table:table-cell>
              <table:table-cell office:value-type="float" office:value="0.370144">
                <text:p>0.370144</text:p>
              </table:table-cell>
              <table:table-cell office:value-type="float" office:value="0.581246">
                <text:p>0.581246</text:p>
              </table:table-cell>
              <table:table-cell office:value-type="float" office:value="0.228404">
                <text:p>0.2284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60">
                <text:p>4960</text:p>
              </table:table-cell>
              <table:table-cell office:value-type="float" office:value="0.89179">
                <text:p>0.89179</text:p>
              </table:table-cell>
              <table:table-cell office:value-type="float" office:value="0.397336">
                <text:p>0.397336</text:p>
              </table:table-cell>
              <table:table-cell office:value-type="float" office:value="0.641176">
                <text:p>0.641176</text:p>
              </table:table-cell>
              <table:table-cell office:value-type="float" office:value="0.227969">
                <text:p>0.2279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20">
                <text:p>5320</text:p>
              </table:table-cell>
              <table:table-cell office:value-type="float" office:value="0.932383">
                <text:p>0.932383</text:p>
              </table:table-cell>
              <table:table-cell office:value-type="float" office:value="0.40758">
                <text:p>0.40758</text:p>
              </table:table-cell>
              <table:table-cell office:value-type="float" office:value="0.704488">
                <text:p>0.704488</text:p>
              </table:table-cell>
              <table:table-cell office:value-type="float" office:value="0.226288">
                <text:p>0.2262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80">
                <text:p>5680</text:p>
              </table:table-cell>
              <table:table-cell office:value-type="float" office:value="1.001511">
                <text:p>1.001511</text:p>
              </table:table-cell>
              <table:table-cell office:value-type="float" office:value="0.457665">
                <text:p>0.457665</text:p>
              </table:table-cell>
              <table:table-cell office:value-type="float" office:value="0.719226">
                <text:p>0.719226</text:p>
              </table:table-cell>
              <table:table-cell office:value-type="float" office:value="0.242022">
                <text:p>0.2420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40">
                <text:p>6040</text:p>
              </table:table-cell>
              <table:table-cell office:value-type="float" office:value="0.842244">
                <text:p>0.842244</text:p>
              </table:table-cell>
              <table:table-cell office:value-type="float" office:value="0.481925">
                <text:p>0.481925</text:p>
              </table:table-cell>
              <table:table-cell office:value-type="float" office:value="0.760439">
                <text:p>0.760439</text:p>
              </table:table-cell>
              <table:table-cell office:value-type="float" office:value="0.258233">
                <text:p>0.2582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0">
                <text:p>6400</text:p>
              </table:table-cell>
              <table:table-cell office:value-type="float" office:value="1.14216">
                <text:p>1.14216</text:p>
              </table:table-cell>
              <table:table-cell office:value-type="float" office:value="0.527588">
                <text:p>0.527588</text:p>
              </table:table-cell>
              <table:table-cell office:value-type="float" office:value="0.820176">
                <text:p>0.820176</text:p>
              </table:table-cell>
              <table:table-cell office:value-type="float" office:value="0.272984">
                <text:p>0.2729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60">
                <text:p>6760</text:p>
              </table:table-cell>
              <table:table-cell office:value-type="float" office:value="1.183342">
                <text:p>1.183342</text:p>
              </table:table-cell>
              <table:table-cell office:value-type="float" office:value="0.555134">
                <text:p>0.555134</text:p>
              </table:table-cell>
              <table:table-cell office:value-type="float" office:value="0.884543">
                <text:p>0.884543</text:p>
              </table:table-cell>
              <table:table-cell office:value-type="float" office:value="0.286071">
                <text:p>0.2860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120">
                <text:p>7120</text:p>
              </table:table-cell>
              <table:table-cell office:value-type="float" office:value="1.283214">
                <text:p>1.283214</text:p>
              </table:table-cell>
              <table:table-cell office:value-type="float" office:value="0.567301">
                <text:p>0.567301</text:p>
              </table:table-cell>
              <table:table-cell office:value-type="float" office:value="0.908956">
                <text:p>0.908956</text:p>
              </table:table-cell>
              <table:table-cell office:value-type="float" office:value="0.301699">
                <text:p>0.3016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480">
                <text:p>7480</text:p>
              </table:table-cell>
              <table:table-cell office:value-type="float" office:value="1.316132">
                <text:p>1.316132</text:p>
              </table:table-cell>
              <table:table-cell office:value-type="float" office:value="0.600784">
                <text:p>0.600784</text:p>
              </table:table-cell>
              <table:table-cell office:value-type="float" office:value="0.947847">
                <text:p>0.947847</text:p>
              </table:table-cell>
              <table:table-cell office:value-type="float" office:value="0.316911">
                <text:p>0.3169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40">
                <text:p>7840</text:p>
              </table:table-cell>
              <table:table-cell office:value-type="float" office:value="1.381526">
                <text:p>1.381526</text:p>
              </table:table-cell>
              <table:table-cell office:value-type="float" office:value="0.628826">
                <text:p>0.628826</text:p>
              </table:table-cell>
              <table:table-cell office:value-type="float" office:value="0.980616">
                <text:p>0.980616</text:p>
              </table:table-cell>
              <table:table-cell office:value-type="float" office:value="0.362589">
                <text:p>0.3625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200">
                <text:p>8200</text:p>
              </table:table-cell>
              <table:table-cell office:value-type="float" office:value="1.449643">
                <text:p>1.449643</text:p>
              </table:table-cell>
              <table:table-cell office:value-type="float" office:value="0.665719">
                <text:p>0.665719</text:p>
              </table:table-cell>
              <table:table-cell office:value-type="float" office:value="1.029371">
                <text:p>1.029371</text:p>
              </table:table-cell>
              <table:table-cell office:value-type="float" office:value="0.357136">
                <text:p>0.3571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60">
                <text:p>8560</text:p>
              </table:table-cell>
              <table:table-cell office:value-type="float" office:value="1.53546">
                <text:p>1.53546</text:p>
              </table:table-cell>
              <table:table-cell office:value-type="float" office:value="0.684328">
                <text:p>0.684328</text:p>
              </table:table-cell>
              <table:table-cell office:value-type="float" office:value="1.077598">
                <text:p>1.077598</text:p>
              </table:table-cell>
              <table:table-cell office:value-type="float" office:value="0.381861">
                <text:p>0.3818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20">
                <text:p>8920</text:p>
              </table:table-cell>
              <table:table-cell office:value-type="float" office:value="1.587647">
                <text:p>1.587647</text:p>
              </table:table-cell>
              <table:table-cell office:value-type="float" office:value="0.72547">
                <text:p>0.72547</text:p>
              </table:table-cell>
              <table:table-cell office:value-type="float" office:value="1.13213">
                <text:p>1.13213</text:p>
              </table:table-cell>
              <table:table-cell office:value-type="float" office:value="0.399132">
                <text:p>0.3991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80">
                <text:p>9280</text:p>
              </table:table-cell>
              <table:table-cell office:value-type="float" office:value="1.63196">
                <text:p>1.63196</text:p>
              </table:table-cell>
              <table:table-cell office:value-type="float" office:value="0.471959">
                <text:p>0.471959</text:p>
              </table:table-cell>
              <table:table-cell office:value-type="float" office:value="1.174546">
                <text:p>1.174546</text:p>
              </table:table-cell>
              <table:table-cell office:value-type="float" office:value="0.40476">
                <text:p>0.404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640">
                <text:p>9640</text:p>
              </table:table-cell>
              <table:table-cell office:value-type="float" office:value="1.710235">
                <text:p>1.710235</text:p>
              </table:table-cell>
              <table:table-cell office:value-type="float" office:value="0.426351">
                <text:p>0.426351</text:p>
              </table:table-cell>
              <table:table-cell office:value-type="float" office:value="1.210264">
                <text:p>1.210264</text:p>
              </table:table-cell>
              <table:table-cell office:value-type="float" office:value="0.416446">
                <text:p>0.4164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0">
                <text:p>10000</text:p>
              </table:table-cell>
              <table:table-cell office:value-type="float" office:value="1.75392">
                <text:p>1.75392</text:p>
              </table:table-cell>
              <table:table-cell office:value-type="float" office:value="0.445207">
                <text:p>0.445207</text:p>
              </table:table-cell>
              <table:table-cell office:value-type="float" office:value="1.255307">
                <text:p>1.255307</text:p>
              </table:table-cell>
              <table:table-cell office:value-type="float" office:value="0.444169">
                <text:p>0.4441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000">
                <text:p>19000</text:p>
              </table:table-cell>
              <table:table-cell office:value-type="float" office:value="2.144702">
                <text:p>2.144702</text:p>
              </table:table-cell>
              <table:table-cell office:value-type="float" office:value="0.849929">
                <text:p>0.849929</text:p>
              </table:table-cell>
              <table:table-cell office:value-type="float" office:value="2.423347">
                <text:p>2.423347</text:p>
              </table:table-cell>
              <table:table-cell office:value-type="float" office:value="0.802333">
                <text:p>0.802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000">
                <text:p>28000</text:p>
              </table:table-cell>
              <table:table-cell office:value-type="float" office:value="3.223151">
                <text:p>3.223151</text:p>
              </table:table-cell>
              <table:table-cell office:value-type="float" office:value="1.253905">
                <text:p>1.253905</text:p>
              </table:table-cell>
              <table:table-cell office:value-type="float" office:value="3.570209">
                <text:p>3.570209</text:p>
              </table:table-cell>
              <table:table-cell office:value-type="float" office:value="1.189808">
                <text:p>1.1898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000">
                <text:p>37000</text:p>
              </table:table-cell>
              <table:table-cell office:value-type="float" office:value="4.368816">
                <text:p>4.368816</text:p>
              </table:table-cell>
              <table:table-cell office:value-type="float" office:value="1.653698">
                <text:p>1.653698</text:p>
              </table:table-cell>
              <table:table-cell office:value-type="float" office:value="4.697909">
                <text:p>4.697909</text:p>
              </table:table-cell>
              <table:table-cell office:value-type="float" office:value="1.581293">
                <text:p>1.5812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5.359403">
                <text:p>5.359403</text:p>
              </table:table-cell>
              <table:table-cell office:value-type="float" office:value="2.055965">
                <text:p>2.055965</text:p>
              </table:table-cell>
              <table:table-cell office:value-type="float" office:value="5.85149">
                <text:p>5.85149</text:p>
              </table:table-cell>
              <table:table-cell office:value-type="float" office:value="1.957972">
                <text:p>1.9579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000">
                <text:p>55000</text:p>
              </table:table-cell>
              <table:table-cell office:value-type="float" office:value="7.068202">
                <text:p>7.068202</text:p>
              </table:table-cell>
              <table:table-cell office:value-type="float" office:value="2.460294">
                <text:p>2.460294</text:p>
              </table:table-cell>
              <table:table-cell office:value-type="float" office:value="7.018423">
                <text:p>7.018423</text:p>
              </table:table-cell>
              <table:table-cell office:value-type="float" office:value="2.334651">
                <text:p>2.3346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000">
                <text:p>64000</text:p>
              </table:table-cell>
              <table:table-cell office:value-type="float" office:value="7.972386">
                <text:p>7.972386</text:p>
              </table:table-cell>
              <table:table-cell office:value-type="float" office:value="2.856856">
                <text:p>2.856856</text:p>
              </table:table-cell>
              <table:table-cell office:value-type="float" office:value="8.166823">
                <text:p>8.166823</text:p>
              </table:table-cell>
              <table:table-cell office:value-type="float" office:value="2.731188">
                <text:p>2.7311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000">
                <text:p>73000</text:p>
              </table:table-cell>
              <table:table-cell office:value-type="float" office:value="8.809756">
                <text:p>8.809756</text:p>
              </table:table-cell>
              <table:table-cell office:value-type="float" office:value="3.2575">
                <text:p>3.2575</text:p>
              </table:table-cell>
              <table:table-cell office:value-type="float" office:value="9.236556">
                <text:p>9.236556</text:p>
              </table:table-cell>
              <table:table-cell office:value-type="float" office:value="3.11239">
                <text:p>3.112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2000">
                <text:p>82000</text:p>
              </table:table-cell>
              <table:table-cell office:value-type="float" office:value="9.240815">
                <text:p>9.240815</text:p>
              </table:table-cell>
              <table:table-cell office:value-type="float" office:value="3.678367">
                <text:p>3.678367</text:p>
              </table:table-cell>
              <table:table-cell office:value-type="float" office:value="10.379124">
                <text:p>10.379124</text:p>
              </table:table-cell>
              <table:table-cell office:value-type="float" office:value="3.488053">
                <text:p>3.4880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1000">
                <text:p>91000</text:p>
              </table:table-cell>
              <table:table-cell office:value-type="float" office:value="9.997936">
                <text:p>9.997936</text:p>
              </table:table-cell>
              <table:table-cell office:value-type="float" office:value="4.088336">
                <text:p>4.088336</text:p>
              </table:table-cell>
              <table:table-cell office:value-type="float" office:value="11.500456">
                <text:p>11.500456</text:p>
              </table:table-cell>
              <table:table-cell office:value-type="float" office:value="3.861181">
                <text:p>3.8611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0">
                <text:p>100000</text:p>
              </table:table-cell>
              <table:table-cell office:value-type="float" office:value="10.973707">
                <text:p>10.973707</text:p>
              </table:table-cell>
              <table:table-cell office:value-type="float" office:value="4.468064">
                <text:p>4.468064</text:p>
              </table:table-cell>
              <table:table-cell office:value-type="float" office:value="12.699517">
                <text:p>12.699517</text:p>
              </table:table-cell>
              <table:table-cell office:value-type="float" office:value="4.255899">
                <text:p>4.2558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6666">
                <text:p>166666</text:p>
              </table:table-cell>
              <table:table-cell office:value-type="float" office:value="20.552369">
                <text:p>20.552369</text:p>
              </table:table-cell>
              <table:table-cell office:value-type="float" office:value="11.465432">
                <text:p>11.465432</text:p>
              </table:table-cell>
              <table:table-cell office:value-type="float" office:value="20.955072">
                <text:p>20.955072</text:p>
              </table:table-cell>
              <table:table-cell office:value-type="float" office:value="9.155124">
                <text:p>9.1551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3332">
                <text:p>233332</text:p>
              </table:table-cell>
              <table:table-cell office:value-type="float" office:value="26.028474">
                <text:p>26.028474</text:p>
              </table:table-cell>
              <table:table-cell office:value-type="float" office:value="14.958053">
                <text:p>14.958053</text:p>
              </table:table-cell>
              <table:table-cell office:value-type="float" office:value="30.510472">
                <text:p>30.510472</text:p>
              </table:table-cell>
              <table:table-cell office:value-type="float" office:value="12.81582">
                <text:p>12.815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9998">
                <text:p>299998</text:p>
              </table:table-cell>
              <table:table-cell office:value-type="float" office:value="34.300831">
                <text:p>34.300831</text:p>
              </table:table-cell>
              <table:table-cell office:value-type="float" office:value="13.355233">
                <text:p>13.355233</text:p>
              </table:table-cell>
              <table:table-cell office:value-type="float" office:value="38.062696">
                <text:p>38.062696</text:p>
              </table:table-cell>
              <table:table-cell office:value-type="float" office:value="12.661189">
                <text:p>12.6611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6664">
                <text:p>366664</text:p>
              </table:table-cell>
              <table:table-cell office:value-type="float" office:value="48.057734">
                <text:p>48.057734</text:p>
              </table:table-cell>
              <table:table-cell office:value-type="float" office:value="16.687473">
                <text:p>16.687473</text:p>
              </table:table-cell>
              <table:table-cell office:value-type="float" office:value="46.92261">
                <text:p>46.92261</text:p>
              </table:table-cell>
              <table:table-cell office:value-type="float" office:value="15.577159">
                <text:p>15.5771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3330">
                <text:p>433330</text:p>
              </table:table-cell>
              <table:table-cell office:value-type="float" office:value="54.63871">
                <text:p>54.63871</text:p>
              </table:table-cell>
              <table:table-cell office:value-type="float" office:value="20.261449">
                <text:p>20.261449</text:p>
              </table:table-cell>
              <table:table-cell office:value-type="float" office:value="71.54585">
                <text:p>71.54585</text:p>
              </table:table-cell>
              <table:table-cell office:value-type="float" office:value="18.938736">
                <text:p>18.9387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9996">
                <text:p>499996</text:p>
              </table:table-cell>
              <table:table-cell office:value-type="float" office:value="84.31419">
                <text:p>84.31419</text:p>
              </table:table-cell>
              <table:table-cell office:value-type="float" office:value="22.314918">
                <text:p>22.314918</text:p>
              </table:table-cell>
              <table:table-cell office:value-type="float" office:value="88.479957">
                <text:p>88.479957</text:p>
              </table:table-cell>
              <table:table-cell office:value-type="float" office:value="22.164953">
                <text:p>22.1649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000">
                <text:p>600000</text:p>
              </table:table-cell>
              <table:table-cell office:value-type="float" office:value="69.901288">
                <text:p>69.901288</text:p>
              </table:table-cell>
              <table:table-cell office:value-type="float" office:value="48.696436">
                <text:p>48.696436</text:p>
              </table:table-cell>
              <table:table-cell office:value-type="float" office:value="149.090171">
                <text:p>149.090171</text:p>
              </table:table-cell>
              <table:table-cell office:value-type="float" office:value="45.995994">
                <text:p>45.9959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0000">
                <text:p>700000</text:p>
              </table:table-cell>
              <table:table-cell office:value-type="float" office:value="100.336357">
                <text:p>100.336357</text:p>
              </table:table-cell>
              <table:table-cell office:value-type="float" office:value="56.312254">
                <text:p>56.312254</text:p>
              </table:table-cell>
              <table:table-cell office:value-type="float" office:value="175.510785">
                <text:p>175.510785</text:p>
              </table:table-cell>
              <table:table-cell office:value-type="float" office:value="54.106972">
                <text:p>54.1069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0000">
                <text:p>800000</text:p>
              </table:table-cell>
              <table:table-cell office:value-type="float" office:value="119.710668">
                <text:p>119.710668</text:p>
              </table:table-cell>
              <table:table-cell office:value-type="float" office:value="64.652182">
                <text:p>64.652182</text:p>
              </table:table-cell>
              <table:table-cell office:value-type="float" office:value="153.541251">
                <text:p>153.541251</text:p>
              </table:table-cell>
              <table:table-cell office:value-type="float" office:value="61.972741">
                <text:p>61.9727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0000">
                <text:p>900000</text:p>
              </table:table-cell>
              <table:table-cell office:value-type="float" office:value="152.520624">
                <text:p>152.520624</text:p>
              </table:table-cell>
              <table:table-cell office:value-type="float" office:value="70.212143">
                <text:p>70.212143</text:p>
              </table:table-cell>
              <table:table-cell office:value-type="float" office:value="205.602269">
                <text:p>205.602269</text:p>
              </table:table-cell>
              <table:table-cell office:value-type="float" office:value="69.111161">
                <text:p>69.1111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0000">
                <text:p>1000000</text:p>
              </table:table-cell>
              <table:table-cell office:value-type="float" office:value="154.706622">
                <text:p>154.706622</text:p>
              </table:table-cell>
              <table:table-cell office:value-type="float" office:value="81.15188">
                <text:p>81.15188</text:p>
              </table:table-cell>
              <table:table-cell office:value-type="float" office:value="220.024792">
                <text:p>220.024792</text:p>
              </table:table-cell>
              <table:table-cell office:value-type="float" office:value="75.647959">
                <text:p>75.6479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86cm" svg:height="13.522cm" xlink:href=".." xlink:type="simple" chart:class="chart:scatter" chart:style-name="ch1">
        <chart:title svg:x="7.653cm" svg:y="0.406cm" chart:style-name="ch2">
          <text:p>Czas użytkownika procesu macierzystego</text:p>
        </chart:title>
        <chart:legend chart:legend-position="end" svg:x="21.458cm" svg:y="5.715cm" style:legend-expansion="high" chart:style-name="ch3"/>
        <chart:plot-area chart:style-name="ch4" table:cell-range-address="Arkusz1.A3:Arkusz1.A100 Arkusz1.A1:Arkusz1.A1 Arkusz1.F3:Arkusz1.F100 Arkusz1.N1:Arkusz1.N1 Arkusz1.S3:Arkusz1.S100 Arkusz1.AB1:Arkusz1.AB1 Arkusz1.AG3:Arkusz1.AG100 Arkusz1.AP1:Arkusz1.AP1 Arkusz1.AU3:Arkusz1.AU100" chart:data-source-has-labels="row" svg:x="1.488cm" svg:y="1.481cm" svg:width="19.493cm" svg:height="10.79cm">
          <chartooo:coordinate-region svg:x="2.4cm" svg:y="1.68cm" svg:width="17.931cm" svg:height="9.944cm"/>
          <chart:axis chart:dimension="x" chart:name="primary-x" chart:style-name="ch5">
            <chart:title svg:x="10.264cm" svg:y="12.541cm" chart:style-name="ch6">
              <text:p>Ilosc watkow</text:p>
            </chart:title>
          </chart:axis>
          <chart:axis chart:dimension="y" chart:name="primary-y" chart:style-name="ch5">
            <chart:title svg:x="0.451cm" svg:y="7.304cm" chart:style-name="ch7">
              <text:p>Czas</text:p>
            </chart:title>
            <chart:grid chart:style-name="ch8" chart:class="major"/>
          </chart:axis>
          <chart:series chart:style-name="ch9" chart:values-cell-range-address="Arkusz1.F3:Arkusz1.F100" chart:label-cell-address="Arkusz1.A1:Arkusz1.A1" chart:class="chart:scatter">
            <chart:domain table:cell-range-address="Arkusz1.A3:Arkusz1.A100"/>
            <chart:data-point chart:repeated="98"/>
          </chart:series>
          <chart:series chart:style-name="ch10" chart:values-cell-range-address="Arkusz1.S3:Arkusz1.S100" chart:label-cell-address="Arkusz1.N1:Arkusz1.N1" chart:class="chart:scatter">
            <chart:data-point chart:repeated="98"/>
          </chart:series>
          <chart:series chart:style-name="ch11" chart:values-cell-range-address="Arkusz1.AG3:Arkusz1.AG100" chart:label-cell-address="Arkusz1.AB1:Arkusz1.AB1" chart:class="chart:scatter">
            <chart:data-point chart:repeated="98"/>
          </chart:series>
          <chart:series chart:style-name="ch12" chart:values-cell-range-address="Arkusz1.AU3:Arkusz1.AU100" chart:label-cell-address="Arkusz1.AP1:Arkusz1.AP1" chart:class="chart:scatter">
            <chart:data-point chart:repeated="9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Fork</text:p>
                <draw:g>
                  <svg:desc>Arkusz1.A1:Arkusz1.A1</svg:desc>
                </draw:g>
              </table:table-cell>
              <table:table-cell office:value-type="string">
                <text:p>Vfork</text:p>
                <draw:g>
                  <svg:desc>Arkusz1.N1:Arkusz1.N1</svg:desc>
                </draw:g>
              </table:table-cell>
              <table:table-cell office:value-type="string">
                <text:p>Clone</text:p>
                <draw:g>
                  <svg:desc>Arkusz1.AB1:Arkusz1.AB1</svg:desc>
                </draw:g>
              </table:table-cell>
              <table:table-cell office:value-type="string">
                <text:p>Vclone</text:p>
                <draw:g>
                  <svg:desc>Arkusz1.AP1:Arkusz1.A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rkusz1.A3:Arkusz1.A100</svg:desc>
                </draw:g>
              </table:table-cell>
              <table:table-cell office:value-type="float" office:value="0">
                <text:p>0</text:p>
                <draw:g>
                  <svg:desc>Arkusz1.F3:Arkusz1.F100</svg:desc>
                </draw:g>
              </table:table-cell>
              <table:table-cell office:value-type="float" office:value="0">
                <text:p>0</text:p>
                <draw:g>
                  <svg:desc>Arkusz1.S3:Arkusz1.S100</svg:desc>
                </draw:g>
              </table:table-cell>
              <table:table-cell office:value-type="float" office:value="0">
                <text:p>0</text:p>
                <draw:g>
                  <svg:desc>Arkusz1.AG3:Arkusz1.AG100</svg:desc>
                </draw:g>
              </table:table-cell>
              <table:table-cell office:value-type="float" office:value="0">
                <text:p>0</text:p>
                <draw:g>
                  <svg:desc>Arkusz1.AU3:Arkusz1.AU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">
                <text:p>137</text:p>
              </table:table-cell>
              <table:table-cell office:value-type="float" office:value="0.000115">
                <text:p>0.000115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9">
                <text:p>269</text:p>
              </table:table-cell>
              <table:table-cell office:value-type="float" office:value="0.000114">
                <text:p>0.000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  <table:table-cell office:value-type="float" office:value="0.000219">
                <text:p>0.000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1">
                <text:p>401</text:p>
              </table:table-cell>
              <table:table-cell office:value-type="float" office:value="0.000238">
                <text:p>0.000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7">
                <text:p>467</text:p>
              </table:table-cell>
              <table:table-cell office:value-type="float" office:value="0.000336">
                <text:p>0.00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3">
                <text:p>533</text:p>
              </table:table-cell>
              <table:table-cell office:value-type="float" office:value="0.000115">
                <text:p>0.000115</text:p>
              </table:table-cell>
              <table:table-cell office:value-type="float" office:value="0">
                <text:p>0</text:p>
              </table:table-cell>
              <table:table-cell office:value-type="float" office:value="0.000098">
                <text:p>0.000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9">
                <text:p>599</text:p>
              </table:table-cell>
              <table:table-cell office:value-type="float" office:value="0.000113">
                <text:p>0.000113</text:p>
              </table:table-cell>
              <table:table-cell office:value-type="float" office:value="0">
                <text:p>0</text:p>
              </table:table-cell>
              <table:table-cell office:value-type="float" office:value="0.00017">
                <text:p>0.00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5">
                <text:p>665</text:p>
              </table:table-cell>
              <table:table-cell office:value-type="float" office:value="0.00022">
                <text:p>0.00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1">
                <text:p>731</text:p>
              </table:table-cell>
              <table:table-cell office:value-type="float" office:value="0.000243">
                <text:p>0.000243</text:p>
              </table:table-cell>
              <table:table-cell office:value-type="float" office:value="0">
                <text:p>0</text:p>
              </table:table-cell>
              <table:table-cell office:value-type="float" office:value="0.000089">
                <text:p>0.000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7">
                <text:p>797</text:p>
              </table:table-cell>
              <table:table-cell office:value-type="float" office:value="0.000247">
                <text:p>0.000247</text:p>
              </table:table-cell>
              <table:table-cell office:value-type="float" office:value="0.000077">
                <text:p>0.000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">
                <text:p>863</text:p>
              </table:table-cell>
              <table:table-cell office:value-type="float" office:value="0.000112">
                <text:p>0.00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9">
                <text:p>929</text:p>
              </table:table-cell>
              <table:table-cell office:value-type="float" office:value="0.00042">
                <text:p>0.00042</text:p>
              </table:table-cell>
              <table:table-cell office:value-type="float" office:value="0.000044">
                <text:p>0.0000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5">
                <text:p>995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105">
                <text:p>0.000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0.000356">
                <text:p>0.000356</text:p>
              </table:table-cell>
              <table:table-cell office:value-type="float" office:value="0">
                <text:p>0</text:p>
              </table:table-cell>
              <table:table-cell office:value-type="float" office:value="0.000049">
                <text:p>0.000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0">
                <text:p>1360</text:p>
              </table:table-cell>
              <table:table-cell office:value-type="float" office:value="0.000342">
                <text:p>0.000342</text:p>
              </table:table-cell>
              <table:table-cell office:value-type="float" office:value="0.000034">
                <text:p>0.000034</text:p>
              </table:table-cell>
              <table:table-cell office:value-type="float" office:value="0">
                <text:p>0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20">
                <text:p>1720</text:p>
              </table:table-cell>
              <table:table-cell office:value-type="float" office:value="0.000349">
                <text:p>0.000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80">
                <text:p>2080</text:p>
              </table:table-cell>
              <table:table-cell office:value-type="float" office:value="0.000223">
                <text:p>0.000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40">
                <text:p>2440</text:p>
              </table:table-cell>
              <table:table-cell office:value-type="float" office:value="0.00069">
                <text:p>0.00069</text:p>
              </table:table-cell>
              <table:table-cell office:value-type="float" office:value="0">
                <text:p>0</text:p>
              </table:table-cell>
              <table:table-cell office:value-type="float" office:value="0.000057">
                <text:p>0.000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00">
                <text:p>2800</text:p>
              </table:table-cell>
              <table:table-cell office:value-type="float" office:value="0.000334">
                <text:p>0.000334</text:p>
              </table:table-cell>
              <table:table-cell office:value-type="float" office:value="0">
                <text:p>0</text:p>
              </table:table-cell>
              <table:table-cell office:value-type="float" office:value="0.000056">
                <text:p>0.000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60">
                <text:p>3160</text:p>
              </table:table-cell>
              <table:table-cell office:value-type="float" office:value="0.000918">
                <text:p>0.000918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54">
                <text:p>0.000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20">
                <text:p>3520</text:p>
              </table:table-cell>
              <table:table-cell office:value-type="float" office:value="0.001012">
                <text:p>0.001012</text:p>
              </table:table-cell>
              <table:table-cell office:value-type="float" office:value="0">
                <text:p>0</text:p>
              </table:table-cell>
              <table:table-cell office:value-type="float" office:value="0.000058">
                <text:p>0.000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80">
                <text:p>3880</text:p>
              </table:table-cell>
              <table:table-cell office:value-type="float" office:value="0.000698">
                <text:p>0.000698</text:p>
              </table:table-cell>
              <table:table-cell office:value-type="float" office:value="0">
                <text:p>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40">
                <text:p>4240</text:p>
              </table:table-cell>
              <table:table-cell office:value-type="float" office:value="0.000832">
                <text:p>0.000832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00">
                <text:p>4600</text:p>
              </table:table-cell>
              <table:table-cell office:value-type="float" office:value="0.00153">
                <text:p>0.00153</text:p>
              </table:table-cell>
              <table:table-cell office:value-type="float" office:value="0">
                <text:p>0</text:p>
              </table:table-cell>
              <table:table-cell office:value-type="float" office:value="0.000111">
                <text:p>0.000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60">
                <text:p>4960</text:p>
              </table:table-cell>
              <table:table-cell office:value-type="float" office:value="0.00196">
                <text:p>0.00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20">
                <text:p>5320</text:p>
              </table:table-cell>
              <table:table-cell office:value-type="float" office:value="0.000568">
                <text:p>0.000568</text:p>
              </table:table-cell>
              <table:table-cell office:value-type="float" office:value="0">
                <text:p>0</text:p>
              </table:table-cell>
              <table:table-cell office:value-type="float" office:value="0.000123">
                <text:p>0.000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80">
                <text:p>5680</text:p>
              </table:table-cell>
              <table:table-cell office:value-type="float" office:value="0.002174">
                <text:p>0.002174</text:p>
              </table:table-cell>
              <table:table-cell office:value-type="float" office:value="0">
                <text:p>0</text:p>
              </table:table-cell>
              <table:table-cell office:value-type="float" office:value="0.000115">
                <text:p>0.000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40">
                <text:p>6040</text:p>
              </table:table-cell>
              <table:table-cell office:value-type="float" office:value="0.000983">
                <text:p>0.000983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56">
                <text:p>0.000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0">
                <text:p>6400</text:p>
              </table:table-cell>
              <table:table-cell office:value-type="float" office:value="0.001332">
                <text:p>0.001332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224">
                <text:p>0.000224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60">
                <text:p>6760</text:p>
              </table:table-cell>
              <table:table-cell office:value-type="float" office:value="0.001963">
                <text:p>0.001963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228">
                <text:p>0.000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120">
                <text:p>7120</text:p>
              </table:table-cell>
              <table:table-cell office:value-type="float" office:value="0.002727">
                <text:p>0.002727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296">
                <text:p>0.000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480">
                <text:p>7480</text:p>
              </table:table-cell>
              <table:table-cell office:value-type="float" office:value="0.001977">
                <text:p>0.001977</text:p>
              </table:table-cell>
              <table:table-cell office:value-type="float" office:value="0.00004">
                <text:p>0.00004</text:p>
              </table:table-cell>
              <table:table-cell office:value-type="float" office:value="0.000102">
                <text:p>0.000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40">
                <text:p>7840</text:p>
              </table:table-cell>
              <table:table-cell office:value-type="float" office:value="0.002713">
                <text:p>0.002713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200">
                <text:p>8200</text:p>
              </table:table-cell>
              <table:table-cell office:value-type="float" office:value="0.001214">
                <text:p>0.001214</text:p>
              </table:table-cell>
              <table:table-cell office:value-type="float" office:value="0.000033">
                <text:p>0.000033</text:p>
              </table:table-cell>
              <table:table-cell office:value-type="float" office:value="0.000177">
                <text:p>0.000177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60">
                <text:p>8560</text:p>
              </table:table-cell>
              <table:table-cell office:value-type="float" office:value="0.003588">
                <text:p>0.003588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062">
                <text:p>0.000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20">
                <text:p>8920</text:p>
              </table:table-cell>
              <table:table-cell office:value-type="float" office:value="0.002025">
                <text:p>0.002025</text:p>
              </table:table-cell>
              <table:table-cell office:value-type="float" office:value="0">
                <text:p>0</text:p>
              </table:table-cell>
              <table:table-cell office:value-type="float" office:value="0.000233">
                <text:p>0.000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80">
                <text:p>9280</text:p>
              </table:table-cell>
              <table:table-cell office:value-type="float" office:value="0.002044">
                <text:p>0.002044</text:p>
              </table:table-cell>
              <table:table-cell office:value-type="float" office:value="0.000039">
                <text:p>0.000039</text:p>
              </table:table-cell>
              <table:table-cell office:value-type="float" office:value="0.000243">
                <text:p>0.000243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640">
                <text:p>9640</text:p>
              </table:table-cell>
              <table:table-cell office:value-type="float" office:value="0.003594">
                <text:p>0.003594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153">
                <text:p>0.000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0">
                <text:p>10000</text:p>
              </table:table-cell>
              <table:table-cell office:value-type="float" office:value="0.002193">
                <text:p>0.002193</text:p>
              </table:table-cell>
              <table:table-cell office:value-type="float" office:value="0">
                <text:p>0</text:p>
              </table:table-cell>
              <table:table-cell office:value-type="float" office:value="0.000259">
                <text:p>0.000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000">
                <text:p>19000</text:p>
              </table:table-cell>
              <table:table-cell office:value-type="float" office:value="0.002685">
                <text:p>0.002685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829">
                <text:p>0.000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000">
                <text:p>28000</text:p>
              </table:table-cell>
              <table:table-cell office:value-type="float" office:value="0.005578">
                <text:p>0.005578</text:p>
              </table:table-cell>
              <table:table-cell office:value-type="float" office:value="0.00005">
                <text:p>0.00005</text:p>
              </table:table-cell>
              <table:table-cell office:value-type="float" office:value="0.000561">
                <text:p>0.000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000">
                <text:p>37000</text:p>
              </table:table-cell>
              <table:table-cell office:value-type="float" office:value="0.005545">
                <text:p>0.005545</text:p>
              </table:table-cell>
              <table:table-cell office:value-type="float" office:value="0">
                <text:p>0</text:p>
              </table:table-cell>
              <table:table-cell office:value-type="float" office:value="0.001047">
                <text:p>0.001047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0.006263">
                <text:p>0.006263</text:p>
              </table:table-cell>
              <table:table-cell office:value-type="float" office:value="0.000079">
                <text:p>0.000079</text:p>
              </table:table-cell>
              <table:table-cell office:value-type="float" office:value="0.0009">
                <text:p>0.0009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000">
                <text:p>55000</text:p>
              </table:table-cell>
              <table:table-cell office:value-type="float" office:value="0.007927">
                <text:p>0.007927</text:p>
              </table:table-cell>
              <table:table-cell office:value-type="float" office:value="0.000032">
                <text:p>0.000032</text:p>
              </table:table-cell>
              <table:table-cell office:value-type="float" office:value="0.001134">
                <text:p>0.001134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000">
                <text:p>64000</text:p>
              </table:table-cell>
              <table:table-cell office:value-type="float" office:value="0.011554">
                <text:p>0.011554</text:p>
              </table:table-cell>
              <table:table-cell office:value-type="float" office:value="0">
                <text:p>0</text:p>
              </table:table-cell>
              <table:table-cell office:value-type="float" office:value="0.000868">
                <text:p>0.000868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000">
                <text:p>73000</text:p>
              </table:table-cell>
              <table:table-cell office:value-type="float" office:value="0.009813">
                <text:p>0.009813</text:p>
              </table:table-cell>
              <table:table-cell office:value-type="float" office:value="0.00005">
                <text:p>0.00005</text:p>
              </table:table-cell>
              <table:table-cell office:value-type="float" office:value="0.001839">
                <text:p>0.001839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2000">
                <text:p>82000</text:p>
              </table:table-cell>
              <table:table-cell office:value-type="float" office:value="0.013954">
                <text:p>0.013954</text:p>
              </table:table-cell>
              <table:table-cell office:value-type="float" office:value="0">
                <text:p>0</text:p>
              </table:table-cell>
              <table:table-cell office:value-type="float" office:value="0.001614">
                <text:p>0.001614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1000">
                <text:p>91000</text:p>
              </table:table-cell>
              <table:table-cell office:value-type="float" office:value="0.01278">
                <text:p>0.01278</text:p>
              </table:table-cell>
              <table:table-cell office:value-type="float" office:value="0.000164">
                <text:p>0.000164</text:p>
              </table:table-cell>
              <table:table-cell office:value-type="float" office:value="0.002319">
                <text:p>0.002319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0">
                <text:p>100000</text:p>
              </table:table-cell>
              <table:table-cell office:value-type="float" office:value="0.013091">
                <text:p>0.013091</text:p>
              </table:table-cell>
              <table:table-cell office:value-type="float" office:value="0.000056">
                <text:p>0.000056</text:p>
              </table:table-cell>
              <table:table-cell office:value-type="float" office:value="0.001948">
                <text:p>0.001948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6666">
                <text:p>166666</text:p>
              </table:table-cell>
              <table:table-cell office:value-type="float" office:value="0.024772">
                <text:p>0.024772</text:p>
              </table:table-cell>
              <table:table-cell office:value-type="float" office:value="0.000521">
                <text:p>0.000521</text:p>
              </table:table-cell>
              <table:table-cell office:value-type="float" office:value="0.003332">
                <text:p>0.003332</text:p>
              </table:table-cell>
              <table:table-cell office:value-type="float" office:value="0.000332">
                <text:p>0.0003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3332">
                <text:p>233332</text:p>
              </table:table-cell>
              <table:table-cell office:value-type="float" office:value="0.035196">
                <text:p>0.035196</text:p>
              </table:table-cell>
              <table:table-cell office:value-type="float" office:value="0.00084">
                <text:p>0.00084</text:p>
              </table:table-cell>
              <table:table-cell office:value-type="float" office:value="0.004413">
                <text:p>0.004413</text:p>
              </table:table-cell>
              <table:table-cell office:value-type="float" office:value="0.000667">
                <text:p>0.000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9998">
                <text:p>299998</text:p>
              </table:table-cell>
              <table:table-cell office:value-type="float" office:value="0.041118">
                <text:p>0.041118</text:p>
              </table:table-cell>
              <table:table-cell office:value-type="float" office:value="0.000277">
                <text:p>0.000277</text:p>
              </table:table-cell>
              <table:table-cell office:value-type="float" office:value="0.005396">
                <text:p>0.005396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6664">
                <text:p>366664</text:p>
              </table:table-cell>
              <table:table-cell office:value-type="float" office:value="0.062676">
                <text:p>0.062676</text:p>
              </table:table-cell>
              <table:table-cell office:value-type="float" office:value="0.000292">
                <text:p>0.000292</text:p>
              </table:table-cell>
              <table:table-cell office:value-type="float" office:value="0.008924">
                <text:p>0.008924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3330">
                <text:p>433330</text:p>
              </table:table-cell>
              <table:table-cell office:value-type="float" office:value="0.075476">
                <text:p>0.075476</text:p>
              </table:table-cell>
              <table:table-cell office:value-type="float" office:value="0.000539">
                <text:p>0.000539</text:p>
              </table:table-cell>
              <table:table-cell office:value-type="float" office:value="0.013759">
                <text:p>0.013759</text:p>
              </table:table-cell>
              <table:table-cell office:value-type="float" office:value="0.000205">
                <text:p>0.0002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9996">
                <text:p>499996</text:p>
              </table:table-cell>
              <table:table-cell office:value-type="float" office:value="0.129687">
                <text:p>0.129687</text:p>
              </table:table-cell>
              <table:table-cell office:value-type="float" office:value="0.000232">
                <text:p>0.000232</text:p>
              </table:table-cell>
              <table:table-cell office:value-type="float" office:value="0.019786">
                <text:p>0.019786</text:p>
              </table:table-cell>
              <table:table-cell office:value-type="float" office:value="0.000467">
                <text:p>0.0004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000">
                <text:p>600000</text:p>
              </table:table-cell>
              <table:table-cell office:value-type="float" office:value="0.093137">
                <text:p>0.093137</text:p>
              </table:table-cell>
              <table:table-cell office:value-type="float" office:value="0.003917">
                <text:p>0.003917</text:p>
              </table:table-cell>
              <table:table-cell office:value-type="float" office:value="0.041769">
                <text:p>0.041769</text:p>
              </table:table-cell>
              <table:table-cell office:value-type="float" office:value="0.00334">
                <text:p>0.003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0000">
                <text:p>700000</text:p>
              </table:table-cell>
              <table:table-cell office:value-type="float" office:value="0.139611">
                <text:p>0.139611</text:p>
              </table:table-cell>
              <table:table-cell office:value-type="float" office:value="0.003756">
                <text:p>0.003756</text:p>
              </table:table-cell>
              <table:table-cell office:value-type="float" office:value="0.048015">
                <text:p>0.048015</text:p>
              </table:table-cell>
              <table:table-cell office:value-type="float" office:value="0.003295">
                <text:p>0.0032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0000">
                <text:p>800000</text:p>
              </table:table-cell>
              <table:table-cell office:value-type="float" office:value="0.175601">
                <text:p>0.175601</text:p>
              </table:table-cell>
              <table:table-cell office:value-type="float" office:value="0.004239">
                <text:p>0.004239</text:p>
              </table:table-cell>
              <table:table-cell office:value-type="float" office:value="0.040699">
                <text:p>0.040699</text:p>
              </table:table-cell>
              <table:table-cell office:value-type="float" office:value="0.004087">
                <text:p>0.0040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0000">
                <text:p>900000</text:p>
              </table:table-cell>
              <table:table-cell office:value-type="float" office:value="0.220872">
                <text:p>0.220872</text:p>
              </table:table-cell>
              <table:table-cell office:value-type="float" office:value="0.005315">
                <text:p>0.005315</text:p>
              </table:table-cell>
              <table:table-cell office:value-type="float" office:value="0.05656">
                <text:p>0.05656</text:p>
              </table:table-cell>
              <table:table-cell office:value-type="float" office:value="0.004111">
                <text:p>0.0041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0000">
                <text:p>1000000</text:p>
              </table:table-cell>
              <table:table-cell office:value-type="float" office:value="0.228973">
                <text:p>0.228973</text:p>
              </table:table-cell>
              <table:table-cell office:value-type="float" office:value="0.005693">
                <text:p>0.005693</text:p>
              </table:table-cell>
              <table:table-cell office:value-type="float" office:value="0.061585">
                <text:p>0.061585</text:p>
              </table:table-cell>
              <table:table-cell office:value-type="float" office:value="0.005175">
                <text:p>0.0051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86cm" svg:height="13.522cm" xlink:href=".." xlink:type="simple" chart:class="chart:scatter" chart:style-name="ch1">
        <chart:title svg:x="5.589cm" svg:y="0.406cm" chart:style-name="ch2">
          <text:p>Czas systemu + czas użytkownika dla systemu macierzystego</text:p>
        </chart:title>
        <chart:legend chart:legend-position="end" svg:x="21.458cm" svg:y="5.715cm" style:legend-expansion="high" chart:style-name="ch3"/>
        <chart:plot-area chart:style-name="ch4" table:cell-range-address="Arkusz1.A3:Arkusz1.A100 Arkusz1.A1:Arkusz1.A1 Arkusz1.H3:Arkusz1.H100 Arkusz1.N1:Arkusz1.N1 Arkusz1.U3:Arkusz1.U100 Arkusz1.AB1:Arkusz1.AB1 Arkusz1.AI3:Arkusz1.AI100 Arkusz1.AP1:Arkusz1.AP1 Arkusz1.AW3:Arkusz1.AW100" chart:data-source-has-labels="row" svg:x="1.488cm" svg:y="1.481cm" svg:width="19.493cm" svg:height="10.79cm">
          <chartooo:coordinate-region svg:x="2.109cm" svg:y="1.68cm" svg:width="18.222cm" svg:height="9.944cm"/>
          <chart:axis chart:dimension="x" chart:name="primary-x" chart:style-name="ch5">
            <chart:title svg:x="10.264cm" svg:y="12.541cm" chart:style-name="ch6">
              <text:p>Ilosc watkow</text:p>
            </chart:title>
          </chart:axis>
          <chart:axis chart:dimension="y" chart:name="primary-y" chart:style-name="ch5">
            <chart:title svg:x="0.451cm" svg:y="7.304cm" chart:style-name="ch7">
              <text:p>Czas</text:p>
            </chart:title>
            <chart:grid chart:style-name="ch8" chart:class="major"/>
          </chart:axis>
          <chart:series chart:style-name="ch9" chart:values-cell-range-address="Arkusz1.H3:Arkusz1.H100" chart:label-cell-address="Arkusz1.A1:Arkusz1.A1" chart:class="chart:scatter">
            <chart:domain table:cell-range-address="Arkusz1.A3:Arkusz1.A100"/>
            <chart:data-point chart:repeated="98"/>
          </chart:series>
          <chart:series chart:style-name="ch10" chart:values-cell-range-address="Arkusz1.U3:Arkusz1.U100" chart:label-cell-address="Arkusz1.N1:Arkusz1.N1" chart:class="chart:scatter">
            <chart:data-point chart:repeated="98"/>
          </chart:series>
          <chart:series chart:style-name="ch11" chart:values-cell-range-address="Arkusz1.AI3:Arkusz1.AI100" chart:label-cell-address="Arkusz1.AB1:Arkusz1.AB1" chart:class="chart:scatter">
            <chart:data-point chart:repeated="98"/>
          </chart:series>
          <chart:series chart:style-name="ch12" chart:values-cell-range-address="Arkusz1.AW3:Arkusz1.AW100" chart:label-cell-address="Arkusz1.AP1:Arkusz1.AP1" chart:class="chart:scatter">
            <chart:data-point chart:repeated="9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Fork</text:p>
                <draw:g>
                  <svg:desc>Arkusz1.A1:Arkusz1.A1</svg:desc>
                </draw:g>
              </table:table-cell>
              <table:table-cell office:value-type="string">
                <text:p>Vfork</text:p>
                <draw:g>
                  <svg:desc>Arkusz1.N1:Arkusz1.N1</svg:desc>
                </draw:g>
              </table:table-cell>
              <table:table-cell office:value-type="string">
                <text:p>Clone</text:p>
                <draw:g>
                  <svg:desc>Arkusz1.AB1:Arkusz1.AB1</svg:desc>
                </draw:g>
              </table:table-cell>
              <table:table-cell office:value-type="string">
                <text:p>Vclone</text:p>
                <draw:g>
                  <svg:desc>Arkusz1.AP1:Arkusz1.A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rkusz1.A3:Arkusz1.A100</svg:desc>
                </draw:g>
              </table:table-cell>
              <table:table-cell office:value-type="float" office:value="0.000938">
                <text:p>0.000938</text:p>
                <draw:g>
                  <svg:desc>Arkusz1.H3:Arkusz1.H100</svg:desc>
                </draw:g>
              </table:table-cell>
              <table:table-cell office:value-type="float" office:value="0">
                <text:p>0</text:p>
                <draw:g>
                  <svg:desc>Arkusz1.U3:Arkusz1.U100</svg:desc>
                </draw:g>
              </table:table-cell>
              <table:table-cell office:value-type="float" office:value="0.000534">
                <text:p>0.000534</text:p>
                <draw:g>
                  <svg:desc>Arkusz1.AI3:Arkusz1.AI100</svg:desc>
                </draw:g>
              </table:table-cell>
              <table:table-cell office:value-type="float" office:value="0.000141">
                <text:p>0.000141</text:p>
                <draw:g>
                  <svg:desc>Arkusz1.AW3:Arkusz1.AW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">
                <text:p>71</text:p>
              </table:table-cell>
              <table:table-cell office:value-type="float" office:value="0.00705">
                <text:p>0.00705</text:p>
              </table:table-cell>
              <table:table-cell office:value-type="float" office:value="0.002214">
                <text:p>0.002214</text:p>
              </table:table-cell>
              <table:table-cell office:value-type="float" office:value="0.005072">
                <text:p>0.005072</text:p>
              </table:table-cell>
              <table:table-cell office:value-type="float" office:value="0.001973">
                <text:p>0.0019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">
                <text:p>137</text:p>
              </table:table-cell>
              <table:table-cell office:value-type="float" office:value="0.01129">
                <text:p>0.01129</text:p>
              </table:table-cell>
              <table:table-cell office:value-type="float" office:value="0.00449">
                <text:p>0.00449</text:p>
              </table:table-cell>
              <table:table-cell office:value-type="float" office:value="0.011044">
                <text:p>0.011044</text:p>
              </table:table-cell>
              <table:table-cell office:value-type="float" office:value="0.00407">
                <text:p>0.004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3">
                <text:p>203</text:p>
              </table:table-cell>
              <table:table-cell office:value-type="float" office:value="0.015575">
                <text:p>0.015575</text:p>
              </table:table-cell>
              <table:table-cell office:value-type="float" office:value="0.005544">
                <text:p>0.005544</text:p>
              </table:table-cell>
              <table:table-cell office:value-type="float" office:value="0.015639">
                <text:p>0.015639</text:p>
              </table:table-cell>
              <table:table-cell office:value-type="float" office:value="0.008545">
                <text:p>0.008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9">
                <text:p>269</text:p>
              </table:table-cell>
              <table:table-cell office:value-type="float" office:value="0.020644">
                <text:p>0.020644</text:p>
              </table:table-cell>
              <table:table-cell office:value-type="float" office:value="0.007746">
                <text:p>0.007746</text:p>
              </table:table-cell>
              <table:table-cell office:value-type="float" office:value="0.01957">
                <text:p>0.01957</text:p>
              </table:table-cell>
              <table:table-cell office:value-type="float" office:value="0.007412">
                <text:p>0.007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  <table:table-cell office:value-type="float" office:value="0.025875">
                <text:p>0.025875</text:p>
              </table:table-cell>
              <table:table-cell office:value-type="float" office:value="0.009089">
                <text:p>0.009089</text:p>
              </table:table-cell>
              <table:table-cell office:value-type="float" office:value="0.018778">
                <text:p>0.018778</text:p>
              </table:table-cell>
              <table:table-cell office:value-type="float" office:value="0.008954">
                <text:p>0.0089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1">
                <text:p>401</text:p>
              </table:table-cell>
              <table:table-cell office:value-type="float" office:value="0.032234">
                <text:p>0.032234</text:p>
              </table:table-cell>
              <table:table-cell office:value-type="float" office:value="0.013295">
                <text:p>0.013295</text:p>
              </table:table-cell>
              <table:table-cell office:value-type="float" office:value="0.033822">
                <text:p>0.033822</text:p>
              </table:table-cell>
              <table:table-cell office:value-type="float" office:value="0.011749">
                <text:p>0.011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7">
                <text:p>467</text:p>
              </table:table-cell>
              <table:table-cell office:value-type="float" office:value="0.037645">
                <text:p>0.037645</text:p>
              </table:table-cell>
              <table:table-cell office:value-type="float" office:value="0.01337">
                <text:p>0.01337</text:p>
              </table:table-cell>
              <table:table-cell office:value-type="float" office:value="0.039619">
                <text:p>0.039619</text:p>
              </table:table-cell>
              <table:table-cell office:value-type="float" office:value="0.013891">
                <text:p>0.0138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3">
                <text:p>533</text:p>
              </table:table-cell>
              <table:table-cell office:value-type="float" office:value="0.041403">
                <text:p>0.041403</text:p>
              </table:table-cell>
              <table:table-cell office:value-type="float" office:value="0.015372">
                <text:p>0.015372</text:p>
              </table:table-cell>
              <table:table-cell office:value-type="float" office:value="0.042174">
                <text:p>0.042174</text:p>
              </table:table-cell>
              <table:table-cell office:value-type="float" office:value="0.016381">
                <text:p>0.0163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9">
                <text:p>599</text:p>
              </table:table-cell>
              <table:table-cell office:value-type="float" office:value="0.043523">
                <text:p>0.043523</text:p>
              </table:table-cell>
              <table:table-cell office:value-type="float" office:value="0.017392">
                <text:p>0.017392</text:p>
              </table:table-cell>
              <table:table-cell office:value-type="float" office:value="0.052184">
                <text:p>0.052184</text:p>
              </table:table-cell>
              <table:table-cell office:value-type="float" office:value="0.016496">
                <text:p>0.0164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5">
                <text:p>665</text:p>
              </table:table-cell>
              <table:table-cell office:value-type="float" office:value="0.054694">
                <text:p>0.054694</text:p>
              </table:table-cell>
              <table:table-cell office:value-type="float" office:value="0.020815">
                <text:p>0.020815</text:p>
              </table:table-cell>
              <table:table-cell office:value-type="float" office:value="0.050671">
                <text:p>0.050671</text:p>
              </table:table-cell>
              <table:table-cell office:value-type="float" office:value="0.018219">
                <text:p>0.018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1">
                <text:p>731</text:p>
              </table:table-cell>
              <table:table-cell office:value-type="float" office:value="0.055353">
                <text:p>0.055353</text:p>
              </table:table-cell>
              <table:table-cell office:value-type="float" office:value="0.020732">
                <text:p>0.020732</text:p>
              </table:table-cell>
              <table:table-cell office:value-type="float" office:value="0.05969">
                <text:p>0.05969</text:p>
              </table:table-cell>
              <table:table-cell office:value-type="float" office:value="0.020543">
                <text:p>0.0205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7">
                <text:p>797</text:p>
              </table:table-cell>
              <table:table-cell office:value-type="float" office:value="0.060932">
                <text:p>0.060932</text:p>
              </table:table-cell>
              <table:table-cell office:value-type="float" office:value="0.022362">
                <text:p>0.022362</text:p>
              </table:table-cell>
              <table:table-cell office:value-type="float" office:value="0.053361">
                <text:p>0.053361</text:p>
              </table:table-cell>
              <table:table-cell office:value-type="float" office:value="0.022604">
                <text:p>0.0226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">
                <text:p>863</text:p>
              </table:table-cell>
              <table:table-cell office:value-type="float" office:value="0.065657">
                <text:p>0.065657</text:p>
              </table:table-cell>
              <table:table-cell office:value-type="float" office:value="0.025881">
                <text:p>0.025881</text:p>
              </table:table-cell>
              <table:table-cell office:value-type="float" office:value="0.074972">
                <text:p>0.074972</text:p>
              </table:table-cell>
              <table:table-cell office:value-type="float" office:value="0.022692">
                <text:p>0.0226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9">
                <text:p>929</text:p>
              </table:table-cell>
              <table:table-cell office:value-type="float" office:value="0.071854">
                <text:p>0.071854</text:p>
              </table:table-cell>
              <table:table-cell office:value-type="float" office:value="0.027918">
                <text:p>0.027918</text:p>
              </table:table-cell>
              <table:table-cell office:value-type="float" office:value="0.07761">
                <text:p>0.07761</text:p>
              </table:table-cell>
              <table:table-cell office:value-type="float" office:value="0.028652">
                <text:p>0.0286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5">
                <text:p>995</text:p>
              </table:table-cell>
              <table:table-cell office:value-type="float" office:value="0.073803">
                <text:p>0.073803</text:p>
              </table:table-cell>
              <table:table-cell office:value-type="float" office:value="0.0292">
                <text:p>0.0292</text:p>
              </table:table-cell>
              <table:table-cell office:value-type="float" office:value="0.083237">
                <text:p>0.083237</text:p>
              </table:table-cell>
              <table:table-cell office:value-type="float" office:value="0.026523">
                <text:p>0.0265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0.075061">
                <text:p>0.075061</text:p>
              </table:table-cell>
              <table:table-cell office:value-type="float" office:value="0.02976">
                <text:p>0.02976</text:p>
              </table:table-cell>
              <table:table-cell office:value-type="float" office:value="0.043231">
                <text:p>0.043231</text:p>
              </table:table-cell>
              <table:table-cell office:value-type="float" office:value="0.017531">
                <text:p>0.0175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0">
                <text:p>1360</text:p>
              </table:table-cell>
              <table:table-cell office:value-type="float" office:value="0.107244">
                <text:p>0.107244</text:p>
              </table:table-cell>
              <table:table-cell office:value-type="float" office:value="0.040199">
                <text:p>0.040199</text:p>
              </table:table-cell>
              <table:table-cell office:value-type="float" office:value="0.059689">
                <text:p>0.059689</text:p>
              </table:table-cell>
              <table:table-cell office:value-type="float" office:value="0.023378">
                <text:p>0.023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20">
                <text:p>1720</text:p>
              </table:table-cell>
              <table:table-cell office:value-type="float" office:value="0.137652">
                <text:p>0.137652</text:p>
              </table:table-cell>
              <table:table-cell office:value-type="float" office:value="0.048213">
                <text:p>0.048213</text:p>
              </table:table-cell>
              <table:table-cell office:value-type="float" office:value="0.0765">
                <text:p>0.0765</text:p>
              </table:table-cell>
              <table:table-cell office:value-type="float" office:value="0.029172">
                <text:p>0.0291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80">
                <text:p>2080</text:p>
              </table:table-cell>
              <table:table-cell office:value-type="float" office:value="0.164295">
                <text:p>0.164295</text:p>
              </table:table-cell>
              <table:table-cell office:value-type="float" office:value="0.062579">
                <text:p>0.062579</text:p>
              </table:table-cell>
              <table:table-cell office:value-type="float" office:value="0.088771">
                <text:p>0.088771</text:p>
              </table:table-cell>
              <table:table-cell office:value-type="float" office:value="0.034667">
                <text:p>0.034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40">
                <text:p>2440</text:p>
              </table:table-cell>
              <table:table-cell office:value-type="float" office:value="0.189527">
                <text:p>0.189527</text:p>
              </table:table-cell>
              <table:table-cell office:value-type="float" office:value="0.072891">
                <text:p>0.072891</text:p>
              </table:table-cell>
              <table:table-cell office:value-type="float" office:value="0.106568">
                <text:p>0.106568</text:p>
              </table:table-cell>
              <table:table-cell office:value-type="float" office:value="0.041439">
                <text:p>0.0414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00">
                <text:p>2800</text:p>
              </table:table-cell>
              <table:table-cell office:value-type="float" office:value="0.220847">
                <text:p>0.220847</text:p>
              </table:table-cell>
              <table:table-cell office:value-type="float" office:value="0.077414">
                <text:p>0.077414</text:p>
              </table:table-cell>
              <table:table-cell office:value-type="float" office:value="0.121903">
                <text:p>0.121903</text:p>
              </table:table-cell>
              <table:table-cell office:value-type="float" office:value="0.047052">
                <text:p>0.0470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60">
                <text:p>3160</text:p>
              </table:table-cell>
              <table:table-cell office:value-type="float" office:value="0.248461">
                <text:p>0.248461</text:p>
              </table:table-cell>
              <table:table-cell office:value-type="float" office:value="0.089905">
                <text:p>0.089905</text:p>
              </table:table-cell>
              <table:table-cell office:value-type="float" office:value="0.139267">
                <text:p>0.139267</text:p>
              </table:table-cell>
              <table:table-cell office:value-type="float" office:value="0.053036">
                <text:p>0.0530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20">
                <text:p>3520</text:p>
              </table:table-cell>
              <table:table-cell office:value-type="float" office:value="0.280149">
                <text:p>0.280149</text:p>
              </table:table-cell>
              <table:table-cell office:value-type="float" office:value="0.097741">
                <text:p>0.097741</text:p>
              </table:table-cell>
              <table:table-cell office:value-type="float" office:value="0.149673">
                <text:p>0.149673</text:p>
              </table:table-cell>
              <table:table-cell office:value-type="float" office:value="0.05954">
                <text:p>0.059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80">
                <text:p>3880</text:p>
              </table:table-cell>
              <table:table-cell office:value-type="float" office:value="0.30401">
                <text:p>0.30401</text:p>
              </table:table-cell>
              <table:table-cell office:value-type="float" office:value="0.114261">
                <text:p>0.114261</text:p>
              </table:table-cell>
              <table:table-cell office:value-type="float" office:value="0.167629">
                <text:p>0.167629</text:p>
              </table:table-cell>
              <table:table-cell office:value-type="float" office:value="0.065898">
                <text:p>0.0658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40">
                <text:p>4240</text:p>
              </table:table-cell>
              <table:table-cell office:value-type="float" office:value="0.340223">
                <text:p>0.340223</text:p>
              </table:table-cell>
              <table:table-cell office:value-type="float" office:value="0.127679">
                <text:p>0.127679</text:p>
              </table:table-cell>
              <table:table-cell office:value-type="float" office:value="0.184644">
                <text:p>0.184644</text:p>
              </table:table-cell>
              <table:table-cell office:value-type="float" office:value="0.072746">
                <text:p>0.0727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00">
                <text:p>4600</text:p>
              </table:table-cell>
              <table:table-cell office:value-type="float" office:value="0.361213">
                <text:p>0.361213</text:p>
              </table:table-cell>
              <table:table-cell office:value-type="float" office:value="0.135252">
                <text:p>0.135252</text:p>
              </table:table-cell>
              <table:table-cell office:value-type="float" office:value="0.200638">
                <text:p>0.200638</text:p>
              </table:table-cell>
              <table:table-cell office:value-type="float" office:value="0.08785">
                <text:p>0.087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60">
                <text:p>4960</text:p>
              </table:table-cell>
              <table:table-cell office:value-type="float" office:value="0.395929">
                <text:p>0.395929</text:p>
              </table:table-cell>
              <table:table-cell office:value-type="float" office:value="0.144984">
                <text:p>0.144984</text:p>
              </table:table-cell>
              <table:table-cell office:value-type="float" office:value="0.221599">
                <text:p>0.221599</text:p>
              </table:table-cell>
              <table:table-cell office:value-type="float" office:value="0.090637">
                <text:p>0.0906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20">
                <text:p>5320</text:p>
              </table:table-cell>
              <table:table-cell office:value-type="float" office:value="0.416396">
                <text:p>0.416396</text:p>
              </table:table-cell>
              <table:table-cell office:value-type="float" office:value="0.14876">
                <text:p>0.14876</text:p>
              </table:table-cell>
              <table:table-cell office:value-type="float" office:value="0.244474">
                <text:p>0.244474</text:p>
              </table:table-cell>
              <table:table-cell office:value-type="float" office:value="0.089755">
                <text:p>0.0897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80">
                <text:p>5680</text:p>
              </table:table-cell>
              <table:table-cell office:value-type="float" office:value="0.447907">
                <text:p>0.447907</text:p>
              </table:table-cell>
              <table:table-cell office:value-type="float" office:value="0.166001">
                <text:p>0.166001</text:p>
              </table:table-cell>
              <table:table-cell office:value-type="float" office:value="0.248699">
                <text:p>0.248699</text:p>
              </table:table-cell>
              <table:table-cell office:value-type="float" office:value="0.096256">
                <text:p>0.0962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40">
                <text:p>6040</text:p>
              </table:table-cell>
              <table:table-cell office:value-type="float" office:value="0.383311">
                <text:p>0.383311</text:p>
              </table:table-cell>
              <table:table-cell office:value-type="float" office:value="0.175626">
                <text:p>0.175626</text:p>
              </table:table-cell>
              <table:table-cell office:value-type="float" office:value="0.262553">
                <text:p>0.262553</text:p>
              </table:table-cell>
              <table:table-cell office:value-type="float" office:value="0.103255">
                <text:p>0.1032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0">
                <text:p>6400</text:p>
              </table:table-cell>
              <table:table-cell office:value-type="float" office:value="0.511671">
                <text:p>0.511671</text:p>
              </table:table-cell>
              <table:table-cell office:value-type="float" office:value="0.191987">
                <text:p>0.191987</text:p>
              </table:table-cell>
              <table:table-cell office:value-type="float" office:value="0.284199">
                <text:p>0.284199</text:p>
              </table:table-cell>
              <table:table-cell office:value-type="float" office:value="0.109042">
                <text:p>0.1090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60">
                <text:p>6760</text:p>
              </table:table-cell>
              <table:table-cell office:value-type="float" office:value="0.529549">
                <text:p>0.529549</text:p>
              </table:table-cell>
              <table:table-cell office:value-type="float" office:value="0.202317">
                <text:p>0.202317</text:p>
              </table:table-cell>
              <table:table-cell office:value-type="float" office:value="0.300953">
                <text:p>0.300953</text:p>
              </table:table-cell>
              <table:table-cell office:value-type="float" office:value="0.114175">
                <text:p>0.1141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120">
                <text:p>7120</text:p>
              </table:table-cell>
              <table:table-cell office:value-type="float" office:value="0.574013">
                <text:p>0.574013</text:p>
              </table:table-cell>
              <table:table-cell office:value-type="float" office:value="0.206406">
                <text:p>0.206406</text:p>
              </table:table-cell>
              <table:table-cell office:value-type="float" office:value="0.314504">
                <text:p>0.314504</text:p>
              </table:table-cell>
              <table:table-cell office:value-type="float" office:value="0.12043">
                <text:p>0.120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480">
                <text:p>7480</text:p>
              </table:table-cell>
              <table:table-cell office:value-type="float" office:value="0.589638">
                <text:p>0.589638</text:p>
              </table:table-cell>
              <table:table-cell office:value-type="float" office:value="0.220645">
                <text:p>0.220645</text:p>
              </table:table-cell>
              <table:table-cell office:value-type="float" office:value="0.327938">
                <text:p>0.327938</text:p>
              </table:table-cell>
              <table:table-cell office:value-type="float" office:value="0.126577">
                <text:p>0.1265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40">
                <text:p>7840</text:p>
              </table:table-cell>
              <table:table-cell office:value-type="float" office:value="0.617457">
                <text:p>0.617457</text:p>
              </table:table-cell>
              <table:table-cell office:value-type="float" office:value="0.231012">
                <text:p>0.231012</text:p>
              </table:table-cell>
              <table:table-cell office:value-type="float" office:value="0.338622">
                <text:p>0.338622</text:p>
              </table:table-cell>
              <table:table-cell office:value-type="float" office:value="0.146797">
                <text:p>0.1467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200">
                <text:p>8200</text:p>
              </table:table-cell>
              <table:table-cell office:value-type="float" office:value="0.647252">
                <text:p>0.647252</text:p>
              </table:table-cell>
              <table:table-cell office:value-type="float" office:value="0.242628">
                <text:p>0.242628</text:p>
              </table:table-cell>
              <table:table-cell office:value-type="float" office:value="0.355204">
                <text:p>0.355204</text:p>
              </table:table-cell>
              <table:table-cell office:value-type="float" office:value="0.143275">
                <text:p>0.1432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60">
                <text:p>8560</text:p>
              </table:table-cell>
              <table:table-cell office:value-type="float" office:value="0.685433">
                <text:p>0.685433</text:p>
              </table:table-cell>
              <table:table-cell office:value-type="float" office:value="0.247478">
                <text:p>0.247478</text:p>
              </table:table-cell>
              <table:table-cell office:value-type="float" office:value="0.371704">
                <text:p>0.371704</text:p>
              </table:table-cell>
              <table:table-cell office:value-type="float" office:value="0.153781">
                <text:p>0.1537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20">
                <text:p>8920</text:p>
              </table:table-cell>
              <table:table-cell office:value-type="float" office:value="0.70945">
                <text:p>0.70945</text:p>
              </table:table-cell>
              <table:table-cell office:value-type="float" office:value="0.264184">
                <text:p>0.264184</text:p>
              </table:table-cell>
              <table:table-cell office:value-type="float" office:value="0.390824">
                <text:p>0.390824</text:p>
              </table:table-cell>
              <table:table-cell office:value-type="float" office:value="0.158758">
                <text:p>0.1587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80">
                <text:p>9280</text:p>
              </table:table-cell>
              <table:table-cell office:value-type="float" office:value="0.728699">
                <text:p>0.728699</text:p>
              </table:table-cell>
              <table:table-cell office:value-type="float" office:value="0.184455">
                <text:p>0.184455</text:p>
              </table:table-cell>
              <table:table-cell office:value-type="float" office:value="0.404817">
                <text:p>0.404817</text:p>
              </table:table-cell>
              <table:table-cell office:value-type="float" office:value="0.162236">
                <text:p>0.1622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640">
                <text:p>9640</text:p>
              </table:table-cell>
              <table:table-cell office:value-type="float" office:value="0.761917">
                <text:p>0.761917</text:p>
              </table:table-cell>
              <table:table-cell office:value-type="float" office:value="0.170218">
                <text:p>0.170218</text:p>
              </table:table-cell>
              <table:table-cell office:value-type="float" office:value="0.418031">
                <text:p>0.418031</text:p>
              </table:table-cell>
              <table:table-cell office:value-type="float" office:value="0.16647">
                <text:p>0.166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0">
                <text:p>10000</text:p>
              </table:table-cell>
              <table:table-cell office:value-type="float" office:value="0.784715">
                <text:p>0.784715</text:p>
              </table:table-cell>
              <table:table-cell office:value-type="float" office:value="0.177155">
                <text:p>0.177155</text:p>
              </table:table-cell>
              <table:table-cell office:value-type="float" office:value="0.434268">
                <text:p>0.434268</text:p>
              </table:table-cell>
              <table:table-cell office:value-type="float" office:value="0.173125">
                <text:p>0.173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000">
                <text:p>19000</text:p>
              </table:table-cell>
              <table:table-cell office:value-type="float" office:value="0.997612">
                <text:p>0.997612</text:p>
              </table:table-cell>
              <table:table-cell office:value-type="float" office:value="0.338206">
                <text:p>0.338206</text:p>
              </table:table-cell>
              <table:table-cell office:value-type="float" office:value="0.841164">
                <text:p>0.841164</text:p>
              </table:table-cell>
              <table:table-cell office:value-type="float" office:value="0.321005">
                <text:p>0.3210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000">
                <text:p>28000</text:p>
              </table:table-cell>
              <table:table-cell office:value-type="float" office:value="1.50103">
                <text:p>1.50103</text:p>
              </table:table-cell>
              <table:table-cell office:value-type="float" office:value="0.498639">
                <text:p>0.498639</text:p>
              </table:table-cell>
              <table:table-cell office:value-type="float" office:value="1.238593">
                <text:p>1.238593</text:p>
              </table:table-cell>
              <table:table-cell office:value-type="float" office:value="0.475533">
                <text:p>0.4755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000">
                <text:p>37000</text:p>
              </table:table-cell>
              <table:table-cell office:value-type="float" office:value="2.038176">
                <text:p>2.038176</text:p>
              </table:table-cell>
              <table:table-cell office:value-type="float" office:value="0.657864">
                <text:p>0.657864</text:p>
              </table:table-cell>
              <table:table-cell office:value-type="float" office:value="1.628879">
                <text:p>1.628879</text:p>
              </table:table-cell>
              <table:table-cell office:value-type="float" office:value="0.630628">
                <text:p>0.6306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2.499517">
                <text:p>2.499517</text:p>
              </table:table-cell>
              <table:table-cell office:value-type="float" office:value="0.817697">
                <text:p>0.817697</text:p>
              </table:table-cell>
              <table:table-cell office:value-type="float" office:value="2.030091">
                <text:p>2.030091</text:p>
              </table:table-cell>
              <table:table-cell office:value-type="float" office:value="0.782158">
                <text:p>0.7821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000">
                <text:p>55000</text:p>
              </table:table-cell>
              <table:table-cell office:value-type="float" office:value="3.324938">
                <text:p>3.324938</text:p>
              </table:table-cell>
              <table:table-cell office:value-type="float" office:value="0.978393">
                <text:p>0.978393</text:p>
              </table:table-cell>
              <table:table-cell office:value-type="float" office:value="2.434616">
                <text:p>2.434616</text:p>
              </table:table-cell>
              <table:table-cell office:value-type="float" office:value="0.932543">
                <text:p>0.9325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000">
                <text:p>64000</text:p>
              </table:table-cell>
              <table:table-cell office:value-type="float" office:value="3.73371">
                <text:p>3.73371</text:p>
              </table:table-cell>
              <table:table-cell office:value-type="float" office:value="1.135702">
                <text:p>1.135702</text:p>
              </table:table-cell>
              <table:table-cell office:value-type="float" office:value="2.83392">
                <text:p>2.83392</text:p>
              </table:table-cell>
              <table:table-cell office:value-type="float" office:value="1.091095">
                <text:p>1.0910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000">
                <text:p>73000</text:p>
              </table:table-cell>
              <table:table-cell office:value-type="float" office:value="4.126216">
                <text:p>4.126216</text:p>
              </table:table-cell>
              <table:table-cell office:value-type="float" office:value="1.295865">
                <text:p>1.295865</text:p>
              </table:table-cell>
              <table:table-cell office:value-type="float" office:value="3.205433">
                <text:p>3.205433</text:p>
              </table:table-cell>
              <table:table-cell office:value-type="float" office:value="1.243216">
                <text:p>1.2432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2000">
                <text:p>82000</text:p>
              </table:table-cell>
              <table:table-cell office:value-type="float" office:value="4.302093">
                <text:p>4.302093</text:p>
              </table:table-cell>
              <table:table-cell office:value-type="float" office:value="1.462249">
                <text:p>1.462249</text:p>
              </table:table-cell>
              <table:table-cell office:value-type="float" office:value="3.603483">
                <text:p>3.603483</text:p>
              </table:table-cell>
              <table:table-cell office:value-type="float" office:value="1.393975">
                <text:p>1.3939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1000">
                <text:p>91000</text:p>
              </table:table-cell>
              <table:table-cell office:value-type="float" office:value="4.602529">
                <text:p>4.602529</text:p>
              </table:table-cell>
              <table:table-cell office:value-type="float" office:value="1.625651">
                <text:p>1.625651</text:p>
              </table:table-cell>
              <table:table-cell office:value-type="float" office:value="3.992459">
                <text:p>3.992459</text:p>
              </table:table-cell>
              <table:table-cell office:value-type="float" office:value="1.544167">
                <text:p>1.5441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0">
                <text:p>100000</text:p>
              </table:table-cell>
              <table:table-cell office:value-type="float" office:value="5.049124">
                <text:p>5.049124</text:p>
              </table:table-cell>
              <table:table-cell office:value-type="float" office:value="1.776723">
                <text:p>1.776723</text:p>
              </table:table-cell>
              <table:table-cell office:value-type="float" office:value="4.407704">
                <text:p>4.407704</text:p>
              </table:table-cell>
              <table:table-cell office:value-type="float" office:value="1.700371">
                <text:p>1.7003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6666">
                <text:p>166666</text:p>
              </table:table-cell>
              <table:table-cell office:value-type="float" office:value="9.479958">
                <text:p>9.479958</text:p>
              </table:table-cell>
              <table:table-cell office:value-type="float" office:value="4.21379">
                <text:p>4.21379</text:p>
              </table:table-cell>
              <table:table-cell office:value-type="float" office:value="7.284198">
                <text:p>7.284198</text:p>
              </table:table-cell>
              <table:table-cell office:value-type="float" office:value="3.483274">
                <text:p>3.4832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3332">
                <text:p>233332</text:p>
              </table:table-cell>
              <table:table-cell office:value-type="float" office:value="11.901643">
                <text:p>11.901643</text:p>
              </table:table-cell>
              <table:table-cell office:value-type="float" office:value="5.583145">
                <text:p>5.583145</text:p>
              </table:table-cell>
              <table:table-cell office:value-type="float" office:value="10.670848">
                <text:p>10.670848</text:p>
              </table:table-cell>
              <table:table-cell office:value-type="float" office:value="4.889539">
                <text:p>4.8895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9998">
                <text:p>299998</text:p>
              </table:table-cell>
              <table:table-cell office:value-type="float" office:value="15.714336">
                <text:p>15.714336</text:p>
              </table:table-cell>
              <table:table-cell office:value-type="float" office:value="5.300944">
                <text:p>5.300944</text:p>
              </table:table-cell>
              <table:table-cell office:value-type="float" office:value="13.254399">
                <text:p>13.254399</text:p>
              </table:table-cell>
              <table:table-cell office:value-type="float" office:value="5.041484">
                <text:p>5.0414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6664">
                <text:p>366664</text:p>
              </table:table-cell>
              <table:table-cell office:value-type="float" office:value="22.187933">
                <text:p>22.187933</text:p>
              </table:table-cell>
              <table:table-cell office:value-type="float" office:value="6.63549">
                <text:p>6.63549</text:p>
              </table:table-cell>
              <table:table-cell office:value-type="float" office:value="16.349966">
                <text:p>16.349966</text:p>
              </table:table-cell>
              <table:table-cell office:value-type="float" office:value="6.22453">
                <text:p>6.224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3330">
                <text:p>433330</text:p>
              </table:table-cell>
              <table:table-cell office:value-type="float" office:value="25.363902">
                <text:p>25.363902</text:p>
              </table:table-cell>
              <table:table-cell office:value-type="float" office:value="8.053385">
                <text:p>8.053385</text:p>
              </table:table-cell>
              <table:table-cell office:value-type="float" office:value="24.660593">
                <text:p>24.660593</text:p>
              </table:table-cell>
              <table:table-cell office:value-type="float" office:value="7.553641">
                <text:p>7.5536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9996">
                <text:p>499996</text:p>
              </table:table-cell>
              <table:table-cell office:value-type="float" office:value="38.575716">
                <text:p>38.575716</text:p>
              </table:table-cell>
              <table:table-cell office:value-type="float" office:value="8.88003">
                <text:p>8.88003</text:p>
              </table:table-cell>
              <table:table-cell office:value-type="float" office:value="30.36266">
                <text:p>30.36266</text:p>
              </table:table-cell>
              <table:table-cell office:value-type="float" office:value="8.825062">
                <text:p>8.8250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000">
                <text:p>600000</text:p>
              </table:table-cell>
              <table:table-cell office:value-type="float" office:value="32.6044">
                <text:p>32.6044</text:p>
              </table:table-cell>
              <table:table-cell office:value-type="float" office:value="17.698397">
                <text:p>17.698397</text:p>
              </table:table-cell>
              <table:table-cell office:value-type="float" office:value="50.030443">
                <text:p>50.030443</text:p>
              </table:table-cell>
              <table:table-cell office:value-type="float" office:value="16.799979">
                <text:p>16.7999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0000">
                <text:p>700000</text:p>
              </table:table-cell>
              <table:table-cell office:value-type="float" office:value="46.383399">
                <text:p>46.383399</text:p>
              </table:table-cell>
              <table:table-cell office:value-type="float" office:value="20.49642">
                <text:p>20.49642</text:p>
              </table:table-cell>
              <table:table-cell office:value-type="float" office:value="58.844325">
                <text:p>58.844325</text:p>
              </table:table-cell>
              <table:table-cell office:value-type="float" office:value="19.788805">
                <text:p>19.7888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0000">
                <text:p>800000</text:p>
              </table:table-cell>
              <table:table-cell office:value-type="float" office:value="55.35925">
                <text:p>55.35925</text:p>
              </table:table-cell>
              <table:table-cell office:value-type="float" office:value="23.517394">
                <text:p>23.517394</text:p>
              </table:table-cell>
              <table:table-cell office:value-type="float" office:value="52.06247">
                <text:p>52.06247</text:p>
              </table:table-cell>
              <table:table-cell office:value-type="float" office:value="22.691864">
                <text:p>22.6918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0000">
                <text:p>900000</text:p>
              </table:table-cell>
              <table:table-cell office:value-type="float" office:value="70.148105">
                <text:p>70.148105</text:p>
              </table:table-cell>
              <table:table-cell office:value-type="float" office:value="25.621487">
                <text:p>25.621487</text:p>
              </table:table-cell>
              <table:table-cell office:value-type="float" office:value="69.462487">
                <text:p>69.462487</text:p>
              </table:table-cell>
              <table:table-cell office:value-type="float" office:value="25.305853">
                <text:p>25.3058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0000">
                <text:p>1000000</text:p>
              </table:table-cell>
              <table:table-cell office:value-type="float" office:value="71.324162">
                <text:p>71.324162</text:p>
              </table:table-cell>
              <table:table-cell office:value-type="float" office:value="29.51295">
                <text:p>29.51295</text:p>
              </table:table-cell>
              <table:table-cell office:value-type="float" office:value="74.307911">
                <text:p>74.307911</text:p>
              </table:table-cell>
              <table:table-cell office:value-type="float" office:value="27.737163">
                <text:p>27.7371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86cm" svg:height="13.522cm" xlink:href=".." xlink:type="simple" chart:class="chart:scatter" chart:style-name="ch1">
        <chart:title svg:x="7.336cm" svg:y="0.406cm" chart:style-name="ch2">
          <text:p>Czas rzeczywisty dla procesu macierzystego</text:p>
        </chart:title>
        <chart:legend chart:legend-position="end" svg:x="21.458cm" svg:y="5.715cm" style:legend-expansion="high" chart:style-name="ch3"/>
        <chart:plot-area chart:style-name="ch4" table:cell-range-address="Arkusz1.A3:Arkusz1.B100 Arkusz1.A1:Arkusz1.A1 Arkusz1.N1:Arkusz1.N1 Arkusz1.O3:Arkusz1.O100 Arkusz1.AB1:Arkusz1.AB1 Arkusz1.AC3:Arkusz1.AC100 Arkusz1.AP1:Arkusz1.AP1 Arkusz1.AQ3:Arkusz1.AQ100" chart:data-source-has-labels="row" svg:x="1.854cm" svg:y="1.5cm" svg:width="19.479cm" svg:height="10.789cm">
          <chartooo:coordinate-region svg:x="2.475cm" svg:y="1.699cm" svg:width="18.208cm" svg:height="9.943cm"/>
          <chart:axis chart:dimension="x" chart:name="primary-x" chart:style-name="ch5">
            <chart:title svg:x="10.623cm" svg:y="12.559cm" chart:style-name="ch6">
              <text:p>Ilosc watkow</text:p>
            </chart:title>
          </chart:axis>
          <chart:axis chart:dimension="y" chart:name="primary-y" chart:style-name="ch5">
            <chart:title svg:x="0.817cm" svg:y="7.322cm" chart:style-name="ch7">
              <text:p>Czas</text:p>
            </chart:title>
            <chart:grid chart:style-name="ch8" chart:class="major"/>
          </chart:axis>
          <chart:series chart:style-name="ch9" chart:values-cell-range-address="Arkusz1.B3:Arkusz1.B100" chart:label-cell-address="Arkusz1.A1:Arkusz1.A1" chart:class="chart:scatter">
            <chart:domain table:cell-range-address="Arkusz1.A3:Arkusz1.A100"/>
            <chart:data-point chart:repeated="98"/>
          </chart:series>
          <chart:series chart:style-name="ch10" chart:values-cell-range-address="Arkusz1.O3:Arkusz1.O100" chart:label-cell-address="Arkusz1.N1:Arkusz1.N1" chart:class="chart:scatter">
            <chart:data-point chart:repeated="98"/>
          </chart:series>
          <chart:series chart:style-name="ch11" chart:values-cell-range-address="Arkusz1.AC3:Arkusz1.AC100" chart:label-cell-address="Arkusz1.AB1:Arkusz1.AB1" chart:class="chart:scatter">
            <chart:data-point chart:repeated="98"/>
          </chart:series>
          <chart:series chart:style-name="ch12" chart:values-cell-range-address="Arkusz1.AQ3:Arkusz1.AQ100" chart:label-cell-address="Arkusz1.AP1:Arkusz1.AP1" chart:class="chart:scatter">
            <chart:data-point chart:repeated="9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Fork</text:p>
                <draw:g>
                  <svg:desc>Arkusz1.A1:Arkusz1.A1</svg:desc>
                </draw:g>
              </table:table-cell>
              <table:table-cell office:value-type="string">
                <text:p>Vfork</text:p>
                <draw:g>
                  <svg:desc>Arkusz1.N1:Arkusz1.N1</svg:desc>
                </draw:g>
              </table:table-cell>
              <table:table-cell office:value-type="string">
                <text:p>Clone</text:p>
                <draw:g>
                  <svg:desc>Arkusz1.AB1:Arkusz1.AB1</svg:desc>
                </draw:g>
              </table:table-cell>
              <table:table-cell office:value-type="string">
                <text:p>Vclone</text:p>
                <draw:g>
                  <svg:desc>Arkusz1.AP1:Arkusz1.A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rkusz1.A3:Arkusz1.A100</svg:desc>
                </draw:g>
              </table:table-cell>
              <table:table-cell office:value-type="float" office:value="0.000928">
                <text:p>0.000928</text:p>
                <draw:g>
                  <svg:desc>Arkusz1.B3:Arkusz1.B100</svg:desc>
                </draw:g>
              </table:table-cell>
              <table:table-cell office:value-type="float" office:value="0.000146">
                <text:p>0.000146</text:p>
                <draw:g>
                  <svg:desc>Arkusz1.O3:Arkusz1.O100</svg:desc>
                </draw:g>
              </table:table-cell>
              <table:table-cell office:value-type="float" office:value="0.000516">
                <text:p>0.000516</text:p>
                <draw:g>
                  <svg:desc>Arkusz1.AC3:Arkusz1.AC100</svg:desc>
                </draw:g>
              </table:table-cell>
              <table:table-cell office:value-type="float" office:value="0.00014">
                <text:p>0.00014</text:p>
                <draw:g>
                  <svg:desc>Arkusz1.AQ3:Arkusz1.AQ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">
                <text:p>71</text:p>
              </table:table-cell>
              <table:table-cell office:value-type="float" office:value="0.007047">
                <text:p>0.007047</text:p>
              </table:table-cell>
              <table:table-cell office:value-type="float" office:value="0.001962">
                <text:p>0.001962</text:p>
              </table:table-cell>
              <table:table-cell office:value-type="float" office:value="0.005045">
                <text:p>0.005045</text:p>
              </table:table-cell>
              <table:table-cell office:value-type="float" office:value="0.001878">
                <text:p>0.0018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">
                <text:p>137</text:p>
              </table:table-cell>
              <table:table-cell office:value-type="float" office:value="0.011288">
                <text:p>0.011288</text:p>
              </table:table-cell>
              <table:table-cell office:value-type="float" office:value="0.004466">
                <text:p>0.004466</text:p>
              </table:table-cell>
              <table:table-cell office:value-type="float" office:value="0.011162">
                <text:p>0.011162</text:p>
              </table:table-cell>
              <table:table-cell office:value-type="float" office:value="0.004028">
                <text:p>0.004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3">
                <text:p>203</text:p>
              </table:table-cell>
              <table:table-cell office:value-type="float" office:value="0.015572">
                <text:p>0.015572</text:p>
              </table:table-cell>
              <table:table-cell office:value-type="float" office:value="0.005662">
                <text:p>0.005662</text:p>
              </table:table-cell>
              <table:table-cell office:value-type="float" office:value="0.015649">
                <text:p>0.015649</text:p>
              </table:table-cell>
              <table:table-cell office:value-type="float" office:value="0.008482">
                <text:p>0.0084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9">
                <text:p>269</text:p>
              </table:table-cell>
              <table:table-cell office:value-type="float" office:value="0.020642">
                <text:p>0.020642</text:p>
              </table:table-cell>
              <table:table-cell office:value-type="float" office:value="0.007793">
                <text:p>0.007793</text:p>
              </table:table-cell>
              <table:table-cell office:value-type="float" office:value="0.01952">
                <text:p>0.01952</text:p>
              </table:table-cell>
              <table:table-cell office:value-type="float" office:value="0.007314">
                <text:p>0.007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  <table:table-cell office:value-type="float" office:value="0.025872">
                <text:p>0.025872</text:p>
              </table:table-cell>
              <table:table-cell office:value-type="float" office:value="0.009572">
                <text:p>0.009572</text:p>
              </table:table-cell>
              <table:table-cell office:value-type="float" office:value="0.018796">
                <text:p>0.018796</text:p>
              </table:table-cell>
              <table:table-cell office:value-type="float" office:value="0.008902">
                <text:p>0.0089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1">
                <text:p>401</text:p>
              </table:table-cell>
              <table:table-cell office:value-type="float" office:value="0.032231">
                <text:p>0.032231</text:p>
              </table:table-cell>
              <table:table-cell office:value-type="float" office:value="0.013293">
                <text:p>0.013293</text:p>
              </table:table-cell>
              <table:table-cell office:value-type="float" office:value="0.033726">
                <text:p>0.033726</text:p>
              </table:table-cell>
              <table:table-cell office:value-type="float" office:value="0.01193">
                <text:p>0.011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7">
                <text:p>467</text:p>
              </table:table-cell>
              <table:table-cell office:value-type="float" office:value="0.037642">
                <text:p>0.037642</text:p>
              </table:table-cell>
              <table:table-cell office:value-type="float" office:value="0.013368">
                <text:p>0.013368</text:p>
              </table:table-cell>
              <table:table-cell office:value-type="float" office:value="0.039678">
                <text:p>0.039678</text:p>
              </table:table-cell>
              <table:table-cell office:value-type="float" office:value="0.013684">
                <text:p>0.0136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3">
                <text:p>533</text:p>
              </table:table-cell>
              <table:table-cell office:value-type="float" office:value="0.041401">
                <text:p>0.041401</text:p>
              </table:table-cell>
              <table:table-cell office:value-type="float" office:value="0.01537">
                <text:p>0.01537</text:p>
              </table:table-cell>
              <table:table-cell office:value-type="float" office:value="0.041813">
                <text:p>0.041813</text:p>
              </table:table-cell>
              <table:table-cell office:value-type="float" office:value="0.016396">
                <text:p>0.0163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9">
                <text:p>599</text:p>
              </table:table-cell>
              <table:table-cell office:value-type="float" office:value="0.04352">
                <text:p>0.04352</text:p>
              </table:table-cell>
              <table:table-cell office:value-type="float" office:value="0.01739">
                <text:p>0.01739</text:p>
              </table:table-cell>
              <table:table-cell office:value-type="float" office:value="0.051826">
                <text:p>0.051826</text:p>
              </table:table-cell>
              <table:table-cell office:value-type="float" office:value="0.016373">
                <text:p>0.0163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5">
                <text:p>665</text:p>
              </table:table-cell>
              <table:table-cell office:value-type="float" office:value="0.054692">
                <text:p>0.054692</text:p>
              </table:table-cell>
              <table:table-cell office:value-type="float" office:value="0.020812">
                <text:p>0.020812</text:p>
              </table:table-cell>
              <table:table-cell office:value-type="float" office:value="0.050952">
                <text:p>0.050952</text:p>
              </table:table-cell>
              <table:table-cell office:value-type="float" office:value="0.018151">
                <text:p>0.0181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1">
                <text:p>731</text:p>
              </table:table-cell>
              <table:table-cell office:value-type="float" office:value="0.05535">
                <text:p>0.05535</text:p>
              </table:table-cell>
              <table:table-cell office:value-type="float" office:value="0.020731">
                <text:p>0.020731</text:p>
              </table:table-cell>
              <table:table-cell office:value-type="float" office:value="0.059906">
                <text:p>0.059906</text:p>
              </table:table-cell>
              <table:table-cell office:value-type="float" office:value="0.02082">
                <text:p>0.020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7">
                <text:p>797</text:p>
              </table:table-cell>
              <table:table-cell office:value-type="float" office:value="0.060929">
                <text:p>0.060929</text:p>
              </table:table-cell>
              <table:table-cell office:value-type="float" office:value="0.022359">
                <text:p>0.022359</text:p>
              </table:table-cell>
              <table:table-cell office:value-type="float" office:value="0.053445">
                <text:p>0.053445</text:p>
              </table:table-cell>
              <table:table-cell office:value-type="float" office:value="0.022514">
                <text:p>0.0225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">
                <text:p>863</text:p>
              </table:table-cell>
              <table:table-cell office:value-type="float" office:value="0.065523">
                <text:p>0.065523</text:p>
              </table:table-cell>
              <table:table-cell office:value-type="float" office:value="0.025857">
                <text:p>0.025857</text:p>
              </table:table-cell>
              <table:table-cell office:value-type="float" office:value="0.074538">
                <text:p>0.074538</text:p>
              </table:table-cell>
              <table:table-cell office:value-type="float" office:value="0.022746">
                <text:p>0.0227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9">
                <text:p>929</text:p>
              </table:table-cell>
              <table:table-cell office:value-type="float" office:value="0.071964">
                <text:p>0.071964</text:p>
              </table:table-cell>
              <table:table-cell office:value-type="float" office:value="0.027808">
                <text:p>0.027808</text:p>
              </table:table-cell>
              <table:table-cell office:value-type="float" office:value="0.076529">
                <text:p>0.076529</text:p>
              </table:table-cell>
              <table:table-cell office:value-type="float" office:value="0.028673">
                <text:p>0.028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5">
                <text:p>995</text:p>
              </table:table-cell>
              <table:table-cell office:value-type="float" office:value="0.073175">
                <text:p>0.073175</text:p>
              </table:table-cell>
              <table:table-cell office:value-type="float" office:value="0.029108">
                <text:p>0.029108</text:p>
              </table:table-cell>
              <table:table-cell office:value-type="float" office:value="0.084676">
                <text:p>0.084676</text:p>
              </table:table-cell>
              <table:table-cell office:value-type="float" office:value="0.026417">
                <text:p>0.0264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0.075054">
                <text:p>0.075054</text:p>
              </table:table-cell>
              <table:table-cell office:value-type="float" office:value="0.029747">
                <text:p>0.029747</text:p>
              </table:table-cell>
              <table:table-cell office:value-type="float" office:value="0.042987">
                <text:p>0.042987</text:p>
              </table:table-cell>
              <table:table-cell office:value-type="float" office:value="0.017253">
                <text:p>0.0172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0">
                <text:p>1360</text:p>
              </table:table-cell>
              <table:table-cell office:value-type="float" office:value="0.107241">
                <text:p>0.107241</text:p>
              </table:table-cell>
              <table:table-cell office:value-type="float" office:value="0.040207">
                <text:p>0.040207</text:p>
              </table:table-cell>
              <table:table-cell office:value-type="float" office:value="0.058775">
                <text:p>0.058775</text:p>
              </table:table-cell>
              <table:table-cell office:value-type="float" office:value="0.023435">
                <text:p>0.0234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20">
                <text:p>1720</text:p>
              </table:table-cell>
              <table:table-cell office:value-type="float" office:value="0.137649">
                <text:p>0.137649</text:p>
              </table:table-cell>
              <table:table-cell office:value-type="float" office:value="0.04821">
                <text:p>0.04821</text:p>
              </table:table-cell>
              <table:table-cell office:value-type="float" office:value="0.076632">
                <text:p>0.076632</text:p>
              </table:table-cell>
              <table:table-cell office:value-type="float" office:value="0.029136">
                <text:p>0.029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80">
                <text:p>2080</text:p>
              </table:table-cell>
              <table:table-cell office:value-type="float" office:value="0.164292">
                <text:p>0.164292</text:p>
              </table:table-cell>
              <table:table-cell office:value-type="float" office:value="0.062576">
                <text:p>0.062576</text:p>
              </table:table-cell>
              <table:table-cell office:value-type="float" office:value="0.091455">
                <text:p>0.091455</text:p>
              </table:table-cell>
              <table:table-cell office:value-type="float" office:value="0.03485">
                <text:p>0.03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40">
                <text:p>2440</text:p>
              </table:table-cell>
              <table:table-cell office:value-type="float" office:value="0.189524">
                <text:p>0.189524</text:p>
              </table:table-cell>
              <table:table-cell office:value-type="float" office:value="0.072887">
                <text:p>0.072887</text:p>
              </table:table-cell>
              <table:table-cell office:value-type="float" office:value="0.106565">
                <text:p>0.106565</text:p>
              </table:table-cell>
              <table:table-cell office:value-type="float" office:value="0.041438">
                <text:p>0.0414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00">
                <text:p>2800</text:p>
              </table:table-cell>
              <table:table-cell office:value-type="float" office:value="0.220843">
                <text:p>0.220843</text:p>
              </table:table-cell>
              <table:table-cell office:value-type="float" office:value="0.07741">
                <text:p>0.07741</text:p>
              </table:table-cell>
              <table:table-cell office:value-type="float" office:value="0.121018">
                <text:p>0.121018</text:p>
              </table:table-cell>
              <table:table-cell office:value-type="float" office:value="0.047051">
                <text:p>0.0470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60">
                <text:p>3160</text:p>
              </table:table-cell>
              <table:table-cell office:value-type="float" office:value="0.248458">
                <text:p>0.248458</text:p>
              </table:table-cell>
              <table:table-cell office:value-type="float" office:value="0.089903">
                <text:p>0.089903</text:p>
              </table:table-cell>
              <table:table-cell office:value-type="float" office:value="0.137464">
                <text:p>0.137464</text:p>
              </table:table-cell>
              <table:table-cell office:value-type="float" office:value="0.052969">
                <text:p>0.0529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20">
                <text:p>3520</text:p>
              </table:table-cell>
              <table:table-cell office:value-type="float" office:value="0.280147">
                <text:p>0.280147</text:p>
              </table:table-cell>
              <table:table-cell office:value-type="float" office:value="0.097738">
                <text:p>0.097738</text:p>
              </table:table-cell>
              <table:table-cell office:value-type="float" office:value="0.15231">
                <text:p>0.15231</text:p>
              </table:table-cell>
              <table:table-cell office:value-type="float" office:value="0.059385">
                <text:p>0.0593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80">
                <text:p>3880</text:p>
              </table:table-cell>
              <table:table-cell office:value-type="float" office:value="0.304008">
                <text:p>0.304008</text:p>
              </table:table-cell>
              <table:table-cell office:value-type="float" office:value="0.114258">
                <text:p>0.114258</text:p>
              </table:table-cell>
              <table:table-cell office:value-type="float" office:value="0.167627">
                <text:p>0.167627</text:p>
              </table:table-cell>
              <table:table-cell office:value-type="float" office:value="0.066063">
                <text:p>0.0660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40">
                <text:p>4240</text:p>
              </table:table-cell>
              <table:table-cell office:value-type="float" office:value="0.34022">
                <text:p>0.34022</text:p>
              </table:table-cell>
              <table:table-cell office:value-type="float" office:value="0.127675">
                <text:p>0.127675</text:p>
              </table:table-cell>
              <table:table-cell office:value-type="float" office:value="0.184642">
                <text:p>0.184642</text:p>
              </table:table-cell>
              <table:table-cell office:value-type="float" office:value="0.072632">
                <text:p>0.072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00">
                <text:p>4600</text:p>
              </table:table-cell>
              <table:table-cell office:value-type="float" office:value="0.361212">
                <text:p>0.361212</text:p>
              </table:table-cell>
              <table:table-cell office:value-type="float" office:value="0.135248">
                <text:p>0.135248</text:p>
              </table:table-cell>
              <table:table-cell office:value-type="float" office:value="0.200637">
                <text:p>0.200637</text:p>
              </table:table-cell>
              <table:table-cell office:value-type="float" office:value="0.087943">
                <text:p>0.0879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60">
                <text:p>4960</text:p>
              </table:table-cell>
              <table:table-cell office:value-type="float" office:value="0.395926">
                <text:p>0.395926</text:p>
              </table:table-cell>
              <table:table-cell office:value-type="float" office:value="0.144981">
                <text:p>0.144981</text:p>
              </table:table-cell>
              <table:table-cell office:value-type="float" office:value="0.221597">
                <text:p>0.221597</text:p>
              </table:table-cell>
              <table:table-cell office:value-type="float" office:value="0.090635">
                <text:p>0.0906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20">
                <text:p>5320</text:p>
              </table:table-cell>
              <table:table-cell office:value-type="float" office:value="0.416393">
                <text:p>0.416393</text:p>
              </table:table-cell>
              <table:table-cell office:value-type="float" office:value="0.148757">
                <text:p>0.148757</text:p>
              </table:table-cell>
              <table:table-cell office:value-type="float" office:value="0.244471">
                <text:p>0.244471</text:p>
              </table:table-cell>
              <table:table-cell office:value-type="float" office:value="0.089753">
                <text:p>0.0897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80">
                <text:p>5680</text:p>
              </table:table-cell>
              <table:table-cell office:value-type="float" office:value="0.447905">
                <text:p>0.447905</text:p>
              </table:table-cell>
              <table:table-cell office:value-type="float" office:value="0.165998">
                <text:p>0.165998</text:p>
              </table:table-cell>
              <table:table-cell office:value-type="float" office:value="0.248697">
                <text:p>0.248697</text:p>
              </table:table-cell>
              <table:table-cell office:value-type="float" office:value="0.096253">
                <text:p>0.0962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40">
                <text:p>6040</text:p>
              </table:table-cell>
              <table:table-cell office:value-type="float" office:value="0.383308">
                <text:p>0.383308</text:p>
              </table:table-cell>
              <table:table-cell office:value-type="float" office:value="0.175622">
                <text:p>0.175622</text:p>
              </table:table-cell>
              <table:table-cell office:value-type="float" office:value="0.262552">
                <text:p>0.262552</text:p>
              </table:table-cell>
              <table:table-cell office:value-type="float" office:value="0.103252">
                <text:p>0.1032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0">
                <text:p>6400</text:p>
              </table:table-cell>
              <table:table-cell office:value-type="float" office:value="0.511668">
                <text:p>0.511668</text:p>
              </table:table-cell>
              <table:table-cell office:value-type="float" office:value="0.191985">
                <text:p>0.191985</text:p>
              </table:table-cell>
              <table:table-cell office:value-type="float" office:value="0.284197">
                <text:p>0.284197</text:p>
              </table:table-cell>
              <table:table-cell office:value-type="float" office:value="0.10904">
                <text:p>0.109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60">
                <text:p>6760</text:p>
              </table:table-cell>
              <table:table-cell office:value-type="float" office:value="0.529546">
                <text:p>0.529546</text:p>
              </table:table-cell>
              <table:table-cell office:value-type="float" office:value="0.202315">
                <text:p>0.202315</text:p>
              </table:table-cell>
              <table:table-cell office:value-type="float" office:value="0.300951">
                <text:p>0.300951</text:p>
              </table:table-cell>
              <table:table-cell office:value-type="float" office:value="0.114172">
                <text:p>0.1141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120">
                <text:p>7120</text:p>
              </table:table-cell>
              <table:table-cell office:value-type="float" office:value="0.574009">
                <text:p>0.574009</text:p>
              </table:table-cell>
              <table:table-cell office:value-type="float" office:value="0.206403">
                <text:p>0.206403</text:p>
              </table:table-cell>
              <table:table-cell office:value-type="float" office:value="0.314501">
                <text:p>0.314501</text:p>
              </table:table-cell>
              <table:table-cell office:value-type="float" office:value="0.120427">
                <text:p>0.1204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480">
                <text:p>7480</text:p>
              </table:table-cell>
              <table:table-cell office:value-type="float" office:value="0.589636">
                <text:p>0.589636</text:p>
              </table:table-cell>
              <table:table-cell office:value-type="float" office:value="0.220642">
                <text:p>0.220642</text:p>
              </table:table-cell>
              <table:table-cell office:value-type="float" office:value="0.327936">
                <text:p>0.327936</text:p>
              </table:table-cell>
              <table:table-cell office:value-type="float" office:value="0.125544">
                <text:p>0.1255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40">
                <text:p>7840</text:p>
              </table:table-cell>
              <table:table-cell office:value-type="float" office:value="0.617455">
                <text:p>0.617455</text:p>
              </table:table-cell>
              <table:table-cell office:value-type="float" office:value="0.231009">
                <text:p>0.231009</text:p>
              </table:table-cell>
              <table:table-cell office:value-type="float" office:value="0.338621">
                <text:p>0.338621</text:p>
              </table:table-cell>
              <table:table-cell office:value-type="float" office:value="0.147809">
                <text:p>0.1478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200">
                <text:p>8200</text:p>
              </table:table-cell>
              <table:table-cell office:value-type="float" office:value="0.647249">
                <text:p>0.647249</text:p>
              </table:table-cell>
              <table:table-cell office:value-type="float" office:value="0.242625">
                <text:p>0.242625</text:p>
              </table:table-cell>
              <table:table-cell office:value-type="float" office:value="0.355202">
                <text:p>0.355202</text:p>
              </table:table-cell>
              <table:table-cell office:value-type="float" office:value="0.143273">
                <text:p>0.1432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60">
                <text:p>8560</text:p>
              </table:table-cell>
              <table:table-cell office:value-type="float" office:value="0.685429">
                <text:p>0.685429</text:p>
              </table:table-cell>
              <table:table-cell office:value-type="float" office:value="0.247475">
                <text:p>0.247475</text:p>
              </table:table-cell>
              <table:table-cell office:value-type="float" office:value="0.371702">
                <text:p>0.371702</text:p>
              </table:table-cell>
              <table:table-cell office:value-type="float" office:value="0.153779">
                <text:p>0.1537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20">
                <text:p>8920</text:p>
              </table:table-cell>
              <table:table-cell office:value-type="float" office:value="0.709448">
                <text:p>0.709448</text:p>
              </table:table-cell>
              <table:table-cell office:value-type="float" office:value="0.26418">
                <text:p>0.26418</text:p>
              </table:table-cell>
              <table:table-cell office:value-type="float" office:value="0.390821">
                <text:p>0.390821</text:p>
              </table:table-cell>
              <table:table-cell office:value-type="float" office:value="0.158756">
                <text:p>0.1587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80">
                <text:p>9280</text:p>
              </table:table-cell>
              <table:table-cell office:value-type="float" office:value="0.728697">
                <text:p>0.728697</text:p>
              </table:table-cell>
              <table:table-cell office:value-type="float" office:value="0.18445">
                <text:p>0.18445</text:p>
              </table:table-cell>
              <table:table-cell office:value-type="float" office:value="0.404815">
                <text:p>0.404815</text:p>
              </table:table-cell>
              <table:table-cell office:value-type="float" office:value="0.162234">
                <text:p>0.1622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640">
                <text:p>9640</text:p>
              </table:table-cell>
              <table:table-cell office:value-type="float" office:value="0.761914">
                <text:p>0.761914</text:p>
              </table:table-cell>
              <table:table-cell office:value-type="float" office:value="0.169204">
                <text:p>0.169204</text:p>
              </table:table-cell>
              <table:table-cell office:value-type="float" office:value="0.418028">
                <text:p>0.418028</text:p>
              </table:table-cell>
              <table:table-cell office:value-type="float" office:value="0.166469">
                <text:p>0.1664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0">
                <text:p>10000</text:p>
              </table:table-cell>
              <table:table-cell office:value-type="float" office:value="0.784712">
                <text:p>0.784712</text:p>
              </table:table-cell>
              <table:table-cell office:value-type="float" office:value="0.176385">
                <text:p>0.176385</text:p>
              </table:table-cell>
              <table:table-cell office:value-type="float" office:value="0.434266">
                <text:p>0.434266</text:p>
              </table:table-cell>
              <table:table-cell office:value-type="float" office:value="0.173123">
                <text:p>0.1731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000">
                <text:p>19000</text:p>
              </table:table-cell>
              <table:table-cell office:value-type="float" office:value="0.997609">
                <text:p>0.997609</text:p>
              </table:table-cell>
              <table:table-cell office:value-type="float" office:value="0.339055">
                <text:p>0.339055</text:p>
              </table:table-cell>
              <table:table-cell office:value-type="float" office:value="0.841161">
                <text:p>0.841161</text:p>
              </table:table-cell>
              <table:table-cell office:value-type="float" office:value="0.321004">
                <text:p>0.3210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000">
                <text:p>28000</text:p>
              </table:table-cell>
              <table:table-cell office:value-type="float" office:value="1.501028">
                <text:p>1.501028</text:p>
              </table:table-cell>
              <table:table-cell office:value-type="float" office:value="0.498636">
                <text:p>0.498636</text:p>
              </table:table-cell>
              <table:table-cell office:value-type="float" office:value="1.238591">
                <text:p>1.238591</text:p>
              </table:table-cell>
              <table:table-cell office:value-type="float" office:value="0.475532">
                <text:p>0.4755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000">
                <text:p>37000</text:p>
              </table:table-cell>
              <table:table-cell office:value-type="float" office:value="2.038174">
                <text:p>2.038174</text:p>
              </table:table-cell>
              <table:table-cell office:value-type="float" office:value="0.657862">
                <text:p>0.657862</text:p>
              </table:table-cell>
              <table:table-cell office:value-type="float" office:value="1.628877">
                <text:p>1.628877</text:p>
              </table:table-cell>
              <table:table-cell office:value-type="float" office:value="0.630626">
                <text:p>0.6306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2.499515">
                <text:p>2.499515</text:p>
              </table:table-cell>
              <table:table-cell office:value-type="float" office:value="0.817695">
                <text:p>0.817695</text:p>
              </table:table-cell>
              <table:table-cell office:value-type="float" office:value="2.030089">
                <text:p>2.030089</text:p>
              </table:table-cell>
              <table:table-cell office:value-type="float" office:value="0.782155">
                <text:p>0.7821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000">
                <text:p>55000</text:p>
              </table:table-cell>
              <table:table-cell office:value-type="float" office:value="3.324936">
                <text:p>3.324936</text:p>
              </table:table-cell>
              <table:table-cell office:value-type="float" office:value="0.978391">
                <text:p>0.978391</text:p>
              </table:table-cell>
              <table:table-cell office:value-type="float" office:value="2.434612">
                <text:p>2.434612</text:p>
              </table:table-cell>
              <table:table-cell office:value-type="float" office:value="0.93254">
                <text:p>0.932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000">
                <text:p>64000</text:p>
              </table:table-cell>
              <table:table-cell office:value-type="float" office:value="3.733708">
                <text:p>3.733708</text:p>
              </table:table-cell>
              <table:table-cell office:value-type="float" office:value="1.135699">
                <text:p>1.135699</text:p>
              </table:table-cell>
              <table:table-cell office:value-type="float" office:value="2.833918">
                <text:p>2.833918</text:p>
              </table:table-cell>
              <table:table-cell office:value-type="float" office:value="1.091091">
                <text:p>1.0910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000">
                <text:p>73000</text:p>
              </table:table-cell>
              <table:table-cell office:value-type="float" office:value="4.126212">
                <text:p>4.126212</text:p>
              </table:table-cell>
              <table:table-cell office:value-type="float" office:value="1.295864">
                <text:p>1.295864</text:p>
              </table:table-cell>
              <table:table-cell office:value-type="float" office:value="3.205432">
                <text:p>3.205432</text:p>
              </table:table-cell>
              <table:table-cell office:value-type="float" office:value="1.243213">
                <text:p>1.2432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2000">
                <text:p>82000</text:p>
              </table:table-cell>
              <table:table-cell office:value-type="float" office:value="4.302091">
                <text:p>4.302091</text:p>
              </table:table-cell>
              <table:table-cell office:value-type="float" office:value="1.462246">
                <text:p>1.462246</text:p>
              </table:table-cell>
              <table:table-cell office:value-type="float" office:value="3.603481">
                <text:p>3.603481</text:p>
              </table:table-cell>
              <table:table-cell office:value-type="float" office:value="1.393972">
                <text:p>1.3939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1000">
                <text:p>91000</text:p>
              </table:table-cell>
              <table:table-cell office:value-type="float" office:value="4.602528">
                <text:p>4.602528</text:p>
              </table:table-cell>
              <table:table-cell office:value-type="float" office:value="1.625649">
                <text:p>1.625649</text:p>
              </table:table-cell>
              <table:table-cell office:value-type="float" office:value="3.992458">
                <text:p>3.992458</text:p>
              </table:table-cell>
              <table:table-cell office:value-type="float" office:value="1.544165">
                <text:p>1.5441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0">
                <text:p>100000</text:p>
              </table:table-cell>
              <table:table-cell office:value-type="float" office:value="5.049121">
                <text:p>5.049121</text:p>
              </table:table-cell>
              <table:table-cell office:value-type="float" office:value="1.77672">
                <text:p>1.77672</text:p>
              </table:table-cell>
              <table:table-cell office:value-type="float" office:value="4.407702">
                <text:p>4.407702</text:p>
              </table:table-cell>
              <table:table-cell office:value-type="float" office:value="1.700368">
                <text:p>1.7003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6666">
                <text:p>166666</text:p>
              </table:table-cell>
              <table:table-cell office:value-type="float" office:value="9.479957">
                <text:p>9.479957</text:p>
              </table:table-cell>
              <table:table-cell office:value-type="float" office:value="4.213788">
                <text:p>4.213788</text:p>
              </table:table-cell>
              <table:table-cell office:value-type="float" office:value="7.284196">
                <text:p>7.284196</text:p>
              </table:table-cell>
              <table:table-cell office:value-type="float" office:value="3.483272">
                <text:p>3.4832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3332">
                <text:p>233332</text:p>
              </table:table-cell>
              <table:table-cell office:value-type="float" office:value="11.90164">
                <text:p>11.90164</text:p>
              </table:table-cell>
              <table:table-cell office:value-type="float" office:value="5.583142">
                <text:p>5.583142</text:p>
              </table:table-cell>
              <table:table-cell office:value-type="float" office:value="10.670846">
                <text:p>10.670846</text:p>
              </table:table-cell>
              <table:table-cell office:value-type="float" office:value="4.889537">
                <text:p>4.8895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9998">
                <text:p>299998</text:p>
              </table:table-cell>
              <table:table-cell office:value-type="float" office:value="15.714333">
                <text:p>15.714333</text:p>
              </table:table-cell>
              <table:table-cell office:value-type="float" office:value="5.300942">
                <text:p>5.300942</text:p>
              </table:table-cell>
              <table:table-cell office:value-type="float" office:value="13.254397">
                <text:p>13.254397</text:p>
              </table:table-cell>
              <table:table-cell office:value-type="float" office:value="5.041482">
                <text:p>5.0414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6664">
                <text:p>366664</text:p>
              </table:table-cell>
              <table:table-cell office:value-type="float" office:value="22.187929">
                <text:p>22.187929</text:p>
              </table:table-cell>
              <table:table-cell office:value-type="float" office:value="6.635488">
                <text:p>6.635488</text:p>
              </table:table-cell>
              <table:table-cell office:value-type="float" office:value="16.349963">
                <text:p>16.349963</text:p>
              </table:table-cell>
              <table:table-cell office:value-type="float" office:value="6.224526">
                <text:p>6.2245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3330">
                <text:p>433330</text:p>
              </table:table-cell>
              <table:table-cell office:value-type="float" office:value="25.363899">
                <text:p>25.363899</text:p>
              </table:table-cell>
              <table:table-cell office:value-type="float" office:value="8.053383">
                <text:p>8.053383</text:p>
              </table:table-cell>
              <table:table-cell office:value-type="float" office:value="24.66059">
                <text:p>24.66059</text:p>
              </table:table-cell>
              <table:table-cell office:value-type="float" office:value="7.553638">
                <text:p>7.5536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9996">
                <text:p>499996</text:p>
              </table:table-cell>
              <table:table-cell office:value-type="float" office:value="38.575714">
                <text:p>38.575714</text:p>
              </table:table-cell>
              <table:table-cell office:value-type="float" office:value="8.880027">
                <text:p>8.880027</text:p>
              </table:table-cell>
              <table:table-cell office:value-type="float" office:value="30.362657">
                <text:p>30.362657</text:p>
              </table:table-cell>
              <table:table-cell office:value-type="float" office:value="8.82506">
                <text:p>8.825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000">
                <text:p>600000</text:p>
              </table:table-cell>
              <table:table-cell office:value-type="float" office:value="32.604394">
                <text:p>32.604394</text:p>
              </table:table-cell>
              <table:table-cell office:value-type="float" office:value="17.698395">
                <text:p>17.698395</text:p>
              </table:table-cell>
              <table:table-cell office:value-type="float" office:value="50.030441">
                <text:p>50.030441</text:p>
              </table:table-cell>
              <table:table-cell office:value-type="float" office:value="16.799976">
                <text:p>16.7999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0000">
                <text:p>700000</text:p>
              </table:table-cell>
              <table:table-cell office:value-type="float" office:value="46.383397">
                <text:p>46.383397</text:p>
              </table:table-cell>
              <table:table-cell office:value-type="float" office:value="20.496417">
                <text:p>20.496417</text:p>
              </table:table-cell>
              <table:table-cell office:value-type="float" office:value="58.844322">
                <text:p>58.844322</text:p>
              </table:table-cell>
              <table:table-cell office:value-type="float" office:value="19.788801">
                <text:p>19.7888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0000">
                <text:p>800000</text:p>
              </table:table-cell>
              <table:table-cell office:value-type="float" office:value="55.359248">
                <text:p>55.359248</text:p>
              </table:table-cell>
              <table:table-cell office:value-type="float" office:value="23.517391">
                <text:p>23.517391</text:p>
              </table:table-cell>
              <table:table-cell office:value-type="float" office:value="52.062466">
                <text:p>52.062466</text:p>
              </table:table-cell>
              <table:table-cell office:value-type="float" office:value="22.691862">
                <text:p>22.6918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0000">
                <text:p>900000</text:p>
              </table:table-cell>
              <table:table-cell office:value-type="float" office:value="70.148101">
                <text:p>70.148101</text:p>
              </table:table-cell>
              <table:table-cell office:value-type="float" office:value="25.621484">
                <text:p>25.621484</text:p>
              </table:table-cell>
              <table:table-cell office:value-type="float" office:value="69.462484">
                <text:p>69.462484</text:p>
              </table:table-cell>
              <table:table-cell office:value-type="float" office:value="25.30585">
                <text:p>25.305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0000">
                <text:p>1000000</text:p>
              </table:table-cell>
              <table:table-cell office:value-type="float" office:value="71.324159">
                <text:p>71.324159</text:p>
              </table:table-cell>
              <table:table-cell office:value-type="float" office:value="29.512947">
                <text:p>29.512947</text:p>
              </table:table-cell>
              <table:table-cell office:value-type="float" office:value="74.307907">
                <text:p>74.307907</text:p>
              </table:table-cell>
              <table:table-cell office:value-type="float" office:value="27.73716">
                <text:p>27.737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86cm" svg:height="13.522cm" xlink:href=".." xlink:type="simple" chart:class="chart:scatter" chart:style-name="ch1">
        <chart:title svg:x="8.248cm" svg:y="0.406cm" chart:style-name="ch2">
          <text:p>Czas systemu procesów potomnych</text:p>
        </chart:title>
        <chart:legend chart:legend-position="end" svg:x="21.458cm" svg:y="5.715cm" style:legend-expansion="high" chart:style-name="ch3"/>
        <chart:plot-area chart:style-name="ch4" table:cell-range-address="Arkusz1.A3:Arkusz1.A100 Arkusz1.A1:Arkusz1.A1 Arkusz1.G3:Arkusz1.G100 Arkusz1.N1:Arkusz1.N1 Arkusz1.T3:Arkusz1.T100 Arkusz1.AB1:Arkusz1.AB1 Arkusz1.AH3:Arkusz1.AH100 Arkusz1.AP1:Arkusz1.AP1 Arkusz1.AV3:Arkusz1.AV100" chart:data-source-has-labels="row" svg:x="1.488cm" svg:y="1.481cm" svg:width="19.493cm" svg:height="10.79cm">
          <chartooo:coordinate-region svg:x="2.109cm" svg:y="1.681cm" svg:width="18.222cm" svg:height="9.943cm"/>
          <chart:axis chart:dimension="x" chart:name="primary-x" chart:style-name="ch5">
            <chart:title svg:x="10.264cm" svg:y="12.541cm" chart:style-name="ch6">
              <text:p>Ilosc watkow</text:p>
            </chart:title>
          </chart:axis>
          <chart:axis chart:dimension="y" chart:name="primary-y" chart:style-name="ch5">
            <chart:title svg:x="0.451cm" svg:y="7.304cm" chart:style-name="ch7">
              <text:p>Czas</text:p>
            </chart:title>
            <chart:grid chart:style-name="ch8" chart:class="major"/>
          </chart:axis>
          <chart:series chart:style-name="ch9" chart:values-cell-range-address="Arkusz1.G3:Arkusz1.G100" chart:label-cell-address="Arkusz1.A1:Arkusz1.A1" chart:class="chart:scatter">
            <chart:domain table:cell-range-address="Arkusz1.A3:Arkusz1.A100"/>
            <chart:data-point chart:repeated="98"/>
          </chart:series>
          <chart:series chart:style-name="ch10" chart:values-cell-range-address="Arkusz1.T3:Arkusz1.T100" chart:label-cell-address="Arkusz1.N1:Arkusz1.N1" chart:class="chart:scatter">
            <chart:data-point chart:repeated="98"/>
          </chart:series>
          <chart:series chart:style-name="ch11" chart:values-cell-range-address="Arkusz1.AH3:Arkusz1.AH100" chart:label-cell-address="Arkusz1.AB1:Arkusz1.AB1" chart:class="chart:scatter">
            <chart:data-point chart:repeated="98"/>
          </chart:series>
          <chart:series chart:style-name="ch12" chart:values-cell-range-address="Arkusz1.AV3:Arkusz1.AV100" chart:label-cell-address="Arkusz1.AP1:Arkusz1.AP1" chart:class="chart:scatter">
            <chart:data-point chart:repeated="9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Fork</text:p>
                <draw:g>
                  <svg:desc>Arkusz1.A1:Arkusz1.A1</svg:desc>
                </draw:g>
              </table:table-cell>
              <table:table-cell office:value-type="string">
                <text:p>Vfork</text:p>
                <draw:g>
                  <svg:desc>Arkusz1.N1:Arkusz1.N1</svg:desc>
                </draw:g>
              </table:table-cell>
              <table:table-cell office:value-type="string">
                <text:p>Clone</text:p>
                <draw:g>
                  <svg:desc>Arkusz1.AB1:Arkusz1.AB1</svg:desc>
                </draw:g>
              </table:table-cell>
              <table:table-cell office:value-type="string">
                <text:p>Vclone</text:p>
                <draw:g>
                  <svg:desc>Arkusz1.AP1:Arkusz1.A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rkusz1.A3:Arkusz1.A100</svg:desc>
                </draw:g>
              </table:table-cell>
              <table:table-cell office:value-type="float" office:value="0.001005">
                <text:p>0.001005</text:p>
                <draw:g>
                  <svg:desc>Arkusz1.G3:Arkusz1.G100</svg:desc>
                </draw:g>
              </table:table-cell>
              <table:table-cell office:value-type="float" office:value="0.000115">
                <text:p>0.000115</text:p>
                <draw:g>
                  <svg:desc>Arkusz1.T3:Arkusz1.T100</svg:desc>
                </draw:g>
              </table:table-cell>
              <table:table-cell office:value-type="float" office:value="0.000446">
                <text:p>0.000446</text:p>
                <draw:g>
                  <svg:desc>Arkusz1.AH3:Arkusz1.AH100</svg:desc>
                </draw:g>
              </table:table-cell>
              <table:table-cell office:value-type="float" office:value="0.000115">
                <text:p>0.000115</text:p>
                <draw:g>
                  <svg:desc>Arkusz1.AV3:Arkusz1.AV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">
                <text:p>71</text:p>
              </table:table-cell>
              <table:table-cell office:value-type="float" office:value="0.008536">
                <text:p>0.008536</text:p>
              </table:table-cell>
              <table:table-cell office:value-type="float" office:value="0.001553">
                <text:p>0.001553</text:p>
              </table:table-cell>
              <table:table-cell office:value-type="float" office:value="0.004749">
                <text:p>0.004749</text:p>
              </table:table-cell>
              <table:table-cell office:value-type="float" office:value="0.001559">
                <text:p>0.001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">
                <text:p>137</text:p>
              </table:table-cell>
              <table:table-cell office:value-type="float" office:value="0.013116">
                <text:p>0.013116</text:p>
              </table:table-cell>
              <table:table-cell office:value-type="float" office:value="0.002974">
                <text:p>0.002974</text:p>
              </table:table-cell>
              <table:table-cell office:value-type="float" office:value="0.010961">
                <text:p>0.010961</text:p>
              </table:table-cell>
              <table:table-cell office:value-type="float" office:value="0.003016">
                <text:p>0.003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3">
                <text:p>203</text:p>
              </table:table-cell>
              <table:table-cell office:value-type="float" office:value="0.019106">
                <text:p>0.019106</text:p>
              </table:table-cell>
              <table:table-cell office:value-type="float" office:value="0.00446">
                <text:p>0.00446</text:p>
              </table:table-cell>
              <table:table-cell office:value-type="float" office:value="0.014992">
                <text:p>0.014992</text:p>
              </table:table-cell>
              <table:table-cell office:value-type="float" office:value="0.005289">
                <text:p>0.0052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9">
                <text:p>269</text:p>
              </table:table-cell>
              <table:table-cell office:value-type="float" office:value="0.025167">
                <text:p>0.025167</text:p>
              </table:table-cell>
              <table:table-cell office:value-type="float" office:value="0.005794">
                <text:p>0.005794</text:p>
              </table:table-cell>
              <table:table-cell office:value-type="float" office:value="0.018484">
                <text:p>0.018484</text:p>
              </table:table-cell>
              <table:table-cell office:value-type="float" office:value="0.005588">
                <text:p>0.0055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  <table:table-cell office:value-type="float" office:value="0.031089">
                <text:p>0.031089</text:p>
              </table:table-cell>
              <table:table-cell office:value-type="float" office:value="0.007301">
                <text:p>0.007301</text:p>
              </table:table-cell>
              <table:table-cell office:value-type="float" office:value="0.017329">
                <text:p>0.017329</text:p>
              </table:table-cell>
              <table:table-cell office:value-type="float" office:value="0.007191">
                <text:p>0.007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1">
                <text:p>401</text:p>
              </table:table-cell>
              <table:table-cell office:value-type="float" office:value="0.040442">
                <text:p>0.040442</text:p>
              </table:table-cell>
              <table:table-cell office:value-type="float" office:value="0.009923">
                <text:p>0.009923</text:p>
              </table:table-cell>
              <table:table-cell office:value-type="float" office:value="0.032726">
                <text:p>0.032726</text:p>
              </table:table-cell>
              <table:table-cell office:value-type="float" office:value="0.009105">
                <text:p>0.009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7">
                <text:p>467</text:p>
              </table:table-cell>
              <table:table-cell office:value-type="float" office:value="0.047303">
                <text:p>0.047303</text:p>
              </table:table-cell>
              <table:table-cell office:value-type="float" office:value="0.010088">
                <text:p>0.010088</text:p>
              </table:table-cell>
              <table:table-cell office:value-type="float" office:value="0.037531">
                <text:p>0.037531</text:p>
              </table:table-cell>
              <table:table-cell office:value-type="float" office:value="0.009934">
                <text:p>0.0099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3">
                <text:p>533</text:p>
              </table:table-cell>
              <table:table-cell office:value-type="float" office:value="0.051272">
                <text:p>0.051272</text:p>
              </table:table-cell>
              <table:table-cell office:value-type="float" office:value="0.011691">
                <text:p>0.011691</text:p>
              </table:table-cell>
              <table:table-cell office:value-type="float" office:value="0.040427">
                <text:p>0.040427</text:p>
              </table:table-cell>
              <table:table-cell office:value-type="float" office:value="0.011838">
                <text:p>0.0118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9">
                <text:p>599</text:p>
              </table:table-cell>
              <table:table-cell office:value-type="float" office:value="0.053527">
                <text:p>0.053527</text:p>
              </table:table-cell>
              <table:table-cell office:value-type="float" office:value="0.012836">
                <text:p>0.012836</text:p>
              </table:table-cell>
              <table:table-cell office:value-type="float" office:value="0.050362">
                <text:p>0.050362</text:p>
              </table:table-cell>
              <table:table-cell office:value-type="float" office:value="0.012028">
                <text:p>0.0120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5">
                <text:p>665</text:p>
              </table:table-cell>
              <table:table-cell office:value-type="float" office:value="0.067142">
                <text:p>0.067142</text:p>
              </table:table-cell>
              <table:table-cell office:value-type="float" office:value="0.015166">
                <text:p>0.015166</text:p>
              </table:table-cell>
              <table:table-cell office:value-type="float" office:value="0.04906">
                <text:p>0.04906</text:p>
              </table:table-cell>
              <table:table-cell office:value-type="float" office:value="0.01337">
                <text:p>0.013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1">
                <text:p>731</text:p>
              </table:table-cell>
              <table:table-cell office:value-type="float" office:value="0.068102">
                <text:p>0.068102</text:p>
              </table:table-cell>
              <table:table-cell office:value-type="float" office:value="0.015707">
                <text:p>0.015707</text:p>
              </table:table-cell>
              <table:table-cell office:value-type="float" office:value="0.058412">
                <text:p>0.058412</text:p>
              </table:table-cell>
              <table:table-cell office:value-type="float" office:value="0.015698">
                <text:p>0.015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7">
                <text:p>797</text:p>
              </table:table-cell>
              <table:table-cell office:value-type="float" office:value="0.075514">
                <text:p>0.075514</text:p>
              </table:table-cell>
              <table:table-cell office:value-type="float" office:value="0.01725">
                <text:p>0.01725</text:p>
              </table:table-cell>
              <table:table-cell office:value-type="float" office:value="0.050395">
                <text:p>0.050395</text:p>
              </table:table-cell>
              <table:table-cell office:value-type="float" office:value="0.016931">
                <text:p>0.0169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">
                <text:p>863</text:p>
              </table:table-cell>
              <table:table-cell office:value-type="float" office:value="0.081184">
                <text:p>0.081184</text:p>
              </table:table-cell>
              <table:table-cell office:value-type="float" office:value="0.019354">
                <text:p>0.019354</text:p>
              </table:table-cell>
              <table:table-cell office:value-type="float" office:value="0.072144">
                <text:p>0.072144</text:p>
              </table:table-cell>
              <table:table-cell office:value-type="float" office:value="0.01794">
                <text:p>0.017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9">
                <text:p>929</text:p>
              </table:table-cell>
              <table:table-cell office:value-type="float" office:value="0.087485">
                <text:p>0.087485</text:p>
              </table:table-cell>
              <table:table-cell office:value-type="float" office:value="0.021087">
                <text:p>0.021087</text:p>
              </table:table-cell>
              <table:table-cell office:value-type="float" office:value="0.073133">
                <text:p>0.073133</text:p>
              </table:table-cell>
              <table:table-cell office:value-type="float" office:value="0.020812">
                <text:p>0.0208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5">
                <text:p>995</text:p>
              </table:table-cell>
              <table:table-cell office:value-type="float" office:value="0.085388">
                <text:p>0.085388</text:p>
              </table:table-cell>
              <table:table-cell office:value-type="float" office:value="0.022332">
                <text:p>0.022332</text:p>
              </table:table-cell>
              <table:table-cell office:value-type="float" office:value="0.083272">
                <text:p>0.083272</text:p>
              </table:table-cell>
              <table:table-cell office:value-type="float" office:value="0.020193">
                <text:p>0.0201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0.089764">
                <text:p>0.089764</text:p>
              </table:table-cell>
              <table:table-cell office:value-type="float" office:value="0.022788">
                <text:p>0.022788</text:p>
              </table:table-cell>
              <table:table-cell office:value-type="float" office:value="0.038285">
                <text:p>0.038285</text:p>
              </table:table-cell>
              <table:table-cell office:value-type="float" office:value="0.008447">
                <text:p>0.0084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0">
                <text:p>1360</text:p>
              </table:table-cell>
              <table:table-cell office:value-type="float" office:value="0.131296">
                <text:p>0.131296</text:p>
              </table:table-cell>
              <table:table-cell office:value-type="float" office:value="0.03074">
                <text:p>0.03074</text:p>
              </table:table-cell>
              <table:table-cell office:value-type="float" office:value="0.05237">
                <text:p>0.05237</text:p>
              </table:table-cell>
              <table:table-cell office:value-type="float" office:value="0.01172">
                <text:p>0.011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20">
                <text:p>1720</text:p>
              </table:table-cell>
              <table:table-cell office:value-type="float" office:value="0.168999">
                <text:p>0.168999</text:p>
              </table:table-cell>
              <table:table-cell office:value-type="float" office:value="0.037583">
                <text:p>0.037583</text:p>
              </table:table-cell>
              <table:table-cell office:value-type="float" office:value="0.068274">
                <text:p>0.068274</text:p>
              </table:table-cell>
              <table:table-cell office:value-type="float" office:value="0.014578">
                <text:p>0.0145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80">
                <text:p>2080</text:p>
              </table:table-cell>
              <table:table-cell office:value-type="float" office:value="0.202461">
                <text:p>0.202461</text:p>
              </table:table-cell>
              <table:table-cell office:value-type="float" office:value="0.047584">
                <text:p>0.047584</text:p>
              </table:table-cell>
              <table:table-cell office:value-type="float" office:value="0.08182">
                <text:p>0.08182</text:p>
              </table:table-cell>
              <table:table-cell office:value-type="float" office:value="0.017397">
                <text:p>0.0173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40">
                <text:p>2440</text:p>
              </table:table-cell>
              <table:table-cell office:value-type="float" office:value="0.232413">
                <text:p>0.232413</text:p>
              </table:table-cell>
              <table:table-cell office:value-type="float" office:value="0.054754">
                <text:p>0.054754</text:p>
              </table:table-cell>
              <table:table-cell office:value-type="float" office:value="0.094613">
                <text:p>0.094613</text:p>
              </table:table-cell>
              <table:table-cell office:value-type="float" office:value="0.020388">
                <text:p>0.0203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00">
                <text:p>2800</text:p>
              </table:table-cell>
              <table:table-cell office:value-type="float" office:value="0.271166">
                <text:p>0.271166</text:p>
              </table:table-cell>
              <table:table-cell office:value-type="float" office:value="0.059117">
                <text:p>0.059117</text:p>
              </table:table-cell>
              <table:table-cell office:value-type="float" office:value="0.109748">
                <text:p>0.109748</text:p>
              </table:table-cell>
              <table:table-cell office:value-type="float" office:value="0.023432">
                <text:p>0.0234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60">
                <text:p>3160</text:p>
              </table:table-cell>
              <table:table-cell office:value-type="float" office:value="0.309307">
                <text:p>0.309307</text:p>
              </table:table-cell>
              <table:table-cell office:value-type="float" office:value="0.069036">
                <text:p>0.069036</text:p>
              </table:table-cell>
              <table:table-cell office:value-type="float" office:value="0.122808">
                <text:p>0.122808</text:p>
              </table:table-cell>
              <table:table-cell office:value-type="float" office:value="0.026286">
                <text:p>0.0262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20">
                <text:p>3520</text:p>
              </table:table-cell>
              <table:table-cell office:value-type="float" office:value="0.348778">
                <text:p>0.348778</text:p>
              </table:table-cell>
              <table:table-cell office:value-type="float" office:value="0.071825">
                <text:p>0.071825</text:p>
              </table:table-cell>
              <table:table-cell office:value-type="float" office:value="0.13663">
                <text:p>0.13663</text:p>
              </table:table-cell>
              <table:table-cell office:value-type="float" office:value="0.0298">
                <text:p>0.0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80">
                <text:p>3880</text:p>
              </table:table-cell>
              <table:table-cell office:value-type="float" office:value="0.377724">
                <text:p>0.377724</text:p>
              </table:table-cell>
              <table:table-cell office:value-type="float" office:value="0.083858">
                <text:p>0.083858</text:p>
              </table:table-cell>
              <table:table-cell office:value-type="float" office:value="0.151195">
                <text:p>0.151195</text:p>
              </table:table-cell>
              <table:table-cell office:value-type="float" office:value="0.032988">
                <text:p>0.0329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40">
                <text:p>4240</text:p>
              </table:table-cell>
              <table:table-cell office:value-type="float" office:value="0.422807">
                <text:p>0.422807</text:p>
              </table:table-cell>
              <table:table-cell office:value-type="float" office:value="0.09369">
                <text:p>0.09369</text:p>
              </table:table-cell>
              <table:table-cell office:value-type="float" office:value="0.165064">
                <text:p>0.165064</text:p>
              </table:table-cell>
              <table:table-cell office:value-type="float" office:value="0.038204">
                <text:p>0.0382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00">
                <text:p>4600</text:p>
              </table:table-cell>
              <table:table-cell office:value-type="float" office:value="0.450223">
                <text:p>0.450223</text:p>
              </table:table-cell>
              <table:table-cell office:value-type="float" office:value="0.09964">
                <text:p>0.09964</text:p>
              </table:table-cell>
              <table:table-cell office:value-type="float" office:value="0.17997">
                <text:p>0.17997</text:p>
              </table:table-cell>
              <table:table-cell office:value-type="float" office:value="0.052704">
                <text:p>0.0527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60">
                <text:p>4960</text:p>
              </table:table-cell>
              <table:table-cell office:value-type="float" office:value="0.493901">
                <text:p>0.493901</text:p>
              </table:table-cell>
              <table:table-cell office:value-type="float" office:value="0.107368">
                <text:p>0.107368</text:p>
              </table:table-cell>
              <table:table-cell office:value-type="float" office:value="0.197978">
                <text:p>0.197978</text:p>
              </table:table-cell>
              <table:table-cell office:value-type="float" office:value="0.046695">
                <text:p>0.0466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20">
                <text:p>5320</text:p>
              </table:table-cell>
              <table:table-cell office:value-type="float" office:value="0.515419">
                <text:p>0.515419</text:p>
              </table:table-cell>
              <table:table-cell office:value-type="float" office:value="0.11006">
                <text:p>0.11006</text:p>
              </table:table-cell>
              <table:table-cell office:value-type="float" office:value="0.21554">
                <text:p>0.21554</text:p>
              </table:table-cell>
              <table:table-cell office:value-type="float" office:value="0.046778">
                <text:p>0.0467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80">
                <text:p>5680</text:p>
              </table:table-cell>
              <table:table-cell office:value-type="float" office:value="0.55143">
                <text:p>0.55143</text:p>
              </table:table-cell>
              <table:table-cell office:value-type="float" office:value="0.125663">
                <text:p>0.125663</text:p>
              </table:table-cell>
              <table:table-cell office:value-type="float" office:value="0.221828">
                <text:p>0.221828</text:p>
              </table:table-cell>
              <table:table-cell office:value-type="float" office:value="0.04951">
                <text:p>0.049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40">
                <text:p>6040</text:p>
              </table:table-cell>
              <table:table-cell office:value-type="float" office:value="0.45795">
                <text:p>0.45795</text:p>
              </table:table-cell>
              <table:table-cell office:value-type="float" office:value="0.130673">
                <text:p>0.130673</text:p>
              </table:table-cell>
              <table:table-cell office:value-type="float" office:value="0.235333">
                <text:p>0.235333</text:p>
              </table:table-cell>
              <table:table-cell office:value-type="float" office:value="0.051723">
                <text:p>0.0517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0">
                <text:p>6400</text:p>
              </table:table-cell>
              <table:table-cell office:value-type="float" office:value="0.629157">
                <text:p>0.629157</text:p>
              </table:table-cell>
              <table:table-cell office:value-type="float" office:value="0.143614">
                <text:p>0.143614</text:p>
              </table:table-cell>
              <table:table-cell office:value-type="float" office:value="0.251778">
                <text:p>0.251778</text:p>
              </table:table-cell>
              <table:table-cell office:value-type="float" office:value="0.0549">
                <text:p>0.05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60">
                <text:p>6760</text:p>
              </table:table-cell>
              <table:table-cell office:value-type="float" office:value="0.65183">
                <text:p>0.65183</text:p>
              </table:table-cell>
              <table:table-cell office:value-type="float" office:value="0.1505">
                <text:p>0.1505</text:p>
              </table:table-cell>
              <table:table-cell office:value-type="float" office:value="0.282637">
                <text:p>0.282637</text:p>
              </table:table-cell>
              <table:table-cell office:value-type="float" office:value="0.057721">
                <text:p>0.0577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120">
                <text:p>7120</text:p>
              </table:table-cell>
              <table:table-cell office:value-type="float" office:value="0.706474">
                <text:p>0.706474</text:p>
              </table:table-cell>
              <table:table-cell office:value-type="float" office:value="0.154489">
                <text:p>0.154489</text:p>
              </table:table-cell>
              <table:table-cell office:value-type="float" office:value="0.279948">
                <text:p>0.279948</text:p>
              </table:table-cell>
              <table:table-cell office:value-type="float" office:value="0.060839">
                <text:p>0.0608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480">
                <text:p>7480</text:p>
              </table:table-cell>
              <table:table-cell office:value-type="float" office:value="0.724517">
                <text:p>0.724517</text:p>
              </table:table-cell>
              <table:table-cell office:value-type="float" office:value="0.159494">
                <text:p>0.159494</text:p>
              </table:table-cell>
              <table:table-cell office:value-type="float" office:value="0.291971">
                <text:p>0.291971</text:p>
              </table:table-cell>
              <table:table-cell office:value-type="float" office:value="0.063757">
                <text:p>0.0637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40">
                <text:p>7840</text:p>
              </table:table-cell>
              <table:table-cell office:value-type="float" office:value="0.761356">
                <text:p>0.761356</text:p>
              </table:table-cell>
              <table:table-cell office:value-type="float" office:value="0.166802">
                <text:p>0.166802</text:p>
              </table:table-cell>
              <table:table-cell office:value-type="float" office:value="0.303372">
                <text:p>0.303372</text:p>
              </table:table-cell>
              <table:table-cell office:value-type="float" office:value="0.068995">
                <text:p>0.0689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200">
                <text:p>8200</text:p>
              </table:table-cell>
              <table:table-cell office:value-type="float" office:value="0.801177">
                <text:p>0.801177</text:p>
              </table:table-cell>
              <table:table-cell office:value-type="float" office:value="0.180463">
                <text:p>0.180463</text:p>
              </table:table-cell>
              <table:table-cell office:value-type="float" office:value="0.318963">
                <text:p>0.318963</text:p>
              </table:table-cell>
              <table:table-cell office:value-type="float" office:value="0.070586">
                <text:p>0.070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60">
                <text:p>8560</text:p>
              </table:table-cell>
              <table:table-cell office:value-type="float" office:value="0.846439">
                <text:p>0.846439</text:p>
              </table:table-cell>
              <table:table-cell office:value-type="float" office:value="0.189372">
                <text:p>0.189372</text:p>
              </table:table-cell>
              <table:table-cell office:value-type="float" office:value="0.33419">
                <text:p>0.33419</text:p>
              </table:table-cell>
              <table:table-cell office:value-type="float" office:value="0.074299">
                <text:p>0.0742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20">
                <text:p>8920</text:p>
              </table:table-cell>
              <table:table-cell office:value-type="float" office:value="0.876172">
                <text:p>0.876172</text:p>
              </table:table-cell>
              <table:table-cell office:value-type="float" office:value="0.197102">
                <text:p>0.197102</text:p>
              </table:table-cell>
              <table:table-cell office:value-type="float" office:value="0.350482">
                <text:p>0.350482</text:p>
              </table:table-cell>
              <table:table-cell office:value-type="float" office:value="0.081616">
                <text:p>0.0816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80">
                <text:p>9280</text:p>
              </table:table-cell>
              <table:table-cell office:value-type="float" office:value="0.901217">
                <text:p>0.901217</text:p>
              </table:table-cell>
              <table:table-cell office:value-type="float" office:value="0.103049">
                <text:p>0.103049</text:p>
              </table:table-cell>
              <table:table-cell office:value-type="float" office:value="0.364912">
                <text:p>0.364912</text:p>
              </table:table-cell>
              <table:table-cell office:value-type="float" office:value="0.080288">
                <text:p>0.0802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640">
                <text:p>9640</text:p>
              </table:table-cell>
              <table:table-cell office:value-type="float" office:value="0.944724">
                <text:p>0.944724</text:p>
              </table:table-cell>
              <table:table-cell office:value-type="float" office:value="0.085915">
                <text:p>0.085915</text:p>
              </table:table-cell>
              <table:table-cell office:value-type="float" office:value="0.374202">
                <text:p>0.374202</text:p>
              </table:table-cell>
              <table:table-cell office:value-type="float" office:value="0.083506">
                <text:p>0.0835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0">
                <text:p>10000</text:p>
              </table:table-cell>
              <table:table-cell office:value-type="float" office:value="0.967012">
                <text:p>0.967012</text:p>
              </table:table-cell>
              <table:table-cell office:value-type="float" office:value="0.090897">
                <text:p>0.090897</text:p>
              </table:table-cell>
              <table:table-cell office:value-type="float" office:value="0.386771">
                <text:p>0.386771</text:p>
              </table:table-cell>
              <table:table-cell office:value-type="float" office:value="0.097919">
                <text:p>0.0979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000">
                <text:p>19000</text:p>
              </table:table-cell>
              <table:table-cell office:value-type="float" office:value="1.144405">
                <text:p>1.144405</text:p>
              </table:table-cell>
              <table:table-cell office:value-type="float" office:value="0.173517">
                <text:p>0.173517</text:p>
              </table:table-cell>
              <table:table-cell office:value-type="float" office:value="0.741019">
                <text:p>0.741019</text:p>
              </table:table-cell>
              <table:table-cell office:value-type="float" office:value="0.160323">
                <text:p>0.1603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000">
                <text:p>28000</text:p>
              </table:table-cell>
              <table:table-cell office:value-type="float" office:value="1.716543">
                <text:p>1.716543</text:p>
              </table:table-cell>
              <table:table-cell office:value-type="float" office:value="0.256627">
                <text:p>0.256627</text:p>
              </table:table-cell>
              <table:table-cell office:value-type="float" office:value="1.093023">
                <text:p>1.093023</text:p>
              </table:table-cell>
              <table:table-cell office:value-type="float" office:value="0.238742">
                <text:p>0.2387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000">
                <text:p>37000</text:p>
              </table:table-cell>
              <table:table-cell office:value-type="float" office:value="2.325095">
                <text:p>2.325095</text:p>
              </table:table-cell>
              <table:table-cell office:value-type="float" office:value="0.33797">
                <text:p>0.33797</text:p>
              </table:table-cell>
              <table:table-cell office:value-type="float" office:value="1.440151">
                <text:p>1.440151</text:p>
              </table:table-cell>
              <table:table-cell office:value-type="float" office:value="0.320037">
                <text:p>0.3200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2.853623">
                <text:p>2.853623</text:p>
              </table:table-cell>
              <table:table-cell office:value-type="float" office:value="0.420571">
                <text:p>0.420571</text:p>
              </table:table-cell>
              <table:table-cell office:value-type="float" office:value="1.791308">
                <text:p>1.791308</text:p>
              </table:table-cell>
              <table:table-cell office:value-type="float" office:value="0.393656">
                <text:p>0.3936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000">
                <text:p>55000</text:p>
              </table:table-cell>
              <table:table-cell office:value-type="float" office:value="3.735337">
                <text:p>3.735337</text:p>
              </table:table-cell>
              <table:table-cell office:value-type="float" office:value="0.503508">
                <text:p>0.503508</text:p>
              </table:table-cell>
              <table:table-cell office:value-type="float" office:value="2.149191">
                <text:p>2.149191</text:p>
              </table:table-cell>
              <table:table-cell office:value-type="float" office:value="0.469565">
                <text:p>0.4695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000">
                <text:p>64000</text:p>
              </table:table-cell>
              <table:table-cell office:value-type="float" office:value="4.227122">
                <text:p>4.227122</text:p>
              </table:table-cell>
              <table:table-cell office:value-type="float" office:value="0.585452">
                <text:p>0.585452</text:p>
              </table:table-cell>
              <table:table-cell office:value-type="float" office:value="2.498983">
                <text:p>2.498983</text:p>
              </table:table-cell>
              <table:table-cell office:value-type="float" office:value="0.548998">
                <text:p>0.5489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000">
                <text:p>73000</text:p>
              </table:table-cell>
              <table:table-cell office:value-type="float" office:value="4.673727">
                <text:p>4.673727</text:p>
              </table:table-cell>
              <table:table-cell office:value-type="float" office:value="0.66577">
                <text:p>0.66577</text:p>
              </table:table-cell>
              <table:table-cell office:value-type="float" office:value="2.82569">
                <text:p>2.82569</text:p>
              </table:table-cell>
              <table:table-cell office:value-type="float" office:value="0.625958">
                <text:p>0.6259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2000">
                <text:p>82000</text:p>
              </table:table-cell>
              <table:table-cell office:value-type="float" office:value="4.924768">
                <text:p>4.924768</text:p>
              </table:table-cell>
              <table:table-cell office:value-type="float" office:value="0.753869">
                <text:p>0.753869</text:p>
              </table:table-cell>
              <table:table-cell office:value-type="float" office:value="3.172158">
                <text:p>3.172158</text:p>
              </table:table-cell>
              <table:table-cell office:value-type="float" office:value="0.700103">
                <text:p>0.7001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1000">
                <text:p>91000</text:p>
              </table:table-cell>
              <table:table-cell office:value-type="float" office:value="5.382627">
                <text:p>5.382627</text:p>
              </table:table-cell>
              <table:table-cell office:value-type="float" office:value="0.837034">
                <text:p>0.837034</text:p>
              </table:table-cell>
              <table:table-cell office:value-type="float" office:value="3.515538">
                <text:p>3.515538</text:p>
              </table:table-cell>
              <table:table-cell office:value-type="float" office:value="0.772847">
                <text:p>0.7728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0">
                <text:p>100000</text:p>
              </table:table-cell>
              <table:table-cell office:value-type="float" office:value="5.911492">
                <text:p>5.911492</text:p>
              </table:table-cell>
              <table:table-cell office:value-type="float" office:value="0.914618">
                <text:p>0.914618</text:p>
              </table:table-cell>
              <table:table-cell office:value-type="float" office:value="3.884109">
                <text:p>3.884109</text:p>
              </table:table-cell>
              <table:table-cell office:value-type="float" office:value="0.855157">
                <text:p>0.8551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6666">
                <text:p>166666</text:p>
              </table:table-cell>
              <table:table-cell office:value-type="float" office:value="11.047639">
                <text:p>11.047639</text:p>
              </table:table-cell>
              <table:table-cell office:value-type="float" office:value="3.037852">
                <text:p>3.037852</text:p>
              </table:table-cell>
              <table:table-cell office:value-type="float" office:value="6.386676">
                <text:p>6.386676</text:p>
              </table:table-cell>
              <table:table-cell office:value-type="float" office:value="2.188576">
                <text:p>2.1885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3332">
                <text:p>233332</text:p>
              </table:table-cell>
              <table:table-cell office:value-type="float" office:value="14.091635">
                <text:p>14.091635</text:p>
              </table:table-cell>
              <table:table-cell office:value-type="float" office:value="3.791763">
                <text:p>3.791763</text:p>
              </table:table-cell>
              <table:table-cell office:value-type="float" office:value="9.168776">
                <text:p>9.168776</text:p>
              </table:table-cell>
              <table:table-cell office:value-type="float" office:value="3.036742">
                <text:p>3.0367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9998">
                <text:p>299998</text:p>
              </table:table-cell>
              <table:table-cell office:value-type="float" office:value="18.545377">
                <text:p>18.545377</text:p>
              </table:table-cell>
              <table:table-cell office:value-type="float" office:value="2.753345">
                <text:p>2.753345</text:p>
              </table:table-cell>
              <table:table-cell office:value-type="float" office:value="11.553898">
                <text:p>11.553898</text:p>
              </table:table-cell>
              <table:table-cell office:value-type="float" office:value="2.578221">
                <text:p>2.5782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6664">
                <text:p>366664</text:p>
              </table:table-cell>
              <table:table-cell office:value-type="float" office:value="25.807125">
                <text:p>25.807125</text:p>
              </table:table-cell>
              <table:table-cell office:value-type="float" office:value="3.416493">
                <text:p>3.416493</text:p>
              </table:table-cell>
              <table:table-cell office:value-type="float" office:value="14.222678">
                <text:p>14.222678</text:p>
              </table:table-cell>
              <table:table-cell office:value-type="float" office:value="3.128099">
                <text:p>3.1280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3330">
                <text:p>433330</text:p>
              </table:table-cell>
              <table:table-cell office:value-type="float" office:value="29.199332">
                <text:p>29.199332</text:p>
              </table:table-cell>
              <table:table-cell office:value-type="float" office:value="4.154679">
                <text:p>4.154679</text:p>
              </table:table-cell>
              <table:table-cell office:value-type="float" office:value="22.224664">
                <text:p>22.224664</text:p>
              </table:table-cell>
              <table:table-cell office:value-type="float" office:value="3.831454">
                <text:p>3.8314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9996">
                <text:p>499996</text:p>
              </table:table-cell>
              <table:table-cell office:value-type="float" office:value="45.608787">
                <text:p>45.608787</text:p>
              </table:table-cell>
              <table:table-cell office:value-type="float" office:value="4.554858">
                <text:p>4.554858</text:p>
              </table:table-cell>
              <table:table-cell office:value-type="float" office:value="27.754637">
                <text:p>27.754637</text:p>
              </table:table-cell>
              <table:table-cell office:value-type="float" office:value="4.514829">
                <text:p>4.5148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000">
                <text:p>600000</text:p>
              </table:table-cell>
              <table:table-cell office:value-type="float" office:value="37.203751">
                <text:p>37.203751</text:p>
              </table:table-cell>
              <table:table-cell office:value-type="float" office:value="13.299642">
                <text:p>13.299642</text:p>
              </table:table-cell>
              <table:table-cell office:value-type="float" office:value="49.029285">
                <text:p>49.029285</text:p>
              </table:table-cell>
              <table:table-cell office:value-type="float" office:value="12.396036">
                <text:p>12.3960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0000">
                <text:p>700000</text:p>
              </table:table-cell>
              <table:table-cell office:value-type="float" office:value="53.813347">
                <text:p>53.813347</text:p>
              </table:table-cell>
              <table:table-cell office:value-type="float" office:value="15.319414">
                <text:p>15.319414</text:p>
              </table:table-cell>
              <table:table-cell office:value-type="float" office:value="57.822135">
                <text:p>57.822135</text:p>
              </table:table-cell>
              <table:table-cell office:value-type="float" office:value="14.529362">
                <text:p>14.5293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0000">
                <text:p>800000</text:p>
              </table:table-cell>
              <table:table-cell office:value-type="float" office:value="64.175817">
                <text:p>64.175817</text:p>
              </table:table-cell>
              <table:table-cell office:value-type="float" office:value="17.617394">
                <text:p>17.617394</text:p>
              </table:table-cell>
              <table:table-cell office:value-type="float" office:value="49.416311">
                <text:p>49.416311</text:p>
              </table:table-cell>
              <table:table-cell office:value-type="float" office:value="16.589013">
                <text:p>16.5890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0000">
                <text:p>900000</text:p>
              </table:table-cell>
              <table:table-cell office:value-type="float" office:value="82.151647">
                <text:p>82.151647</text:p>
              </table:table-cell>
              <table:table-cell office:value-type="float" office:value="18.969169">
                <text:p>18.969169</text:p>
              </table:table-cell>
              <table:table-cell office:value-type="float" office:value="66.677295">
                <text:p>66.677295</text:p>
              </table:table-cell>
              <table:table-cell office:value-type="float" office:value="18.499455">
                <text:p>18.4994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0000">
                <text:p>1000000</text:p>
              </table:table-cell>
              <table:table-cell office:value-type="float" office:value="83.153487">
                <text:p>83.153487</text:p>
              </table:table-cell>
              <table:table-cell office:value-type="float" office:value="22.12598">
                <text:p>22.12598</text:p>
              </table:table-cell>
              <table:table-cell office:value-type="float" office:value="71.40897">
                <text:p>71.40897</text:p>
              </table:table-cell>
              <table:table-cell office:value-type="float" office:value="20.173633">
                <text:p>20.1736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846cm" svg:height="13.408cm" xlink:href=".." xlink:type="simple" chart:class="chart:scatter" chart:style-name="ch1">
        <chart:title svg:x="7.858cm" svg:y="0.404cm" chart:style-name="ch2">
          <text:p>Czas uzytkownika procesów potomnych</text:p>
        </chart:title>
        <chart:legend chart:legend-position="end" svg:x="21.444cm" svg:y="5.658cm" style:legend-expansion="high" chart:style-name="ch3"/>
        <chart:plot-area chart:style-name="ch4" table:cell-range-address="Arkusz1.A3:Arkusz1.A100 Arkusz1.A1:Arkusz1.A1 Arkusz1.F3:Arkusz1.F100 Arkusz1.N1:Arkusz1.N1 Arkusz1.S3:Arkusz1.S100 Arkusz1.AB1:Arkusz1.AB1 Arkusz1.AG3:Arkusz1.AG100 Arkusz1.AP1:Arkusz1.AP1 Arkusz1.AU3:Arkusz1.AU100" chart:data-source-has-labels="row" svg:x="1.487cm" svg:y="1.477cm" svg:width="19.481cm" svg:height="10.682cm">
          <chartooo:coordinate-region svg:x="2.399cm" svg:y="1.676cm" svg:width="17.919cm" svg:height="9.836cm"/>
          <chart:axis chart:dimension="x" chart:name="primary-x" chart:style-name="ch5">
            <chart:title svg:x="10.257cm" svg:y="12.427cm" chart:style-name="ch6">
              <text:p>Ilosc watkow</text:p>
            </chart:title>
          </chart:axis>
          <chart:axis chart:dimension="y" chart:name="primary-y" chart:style-name="ch5">
            <chart:title svg:x="0.451cm" svg:y="7.246cm" chart:style-name="ch7">
              <text:p>Czas</text:p>
            </chart:title>
            <chart:grid chart:style-name="ch8" chart:class="major"/>
          </chart:axis>
          <chart:series chart:style-name="ch9" chart:values-cell-range-address="Arkusz1.F3:Arkusz1.F100" chart:label-cell-address="Arkusz1.A1:Arkusz1.A1" chart:class="chart:scatter">
            <chart:domain table:cell-range-address="Arkusz1.A3:Arkusz1.A100"/>
            <chart:data-point chart:repeated="98"/>
          </chart:series>
          <chart:series chart:style-name="ch10" chart:values-cell-range-address="Arkusz1.S3:Arkusz1.S100" chart:label-cell-address="Arkusz1.N1:Arkusz1.N1" chart:class="chart:scatter">
            <chart:data-point chart:repeated="98"/>
          </chart:series>
          <chart:series chart:style-name="ch11" chart:values-cell-range-address="Arkusz1.AG3:Arkusz1.AG100" chart:label-cell-address="Arkusz1.AB1:Arkusz1.AB1" chart:class="chart:scatter">
            <chart:data-point chart:repeated="98"/>
          </chart:series>
          <chart:series chart:style-name="ch12" chart:values-cell-range-address="Arkusz1.AU3:Arkusz1.AU100" chart:label-cell-address="Arkusz1.AP1:Arkusz1.AP1" chart:class="chart:scatter">
            <chart:data-point chart:repeated="9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Fork</text:p>
                <draw:g>
                  <svg:desc>Arkusz1.A1:Arkusz1.A1</svg:desc>
                </draw:g>
              </table:table-cell>
              <table:table-cell office:value-type="string">
                <text:p>Vfork</text:p>
                <draw:g>
                  <svg:desc>Arkusz1.N1:Arkusz1.N1</svg:desc>
                </draw:g>
              </table:table-cell>
              <table:table-cell office:value-type="string">
                <text:p>Clone</text:p>
                <draw:g>
                  <svg:desc>Arkusz1.AB1:Arkusz1.AB1</svg:desc>
                </draw:g>
              </table:table-cell>
              <table:table-cell office:value-type="string">
                <text:p>Vclone</text:p>
                <draw:g>
                  <svg:desc>Arkusz1.AP1:Arkusz1.A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rkusz1.A3:Arkusz1.A100</svg:desc>
                </draw:g>
              </table:table-cell>
              <table:table-cell office:value-type="float" office:value="0">
                <text:p>0</text:p>
                <draw:g>
                  <svg:desc>Arkusz1.F3:Arkusz1.F100</svg:desc>
                </draw:g>
              </table:table-cell>
              <table:table-cell office:value-type="float" office:value="0">
                <text:p>0</text:p>
                <draw:g>
                  <svg:desc>Arkusz1.S3:Arkusz1.S100</svg:desc>
                </draw:g>
              </table:table-cell>
              <table:table-cell office:value-type="float" office:value="0">
                <text:p>0</text:p>
                <draw:g>
                  <svg:desc>Arkusz1.AG3:Arkusz1.AG100</svg:desc>
                </draw:g>
              </table:table-cell>
              <table:table-cell office:value-type="float" office:value="0">
                <text:p>0</text:p>
                <draw:g>
                  <svg:desc>Arkusz1.AU3:Arkusz1.AU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">
                <text:p>137</text:p>
              </table:table-cell>
              <table:table-cell office:value-type="float" office:value="0.000115">
                <text:p>0.000115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9">
                <text:p>269</text:p>
              </table:table-cell>
              <table:table-cell office:value-type="float" office:value="0.000114">
                <text:p>0.000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  <table:table-cell office:value-type="float" office:value="0.000219">
                <text:p>0.000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1">
                <text:p>401</text:p>
              </table:table-cell>
              <table:table-cell office:value-type="float" office:value="0.000238">
                <text:p>0.000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7">
                <text:p>467</text:p>
              </table:table-cell>
              <table:table-cell office:value-type="float" office:value="0.000336">
                <text:p>0.00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3">
                <text:p>533</text:p>
              </table:table-cell>
              <table:table-cell office:value-type="float" office:value="0.000115">
                <text:p>0.000115</text:p>
              </table:table-cell>
              <table:table-cell office:value-type="float" office:value="0">
                <text:p>0</text:p>
              </table:table-cell>
              <table:table-cell office:value-type="float" office:value="0.000098">
                <text:p>0.000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9">
                <text:p>599</text:p>
              </table:table-cell>
              <table:table-cell office:value-type="float" office:value="0.000113">
                <text:p>0.000113</text:p>
              </table:table-cell>
              <table:table-cell office:value-type="float" office:value="0">
                <text:p>0</text:p>
              </table:table-cell>
              <table:table-cell office:value-type="float" office:value="0.00017">
                <text:p>0.00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5">
                <text:p>665</text:p>
              </table:table-cell>
              <table:table-cell office:value-type="float" office:value="0.00022">
                <text:p>0.00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1">
                <text:p>731</text:p>
              </table:table-cell>
              <table:table-cell office:value-type="float" office:value="0.000243">
                <text:p>0.000243</text:p>
              </table:table-cell>
              <table:table-cell office:value-type="float" office:value="0">
                <text:p>0</text:p>
              </table:table-cell>
              <table:table-cell office:value-type="float" office:value="0.000089">
                <text:p>0.000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7">
                <text:p>797</text:p>
              </table:table-cell>
              <table:table-cell office:value-type="float" office:value="0.000247">
                <text:p>0.000247</text:p>
              </table:table-cell>
              <table:table-cell office:value-type="float" office:value="0.000077">
                <text:p>0.000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">
                <text:p>863</text:p>
              </table:table-cell>
              <table:table-cell office:value-type="float" office:value="0.000112">
                <text:p>0.00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9">
                <text:p>929</text:p>
              </table:table-cell>
              <table:table-cell office:value-type="float" office:value="0.00042">
                <text:p>0.00042</text:p>
              </table:table-cell>
              <table:table-cell office:value-type="float" office:value="0.000044">
                <text:p>0.0000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5">
                <text:p>995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105">
                <text:p>0.000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0.000356">
                <text:p>0.000356</text:p>
              </table:table-cell>
              <table:table-cell office:value-type="float" office:value="0">
                <text:p>0</text:p>
              </table:table-cell>
              <table:table-cell office:value-type="float" office:value="0.000049">
                <text:p>0.000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0">
                <text:p>1360</text:p>
              </table:table-cell>
              <table:table-cell office:value-type="float" office:value="0.000342">
                <text:p>0.000342</text:p>
              </table:table-cell>
              <table:table-cell office:value-type="float" office:value="0.000034">
                <text:p>0.000034</text:p>
              </table:table-cell>
              <table:table-cell office:value-type="float" office:value="0">
                <text:p>0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20">
                <text:p>1720</text:p>
              </table:table-cell>
              <table:table-cell office:value-type="float" office:value="0.000349">
                <text:p>0.000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80">
                <text:p>2080</text:p>
              </table:table-cell>
              <table:table-cell office:value-type="float" office:value="0.000223">
                <text:p>0.000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40">
                <text:p>2440</text:p>
              </table:table-cell>
              <table:table-cell office:value-type="float" office:value="0.00069">
                <text:p>0.00069</text:p>
              </table:table-cell>
              <table:table-cell office:value-type="float" office:value="0">
                <text:p>0</text:p>
              </table:table-cell>
              <table:table-cell office:value-type="float" office:value="0.000057">
                <text:p>0.000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00">
                <text:p>2800</text:p>
              </table:table-cell>
              <table:table-cell office:value-type="float" office:value="0.000334">
                <text:p>0.000334</text:p>
              </table:table-cell>
              <table:table-cell office:value-type="float" office:value="0">
                <text:p>0</text:p>
              </table:table-cell>
              <table:table-cell office:value-type="float" office:value="0.000056">
                <text:p>0.000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60">
                <text:p>3160</text:p>
              </table:table-cell>
              <table:table-cell office:value-type="float" office:value="0.000918">
                <text:p>0.000918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54">
                <text:p>0.000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20">
                <text:p>3520</text:p>
              </table:table-cell>
              <table:table-cell office:value-type="float" office:value="0.001012">
                <text:p>0.001012</text:p>
              </table:table-cell>
              <table:table-cell office:value-type="float" office:value="0">
                <text:p>0</text:p>
              </table:table-cell>
              <table:table-cell office:value-type="float" office:value="0.000058">
                <text:p>0.000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80">
                <text:p>3880</text:p>
              </table:table-cell>
              <table:table-cell office:value-type="float" office:value="0.000698">
                <text:p>0.000698</text:p>
              </table:table-cell>
              <table:table-cell office:value-type="float" office:value="0">
                <text:p>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40">
                <text:p>4240</text:p>
              </table:table-cell>
              <table:table-cell office:value-type="float" office:value="0.000832">
                <text:p>0.000832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00">
                <text:p>4600</text:p>
              </table:table-cell>
              <table:table-cell office:value-type="float" office:value="0.00153">
                <text:p>0.00153</text:p>
              </table:table-cell>
              <table:table-cell office:value-type="float" office:value="0">
                <text:p>0</text:p>
              </table:table-cell>
              <table:table-cell office:value-type="float" office:value="0.000111">
                <text:p>0.000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60">
                <text:p>4960</text:p>
              </table:table-cell>
              <table:table-cell office:value-type="float" office:value="0.00196">
                <text:p>0.00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20">
                <text:p>5320</text:p>
              </table:table-cell>
              <table:table-cell office:value-type="float" office:value="0.000568">
                <text:p>0.000568</text:p>
              </table:table-cell>
              <table:table-cell office:value-type="float" office:value="0">
                <text:p>0</text:p>
              </table:table-cell>
              <table:table-cell office:value-type="float" office:value="0.000123">
                <text:p>0.000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80">
                <text:p>5680</text:p>
              </table:table-cell>
              <table:table-cell office:value-type="float" office:value="0.002174">
                <text:p>0.002174</text:p>
              </table:table-cell>
              <table:table-cell office:value-type="float" office:value="0">
                <text:p>0</text:p>
              </table:table-cell>
              <table:table-cell office:value-type="float" office:value="0.000115">
                <text:p>0.000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40">
                <text:p>6040</text:p>
              </table:table-cell>
              <table:table-cell office:value-type="float" office:value="0.000983">
                <text:p>0.000983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56">
                <text:p>0.000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0">
                <text:p>6400</text:p>
              </table:table-cell>
              <table:table-cell office:value-type="float" office:value="0.001332">
                <text:p>0.001332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224">
                <text:p>0.000224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60">
                <text:p>6760</text:p>
              </table:table-cell>
              <table:table-cell office:value-type="float" office:value="0.001963">
                <text:p>0.001963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228">
                <text:p>0.000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120">
                <text:p>7120</text:p>
              </table:table-cell>
              <table:table-cell office:value-type="float" office:value="0.002727">
                <text:p>0.002727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296">
                <text:p>0.000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480">
                <text:p>7480</text:p>
              </table:table-cell>
              <table:table-cell office:value-type="float" office:value="0.001977">
                <text:p>0.001977</text:p>
              </table:table-cell>
              <table:table-cell office:value-type="float" office:value="0.00004">
                <text:p>0.00004</text:p>
              </table:table-cell>
              <table:table-cell office:value-type="float" office:value="0.000102">
                <text:p>0.000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40">
                <text:p>7840</text:p>
              </table:table-cell>
              <table:table-cell office:value-type="float" office:value="0.002713">
                <text:p>0.002713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200">
                <text:p>8200</text:p>
              </table:table-cell>
              <table:table-cell office:value-type="float" office:value="0.001214">
                <text:p>0.001214</text:p>
              </table:table-cell>
              <table:table-cell office:value-type="float" office:value="0.000033">
                <text:p>0.000033</text:p>
              </table:table-cell>
              <table:table-cell office:value-type="float" office:value="0.000177">
                <text:p>0.000177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60">
                <text:p>8560</text:p>
              </table:table-cell>
              <table:table-cell office:value-type="float" office:value="0.003588">
                <text:p>0.003588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062">
                <text:p>0.000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20">
                <text:p>8920</text:p>
              </table:table-cell>
              <table:table-cell office:value-type="float" office:value="0.002025">
                <text:p>0.002025</text:p>
              </table:table-cell>
              <table:table-cell office:value-type="float" office:value="0">
                <text:p>0</text:p>
              </table:table-cell>
              <table:table-cell office:value-type="float" office:value="0.000233">
                <text:p>0.000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80">
                <text:p>9280</text:p>
              </table:table-cell>
              <table:table-cell office:value-type="float" office:value="0.002044">
                <text:p>0.002044</text:p>
              </table:table-cell>
              <table:table-cell office:value-type="float" office:value="0.000039">
                <text:p>0.000039</text:p>
              </table:table-cell>
              <table:table-cell office:value-type="float" office:value="0.000243">
                <text:p>0.000243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640">
                <text:p>9640</text:p>
              </table:table-cell>
              <table:table-cell office:value-type="float" office:value="0.003594">
                <text:p>0.003594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153">
                <text:p>0.000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0">
                <text:p>10000</text:p>
              </table:table-cell>
              <table:table-cell office:value-type="float" office:value="0.002193">
                <text:p>0.002193</text:p>
              </table:table-cell>
              <table:table-cell office:value-type="float" office:value="0">
                <text:p>0</text:p>
              </table:table-cell>
              <table:table-cell office:value-type="float" office:value="0.000259">
                <text:p>0.000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000">
                <text:p>19000</text:p>
              </table:table-cell>
              <table:table-cell office:value-type="float" office:value="0.002685">
                <text:p>0.002685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829">
                <text:p>0.000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000">
                <text:p>28000</text:p>
              </table:table-cell>
              <table:table-cell office:value-type="float" office:value="0.005578">
                <text:p>0.005578</text:p>
              </table:table-cell>
              <table:table-cell office:value-type="float" office:value="0.00005">
                <text:p>0.00005</text:p>
              </table:table-cell>
              <table:table-cell office:value-type="float" office:value="0.000561">
                <text:p>0.000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000">
                <text:p>37000</text:p>
              </table:table-cell>
              <table:table-cell office:value-type="float" office:value="0.005545">
                <text:p>0.005545</text:p>
              </table:table-cell>
              <table:table-cell office:value-type="float" office:value="0">
                <text:p>0</text:p>
              </table:table-cell>
              <table:table-cell office:value-type="float" office:value="0.001047">
                <text:p>0.001047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0.006263">
                <text:p>0.006263</text:p>
              </table:table-cell>
              <table:table-cell office:value-type="float" office:value="0.000079">
                <text:p>0.000079</text:p>
              </table:table-cell>
              <table:table-cell office:value-type="float" office:value="0.0009">
                <text:p>0.0009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000">
                <text:p>55000</text:p>
              </table:table-cell>
              <table:table-cell office:value-type="float" office:value="0.007927">
                <text:p>0.007927</text:p>
              </table:table-cell>
              <table:table-cell office:value-type="float" office:value="0.000032">
                <text:p>0.000032</text:p>
              </table:table-cell>
              <table:table-cell office:value-type="float" office:value="0.001134">
                <text:p>0.001134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000">
                <text:p>64000</text:p>
              </table:table-cell>
              <table:table-cell office:value-type="float" office:value="0.011554">
                <text:p>0.011554</text:p>
              </table:table-cell>
              <table:table-cell office:value-type="float" office:value="0">
                <text:p>0</text:p>
              </table:table-cell>
              <table:table-cell office:value-type="float" office:value="0.000868">
                <text:p>0.000868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000">
                <text:p>73000</text:p>
              </table:table-cell>
              <table:table-cell office:value-type="float" office:value="0.009813">
                <text:p>0.009813</text:p>
              </table:table-cell>
              <table:table-cell office:value-type="float" office:value="0.00005">
                <text:p>0.00005</text:p>
              </table:table-cell>
              <table:table-cell office:value-type="float" office:value="0.001839">
                <text:p>0.001839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2000">
                <text:p>82000</text:p>
              </table:table-cell>
              <table:table-cell office:value-type="float" office:value="0.013954">
                <text:p>0.013954</text:p>
              </table:table-cell>
              <table:table-cell office:value-type="float" office:value="0">
                <text:p>0</text:p>
              </table:table-cell>
              <table:table-cell office:value-type="float" office:value="0.001614">
                <text:p>0.001614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1000">
                <text:p>91000</text:p>
              </table:table-cell>
              <table:table-cell office:value-type="float" office:value="0.01278">
                <text:p>0.01278</text:p>
              </table:table-cell>
              <table:table-cell office:value-type="float" office:value="0.000164">
                <text:p>0.000164</text:p>
              </table:table-cell>
              <table:table-cell office:value-type="float" office:value="0.002319">
                <text:p>0.002319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0">
                <text:p>100000</text:p>
              </table:table-cell>
              <table:table-cell office:value-type="float" office:value="0.013091">
                <text:p>0.013091</text:p>
              </table:table-cell>
              <table:table-cell office:value-type="float" office:value="0.000056">
                <text:p>0.000056</text:p>
              </table:table-cell>
              <table:table-cell office:value-type="float" office:value="0.001948">
                <text:p>0.001948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6666">
                <text:p>166666</text:p>
              </table:table-cell>
              <table:table-cell office:value-type="float" office:value="0.024772">
                <text:p>0.024772</text:p>
              </table:table-cell>
              <table:table-cell office:value-type="float" office:value="0.000521">
                <text:p>0.000521</text:p>
              </table:table-cell>
              <table:table-cell office:value-type="float" office:value="0.003332">
                <text:p>0.003332</text:p>
              </table:table-cell>
              <table:table-cell office:value-type="float" office:value="0.000332">
                <text:p>0.0003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3332">
                <text:p>233332</text:p>
              </table:table-cell>
              <table:table-cell office:value-type="float" office:value="0.035196">
                <text:p>0.035196</text:p>
              </table:table-cell>
              <table:table-cell office:value-type="float" office:value="0.00084">
                <text:p>0.00084</text:p>
              </table:table-cell>
              <table:table-cell office:value-type="float" office:value="0.004413">
                <text:p>0.004413</text:p>
              </table:table-cell>
              <table:table-cell office:value-type="float" office:value="0.000667">
                <text:p>0.000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9998">
                <text:p>299998</text:p>
              </table:table-cell>
              <table:table-cell office:value-type="float" office:value="0.041118">
                <text:p>0.041118</text:p>
              </table:table-cell>
              <table:table-cell office:value-type="float" office:value="0.000277">
                <text:p>0.000277</text:p>
              </table:table-cell>
              <table:table-cell office:value-type="float" office:value="0.005396">
                <text:p>0.005396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6664">
                <text:p>366664</text:p>
              </table:table-cell>
              <table:table-cell office:value-type="float" office:value="0.062676">
                <text:p>0.062676</text:p>
              </table:table-cell>
              <table:table-cell office:value-type="float" office:value="0.000292">
                <text:p>0.000292</text:p>
              </table:table-cell>
              <table:table-cell office:value-type="float" office:value="0.008924">
                <text:p>0.008924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3330">
                <text:p>433330</text:p>
              </table:table-cell>
              <table:table-cell office:value-type="float" office:value="0.075476">
                <text:p>0.075476</text:p>
              </table:table-cell>
              <table:table-cell office:value-type="float" office:value="0.000539">
                <text:p>0.000539</text:p>
              </table:table-cell>
              <table:table-cell office:value-type="float" office:value="0.013759">
                <text:p>0.013759</text:p>
              </table:table-cell>
              <table:table-cell office:value-type="float" office:value="0.000205">
                <text:p>0.0002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9996">
                <text:p>499996</text:p>
              </table:table-cell>
              <table:table-cell office:value-type="float" office:value="0.129687">
                <text:p>0.129687</text:p>
              </table:table-cell>
              <table:table-cell office:value-type="float" office:value="0.000232">
                <text:p>0.000232</text:p>
              </table:table-cell>
              <table:table-cell office:value-type="float" office:value="0.019786">
                <text:p>0.019786</text:p>
              </table:table-cell>
              <table:table-cell office:value-type="float" office:value="0.000467">
                <text:p>0.0004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000">
                <text:p>600000</text:p>
              </table:table-cell>
              <table:table-cell office:value-type="float" office:value="0.093137">
                <text:p>0.093137</text:p>
              </table:table-cell>
              <table:table-cell office:value-type="float" office:value="0.003917">
                <text:p>0.003917</text:p>
              </table:table-cell>
              <table:table-cell office:value-type="float" office:value="0.041769">
                <text:p>0.041769</text:p>
              </table:table-cell>
              <table:table-cell office:value-type="float" office:value="0.00334">
                <text:p>0.003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0000">
                <text:p>700000</text:p>
              </table:table-cell>
              <table:table-cell office:value-type="float" office:value="0.139611">
                <text:p>0.139611</text:p>
              </table:table-cell>
              <table:table-cell office:value-type="float" office:value="0.003756">
                <text:p>0.003756</text:p>
              </table:table-cell>
              <table:table-cell office:value-type="float" office:value="0.048015">
                <text:p>0.048015</text:p>
              </table:table-cell>
              <table:table-cell office:value-type="float" office:value="0.003295">
                <text:p>0.0032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0000">
                <text:p>800000</text:p>
              </table:table-cell>
              <table:table-cell office:value-type="float" office:value="0.175601">
                <text:p>0.175601</text:p>
              </table:table-cell>
              <table:table-cell office:value-type="float" office:value="0.004239">
                <text:p>0.004239</text:p>
              </table:table-cell>
              <table:table-cell office:value-type="float" office:value="0.040699">
                <text:p>0.040699</text:p>
              </table:table-cell>
              <table:table-cell office:value-type="float" office:value="0.004087">
                <text:p>0.0040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0000">
                <text:p>900000</text:p>
              </table:table-cell>
              <table:table-cell office:value-type="float" office:value="0.220872">
                <text:p>0.220872</text:p>
              </table:table-cell>
              <table:table-cell office:value-type="float" office:value="0.005315">
                <text:p>0.005315</text:p>
              </table:table-cell>
              <table:table-cell office:value-type="float" office:value="0.05656">
                <text:p>0.05656</text:p>
              </table:table-cell>
              <table:table-cell office:value-type="float" office:value="0.004111">
                <text:p>0.0041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0000">
                <text:p>1000000</text:p>
              </table:table-cell>
              <table:table-cell office:value-type="float" office:value="0.228973">
                <text:p>0.228973</text:p>
              </table:table-cell>
              <table:table-cell office:value-type="float" office:value="0.005693">
                <text:p>0.005693</text:p>
              </table:table-cell>
              <table:table-cell office:value-type="float" office:value="0.061585">
                <text:p>0.061585</text:p>
              </table:table-cell>
              <table:table-cell office:value-type="float" office:value="0.005175">
                <text:p>0.0051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846cm" svg:height="13.408cm" xlink:href=".." xlink:type="simple" chart:class="chart:scatter" chart:style-name="ch1">
        <chart:title svg:x="6.389cm" svg:y="0.404cm" chart:style-name="ch2">
          <text:p>Czas systemu + użytkownika dla procesow potomnych</text:p>
        </chart:title>
        <chart:legend chart:legend-position="end" svg:x="21.444cm" svg:y="5.658cm" style:legend-expansion="high" chart:style-name="ch3"/>
        <chart:plot-area chart:style-name="ch4" table:cell-range-address="Arkusz1.A3:Arkusz1.A100 Arkusz1.A1:Arkusz1.A1 Arkusz1.I3:Arkusz1.I100 Arkusz1.N1:Arkusz1.N1 Arkusz1.V3:Arkusz1.V100 Arkusz1.AB1:Arkusz1.AB1 Arkusz1.AJ3:Arkusz1.AJ100 Arkusz1.AP1:Arkusz1.AP1 Arkusz1.AX3:Arkusz1.AX100" chart:data-source-has-labels="row" svg:x="1.487cm" svg:y="1.477cm" svg:width="19.481cm" svg:height="10.682cm">
          <chartooo:coordinate-region svg:x="2.294cm" svg:y="1.676cm" svg:width="18.024cm" svg:height="9.836cm"/>
          <chart:axis chart:dimension="x" chart:name="primary-x" chart:style-name="ch5">
            <chart:title svg:x="10.257cm" svg:y="12.427cm" chart:style-name="ch6">
              <text:p>Ilosc watkow</text:p>
            </chart:title>
          </chart:axis>
          <chart:axis chart:dimension="y" chart:name="primary-y" chart:style-name="ch5">
            <chart:title svg:x="0.451cm" svg:y="7.246cm" chart:style-name="ch7">
              <text:p>Czas</text:p>
            </chart:title>
            <chart:grid chart:style-name="ch8" chart:class="major"/>
          </chart:axis>
          <chart:series chart:style-name="ch9" chart:values-cell-range-address="Arkusz1.I3:Arkusz1.I100" chart:label-cell-address="Arkusz1.A1:Arkusz1.A1" chart:class="chart:scatter">
            <chart:domain table:cell-range-address="Arkusz1.A3:Arkusz1.A100"/>
            <chart:data-point chart:repeated="98"/>
          </chart:series>
          <chart:series chart:style-name="ch10" chart:values-cell-range-address="Arkusz1.V3:Arkusz1.V100" chart:label-cell-address="Arkusz1.N1:Arkusz1.N1" chart:class="chart:scatter">
            <chart:data-point chart:repeated="98"/>
          </chart:series>
          <chart:series chart:style-name="ch11" chart:values-cell-range-address="Arkusz1.AJ3:Arkusz1.AJ100" chart:label-cell-address="Arkusz1.AB1:Arkusz1.AB1" chart:class="chart:scatter">
            <chart:data-point chart:repeated="98"/>
          </chart:series>
          <chart:series chart:style-name="ch12" chart:values-cell-range-address="Arkusz1.AX3:Arkusz1.AX100" chart:label-cell-address="Arkusz1.AP1:Arkusz1.AP1" chart:class="chart:scatter">
            <chart:data-point chart:repeated="9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Fork</text:p>
                <draw:g>
                  <svg:desc>Arkusz1.A1:Arkusz1.A1</svg:desc>
                </draw:g>
              </table:table-cell>
              <table:table-cell office:value-type="string">
                <text:p>Vfork</text:p>
                <draw:g>
                  <svg:desc>Arkusz1.N1:Arkusz1.N1</svg:desc>
                </draw:g>
              </table:table-cell>
              <table:table-cell office:value-type="string">
                <text:p>Clone</text:p>
                <draw:g>
                  <svg:desc>Arkusz1.AB1:Arkusz1.AB1</svg:desc>
                </draw:g>
              </table:table-cell>
              <table:table-cell office:value-type="string">
                <text:p>Vclone</text:p>
                <draw:g>
                  <svg:desc>Arkusz1.AP1:Arkusz1.A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rkusz1.A3:Arkusz1.A100</svg:desc>
                </draw:g>
              </table:table-cell>
              <table:table-cell office:value-type="float" office:value="0.001005">
                <text:p>0.001005</text:p>
                <draw:g>
                  <svg:desc>Arkusz1.I3:Arkusz1.I100</svg:desc>
                </draw:g>
              </table:table-cell>
              <table:table-cell office:value-type="float" office:value="0.000115">
                <text:p>0.000115</text:p>
                <draw:g>
                  <svg:desc>Arkusz1.V3:Arkusz1.V100</svg:desc>
                </draw:g>
              </table:table-cell>
              <table:table-cell office:value-type="float" office:value="0.00098">
                <text:p>0.00098</text:p>
                <draw:g>
                  <svg:desc>Arkusz1.AJ3:Arkusz1.AJ100</svg:desc>
                </draw:g>
              </table:table-cell>
              <table:table-cell office:value-type="float" office:value="0.000256">
                <text:p>0.000256</text:p>
                <draw:g>
                  <svg:desc>Arkusz1.AX3:Arkusz1.AX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">
                <text:p>71</text:p>
              </table:table-cell>
              <table:table-cell office:value-type="float" office:value="0.008536">
                <text:p>0.008536</text:p>
              </table:table-cell>
              <table:table-cell office:value-type="float" office:value="0.003767">
                <text:p>0.003767</text:p>
              </table:table-cell>
              <table:table-cell office:value-type="float" office:value="0.009821">
                <text:p>0.009821</text:p>
              </table:table-cell>
              <table:table-cell office:value-type="float" office:value="0.003532">
                <text:p>0.003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">
                <text:p>137</text:p>
              </table:table-cell>
              <table:table-cell office:value-type="float" office:value="0.013231">
                <text:p>0.013231</text:p>
              </table:table-cell>
              <table:table-cell office:value-type="float" office:value="0.007464">
                <text:p>0.007464</text:p>
              </table:table-cell>
              <table:table-cell office:value-type="float" office:value="0.022005">
                <text:p>0.022005</text:p>
              </table:table-cell>
              <table:table-cell office:value-type="float" office:value="0.007086">
                <text:p>0.0070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3">
                <text:p>203</text:p>
              </table:table-cell>
              <table:table-cell office:value-type="float" office:value="0.019106">
                <text:p>0.019106</text:p>
              </table:table-cell>
              <table:table-cell office:value-type="float" office:value="0.010004">
                <text:p>0.010004</text:p>
              </table:table-cell>
              <table:table-cell office:value-type="float" office:value="0.030631">
                <text:p>0.030631</text:p>
              </table:table-cell>
              <table:table-cell office:value-type="float" office:value="0.013834">
                <text:p>0.0138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9">
                <text:p>269</text:p>
              </table:table-cell>
              <table:table-cell office:value-type="float" office:value="0.025281">
                <text:p>0.025281</text:p>
              </table:table-cell>
              <table:table-cell office:value-type="float" office:value="0.01354">
                <text:p>0.01354</text:p>
              </table:table-cell>
              <table:table-cell office:value-type="float" office:value="0.038054">
                <text:p>0.038054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  <table:table-cell office:value-type="float" office:value="0.031308">
                <text:p>0.031308</text:p>
              </table:table-cell>
              <table:table-cell office:value-type="float" office:value="0.01639">
                <text:p>0.01639</text:p>
              </table:table-cell>
              <table:table-cell office:value-type="float" office:value="0.036107">
                <text:p>0.036107</text:p>
              </table:table-cell>
              <table:table-cell office:value-type="float" office:value="0.016145">
                <text:p>0.016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1">
                <text:p>401</text:p>
              </table:table-cell>
              <table:table-cell office:value-type="float" office:value="0.04068">
                <text:p>0.04068</text:p>
              </table:table-cell>
              <table:table-cell office:value-type="float" office:value="0.023218">
                <text:p>0.023218</text:p>
              </table:table-cell>
              <table:table-cell office:value-type="float" office:value="0.066548">
                <text:p>0.066548</text:p>
              </table:table-cell>
              <table:table-cell office:value-type="float" office:value="0.020854">
                <text:p>0.020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7">
                <text:p>467</text:p>
              </table:table-cell>
              <table:table-cell office:value-type="float" office:value="0.047639">
                <text:p>0.047639</text:p>
              </table:table-cell>
              <table:table-cell office:value-type="float" office:value="0.023458">
                <text:p>0.023458</text:p>
              </table:table-cell>
              <table:table-cell office:value-type="float" office:value="0.07715">
                <text:p>0.07715</text:p>
              </table:table-cell>
              <table:table-cell office:value-type="float" office:value="0.023825">
                <text:p>0.023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3">
                <text:p>533</text:p>
              </table:table-cell>
              <table:table-cell office:value-type="float" office:value="0.051387">
                <text:p>0.051387</text:p>
              </table:table-cell>
              <table:table-cell office:value-type="float" office:value="0.027063">
                <text:p>0.027063</text:p>
              </table:table-cell>
              <table:table-cell office:value-type="float" office:value="0.082601">
                <text:p>0.082601</text:p>
              </table:table-cell>
              <table:table-cell office:value-type="float" office:value="0.028219">
                <text:p>0.0282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9">
                <text:p>599</text:p>
              </table:table-cell>
              <table:table-cell office:value-type="float" office:value="0.05364">
                <text:p>0.05364</text:p>
              </table:table-cell>
              <table:table-cell office:value-type="float" office:value="0.030228">
                <text:p>0.030228</text:p>
              </table:table-cell>
              <table:table-cell office:value-type="float" office:value="0.102546">
                <text:p>0.102546</text:p>
              </table:table-cell>
              <table:table-cell office:value-type="float" office:value="0.028524">
                <text:p>0.0285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5">
                <text:p>665</text:p>
              </table:table-cell>
              <table:table-cell office:value-type="float" office:value="0.067362">
                <text:p>0.067362</text:p>
              </table:table-cell>
              <table:table-cell office:value-type="float" office:value="0.035981">
                <text:p>0.035981</text:p>
              </table:table-cell>
              <table:table-cell office:value-type="float" office:value="0.099731">
                <text:p>0.099731</text:p>
              </table:table-cell>
              <table:table-cell office:value-type="float" office:value="0.031589">
                <text:p>0.0315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1">
                <text:p>731</text:p>
              </table:table-cell>
              <table:table-cell office:value-type="float" office:value="0.068345">
                <text:p>0.068345</text:p>
              </table:table-cell>
              <table:table-cell office:value-type="float" office:value="0.036439">
                <text:p>0.036439</text:p>
              </table:table-cell>
              <table:table-cell office:value-type="float" office:value="0.118102">
                <text:p>0.118102</text:p>
              </table:table-cell>
              <table:table-cell office:value-type="float" office:value="0.036241">
                <text:p>0.0362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7">
                <text:p>797</text:p>
              </table:table-cell>
              <table:table-cell office:value-type="float" office:value="0.075761">
                <text:p>0.075761</text:p>
              </table:table-cell>
              <table:table-cell office:value-type="float" office:value="0.039612">
                <text:p>0.039612</text:p>
              </table:table-cell>
              <table:table-cell office:value-type="float" office:value="0.103756">
                <text:p>0.103756</text:p>
              </table:table-cell>
              <table:table-cell office:value-type="float" office:value="0.039535">
                <text:p>0.0395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">
                <text:p>863</text:p>
              </table:table-cell>
              <table:table-cell office:value-type="float" office:value="0.081296">
                <text:p>0.081296</text:p>
              </table:table-cell>
              <table:table-cell office:value-type="float" office:value="0.045235">
                <text:p>0.045235</text:p>
              </table:table-cell>
              <table:table-cell office:value-type="float" office:value="0.147116">
                <text:p>0.147116</text:p>
              </table:table-cell>
              <table:table-cell office:value-type="float" office:value="0.040632">
                <text:p>0.0406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9">
                <text:p>929</text:p>
              </table:table-cell>
              <table:table-cell office:value-type="float" office:value="0.087905">
                <text:p>0.087905</text:p>
              </table:table-cell>
              <table:table-cell office:value-type="float" office:value="0.049005">
                <text:p>0.049005</text:p>
              </table:table-cell>
              <table:table-cell office:value-type="float" office:value="0.150743">
                <text:p>0.150743</text:p>
              </table:table-cell>
              <table:table-cell office:value-type="float" office:value="0.049464">
                <text:p>0.0494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5">
                <text:p>995</text:p>
              </table:table-cell>
              <table:table-cell office:value-type="float" office:value="0.085474">
                <text:p>0.085474</text:p>
              </table:table-cell>
              <table:table-cell office:value-type="float" office:value="0.051532">
                <text:p>0.051532</text:p>
              </table:table-cell>
              <table:table-cell office:value-type="float" office:value="0.166509">
                <text:p>0.166509</text:p>
              </table:table-cell>
              <table:table-cell office:value-type="float" office:value="0.046716">
                <text:p>0.0467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0.09012">
                <text:p>0.09012</text:p>
              </table:table-cell>
              <table:table-cell office:value-type="float" office:value="0.052548">
                <text:p>0.052548</text:p>
              </table:table-cell>
              <table:table-cell office:value-type="float" office:value="0.081516">
                <text:p>0.081516</text:p>
              </table:table-cell>
              <table:table-cell office:value-type="float" office:value="0.025978">
                <text:p>0.0259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0">
                <text:p>1360</text:p>
              </table:table-cell>
              <table:table-cell office:value-type="float" office:value="0.131638">
                <text:p>0.131638</text:p>
              </table:table-cell>
              <table:table-cell office:value-type="float" office:value="0.070939">
                <text:p>0.070939</text:p>
              </table:table-cell>
              <table:table-cell office:value-type="float" office:value="0.112059">
                <text:p>0.112059</text:p>
              </table:table-cell>
              <table:table-cell office:value-type="float" office:value="0.035098">
                <text:p>0.0350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20">
                <text:p>1720</text:p>
              </table:table-cell>
              <table:table-cell office:value-type="float" office:value="0.169348">
                <text:p>0.169348</text:p>
              </table:table-cell>
              <table:table-cell office:value-type="float" office:value="0.085796">
                <text:p>0.085796</text:p>
              </table:table-cell>
              <table:table-cell office:value-type="float" office:value="0.144774">
                <text:p>0.144774</text:p>
              </table:table-cell>
              <table:table-cell office:value-type="float" office:value="0.04375">
                <text:p>0.04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80">
                <text:p>2080</text:p>
              </table:table-cell>
              <table:table-cell office:value-type="float" office:value="0.202684">
                <text:p>0.202684</text:p>
              </table:table-cell>
              <table:table-cell office:value-type="float" office:value="0.110163">
                <text:p>0.110163</text:p>
              </table:table-cell>
              <table:table-cell office:value-type="float" office:value="0.170591">
                <text:p>0.170591</text:p>
              </table:table-cell>
              <table:table-cell office:value-type="float" office:value="0.052064">
                <text:p>0.052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40">
                <text:p>2440</text:p>
              </table:table-cell>
              <table:table-cell office:value-type="float" office:value="0.233103">
                <text:p>0.233103</text:p>
              </table:table-cell>
              <table:table-cell office:value-type="float" office:value="0.127645">
                <text:p>0.127645</text:p>
              </table:table-cell>
              <table:table-cell office:value-type="float" office:value="0.201181">
                <text:p>0.201181</text:p>
              </table:table-cell>
              <table:table-cell office:value-type="float" office:value="0.061827">
                <text:p>0.0618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00">
                <text:p>2800</text:p>
              </table:table-cell>
              <table:table-cell office:value-type="float" office:value="0.2715">
                <text:p>0.2715</text:p>
              </table:table-cell>
              <table:table-cell office:value-type="float" office:value="0.136531">
                <text:p>0.136531</text:p>
              </table:table-cell>
              <table:table-cell office:value-type="float" office:value="0.231651">
                <text:p>0.231651</text:p>
              </table:table-cell>
              <table:table-cell office:value-type="float" office:value="0.070484">
                <text:p>0.0704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60">
                <text:p>3160</text:p>
              </table:table-cell>
              <table:table-cell office:value-type="float" office:value="0.310225">
                <text:p>0.310225</text:p>
              </table:table-cell>
              <table:table-cell office:value-type="float" office:value="0.158941">
                <text:p>0.158941</text:p>
              </table:table-cell>
              <table:table-cell office:value-type="float" office:value="0.262075">
                <text:p>0.262075</text:p>
              </table:table-cell>
              <table:table-cell office:value-type="float" office:value="0.079322">
                <text:p>0.0793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20">
                <text:p>3520</text:p>
              </table:table-cell>
              <table:table-cell office:value-type="float" office:value="0.34979">
                <text:p>0.34979</text:p>
              </table:table-cell>
              <table:table-cell office:value-type="float" office:value="0.169566">
                <text:p>0.169566</text:p>
              </table:table-cell>
              <table:table-cell office:value-type="float" office:value="0.286303">
                <text:p>0.286303</text:p>
              </table:table-cell>
              <table:table-cell office:value-type="float" office:value="0.08934">
                <text:p>0.089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80">
                <text:p>3880</text:p>
              </table:table-cell>
              <table:table-cell office:value-type="float" office:value="0.378422">
                <text:p>0.378422</text:p>
              </table:table-cell>
              <table:table-cell office:value-type="float" office:value="0.198119">
                <text:p>0.198119</text:p>
              </table:table-cell>
              <table:table-cell office:value-type="float" office:value="0.318824">
                <text:p>0.318824</text:p>
              </table:table-cell>
              <table:table-cell office:value-type="float" office:value="0.098886">
                <text:p>0.0988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40">
                <text:p>4240</text:p>
              </table:table-cell>
              <table:table-cell office:value-type="float" office:value="0.423639">
                <text:p>0.423639</text:p>
              </table:table-cell>
              <table:table-cell office:value-type="float" office:value="0.221369">
                <text:p>0.221369</text:p>
              </table:table-cell>
              <table:table-cell office:value-type="float" office:value="0.349708">
                <text:p>0.349708</text:p>
              </table:table-cell>
              <table:table-cell office:value-type="float" office:value="0.11095">
                <text:p>0.110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00">
                <text:p>4600</text:p>
              </table:table-cell>
              <table:table-cell office:value-type="float" office:value="0.451753">
                <text:p>0.451753</text:p>
              </table:table-cell>
              <table:table-cell office:value-type="float" office:value="0.234892">
                <text:p>0.234892</text:p>
              </table:table-cell>
              <table:table-cell office:value-type="float" office:value="0.380608">
                <text:p>0.380608</text:p>
              </table:table-cell>
              <table:table-cell office:value-type="float" office:value="0.140554">
                <text:p>0.1405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60">
                <text:p>4960</text:p>
              </table:table-cell>
              <table:table-cell office:value-type="float" office:value="0.495861">
                <text:p>0.495861</text:p>
              </table:table-cell>
              <table:table-cell office:value-type="float" office:value="0.252352">
                <text:p>0.252352</text:p>
              </table:table-cell>
              <table:table-cell office:value-type="float" office:value="0.419577">
                <text:p>0.419577</text:p>
              </table:table-cell>
              <table:table-cell office:value-type="float" office:value="0.137332">
                <text:p>0.1373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20">
                <text:p>5320</text:p>
              </table:table-cell>
              <table:table-cell office:value-type="float" office:value="0.515987">
                <text:p>0.515987</text:p>
              </table:table-cell>
              <table:table-cell office:value-type="float" office:value="0.25882">
                <text:p>0.25882</text:p>
              </table:table-cell>
              <table:table-cell office:value-type="float" office:value="0.460014">
                <text:p>0.460014</text:p>
              </table:table-cell>
              <table:table-cell office:value-type="float" office:value="0.136533">
                <text:p>0.1365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80">
                <text:p>5680</text:p>
              </table:table-cell>
              <table:table-cell office:value-type="float" office:value="0.553604">
                <text:p>0.553604</text:p>
              </table:table-cell>
              <table:table-cell office:value-type="float" office:value="0.291664">
                <text:p>0.291664</text:p>
              </table:table-cell>
              <table:table-cell office:value-type="float" office:value="0.470527">
                <text:p>0.470527</text:p>
              </table:table-cell>
              <table:table-cell office:value-type="float" office:value="0.145766">
                <text:p>0.1457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40">
                <text:p>6040</text:p>
              </table:table-cell>
              <table:table-cell office:value-type="float" office:value="0.458933">
                <text:p>0.458933</text:p>
              </table:table-cell>
              <table:table-cell office:value-type="float" office:value="0.306299">
                <text:p>0.306299</text:p>
              </table:table-cell>
              <table:table-cell office:value-type="float" office:value="0.497886">
                <text:p>0.497886</text:p>
              </table:table-cell>
              <table:table-cell office:value-type="float" office:value="0.154978">
                <text:p>0.1549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0">
                <text:p>6400</text:p>
              </table:table-cell>
              <table:table-cell office:value-type="float" office:value="0.630489">
                <text:p>0.630489</text:p>
              </table:table-cell>
              <table:table-cell office:value-type="float" office:value="0.335601">
                <text:p>0.335601</text:p>
              </table:table-cell>
              <table:table-cell office:value-type="float" office:value="0.535977">
                <text:p>0.535977</text:p>
              </table:table-cell>
              <table:table-cell office:value-type="float" office:value="0.163942">
                <text:p>0.1639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60">
                <text:p>6760</text:p>
              </table:table-cell>
              <table:table-cell office:value-type="float" office:value="0.653793">
                <text:p>0.653793</text:p>
              </table:table-cell>
              <table:table-cell office:value-type="float" office:value="0.352817">
                <text:p>0.352817</text:p>
              </table:table-cell>
              <table:table-cell office:value-type="float" office:value="0.58359">
                <text:p>0.58359</text:p>
              </table:table-cell>
              <table:table-cell office:value-type="float" office:value="0.171896">
                <text:p>0.1718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120">
                <text:p>7120</text:p>
              </table:table-cell>
              <table:table-cell office:value-type="float" office:value="0.709201">
                <text:p>0.709201</text:p>
              </table:table-cell>
              <table:table-cell office:value-type="float" office:value="0.360895">
                <text:p>0.360895</text:p>
              </table:table-cell>
              <table:table-cell office:value-type="float" office:value="0.594452">
                <text:p>0.594452</text:p>
              </table:table-cell>
              <table:table-cell office:value-type="float" office:value="0.181269">
                <text:p>0.1812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480">
                <text:p>7480</text:p>
              </table:table-cell>
              <table:table-cell office:value-type="float" office:value="0.726494">
                <text:p>0.726494</text:p>
              </table:table-cell>
              <table:table-cell office:value-type="float" office:value="0.380139">
                <text:p>0.380139</text:p>
              </table:table-cell>
              <table:table-cell office:value-type="float" office:value="0.619909">
                <text:p>0.619909</text:p>
              </table:table-cell>
              <table:table-cell office:value-type="float" office:value="0.190334">
                <text:p>0.1903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40">
                <text:p>7840</text:p>
              </table:table-cell>
              <table:table-cell office:value-type="float" office:value="0.764069">
                <text:p>0.764069</text:p>
              </table:table-cell>
              <table:table-cell office:value-type="float" office:value="0.397814">
                <text:p>0.397814</text:p>
              </table:table-cell>
              <table:table-cell office:value-type="float" office:value="0.641994">
                <text:p>0.641994</text:p>
              </table:table-cell>
              <table:table-cell office:value-type="float" office:value="0.215792">
                <text:p>0.2157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200">
                <text:p>8200</text:p>
              </table:table-cell>
              <table:table-cell office:value-type="float" office:value="0.802391">
                <text:p>0.802391</text:p>
              </table:table-cell>
              <table:table-cell office:value-type="float" office:value="0.423091">
                <text:p>0.423091</text:p>
              </table:table-cell>
              <table:table-cell office:value-type="float" office:value="0.674167">
                <text:p>0.674167</text:p>
              </table:table-cell>
              <table:table-cell office:value-type="float" office:value="0.213861">
                <text:p>0.2138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60">
                <text:p>8560</text:p>
              </table:table-cell>
              <table:table-cell office:value-type="float" office:value="0.850027">
                <text:p>0.850027</text:p>
              </table:table-cell>
              <table:table-cell office:value-type="float" office:value="0.43685">
                <text:p>0.43685</text:p>
              </table:table-cell>
              <table:table-cell office:value-type="float" office:value="0.705894">
                <text:p>0.705894</text:p>
              </table:table-cell>
              <table:table-cell office:value-type="float" office:value="0.22808">
                <text:p>0.228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20">
                <text:p>8920</text:p>
              </table:table-cell>
              <table:table-cell office:value-type="float" office:value="0.878197">
                <text:p>0.878197</text:p>
              </table:table-cell>
              <table:table-cell office:value-type="float" office:value="0.461286">
                <text:p>0.461286</text:p>
              </table:table-cell>
              <table:table-cell office:value-type="float" office:value="0.741306">
                <text:p>0.741306</text:p>
              </table:table-cell>
              <table:table-cell office:value-type="float" office:value="0.240374">
                <text:p>0.2403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80">
                <text:p>9280</text:p>
              </table:table-cell>
              <table:table-cell office:value-type="float" office:value="0.903261">
                <text:p>0.903261</text:p>
              </table:table-cell>
              <table:table-cell office:value-type="float" office:value="0.287504">
                <text:p>0.287504</text:p>
              </table:table-cell>
              <table:table-cell office:value-type="float" office:value="0.769729">
                <text:p>0.769729</text:p>
              </table:table-cell>
              <table:table-cell office:value-type="float" office:value="0.242524">
                <text:p>0.2425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640">
                <text:p>9640</text:p>
              </table:table-cell>
              <table:table-cell office:value-type="float" office:value="0.948318">
                <text:p>0.948318</text:p>
              </table:table-cell>
              <table:table-cell office:value-type="float" office:value="0.256133">
                <text:p>0.256133</text:p>
              </table:table-cell>
              <table:table-cell office:value-type="float" office:value="0.792233">
                <text:p>0.792233</text:p>
              </table:table-cell>
              <table:table-cell office:value-type="float" office:value="0.249976">
                <text:p>0.2499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0">
                <text:p>10000</text:p>
              </table:table-cell>
              <table:table-cell office:value-type="float" office:value="0.969205">
                <text:p>0.969205</text:p>
              </table:table-cell>
              <table:table-cell office:value-type="float" office:value="0.268052">
                <text:p>0.268052</text:p>
              </table:table-cell>
              <table:table-cell office:value-type="float" office:value="0.821039">
                <text:p>0.821039</text:p>
              </table:table-cell>
              <table:table-cell office:value-type="float" office:value="0.271044">
                <text:p>0.2710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000">
                <text:p>19000</text:p>
              </table:table-cell>
              <table:table-cell office:value-type="float" office:value="1.14709">
                <text:p>1.14709</text:p>
              </table:table-cell>
              <table:table-cell office:value-type="float" office:value="0.511723">
                <text:p>0.511723</text:p>
              </table:table-cell>
              <table:table-cell office:value-type="float" office:value="1.582183">
                <text:p>1.582183</text:p>
              </table:table-cell>
              <table:table-cell office:value-type="float" office:value="0.481328">
                <text:p>0.4813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000">
                <text:p>28000</text:p>
              </table:table-cell>
              <table:table-cell office:value-type="float" office:value="1.722121">
                <text:p>1.722121</text:p>
              </table:table-cell>
              <table:table-cell office:value-type="float" office:value="0.755266">
                <text:p>0.755266</text:p>
              </table:table-cell>
              <table:table-cell office:value-type="float" office:value="2.331616">
                <text:p>2.331616</text:p>
              </table:table-cell>
              <table:table-cell office:value-type="float" office:value="0.714275">
                <text:p>0.7142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000">
                <text:p>37000</text:p>
              </table:table-cell>
              <table:table-cell office:value-type="float" office:value="2.33064">
                <text:p>2.33064</text:p>
              </table:table-cell>
              <table:table-cell office:value-type="float" office:value="0.995834">
                <text:p>0.995834</text:p>
              </table:table-cell>
              <table:table-cell office:value-type="float" office:value="3.06903">
                <text:p>3.06903</text:p>
              </table:table-cell>
              <table:table-cell office:value-type="float" office:value="0.950665">
                <text:p>0.9506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2.859886">
                <text:p>2.859886</text:p>
              </table:table-cell>
              <table:table-cell office:value-type="float" office:value="1.238268">
                <text:p>1.238268</text:p>
              </table:table-cell>
              <table:table-cell office:value-type="float" office:value="3.821399">
                <text:p>3.821399</text:p>
              </table:table-cell>
              <table:table-cell office:value-type="float" office:value="1.175814">
                <text:p>1.1758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000">
                <text:p>55000</text:p>
              </table:table-cell>
              <table:table-cell office:value-type="float" office:value="3.743264">
                <text:p>3.743264</text:p>
              </table:table-cell>
              <table:table-cell office:value-type="float" office:value="1.481901">
                <text:p>1.481901</text:p>
              </table:table-cell>
              <table:table-cell office:value-type="float" office:value="4.583807">
                <text:p>4.583807</text:p>
              </table:table-cell>
              <table:table-cell office:value-type="float" office:value="1.402108">
                <text:p>1.4021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000">
                <text:p>64000</text:p>
              </table:table-cell>
              <table:table-cell office:value-type="float" office:value="4.238676">
                <text:p>4.238676</text:p>
              </table:table-cell>
              <table:table-cell office:value-type="float" office:value="1.721154">
                <text:p>1.721154</text:p>
              </table:table-cell>
              <table:table-cell office:value-type="float" office:value="5.332903">
                <text:p>5.332903</text:p>
              </table:table-cell>
              <table:table-cell office:value-type="float" office:value="1.640093">
                <text:p>1.6400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000">
                <text:p>73000</text:p>
              </table:table-cell>
              <table:table-cell office:value-type="float" office:value="4.68354">
                <text:p>4.68354</text:p>
              </table:table-cell>
              <table:table-cell office:value-type="float" office:value="1.961635">
                <text:p>1.961635</text:p>
              </table:table-cell>
              <table:table-cell office:value-type="float" office:value="6.031123">
                <text:p>6.031123</text:p>
              </table:table-cell>
              <table:table-cell office:value-type="float" office:value="1.869174">
                <text:p>1.8691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2000">
                <text:p>82000</text:p>
              </table:table-cell>
              <table:table-cell office:value-type="float" office:value="4.938722">
                <text:p>4.938722</text:p>
              </table:table-cell>
              <table:table-cell office:value-type="float" office:value="2.216118">
                <text:p>2.216118</text:p>
              </table:table-cell>
              <table:table-cell office:value-type="float" office:value="6.775641">
                <text:p>6.775641</text:p>
              </table:table-cell>
              <table:table-cell office:value-type="float" office:value="2.094078">
                <text:p>2.0940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1000">
                <text:p>91000</text:p>
              </table:table-cell>
              <table:table-cell office:value-type="float" office:value="5.395407">
                <text:p>5.395407</text:p>
              </table:table-cell>
              <table:table-cell office:value-type="float" office:value="2.462685">
                <text:p>2.462685</text:p>
              </table:table-cell>
              <table:table-cell office:value-type="float" office:value="7.507997">
                <text:p>7.507997</text:p>
              </table:table-cell>
              <table:table-cell office:value-type="float" office:value="2.317014">
                <text:p>2.3170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0">
                <text:p>100000</text:p>
              </table:table-cell>
              <table:table-cell office:value-type="float" office:value="5.924583">
                <text:p>5.924583</text:p>
              </table:table-cell>
              <table:table-cell office:value-type="float" office:value="2.691341">
                <text:p>2.691341</text:p>
              </table:table-cell>
              <table:table-cell office:value-type="float" office:value="8.291813">
                <text:p>8.291813</text:p>
              </table:table-cell>
              <table:table-cell office:value-type="float" office:value="2.555528">
                <text:p>2.5555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6666">
                <text:p>166666</text:p>
              </table:table-cell>
              <table:table-cell office:value-type="float" office:value="11.072411">
                <text:p>11.072411</text:p>
              </table:table-cell>
              <table:table-cell office:value-type="float" office:value="7.251642">
                <text:p>7.251642</text:p>
              </table:table-cell>
              <table:table-cell office:value-type="float" office:value="13.670874">
                <text:p>13.670874</text:p>
              </table:table-cell>
              <table:table-cell office:value-type="float" office:value="5.67185">
                <text:p>5.671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3332">
                <text:p>233332</text:p>
              </table:table-cell>
              <table:table-cell office:value-type="float" office:value="14.126831">
                <text:p>14.126831</text:p>
              </table:table-cell>
              <table:table-cell office:value-type="float" office:value="9.374908">
                <text:p>9.374908</text:p>
              </table:table-cell>
              <table:table-cell office:value-type="float" office:value="19.839624">
                <text:p>19.839624</text:p>
              </table:table-cell>
              <table:table-cell office:value-type="float" office:value="7.926281">
                <text:p>7.9262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9998">
                <text:p>299998</text:p>
              </table:table-cell>
              <table:table-cell office:value-type="float" office:value="18.586495">
                <text:p>18.586495</text:p>
              </table:table-cell>
              <table:table-cell office:value-type="float" office:value="8.054289">
                <text:p>8.054289</text:p>
              </table:table-cell>
              <table:table-cell office:value-type="float" office:value="24.808297">
                <text:p>24.808297</text:p>
              </table:table-cell>
              <table:table-cell office:value-type="float" office:value="7.619705">
                <text:p>7.6197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6664">
                <text:p>366664</text:p>
              </table:table-cell>
              <table:table-cell office:value-type="float" office:value="25.869801">
                <text:p>25.869801</text:p>
              </table:table-cell>
              <table:table-cell office:value-type="float" office:value="10.051983">
                <text:p>10.051983</text:p>
              </table:table-cell>
              <table:table-cell office:value-type="float" office:value="30.572644">
                <text:p>30.572644</text:p>
              </table:table-cell>
              <table:table-cell office:value-type="float" office:value="9.352629">
                <text:p>9.3526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3330">
                <text:p>433330</text:p>
              </table:table-cell>
              <table:table-cell office:value-type="float" office:value="29.274808">
                <text:p>29.274808</text:p>
              </table:table-cell>
              <table:table-cell office:value-type="float" office:value="12.208064">
                <text:p>12.208064</text:p>
              </table:table-cell>
              <table:table-cell office:value-type="float" office:value="46.885257">
                <text:p>46.885257</text:p>
              </table:table-cell>
              <table:table-cell office:value-type="float" office:value="11.385095">
                <text:p>11.3850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9996">
                <text:p>499996</text:p>
              </table:table-cell>
              <table:table-cell office:value-type="float" office:value="45.738474">
                <text:p>45.738474</text:p>
              </table:table-cell>
              <table:table-cell office:value-type="float" office:value="13.434888">
                <text:p>13.434888</text:p>
              </table:table-cell>
              <table:table-cell office:value-type="float" office:value="58.117297">
                <text:p>58.117297</text:p>
              </table:table-cell>
              <table:table-cell office:value-type="float" office:value="13.339891">
                <text:p>13.3398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000">
                <text:p>600000</text:p>
              </table:table-cell>
              <table:table-cell office:value-type="float" office:value="37.296888">
                <text:p>37.296888</text:p>
              </table:table-cell>
              <table:table-cell office:value-type="float" office:value="30.998039">
                <text:p>30.998039</text:p>
              </table:table-cell>
              <table:table-cell office:value-type="float" office:value="99.059728">
                <text:p>99.059728</text:p>
              </table:table-cell>
              <table:table-cell office:value-type="float" office:value="29.196015">
                <text:p>29.196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0000">
                <text:p>700000</text:p>
              </table:table-cell>
              <table:table-cell office:value-type="float" office:value="53.952958">
                <text:p>53.952958</text:p>
              </table:table-cell>
              <table:table-cell office:value-type="float" office:value="35.815834">
                <text:p>35.815834</text:p>
              </table:table-cell>
              <table:table-cell office:value-type="float" office:value="116.66646">
                <text:p>116.66646</text:p>
              </table:table-cell>
              <table:table-cell office:value-type="float" office:value="34.318167">
                <text:p>34.3181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0000">
                <text:p>800000</text:p>
              </table:table-cell>
              <table:table-cell office:value-type="float" office:value="64.351418">
                <text:p>64.351418</text:p>
              </table:table-cell>
              <table:table-cell office:value-type="float" office:value="41.134788">
                <text:p>41.134788</text:p>
              </table:table-cell>
              <table:table-cell office:value-type="float" office:value="101.478781">
                <text:p>101.478781</text:p>
              </table:table-cell>
              <table:table-cell office:value-type="float" office:value="39.280877">
                <text:p>39.2808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0000">
                <text:p>900000</text:p>
              </table:table-cell>
              <table:table-cell office:value-type="float" office:value="82.372519">
                <text:p>82.372519</text:p>
              </table:table-cell>
              <table:table-cell office:value-type="float" office:value="44.590656">
                <text:p>44.590656</text:p>
              </table:table-cell>
              <table:table-cell office:value-type="float" office:value="136.139782">
                <text:p>136.139782</text:p>
              </table:table-cell>
              <table:table-cell office:value-type="float" office:value="43.805308">
                <text:p>43.8053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0000">
                <text:p>1000000</text:p>
              </table:table-cell>
              <table:table-cell office:value-type="float" office:value="83.38246">
                <text:p>83.38246</text:p>
              </table:table-cell>
              <table:table-cell office:value-type="float" office:value="51.63893">
                <text:p>51.63893</text:p>
              </table:table-cell>
              <table:table-cell office:value-type="float" office:value="145.716881">
                <text:p>145.716881</text:p>
              </table:table-cell>
              <table:table-cell office:value-type="float" office:value="47.910796">
                <text:p>47.9107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86cm" svg:height="13.522cm" xlink:href=".." xlink:type="simple" chart:class="chart:scatter" chart:style-name="ch1">
        <chart:title svg:x="7.547cm" svg:y="0.406cm" chart:style-name="ch2">
          <text:p>Czas rzeczywisty dla procesów potomnych</text:p>
        </chart:title>
        <chart:legend chart:legend-position="end" svg:x="21.458cm" svg:y="5.715cm" style:legend-expansion="high" chart:style-name="ch3"/>
        <chart:plot-area chart:style-name="ch4" table:cell-range-address="Arkusz1.A3:Arkusz1.A100 Arkusz1.A1:Arkusz1.A1 Arkusz1.C3:Arkusz1.C100 Arkusz1.N1:Arkusz1.N1 Arkusz1.P3:Arkusz1.P100 Arkusz1.AB1:Arkusz1.AB1 Arkusz1.AD3:Arkusz1.AD100 Arkusz1.AP1:Arkusz1.AP1 Arkusz1.AR3:Arkusz1.AR100" chart:data-source-has-labels="row" svg:x="1.854cm" svg:y="1.5cm" svg:width="19.479cm" svg:height="10.789cm">
          <chartooo:coordinate-region svg:x="2.475cm" svg:y="1.699cm" svg:width="18.208cm" svg:height="9.943cm"/>
          <chart:axis chart:dimension="x" chart:name="primary-x" chart:style-name="ch5">
            <chart:title svg:x="10.623cm" svg:y="12.559cm" chart:style-name="ch6">
              <text:p>Ilosc watkow</text:p>
            </chart:title>
          </chart:axis>
          <chart:axis chart:dimension="y" chart:name="primary-y" chart:style-name="ch5">
            <chart:title svg:x="0.817cm" svg:y="7.322cm" chart:style-name="ch7">
              <text:p>Czas</text:p>
            </chart:title>
            <chart:grid chart:style-name="ch8" chart:class="major"/>
          </chart:axis>
          <chart:series chart:style-name="ch9" chart:values-cell-range-address="Arkusz1.C3:Arkusz1.C100" chart:label-cell-address="Arkusz1.A1:Arkusz1.A1" chart:class="chart:scatter">
            <chart:domain table:cell-range-address="Arkusz1.A3:Arkusz1.A100"/>
            <chart:data-point chart:repeated="98"/>
          </chart:series>
          <chart:series chart:style-name="ch10" chart:values-cell-range-address="Arkusz1.P3:Arkusz1.P100" chart:label-cell-address="Arkusz1.N1:Arkusz1.N1" chart:class="chart:scatter">
            <chart:data-point chart:repeated="98"/>
          </chart:series>
          <chart:series chart:style-name="ch11" chart:values-cell-range-address="Arkusz1.AD3:Arkusz1.AD100" chart:label-cell-address="Arkusz1.AB1:Arkusz1.AB1" chart:class="chart:scatter">
            <chart:data-point chart:repeated="98"/>
          </chart:series>
          <chart:series chart:style-name="ch12" chart:values-cell-range-address="Arkusz1.AR3:Arkusz1.AR100" chart:label-cell-address="Arkusz1.AP1:Arkusz1.AP1" chart:class="chart:scatter">
            <chart:data-point chart:repeated="9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Fork</text:p>
                <draw:g>
                  <svg:desc>Arkusz1.A1:Arkusz1.A1</svg:desc>
                </draw:g>
              </table:table-cell>
              <table:table-cell office:value-type="string">
                <text:p>Vfork</text:p>
                <draw:g>
                  <svg:desc>Arkusz1.N1:Arkusz1.N1</svg:desc>
                </draw:g>
              </table:table-cell>
              <table:table-cell office:value-type="string">
                <text:p>Clone</text:p>
                <draw:g>
                  <svg:desc>Arkusz1.AB1:Arkusz1.AB1</svg:desc>
                </draw:g>
              </table:table-cell>
              <table:table-cell office:value-type="string">
                <text:p>Vclone</text:p>
                <draw:g>
                  <svg:desc>Arkusz1.AP1:Arkusz1.A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rkusz1.A3:Arkusz1.A100</svg:desc>
                </draw:g>
              </table:table-cell>
              <table:table-cell office:value-type="float" office:value="0.000909">
                <text:p>0.000909</text:p>
                <draw:g>
                  <svg:desc>Arkusz1.C3:Arkusz1.C100</svg:desc>
                </draw:g>
              </table:table-cell>
              <table:table-cell office:value-type="float" office:value="0.000142">
                <text:p>0.000142</text:p>
                <draw:g>
                  <svg:desc>Arkusz1.P3:Arkusz1.P100</svg:desc>
                </draw:g>
              </table:table-cell>
              <table:table-cell office:value-type="float" office:value="0.000501">
                <text:p>0.000501</text:p>
                <draw:g>
                  <svg:desc>Arkusz1.AD3:Arkusz1.AD100</svg:desc>
                </draw:g>
              </table:table-cell>
              <table:table-cell office:value-type="float" office:value="0.000136">
                <text:p>0.000136</text:p>
                <draw:g>
                  <svg:desc>Arkusz1.AR3:Arkusz1.AR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">
                <text:p>71</text:p>
              </table:table-cell>
              <table:table-cell office:value-type="float" office:value="0.006988">
                <text:p>0.006988</text:p>
              </table:table-cell>
              <table:table-cell office:value-type="float" office:value="0.001924">
                <text:p>0.001924</text:p>
              </table:table-cell>
              <table:table-cell office:value-type="float" office:value="0.004896">
                <text:p>0.004896</text:p>
              </table:table-cell>
              <table:table-cell office:value-type="float" office:value="0.001833">
                <text:p>0.0018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">
                <text:p>137</text:p>
              </table:table-cell>
              <table:table-cell office:value-type="float" office:value="0.011192">
                <text:p>0.011192</text:p>
              </table:table-cell>
              <table:table-cell office:value-type="float" office:value="0.004375">
                <text:p>0.004375</text:p>
              </table:table-cell>
              <table:table-cell office:value-type="float" office:value="0.010783">
                <text:p>0.010783</text:p>
              </table:table-cell>
              <table:table-cell office:value-type="float" office:value="0.003948">
                <text:p>0.0039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3">
                <text:p>203</text:p>
              </table:table-cell>
              <table:table-cell office:value-type="float" office:value="0.015439">
                <text:p>0.015439</text:p>
              </table:table-cell>
              <table:table-cell office:value-type="float" office:value="0.005545">
                <text:p>0.005545</text:p>
              </table:table-cell>
              <table:table-cell office:value-type="float" office:value="0.01517">
                <text:p>0.01517</text:p>
              </table:table-cell>
              <table:table-cell office:value-type="float" office:value="0.008314">
                <text:p>0.008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9">
                <text:p>269</text:p>
              </table:table-cell>
              <table:table-cell office:value-type="float" office:value="0.020466">
                <text:p>0.020466</text:p>
              </table:table-cell>
              <table:table-cell office:value-type="float" office:value="0.007609">
                <text:p>0.007609</text:p>
              </table:table-cell>
              <table:table-cell office:value-type="float" office:value="0.018942">
                <text:p>0.018942</text:p>
              </table:table-cell>
              <table:table-cell office:value-type="float" office:value="0.007151">
                <text:p>0.0071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  <table:table-cell office:value-type="float" office:value="0.025643">
                <text:p>0.025643</text:p>
              </table:table-cell>
              <table:table-cell office:value-type="float" office:value="0.009379">
                <text:p>0.009379</text:p>
              </table:table-cell>
              <table:table-cell office:value-type="float" office:value="0.018275">
                <text:p>0.018275</text:p>
              </table:table-cell>
              <table:table-cell office:value-type="float" office:value="0.008696">
                <text:p>0.008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1">
                <text:p>401</text:p>
              </table:table-cell>
              <table:table-cell office:value-type="float" office:value="0.031915">
                <text:p>0.031915</text:p>
              </table:table-cell>
              <table:table-cell office:value-type="float" office:value="0.012978">
                <text:p>0.012978</text:p>
              </table:table-cell>
              <table:table-cell office:value-type="float" office:value="0.032674">
                <text:p>0.032674</text:p>
              </table:table-cell>
              <table:table-cell office:value-type="float" office:value="0.011651">
                <text:p>0.0116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7">
                <text:p>467</text:p>
              </table:table-cell>
              <table:table-cell office:value-type="float" office:value="0.03732">
                <text:p>0.03732</text:p>
              </table:table-cell>
              <table:table-cell office:value-type="float" office:value="0.013081">
                <text:p>0.013081</text:p>
              </table:table-cell>
              <table:table-cell office:value-type="float" office:value="0.038287">
                <text:p>0.038287</text:p>
              </table:table-cell>
              <table:table-cell office:value-type="float" office:value="0.013347">
                <text:p>0.0133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3">
                <text:p>533</text:p>
              </table:table-cell>
              <table:table-cell office:value-type="float" office:value="0.041003">
                <text:p>0.041003</text:p>
              </table:table-cell>
              <table:table-cell office:value-type="float" office:value="0.015029">
                <text:p>0.015029</text:p>
              </table:table-cell>
              <table:table-cell office:value-type="float" office:value="0.040518">
                <text:p>0.040518</text:p>
              </table:table-cell>
              <table:table-cell office:value-type="float" office:value="0.015997">
                <text:p>0.015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9">
                <text:p>599</text:p>
              </table:table-cell>
              <table:table-cell office:value-type="float" office:value="0.04312">
                <text:p>0.04312</text:p>
              </table:table-cell>
              <table:table-cell office:value-type="float" office:value="0.017023">
                <text:p>0.017023</text:p>
              </table:table-cell>
              <table:table-cell office:value-type="float" office:value="0.050202">
                <text:p>0.050202</text:p>
              </table:table-cell>
              <table:table-cell office:value-type="float" office:value="0.01601">
                <text:p>0.01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5">
                <text:p>665</text:p>
              </table:table-cell>
              <table:table-cell office:value-type="float" office:value="0.054208">
                <text:p>0.054208</text:p>
              </table:table-cell>
              <table:table-cell office:value-type="float" office:value="0.02036">
                <text:p>0.02036</text:p>
              </table:table-cell>
              <table:table-cell office:value-type="float" office:value="0.049361">
                <text:p>0.049361</text:p>
              </table:table-cell>
              <table:table-cell office:value-type="float" office:value="0.017729">
                <text:p>0.0177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1">
                <text:p>731</text:p>
              </table:table-cell>
              <table:table-cell office:value-type="float" office:value="0.05485">
                <text:p>0.05485</text:p>
              </table:table-cell>
              <table:table-cell office:value-type="float" office:value="0.0203">
                <text:p>0.0203</text:p>
              </table:table-cell>
              <table:table-cell office:value-type="float" office:value="0.058043">
                <text:p>0.058043</text:p>
              </table:table-cell>
              <table:table-cell office:value-type="float" office:value="0.020317">
                <text:p>0.0203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7">
                <text:p>797</text:p>
              </table:table-cell>
              <table:table-cell office:value-type="float" office:value="0.060383">
                <text:p>0.060383</text:p>
              </table:table-cell>
              <table:table-cell office:value-type="float" office:value="0.021869">
                <text:p>0.021869</text:p>
              </table:table-cell>
              <table:table-cell office:value-type="float" office:value="0.051896">
                <text:p>0.051896</text:p>
              </table:table-cell>
              <table:table-cell office:value-type="float" office:value="0.02202">
                <text:p>0.02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">
                <text:p>863</text:p>
              </table:table-cell>
              <table:table-cell office:value-type="float" office:value="0.064969">
                <text:p>0.064969</text:p>
              </table:table-cell>
              <table:table-cell office:value-type="float" office:value="0.02532">
                <text:p>0.02532</text:p>
              </table:table-cell>
              <table:table-cell office:value-type="float" office:value="0.072165">
                <text:p>0.072165</text:p>
              </table:table-cell>
              <table:table-cell office:value-type="float" office:value="0.022263">
                <text:p>0.0222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9">
                <text:p>929</text:p>
              </table:table-cell>
              <table:table-cell office:value-type="float" office:value="0.071265">
                <text:p>0.071265</text:p>
              </table:table-cell>
              <table:table-cell office:value-type="float" office:value="0.027187">
                <text:p>0.027187</text:p>
              </table:table-cell>
              <table:table-cell office:value-type="float" office:value="0.074143">
                <text:p>0.074143</text:p>
              </table:table-cell>
              <table:table-cell office:value-type="float" office:value="0.027966">
                <text:p>0.0279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5">
                <text:p>995</text:p>
              </table:table-cell>
              <table:table-cell office:value-type="float" office:value="0.07254">
                <text:p>0.07254</text:p>
              </table:table-cell>
              <table:table-cell office:value-type="float" office:value="0.028468">
                <text:p>0.028468</text:p>
              </table:table-cell>
              <table:table-cell office:value-type="float" office:value="0.081979">
                <text:p>0.081979</text:p>
              </table:table-cell>
              <table:table-cell office:value-type="float" office:value="0.025796">
                <text:p>0.0257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0.074425">
                <text:p>0.074425</text:p>
              </table:table-cell>
              <table:table-cell office:value-type="float" office:value="0.029081">
                <text:p>0.029081</text:p>
              </table:table-cell>
              <table:table-cell office:value-type="float" office:value="0.041393">
                <text:p>0.041393</text:p>
              </table:table-cell>
              <table:table-cell office:value-type="float" office:value="0.016781">
                <text:p>0.0167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0">
                <text:p>1360</text:p>
              </table:table-cell>
              <table:table-cell office:value-type="float" office:value="0.106328">
                <text:p>0.106328</text:p>
              </table:table-cell>
              <table:table-cell office:value-type="float" office:value="0.03931">
                <text:p>0.03931</text:p>
              </table:table-cell>
              <table:table-cell office:value-type="float" office:value="0.056603">
                <text:p>0.056603</text:p>
              </table:table-cell>
              <table:table-cell office:value-type="float" office:value="0.022793">
                <text:p>0.0227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20">
                <text:p>1720</text:p>
              </table:table-cell>
              <table:table-cell office:value-type="float" office:value="0.136472">
                <text:p>0.136472</text:p>
              </table:table-cell>
              <table:table-cell office:value-type="float" office:value="0.047184">
                <text:p>0.047184</text:p>
              </table:table-cell>
              <table:table-cell office:value-type="float" office:value="0.073857">
                <text:p>0.073857</text:p>
              </table:table-cell>
              <table:table-cell office:value-type="float" office:value="0.028332">
                <text:p>0.0283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80">
                <text:p>2080</text:p>
              </table:table-cell>
              <table:table-cell office:value-type="float" office:value="0.162872">
                <text:p>0.162872</text:p>
              </table:table-cell>
              <table:table-cell office:value-type="float" office:value="0.061176">
                <text:p>0.061176</text:p>
              </table:table-cell>
              <table:table-cell office:value-type="float" office:value="0.088146">
                <text:p>0.088146</text:p>
              </table:table-cell>
              <table:table-cell office:value-type="float" office:value="0.033852">
                <text:p>0.0338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40">
                <text:p>2440</text:p>
              </table:table-cell>
              <table:table-cell office:value-type="float" office:value="0.18786">
                <text:p>0.18786</text:p>
              </table:table-cell>
              <table:table-cell office:value-type="float" office:value="0.071301">
                <text:p>0.071301</text:p>
              </table:table-cell>
              <table:table-cell office:value-type="float" office:value="0.102686">
                <text:p>0.102686</text:p>
              </table:table-cell>
              <table:table-cell office:value-type="float" office:value="0.040254">
                <text:p>0.0402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00">
                <text:p>2800</text:p>
              </table:table-cell>
              <table:table-cell office:value-type="float" office:value="0.218914">
                <text:p>0.218914</text:p>
              </table:table-cell>
              <table:table-cell office:value-type="float" office:value="0.075708">
                <text:p>0.075708</text:p>
              </table:table-cell>
              <table:table-cell office:value-type="float" office:value="0.116568">
                <text:p>0.116568</text:p>
              </table:table-cell>
              <table:table-cell office:value-type="float" office:value="0.04568">
                <text:p>0.045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60">
                <text:p>3160</text:p>
              </table:table-cell>
              <table:table-cell office:value-type="float" office:value="0.246287">
                <text:p>0.246287</text:p>
              </table:table-cell>
              <table:table-cell office:value-type="float" office:value="0.08788">
                <text:p>0.08788</text:p>
              </table:table-cell>
              <table:table-cell office:value-type="float" office:value="0.132388">
                <text:p>0.132388</text:p>
              </table:table-cell>
              <table:table-cell office:value-type="float" office:value="0.051506">
                <text:p>0.0515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20">
                <text:p>3520</text:p>
              </table:table-cell>
              <table:table-cell office:value-type="float" office:value="0.277724">
                <text:p>0.277724</text:p>
              </table:table-cell>
              <table:table-cell office:value-type="float" office:value="0.095699">
                <text:p>0.095699</text:p>
              </table:table-cell>
              <table:table-cell office:value-type="float" office:value="0.146514">
                <text:p>0.146514</text:p>
              </table:table-cell>
              <table:table-cell office:value-type="float" office:value="0.057744">
                <text:p>0.0577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80">
                <text:p>3880</text:p>
              </table:table-cell>
              <table:table-cell office:value-type="float" office:value="0.30143">
                <text:p>0.30143</text:p>
              </table:table-cell>
              <table:table-cell office:value-type="float" office:value="0.111789">
                <text:p>0.111789</text:p>
              </table:table-cell>
              <table:table-cell office:value-type="float" office:value="0.161499">
                <text:p>0.161499</text:p>
              </table:table-cell>
              <table:table-cell office:value-type="float" office:value="0.064189">
                <text:p>0.0641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40">
                <text:p>4240</text:p>
              </table:table-cell>
              <table:table-cell office:value-type="float" office:value="0.33726">
                <text:p>0.33726</text:p>
              </table:table-cell>
              <table:table-cell office:value-type="float" office:value="0.124853">
                <text:p>0.124853</text:p>
              </table:table-cell>
              <table:table-cell office:value-type="float" office:value="0.177833">
                <text:p>0.177833</text:p>
              </table:table-cell>
              <table:table-cell office:value-type="float" office:value="0.070636">
                <text:p>0.0706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00">
                <text:p>4600</text:p>
              </table:table-cell>
              <table:table-cell office:value-type="float" office:value="0.357985">
                <text:p>0.357985</text:p>
              </table:table-cell>
              <table:table-cell office:value-type="float" office:value="0.132347">
                <text:p>0.132347</text:p>
              </table:table-cell>
              <table:table-cell office:value-type="float" office:value="0.19329">
                <text:p>0.19329</text:p>
              </table:table-cell>
              <table:table-cell office:value-type="float" office:value="0.085676">
                <text:p>0.0856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60">
                <text:p>4960</text:p>
              </table:table-cell>
              <table:table-cell office:value-type="float" office:value="0.392506">
                <text:p>0.392506</text:p>
              </table:table-cell>
              <table:table-cell office:value-type="float" office:value="0.141872">
                <text:p>0.141872</text:p>
              </table:table-cell>
              <table:table-cell office:value-type="float" office:value="0.213663">
                <text:p>0.213663</text:p>
              </table:table-cell>
              <table:table-cell office:value-type="float" office:value="0.087839">
                <text:p>0.0878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20">
                <text:p>5320</text:p>
              </table:table-cell>
              <table:table-cell office:value-type="float" office:value="0.412768">
                <text:p>0.412768</text:p>
              </table:table-cell>
              <table:table-cell office:value-type="float" office:value="0.145569">
                <text:p>0.145569</text:p>
              </table:table-cell>
              <table:table-cell office:value-type="float" office:value="0.235663">
                <text:p>0.235663</text:p>
              </table:table-cell>
              <table:table-cell office:value-type="float" office:value="0.087185">
                <text:p>0.0871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80">
                <text:p>5680</text:p>
              </table:table-cell>
              <table:table-cell office:value-type="float" office:value="0.44399">
                <text:p>0.44399</text:p>
              </table:table-cell>
              <table:table-cell office:value-type="float" office:value="0.162324">
                <text:p>0.162324</text:p>
              </table:table-cell>
              <table:table-cell office:value-type="float" office:value="0.239648">
                <text:p>0.239648</text:p>
              </table:table-cell>
              <table:table-cell office:value-type="float" office:value="0.093493">
                <text:p>0.0934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40">
                <text:p>6040</text:p>
              </table:table-cell>
              <table:table-cell office:value-type="float" office:value="0.380031">
                <text:p>0.380031</text:p>
              </table:table-cell>
              <table:table-cell office:value-type="float" office:value="0.171727">
                <text:p>0.171727</text:p>
              </table:table-cell>
              <table:table-cell office:value-type="float" office:value="0.253014">
                <text:p>0.253014</text:p>
              </table:table-cell>
              <table:table-cell office:value-type="float" office:value="0.100272">
                <text:p>0.1002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0">
                <text:p>6400</text:p>
              </table:table-cell>
              <table:table-cell office:value-type="float" office:value="0.507251">
                <text:p>0.507251</text:p>
              </table:table-cell>
              <table:table-cell office:value-type="float" office:value="0.187645">
                <text:p>0.187645</text:p>
              </table:table-cell>
              <table:table-cell office:value-type="float" office:value="0.273835">
                <text:p>0.273835</text:p>
              </table:table-cell>
              <table:table-cell office:value-type="float" office:value="0.105798">
                <text:p>0.1057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60">
                <text:p>6760</text:p>
              </table:table-cell>
              <table:table-cell office:value-type="float" office:value="0.524969">
                <text:p>0.524969</text:p>
              </table:table-cell>
              <table:table-cell office:value-type="float" office:value="0.197921">
                <text:p>0.197921</text:p>
              </table:table-cell>
              <table:table-cell office:value-type="float" office:value="0.290168">
                <text:p>0.290168</text:p>
              </table:table-cell>
              <table:table-cell office:value-type="float" office:value="0.110879">
                <text:p>0.1108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120">
                <text:p>7120</text:p>
              </table:table-cell>
              <table:table-cell office:value-type="float" office:value="0.569018">
                <text:p>0.569018</text:p>
              </table:table-cell>
              <table:table-cell office:value-type="float" office:value="0.201863">
                <text:p>0.201863</text:p>
              </table:table-cell>
              <table:table-cell office:value-type="float" office:value="0.303015">
                <text:p>0.303015</text:p>
              </table:table-cell>
              <table:table-cell office:value-type="float" office:value="0.116849">
                <text:p>0.1168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480">
                <text:p>7480</text:p>
              </table:table-cell>
              <table:table-cell office:value-type="float" office:value="0.584632">
                <text:p>0.584632</text:p>
              </table:table-cell>
              <table:table-cell office:value-type="float" office:value="0.215875">
                <text:p>0.215875</text:p>
              </table:table-cell>
              <table:table-cell office:value-type="float" office:value="0.31617">
                <text:p>0.31617</text:p>
              </table:table-cell>
              <table:table-cell office:value-type="float" office:value="0.121854">
                <text:p>0.1218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40">
                <text:p>7840</text:p>
              </table:table-cell>
              <table:table-cell office:value-type="float" office:value="0.611922">
                <text:p>0.611922</text:p>
              </table:table-cell>
              <table:table-cell office:value-type="float" office:value="0.225853">
                <text:p>0.225853</text:p>
              </table:table-cell>
              <table:table-cell office:value-type="float" office:value="0.326042">
                <text:p>0.326042</text:p>
              </table:table-cell>
              <table:table-cell office:value-type="float" office:value="0.143951">
                <text:p>0.1439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200">
                <text:p>8200</text:p>
              </table:table-cell>
              <table:table-cell office:value-type="float" office:value="0.641715">
                <text:p>0.641715</text:p>
              </table:table-cell>
              <table:table-cell office:value-type="float" office:value="0.237268">
                <text:p>0.237268</text:p>
              </table:table-cell>
              <table:table-cell office:value-type="float" office:value="0.341874">
                <text:p>0.341874</text:p>
              </table:table-cell>
              <table:table-cell office:value-type="float" office:value="0.13922">
                <text:p>0.139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60">
                <text:p>8560</text:p>
              </table:table-cell>
              <table:table-cell office:value-type="float" office:value="0.679369">
                <text:p>0.679369</text:p>
              </table:table-cell>
              <table:table-cell office:value-type="float" office:value="0.241898">
                <text:p>0.241898</text:p>
              </table:table-cell>
              <table:table-cell office:value-type="float" office:value="0.357943">
                <text:p>0.357943</text:p>
              </table:table-cell>
              <table:table-cell office:value-type="float" office:value="0.149629">
                <text:p>0.1496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20">
                <text:p>8920</text:p>
              </table:table-cell>
              <table:table-cell office:value-type="float" office:value="0.703335">
                <text:p>0.703335</text:p>
              </table:table-cell>
              <table:table-cell office:value-type="float" office:value="0.258266">
                <text:p>0.258266</text:p>
              </table:table-cell>
              <table:table-cell office:value-type="float" office:value="0.376592">
                <text:p>0.376592</text:p>
              </table:table-cell>
              <table:table-cell office:value-type="float" office:value="0.154297">
                <text:p>0.1542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80">
                <text:p>9280</text:p>
              </table:table-cell>
              <table:table-cell office:value-type="float" office:value="0.722346">
                <text:p>0.722346</text:p>
              </table:table-cell>
              <table:table-cell office:value-type="float" office:value="0.179497">
                <text:p>0.179497</text:p>
              </table:table-cell>
              <table:table-cell office:value-type="float" office:value="0.390077">
                <text:p>0.390077</text:p>
              </table:table-cell>
              <table:table-cell office:value-type="float" office:value="0.157701">
                <text:p>0.1577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640">
                <text:p>9640</text:p>
              </table:table-cell>
              <table:table-cell office:value-type="float" office:value="0.755312">
                <text:p>0.755312</text:p>
              </table:table-cell>
              <table:table-cell office:value-type="float" office:value="0.164479">
                <text:p>0.164479</text:p>
              </table:table-cell>
              <table:table-cell office:value-type="float" office:value="0.402703">
                <text:p>0.402703</text:p>
              </table:table-cell>
              <table:table-cell office:value-type="float" office:value="0.161678">
                <text:p>0.1616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0">
                <text:p>10000</text:p>
              </table:table-cell>
              <table:table-cell office:value-type="float" office:value="0.777922">
                <text:p>0.777922</text:p>
              </table:table-cell>
              <table:table-cell office:value-type="float" office:value="0.171484">
                <text:p>0.171484</text:p>
              </table:table-cell>
              <table:table-cell office:value-type="float" office:value="0.418382">
                <text:p>0.418382</text:p>
              </table:table-cell>
              <table:table-cell office:value-type="float" office:value="0.16818">
                <text:p>0.168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000">
                <text:p>19000</text:p>
              </table:table-cell>
              <table:table-cell office:value-type="float" office:value="0.985826">
                <text:p>0.985826</text:p>
              </table:table-cell>
              <table:table-cell office:value-type="float" office:value="0.329512">
                <text:p>0.329512</text:p>
              </table:table-cell>
              <table:table-cell office:value-type="float" office:value="0.8108">
                <text:p>0.8108</text:p>
              </table:table-cell>
              <table:table-cell office:value-type="float" office:value="0.311549">
                <text:p>0.3115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000">
                <text:p>28000</text:p>
              </table:table-cell>
              <table:table-cell office:value-type="float" office:value="1.483078">
                <text:p>1.483078</text:p>
              </table:table-cell>
              <table:table-cell office:value-type="float" office:value="0.484633">
                <text:p>0.484633</text:p>
              </table:table-cell>
              <table:table-cell office:value-type="float" office:value="1.193909">
                <text:p>1.193909</text:p>
              </table:table-cell>
              <table:table-cell office:value-type="float" office:value="0.461665">
                <text:p>0.4616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000">
                <text:p>37000</text:p>
              </table:table-cell>
              <table:table-cell office:value-type="float" office:value="2.016523">
                <text:p>2.016523</text:p>
              </table:table-cell>
              <table:table-cell office:value-type="float" office:value="0.639221">
                <text:p>0.639221</text:p>
              </table:table-cell>
              <table:table-cell office:value-type="float" office:value="1.569544">
                <text:p>1.569544</text:p>
              </table:table-cell>
              <table:table-cell office:value-type="float" office:value="0.612313">
                <text:p>0.6123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2.472319">
                <text:p>2.472319</text:p>
              </table:table-cell>
              <table:table-cell office:value-type="float" office:value="0.795">
                <text:p>0.795</text:p>
              </table:table-cell>
              <table:table-cell office:value-type="float" office:value="1.956204">
                <text:p>1.956204</text:p>
              </table:table-cell>
              <table:table-cell office:value-type="float" office:value="0.758936">
                <text:p>0.7589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000">
                <text:p>55000</text:p>
              </table:table-cell>
              <table:table-cell office:value-type="float" office:value="3.296669">
                <text:p>3.296669</text:p>
              </table:table-cell>
              <table:table-cell office:value-type="float" office:value="0.950841">
                <text:p>0.950841</text:p>
              </table:table-cell>
              <table:table-cell office:value-type="float" office:value="2.346438">
                <text:p>2.346438</text:p>
              </table:table-cell>
              <table:table-cell office:value-type="float" office:value="0.90529">
                <text:p>0.905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000">
                <text:p>64000</text:p>
              </table:table-cell>
              <table:table-cell office:value-type="float" office:value="3.697924">
                <text:p>3.697924</text:p>
              </table:table-cell>
              <table:table-cell office:value-type="float" office:value="1.104088">
                <text:p>1.104088</text:p>
              </table:table-cell>
              <table:table-cell office:value-type="float" office:value="2.731928">
                <text:p>2.731928</text:p>
              </table:table-cell>
              <table:table-cell office:value-type="float" office:value="1.059915">
                <text:p>1.0599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000">
                <text:p>73000</text:p>
              </table:table-cell>
              <table:table-cell office:value-type="float" office:value="4.084554">
                <text:p>4.084554</text:p>
              </table:table-cell>
              <table:table-cell office:value-type="float" office:value="1.259936">
                <text:p>1.259936</text:p>
              </table:table-cell>
              <table:table-cell office:value-type="float" office:value="3.090101">
                <text:p>3.090101</text:p>
              </table:table-cell>
              <table:table-cell office:value-type="float" office:value="1.206958">
                <text:p>1.2069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2000">
                <text:p>82000</text:p>
              </table:table-cell>
              <table:table-cell office:value-type="float" office:value="4.250442">
                <text:p>4.250442</text:p>
              </table:table-cell>
              <table:table-cell office:value-type="float" office:value="1.421242">
                <text:p>1.421242</text:p>
              </table:table-cell>
              <table:table-cell office:value-type="float" office:value="3.473939">
                <text:p>3.473939</text:p>
              </table:table-cell>
              <table:table-cell office:value-type="float" office:value="1.353279">
                <text:p>1.3532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1000">
                <text:p>91000</text:p>
              </table:table-cell>
              <table:table-cell office:value-type="float" office:value="4.55435">
                <text:p>4.55435</text:p>
              </table:table-cell>
              <table:table-cell office:value-type="float" office:value="1.580235">
                <text:p>1.580235</text:p>
              </table:table-cell>
              <table:table-cell office:value-type="float" office:value="3.848389">
                <text:p>3.848389</text:p>
              </table:table-cell>
              <table:table-cell office:value-type="float" office:value="1.499252">
                <text:p>1.4992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0">
                <text:p>100000</text:p>
              </table:table-cell>
              <table:table-cell office:value-type="float" office:value="4.996219">
                <text:p>4.996219</text:p>
              </table:table-cell>
              <table:table-cell office:value-type="float" office:value="1.727051">
                <text:p>1.727051</text:p>
              </table:table-cell>
              <table:table-cell office:value-type="float" office:value="4.248679">
                <text:p>4.248679</text:p>
              </table:table-cell>
              <table:table-cell office:value-type="float" office:value="1.650614">
                <text:p>1.6506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6666">
                <text:p>166666</text:p>
              </table:table-cell>
              <table:table-cell office:value-type="float" office:value="9.388205">
                <text:p>9.388205</text:p>
              </table:table-cell>
              <table:table-cell office:value-type="float" office:value="4.119834">
                <text:p>4.119834</text:p>
              </table:table-cell>
              <table:table-cell office:value-type="float" office:value="7.018415">
                <text:p>7.018415</text:p>
              </table:table-cell>
              <table:table-cell office:value-type="float" office:value="3.392112">
                <text:p>3.3921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3332">
                <text:p>233332</text:p>
              </table:table-cell>
              <table:table-cell office:value-type="float" office:value="11.773146">
                <text:p>11.773146</text:p>
              </table:table-cell>
              <table:table-cell office:value-type="float" office:value="5.452202">
                <text:p>5.452202</text:p>
              </table:table-cell>
              <table:table-cell office:value-type="float" office:value="10.290433">
                <text:p>10.290433</text:p>
              </table:table-cell>
              <table:table-cell office:value-type="float" office:value="4.761789">
                <text:p>4.7617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9998">
                <text:p>299998</text:p>
              </table:table-cell>
              <table:table-cell office:value-type="float" office:value="15.546735">
                <text:p>15.546735</text:p>
              </table:table-cell>
              <table:table-cell office:value-type="float" office:value="5.151735">
                <text:p>5.151735</text:p>
              </table:table-cell>
              <table:table-cell office:value-type="float" office:value="12.774181">
                <text:p>12.774181</text:p>
              </table:table-cell>
              <table:table-cell office:value-type="float" office:value="4.895948">
                <text:p>4.8959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6664">
                <text:p>366664</text:p>
              </table:table-cell>
              <table:table-cell office:value-type="float" office:value="21.97082">
                <text:p>21.97082</text:p>
              </table:table-cell>
              <table:table-cell office:value-type="float" office:value="6.453149">
                <text:p>6.453149</text:p>
              </table:table-cell>
              <table:table-cell office:value-type="float" office:value="15.755983">
                <text:p>15.755983</text:p>
              </table:table-cell>
              <table:table-cell office:value-type="float" office:value="6.044979">
                <text:p>6.0449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3330">
                <text:p>433330</text:p>
              </table:table-cell>
              <table:table-cell office:value-type="float" office:value="25.120954">
                <text:p>25.120954</text:p>
              </table:table-cell>
              <table:table-cell office:value-type="float" office:value="7.839451">
                <text:p>7.839451</text:p>
              </table:table-cell>
              <table:table-cell office:value-type="float" office:value="23.838815">
                <text:p>23.838815</text:p>
              </table:table-cell>
              <table:table-cell office:value-type="float" office:value="7.33818">
                <text:p>7.338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9996">
                <text:p>499996</text:p>
              </table:table-cell>
              <table:table-cell office:value-type="float" office:value="38.24001">
                <text:p>38.24001</text:p>
              </table:table-cell>
              <table:table-cell office:value-type="float" office:value="8.636309">
                <text:p>8.636309</text:p>
              </table:table-cell>
              <table:table-cell office:value-type="float" office:value="29.380227">
                <text:p>29.380227</text:p>
              </table:table-cell>
              <table:table-cell office:value-type="float" office:value="8.577399">
                <text:p>8.5773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000">
                <text:p>600000</text:p>
              </table:table-cell>
              <table:table-cell office:value-type="float" office:value="32.263367">
                <text:p>32.263367</text:p>
              </table:table-cell>
              <table:table-cell office:value-type="float" office:value="17.311406">
                <text:p>17.311406</text:p>
              </table:table-cell>
              <table:table-cell office:value-type="float" office:value="48.443126">
                <text:p>48.443126</text:p>
              </table:table-cell>
              <table:table-cell office:value-type="float" office:value="16.405768">
                <text:p>16.4057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0000">
                <text:p>700000</text:p>
              </table:table-cell>
              <table:table-cell office:value-type="float" office:value="45.961242">
                <text:p>45.961242</text:p>
              </table:table-cell>
              <table:table-cell office:value-type="float" office:value="20.050468">
                <text:p>20.050468</text:p>
              </table:table-cell>
              <table:table-cell office:value-type="float" office:value="56.978177">
                <text:p>56.978177</text:p>
              </table:table-cell>
              <table:table-cell office:value-type="float" office:value="19.321963">
                <text:p>19.3219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0000">
                <text:p>800000</text:p>
              </table:table-cell>
              <table:table-cell office:value-type="float" office:value="54.863879">
                <text:p>54.863879</text:p>
              </table:table-cell>
              <table:table-cell office:value-type="float" office:value="23.005491">
                <text:p>23.005491</text:p>
              </table:table-cell>
              <table:table-cell office:value-type="float" office:value="50.375423">
                <text:p>50.375423</text:p>
              </table:table-cell>
              <table:table-cell office:value-type="float" office:value="22.15789">
                <text:p>22.157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0000">
                <text:p>900000</text:p>
              </table:table-cell>
              <table:table-cell office:value-type="float" office:value="69.541482">
                <text:p>69.541482</text:p>
              </table:table-cell>
              <table:table-cell office:value-type="float" office:value="25.05809">
                <text:p>25.05809</text:p>
              </table:table-cell>
              <table:table-cell office:value-type="float" office:value="67.264484">
                <text:p>67.264484</text:p>
              </table:table-cell>
              <table:table-cell office:value-type="float" office:value="24.710137">
                <text:p>24.7101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0000">
                <text:p>1000000</text:p>
              </table:table-cell>
              <table:table-cell office:value-type="float" office:value="70.69185">
                <text:p>70.69185</text:p>
              </table:table-cell>
              <table:table-cell office:value-type="float" office:value="28.870406">
                <text:p>28.870406</text:p>
              </table:table-cell>
              <table:table-cell office:value-type="float" office:value="71.946341">
                <text:p>71.946341</text:p>
              </table:table-cell>
              <table:table-cell office:value-type="float" office:value="27.083315">
                <text:p>27.0833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86cm" svg:height="13.522cm" xlink:href=".." xlink:type="simple" chart:class="chart:scatter" chart:style-name="ch1">
        <chart:title svg:x="5.669cm" svg:y="0.406cm" chart:style-name="ch2">
          <text:p>Czas systemu procesu macierzystego + procesów potomnych</text:p>
        </chart:title>
        <chart:legend chart:legend-position="end" svg:x="21.458cm" svg:y="5.715cm" style:legend-expansion="high" chart:style-name="ch3"/>
        <chart:plot-area chart:style-name="ch4" table:cell-range-address="Arkusz1.A3:Arkusz1.A100 Arkusz1.A1:Arkusz1.A1 Arkusz1.K3:Arkusz1.K100 Arkusz1.N1:Arkusz1.N1 Arkusz1.Y3:Arkusz1.Y100 Arkusz1.AB1:Arkusz1.AB1 Arkusz1.AM3:Arkusz1.AM100 Arkusz1.AP1:Arkusz1.AP1 Arkusz1.BA3:Arkusz1.BA100" chart:data-source-has-labels="row" svg:x="1.488cm" svg:y="1.481cm" svg:width="19.493cm" svg:height="10.79cm">
          <chartooo:coordinate-region svg:x="2.295cm" svg:y="1.68cm" svg:width="18.036cm" svg:height="9.944cm"/>
          <chart:axis chart:dimension="x" chart:name="primary-x" chart:style-name="ch5">
            <chart:title svg:x="10.264cm" svg:y="12.541cm" chart:style-name="ch6">
              <text:p>Ilosc watkow</text:p>
            </chart:title>
          </chart:axis>
          <chart:axis chart:dimension="y" chart:name="primary-y" chart:style-name="ch5">
            <chart:title svg:x="0.451cm" svg:y="7.304cm" chart:style-name="ch7">
              <text:p>Czas</text:p>
            </chart:title>
            <chart:grid chart:style-name="ch8" chart:class="major"/>
          </chart:axis>
          <chart:series chart:style-name="ch9" chart:values-cell-range-address="Arkusz1.K3:Arkusz1.K100" chart:label-cell-address="Arkusz1.A1:Arkusz1.A1" chart:class="chart:scatter">
            <chart:domain table:cell-range-address="Arkusz1.A3:Arkusz1.A100"/>
            <chart:data-point chart:repeated="98"/>
          </chart:series>
          <chart:series chart:style-name="ch10" chart:values-cell-range-address="Arkusz1.Y3:Arkusz1.Y100" chart:label-cell-address="Arkusz1.N1:Arkusz1.N1" chart:class="chart:scatter">
            <chart:data-point chart:repeated="98"/>
          </chart:series>
          <chart:series chart:style-name="ch11" chart:values-cell-range-address="Arkusz1.AM3:Arkusz1.AM100" chart:label-cell-address="Arkusz1.AB1:Arkusz1.AB1" chart:class="chart:scatter">
            <chart:data-point chart:repeated="98"/>
          </chart:series>
          <chart:series chart:style-name="ch12" chart:values-cell-range-address="Arkusz1.BA3:Arkusz1.BA100" chart:label-cell-address="Arkusz1.AP1:Arkusz1.AP1" chart:class="chart:scatter">
            <chart:data-point chart:repeated="9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Fork</text:p>
                <draw:g>
                  <svg:desc>Arkusz1.A1:Arkusz1.A1</svg:desc>
                </draw:g>
              </table:table-cell>
              <table:table-cell office:value-type="string">
                <text:p>Vfork</text:p>
                <draw:g>
                  <svg:desc>Arkusz1.N1:Arkusz1.N1</svg:desc>
                </draw:g>
              </table:table-cell>
              <table:table-cell office:value-type="string">
                <text:p>Clone</text:p>
                <draw:g>
                  <svg:desc>Arkusz1.AB1:Arkusz1.AB1</svg:desc>
                </draw:g>
              </table:table-cell>
              <table:table-cell office:value-type="string">
                <text:p>Vclone</text:p>
                <draw:g>
                  <svg:desc>Arkusz1.AP1:Arkusz1.A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rkusz1.A3:Arkusz1.A100</svg:desc>
                </draw:g>
              </table:table-cell>
              <table:table-cell office:value-type="float" office:value="0.001943">
                <text:p>0.001943</text:p>
                <draw:g>
                  <svg:desc>Arkusz1.K3:Arkusz1.K100</svg:desc>
                </draw:g>
              </table:table-cell>
              <table:table-cell office:value-type="float" office:value="0.000115">
                <text:p>0.000115</text:p>
                <draw:g>
                  <svg:desc>Arkusz1.Y3:Arkusz1.Y100</svg:desc>
                </draw:g>
              </table:table-cell>
              <table:table-cell office:value-type="float" office:value="0.00098">
                <text:p>0.00098</text:p>
                <draw:g>
                  <svg:desc>Arkusz1.AM3:Arkusz1.AM100</svg:desc>
                </draw:g>
              </table:table-cell>
              <table:table-cell office:value-type="float" office:value="0.000252">
                <text:p>0.000252</text:p>
                <draw:g>
                  <svg:desc>Arkusz1.BA3:Arkusz1.BA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">
                <text:p>71</text:p>
              </table:table-cell>
              <table:table-cell office:value-type="float" office:value="0.015586">
                <text:p>0.015586</text:p>
              </table:table-cell>
              <table:table-cell office:value-type="float" office:value="0.003767">
                <text:p>0.003767</text:p>
              </table:table-cell>
              <table:table-cell office:value-type="float" office:value="0.009821">
                <text:p>0.009821</text:p>
              </table:table-cell>
              <table:table-cell office:value-type="float" office:value="0.003532">
                <text:p>0.003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">
                <text:p>137</text:p>
              </table:table-cell>
              <table:table-cell office:value-type="float" office:value="0.024406">
                <text:p>0.024406</text:p>
              </table:table-cell>
              <table:table-cell office:value-type="float" office:value="0.007464">
                <text:p>0.007464</text:p>
              </table:table-cell>
              <table:table-cell office:value-type="float" office:value="0.022005">
                <text:p>0.022005</text:p>
              </table:table-cell>
              <table:table-cell office:value-type="float" office:value="0.007086">
                <text:p>0.0070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3">
                <text:p>203</text:p>
              </table:table-cell>
              <table:table-cell office:value-type="float" office:value="0.034681">
                <text:p>0.034681</text:p>
              </table:table-cell>
              <table:table-cell office:value-type="float" office:value="0.010004">
                <text:p>0.010004</text:p>
              </table:table-cell>
              <table:table-cell office:value-type="float" office:value="0.025515">
                <text:p>0.025515</text:p>
              </table:table-cell>
              <table:table-cell office:value-type="float" office:value="0.013834">
                <text:p>0.0138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9">
                <text:p>269</text:p>
              </table:table-cell>
              <table:table-cell office:value-type="float" office:value="0.045811">
                <text:p>0.045811</text:p>
              </table:table-cell>
              <table:table-cell office:value-type="float" office:value="0.01354">
                <text:p>0.01354</text:p>
              </table:table-cell>
              <table:table-cell office:value-type="float" office:value="0.038054">
                <text:p>0.038054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  <table:table-cell office:value-type="float" office:value="0.056964">
                <text:p>0.056964</text:p>
              </table:table-cell>
              <table:table-cell office:value-type="float" office:value="0.012021">
                <text:p>0.012021</text:p>
              </table:table-cell>
              <table:table-cell office:value-type="float" office:value="0.03607">
                <text:p>0.03607</text:p>
              </table:table-cell>
              <table:table-cell office:value-type="float" office:value="0.016145">
                <text:p>0.016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1">
                <text:p>401</text:p>
              </table:table-cell>
              <table:table-cell office:value-type="float" office:value="0.072676">
                <text:p>0.072676</text:p>
              </table:table-cell>
              <table:table-cell office:value-type="float" office:value="0.023119">
                <text:p>0.023119</text:p>
              </table:table-cell>
              <table:table-cell office:value-type="float" office:value="0.066548">
                <text:p>0.066548</text:p>
              </table:table-cell>
              <table:table-cell office:value-type="float" office:value="0.020854">
                <text:p>0.020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7">
                <text:p>467</text:p>
              </table:table-cell>
              <table:table-cell office:value-type="float" office:value="0.084948">
                <text:p>0.084948</text:p>
              </table:table-cell>
              <table:table-cell office:value-type="float" office:value="0.023359">
                <text:p>0.023359</text:p>
              </table:table-cell>
              <table:table-cell office:value-type="float" office:value="0.067157">
                <text:p>0.067157</text:p>
              </table:table-cell>
              <table:table-cell office:value-type="float" office:value="0.023825">
                <text:p>0.023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3">
                <text:p>533</text:p>
              </table:table-cell>
              <table:table-cell office:value-type="float" office:value="0.092675">
                <text:p>0.092675</text:p>
              </table:table-cell>
              <table:table-cell office:value-type="float" office:value="0.026909">
                <text:p>0.026909</text:p>
              </table:table-cell>
              <table:table-cell office:value-type="float" office:value="0.082601">
                <text:p>0.082601</text:p>
              </table:table-cell>
              <table:table-cell office:value-type="float" office:value="0.028219">
                <text:p>0.0282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9">
                <text:p>599</text:p>
              </table:table-cell>
              <table:table-cell office:value-type="float" office:value="0.09705">
                <text:p>0.09705</text:p>
              </table:table-cell>
              <table:table-cell office:value-type="float" office:value="0.030167">
                <text:p>0.030167</text:p>
              </table:table-cell>
              <table:table-cell office:value-type="float" office:value="0.102546">
                <text:p>0.102546</text:p>
              </table:table-cell>
              <table:table-cell office:value-type="float" office:value="0.028524">
                <text:p>0.0285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5">
                <text:p>665</text:p>
              </table:table-cell>
              <table:table-cell office:value-type="float" office:value="0.121836">
                <text:p>0.121836</text:p>
              </table:table-cell>
              <table:table-cell office:value-type="float" office:value="0.035681">
                <text:p>0.035681</text:p>
              </table:table-cell>
              <table:table-cell office:value-type="float" office:value="0.099731">
                <text:p>0.099731</text:p>
              </table:table-cell>
              <table:table-cell office:value-type="float" office:value="0.031589">
                <text:p>0.0315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1">
                <text:p>731</text:p>
              </table:table-cell>
              <table:table-cell office:value-type="float" office:value="0.118397">
                <text:p>0.118397</text:p>
              </table:table-cell>
              <table:table-cell office:value-type="float" office:value="0.036295">
                <text:p>0.036295</text:p>
              </table:table-cell>
              <table:table-cell office:value-type="float" office:value="0.118102">
                <text:p>0.118102</text:p>
              </table:table-cell>
              <table:table-cell office:value-type="float" office:value="0.036241">
                <text:p>0.0362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7">
                <text:p>797</text:p>
              </table:table-cell>
              <table:table-cell office:value-type="float" office:value="0.136315">
                <text:p>0.136315</text:p>
              </table:table-cell>
              <table:table-cell office:value-type="float" office:value="0.039139">
                <text:p>0.039139</text:p>
              </table:table-cell>
              <table:table-cell office:value-type="float" office:value="0.098628">
                <text:p>0.098628</text:p>
              </table:table-cell>
              <table:table-cell office:value-type="float" office:value="0.039535">
                <text:p>0.0395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">
                <text:p>863</text:p>
              </table:table-cell>
              <table:table-cell office:value-type="float" office:value="0.146841">
                <text:p>0.146841</text:p>
              </table:table-cell>
              <table:table-cell office:value-type="float" office:value="0.045235">
                <text:p>0.045235</text:p>
              </table:table-cell>
              <table:table-cell office:value-type="float" office:value="0.147116">
                <text:p>0.147116</text:p>
              </table:table-cell>
              <table:table-cell office:value-type="float" office:value="0.040632">
                <text:p>0.0406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9">
                <text:p>929</text:p>
              </table:table-cell>
              <table:table-cell office:value-type="float" office:value="0.148886">
                <text:p>0.148886</text:p>
              </table:table-cell>
              <table:table-cell office:value-type="float" office:value="0.049005">
                <text:p>0.049005</text:p>
              </table:table-cell>
              <table:table-cell office:value-type="float" office:value="0.150743">
                <text:p>0.150743</text:p>
              </table:table-cell>
              <table:table-cell office:value-type="float" office:value="0.044396">
                <text:p>0.0443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5">
                <text:p>995</text:p>
              </table:table-cell>
              <table:table-cell office:value-type="float" office:value="0.159191">
                <text:p>0.159191</text:p>
              </table:table-cell>
              <table:table-cell office:value-type="float" office:value="0.051532">
                <text:p>0.051532</text:p>
              </table:table-cell>
              <table:table-cell office:value-type="float" office:value="0.163285">
                <text:p>0.163285</text:p>
              </table:table-cell>
              <table:table-cell office:value-type="float" office:value="0.046716">
                <text:p>0.0467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0.164825">
                <text:p>0.164825</text:p>
              </table:table-cell>
              <table:table-cell office:value-type="float" office:value="0.052548">
                <text:p>0.052548</text:p>
              </table:table-cell>
              <table:table-cell office:value-type="float" office:value="0.081516">
                <text:p>0.081516</text:p>
              </table:table-cell>
              <table:table-cell office:value-type="float" office:value="0.025978">
                <text:p>0.0259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0">
                <text:p>1360</text:p>
              </table:table-cell>
              <table:table-cell office:value-type="float" office:value="0.23454">
                <text:p>0.23454</text:p>
              </table:table-cell>
              <table:table-cell office:value-type="float" office:value="0.066284">
                <text:p>0.066284</text:p>
              </table:table-cell>
              <table:table-cell office:value-type="float" office:value="0.112059">
                <text:p>0.112059</text:p>
              </table:table-cell>
              <table:table-cell office:value-type="float" office:value="0.035098">
                <text:p>0.0350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20">
                <text:p>1720</text:p>
              </table:table-cell>
              <table:table-cell office:value-type="float" office:value="0.298737">
                <text:p>0.298737</text:p>
              </table:table-cell>
              <table:table-cell office:value-type="float" office:value="0.085449">
                <text:p>0.085449</text:p>
              </table:table-cell>
              <table:table-cell office:value-type="float" office:value="0.144774">
                <text:p>0.144774</text:p>
              </table:table-cell>
              <table:table-cell office:value-type="float" office:value="0.04375">
                <text:p>0.04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80">
                <text:p>2080</text:p>
              </table:table-cell>
              <table:table-cell office:value-type="float" office:value="0.362471">
                <text:p>0.362471</text:p>
              </table:table-cell>
              <table:table-cell office:value-type="float" office:value="0.109609">
                <text:p>0.109609</text:p>
              </table:table-cell>
              <table:table-cell office:value-type="float" office:value="0.169347">
                <text:p>0.169347</text:p>
              </table:table-cell>
              <table:table-cell office:value-type="float" office:value="0.048015">
                <text:p>0.0480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40">
                <text:p>2440</text:p>
              </table:table-cell>
              <table:table-cell office:value-type="float" office:value="0.405584">
                <text:p>0.405584</text:p>
              </table:table-cell>
              <table:table-cell office:value-type="float" office:value="0.127346">
                <text:p>0.127346</text:p>
              </table:table-cell>
              <table:table-cell office:value-type="float" office:value="0.197918">
                <text:p>0.197918</text:p>
              </table:table-cell>
              <table:table-cell office:value-type="float" office:value="0.057635">
                <text:p>0.0576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00">
                <text:p>2800</text:p>
              </table:table-cell>
              <table:table-cell office:value-type="float" office:value="0.483261">
                <text:p>0.483261</text:p>
              </table:table-cell>
              <table:table-cell office:value-type="float" office:value="0.135453">
                <text:p>0.135453</text:p>
              </table:table-cell>
              <table:table-cell office:value-type="float" office:value="0.231651">
                <text:p>0.231651</text:p>
              </table:table-cell>
              <table:table-cell office:value-type="float" office:value="0.070317">
                <text:p>0.0703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60">
                <text:p>3160</text:p>
              </table:table-cell>
              <table:table-cell office:value-type="float" office:value="0.553777">
                <text:p>0.553777</text:p>
              </table:table-cell>
              <table:table-cell office:value-type="float" office:value="0.157891">
                <text:p>0.157891</text:p>
              </table:table-cell>
              <table:table-cell office:value-type="float" office:value="0.262075">
                <text:p>0.262075</text:p>
              </table:table-cell>
              <table:table-cell office:value-type="float" office:value="0.079322">
                <text:p>0.0793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20">
                <text:p>3520</text:p>
              </table:table-cell>
              <table:table-cell office:value-type="float" office:value="0.628125">
                <text:p>0.628125</text:p>
              </table:table-cell>
              <table:table-cell office:value-type="float" office:value="0.168556">
                <text:p>0.168556</text:p>
              </table:table-cell>
              <table:table-cell office:value-type="float" office:value="0.277169">
                <text:p>0.277169</text:p>
              </table:table-cell>
              <table:table-cell office:value-type="float" office:value="0.08934">
                <text:p>0.089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80">
                <text:p>3880</text:p>
              </table:table-cell>
              <table:table-cell office:value-type="float" office:value="0.663799">
                <text:p>0.663799</text:p>
              </table:table-cell>
              <table:table-cell office:value-type="float" office:value="0.197153">
                <text:p>0.197153</text:p>
              </table:table-cell>
              <table:table-cell office:value-type="float" office:value="0.315003">
                <text:p>0.315003</text:p>
              </table:table-cell>
              <table:table-cell office:value-type="float" office:value="0.098842">
                <text:p>0.0988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40">
                <text:p>4240</text:p>
              </table:table-cell>
              <table:table-cell office:value-type="float" office:value="0.754388">
                <text:p>0.754388</text:p>
              </table:table-cell>
              <table:table-cell office:value-type="float" office:value="0.219334">
                <text:p>0.219334</text:p>
              </table:table-cell>
              <table:table-cell office:value-type="float" office:value="0.33806">
                <text:p>0.33806</text:p>
              </table:table-cell>
              <table:table-cell office:value-type="float" office:value="0.11095">
                <text:p>0.110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00">
                <text:p>4600</text:p>
              </table:table-cell>
              <table:table-cell office:value-type="float" office:value="0.807231">
                <text:p>0.807231</text:p>
              </table:table-cell>
              <table:table-cell office:value-type="float" office:value="0.232923">
                <text:p>0.232923</text:p>
              </table:table-cell>
              <table:table-cell office:value-type="float" office:value="0.373317">
                <text:p>0.373317</text:p>
              </table:table-cell>
              <table:table-cell office:value-type="float" office:value="0.137184">
                <text:p>0.1371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60">
                <text:p>4960</text:p>
              </table:table-cell>
              <table:table-cell office:value-type="float" office:value="0.871784">
                <text:p>0.871784</text:p>
              </table:table-cell>
              <table:table-cell office:value-type="float" office:value="0.251748">
                <text:p>0.251748</text:p>
              </table:table-cell>
              <table:table-cell office:value-type="float" office:value="0.415859">
                <text:p>0.415859</text:p>
              </table:table-cell>
              <table:table-cell office:value-type="float" office:value="0.13376">
                <text:p>0.133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20">
                <text:p>5320</text:p>
              </table:table-cell>
              <table:table-cell office:value-type="float" office:value="0.927302">
                <text:p>0.927302</text:p>
              </table:table-cell>
              <table:table-cell office:value-type="float" office:value="0.253994">
                <text:p>0.253994</text:p>
              </table:table-cell>
              <table:table-cell office:value-type="float" office:value="0.4429">
                <text:p>0.4429</text:p>
              </table:table-cell>
              <table:table-cell office:value-type="float" office:value="0.132134">
                <text:p>0.1321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80">
                <text:p>5680</text:p>
              </table:table-cell>
              <table:table-cell office:value-type="float" office:value="0.97834">
                <text:p>0.97834</text:p>
              </table:table-cell>
              <table:table-cell office:value-type="float" office:value="0.282748">
                <text:p>0.282748</text:p>
              </table:table-cell>
              <table:table-cell office:value-type="float" office:value="0.46693">
                <text:p>0.46693</text:p>
              </table:table-cell>
              <table:table-cell office:value-type="float" office:value="0.129378">
                <text:p>0.1293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40">
                <text:p>6040</text:p>
              </table:table-cell>
              <table:table-cell office:value-type="float" office:value="0.826746">
                <text:p>0.826746</text:p>
              </table:table-cell>
              <table:table-cell office:value-type="float" office:value="0.305869">
                <text:p>0.305869</text:p>
              </table:table-cell>
              <table:table-cell office:value-type="float" office:value="0.491166">
                <text:p>0.491166</text:p>
              </table:table-cell>
              <table:table-cell office:value-type="float" office:value="0.15432">
                <text:p>0.154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0">
                <text:p>6400</text:p>
              </table:table-cell>
              <table:table-cell office:value-type="float" office:value="1.127312">
                <text:p>1.127312</text:p>
              </table:table-cell>
              <table:table-cell office:value-type="float" office:value="0.325785">
                <text:p>0.325785</text:p>
              </table:table-cell>
              <table:table-cell office:value-type="float" office:value="0.530109">
                <text:p>0.530109</text:p>
              </table:table-cell>
              <table:table-cell office:value-type="float" office:value="0.160036">
                <text:p>0.1600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60">
                <text:p>6760</text:p>
              </table:table-cell>
              <table:table-cell office:value-type="float" office:value="1.146249">
                <text:p>1.146249</text:p>
              </table:table-cell>
              <table:table-cell office:value-type="float" office:value="0.351649">
                <text:p>0.351649</text:p>
              </table:table-cell>
              <table:table-cell office:value-type="float" office:value="0.578697">
                <text:p>0.578697</text:p>
              </table:table-cell>
              <table:table-cell office:value-type="float" office:value="0.167524">
                <text:p>0.1675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120">
                <text:p>7120</text:p>
              </table:table-cell>
              <table:table-cell office:value-type="float" office:value="1.249723">
                <text:p>1.249723</text:p>
              </table:table-cell>
              <table:table-cell office:value-type="float" office:value="0.358569">
                <text:p>0.358569</text:p>
              </table:table-cell>
              <table:table-cell office:value-type="float" office:value="0.579027">
                <text:p>0.579027</text:p>
              </table:table-cell>
              <table:table-cell office:value-type="float" office:value="0.177841">
                <text:p>0.1778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480">
                <text:p>7480</text:p>
              </table:table-cell>
              <table:table-cell office:value-type="float" office:value="1.280781">
                <text:p>1.280781</text:p>
              </table:table-cell>
              <table:table-cell office:value-type="float" office:value="0.36131">
                <text:p>0.36131</text:p>
              </table:table-cell>
              <table:table-cell office:value-type="float" office:value="0.617278">
                <text:p>0.617278</text:p>
              </table:table-cell>
              <table:table-cell office:value-type="float" office:value="0.190334">
                <text:p>0.1903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40">
                <text:p>7840</text:p>
              </table:table-cell>
              <table:table-cell office:value-type="float" office:value="1.366394">
                <text:p>1.366394</text:p>
              </table:table-cell>
              <table:table-cell office:value-type="float" office:value="0.393083">
                <text:p>0.393083</text:p>
              </table:table-cell>
              <table:table-cell office:value-type="float" office:value="0.606042">
                <text:p>0.606042</text:p>
              </table:table-cell>
              <table:table-cell office:value-type="float" office:value="0.212738">
                <text:p>0.2127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200">
                <text:p>8200</text:p>
              </table:table-cell>
              <table:table-cell office:value-type="float" office:value="1.424004">
                <text:p>1.424004</text:p>
              </table:table-cell>
              <table:table-cell office:value-type="float" office:value="0.412103">
                <text:p>0.412103</text:p>
              </table:table-cell>
              <table:table-cell office:value-type="float" office:value="0.663633">
                <text:p>0.663633</text:p>
              </table:table-cell>
              <table:table-cell office:value-type="float" office:value="0.193279">
                <text:p>0.1932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60">
                <text:p>8560</text:p>
              </table:table-cell>
              <table:table-cell office:value-type="float" office:value="1.503906">
                <text:p>1.503906</text:p>
              </table:table-cell>
              <table:table-cell office:value-type="float" office:value="0.429559">
                <text:p>0.429559</text:p>
              </table:table-cell>
              <table:table-cell office:value-type="float" office:value="0.682884">
                <text:p>0.682884</text:p>
              </table:table-cell>
              <table:table-cell office:value-type="float" office:value="0.219885">
                <text:p>0.2198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20">
                <text:p>8920</text:p>
              </table:table-cell>
              <table:table-cell office:value-type="float" office:value="1.557041">
                <text:p>1.557041</text:p>
              </table:table-cell>
              <table:table-cell office:value-type="float" office:value="0.453902">
                <text:p>0.453902</text:p>
              </table:table-cell>
              <table:table-cell office:value-type="float" office:value="0.730301">
                <text:p>0.730301</text:p>
              </table:table-cell>
              <table:table-cell office:value-type="float" office:value="0.232888">
                <text:p>0.2328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80">
                <text:p>9280</text:p>
              </table:table-cell>
              <table:table-cell office:value-type="float" office:value="1.601381">
                <text:p>1.601381</text:p>
              </table:table-cell>
              <table:table-cell office:value-type="float" office:value="0.280198">
                <text:p>0.280198</text:p>
              </table:table-cell>
              <table:table-cell office:value-type="float" office:value="0.757807">
                <text:p>0.757807</text:p>
              </table:table-cell>
              <table:table-cell office:value-type="float" office:value="0.23073">
                <text:p>0.230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640">
                <text:p>9640</text:p>
              </table:table-cell>
              <table:table-cell office:value-type="float" office:value="1.694021">
                <text:p>1.694021</text:p>
              </table:table-cell>
              <table:table-cell office:value-type="float" office:value="0.256133">
                <text:p>0.256133</text:p>
              </table:table-cell>
              <table:table-cell office:value-type="float" office:value="0.781576">
                <text:p>0.781576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0">
                <text:p>10000</text:p>
              </table:table-cell>
              <table:table-cell office:value-type="float" office:value="1.726003">
                <text:p>1.726003</text:p>
              </table:table-cell>
              <table:table-cell office:value-type="float" office:value="0.268052">
                <text:p>0.268052</text:p>
              </table:table-cell>
              <table:table-cell office:value-type="float" office:value="0.797303">
                <text:p>0.797303</text:p>
              </table:table-cell>
              <table:table-cell office:value-type="float" office:value="0.267831">
                <text:p>0.2678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000">
                <text:p>19000</text:p>
              </table:table-cell>
              <table:table-cell office:value-type="float" office:value="2.109788">
                <text:p>2.109788</text:p>
              </table:table-cell>
              <table:table-cell office:value-type="float" office:value="0.501661">
                <text:p>0.501661</text:p>
              </table:table-cell>
              <table:table-cell office:value-type="float" office:value="1.555775">
                <text:p>1.555775</text:p>
              </table:table-cell>
              <table:table-cell office:value-type="float" office:value="0.477395">
                <text:p>0.4773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000">
                <text:p>28000</text:p>
              </table:table-cell>
              <table:table-cell office:value-type="float" office:value="3.160631">
                <text:p>3.160631</text:p>
              </table:table-cell>
              <table:table-cell office:value-type="float" office:value="0.737198">
                <text:p>0.737198</text:p>
              </table:table-cell>
              <table:table-cell office:value-type="float" office:value="2.283768">
                <text:p>2.283768</text:p>
              </table:table-cell>
              <table:table-cell office:value-type="float" office:value="0.707646">
                <text:p>0.7076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000">
                <text:p>37000</text:p>
              </table:table-cell>
              <table:table-cell office:value-type="float" office:value="4.303295">
                <text:p>4.303295</text:p>
              </table:table-cell>
              <table:table-cell office:value-type="float" office:value="0.978213">
                <text:p>0.978213</text:p>
              </table:table-cell>
              <table:table-cell office:value-type="float" office:value="3.033316">
                <text:p>3.033316</text:p>
              </table:table-cell>
              <table:table-cell office:value-type="float" office:value="0.921263">
                <text:p>0.9212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5.26192">
                <text:p>5.26192</text:p>
              </table:table-cell>
              <table:table-cell office:value-type="float" office:value="1.227373">
                <text:p>1.227373</text:p>
              </table:table-cell>
              <table:table-cell office:value-type="float" office:value="3.770917">
                <text:p>3.770917</text:p>
              </table:table-cell>
              <table:table-cell office:value-type="float" office:value="1.142169">
                <text:p>1.1421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000">
                <text:p>55000</text:p>
              </table:table-cell>
              <table:table-cell office:value-type="float" office:value="6.966397">
                <text:p>6.966397</text:p>
              </table:table-cell>
              <table:table-cell office:value-type="float" office:value="1.457963">
                <text:p>1.457963</text:p>
              </table:table-cell>
              <table:table-cell office:value-type="float" office:value="4.507275">
                <text:p>4.507275</text:p>
              </table:table-cell>
              <table:table-cell office:value-type="float" office:value="1.361141">
                <text:p>1.3611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000">
                <text:p>64000</text:p>
              </table:table-cell>
              <table:table-cell office:value-type="float" office:value="7.858431">
                <text:p>7.858431</text:p>
              </table:table-cell>
              <table:table-cell office:value-type="float" office:value="1.684367">
                <text:p>1.684367</text:p>
              </table:table-cell>
              <table:table-cell office:value-type="float" office:value="5.21909">
                <text:p>5.21909</text:p>
              </table:table-cell>
              <table:table-cell office:value-type="float" office:value="1.616473">
                <text:p>1.6164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000">
                <text:p>73000</text:p>
              </table:table-cell>
              <table:table-cell office:value-type="float" office:value="8.732267">
                <text:p>8.732267</text:p>
              </table:table-cell>
              <table:table-cell office:value-type="float" office:value="1.948371">
                <text:p>1.948371</text:p>
              </table:table-cell>
              <table:table-cell office:value-type="float" office:value="5.904577">
                <text:p>5.904577</text:p>
              </table:table-cell>
              <table:table-cell office:value-type="float" office:value="1.856727">
                <text:p>1.8567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2000">
                <text:p>82000</text:p>
              </table:table-cell>
              <table:table-cell office:value-type="float" office:value="9.075932">
                <text:p>9.075932</text:p>
              </table:table-cell>
              <table:table-cell office:value-type="float" office:value="2.173605">
                <text:p>2.173605</text:p>
              </table:table-cell>
              <table:table-cell office:value-type="float" office:value="6.659219">
                <text:p>6.659219</text:p>
              </table:table-cell>
              <table:table-cell office:value-type="float" office:value="2.055524">
                <text:p>2.0555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1000">
                <text:p>91000</text:p>
              </table:table-cell>
              <table:table-cell office:value-type="float" office:value="9.786194">
                <text:p>9.786194</text:p>
              </table:table-cell>
              <table:table-cell office:value-type="float" office:value="2.424304">
                <text:p>2.424304</text:p>
              </table:table-cell>
              <table:table-cell office:value-type="float" office:value="7.411602">
                <text:p>7.411602</text:p>
              </table:table-cell>
              <table:table-cell office:value-type="float" office:value="2.282591">
                <text:p>2.2825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0">
                <text:p>100000</text:p>
              </table:table-cell>
              <table:table-cell office:value-type="float" office:value="10.780652">
                <text:p>10.780652</text:p>
              </table:table-cell>
              <table:table-cell office:value-type="float" office:value="2.627618">
                <text:p>2.627618</text:p>
              </table:table-cell>
              <table:table-cell office:value-type="float" office:value="8.171417">
                <text:p>8.171417</text:p>
              </table:table-cell>
              <table:table-cell office:value-type="float" office:value="2.518179">
                <text:p>2.5181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6666">
                <text:p>166666</text:p>
              </table:table-cell>
              <table:table-cell office:value-type="float" office:value="20.220203">
                <text:p>20.220203</text:p>
              </table:table-cell>
              <table:table-cell office:value-type="float" office:value="7.166015">
                <text:p>7.166015</text:p>
              </table:table-cell>
              <table:table-cell office:value-type="float" office:value="13.415541">
                <text:p>13.415541</text:p>
              </table:table-cell>
              <table:table-cell office:value-type="float" office:value="5.580069">
                <text:p>5.5800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3332">
                <text:p>233332</text:p>
              </table:table-cell>
              <table:table-cell office:value-type="float" office:value="25.584425">
                <text:p>25.584425</text:p>
              </table:table-cell>
              <table:table-cell office:value-type="float" office:value="9.23323">
                <text:p>9.23323</text:p>
              </table:table-cell>
              <table:table-cell office:value-type="float" office:value="19.530656">
                <text:p>19.530656</text:p>
              </table:table-cell>
              <table:table-cell office:value-type="float" office:value="7.775817">
                <text:p>7.7758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9998">
                <text:p>299998</text:p>
              </table:table-cell>
              <table:table-cell office:value-type="float" office:value="33.750443">
                <text:p>33.750443</text:p>
              </table:table-cell>
              <table:table-cell office:value-type="float" office:value="7.919563">
                <text:p>7.919563</text:p>
              </table:table-cell>
              <table:table-cell office:value-type="float" office:value="24.467502">
                <text:p>24.467502</text:p>
              </table:table-cell>
              <table:table-cell office:value-type="float" office:value="7.505273">
                <text:p>7.5052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6664">
                <text:p>366664</text:p>
              </table:table-cell>
              <table:table-cell office:value-type="float" office:value="47.228545">
                <text:p>47.228545</text:p>
              </table:table-cell>
              <table:table-cell office:value-type="float" office:value="9.926073">
                <text:p>9.926073</text:p>
              </table:table-cell>
              <table:table-cell office:value-type="float" office:value="30.023504">
                <text:p>30.023504</text:p>
              </table:table-cell>
              <table:table-cell office:value-type="float" office:value="9.241013">
                <text:p>9.2410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3330">
                <text:p>433330</text:p>
              </table:table-cell>
              <table:table-cell office:value-type="float" office:value="53.657936">
                <text:p>53.657936</text:p>
              </table:table-cell>
              <table:table-cell office:value-type="float" office:value="11.981611">
                <text:p>11.981611</text:p>
              </table:table-cell>
              <table:table-cell office:value-type="float" office:value="46.166155">
                <text:p>46.166155</text:p>
              </table:table-cell>
              <table:table-cell office:value-type="float" office:value="11.193981">
                <text:p>11.1939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9996">
                <text:p>499996</text:p>
              </table:table-cell>
              <table:table-cell office:value-type="float" office:value="82.88961">
                <text:p>82.88961</text:p>
              </table:table-cell>
              <table:table-cell office:value-type="float" office:value="13.272578">
                <text:p>13.272578</text:p>
              </table:table-cell>
              <table:table-cell office:value-type="float" office:value="57.185967">
                <text:p>57.185967</text:p>
              </table:table-cell>
              <table:table-cell office:value-type="float" office:value="13.131068">
                <text:p>13.1310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000">
                <text:p>600000</text:p>
              </table:table-cell>
              <table:table-cell office:value-type="float" office:value="68.666942">
                <text:p>68.666942</text:p>
              </table:table-cell>
              <table:table-cell office:value-type="float" office:value="30.445674">
                <text:p>30.445674</text:p>
              </table:table-cell>
              <table:table-cell office:value-type="float" office:value="97.570334">
                <text:p>97.570334</text:p>
              </table:table-cell>
              <table:table-cell office:value-type="float" office:value="28.606709">
                <text:p>28.6067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0000">
                <text:p>700000</text:p>
              </table:table-cell>
              <table:table-cell office:value-type="float" office:value="98.700363">
                <text:p>98.700363</text:p>
              </table:table-cell>
              <table:table-cell office:value-type="float" office:value="35.136667">
                <text:p>35.136667</text:p>
              </table:table-cell>
              <table:table-cell office:value-type="float" office:value="114.891193">
                <text:p>114.891193</text:p>
              </table:table-cell>
              <table:table-cell office:value-type="float" office:value="33.717042">
                <text:p>33.7170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0000">
                <text:p>800000</text:p>
              </table:table-cell>
              <table:table-cell office:value-type="float" office:value="117.56134">
                <text:p>117.56134</text:p>
              </table:table-cell>
              <table:table-cell office:value-type="float" office:value="40.394464">
                <text:p>40.394464</text:p>
              </table:table-cell>
              <table:table-cell office:value-type="float" office:value="99.88033">
                <text:p>99.88033</text:p>
              </table:table-cell>
              <table:table-cell office:value-type="float" office:value="38.459894">
                <text:p>38.4598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0000">
                <text:p>900000</text:p>
              </table:table-cell>
              <table:table-cell office:value-type="float" office:value="150.04454">
                <text:p>150.04454</text:p>
              </table:table-cell>
              <table:table-cell office:value-type="float" office:value="43.756815">
                <text:p>43.756815</text:p>
              </table:table-cell>
              <table:table-cell office:value-type="float" office:value="134.062989">
                <text:p>134.062989</text:p>
              </table:table-cell>
              <table:table-cell office:value-type="float" office:value="42.892556">
                <text:p>42.8925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0000">
                <text:p>1000000</text:p>
              </table:table-cell>
              <table:table-cell office:value-type="float" office:value="152.083176">
                <text:p>152.083176</text:p>
              </table:table-cell>
              <table:table-cell office:value-type="float" office:value="50.581068">
                <text:p>50.581068</text:p>
              </table:table-cell>
              <table:table-cell office:value-type="float" office:value="143.379302">
                <text:p>143.379302</text:p>
              </table:table-cell>
              <table:table-cell office:value-type="float" office:value="46.998476">
                <text:p>46.9984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